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Krasne Pershe, Fyholivka, Novomlynsk, Zapadne, Mas...</text:span>
</text:h>
      <text:p text:style-name="P4">
Authors: liveuamap (Language: en)</text:p>
      <text:p text:style-name="P4">
Time: 2023-06-01T-53:45:00</text:p>
      <text:p text:style-name="P4">
Location: Kupiansk (Latitude:49.64196 Longtitude:37.90541)</text:p>
      <text:p text:style-name="P4">
Videos: []</text:p>
      <text:p text:style-name="P4">
Images: []</text:p>
      <text:p text:style-name="P4">
Tags: ["Russia"]</text:p>
      <text:p text:style-name="P4">
ID: 22566918</text:p>
      <!--METADATA-->
      <text:p text:style-name="P4">
At Kupiansk direction Russian army shelled Krasne Pershe, Fyholivka,Novomlynsk, Zapadne, Masutivka, Kyslivka, Berestove of Kharkiv region andNovoselivske of Luhansk region. Russian aviation conducted airstrikes atKyslivka and Kotlyarivka of Kharkiv region, - General Staff of Armed Forces ofUkraine says in the morning report</text:p>
      <text:p text:style-name="P4">
News Collection Link: <text:a xlink:type="simple" xlink:href="https://liveuamap.com/en/2023/1-june-at-kupiansk-direction-russian-army-shelled-krasne" text:style-name="Internet_20_link" text:visited-style-name="Visited_20_Internet_20_Link">
https://liveuamap.com/en/2023/1-june-at-kupiansk-direction-russian-army-shelled-krasne</text:a>
</text:p>
      <text:p text:style-name="P4">
Source: <text:a xlink:type="simple" xlink:href="https://t.me/lumsrc/4957" text:style-name="Internet_20_link" text:visited-style-name="Visited_20_Internet_20_Link">
https://t.me/lumsrc/4957</text:a>
</text:p>
      <!--NEWS-->
      <text:h text:style-name="P10" text:outline-level="1">
<text:span text:style-name="T4">
At Lyman direction Russian army shelled Nevske and Bilohorivka of Luhansk region and Novosado...</text:span>
</text:h>
      <text:p text:style-name="P4">
Authors: liveuamap (Language: en)</text:p>
      <text:p text:style-name="P4">
Time: 2023-06-01T-55:45:00</text:p>
      <text:p text:style-name="P4">
Location: Siversk (Latitude:48.86991 Longtitude:38.09561)</text:p>
      <text:p text:style-name="P4">
Videos: []</text:p>
      <text:p text:style-name="P4">
Images: []</text:p>
      <text:p text:style-name="P4">
Tags: ["Russia"]</text:p>
      <text:p text:style-name="P4">
ID: 22566914</text:p>
      <!--METADATA-->
      <text:p text:style-name="P4">
At Lyman direction Russian army shelled Nevske and Bilohorivka of Luhanskregion and Novosadove, Torske and Spirne of Donetsk region. Russian aviationconducted airstrike at Terny and Siversk of Donetsk region, - General Staff ofArmed Forces of Ukraine says in the morning report</text:p>
      <text:p text:style-name="P4">
News Collection Link: <text:a xlink:type="simple" xlink:href="https://liveuamap.com/en/2023/1-june-at-lyman-direction-russian-army-shelled-nevske-and" text:style-name="Internet_20_link" text:visited-style-name="Visited_20_Internet_20_Link">
https://liveuamap.com/en/2023/1-june-at-lyman-direction-russian-army-shelled-nevske-and</text:a>
</text:p>
      <text:p text:style-name="P4">
Source: <text:a xlink:type="simple" xlink:href="https://t.me/lumsrc/4958" text:style-name="Internet_20_link" text:visited-style-name="Visited_20_Internet_20_Link">
https://t.me/lumsrc/4958</text:a>
</text:p>
      <!--NEWS-->
      <text:h text:style-name="P10" text:outline-level="1">
<text:span text:style-name="T4">
At Bakhmut direction Russian army shelled  Kramatorsk, Vasukivka, Orikhovo-Vasylivka, Novomar...</text:span>
</text:h>
      <text:p text:style-name="P4">
Authors: liveuamap (Language: en)</text:p>
      <text:p text:style-name="P4">
Time: 2023-06-01T-57:45:00</text:p>
      <text:p text:style-name="P4">
Location: Novhorods'ke, Donetsk Oblast (Latitude:48.32613 Longtitude:37.84687)</text:p>
      <text:p text:style-name="P4">
Videos: []</text:p>
      <text:p text:style-name="P4">
Images: []</text:p>
      <text:p text:style-name="P4">
Tags: ["Russia"]</text:p>
      <text:p text:style-name="P4">
ID: 22566909</text:p>
      <!--METADATA-->
      <text:p text:style-name="P4">
At Bakhmut direction Russian army shelled Kramatorsk, Vasukivka, Orikhovo-Vasylivka, Novomarkove, Hryhorivka, Chasiv Yar, Ivanivske, Predtechyne, BilaHora, Dyliyivka, Zalizne and New York of Donetsk region, - General Staff ofArmed Forces of Ukraine says in the morning report</text:p>
      <text:p text:style-name="P4">
News Collection Link: <text:a xlink:type="simple" xlink:href="https://liveuamap.com/en/2023/1-june-at-bakhmut-direction-russian-army-shelled--kramatorsk" text:style-name="Internet_20_link" text:visited-style-name="Visited_20_Internet_20_Link">
https://liveuamap.com/en/2023/1-june-at-bakhmut-direction-russian-army-shelled--kramatorsk</text:a>
</text:p>
      <text:p text:style-name="P4">
Source: <text:a xlink:type="simple" xlink:href="https://t.me/lumsrc/4959" text:style-name="Internet_20_link" text:visited-style-name="Visited_20_Internet_20_Link">
https://t.me/lumsrc/4959</text:a>
</text:p>
      <!--NEWS-->
      <text:h text:style-name="P10" text:outline-level="1">
<text:span text:style-name="T4">
At Avdiyivka direction Russian army shelled Novokalynove, Orlivka, Avdiyivka, Tonenke, Syever...</text:span>
</text:h>
      <text:p text:style-name="P4">
Authors: liveuamap (Language: en)</text:p>
      <text:p text:style-name="P4">
Time: 2023-06-01T-59:45:00</text:p>
      <text:p text:style-name="P4">
Location: Donetsk Oblast (Latitude:48.05973 Longtitude:37.56964)</text:p>
      <text:p text:style-name="P4">
Videos: []</text:p>
      <text:p text:style-name="P4">
Images: []</text:p>
      <text:p text:style-name="P4">
Tags: ["Russia"]</text:p>
      <text:p text:style-name="P4">
ID: 22566903</text:p>
      <!--METADATA-->
      <text:p text:style-name="P4">
At Avdiyivka direction Russian army shelled Novokalynove, Orlivka, Avdiyivka,Tonenke, Syeverne, Netaylove, Karlivka, Pervomayske and Nevelske of Donetskregion. Russian aviation conducted airstrike at Avdiyivka, - General Staff ofArmed Forces of Ukraine says in the morning report</text:p>
      <text:p text:style-name="P4">
News Collection Link: <text:a xlink:type="simple" xlink:href="https://liveuamap.com/en/2023/1-june-at-avdiyivka-direction-russian-army-shelled-novokalynove" text:style-name="Internet_20_link" text:visited-style-name="Visited_20_Internet_20_Link">
https://liveuamap.com/en/2023/1-june-at-avdiyivka-direction-russian-army-shelled-novokalynove</text:a>
</text:p>
      <text:p text:style-name="P4">
Source: <text:a xlink:type="simple" xlink:href="https://t.me/lumsrc/4960" text:style-name="Internet_20_link" text:visited-style-name="Visited_20_Internet_20_Link">
https://t.me/lumsrc/4960</text:a>
</text:p>
      <!--NEWS-->
      <text:h text:style-name="P10" text:outline-level="1">
<text:span text:style-name="T4">
At Maryinka direction Russian army shelled Kurakhove, Maksymilyanivka, Heorhiyivka, Maryinka,...</text:span>
</text:h>
      <text:p text:style-name="P4">
Authors: liveuamap (Language: en)</text:p>
      <text:p text:style-name="P4">
Time: 2023-06-01T-61:45:00</text:p>
      <text:p text:style-name="P4">
Location: Marinka, Donetsk Oblast (Latitude:47.9405 Longtitude:37.49325)</text:p>
      <text:p text:style-name="P4">
Videos: []</text:p>
      <text:p text:style-name="P4">
Images: []</text:p>
      <text:p text:style-name="P4">
Tags: ["Russia"]</text:p>
      <text:p text:style-name="P4">
ID: 22566892</text:p>
      <!--METADATA-->
      <text:p text:style-name="P4">
At Maryinka direction Russian army shelled Kurakhove, Maksymilyanivka,Heorhiyivka, Maryinka, Pobyeda, Yelyzavetivka, Katerynivka, Kostyantynivka andNovomykhaylivka of Donetsk region. Russian aviation conducted airstrike atMaryinka, - General Staff of Armed Forces of Ukraine says in the morningreport</text:p>
      <text:p text:style-name="P4">
News Collection Link: <text:a xlink:type="simple" xlink:href="https://liveuamap.com/en/2023/1-june-at-maryinka-direction-russian-army-shelled-kurakhove" text:style-name="Internet_20_link" text:visited-style-name="Visited_20_Internet_20_Link">
https://liveuamap.com/en/2023/1-june-at-maryinka-direction-russian-army-shelled-kurakhove</text:a>
</text:p>
      <text:p text:style-name="P4">
Source: <text:a xlink:type="simple" xlink:href="https://t.me/lumsrc/4961" text:style-name="Internet_20_link" text:visited-style-name="Visited_20_Internet_20_Link">
https://t.me/lumsrc/4961</text:a>
</text:p>
      <!--NEWS-->
      <text:h text:style-name="P10" text:outline-level="1">
<text:span text:style-name="T4">
At Shakhtarske direction Russian army shelled Bohoyavlenka, Vuhledar, Novoukrayinka, Prechyst...</text:span>
</text:h>
      <text:p text:style-name="P4">
Authors: liveuamap (Language: en)</text:p>
      <text:p text:style-name="P4">
Time: 2023-06-01T-63:45:00</text:p>
      <text:p text:style-name="P4">
Location: Velyka Novosilka (Latitude:47.85556 Longtitude:37.01448)</text:p>
      <text:p text:style-name="P4">
Videos: []</text:p>
      <text:p text:style-name="P4">
Images: []</text:p>
      <text:p text:style-name="P4">
Tags: ["Russia"]</text:p>
      <text:p text:style-name="P4">
ID: 22566888</text:p>
      <!--METADATA-->
      <text:p text:style-name="P4">
At Shakhtarske direction Russian army shelled Bohoyavlenka, Vuhledar,Novoukrayinka, Prechystivka, Zolota Nyva, Shakhtarske and Velyka Novosilka.Russian aviation conducted airstrikes at Vuhledar and Prechystivka, - GeneralStaff of Armed Forces of Ukraine says in the morning report</text:p>
      <text:p text:style-name="P4">
News Collection Link: <text:a xlink:type="simple" xlink:href="https://liveuamap.com/en/2023/1-june-at-shakhtarske-direction-russian-army-shelled-bohoyavlenka" text:style-name="Internet_20_link" text:visited-style-name="Visited_20_Internet_20_Link">
https://liveuamap.com/en/2023/1-june-at-shakhtarske-direction-russian-army-shelled-bohoyavlenka</text:a>
</text:p>
      <text:p text:style-name="P4">
Source: <text:a xlink:type="simple" xlink:href="https://t.me/lumsrc/4962" text:style-name="Internet_20_link" text:visited-style-name="Visited_20_Internet_20_Link">
https://t.me/lumsrc/4962</text:a>
</text:p>
      <!--NEWS-->
      <text:h text:style-name="P10" text:outline-level="1">
<text:span text:style-name="T4">
At Zaporizhzhia and Kherson directions Russian army shelled Vremivka, Vilne Pole, Novosilka, ...</text:span>
</text:h>
      <text:p text:style-name="P4">
Authors: liveuamap (Language: en)</text:p>
      <text:p text:style-name="P4">
Time: 2023-06-01T-65:45:00</text:p>
      <text:p text:style-name="P4">
Location: Kherson (Latitude:46.64402 Longtitude:32.62819)</text:p>
      <text:p text:style-name="P4">
Videos: []</text:p>
      <text:p text:style-name="P4">
Images: []</text:p>
      <text:p text:style-name="P4">
Tags: ["Russia"]</text:p>
      <text:p text:style-name="P4">
ID: 22566885</text:p>
      <!--METADATA-->
      <text:p text:style-name="P4">
At Zaporizhzhia and Kherson directions Russian army shelled Vremivka, VilnePole, Novosilka, Zelene Pole, Novopil, Temyrivka of Donetsk region; Olhivske,Malynivka, Huliaipole, Zaliznychne, Huliaipilske, Mala Tokmachka,Novodanylivka, Novoandriyivka and Stepove, Kamyanske, of Zaporizhzhia region;Beryslav, Kozatske, Ivanivka, Antonivka, Komyshany, Dniprovske, Kizomys,Shyroka Balka of Kherson region and Kherson city, - General Staff of ArmedForces of Ukraine says in the morning report</text:p>
      <text:p text:style-name="P4">
News Collection Link: <text:a xlink:type="simple" xlink:href="https://liveuamap.com/en/2023/1-june-at-zaporizhzhia-and-kherson-directions-russian-army" text:style-name="Internet_20_link" text:visited-style-name="Visited_20_Internet_20_Link">
https://liveuamap.com/en/2023/1-june-at-zaporizhzhia-and-kherson-directions-russian-army</text:a>
</text:p>
      <text:p text:style-name="P4">
Source: <text:a xlink:type="simple" xlink:href="https://t.me/lumsrc/4963" text:style-name="Internet_20_link" text:visited-style-name="Visited_20_Internet_20_Link">
https://t.me/lumsrc/4963</text:a>
</text:p>
      <!--NEWS-->
      <text:h text:style-name="P10" text:outline-level="1">
<text:span text:style-name="T4">
Kyiv Oblast(06:32). Red Alert: aerial threat. Sirens sounding. Take cover now!</text:span>
</text:h>
      <text:p text:style-name="P4">
Authors: liveuamap (Language: en)</text:p>
      <text:p text:style-name="P4">
Time: 2023-06-01T00:33:00</text:p>
      <text:p text:style-name="P4">
Location: Kyiv Oblast (Latitude:50.2409 Longtitude:30.23119)</text:p>
      <text:p text:style-name="P4">
Videos: []</text:p>
      <text:p text:style-name="P4">
Images: []</text:p>
      <text:p text:style-name="P4">
Tags: []</text:p>
      <text:p text:style-name="P4">
ID: 22566861</text:p>
      <!--METADATA-->
      <text:p text:style-name="P4">
None</text:p>
      <text:p text:style-name="P4">
News Collection Link: <text:a xlink:type="simple" xlink:href="https://liveuamap.com/en/2023/01-june-kyiv-oblast0632-red-alert-aerial-threg" text:style-name="Internet_20_link" text:visited-style-name="Visited_20_Internet_20_Link">
https://liveuamap.com/en/2023/01-june-kyiv-oblast0632-red-alert-aerial-threg</text:a>
</text:p>
      <text:p text:style-name="P4">
Source: <text:a xlink:type="simple" xlink:href="https://liveuamap.com/en/2023/01-june-kyiv-oblast0632-red-alert-aerial-threg" text:style-name="Internet_20_link" text:visited-style-name="Visited_20_Internet_20_Link">
https://liveuamap.com/en/2023/01-june-kyiv-oblast0632-red-alert-aerial-threg</text:a>
</text:p>
      <!--NEWS-->
      <text:h text:style-name="P10" text:outline-level="1">
<text:span text:style-name="T4">
Кадри знищення ударного безпілотника «Ланцет» стрілецькою зброєю</text:span>
</text:h>
      <text:p text:style-name="P4">
Author: ['АРМІЯINFORM']</text:p>
      <text:p text:style-name="P4">
Time: 2023-06-01T24:00:00-04:00</text:p>
      <text:p text:style-name="P4">
Description: Воїни радіотехнічної бригади імені Богдана Хмельницького знищили російський удар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95753817_423815196453101_6772296602840666713_n.jpg" text:style-name="Internet_20_link" text:visited-style-name="Visited_20_Internet_20_Link">
295753817_423815196453101_6772296602840666713_n.jpg</text:a>
']</text:p>
      <text:p text:style-name="P4">
Tags: ['ЛАНЦЕТ', 'МЕРЛІН', 'ОРЛАН']</text:p>
      <text:p text:style-name="P4">
Category: News</text:p>
      <!--METADATA-->
      <text:p text:style-name="P4">
<draw:frame draw:style-name="fr1" draw:name="Image2" text:anchor-type="as-char" svg:width="6.9236in" svg:height="5.1927in" draw:z-index="0">
<draw:image xlink:href="../Images/AРМІЯINFORM/2023-06-01T24-00-00-04-00/295753817_423815196453101_6772296602840666713_n.jpg" xlink:type="simple" xlink:show="embed" xlink:actuate="onLoad" draw:mime-type="image/jpeg"/>
</draw:frame>
</text:p>
      <text:p text:style-name="P4">
Воїни радіотехнічної бригади імені Богдана Хмельницького знищили російськийударний безпілотник «Ланцет».</text:p>
      <text:p text:style-name="P4">
Відповідне відео<text:a xlink:type="simple" xlink:href="https://www.facebook.com/PvKPivden/videos/149887144668248/" text:style-name="Internet_20_link" text:visited-style-name="Visited_20_Internet_20_Link">
оприлюднено</text:a>
 нафейсбук-сторінці повітряного командування «Південь».</text:p>
      <text:p text:style-name="P4">
«Влучна робота воїнів радіотехнічної бригади імені Богдана Хмельницькогоповітряного командування «Південь»! Знищений російський ударний безпілотник«Ланцет», — йдеться в анотації до відео.</text:p>
      <text:p text:style-name="P4">
Також<text:a xlink:type="simple" xlink:href="https://www.facebook.com/PvKPivden/posts/pfbid0BR6KCDnr6K23DBvDhFAFnB2wBbh7FXfHS8q2ba9RMp8bFVjPe4zGKjt4yQw269hBl" text:style-name="Internet_20_link" text:visited-style-name="Visited_20_Internet_20_Link">
зазначається</text:a>
,що 31 травня 2023 року, на Миколаївщині, силами та засобами протиповітряноїоборони повітряного командування «Південь» знищено 5 російських безпілотників:два БПЛА «Мерлін-ВР», два ударних БПЛА «Ланцет» та БПЛА «Орлан-10».</text:p>
      <text:p text:style-name="P4">
Source: <text:a xlink:type="simple" xlink:href="https://armyinform.com.ua/2023/06/01/kadry-znyshhennya-udarnogo-bezpilotnyka-lanczet-strileczkoyu-zbroyeyu/" text:style-name="Internet_20_link" text:visited-style-name="Visited_20_Internet_20_Link">
https://armyinform.com.ua/2023/06/01/kadry-znyshhennya-udarnogo-bezpilotnyka-lanczet-strileczkoyu-zbroyeyu/</text:a>
</text:p>
      <!--NEWS-->
      <text:h text:style-name="P10" text:outline-level="1">
<text:span text:style-name="T4">
Центр протидії дезінформації повідомив про виявлення ворожих маніпуляцій за добу</text:span>
</text:h>
      <text:p text:style-name="P4">
Author: ['АРМІЯINFORM']</text:p>
      <text:p text:style-name="P4">
Time: 2023-06-01T25:00:00-04:00</text:p>
      <text:p text:style-name="P4">
Description: Центр протидії дезінформації на своїй сторінці у Facebook повідомив про фейки, пошир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35378_656134939663209_6192021801067456049_n.jpg" text:style-name="Internet_20_link" text:visited-style-name="Visited_20_Internet_20_Link">
347235378_656134939663209_6192021801067456049_n.jpg</text:a>
']</text:p>
      <text:p text:style-name="P4">
Tags: ['STOPRUSSIA', 'ВТОРГНЕННЯ РФ', 'ЦЕНТР ПРОТИДІЇ ДЕЗІНФОРМАЦІ']</text:p>
      <text:p text:style-name="P4">
Category: News</text:p>
      <!--METADATA-->
      <text:p text:style-name="P4">
<draw:frame draw:style-name="fr1" draw:name="Image3" text:anchor-type="as-char" svg:width="6.9236in" svg:height="6.9236in" draw:z-index="0">
<draw:image xlink:href="../Images/AРМІЯINFORM/2023-06-01T25-00-00-04-00/347235378_656134939663209_6192021801067456049_n.jpg" xlink:type="simple" xlink:show="embed" xlink:actuate="onLoad" draw:mime-type="image/jpeg"/>
</draw:frame>
</text:p>
      <text:p text:style-name="P4">
Центр протидії дезінформації на своїй сторінці у<text:a xlink:type="simple" xlink:href="https://www.facebook.com/protydiyadezinformatsiyi.cpd/posts/pfbid02sJpKpihw6ay8qcJy2oGraBk112Tb3cosQyvgDusqGWJ3LcCqQZTNMWAFPaheqt8vl" text:style-name="Internet_20_link" text:visited-style-name="Visited_20_Internet_20_Link">
Facebook</text:a>
повідомив про фейки, поширені ворожими пропагандистами.</text:p>
      <text:p text:style-name="P4">
<text:span text:style-name="T4">
Дезінформація:</text:span>
</text:p>
      <text:p text:style-name="P4">
«США використовували Зеленського як інструмент для ведення нескінченногоопосередкованого конфлікту з росією», — заявив оглядач SCMP Йонден Лхату. Найого думку, Вашингтон робить помилку, відкидаючи будь-які мирні ініціативи.</text:p>
      <text:p text:style-name="P4">
<text:span text:style-name="T4">
Фейк:</text:span>
</text:p>
      <text:p text:style-name="P4">
«США „прибрали до рук“ Молдову та зруйнували її суверенітет», — заявив головадерждуми рф в. володін. Також він додав, що США не дивляться на народ таксамо, як не дивляться на українців, вважаючи їх витратним матеріалом.</text:p>
      <text:p text:style-name="P4">
<text:span text:style-name="T4">
Фейк:</text:span>
</text:p>
      <text:p text:style-name="P4">
«Лондон перетворить Україну на радіоактивний цвинтар через збіднений уран», —пише Myśl Polska. За словами журналіста польської газети Яцека Меджицького,після прильоту по Хмельницькому зʼявилися «всі ознаки радіоактивного зараженнямісцевості».</text:p>
      <text:p text:style-name="P4">
Source: <text:a xlink:type="simple" xlink:href="https://armyinform.com.ua/2023/06/01/czentr-protydiyi-dezinformacziyi-povidomyv-pro-vyyavlennya-vorozhyh-manipulyaczij-za-dobu/" text:style-name="Internet_20_link" text:visited-style-name="Visited_20_Internet_20_Link">
https://armyinform.com.ua/2023/06/01/czentr-protydiyi-dezinformacziyi-povidomyv-pro-vyyavlennya-vorozhyh-manipulyaczij-za-dobu/</text:a>
</text:p>
      <!--NEWS-->
      <text:h text:style-name="P10" text:outline-level="1">
<text:span text:style-name="T4">
Заяви на єВідновлення тепер можна подавати у ЦНАПах, через нотаріусів та органи соцзахисту</text:span>
</text:h>
      <text:p text:style-name="P4">
Author: ['АРМІЯINFORM']</text:p>
      <text:p text:style-name="P4">
Time: 2023-06-01T26:00:00-04:00</text:p>
      <text:p text:style-name="P4">
Description: Кабінет Міністрів України затвердив порядок подачі документів за державною грошов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humbnail-tw-20230510144921-3128.jpg" text:style-name="Internet_20_link" text:visited-style-name="Visited_20_Internet_20_Link">
thumbnail-tw-20230510144921-3128.jpg</text:a>
']</text:p>
      <text:p text:style-name="P4">
Tags: ['ЄВІДНОВЛЕННЯ', 'КАБІНЕТ МІНІСТРІВ УКРАЇНИ', 'СОЦЗАХИСТ']</text:p>
      <text:p text:style-name="P4">
Category: News</text:p>
      <!--METADATA-->
      <text:p text:style-name="P4">
<draw:frame draw:style-name="fr1" draw:name="Image4" text:anchor-type="as-char" svg:width="6.9236in" svg:height="3.356897in" draw:z-index="0">
<draw:image xlink:href="../Images/AРМІЯINFORM/2023-06-01T26-00-00-04-00/thumbnail-tw-20230510144921-3128.jpg" xlink:type="simple" xlink:show="embed" xlink:actuate="onLoad" draw:mime-type="image/jpeg"/>
</draw:frame>
</text:p>
      <text:p text:style-name="P4">
Кабінет Міністрів України затвердив порядок подачі документів за державноюгрошовою допомогою на здійснення поточних ремонтів. Для її отримання відтеперможна не тільки використовувати Портал Дія, але й звертатися до Центрівнадання адміністративних послуг (ЦНАП), до органів соціального захисту танотаріусів. Паперова форма надання документів буде діяти паралельно із подачеюзаяв на Порталі Дія, <text:a xlink:type="simple" xlink:href="https://www.kmu.gov.ua/news/zaiavy-na-ievidnovlennia-teper-mozhna-podavaty-u-tsnapakh-cherez-notariusiv-ta-orhany-sotszakhystu" text:style-name="Internet_20_link" text:visited-style-name="Visited_20_Internet_20_Link">
інформує</text:a>
 Урядовий портал.</text:p>
      <text:p text:style-name="P4">
Адміністратори ЦНАП, соцпрацівники та нотаріуси повинні:</text:p>
      <text:p text:style-name="P4">
встановити особу заявника або повноваження його представника;</text:p>
      <text:p text:style-name="P4">
заповнити заяву та подати її через Портал Дія;</text:p>
      <text:p text:style-name="P4">
роздрукувати заяву та підписати її у заявника;</text:p>
      <text:p text:style-name="P4">
видати примірник зареєстрованої заяви тому, хто звернувся за допомогою.</text:p>
      <text:p text:style-name="P4">
Черговість прийнятих до розгляду заяв визначається автоматично програмнимизасобами Реєстру пошкодженого та знищеного майна (РПЗМ) у порядку надходженняповідомлень, незалежно від форми подачі документів.</text:p>
      <text:p text:style-name="P4">
єВідновлення — це державна програма грошової допомоги для відбудови житла,пошкодженого через бойові дії.</text:p>
      <text:p text:style-name="P4">
Допомога надається, якщо житло:</text:p>
      <text:p text:style-name="P4">
розміщене на неокупованій території, де не ведуться активні бойові дії;</text:p>
      <text:p text:style-name="P4">
підлягає відновленню;</text:p>
      <text:p text:style-name="P4">
не було відремонтоване самостійно.</text:p>
      <text:p text:style-name="P4">
Сума допомоги не може бути більшою, ніж 200 тисяч гривень.</text:p>
      <text:p text:style-name="P4">
На сьогодні до Реєстру пошкодженого та знищеного майна вже подано понад 15тисяч заяв.</text:p>
      <text:p text:style-name="P4">
Source: <text:a xlink:type="simple" xlink:href="https://armyinform.com.ua/2023/06/01/zayavy-na-yevidnovlennya-teper-mozhna-podavaty-u-cznapah-cherez-notariusiv-ta-organy-soczzahystu/" text:style-name="Internet_20_link" text:visited-style-name="Visited_20_Internet_20_Link">
https://armyinform.com.ua/2023/06/01/zayavy-na-yevidnovlennya-teper-mozhna-podavaty-u-cznapah-cherez-notariusiv-ta-organy-soczzahystu/</text:a>
</text:p>
      <!--NEWS-->
      <text:h text:style-name="P10" text:outline-level="1">
<text:span text:style-name="T4">
Норвегія надасть Україні військову, гуманітарну та цивільну допомогу на 7 мільярдів євро</text:span>
</text:h>
      <text:p text:style-name="P4">
Author: ['АРМІЯINFORM']</text:p>
      <text:p text:style-name="P4">
Time: 2023-06-01T27:00:00-04:00</text:p>
      <text:p text:style-name="P4">
Description: Прем’єр-міністр Норвегії Йонас Гар Стере зазначив, що його країна та інші члени НАТО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685545193-898.jpg" text:style-name="Internet_20_link" text:visited-style-name="Visited_20_Internet_20_Link">
630_360_1685545193-898.jpg</text:a>
']</text:p>
      <text:p text:style-name="P4">
Tags: ['ВІЙСЬКОВА ДОПОМОГА', 'НОРВЕГІЯ']</text:p>
      <text:p text:style-name="P4">
Category: News</text:p>
      <!--METADATA-->
      <text:p text:style-name="P4">
<draw:frame draw:style-name="fr1" draw:name="Image5" text:anchor-type="as-char" svg:width="6.9236in" svg:height="3.956343in" draw:z-index="0">
<draw:image xlink:href="../Images/AРМІЯINFORM/2023-06-01T27-00-00-04-00/630_360_1685545193-898.jpg" xlink:type="simple" xlink:show="embed" xlink:actuate="onLoad" draw:mime-type="image/jpeg"/>
</draw:frame>
</text:p>
      <text:p text:style-name="P4">
Прем’єр-міністр Норвегії Йонас Гар Стере зазначив, що його країна та іншічлени НАТО від самого початку підтримували Україну в її боротьбі занезалежність і свободу. Про це<text:a xlink:type="simple" xlink:href="https://www.regjeringen.no/en/aktuelt/joint-long-term-support-to-ukraine/id2980491/" text:style-name="Internet_20_link" text:visited-style-name="Visited_20_Internet_20_Link">
повідомляє</text:a>
 Міністерство закордонних справ Норвегії.</text:p>
      <text:p text:style-name="P4">
«Ми будемо підтримувати Україну стільки, скільки буде необхідно. В межахПрограми підтримки України Норвегія надасть військову, гуманітарну та цивільнудопомогу на загальну суму 75 мільярдів норвезьких крон (€7 млрд — ред.)протягом п’яти років», — сказав прем’єр-міністр.</text:p>
      <text:p text:style-name="P4">
Водночас наголошувалося, що сприяння довгостроковій співпраці між НАТО іУкраїною є важливою метою.</text:p>
      <text:p text:style-name="P4">
«Членство в НАТО було наріжним каменем норвезької політики безпеки з моментузаснування Альянсу в 1949 році і має вирішальне значення зараз, коли в Європізнову точиться війна», — підкреслив прем’єр-міністр.</text:p>
      <text:p text:style-name="P4">
Source: <text:a xlink:type="simple" xlink:href="https://armyinform.com.ua/2023/06/01/norvegiya-nadast-ukrayini-programu-vijskovoyi-dopomogy-na-7-milyardiv-yevro/" text:style-name="Internet_20_link" text:visited-style-name="Visited_20_Internet_20_Link">
https://armyinform.com.ua/2023/06/01/norvegiya-nadast-ukrayini-programu-vijskovoyi-dopomogy-na-7-milyardiv-yevro/</text:a>
</text:p>
      <!--NEWS-->
      <text:h text:style-name="P10" text:outline-level="1">
<text:span text:style-name="T4">
«Якщо ми воюємо далі, а ми воюємо далі, вже зараз треба оголошувати мобілізацію» — ватажок пвк «вагнер»</text:span>
</text:h>
      <text:p text:style-name="P4">
Author: ['АРМІЯINFORM']</text:p>
      <text:p text:style-name="P4">
Time: 2023-06-01T28:00:00-04:00</text:p>
      <text:p text:style-name="P4">
Description: Центр протидії дезіфнормації оприлюднив основні наративи рф минулої доби.    Очіль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50938980_6094841367252000_205599640110255300_n.jpg" text:style-name="Internet_20_link" text:visited-style-name="Visited_20_Internet_20_Link">
350938980_6094841367252000_205599640110255300_n.jpg</text:a>
']</text:p>
      <text:p text:style-name="P4">
Tags: ['НАРАТИВИ РФ', 'ЦПД']</text:p>
      <text:p text:style-name="P4">
Category: News</text:p>
      <!--METADATA-->
      <text:p text:style-name="P4">
<draw:frame draw:style-name="fr1" draw:name="Image6" text:anchor-type="as-char" svg:width="6.9236in" svg:height="6.9236in" draw:z-index="0">
<draw:image xlink:href="../Images/AРМІЯINFORM/2023-06-01T28-00-00-04-00/350938980_6094841367252000_205599640110255300_n.jpg" xlink:type="simple" xlink:show="embed" xlink:actuate="onLoad" draw:mime-type="image/jpeg"/>
</draw:frame>
</text:p>
      <text:p text:style-name="P4">
Центр протидії дезіфнормації<text:a xlink:type="simple" xlink:href="https://www.facebook.com/protydiyadezinformatsiyi.cpd/posts/pfbid02Kkg4DeVqKaXtHywq8SBREck2BEfsLEjAe3foavV3J3RoNafaYaoqrtBa4PebmJeel" text:style-name="Internet_20_link" text:visited-style-name="Visited_20_Internet_20_Link">
оприлюднив</text:a>
основні наративи рф минулої доби.</text:p>
      <text:p text:style-name="P4">
Очільник терористичної організації прогнозує «важку війну проти України», але«не знає», скільки вона триватиме.</text:p>
      <text:p text:style-name="P4">
є. пригожин вже неодноразово робив заяви, які йдуть у розріз офіційній позиціївлади рф щодо загальної мобілізації.</text:p>
      <text:p text:style-name="P4">
Такими повідомленнями ватажок кишенькової ПВК намагається дискредитувативійськово-політичне керівництво росії через його безпорадність і страхвикликати невдоволення серед громадян, що може призвести до масових протестів.</text:p>
      <text:p text:style-name="P4">
Через більш ніж рік від початку повномасштабного вторгнення в Україну кремльіз кожним днем все менше і менше контролює силовий блок у своїй країні, атакож окремих публічних діячів</text:p>
      <text:p text:style-name="P4">
Водночас подібні заяви свідчать про очевидний розкол між російською владою таприватними військовими компаніями.</text:p>
      <text:p text:style-name="P4">
Source: <text:a xlink:type="simple" xlink:href="https://armyinform.com.ua/2023/06/01/yakshho-my-voyuyemo-dali-a-my-voyuyemo-dali-vzhe-zaraz-treba-ogoloshuvaty-mobilizacziyu-vatazhok-pvk-vagner/" text:style-name="Internet_20_link" text:visited-style-name="Visited_20_Internet_20_Link">
https://armyinform.com.ua/2023/06/01/yakshho-my-voyuyemo-dali-a-my-voyuyemo-dali-vzhe-zaraz-treba-ogoloshuvaty-mobilizacziyu-vatazhok-pvk-vagner/</text:a>
</text:p>
      <!--NEWS-->
      <text:h text:style-name="P10" text:outline-level="1">
<text:span text:style-name="T4">
рашист скаржиться на втрати через безглузді рішення командування біля Кремінної — перехоплення ГУР</text:span>
</text:h>
      <text:p text:style-name="P4">
Author: ['АРМІЯINFORM']</text:p>
      <text:p text:style-name="P4">
Time: 2023-06-01T29:00:00-04:00</text:p>
      <text:p text:style-name="P4">
Description: https://www.youtube.com/watch?v=ww2eeGM6O5g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ГУР ПЕРЕХОПЛЕННЯ']</text:p>
      <text:p text:style-name="P4">
Category: News</text:p>
      <!--METADATA-->
      <text:p text:style-name="P4">
Source: <text:a xlink:type="simple" xlink:href="https://armyinform.com.ua/2023/06/01/rashyst-skarzhytsya-na-vtraty-cherez-bezgluzdi-rishennya-komanduvannya-bilya-kreminnoyi-perehoplennya-gur/" text:style-name="Internet_20_link" text:visited-style-name="Visited_20_Internet_20_Link">
https://armyinform.com.ua/2023/06/01/rashyst-skarzhytsya-na-vtraty-cherez-bezgluzdi-rishennya-komanduvannya-bilya-kreminnoyi-perehoplennya-gur/</text:a>
</text:p>
      <!--NEWS-->
      <text:h text:style-name="P10" text:outline-level="1">
<text:span text:style-name="T4">
Чотирьом блогеркам, які «засвітили» роботу ППО, тепер «світить» по 8 років в’язниці</text:span>
</text:h>
      <text:p text:style-name="P4">
Author: ['АРМІЯINFORM']</text:p>
      <text:p text:style-name="P4">
Time: 2023-06-01T30:00:00-04:00</text:p>
      <text:p text:style-name="P4">
Description: СБУ повідомила про підозру чотирьом блогеркам, які «засвітили» роботу ППО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50137648_172190465804940_7298340042504507933_n.jpg" text:style-name="Internet_20_link" text:visited-style-name="Visited_20_Internet_20_Link">
350137648_172190465804940_7298340042504507933_n.jpg</text:a>
', '<text:a xlink:type="simple" xlink:href="https://armyinform.com.ua/wp-content/uploads/2023/05/350340086_165178466324330_8150119977798199228_n-150x150.jpg" text:style-name="Internet_20_link" text:visited-style-name="Visited_20_Internet_20_Link">
350340086_165178466324330_8150119977798199228_n-150x150.jpg</text:a>
', '<text:a xlink:type="simple" xlink:href="https://armyinform.com.ua/wp-content/uploads/2023/05/350803327_910946400001316_7253083255071997549_n-150x150.jpg" text:style-name="Internet_20_link" text:visited-style-name="Visited_20_Internet_20_Link">
350803327_910946400001316_7253083255071997549_n-150x150.jpg</text:a>
', '<text:a xlink:type="simple" xlink:href="https://armyinform.com.ua/wp-content/uploads/2023/05/350946044_6367155323341139_7816245882066585949_n-150x150.jpg" text:style-name="Internet_20_link" text:visited-style-name="Visited_20_Internet_20_Link">
350946044_6367155323341139_7816245882066585949_n-150x150.jpg</text:a>
']</text:p>
      <text:p text:style-name="P4">
Tags: ['БЛОГЕРИ', 'ППО', 'СБУ']</text:p>
      <text:p text:style-name="P4">
Category: News</text:p>
      <!--METADATA-->
      <text:p text:style-name="P4">
<draw:frame draw:style-name="fr1" draw:name="Image7" text:anchor-type="as-char" svg:width="6.9236in" svg:height="4.615733in" draw:z-index="0">
<draw:image xlink:href="../Images/AРМІЯINFORM/2023-06-01T30-00-00-04-00/350137648_172190465804940_7298340042504507933_n.jpg" xlink:type="simple" xlink:show="embed" xlink:actuate="onLoad" draw:mime-type="image/jpeg"/>
</draw:frame>
</text:p>
      <text:p text:style-name="P4">
СБУ повідомила про підозру чотирьом блогеркам, які «засвітили» роботу ППО підчас російського удару по Києву 16 травня,<text:a xlink:type="simple" xlink:href="https://www.facebook.com/SecurSerUkraine/posts/pfbid02NCKUHGkRaKtorrucWLY64hdLweZFnsDmUGGFGxUonf4pkifqjbKUCpYQyy8qJ1Z3l" text:style-name="Internet_20_link" text:visited-style-name="Visited_20_Internet_20_Link">
інформує</text:a>
пресслужба відомства.</text:p>
      <text:p text:style-name="P4">
«Служба безпеки зібрала доказову базу і отримала висновки експертиз, якіпідтвердили незаконну діяльність чотирьох мешканок столиці, що поширювалиінформацію про роботу української ППО під час масованої атаки рф на Київ 16травня. Одна з них — 32-річна киянка — виклала заборонений контент у своїхсоцмережах та надіслала його адміністратору одного із популярних Телеграм-каналів. А вже за кілька годин її відеозапис був поширений на проросійськихмайданчиках», — йдеться у повідомленні.</text:p>
      <text:p text:style-name="P4">
<text:a xlink:type="simple" xlink:href="https://armyinform.com.ua/wp-content/uploads/2023/05/350340086_165178466324330_8150119977798199228_n.jpg" text:style-name="Internet_20_link" text:visited-style-name="Visited_20_Internet_20_Link">
<draw:frame draw:style-name="fr1" draw:name="Image8" text:anchor-type="as-char" svg:width="6.9236in" svg:height="6.9236in" draw:z-index="0">
<draw:image xlink:href="../Images/AРМІЯINFORM/2023-06-01T30-00-00-04-00/350340086_165178466324330_8150119977798199228_n-150x150.jpg" xlink:type="simple" xlink:show="embed" xlink:actuate="onLoad" draw:mime-type="image/jpeg"/>
</draw:frame>
</text:a>
</text:p>
      <text:p text:style-name="P4">
<text:a xlink:type="simple" xlink:href="https://armyinform.com.ua/wp-content/uploads/2023/05/350803327_910946400001316_7253083255071997549_n.jpg" text:style-name="Internet_20_link" text:visited-style-name="Visited_20_Internet_20_Link">
<draw:frame draw:style-name="fr1" draw:name="Image9" text:anchor-type="as-char" svg:width="6.9236in" svg:height="6.9236in" draw:z-index="0">
<draw:image xlink:href="../Images/AРМІЯINFORM/2023-06-01T30-00-00-04-00/350803327_910946400001316_7253083255071997549_n-150x150.jpg" xlink:type="simple" xlink:show="embed" xlink:actuate="onLoad" draw:mime-type="image/jpeg"/>
</draw:frame>
</text:a>
</text:p>
      <text:p text:style-name="P4">
<text:a xlink:type="simple" xlink:href="https://armyinform.com.ua/wp-content/uploads/2023/05/350946044_6367155323341139_7816245882066585949_n.jpg" text:style-name="Internet_20_link" text:visited-style-name="Visited_20_Internet_20_Link">
<draw:frame draw:style-name="fr1" draw:name="Image10" text:anchor-type="as-char" svg:width="6.9236in" svg:height="6.9236in" draw:z-index="0">
<draw:image xlink:href="../Images/AРМІЯINFORM/2023-06-01T30-00-00-04-00/350946044_6367155323341139_7816245882066585949_n-150x150.jpg" xlink:type="simple" xlink:show="embed" xlink:actuate="onLoad" draw:mime-type="image/jpeg"/>
</draw:frame>
</text:a>
</text:p>
      <text:p text:style-name="P4">
Зазначається, що інша — 36-річна киянка — опублікувала відео з роботою ППО тарезультати ураження ворожих цілей у власному Інстаграм-акаунті. Третяфігурантка також поділилася своєю відеозйомкою у соцмережах.</text:p>
      <text:p text:style-name="P4">
«Четверта підозрювана — уродженка Сумщини, яка проживає у Києві. Спочатку вонавідзняла результати збиття ворожих ракет, а потім розіслала файли своїмзнайомим у різні месенджери. Для уникнення кримінальної відповідальностізловмисниця намагалася видалити заборонені повідомлення», — поінформували успецслужбі.</text:p>
      <text:p text:style-name="P4">
Усім чотирьом слідчі СБУ повідомили про підозру за ч. 2 ст. 114-2Кримінального кодексу України (поширення інформації про переміщення, рух аборозташування ЗСУ чи інших утворених відповідно до законів України військовихформувань, за можливості їх ідентифікації на місцевості, якщо така інформаціяне розміщувалася у відкритому доступі Генеральним штабом ЗСУ, Міністерствомоборони України або іншими уповноваженими державними органами, вчинене вумовах воєнного стану).</text:p>
      <text:p text:style-name="P4">
Блогеркам загрожує до 8 років тюрми. Під час невідкладних слідчих дій замісцями проживання виявлено мобільні телефони і комп’ютери, які вонивикористовували для поширення своїх відео. Стосовно ще двох фігурантів, які втой день також оприлюднили заборонений контент і яких одразу викрила СБУ,слідчі дії тривають.</text:p>
      <text:p text:style-name="P4">
У Службі безпеки також наголошують на забороні знімати та оприлюднювати відео-і фотоматеріали про діяльність Сил оборони і наслідки ворожих обстрілів, аджеїхнє поширення розцінюється як коригування ворожого вогню і є злочином, щокарається відповідно до закону.</text:p>
      <text:p text:style-name="P4">
Source: <text:a xlink:type="simple" xlink:href="https://armyinform.com.ua/2023/06/01/chotyrom-blogerkam-yaki-zasvityly-robotu-ppo-teper-svityt-po-8-rokiv-vyaznyczi/" text:style-name="Internet_20_link" text:visited-style-name="Visited_20_Internet_20_Link">
https://armyinform.com.ua/2023/06/01/chotyrom-blogerkam-yaki-zasvityly-robotu-ppo-teper-svityt-po-8-rokiv-vyaznyczi/</text:a>
</text:p>
      <!--NEWS-->
      <text:h text:style-name="P10" text:outline-level="1">
<text:span text:style-name="T4">
Нічна атака на Київ: серед постраждалих є діти</text:span>
</text:h>
      <text:p text:style-name="P4">
Author: ['АРМІЯINFORM']</text:p>
      <text:p text:style-name="P4">
Time: 2023-06-01T31:00:00-04:00</text:p>
      <text:p text:style-name="P4">
Description: Внаслідок нічної ракетної атаки на Київ зс рф 10 людей отримали травми і поранення, тро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1_03-46-34.jpg" text:style-name="Internet_20_link" text:visited-style-name="Visited_20_Internet_20_Link">
photo_2023-06-01_03-46-34.jpg</text:a>
']</text:p>
      <text:p text:style-name="P4">
Tags: ['STOPRUSSIA', 'ВОЄННІ ЗЛОЧИНИ ЗС РФ', 'ВТОРГНЕННЯ РФ']</text:p>
      <text:p text:style-name="P4">
Category: News</text:p>
      <!--METADATA-->
      <text:p text:style-name="P4">
<draw:frame draw:style-name="fr1" draw:name="Image11" text:anchor-type="as-char" svg:width="6.9236in" svg:height="5.183824in" draw:z-index="0">
<draw:image xlink:href="../Images/AРМІЯINFORM/2023-06-01T31-00-00-04-00/photo_2023-06-01_03-46-34.jpg" xlink:type="simple" xlink:show="embed" xlink:actuate="onLoad" draw:mime-type="image/jpeg"/>
</draw:frame>
</text:p>
      <text:p text:style-name="P4">
Внаслідок нічної ракетної атаки на Київ зс рф 10 людей отримали травми іпоранення, троє загинуло.</text:p>
      <text:p text:style-name="P4">
За уточненою<text:a xlink:type="simple" xlink:href="https://t.me/VA_Kyiv/1965" text:style-name="Internet_20_link" text:visited-style-name="Visited_20_Internet_20_Link">
 інформацією</text:a>
 КМВА станом на 7:00 1червня внаслідок нічної атаки в столиці постраждало:</text:p>
      <text:p text:style-name="P4">
«У Деснянському районі: 3 загиблих особи, з них 1 дитина (2012 р.н.) та 10осіб травмовано, з них 1 дитина.</text:p>
      <text:p text:style-name="P4">
У Дніпровському районі: 2 особи травмовано.</text:p>
      <text:p text:style-name="P4">
Всього: 3 загиблих особи, з них 1 дитина та 10 осіб травмовано, з них 1дитина».</text:p>
      <text:p text:style-name="P4">
Source: <text:a xlink:type="simple" xlink:href="https://armyinform.com.ua/2023/06/01/nichna-ataka-na-kyyiv-sered-zagyblyh-ye-dity/" text:style-name="Internet_20_link" text:visited-style-name="Visited_20_Internet_20_Link">
https://armyinform.com.ua/2023/06/01/nichna-ataka-na-kyyiv-sered-zagyblyh-ye-dity/</text:a>
</text:p>
      <!--NEWS-->
      <text:h text:style-name="P10" text:outline-level="1">
<text:span text:style-name="T4">
кремль визнає вірогідним успіх українського контрнаступу — ЦПД</text:span>
</text:h>
      <text:p text:style-name="P4">
Author: ['АРМІЯINFORM']</text:p>
      <text:p text:style-name="P4">
Time: 2023-06-01T32:00:00-04:00</text:p>
      <text:p text:style-name="P4">
Description: Майбутній український контрнаступ наразі у фокусі уваги «бойової російської пропаган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50765139_1344443416483802_4686250871214843165_n.jpg" text:style-name="Internet_20_link" text:visited-style-name="Visited_20_Internet_20_Link">
350765139_1344443416483802_4686250871214843165_n.jpg</text:a>
']</text:p>
      <text:p text:style-name="P4">
Tags: ['STOPRUSSIA', 'ВТОРГНЕННЯ РФ', 'ЦЕНТР ПРОТИДІЇ ДЕЗІНФОРМАЦІЇ']</text:p>
      <text:p text:style-name="P4">
Category: News</text:p>
      <!--METADATA-->
      <text:p text:style-name="P4">
<draw:frame draw:style-name="fr1" draw:name="Image12" text:anchor-type="as-char" svg:width="6.9236in" svg:height="6.9236in" draw:z-index="0">
<draw:image xlink:href="../Images/AРМІЯINFORM/2023-06-01T32-00-00-04-00/350765139_1344443416483802_4686250871214843165_n.jpg" xlink:type="simple" xlink:show="embed" xlink:actuate="onLoad" draw:mime-type="image/jpeg"/>
</draw:frame>
</text:p>
      <text:p text:style-name="P4">
Майбутній український контрнаступ наразі у фокусі уваги «бойової російськоїпропаганди». Вона намагається подати російському обивателю «затримку» з йогопочатком як свідчення слабкості супротивника та незламності позицій власноїармії,<text:a xlink:type="simple" xlink:href="https://www.facebook.com/protydiyadezinformatsiyi.cpd/posts/pfbid0yNaoJjcAon1yTXCZDZ9JBFkvx2VFWED9nA5xAo1CtNQ1oTTjdAijTotcg9ukMJ74l" text:style-name="Internet_20_link" text:visited-style-name="Visited_20_Internet_20_Link">
повідомляє</text:a>
Центр протидії дезінформації на фейсбук-сторінці.</text:p>
      <text:p text:style-name="P4">
Пропагандисти розпочали справжню інформаційну атаку, прагнучи довестиросійській аудиторії гіпертрофовану інформацію про остаточне «знекровлення»українців і такі ж голослівні твердження про ефективне знищення західноїтехніки.</text:p>
      <text:p text:style-name="P4">
Інформаційна підготовка росіян до майбутнього наступу ЗСУ передбачаєпросування у їхню свідомість наступних тез.</text:p>
      <text:p text:style-name="P4">
<text:span text:style-name="T4">
По-перше,</text:span>
 українська армія нібито не має сил для контрнаступу, а заяви пронього — не більше ніж «прийом» для «випрошування» нових поставок західноїзброї. Для придання «авторитетності» пропаганда активно маніпулює оцінкамиситуації «колишнього офіцера ВМС США, професора Школи громадських таміжнародних відносин Університету Джорджії полковника Джеймса». В публікаціяхпропагандистських ЗМІ (lenta.ru) з посилання на цього «експерта»стверджується, що «українські лідери використовують майбутній наступ якважіль, щоб підтримувати постачання західних озброєнь». Насправді експерта зтаким прізвищем не існує, а лінки виводять на блог доктора Джеймса Холмса(дійсно колишнього офіцера ВМС США), який не містить оцінок стану ЗСУ, а лишезагальні міркування про те, чи почався вже український контрнаступ.</text:p>
      <text:p text:style-name="P4">
<text:span text:style-name="T4">
По-друге,</text:span>
 стверджується, що бої в Бахмуті остаточно «знекровили»українську армію, вона потребує нового мобілізаційного набору для утриманняпозицій, а про контрнаступ не може бути й мови. Ці заяви також намагаються«підтверджувати» матеріалами із західних ЗМІ. Проте такі спроби слабоузгоджуються з фактичним визнанням керівництва ПВК «вагнер» величезнихросійських втрат під час штурму міста. За словами є. пригожина, під час війнив Афганістані загинуло менше людей, ніж у Бахмуті на Донеччині (за йоговерсією, у Бахмуті ліквідовано 10 тисяч «вагнерівців» із числа ув’язнених та10 тисяч кадрових бійців ПВК). Водночас колишній очільник російських бойовиківна Донбасі і. гіркін вважає, що фактичні втрати «вагнерівців» у Бахмуті єзначно більшими, ніж наведені пригожиним. Саме тому, як вважає ватажок«вагнера», «з погляду бойового духу російська армія деградувала». Цьомусприяли удари дронів по кремлю, прорив кордону в бєлгородській області таатака на корабель «Іван Хурс».</text:p>
      <text:p text:style-name="P4">
<text:span text:style-name="T4">
По-третє,</text:span>
 просувається як беззаперечна теза, що росія нібито успішнознищує техніку ЗСУ як на бойових позиціях, так і на шляху її поставок,унаслідок чого українська армія просто не має достатньої кількості важкогоозброєння для наступальних дій. Однак об’єктивних підтверджень цим словамнема, а дані порталу Oryx, що веде підрахунки лише фотофіксації втрат техніки,свідчать — у щоденному режимі більше важкого озброєння втрачають саме зс рф. Убританській розвідці вважають, що російське командування намагаєтьсясформувати резервні сили та розташувати їх там, де, на їхню думку, можерозпочатися український контрнаступ. Але цьому заважає необхідністьперекидання резервів на лінію фронту в Бахмуті та прикордонні районибєлгородської та брянської областей після українських операцій у «сірій зоні».Розосередження російської оборони вздовж лінії зіткнення перед українськимконтрнаступом вже призвело до втрати росією ініціативи у війні, а успішніудари по тиловій інфраструктурі російського угруповання — до падіннядисципліни в її лавах.</text:p>
      <text:p text:style-name="P4">
Все свідчить про те, що кремль визнає вірогідним успіх українськогоконтрнаступу та намагається пом’якшити деморалізацію російського суспільства іне допустити падіння рейтингу влади, як це було після військових провалів рфна Херсонщині та Харківщині.</text:p>
      <text:p text:style-name="P4">
Проте, незважаючи на маніпулятивні «хитрощі», тема дискредитації українськогоконтрнаступу залишається слабкою ланкою російської пропаганди. Незалежніджерела інформації в інтернеті, якім все більше довіряють росіяни, доводятьвисновки, протилежні офіційним кремлівським наративам. А саме — порядок деннийі правила гри на фронті насправді диктує Україна, а зс рф лише пасивносподіваються на те, що противник не відважиться на контратаку. Навітьнайагресивніші пропагандисти не ризикують доводити здатність російської арміїне тільки до нових проривів, а і до утримання вже окупованих українськихтериторій. Погрози російського генералітету й окремих так воєнкорів розгромитиукраїнський контрнаступ виглядають як глузування над самими собою на тліпоразок минулого року під Києвом, Харковом та Херсоном. Навіть ватажок«вагнерівців» є. пригожин, коментуючи прагнення російської пропагандиперебільшити успіхи армії рф і принизити бойові якості ЗСУ, назвав подібнісамовихваляння рецептом для поразки, а також визнав, що «українська арміяготується і показує досить непогані результати».</text:p>
      <text:p text:style-name="P4">
Source: <text:a xlink:type="simple" xlink:href="https://armyinform.com.ua/2023/06/01/kreml-vyznaye-virogidnym-uspih-ukrayinskogo-kontrnastupu-czpd/" text:style-name="Internet_20_link" text:visited-style-name="Visited_20_Internet_20_Link">
https://armyinform.com.ua/2023/06/01/kreml-vyznaye-virogidnym-uspih-ukrayinskogo-kontrnastupu-czpd/</text:a>
</text:p>
      <!--NEWS-->
      <text:h text:style-name="P10" text:outline-level="1">
<text:span text:style-name="T4">
Противник знову застосував «Іскандери» по об’єктах цивільної та критичної інфраструктури Київщини</text:span>
</text:h>
      <text:p text:style-name="P4">
Author: ['АРМІЯINFORM']</text:p>
      <text:p text:style-name="P4">
Time: 2023-06-01T33:00:00-04:00</text:p>
      <text:p text:style-name="P4">
Description: Про це повідомляє ГШ ЗС України.    «російська федерація, зазнаючи великих втра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oto-1-ukrayinska-systema-ppo.jpg" text:style-name="Internet_20_link" text:visited-style-name="Visited_20_Internet_20_Link">
foto-1-ukrayinska-systema-ppo.jpg</text:a>
']</text:p>
      <text:p text:style-name="P4">
Tags: ['STOPRUSSIA', 'ВТОРГНЕННЯ РФ', 'ГШ ЗС УКРАЇНИ']</text:p>
      <text:p text:style-name="P4">
Category: News</text:p>
      <!--METADATA-->
      <text:p text:style-name="P4">
<draw:frame draw:style-name="fr1" draw:name="Image13" text:anchor-type="as-char" svg:width="6.9236in" svg:height="4.61393in" draw:z-index="0">
<draw:image xlink:href="../Images/AРМІЯINFORM/2023-06-01T33-00-00-04-00/foto-1-ukrayinska-systema-ppo.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eAkTWxhrCu1hAzRR3B2VsUHCxiwwnTuVAzCXvStQjqwY5GDyD884b29ALSBsVW2Zl" text:style-name="Internet_20_link" text:visited-style-name="Visited_20_Internet_20_Link">
повідомляє</text:a>
ГШ ЗС України.</text:p>
      <text:p text:style-name="P4">
«російська федерація, зазнаючи великих втрат, продовжує вести загарбницькувійну. Застосовує тактику терору, намагаючись залякати населення України,завдає ударів, здійснює обстріли не лише військових, а й цивільних об’єктів.</text:p>
      <text:p text:style-name="P4">
Сьогодні вночі противник знову застосував ракети оперативно-тактичногоракетного комплексу „Іскандер“ по об’єктах цивільної та критичноїінфраструктури Київської області. Силами та засобами Повітряних Сил ЗбройнихСил України 10 з 10 ракет були знищені», — йдеться у повідомленні.</text:p>
      <text:p text:style-name="P4">
Source: <text:a xlink:type="simple" xlink:href="https://armyinform.com.ua/2023/06/01/protyvnyk-znovu-zastosuvav-iskandery-po-obyektah-czyvilnoyi-ta-krytychnoyi-infrastruktury-kyyivshhyny/" text:style-name="Internet_20_link" text:visited-style-name="Visited_20_Internet_20_Link">
https://armyinform.com.ua/2023/06/01/protyvnyk-znovu-zastosuvav-iskandery-po-obyektah-czyvilnoyi-ta-krytychnoyi-infrastruktury-kyyivshhyny/</text:a>
</text:p>
      <!--NEWS-->
      <text:h text:style-name="P10" text:outline-level="1">
<text:span text:style-name="T4">
На Донбасі Сили оборони відбили 21 атаку росіян</text:span>
</text:h>
      <text:p text:style-name="P4">
Author: ['АРМІЯINFORM']</text:p>
      <text:p text:style-name="P4">
Time: 2023-06-01T34:00:00-04:00</text:p>
      <text:p text:style-name="P4">
Description: Про це повідомляє ГШ ЗС України.    «Противник продовжує зосереджувати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0810020_581771617413424_6996664269986478614_n.jpg" text:style-name="Internet_20_link" text:visited-style-name="Visited_20_Internet_20_Link">
350810020_581771617413424_6996664269986478614_n.jpg</text:a>
']</text:p>
      <text:p text:style-name="P4">
Tags: ['STOPRUSSIA', 'ВТОРГНЕННЯ РФ', 'ГШ ЗС УКРАЇНИ']</text:p>
      <text:p text:style-name="P4">
Category: News</text:p>
      <!--METADATA-->
      <text:p text:style-name="P4">
<draw:frame draw:style-name="fr1" draw:name="Image14" text:anchor-type="as-char" svg:width="6.9236in" svg:height="5.466759in" draw:z-index="0">
<draw:image xlink:href="../Images/AРМІЯINFORM/2023-06-01T34-00-00-04-00/350810020_581771617413424_6996664269986478614_n.jpg" xlink:type="simple" xlink:show="embed" xlink:actuate="onLoad" draw:mime-type="image/jpeg"/>
</draw:frame>
</text:p>
      <text:p text:style-name="P4">
Про це<text:a xlink:type="simple" xlink:href="https://www.facebook.com/GeneralStaff.ua/posts/pfbid0eAkTWxhrCu1hAzRR3B2VsUHCxiwwnTuVAzCXvStQjqwY5GDyD884b29ALSBsVW2Zl" text:style-name="Internet_20_link" text:visited-style-name="Visited_20_Internet_20_Link">
повідомляє</text:a>
ГШ ЗС України.</text:p>
      <text:p text:style-name="P4">
«Противник продовжує зосереджувати основні зусилля на спробах повної окупаціїЛуганської та Донецької областей. Протягом минулої доби підрозділи сил оборонивідбили 21 ворожу атаку», — йдеться у повідомленні.</text:p>
      <text:p text:style-name="P4">
Зокрема, на Лиманському напрямку противник вів наступальні дії південнішеБілогорівки, успіху не мав. На Бахмутському напрямку протягом минулої добипротивник вів безуспішні наступальні дії у напрямках Оріхово-Василівки таБілої Гори. На Мар’їнському напрямку наші захисники також відбили усі атакипротивника в районі міста Мар’їнка.</text:p>
      <text:p text:style-name="P4">
Source: <text:a xlink:type="simple" xlink:href="https://armyinform.com.ua/2023/06/01/na-donbasi-syly-oborony-vidbyly-21-ataku-rosiyan/" text:style-name="Internet_20_link" text:visited-style-name="Visited_20_Internet_20_Link">
https://armyinform.com.ua/2023/06/01/na-donbasi-syly-oborony-vidbyly-21-ataku-rosiyan/</text:a>
</text:p>
      <!--NEWS-->
      <text:h text:style-name="P10" text:outline-level="1">
<text:span text:style-name="T4">
Протягом доби ворог завдав 3 ракетних та 29 авіаційних ударів</text:span>
</text:h>
      <text:p text:style-name="P4">
Author: ['АРМІЯINFORM']</text:p>
      <text:p text:style-name="P4">
Time: 2023-06-01T35:00:00-04:00</text:p>
      <text:p text:style-name="P4">
Description: Про це повідомляє ГШ ЗС України.    «Протягом минулої доби противник завдав 3 ракет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klibr-raketa-rf.jpg" text:style-name="Internet_20_link" text:visited-style-name="Visited_20_Internet_20_Link">
klibr-raketa-rf.jpg</text:a>
']</text:p>
      <text:p text:style-name="P4">
Tags: []</text:p>
      <text:p text:style-name="P4">
Category: News</text:p>
      <!--METADATA-->
      <text:p text:style-name="P4">
<draw:frame draw:style-name="fr1" draw:name="Image15" text:anchor-type="as-char" svg:width="6.9236in" svg:height="4.448227in" draw:z-index="0">
<draw:image xlink:href="../Images/AРМІЯINFORM/2023-06-01T35-00-00-04-00/klibr-raketa-rf.jpg" xlink:type="simple" xlink:show="embed" xlink:actuate="onLoad" draw:mime-type="image/jpeg"/>
</draw:frame>
Ілюстративне фото</text:p>
      <text:p text:style-name="P4">
<text:span text:style-name="T4">
🔥 Ситуація щодо російського вторгнення</text:span>
  Про це<text:a xlink:type="simple" xlink:href="https://www.facebook.com/GeneralStaff.ua/posts/pfbid0eAkTWxhrCu1hAzRR3B2VsUHCxiwwnTuVAzCXvStQjqwY5GDyD884b29ALSBsVW2Zl" text:style-name="Internet_20_link" text:visited-style-name="Visited_20_Internet_20_Link">
повідомляє</text:a>
ГШ ЗС України.</text:p>
      <text:p text:style-name="P4">
«Протягом минулої доби противник завдав 3 ракетних та 29 авіаційних ударів,здійснив 49 обстрілів із реактивних систем залпового вогню по позиціях нашихвійськ та населених пунктах. На жаль, є постраждалі серед цивільногонаселення, пошкоджено приватні житлові будинки, інша інфраструктура», —йдеться в повідомленні.</text:p>
      <text:p text:style-name="P4">
У ГШ ЗС України застерігають, що ймовірність завдавання ракетних та авіаційнихударів по всій території України і надалі залишається дуже високою.</text:p>
      <text:p text:style-name="P4">
Source: <text:a xlink:type="simple" xlink:href="https://armyinform.com.ua/2023/06/01/protyagom-doby-vorog-zavdav-3-raketnyh-ta-29-aviaczijnyh-udariv/" text:style-name="Internet_20_link" text:visited-style-name="Visited_20_Internet_20_Link">
https://armyinform.com.ua/2023/06/01/protyagom-doby-vorog-zavdav-3-raketnyh-ta-29-aviaczijnyh-udariv/</text:a>
</text:p>
      <!--NEWS-->
      <text:h text:style-name="P10" text:outline-level="1">
<text:span text:style-name="T4">
Наша авіація завдала 15 ударів по районах зосередження противника</text:span>
</text:h>
      <text:p text:style-name="P4">
Author: ['АРМІЯINFORM']</text:p>
      <text:p text:style-name="P4">
Time: 2023-06-01T36:00:00-04:00</text:p>
      <text:p text:style-name="P4">
Description: Про це повідомляє ГШ ЗС України.    «Авіація Сил оборони за минулу добу завдала 15...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vicziya_udar-1-1.jpg" text:style-name="Internet_20_link" text:visited-style-name="Visited_20_Internet_20_Link">
avicziya_udar-1-1.jpg</text:a>
']</text:p>
      <text:p text:style-name="P4">
Tags: ['STOPRUSSIA', 'ВТОРГНЕННЯ РФ', 'ГШ ЗС УКРАЇНИ']</text:p>
      <text:p text:style-name="P4">
Category: News</text:p>
      <!--METADATA-->
      <text:p text:style-name="P4">
<draw:frame draw:style-name="fr1" draw:name="Image16" text:anchor-type="as-char" svg:width="6.9236in" svg:height="4.834981in" draw:z-index="0">
<draw:image xlink:href="../Images/AРМІЯINFORM/2023-06-01T36-00-00-04-00/avicziya_udar-1-1.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eAkTWxhrCu1hAzRR3B2VsUHCxiwwnTuVAzCXvStQjqwY5GDyD884b29ALSBsVW2Zl" text:style-name="Internet_20_link" text:visited-style-name="Visited_20_Internet_20_Link">
повідомляє</text:a>
ГШ ЗС України.</text:p>
      <text:p text:style-name="P4">
«Авіація Сил оборони за минулу добу завдала 15 ударів по районах зосередженняособового складу та військової техніки противника, з них 2 — по зенітно-ракетних комплексах», — йдеться в повідомленні.</text:p>
      <text:p text:style-name="P4">
Також зазначається, що нашими захисниками було знищено 5 ворожихрозвідувальних БПЛА.</text:p>
      <text:p text:style-name="P4">
Крім того, підрозділи ракетних військ і артилерії протягом доби уразили 1пункт управління, 1 артилерійський підрозділ на вогневій позиції, 2 складибоєприпасів та 2 станції радіоелектронної боротьби.</text:p>
      <text:p text:style-name="P4">
Source: <text:a xlink:type="simple" xlink:href="https://armyinform.com.ua/2023/06/01/nasha-aviacziya-zavdala-15-udariv-po-rajonah-zoseredzhennya-protyvnyka/" text:style-name="Internet_20_link" text:visited-style-name="Visited_20_Internet_20_Link">
https://armyinform.com.ua/2023/06/01/nasha-aviacziya-zavdala-15-udariv-po-rajonah-zoseredzhennya-protyvnyka/</text:a>
</text:p>
      <!--NEWS-->
      <text:h text:style-name="P10" text:outline-level="1">
<text:span text:style-name="T4">
Окупанти перетворили Енергодар на військово-логістичну базу</text:span>
</text:h>
      <text:p text:style-name="P4">
Author: ['АРМІЯINFORM']</text:p>
      <text:p text:style-name="P4">
Time: 2023-06-01T37:00:00-04:00</text:p>
      <text:p text:style-name="P4">
Description: Про це повідомляє ГШ ЗС України.    «Попри численні заклики з боку МАГАТЕ і світ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nergodar.jpg" text:style-name="Internet_20_link" text:visited-style-name="Visited_20_Internet_20_Link">
energodar.jpg</text:a>
']</text:p>
      <text:p text:style-name="P4">
Tags: ['STOPRUSSIA', 'ВТОРГНЕННЯ РФ', 'ГШ ЗС УКРАЇНИ', 'ЕНЕРГОДАР']</text:p>
      <text:p text:style-name="P4">
Category: News</text:p>
      <!--METADATA-->
      <text:p text:style-name="P4">
<draw:frame draw:style-name="fr1" draw:name="Image17" text:anchor-type="as-char" svg:width="6.9236in" svg:height="3.499428in" draw:z-index="0">
<draw:image xlink:href="../Images/AРМІЯINFORM/2023-06-01T37-00-00-04-00/energodar.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eAkTWxhrCu1hAzRR3B2VsUHCxiwwnTuVAzCXvStQjqwY5GDyD884b29ALSBsVW2Zl" text:style-name="Internet_20_link" text:visited-style-name="Visited_20_Internet_20_Link">
повідомляє</text:a>
ГШ ЗС України.</text:p>
      <text:p text:style-name="P4">
«Попри численні заклики з боку МАГАТЕ і світових лідерів, окупанти продовжуютьперетворювати тимчасово захоплений Енергодар Запорізької області на військово-логістичну базу. Так, завод „Нестандартного обладнання і трубопроводів“використовується загарбниками для ремонту військової техніки, а завод„Спеціальних конструкцій“ і „Домобудівний комбінат“ окупанти перетворили насклад військової техніки, зброї та боєприпасів», — йдеться у повідомленні.</text:p>
      <text:p text:style-name="P4">
Source: <text:a xlink:type="simple" xlink:href="https://armyinform.com.ua/2023/06/01/okupanty-peretvoryly-energodar-na-vijskovo-logistychnu-bazu/" text:style-name="Internet_20_link" text:visited-style-name="Visited_20_Internet_20_Link">
https://armyinform.com.ua/2023/06/01/okupanty-peretvoryly-energodar-na-vijskovo-logistychnu-bazu/</text:a>
</text:p>
      <!--NEWS-->
      <text:h text:style-name="P10" text:outline-level="1">
<text:span text:style-name="T4">
Сили ППО збили всі десять «Іскандерів», випущених росіянами цієї ночі по Києву</text:span>
</text:h>
      <text:p text:style-name="P4">
Author: ['АРМІЯINFORM']</text:p>
      <text:p text:style-name="P4">
Time: 2023-06-01T38:00:00-04:00</text:p>
      <text:p text:style-name="P4">
Description: Сили та засоби протиповітряної оборони Повітряних Сил ЗС України знищили усі 1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48647623-7090.jpg" text:style-name="Internet_20_link" text:visited-style-name="Visited_20_Internet_20_Link">
1648647623-7090.jpg</text:a>
']</text:p>
      <text:p text:style-name="P4">
Tags: ['АТАКА ВОРОГА', 'ІСКАНДЕРИ', 'ППО']</text:p>
      <text:p text:style-name="P4">
Category: News</text:p>
      <!--METADATA-->
      <text:p text:style-name="P4">
<draw:frame draw:style-name="fr1" draw:name="Image18" text:anchor-type="as-char" svg:width="6.9236in" svg:height="4.615733in" draw:z-index="0">
<draw:image xlink:href="../Images/AРМІЯINFORM/2023-06-01T38-00-00-04-00/1648647623-7090.jpg" xlink:type="simple" xlink:show="embed" xlink:actuate="onLoad" draw:mime-type="image/jpeg"/>
</draw:frame>
</text:p>
      <text:p text:style-name="P4">
Сили та засоби протиповітряної оборони Повітряних Сил ЗС України знищили усі10 ракет: сім балістичних ракет «Іскандер-М» та три крилаті ракети«Іскандер-К», які росія вночі випустила по Києву.</text:p>
      <text:p text:style-name="P4">
Про це <text:a xlink:type="simple" xlink:href="https://t.me/kpszsu/2548" text:style-name="Internet_20_link" text:visited-style-name="Visited_20_Internet_20_Link">
повідомляє</text:a>
 Командування Повітряних Сил ЗСУ.</text:p>
      <text:p text:style-name="P4">
Зазначається, що ракети випущено з брянської області рф.</text:p>
      <text:p text:style-name="P4">
«Близько 02:45 год 1 червня російські окупанти продовжили серію атак настолицю України — місто Київ. Знову противник підступно атакує балістичними такрилатими ракетами наземного базування з ОТРК «Іскандер». Тож часу на те, щобсховатися в укриття, не так багато», — йдеться у повідомленні.</text:p>
      <text:p text:style-name="P4">
У Повітряних Силах ЗСУ додали, що внаслідок протиповітряного бою середцивільних є загиблі та поранені, серед них — діти.</text:p>
      <text:p text:style-name="P4">
Source: <text:a xlink:type="simple" xlink:href="https://armyinform.com.ua/2023/06/01/syly-ppo-zbyly-vsi-desyat-iskanderiv-vypushhenyh-rosiyanamy-cziyeyi-nochi-po-kyyevu/" text:style-name="Internet_20_link" text:visited-style-name="Visited_20_Internet_20_Link">
https://armyinform.com.ua/2023/06/01/syly-ppo-zbyly-vsi-desyat-iskanderiv-vypushhenyh-rosiyanamy-cziyeyi-nochi-po-kyyevu/</text:a>
</text:p>
      <!--NEWS-->
      <text:h text:style-name="P10" text:outline-level="1">
<text:span text:style-name="T4">
Наскільки ефективними є нині засоби російських РЕБ та РЕР?</text:span>
</text:h>
      <text:p text:style-name="P4">
Author: ['АРМІЯINFORM']</text:p>
      <text:p text:style-name="P4">
Time: 2023-06-01T39:00:00-04:00</text:p>
      <text:p text:style-name="P4">
Description: Скільки комплексів РЕБ є на озброєнні в росармії? Чи виправдали себе комплекс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08/REB-Krasuha-4.jpg" text:style-name="Internet_20_link" text:visited-style-name="Visited_20_Internet_20_Link">
REB-Krasuha-4.jpg</text:a>
']</text:p>
      <text:p text:style-name="P4">
Tags: ['ОВТ', 'ОЗБРОЄННЯ', 'ПЕТРО ЧЕРНИК', 'РЕБ', 'РЕР']</text:p>
      <text:p text:style-name="P4">
Category: News</text:p>
      <!--METADATA-->
      <text:p text:style-name="P4">
<draw:frame draw:style-name="fr1" draw:name="Image19" text:anchor-type="as-char" svg:width="6.9236in" svg:height="4.61393in" draw:z-index="0">
<draw:image xlink:href="../Images/AРМІЯINFORM/2023-06-01T39-00-00-04-00/REB-Krasuha-4.jpg" xlink:type="simple" xlink:show="embed" xlink:actuate="onLoad" draw:mime-type="image/jpeg"/>
</draw:frame>
</text:p>
      <text:p text:style-name="P4">
Скільки комплексів РЕБ є на озброєнні в росармії? Чи виправдали себе комплекси«Москва-1», «Красуха-2О»? Та чи поповнюються молодими фахівцями підрозділиросійського РЕБ?</text:p>
      <text:p text:style-name="P4">
Про це спеціально для АрміяInform розповів військовий аналітик Петро Черник.</text:p>
      <text:p text:style-name="P4">
<text:span text:style-name="T5">
Підготував Євген Проворний</text:span>
</text:p>
      <text:p text:style-name="P4">
Source: <text:a xlink:type="simple" xlink:href="https://armyinform.com.ua/2023/06/01/naskilky-efektyvnymy-ye-nyni-zasoby-rosijskogo-reb-ta-rer/" text:style-name="Internet_20_link" text:visited-style-name="Visited_20_Internet_20_Link">
https://armyinform.com.ua/2023/06/01/naskilky-efektyvnymy-ye-nyni-zasoby-rosijskogo-reb-ta-rer/</text:a>
</text:p>
      <!--NEWS-->
      <text:h text:style-name="P10" text:outline-level="1">
<text:span text:style-name="T4">
Втрати ворога за добу: ліквідовано майже 500 окупантів, знищено 2 танки і 14 артсистем</text:span>
</text:h>
      <text:p text:style-name="P4">
Author: ['АРМІЯINFORM']</text:p>
      <text:p text:style-name="P4">
Time: 2023-06-01T40:00:00-04:00</text:p>
      <text:p text:style-name="P4">
Description: Загальні бойові втрати противника з 24.02.22 по 01.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b928447-ae59-4f57-bec1-1d20a44541a4-scaled.jpg" text:style-name="Internet_20_link" text:visited-style-name="Visited_20_Internet_20_Link">
0b928447-ae59-4f57-bec1-1d20a44541a4-scaled.jpg</text:a>
']</text:p>
      <text:p text:style-name="P4">
Tags: ['STOPRUSSIA', 'АГРЕСІЯ РФ', 'ВТОРГНЕННЯ РФ', 'ВТРАТИ ВОРОГА']</text:p>
      <text:p text:style-name="P4">
Category: News</text:p>
      <!--METADATA-->
      <text:p text:style-name="P4">
<draw:frame draw:style-name="fr1" draw:name="Image20" text:anchor-type="as-char" svg:width="6.9236in" svg:height="6.987066in" draw:z-index="0">
<draw:image xlink:href="../Images/AРМІЯINFORM/2023-06-01T40-00-00-04-00/0b928447-ae59-4f57-bec1-1d20a44541a4-scaled.jpg" xlink:type="simple" xlink:show="embed" xlink:actuate="onLoad" draw:mime-type="image/jpeg"/>
</draw:frame>
</text:p>
      <text:p text:style-name="P4">
Загальні бойові втрати противника з 24.02.22 по 01.06.23 орієнтовностановлять:</text:p>
      <ul>
        <li>
<text:span text:style-name="T4">
особового складу ‒</text:span>
 208370 (+460) осіб ліквідовано  * <text:span text:style-name="T4">
танків ‒</text:span>
 3804 (+2)  * <text:span text:style-name="T4">
бойових броньованих машин ‒</text:span>
 7478 (+6)  * <text:span text:style-name="T4">
артилерійських систем ‒</text:span>
 3474 (+14)  * <text:span text:style-name="T4">
РСЗВ ‒</text:span>
 575 (0)  * <text:span text:style-name="T4">
засоби ППО ‒</text:span>
 333 (0)  * <text:span text:style-name="T4">
літаків ‒</text:span>
 313 (0)  * <text:span text:style-name="T4">
гелікоптерів ‒</text:span>
 298 (0)  * <text:span text:style-name="T4">
БПЛА оперативно-тактичного рівня ‒</text:span>
 3131 (+7)  * <text:span text:style-name="T4">
крилаті ракети ‒</text:span>
 1107 (0)  * <text:span text:style-name="T4">
кораблі / катери ‒</text:span>
 18 (0)  * <text:span text:style-name="T4">
автомобільної техніки та автоцистерн ‒</text:span>
 6239 (+9)  * <text:span text:style-name="T4">
спеціальна техніка ‒</text:span>
 458 (+4)</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1.06.23.</text:p>
      <text:p text:style-name="P4">
Source: <text:a xlink:type="simple" xlink:href="https://armyinform.com.ua/2023/06/01/vtraty-voroga-za-dobu-likvidovano-majzhe-500-okupantiv-znyshheno-2-tanky-i-14-artsystem/" text:style-name="Internet_20_link" text:visited-style-name="Visited_20_Internet_20_Link">
https://armyinform.com.ua/2023/06/01/vtraty-voroga-za-dobu-likvidovano-majzhe-500-okupantiv-znyshheno-2-tanky-i-14-artsystem/</text:a>
</text:p>
      <!--NEWS-->
      <text:h text:style-name="P10" text:outline-level="1">
<text:span text:style-name="T4">
Норвезькі інструктори у Великій Британії навчають українських військових вести бій у лісі</text:span>
</text:h>
      <text:p text:style-name="P4">
Author: ['АРМІЯINFORM']</text:p>
      <text:p text:style-name="P4">
Time: 2023-06-01T89:00:00-04:00</text:p>
      <text:p text:style-name="P4">
Description: Інструктори Норвезької національної гвардії Heimevernet Forsvaret у рамк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sh111-e1685632937251.jpeg" text:style-name="Internet_20_link" text:visited-style-name="Visited_20_Internet_20_Link">
gsh111-e1685632937251.jpeg</text:a>
', '<text:a xlink:type="simple" xlink:href="https://armyinform.com.ua/wp-content/uploads/2023/06/gsh222-150x150.jpeg" text:style-name="Internet_20_link" text:visited-style-name="Visited_20_Internet_20_Link">
gsh222-150x150.jpeg</text:a>
', '<text:a xlink:type="simple" xlink:href="https://armyinform.com.ua/wp-content/uploads/2023/06/gsh333-150x150.jpeg" text:style-name="Internet_20_link" text:visited-style-name="Visited_20_Internet_20_Link">
gsh333-150x150.jpeg</text:a>
', '<text:a xlink:type="simple" xlink:href="https://armyinform.com.ua/wp-content/uploads/2023/06/gsh555-150x150.jpeg" text:style-name="Internet_20_link" text:visited-style-name="Visited_20_Internet_20_Link">
gsh555-150x150.jpeg</text:a>
', '<text:a xlink:type="simple" xlink:href="https://armyinform.com.ua/wp-content/uploads/2023/06/gsh44-150x150.jpeg" text:style-name="Internet_20_link" text:visited-style-name="Visited_20_Internet_20_Link">
gsh44-150x150.jpeg</text:a>
']</text:p>
      <text:p text:style-name="P4">
Tags: ['STOPRUSSIA', 'АГРЕСІЯ РФ', 'ВТОРГНЕННЯ РФ', 'ГШ ЗСУ']</text:p>
      <text:p text:style-name="P4">
Category: News</text:p>
      <!--METADATA-->
      <text:p text:style-name="P4">
<draw:frame draw:style-name="fr1" draw:name="Image21" text:anchor-type="as-char" svg:width="6.9236in" svg:height="6.078466in" draw:z-index="0">
<draw:image xlink:href="../Images/AРМІЯINFORM/2023-06-01T89-00-00-04-00/gsh111-e1685632937251.jpeg" xlink:type="simple" xlink:show="embed" xlink:actuate="onLoad" draw:mime-type="image/jpeg"/>
</draw:frame>
</text:p>
      <text:p text:style-name="P4">
Інструктори Норвезької національної гвардії Heimevernet Forsvaret у рамкахбагатонаціональної навчальної операції «ІНТЕРФЛЕКС» з базовоїзагальновійськової підготовки особового складу Збройних Сил України підкерівництвом Сполученого Королівства Великої Британії та Північної Ірландіїпродовжують навчати українських військовослужбовців дій у лісистій місцевості,патрулювання, використання переносної протитанкової керованої ракети NLAW,медичної підготовки, протизасадних дій та виживання.</text:p>
      <text:p text:style-name="P4">
Про це у Facebook<text:a xlink:type="simple" xlink:href="https://www.facebook.com/GeneralStaff.ua/posts/pfbid02iSf2T2hC1gSm7wjSgn2KKrW4WTdESMZefEeU5aTiiYuJ8dPH9B6ax5ci87FX5Kt4l" text:style-name="Internet_20_link" text:visited-style-name="Visited_20_Internet_20_Link">
повідомляє</text:a>
Генеральний штаб ЗСУ.</text:p>
      <text:p text:style-name="P4">
«Ця підготовка дає змогу вдосконалити набуті бойові навички для підвищенняособистої безпеки та безпеки підрозділу під час різних сценаріїв дій ЗбройнихСил України, щоб військовослужбовці могли вправно використовувати необхіднітактичні знання для захисту України», — йдеться в повідомленні.</text:p>
      <text:p text:style-name="P4">
<text:a xlink:type="simple" xlink:href="https://armyinform.com.ua/wp-content/uploads/2023/06/gsh222.jpeg" text:style-name="Internet_20_link" text:visited-style-name="Visited_20_Internet_20_Link">
<draw:frame draw:style-name="fr1" draw:name="Image22" text:anchor-type="as-char" svg:width="6.9236in" svg:height="6.9236in" draw:z-index="0">
<draw:image xlink:href="../Images/AРМІЯINFORM/2023-06-01T89-00-00-04-00/gsh222-150x150.jpeg" xlink:type="simple" xlink:show="embed" xlink:actuate="onLoad" draw:mime-type="image/jpeg"/>
</draw:frame>
</text:a>
</text:p>
      <text:p text:style-name="P4">
<text:a xlink:type="simple" xlink:href="https://armyinform.com.ua/wp-content/uploads/2023/06/gsh333.jpeg" text:style-name="Internet_20_link" text:visited-style-name="Visited_20_Internet_20_Link">
<draw:frame draw:style-name="fr1" draw:name="Image23" text:anchor-type="as-char" svg:width="6.9236in" svg:height="6.9236in" draw:z-index="0">
<draw:image xlink:href="../Images/AРМІЯINFORM/2023-06-01T89-00-00-04-00/gsh333-150x150.jpeg" xlink:type="simple" xlink:show="embed" xlink:actuate="onLoad" draw:mime-type="image/jpeg"/>
</draw:frame>
</text:a>
</text:p>
      <text:p text:style-name="P4">
<text:a xlink:type="simple" xlink:href="https://armyinform.com.ua/wp-content/uploads/2023/06/gsh555.jpeg" text:style-name="Internet_20_link" text:visited-style-name="Visited_20_Internet_20_Link">
<draw:frame draw:style-name="fr1" draw:name="Image24" text:anchor-type="as-char" svg:width="6.9236in" svg:height="6.9236in" draw:z-index="0">
<draw:image xlink:href="../Images/AРМІЯINFORM/2023-06-01T89-00-00-04-00/gsh555-150x150.jpeg" xlink:type="simple" xlink:show="embed" xlink:actuate="onLoad" draw:mime-type="image/jpeg"/>
</draw:frame>
</text:a>
</text:p>
      <text:p text:style-name="P4">
<text:a xlink:type="simple" xlink:href="https://armyinform.com.ua/wp-content/uploads/2023/06/gsh44.jpeg" text:style-name="Internet_20_link" text:visited-style-name="Visited_20_Internet_20_Link">
<draw:frame draw:style-name="fr1" draw:name="Image25" text:anchor-type="as-char" svg:width="6.9236in" svg:height="6.9236in" draw:z-index="0">
<draw:image xlink:href="../Images/AРМІЯINFORM/2023-06-01T89-00-00-04-00/gsh44-150x150.jpeg" xlink:type="simple" xlink:show="embed" xlink:actuate="onLoad" draw:mime-type="image/jpeg"/>
</draw:frame>
</text:a>
</text:p>
      <text:p text:style-name="P4">
Під експертним керівництвом інструкторів Збройних Сил Королівства Норвегіяновобранці Збройних Сил України стали підготовленішими до бойових умов.</text:p>
      <text:p text:style-name="P4">
Королівство Норвегія і Сполучене Королівство Великої Британії та ПівнічноїІрландії продовжують підтримувати народ України та невпинно співпрацюють знашими міжнародними партнерами, щоб надавати постійну підтримку Україні увідповідь на триваючі порушення росією міжнародного права. Це безцінно,оскільки народ України продовжує боротися за своє право жити в суверенній,незалежній і демократичній державі. Прибувши до Сполученого Королівства 2022року, контингент військовослужбовців та військовослужбовиць Збройних СилКоролівства Норвегії бере участь у програмі підготовки українських новобранцівпід керівництвом Великої Британії разом з іншими країнами-партнерами.</text:p>
      <text:p text:style-name="P4">
Source: <text:a xlink:type="simple" xlink:href="https://armyinform.com.ua/2023/06/01/norvezki-instruktory-u-velykij-brytaniyi-navchayut-ukrayinskyh-vijskovyh-vesty-bij-u-lisi/" text:style-name="Internet_20_link" text:visited-style-name="Visited_20_Internet_20_Link">
https://armyinform.com.ua/2023/06/01/norvezki-instruktory-u-velykij-brytaniyi-navchayut-ukrayinskyh-vijskovyh-vesty-bij-u-lisi/</text:a>
</text:p>
      <!--NEWS-->
      <text:h text:style-name="P10" text:outline-level="1">
<text:span text:style-name="T4">
«Обовʼязок місцевої влади — забезпечити наявність і доступність укриттів цілодобово» — Президент України</text:span>
</text:h>
      <text:p text:style-name="P4">
Author: ['АРМІЯINFORM']</text:p>
      <text:p text:style-name="P4">
Time: 2023-06-01T92:00:00-04:00</text:p>
      <text:p text:style-name="P4">
Description: Завершується цей довгий і важкий день.      Передусім мої співчуття рідним і близьк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olodyayaya.png" text:style-name="Internet_20_link" text:visited-style-name="Visited_20_Internet_20_Link">
volodyayaya.png</text:a>
']</text:p>
      <text:p text:style-name="P4">
Tags: ['STOPRUSSIA', 'АГРЕСІЯ РФ', 'ВОЛОДИМИР ЗЕЛЕНСЬКИЙ', 'ВТОРГНЕННЯ РФ']</text:p>
      <text:p text:style-name="P4">
Category: News</text:p>
      <!--METADATA-->
      <text:p text:style-name="P4">
<draw:frame draw:style-name="fr1" draw:name="Image26" text:anchor-type="as-char" svg:width="6.9236in" svg:height="4.792731in" draw:z-index="0">
<draw:image xlink:href="../Images/AРМІЯINFORM/2023-06-01T92-00-00-04-00/volodyayaya.png" xlink:type="simple" xlink:show="embed" xlink:actuate="onLoad" draw:mime-type="image/png"/>
</draw:frame>
</text:p>
      <text:p text:style-name="P4">
Завершується цей довгий і важкий день.</text:p>
      <text:p text:style-name="P4">
Передусім мої співчуття рідним і близьким тих, чиї життя забрала росія,забрали російські удари.</text:p>
      <text:p text:style-name="P4">
Ми робимо максимум, щоб захистити людей. Не було такої міжнародної зустрічі,не було таких міжнародних переговорів, на яких не порушувалося б питання ППОдля України.</text:p>
      <text:p text:style-name="P4">
Але захист людей — це захист на всіх рівнях. Укриття мають бути доступними.Ніколи більше не має повторитися ситуація, як цієї ночі в Києві, коли людиприйшли в укриття, а укриття — зачинене. Це обов’язок представників місцевоївлади, дуже конкретний обов’язок — забезпечити наявність і доступністьукриттів цілодобово. Боляче бачити недбале ставлення до цього обов’язку.Боляче бачити втрати. І якщо обов’язок на місцях не виконується, це прямийобов’язок правоохоронців — притягати до відповідальності.</text:p>
      <text:p text:style-name="P4">
Сьогодні в нашій державі, як і в багатьох інших країнах, відзначається Деньзахисту дітей. Але й у цей день держава-терорист забрала життя українськоїдитини. Але й у цей день росія обстрілювала наші міста — від Харкова доХерсона, від Києва до Донбасу. Але й цей день ми використали по максимуму, щобнаблизити поразку терористів. І цей день став часом, коли ми наближаємовідповідальність росії — кожного вбивці, кожного терориста.</text:p>
      <text:p text:style-name="P4">
Сьогодні від ранку наша українська делегація — у Молдові на самітіЄвропейської політичної спільноти. Зараз тут — центр політичних дискусій нанашому континенті. Були дуже важливі переговори. Президентка Молдови таПрезидент Франції, Премʼєр Великої Британії та Президентка Єврокомісії,Президент Румунії та Премʼєр Португалії, Премʼєр Албанії та Премʼєр ПівнічноїМакедонії, Премʼєр Італії, Премʼєр Іспанії, Президент Швейцарії, ПремʼєрЧехії, Президент Азербайджану, канцлер Німеччини.</text:p>
      <text:p text:style-name="P4">
Був і розширений формат із представниками Нідерландів, Данії, Швеції,Британії, Польщі, Бельгії. І, звичайно, — зустрічі на полях саміту та спільнезасідання всіх учасників та учасниць саміту…</text:p>
      <text:p text:style-name="P4">
Готуємо нові оборонні рішення для України — це стосується й ППО, і авіації, інашого просування на землі. Готуємо реальний політичний зміст для саміту НАТОу Вільнюсі. Готуємо пакет гарантій безпеки для нашої держави на шляху вАльянс. Робимо все, щоб наблизити політичне рішення Євросоюзу щодо членствадля України. Готуємо саміт миру на основі української формули миру.</text:p>
      <text:p text:style-name="P4">
І я дякую всім лідерам, усім країнам, які нас підтримують за цими пунктами. Цене лише підтримка України — це підтримка реальної безпеки для всієї Європи.</text:p>
      <text:p text:style-name="P4">
Окремо я хочу подякувати пані Урсулі фон дер Ляєн, Президентці Єврокомісії, запідтримку наших ініціатив щодо захисту наших дітей, щодо пошуку й поверненнятих маленьких українців і українок, які були депортовані в росію. Маємо їхусіх повернути, маємо зробити все можливе й неможливе, щоб дати захист усімнашим людям — по максимуму — від будь-яких російських загроз. Впевнений, що цеможливо.</text:p>
      <text:p text:style-name="P4">
Окремо хочу подякувати Президенту Мішелю, Президенту Європейської ради, якийсьогодні провів спеціальну безпекову сесію в межах саміту.</text:p>
      <text:p text:style-name="P4">
І окремо хочу подякувати Роберті Мецолі, голові Європейського парламенту, заухвалене рішення щодо боєприпасів для України — за підтримку виділеннядодаткових 500 мільйонів євро для цього. Дякую!</text:p>
      <text:p text:style-name="P4">
Дякую всім нашим воїнам! Дякую всім, хто тренує наших воїнів! Хто допомагаєнам зброєю! Хто лікує наших героїв після поранень! Дякую всім рятувальникам,усім нашим працівникам ДСНС та інших служб, які ліквідовують наслідкиросійських ударів! Дякую всім волонтерам, які допомагають нашим воїнам, нашимлюдям, нашій державі!</text:p>
      <text:p text:style-name="P4">
Дякую всім, із ким ми йдемо пліч-о-пліч до нашої перемоги, до нашого миру й допокарання російських терористів.</text:p>
      <text:p text:style-name="P4">
<text:span text:style-name="T5">
Джерело:<text:a xlink:type="simple" xlink:href="https://www.president.gov.ua/news/obovyazok-miscevoyi-vladi-zabezpechiti-nayavnist-i-dostupnis-83337" text:style-name="Internet_20_link" text:visited-style-name="Visited_20_Internet_20_Link">
 Офіс ПрезидентаУкраїни</text:a>
</text:span>
</text:p>
      <text:p text:style-name="P4">
Source: <text:a xlink:type="simple" xlink:href="https://armyinform.com.ua/2023/06/01/obov%ca%bcyazok-misczevoyi-vlady-zabezpechyty-nayavnist-i-dostupnist-ukryttiv-czilodobovo-prezydent-ukrayiny/" text:style-name="Internet_20_link" text:visited-style-name="Visited_20_Internet_20_Link">
https://armyinform.com.ua/2023/06/01/obov%ca%bcyazok-misczevoyi-vlady-zabezpechyty-nayavnist-i-dostupnist-ukryttiv-czilodobovo-prezydent-ukrayiny/</text:a>
</text:p>
      <!--NEWS-->
      <text:h text:style-name="P10" text:outline-level="1">
<text:span text:style-name="T4">
«Причина ротаційних заходів противника на Бахмутському напрямку — потужні удари ЗСУ» — Сергій Череватий</text:span>
</text:h>
      <text:p text:style-name="P4">
Author: ['Валентина Вілюра']</text:p>
      <text:p text:style-name="P4">
Time: 2023-06-01T95:00:00-04:00</text:p>
      <text:p text:style-name="P4">
Description: Про це в ефірі телемарафону «Єдині новини» повідомив речник Східного угруповання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ВТОРГНЕННЯ РФ', 'СЕРГІЙ ЧЕРЕВАТИЙ']</text:p>
      <text:p text:style-name="P4">
Category: News</text:p>
      <!--METADATA-->
      <text:p text:style-name="P4">
<draw:frame draw:style-name="fr1" draw:name="Image27" text:anchor-type="as-char" svg:width="6.9236in" svg:height="4.61393in" draw:z-index="0">
<draw:image xlink:href="../Images/AРМІЯINFORM/2023-06-01T95-00-00-04-00/cherevatyj-2.jpg" xlink:type="simple" xlink:show="embed" xlink:actuate="onLoad" draw:mime-type="image/jpeg"/>
</draw:frame>
</text:p>
      <text:p text:style-name="P4">
Про це в ефірі телемарафону «Єдині новини» повідомив речник Східногоугруповання військ ЗСУ Сергій Череватий.</text:p>
      <text:p text:style-name="P4">
За його словами, росіяни проводять ротаційні заходи на Бахмутському напрямкупід прикриттям інтенсивного вогню. рашисти 476 разів били по наших позиціях наБахмутському відрізку фронту. Також там відбулося 4 бойових зіткнення зворогом. Сили оборони завдавали удари у відповідь, не даючи окупантамповноцінно проводити ротацію особового складу і техніки.</text:p>
      <text:p text:style-name="P4">
— 59 окупантів було знищено, 103 — зазнали поранень, одного рашиста взяли вполон. Також знищили дві радіолокаційні станції, БПЛА, одну гармату «Гіацинт»та ПТРК. Крім того, під час переміщення ворога було ліквідовано 2 автомобілі збоєприпасами та 2 склади з боєприпасами. Як зазначив Сергій Череватий, самапричина ротаційних заходів — потужні удари ЗСУ. Це і змусило виводитипідрозділи пвк «вагнера».</text:p>
      <text:p text:style-name="P4">
— На разі ми робимо все, щоб максимально виснажити логістику ворога. Б’ємо поскупченню техніки, особового складу та штабах. Зокрема, на Лимано-Куп’янськомунапрямку сьогодні було знищено 1 командно-спостережний пункт, вчора ж 3командних пункти на Бахмутському напрямку. Робота постійно триває, щобунеможливити або ж ускладнити доставлення боєприпасів ворогу.</text:p>
      <text:p text:style-name="P4">
Source: <text:a xlink:type="simple" xlink:href="https://armyinform.com.ua/2023/06/01/prychyna-rotaczijnyh-zahodiv-protyvnyka-na-bahmutskomu-napryamku-potuzhni-udary-zsu-sergij-cherevatyj/" text:style-name="Internet_20_link" text:visited-style-name="Visited_20_Internet_20_Link">
https://armyinform.com.ua/2023/06/01/prychyna-rotaczijnyh-zahodiv-protyvnyka-na-bahmutskomu-napryamku-potuzhni-udary-zsu-sergij-cherevatyj/</text:a>
</text:p>
      <!--NEWS-->
      <text:h text:style-name="P10" text:outline-level="1">
<text:span text:style-name="T4">
Масовані обстріли України — приклад нервової реакції росіян на їхні невдачі на полі бою</text:span>
</text:h>
      <text:p text:style-name="P4">
Author: ['Валентина Вілюра']</text:p>
      <text:p text:style-name="P4">
Time: 2023-06-01T97:00:00-04:00</text:p>
      <text:p text:style-name="P4">
Description: Заступник Міністра оборони України Ганна Маляр в ефірі телемарафону «Єдині нов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alyar-1-960x540-1.jpg" text:style-name="Internet_20_link" text:visited-style-name="Visited_20_Internet_20_Link">
malyar-1-960x540-1.jpg</text:a>
']</text:p>
      <text:p text:style-name="P4">
Tags: ['STOPRUSSIA', 'АГРЕСІЯ РФ', 'ГАННА МАЛЯР']</text:p>
      <text:p text:style-name="P4">
Category: News</text:p>
      <!--METADATA-->
      <text:p text:style-name="P4">
<draw:frame draw:style-name="fr1" draw:name="Image28" text:anchor-type="as-char" svg:width="6.9236in" svg:height="3.894525in" draw:z-index="0">
<draw:image xlink:href="../Images/AРМІЯINFORM/2023-06-01T97-00-00-04-00/malyar-1-960x540-1.jpg" xlink:type="simple" xlink:show="embed" xlink:actuate="onLoad" draw:mime-type="image/jpeg"/>
</draw:frame>
</text:p>
      <text:p text:style-name="P4">
Заступник Міністра оборони України Ганна Маляр в ефірі телемарафону «Єдиніновини» висловила свою думку на запитання чи можуть бути пов’язані травневімасовані обстріли України ворогом з ситуацією на фронті.</text:p>
      <text:p text:style-name="P4">
Ганна Маляр розповіла, що це якраз може бути прикладом нервової реакції на тічи інші події. В інформаційному просторі була активно висвітлена темамайбутнього контрнаступу ЗСУ, а на росіян це справило панічний вплив.</text:p>
      <text:p text:style-name="P4">
— Дійсно на Сході нашої країни вони намагалися наступати з нового року по 4напрямках — зараз додали ще 2, але в них нічого не виходить. У росіян постійнопереносяться дати їх задач, наприклад, вийти на рубежі Луганської й Донецькоїобласті, тому ту програму мінімум, яку вони собі поставили після того, як незахопили Київ їм не вдається реалізувати, — зазначила Міністра оборони УкраїниГанна Маляр.</text:p>
      <text:p text:style-name="P4">
Крім того, вона додала, що безумовно ворог шукає інші шляхи, щоб все-такизавоювати Україну і багато їхніх кроків пов’язано саме з тим, щоб вибити наспсихологічної рівноваги та деморалізувати.</text:p>
      <text:p text:style-name="P4">
Source: <text:a xlink:type="simple" xlink:href="https://armyinform.com.ua/2023/06/01/masovani-obstrily-ukrayiny-pryklad-nervovoyi-reakcziyi-rosiyan-na-yih-nevdachi-na-poli-boyu/" text:style-name="Internet_20_link" text:visited-style-name="Visited_20_Internet_20_Link">
https://armyinform.com.ua/2023/06/01/masovani-obstrily-ukrayiny-pryklad-nervovoyi-reakcziyi-rosiyan-na-yih-nevdachi-na-poli-boyu/</text:a>
</text:p>
      <!--NEWS-->
      <text:h text:style-name="P10" text:outline-level="1">
<text:span text:style-name="T4">
Серед масового поховання в Ізюмі залишаються неідентифікованими 66 тіл</text:span>
</text:h>
      <text:p text:style-name="P4">
Authors: Ukrinform (Person)</text:p>
      <text:p text:style-name="P4">
Publisher: Укринформ (Organization)</text:p>
      <text:p text:style-name="P4">
Published Time: 2023-06-02T-10:43:00+03:00</text:p>
      <text:p text:style-name="P4">
Modified Time: 2023-06-02T23:43:00+03:00</text:p>
      <text:p text:style-name="P4">
Description: З масового поховання в Ізюмі на Харківщині залишаються неідентифікованими 66 тіл. — Укрінформ.</text:p>
      <text:p text:style-name="P4">
Images: ['<text:a xlink:type="simple" xlink:href="https://static.ukrinform.com/photos/2022_09/thumb_files/630_360_1663663916-795.jpg" text:style-name="Internet_20_link" text:visited-style-name="Visited_20_Internet_20_Link">
630_360_16636...</text:a>
']</text:p>
      <text:p text:style-name="P4">
Tags: ['Поліція', 'Харківщина', 'Ізюм']</text:p>
      <text:p text:style-name="P4">
Type: Article</text:p>
      <!--METADATA-->
      <text:p text:style-name="P4">
<draw:frame draw:style-name="fr1" draw:name="Image29" text:anchor-type="as-char" svg:width="6.9236in" svg:height="3.956343in" draw:z-index="0">
<draw:image xlink:href="../Images/yкринформ/2023-06-02T-10-43-00-03-00/630_360_1663663916-795.jpg" xlink:type="simple" xlink:show="embed" xlink:actuate="onLoad" draw:mime-type="image/jpeg"/>
</draw:frame>
 Змасового поховання в Ізюмі на Харківщині залишаються неідентифікованими 66тіл.</text:p>
      <text:p text:style-name="P4">
Про це повідомив у <text:a xlink:type="simple" xlink:href="https://t.me/police_kh_region/17978" text:style-name="Internet_20_link" text:visited-style-name="Visited_20_Internet_20_Link">
 Телеграмі </text:a>
 відділкомунікації ГУ Нацполіції в Харківській області, передає Укрінформ.</text:p>
      <text:p text:style-name="P4">
«На теперішній час з місця масового поховання в Ізюмі вилучено 449 тіл,ідентифікована переважна більшість осіб, залишаються неідентифікованими 66осіб», - розповіла заступниця начальника відділу розслідування злочинів,скоєних проти життя та здоров'я особи, Слідчого управління ГУНП в Харківськійобласті Оксана Олійник.</text:p>
      <text:p text:style-name="P4">
<text:span text:style-name="T4">
Читайте також:</text:span>
 <text:a xlink:type="simple" xlink:href="https://www.ukrinform.ua/rubric-regions/3711203-sbu-vikrila-klirika-upc-mp-akij-dopomagav-zagarbnikam-v-izumi.html" text:style-name="Internet_20_link" text:visited-style-name="Visited_20_Internet_20_Link">
 СБУ викрила клірика УПЦ МП, який допомагав загарбникам в<text:span text:style-name="T4">
Ізюм</text:span>
 і </text:a>
</text:p>
      <text:p text:style-name="P4">
Вона зазначила, що процес ідентифікації може бути прискорений, якщо всі родичізагиблих звернуться до поліції. Зокрема, 1 червня після відповідних звернень умісті знову працювала пересувна ДНК-лабораторія, зразки здали 12 громадян.</text:p>
      <text:p text:style-name="P4">
Як повідомляв Укрінформ, після звільнення Ізюма у вересні 2022 рокуправоохоронці виявили в лісі масове поховання. З нього вилучили 449 тілцивільних осіб, у тому числі сімох дітей. Зокрема, експертизами ДНКпідтверджено, що в масовому похованні було тіло дитячого письменникаВолодимира Вакуленка, якого загарбники застрелили. Також 28 грудня сталовідомо, що керівник ізюмського осередку «Пласту» Олег Єфіменко теж бувпохований у лісі. Експерти підтвердили, що чоловіка катували.</text:p>
      <text:p text:style-name="P4">
Source: <text:a xlink:type="simple" xlink:href="https://www.ukrinform.ua/rubric-regions/3717592-sered-masovogo-pohovanna-v-izumi-zalisautsa-neidentifikovanimi-66-til.html" text:style-name="Internet_20_link" text:visited-style-name="Visited_20_Internet_20_Link">
https://www.ukrinform.ua/rubric-regions/3717592-sered-masovogo-pohovanna-v-izumi-zalisautsa-neidentifikovanimi-66-til.html</text:a>
</text:p>
      <!--NEWS-->
      <text:h text:style-name="P10" text:outline-level="1">
<text:span text:style-name="T4">
Єрмак: Я ніколи не планував іти у президенти</text:span>
</text:h>
      <text:p text:style-name="P4">
Authors: Ukrinform (Person)</text:p>
      <text:p text:style-name="P4">
Publisher: Укринформ (Organization)</text:p>
      <text:p text:style-name="P4">
Published Time: 2023-06-02T-12:28:00+03:00</text:p>
      <text:p text:style-name="P4">
Modified Time: 2023-06-02T23:28:00+03:00</text:p>
      <text:p text:style-name="P4">
Description: Керівник ОП Андрій Єрмак заявив, що не планує балотуватися на посаду Президента України. — Укрінформ.</text:p>
      <text:p text:style-name="P4">
Images: ['<text:a xlink:type="simple" xlink:href="https://static.ukrinform.com/photos/2023_01/thumb_files/630_360_1674842334-682.jpeg" text:style-name="Internet_20_link" text:visited-style-name="Visited_20_Internet_20_Link">
630_360_16748...</text:a>
']</text:p>
      <text:p text:style-name="P4">
Tags: ['Президент', 'Україна', 'Єрмак']</text:p>
      <text:p text:style-name="P4">
Type: Article</text:p>
      <!--METADATA-->
      <text:p text:style-name="P4">
<draw:frame draw:style-name="fr1" draw:name="Image30" text:anchor-type="as-char" svg:width="6.9236in" svg:height="3.956343in" draw:z-index="0">
<draw:image xlink:href="../Images/yкринформ/2023-06-02T-12-28-00-03-00/630_360_1674842334-682.jpeg" xlink:type="simple" xlink:show="embed" xlink:actuate="onLoad" draw:mime-type="image/jpeg"/>
</draw:frame>
 КерівникОП Андрій Єрмак заявив, що не планує балотуватися на посаду ПрезидентаУкраїни.</text:p>
      <text:p text:style-name="P4">
Як повідомляє Укрінформ, про це він сказав у телепроєкті Дмитра Комарова «Рік.За кадром. Офіс Президента», коментуючи відповідне запитання.</text:p>
      <text:p text:style-name="P4">
«Ні, я не планую йти у президенти - і ніколи не планував. Я вважаю, що у наснайкращий Президент за всі роки незалежності України. І я пишаюсь, що я працююз цим Президентом. Я ще раз повторю, що я прийшов з цим президентом, і з цимпрезидентом піду», - зазначив <text:a xlink:type="simple" xlink:href="https://www.ukrinform.ua/tag-ermak" text:style-name="Internet_20_link" text:visited-style-name="Visited_20_Internet_20_Link">
 Єрмак </text:a>
 .</text:p>
      <text:p text:style-name="P4">
<text:span text:style-name="T4">
Читайте також:</text:span>
 <text:a xlink:type="simple" xlink:href="https://www.ukrinform.ua/rubric-polytics/3717659-ermak-prokomentuvav-zvinuvacenna-u-nibito-spivpraci-z-fsb.html" text:style-name="Internet_20_link" text:visited-style-name="Visited_20_Internet_20_Link">
 <text:span text:style-name="T4">
Єрмак</text:span>
 прокоментував звинувачення у нібито співпраці зФСБ </text:a>
</text:p>
      <text:p text:style-name="P4">
Як повідомляв Укрінформ, 11 лютого 2020 року Володимир Зеленський призначивАндрія Єрмака на посаду керівника Офісу Президента України.</text:p>
      <text:p text:style-name="P4">
<text:span text:style-name="T5">
Фото: ОП</text:span>
</text:p>
      <text:p text:style-name="P4">
Source: <text:a xlink:type="simple" xlink:href="https://www.ukrinform.ua/rubric-polytics/3717665-ermak-a-nikoli-ne-planuvav-iti-u-prezidenti.html" text:style-name="Internet_20_link" text:visited-style-name="Visited_20_Internet_20_Link">
https://www.ukrinform.ua/rubric-polytics/3717665-ermak-a-nikoli-ne-planuvav-iti-u-prezidenti.html</text:a>
</text:p>
      <!--NEWS-->
      <text:h text:style-name="P10" text:outline-level="1">
<text:span text:style-name="T4">
Залізнична аварія в Індії: пів сотні загиблих, понад 300 поранених</text:span>
</text:h>
      <text:p text:style-name="P4">
Authors: Ukrinform (Person)</text:p>
      <text:p text:style-name="P4">
Publisher: Укринформ (Organization)</text:p>
      <text:p text:style-name="P4">
Published Time: 2023-06-02T-14:18:00+03:00</text:p>
      <text:p text:style-name="P4">
Modified Time: 2023-06-02T23:18:00+03:00</text:p>
      <text:p text:style-name="P4">
Description: Близько 50 осіб вважаються загиблими й сотні поранено внаслідок зіткнення трьох потягів у Індії, що сталося у п'ятницю ввечері. — Укрінформ.</text:p>
      <text:p text:style-name="P4">
Images: ['<text:a xlink:type="simple" xlink:href="https://static.ukrinform.com/photos/2023_06/thumb_files/630_360_1685737157-161.jpg" text:style-name="Internet_20_link" text:visited-style-name="Visited_20_Internet_20_Link">
630_360_16857...</text:a>
']</text:p>
      <text:p text:style-name="P4">
Tags: ['Аварія', 'Індія', 'Потяг']</text:p>
      <text:p text:style-name="P4">
Type: Article</text:p>
      <!--METADATA-->
      <text:p text:style-name="P4">
<draw:frame draw:style-name="fr1" draw:name="Image31" text:anchor-type="as-char" svg:width="6.9236in" svg:height="3.956343in" draw:z-index="0">
<draw:image xlink:href="../Images/yкринформ/2023-06-02T-14-18-00-03-00/630_360_1685737157-161.jpg" xlink:type="simple" xlink:show="embed" xlink:actuate="onLoad" draw:mime-type="image/jpeg"/>
</draw:frame>
 Близько50 осіб вважаються загиблими й сотні поранено внаслідок зіткнення трьохпотягів у Індії, що сталося у п'ятницю ввечері.</text:p>
      <text:p text:style-name="P4">
Як передає Укрінформ з посиланням на <text:a xlink:type="simple" xlink:href="https://edition.cnn.com/2023/06/02/asia/india-train-crash-odisha-intl/index.html" text:style-name="Internet_20_link" text:visited-style-name="Visited_20_Internet_20_Link">
 CNN</text:a>
 , два пасажирські потяги й один товарний зіткнулися в містіБаласор у штаті Одіша.</text:p>
      <text:p text:style-name="P4">
Загинуло близько 50 осіб, кількість поранених перевищує 300.</text:p>
      <text:p text:style-name="P4">
<text:span text:style-name="T4">
Читайте також:</text:span>
 <text:a xlink:type="simple" xlink:href="https://www.ukrinform.ua/rubric-world/3715503-avaria-turisticnogo-covna-v-italii-kilkist-zertv-zrosla-do-cotiroh.html" text:style-name="Internet_20_link" text:visited-style-name="Visited_20_Internet_20_Link">
 <text:span text:style-name="T4">
Аварія</text:span>
 туристичного човна в Італії: кількість жертвзросла до чотирьох </text:a>
</text:p>
      <text:p text:style-name="P4">
На місці катастрофи працюють рятувальники, півсотні карет швидкої допомоги такілька пожежних підрозділів.</text:p>
      <text:p text:style-name="Quotations">

<text:p text:style-name="P4">
<text:a xlink:type="simple" xlink:href="https://twitter.com/hashtag/CoromandelExpress" text:style-name="Internet_20_link" text:visited-style-name="Visited_20_Internet_20_Link">
 #CoromandelExpress&gt;
 </text:a>
&gt;
 derails near Bahanaga station in Balasore, <text:a xlink:type="simple" xlink:href="https://twitter.com/hashtag/Odisha" text:style-name="Internet_20_link" text:visited-style-name="Visited_20_Internet_20_Link">
 #Odisha&gt;
 </text:a>
 . Several&gt;
 coaches are reported to have derailed: CPRO Southern Railway. (ANI) <text:a xlink:type="simple" xlink:href="https://t.co/2Zakb07gQq" text:style-name="Internet_20_link" text:visited-style-name="Visited_20_Internet_20_Link">
&gt;
 pic.twitter.com/2Zakb07gQq </text:a>
&gt;
&gt;
 — TOI Bhubaneswar (@TOIBhubaneswar) <text:a xlink:type="simple" xlink:href="https://twitter.com/TOIBhubaneswar/status/1664645421673721857" text:style-name="Internet_20_link" text:visited-style-name="Visited_20_Internet_20_Link">
 June 2, 2023&gt;
 </text:a>
</text:p>

</text:p>
      <text:p text:style-name="P4">
Один з потягів, що потрапив у аварію, – експрес, що курсує через східнеузбережжя Індії між столицею Західної Бенгалії Калькуттою і південним містомЧеннай.</text:p>
      <text:p text:style-name="Quotations">

<text:p text:style-name="P4">
Visuals from the site near Bahanaga Railway Station in Balasore, where the&gt;
 train accident happened earlier today. <text:a xlink:type="simple" xlink:href="https://t.co/9kjBZDwJzO" text:style-name="Internet_20_link" text:visited-style-name="Visited_20_Internet_20_Link">
 pic.twitter.com/9kjBZDwJzO&gt;
 </text:a>
&gt;
&gt;
 — Press Trust of India (@PTI_News) <text:a xlink:type="simple" xlink:href="https://twitter.com/PTI_News/status/1664690654944047104" text:style-name="Internet_20_link" text:visited-style-name="Visited_20_Internet_20_Link">
 June 2, 2023&gt;
 </text:a>
</text:p>

</text:p>
      <text:p text:style-name="P4">
Зазначається, що розгалужена залізнична мережа Індії страждає від старіння тапоганого технічного обслуговування – факторів, які часто стають причиноюаварій.</text:p>
      <text:p text:style-name="P4">
<text:span text:style-name="T4">
Читайте також:</text:span>
 <text:a xlink:type="simple" xlink:href="https://www.ukrinform.ua/rubric-world/3716327-v-indii-avtobus-zirvavsa-v-uselinu-10-zagiblih.html" text:style-name="Internet_20_link" text:visited-style-name="Visited_20_Internet_20_Link">
 В Індії автобус зірвався в ущелину: 10 загиблих</text:a>
</text:p>
      <text:p text:style-name="P4">
У 2021 році в майже 18 тис. інцидентів на залізниці по всій країні загинулоблизько 16,5 тис. осіб. Більшість (67,7%) випадків стосується падіння зпотягів та потрапляння людей під колеса поїздів.</text:p>
      <text:p text:style-name="P4">
Одна з найбільших аварій останніх років сталася на півночі штату Уттар-Прадешв листопаді 2016 року, коли загинуло понад 140 осіб внаслідок сходження потягаз рейок.</text:p>
      <text:p text:style-name="P4">
Фото: ANI</text:p>
      <text:p text:style-name="P4">
Source: <text:a xlink:type="simple" xlink:href="https://www.ukrinform.ua/rubric-world/3717664-zaliznicna-avaria-v-indii-pivsotni-zagiblih-ponad-300-poranenih.html" text:style-name="Internet_20_link" text:visited-style-name="Visited_20_Internet_20_Link">
https://www.ukrinform.ua/rubric-world/3717664-zaliznicna-avaria-v-indii-pivsotni-zagiblih-ponad-300-poranenih.html</text:a>
</text:p>
      <!--NEWS-->
      <text:h text:style-name="P10" text:outline-level="1">
<text:span text:style-name="T4">
В Україні вважаються зниклими 392 дитини</text:span>
</text:h>
      <text:p text:style-name="P4">
Authors: Ukrinform (Person)</text:p>
      <text:p text:style-name="P4">
Publisher: Укринформ (Organization)</text:p>
      <text:p text:style-name="P4">
Published Time: 2023-06-02T-166:30:00+03:00</text:p>
      <text:p text:style-name="P4">
Modified Time: 2023-06-02T13:30:00+03:00</text:p>
      <text:p text:style-name="P4">
Description: В Україні з початку повномасштабної війни загалом вважаються безвісти зниклими 392 дитини. — Укрінформ.</text:p>
      <text:p text:style-name="P4">
Images: ['<text:a xlink:type="simple" xlink:href="https://static.ukrinform.com/photos/2023_02/thumb_files/630_360_1675760591-101.jpg" text:style-name="Internet_20_link" text:visited-style-name="Visited_20_Internet_20_Link">
630_360_16757...</text:a>
']</text:p>
      <text:p text:style-name="P4">
Tags: ['Діти', 'Війна з Росією']</text:p>
      <text:p text:style-name="P4">
Type: Article</text:p>
      <!--METADATA-->
      <text:p text:style-name="P4">
<draw:frame draw:style-name="fr1" draw:name="Image32" text:anchor-type="as-char" svg:width="6.9236in" svg:height="3.956343in" draw:z-index="0">
<draw:image xlink:href="../Images/yкринформ/2023-06-02T-166-30-00-03-00/630_360_1675760591-101.jpg" xlink:type="simple" xlink:show="embed" xlink:actuate="onLoad" draw:mime-type="image/jpeg"/>
</draw:frame>
 ВУкраїні з початку повномасштабної війни загалом вважаються безвісти зниклими392 дитини.</text:p>
      <text:p text:style-name="P4">
Про це у <text:a xlink:type="simple" xlink:href="https://www.facebook.com/office.ombudsman.ua/posts/pfbid09YeWwScqu6LuB3hWJbb6zheeBpsmm7u8Rxr1emZWzT2NRt2MCwuCTXDQhpL9B1P4l" text:style-name="Internet_20_link" text:visited-style-name="Visited_20_Internet_20_Link">
 Фейсбуці</text:a>
поінформувала пресслужба Офісу Омбудсмана України, передає Укрінформ.</text:p>
      <text:p text:style-name="P4">
“За даними державного порталу розшуку дітей “Діти війни”, станом на 2 червня2023 року (в Україні вважаються — ред.) зниклими — 392 дитини, знайденими —13126 дітей”, - заявили у пресслужбі.</text:p>
      <text:p text:style-name="P4">
 <text:span text:style-name="T4">
Читайтетакож:</text:span>
 <text:a xlink:type="simple" xlink:href="https://www.ukrinform.ua/rubric-regions/3717304-na-kiivsini-vnaslidok-nicnoi-ataki-dvoe-poranenih-ditina-i-colovik.html" text:style-name="Internet_20_link" text:visited-style-name="Visited_20_Internet_20_Link">
 На Київщині внаслідок нічної атаки двоє поранених — <text:span text:style-name="T4">
дитин</text:span>
 а ічоловік </text:a>
</text:p>
      <text:p text:style-name="P4">
Як повідомлялося, за інформацією Офісу генпрокурора, російська армія <text:a xlink:type="simple" xlink:href="https://www.ukrinform.ua/rubric-ato/3717285-zagarbniki-vbila-v-ukraini-vze-484-ditini.html" text:style-name="Internet_20_link" text:visited-style-name="Visited_20_Internet_20_Link">
 вбила вУкраїні вже 484 дитини. </text:a>
</text:p>
      <text:p text:style-name="P4">
Source: <text:a xlink:type="simple" xlink:href="https://www.ukrinform.ua/rubric-society/3717434-v-ukraini-vvazautsa-zniklimi-392-ditini.html" text:style-name="Internet_20_link" text:visited-style-name="Visited_20_Internet_20_Link">
https://www.ukrinform.ua/rubric-society/3717434-v-ukraini-vvazautsa-zniklimi-392-ditini.html</text:a>
</text:p>
      <!--NEWS-->
      <text:h text:style-name="P10" text:outline-level="1">
<text:span text:style-name="T4">
Бех-Романчук здобула «бронзу» на етапі «Діамантової ліги» в Італії</text:span>
</text:h>
      <text:p text:style-name="P4">
Authors: Ukrinform (Person)</text:p>
      <text:p text:style-name="P4">
Publisher: Укринформ (Organization)</text:p>
      <text:p text:style-name="P4">
Published Time: 2023-06-02T-16:14:00+03:00</text:p>
      <text:p text:style-name="P4">
Modified Time: 2023-06-02T23:14:00+03:00</text:p>
      <text:p text:style-name="P4">
Description: Українка - третя у стрибках в довжину. — Укрінформ.</text:p>
      <text:p text:style-name="P4">
Images: ['<text:a xlink:type="simple" xlink:href="https://static.ukrinform.com/photos/2023_06/thumb_files/630_360_1685736734-296.jpg" text:style-name="Internet_20_link" text:visited-style-name="Visited_20_Internet_20_Link">
630_360_16857...</text:a>
']</text:p>
      <text:p text:style-name="P4">
Tags: ['Легка атлетика', 'Марина Бех-Романчук']</text:p>
      <text:p text:style-name="P4">
Type: Article</text:p>
      <!--METADATA-->
      <text:p text:style-name="P4">
<draw:frame draw:style-name="fr1" draw:name="Image34" text:anchor-type="as-char" svg:width="6.9236in" svg:height="3.956343in" draw:z-index="0">
<draw:image xlink:href="../Images/yкринформ/2023-06-02T-16-14-00-03-00/630_360_1685736734-296.jpg" xlink:type="simple" xlink:show="embed" xlink:actuate="onLoad" draw:mime-type="image/jpeg"/>
</draw:frame>
 Українка- третя у стрибках в довжину.</text:p>
      <text:p text:style-name="P4">
Марина Бех-Романчук здобула «бронзу» у стрибках в довжину на етапі«Діамантової ліги» у Флоренції, передає Укрінформ.</text:p>
      <text:p text:style-name="P4">
У своїй найкращій спробі українка стрибнула на 6.59 м, що стало найкращимрезультатом українки у цьому сезоні.</text:p>
      <text:p text:style-name="P4">
Перемогу з результатом 6.79 м здобула італійка Ларісса Япічіно. «Срібло» - вамериканки Тари Девіс-Вудголл (6.74 м).</text:p>
      <text:p text:style-name="P4">
<text:span text:style-name="T4">
Читайте також:</text:span>
 <text:a xlink:type="simple" xlink:href="https://www.ukrinform.ua/rubric-sports/3717654-tkacuk-pata-v-bigu-na-400-m-z-barerami-na-etapi-diamantovoi-ligi-v-italii.html" text:style-name="Internet_20_link" text:visited-style-name="Visited_20_Internet_20_Link">
 <text:span text:style-name="T4">
Ткачук</text:span>
 – п’ята в бігу на 400 м з бар’єрами на етапі«Діамантової ліги» в Італії </text:a>
</text:p>
      <text:p text:style-name="P4">
Як повідомляв Укрінформ, Вікторія Ткачук фінішувала п’ятою в бігу з бар’єрамина 400м на етапі «Діамантової ліги».</text:p>
      <text:p text:style-name="P4">
Фото: Getty Images</text:p>
      <text:p text:style-name="P4">
Source: <text:a xlink:type="simple" xlink:href="https://www.ukrinform.ua/rubric-sports/3717663-behromancuk-zdobula-bronzu-na-etapi-diamantovoi-ligi-v-italii.html" text:style-name="Internet_20_link" text:visited-style-name="Visited_20_Internet_20_Link">
https://www.ukrinform.ua/rubric-sports/3717663-behromancuk-zdobula-bronzu-na-etapi-diamantovoi-ligi-v-italii.html</text:a>
</text:p>
      <!--NEWS-->
      <text:h text:style-name="P10" text:outline-level="1">
<text:span text:style-name="T4">
At Bakhmut direction Russian army shelled Kramatorsk, Vasukivka, Orikhovo-Vasylivka, Novomark...</text:span>
</text:h>
      <text:p text:style-name="P4">
Authors: liveuamap (Language: en)</text:p>
      <text:p text:style-name="P4">
Time: 2023-06-02T-17:29:00</text:p>
      <text:p text:style-name="P4">
Location: Bakhmut (Latitude:48.59807 Longtitude:37.9454)</text:p>
      <text:p text:style-name="P4">
Videos: []</text:p>
      <text:p text:style-name="P4">
Images: []</text:p>
      <text:p text:style-name="P4">
Tags: ["Russia"]</text:p>
      <text:p text:style-name="P4">
ID: 22567172</text:p>
      <!--METADATA-->
      <text:p text:style-name="P4">
At Bakhmut direction Russian army shelled Kramatorsk, Vasukivka, Orikhovo-Vasylivka, Novomarkove, Hryhorivka, Chasiv Yar, Ivanivske, Predtechyne, BilaHora, Dyliyivka, Zalizne and New York of Donetsk region. Russian aviationconducted airstrikes at Khromove, Bila Hora, Oleksandro-Shultyne of Donetskregion, - General Staff of Armed Forces of Ukraine says in the morning report</text:p>
      <text:p text:style-name="P4">
News Collection Link: <text:a xlink:type="simple" xlink:href="https://liveuamap.com/en/2023/2-june-at-bakhmut-direction-russian-army-shelled-kramatorsk" text:style-name="Internet_20_link" text:visited-style-name="Visited_20_Internet_20_Link">
https://liveuamap.com/en/2023/2-june-at-bakhmut-direction-russian-army-shelled-kramatorsk</text:a>
</text:p>
      <text:p text:style-name="P4">
Source: <text:a xlink:type="simple" xlink:href="https://t.me/lumsrc/4968" text:style-name="Internet_20_link" text:visited-style-name="Visited_20_Internet_20_Link">
https://t.me/lumsrc/4968</text:a>
</text:p>
      <!--NEWS-->
      <text:h text:style-name="P10" text:outline-level="1">
<text:span text:style-name="T4">
Україна буде в НАТО і Євросоюзі набагато раніше, ніж усі вважають - керівник ОП</text:span>
</text:h>
      <text:p text:style-name="P4">
Authors: Ukrinform (Person)</text:p>
      <text:p text:style-name="P4">
Publisher: Укринформ (Organization)</text:p>
      <text:p text:style-name="P4">
Published Time: 2023-06-02T-18:09:00+03:00</text:p>
      <text:p text:style-name="P4">
Modified Time: 2023-06-02T23:09:00+03:00</text:p>
      <text:p text:style-name="P4">
Description: Керівник Офісу Президент України переконаний, що Україна вступить до НАТО і Євросоюзу набагато раніше, ніж всі вважають. — Укрінформ.</text:p>
      <text:p text:style-name="P4">
Images: ['<text:a xlink:type="simple" xlink:href="https://static.ukrinform.com/photos/2022_12/thumb_files/630_360_1670005217-138.jpg" text:style-name="Internet_20_link" text:visited-style-name="Visited_20_Internet_20_Link">
630_360_16700...</text:a>
']</text:p>
      <text:p text:style-name="P4">
Tags: ['Євроінтеграція', 'Євросоюз', 'НАТО', 'Єрмак']</text:p>
      <text:p text:style-name="P4">
Type: Article</text:p>
      <!--METADATA-->
      <text:p text:style-name="P4">
<draw:frame draw:style-name="fr1" draw:name="Image35" text:anchor-type="as-char" svg:width="6.9236in" svg:height="3.956343in" draw:z-index="0">
<draw:image xlink:href="../Images/yкринформ/2023-06-02T-18-09-00-03-00/630_360_1670005217-138.jpg" xlink:type="simple" xlink:show="embed" xlink:actuate="onLoad" draw:mime-type="image/jpeg"/>
</draw:frame>
 КерівникОфісу Президент України переконаний, що Україна вступить до НАТО і Євросоюзунабагато раніше, ніж всі вважають.</text:p>
      <text:p text:style-name="P4">
Таку думку Андрій Єрмак висловив в інтерв’ю Дмитру Комарову у проєкті «Рік. Закадром. Офіс Президента», повідомляє Укрінформ.</text:p>
      <text:p text:style-name="P4">
Відповідаючи на запитання, коли Україна буде в НАТО і ЄС, він сказав: «Я думаюнабагато раніше, ніж всі вважають. Ми повинні абсолютно з новою філософієюбудувати наші відносини. 30 років ніхто не займався Латинською Америкою, ніхтоне займався, як треба займатися, Африкою, ніхто не займався Азією. Президентпоставив завдання, ми його виконуємо - зробити те, що не робилосядесятиліттями, зробити за місяць».</text:p>
      <text:p text:style-name="P4">
<text:span text:style-name="T4">
Читайте також:</text:span>
 <text:a xlink:type="simple" xlink:href="https://www.ukrinform.ua/rubric-polytics/3715245-golovnou-garantieu-dla-ukraini-mae-stati-clenstvo-u-nato-ermak.html" text:style-name="Internet_20_link" text:visited-style-name="Visited_20_Internet_20_Link">
 Головною гарантією для України має стати членство у НАТО– <text:span text:style-name="T4">
Єрмак</text:span>
 </text:a>
</text:p>
      <text:p text:style-name="P4">
За словами <text:a xlink:type="simple" xlink:href="https://www.ukrinform.ua/tag-ermak" text:style-name="Internet_20_link" text:visited-style-name="Visited_20_Internet_20_Link">
 Єрмака </text:a>
 , все це питаннячасу, якого в нас немає. «Тому ми робимо сьогодні і зараз, і тому у насбезпрецедентні сьогодні стосунки з арабським світом, у нас сьогодні вжебудуються гарні відносили з Латинською Америкою, яка дуже довго історично булапроросійська, ми будуємо відносили з Африкою», - зазначив Єрмак.</text:p>
      <text:p text:style-name="P4">
Як повідомляв Укрінформ, Володимир Зеленський на саміті Європейськоїполітичної спільноти у Кишиневі заявив, що на липневому саміті НАТО у Вільнюсімає бути прийнято рішення про чітке запрошення України до Альянсу та наданняїй безпекових гарантій на шляху до цього членства.</text:p>
      <text:p text:style-name="P4">
Source: <text:a xlink:type="simple" xlink:href="https://www.ukrinform.ua/rubric-polytics/3717660-ukraina-bude-v-nato-i-evrosouzi-nabagato-ranise-niz-usi-vvazaut-kerivnik-op.html" text:style-name="Internet_20_link" text:visited-style-name="Visited_20_Internet_20_Link">
https://www.ukrinform.ua/rubric-polytics/3717660-ukraina-bude-v-nato-i-evrosouzi-nabagato-ranise-niz-usi-vvazaut-kerivnik-op.html</text:a>
</text:p>
      <!--NEWS-->
      <text:h text:style-name="P10" text:outline-level="1">
<text:span text:style-name="T4">
At Avdiyivka direction Russian army shelled Avdiyivka, Vodyane, Pervomayske, Karlivka of Done...</text:span>
</text:h>
      <text:p text:style-name="P4">
Authors: liveuamap (Language: en)</text:p>
      <text:p text:style-name="P4">
Time: 2023-06-02T-19:29:00</text:p>
      <text:p text:style-name="P4">
Location: Donetsk Oblast (Latitude:48.10823 Longtitude:37.49617)</text:p>
      <text:p text:style-name="P4">
Videos: []</text:p>
      <text:p text:style-name="P4">
Images: []</text:p>
      <text:p text:style-name="P4">
Tags: ["Russia"]</text:p>
      <text:p text:style-name="P4">
ID: 22567171</text:p>
      <!--METADATA-->
      <text:p text:style-name="P4">
At Avdiyivka direction Russian army shelled Avdiyivka, Vodyane, Pervomayske,Karlivka of Donetsk region. Russian aviation conducted airstrikes at Avdiyivkaand Vodyane of Donetsk region, - General Staff of Armed Forces of Ukraine saysin the morning report</text:p>
      <text:p text:style-name="P4">
News Collection Link: <text:a xlink:type="simple" xlink:href="https://liveuamap.com/en/2023/2-june-at-avdiyivka-direction-russian-army-shelled-avdiyivka" text:style-name="Internet_20_link" text:visited-style-name="Visited_20_Internet_20_Link">
https://liveuamap.com/en/2023/2-june-at-avdiyivka-direction-russian-army-shelled-avdiyivka</text:a>
</text:p>
      <text:p text:style-name="P4">
Source: <text:a xlink:type="simple" xlink:href="https://t.me/lumsrc/4969" text:style-name="Internet_20_link" text:visited-style-name="Visited_20_Internet_20_Link">
https://t.me/lumsrc/4969</text:a>
</text:p>
      <!--NEWS-->
      <text:h text:style-name="P10" text:outline-level="1">
<text:span text:style-name="T4">
США готові підтримати дипломатичні зусилля України для завершення війни - Білий дім</text:span>
</text:h>
      <text:p text:style-name="P4">
Authors: Ukrinform (Person)</text:p>
      <text:p text:style-name="P4">
Publisher: Укринформ (Organization)</text:p>
      <text:p text:style-name="P4">
Published Time: 2023-06-02T-20:03:00+03:00</text:p>
      <text:p text:style-name="P4">
Modified Time: 2023-06-02T23:03:00+03:00</text:p>
      <text:p text:style-name="P4">
Description: Україна може розраховувати на підтримку Сполучених Штатів, щоб досягти успіху в переговорному процесі з РФ з метою остаточного завершення війни, розв’язаної кремлівським режимом. — Укрінформ.</text:p>
      <text:p text:style-name="P4">
Images: ['<text:a xlink:type="simple" xlink:href="https://static.ukrinform.com/photos/2016_08/thumb_files/630_360_1472621188-8020.jpg" text:style-name="Internet_20_link" text:visited-style-name="Visited_20_Internet_20_Link">
630_360_14726...</text:a>
']</text:p>
      <text:p text:style-name="P4">
Tags: ['Переговори', 'США', 'Україна', 'Білий дім', 'Війна з Росією']</text:p>
      <text:p text:style-name="P4">
Type: Article</text:p>
      <!--METADATA-->
      <text:p text:style-name="P4">
<draw:frame draw:style-name="fr1" draw:name="Image36" text:anchor-type="as-char" svg:width="6.9236in" svg:height="3.956343in" draw:z-index="0">
<draw:image xlink:href="../Images/yкринформ/2023-06-02T-20-03-00-03-00/630_360_1472621188-8020.jpg" xlink:type="simple" xlink:show="embed" xlink:actuate="onLoad" draw:mime-type="image/jpeg"/>
</draw:frame>
 Українаможе розраховувати на підтримку Сполучених Штатів, щоб досягти успіху впереговорному процесі з РФ з метою остаточного завершення війни, розв’язаноїкремлівським режимом.</text:p>
      <text:p text:style-name="P4">
Про це заявив під час онлайн-брифінгу координатор Ради національної безпекиДжон Кірбі, передає власний кореспондент Укрінформу.</text:p>
      <text:p text:style-name="P4">
«Ми всі хочемо, щоб війна скінчилася. І ми всі розуміємо, що простимвиведенням російських військ це не закінчиться. Ми, звісно, хочемо підтриматийого (Президента Зеленського – ред.) зусилля на шляху досягнення того, щоназивається справедливим миром», - сказав представник адміністрації <text:a xlink:type="simple" xlink:href="https://www.ukrinform.ua/tag-ssa" text:style-name="Internet_20_link" text:visited-style-name="Visited_20_Internet_20_Link">
 США</text:a>
 .</text:p>
      <text:p text:style-name="P4">
За його словами, Сполучені Штати хочуть, щоб - коли настане час дляпереговорів - дипломатія могла забезпечити міцний і справедливий мир.</text:p>
      <text:p text:style-name="P4">
<text:span text:style-name="T4">
Читайте також:</text:span>
 <text:a xlink:type="simple" xlink:href="https://www.ukrinform.ua/rubric-polytics/3716751-ssa-zoseredzeni-na-realizacii-ukrainskoi-formuli-miru-bilij-dim.html" text:style-name="Internet_20_link" text:visited-style-name="Visited_20_Internet_20_Link">
 США зосереджені на реалізації української Формули миру –Білий дім </text:a>
</text:p>
      <text:p text:style-name="P4">
«Ми хочемо переконатися, що Зеленський зможе досягти успіху і в цьому. І вінне матиме кращого друга, ніж Сполучені Штати, коли справа стосується будь-якоїпідтримки, яка йому потрібна для продовження дипломатичного шляху», -наголосив представник Білого дому.</text:p>
      <text:p text:style-name="P4">
Як повідомляв Укрінформ, адміністрація президента Байдена неодноразовопідтверджувала послідовну позицію щодо підтримки України стільки, скількизнадобиться.</text:p>
      <text:p text:style-name="P4">
Source: <text:a xlink:type="simple" xlink:href="https://www.ukrinform.ua/rubric-polytics/3717648-ssa-gotovi-pidtrimati-diplomaticni-zusilla-ukraini-dla-zaversenna-vijni-bilij-dim.html" text:style-name="Internet_20_link" text:visited-style-name="Visited_20_Internet_20_Link">
https://www.ukrinform.ua/rubric-polytics/3717648-ssa-gotovi-pidtrimati-diplomaticni-zusilla-ukraini-dla-zaversenna-vijni-bilij-dim.html</text:a>
</text:p>
      <!--NEWS-->
      <text:h text:style-name="P10" text:outline-level="1">
<text:span text:style-name="T4">
At Shakhtarske direction Russian army shelled Vuhledar, Prechystivka and Novoukrayinka. Russi...</text:span>
</text:h>
      <text:p text:style-name="P4">
Authors: liveuamap (Language: en)</text:p>
      <text:p text:style-name="P4">
Time: 2023-06-02T-22:30:00</text:p>
      <text:p text:style-name="P4">
Location: Velyka Novosilka (Latitude:47.83574 Longtitude:36.83424)</text:p>
      <text:p text:style-name="P4">
Videos: []</text:p>
      <text:p text:style-name="P4">
Images: []</text:p>
      <text:p text:style-name="P4">
Tags: ["Russia"]</text:p>
      <text:p text:style-name="P4">
ID: 22567169</text:p>
      <!--METADATA-->
      <text:p text:style-name="P4">
At Shakhtarske direction Russian army shelled Vuhledar, Prechystivka andNovoukrayinka. Russian aviation conducted airstrikes at Vuhledar, Prechystivkaand Velyka Novosilka of Donetsk region, - General Staff of Armed Forces ofUkraine says in the morning report</text:p>
      <text:p text:style-name="P4">
News Collection Link: <text:a xlink:type="simple" xlink:href="https://liveuamap.com/en/2023/2-june-at-shakhtarske-direction-russian-army-shelled-vuhledar" text:style-name="Internet_20_link" text:visited-style-name="Visited_20_Internet_20_Link">
https://liveuamap.com/en/2023/2-june-at-shakhtarske-direction-russian-army-shelled-vuhledar</text:a>
</text:p>
      <text:p text:style-name="P4">
Source: <text:a xlink:type="simple" xlink:href="https://t.me/lumsrc/4971" text:style-name="Internet_20_link" text:visited-style-name="Visited_20_Internet_20_Link">
https://t.me/lumsrc/4971</text:a>
</text:p>
      <!--NEWS-->
      <text:h text:style-name="P10" text:outline-level="1">
<text:span text:style-name="T4">
Єрмак прокоментував звинувачення у нібито співпраці з ФСБ</text:span>
</text:h>
      <text:p text:style-name="P4">
Authors: Ukrinform (Person)</text:p>
      <text:p text:style-name="P4">
Publisher: Укринформ (Organization)</text:p>
      <text:p text:style-name="P4">
Published Time: 2023-06-02T-23:57:00+03:00</text:p>
      <text:p text:style-name="P4">
Modified Time: 2023-06-02T22:57:00+03:00</text:p>
      <text:p text:style-name="P4">
Description: Перші повідомлення про начебто співпрацю керівника Офісу Президента з ворогом з’явились в анонімних Телеграм каналах, які веде ФСБ. — Укрінформ.</text:p>
      <text:p text:style-name="P4">
Images: ['<text:a xlink:type="simple" xlink:href="https://static.ukrinform.com/photos/2022_11/thumb_files/630_360_1669798236-525.jpeg" text:style-name="Internet_20_link" text:visited-style-name="Visited_20_Internet_20_Link">
630_360_16697...</text:a>
']</text:p>
      <text:p text:style-name="P4">
Tags: ['ФСБ РФ', 'Росія', 'Єрмак']</text:p>
      <text:p text:style-name="P4">
Type: Article</text:p>
      <!--METADATA-->
      <text:p text:style-name="P4">
<draw:frame draw:style-name="fr1" draw:name="Image37" text:anchor-type="as-char" svg:width="6.9236in" svg:height="3.956343in" draw:z-index="0">
<draw:image xlink:href="../Images/yкринформ/2023-06-02T-23-57-00-03-00/630_360_1669798236-525.jpeg" xlink:type="simple" xlink:show="embed" xlink:actuate="onLoad" draw:mime-type="image/jpeg"/>
</draw:frame>
 Першіповідомлення про начебто співпрацю керівника Офісу Президента з ворогомз’явились в анонімних Телеграм каналах, які веде ФСБ.</text:p>
      <text:p text:style-name="P4">
Про це зазначив керівник ОП Андрій Єрмак у проєкті Дмитра Комарова «Рік. Закадром. Офіс Президента», повідомляє Укрінформ.</text:p>
      <text:p text:style-name="P4">
«Я завжди за пряму розмову, і якщо брати мову фактів, вперше натякання на«агент Росії», «ФСБ», вони з’явились під час моєї роботи, де я представлявУкраїну в Нормандському форматі. Я був дуже важкий для них перемовник. Ісьогодні вже наше СБУ про це говорить, що вперше ця інформація, яку, на жаль,потім підхопили і деякі українські політики, це в першу чергу виникли ванонімних Телеграм-каналах, які, як сьогодні доводить наше СБУ і розвідка,вони ведуться російським ФСБ. Навіть мені смішно про це чути, тому що рівеньлюдей, з якими я спілкуюсь сьогодні - і з керівниками розвідок наших партнерівамериканців, британців, - і як ви розумієте, якби до мене у цих людей було хочотаке запитання, то безумовно все було б по-іншому», - заявив Єрмак.</text:p>
      <text:p text:style-name="P4">
<text:span text:style-name="T4">
Читайте також:</text:span>
 <text:a xlink:type="simple" xlink:href="https://www.ukrinform.ua/rubric-ato/3717653-u-poloni-ukrainski-zahisniki-vtracali-do-60-kilogramiv-vagi-ermak.html" text:style-name="Internet_20_link" text:visited-style-name="Visited_20_Internet_20_Link">
 Українські захисники у полоні втрачали до 60 кілограмівваги - <text:span text:style-name="T4">
Єрмак</text:span>
 </text:a>
</text:p>
      <text:p text:style-name="P4">
Він відзначив, що багато чуток і фейків розповсюджується про нього та йогородину, однак потрібно аналізувати і пам’ятати про російську пропаганду, якапрацює нонстоп.</text:p>
      <text:p text:style-name="P4">
«Треба завжди аналізувати, порівнювати, тому що ми живемо в інформаційномуполі, коли гігантська машина російської пропаганди працює нон-стоп. Вонапрацює не тільки на Україну, вона працює на увесь світ. І сьогодні воназакидає якісь моменти кожного дня, щоб ми боялися, щоб ми перестали вірити,щоб нас посварити з партнерами, але кожного разу треба самим робити висновки»,- закликав Єрмак.</text:p>
      <text:p text:style-name="P4">
<text:span text:style-name="T4">
Читайте також:</text:span>
 <text:a xlink:type="simple" xlink:href="https://www.ukrinform.ua/rubric-ato/3717528-koalicia-vinisuvaciv-nalicue-uze-visim-krain-ermak.html" text:style-name="Internet_20_link" text:visited-style-name="Visited_20_Internet_20_Link">
 Коаліція винищувачів налічує уже вісім країн – <text:span text:style-name="T4">
Єрмак</text:span>
</text:a>
</text:p>
      <text:p text:style-name="P4">
Як повідомляв Укрінформ, 25 травня керівник Офісу Президента Андрій Єрмакпровів телефонну розмову з колишнім генсеком НАТО Андерсом Фогом Расмуссеном,який є співкоординатором Міжнародної експертної групи з розробки рекомендаційщодо безпекових гарантій для України.</text:p>
      <text:p text:style-name="P4">
Фото: ОП</text:p>
      <text:p text:style-name="P4">
Source: <text:a xlink:type="simple" xlink:href="https://www.ukrinform.ua/rubric-polytics/3717659-ermak-prokomentuvav-zvinuvacenna-u-nibito-spivpraci-z-fsb.html" text:style-name="Internet_20_link" text:visited-style-name="Visited_20_Internet_20_Link">
https://www.ukrinform.ua/rubric-polytics/3717659-ermak-prokomentuvav-zvinuvacenna-u-nibito-spivpraci-z-fsb.html</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02T-24:30:00</text:p>
      <text:p text:style-name="P4">
Location: Marinka, Donetsk Oblast (Latitude:47.94107 Longtitude:37.50037)</text:p>
      <text:p text:style-name="P4">
Videos: []</text:p>
      <text:p text:style-name="P4">
Images: []</text:p>
      <text:p text:style-name="P4">
Tags: ["Russia"]</text:p>
      <text:p text:style-name="P4">
ID: 22567167</text:p>
      <!--METADATA-->
      <text:p text:style-name="P4">
Russian forces conducting offensive actions in Donetsk and Luhansk regions.Ukrainian military had 25 combat engagements with Russian forces west toMasutivka of Kharkiv region and near Kuzemivka of Luhansk region, Bilohorivkaof Luhansk region and Spirne of Donetsk region, Maryinka, - General Staff ofArmed Forces of Ukraine says in the morning report</text:p>
      <text:p text:style-name="P4">
News Collection Link: <text:a xlink:type="simple" xlink:href="https://liveuamap.com/en/2023/2-june-russian-forces-conducting-offensive-actions-in-donetsk" text:style-name="Internet_20_link" text:visited-style-name="Visited_20_Internet_20_Link">
https://liveuamap.com/en/2023/2-june-russian-forces-conducting-offensive-actions-in-donetsk</text:a>
</text:p>
      <text:p text:style-name="P4">
Source: <text:a xlink:type="simple" xlink:href="https://t.me/lumsrc/4973" text:style-name="Internet_20_link" text:visited-style-name="Visited_20_Internet_20_Link">
https://t.me/lumsrc/4973</text:a>
</text:p>
      <!--NEWS-->
      <text:h text:style-name="P10" text:outline-level="1">
<text:span text:style-name="T4">
Український футболіст Жидков загинув на війні з Росією</text:span>
</text:h>
      <text:p text:style-name="P4">
Authors: Ukrinform (Person)</text:p>
      <text:p text:style-name="P4">
Publisher: Укринформ (Organization)</text:p>
      <text:p text:style-name="P4">
Published Time: 2023-06-02T-25:53:02+03:00</text:p>
      <text:p text:style-name="P4">
Modified Time: 2023-06-02T22:53:02+03:00</text:p>
      <text:p text:style-name="P4">
Description: Микола Жидков виступав за клуб «Венгжанка» — Укрінформ.</text:p>
      <text:p text:style-name="P4">
Images: ['<text:a xlink:type="simple" xlink:href="https://static.ukrinform.com/photos/2023_06/thumb_files/630_360_1685735428-491.jpg" text:style-name="Internet_20_link" text:visited-style-name="Visited_20_Internet_20_Link">
630_360_16857...</text:a>
']</text:p>
      <text:p text:style-name="P4">
Tags: ['Футбол', 'Війна з Росією']</text:p>
      <text:p text:style-name="P4">
Type: Article</text:p>
      <!--METADATA-->
      <text:p text:style-name="P4">
<draw:frame draw:style-name="fr1" draw:name="Image38" text:anchor-type="as-char" svg:width="6.9236in" svg:height="3.956343in" draw:z-index="0">
<draw:image xlink:href="../Images/yкринформ/2023-06-02T-25-53-02-03-00/630_360_1685735428-491.jpg" xlink:type="simple" xlink:show="embed" xlink:actuate="onLoad" draw:mime-type="image/jpeg"/>
</draw:frame>
 МиколаЖидков виступав за клуб «Венгжанка»</text:p>
      <text:p text:style-name="P4">
Колишній футболіст ФК «Венґжанка» Микола Жидков загинув на війні, <text:a xlink:type="simple" xlink:href="https://www.facebook.com/Wegrzcanka/posts/pfbid0NhvCEMjuxHtWA97x3fkn1YE7xvJ2JMJe8FHgZZiWEadYV3DXx78yAjnHGj4WGrABl" text:style-name="Internet_20_link" text:visited-style-name="Visited_20_Internet_20_Link">
 повідомляє</text:a>
сторінка клубу у Фейсбуці, передає Укрінформ.</text:p>
      <text:p text:style-name="P4">
З 2020 до 2022 року він виступав за польський клуб з 7-ї ліги «Венгжанка».Восени 2022 року він повернувся до України і вступив до лав ЗСУ.</text:p>
      <text:p text:style-name="P4">
</text:p>
      <text:p text:style-name="P4">
«Ми отримали дуже сумну новину. На війні за нашим східним кордоном загинувгравець клубу, який восени минулого року повернувся до України, щоб захиститисвою родину, друзів та Батьківщину від російської агресії.</text:p>
      <text:p text:style-name="P4">
Микола Жидков був дуже приємним, ввічливим та чуйним хлопцем. Не було людини,який би знав його і не співчував би йому. Вийшовши на поле, він до останньогоподиху боровся за перемогу своєї команди, а коли справа дійшла до боротьби засвободу своєї країни, він пожертвував тим, що могла мати людина в такому юномувіці – пожертвував власним життям.</text:p>
      <text:p text:style-name="P4">
Тебе не вистачатиме, наш друг, ніколи не забудемо», – йдеться у повідомленніклубу.</text:p>
      <text:p text:style-name="P4">
Жидкову було 22 роки.</text:p>
      <text:p text:style-name="P4">
Фото: facebook.com/Wegrzcanka</text:p>
      <text:p text:style-name="P4">
Source: <text:a xlink:type="simple" xlink:href="https://www.ukrinform.ua/rubric-sports/3717657-ukrainskij-futbolist-zidkov-zaginuv-na-vijni-z-rosieu.html" text:style-name="Internet_20_link" text:visited-style-name="Visited_20_Internet_20_Link">
https://www.ukrinform.ua/rubric-sports/3717657-ukrainskij-futbolist-zidkov-zaginuv-na-vijni-z-rosieu.html</text:a>
</text:p>
      <!--NEWS-->
      <text:h text:style-name="P10" text:outline-level="1">
<text:span text:style-name="T4">
У Києві та низці областей - повітряна тривога</text:span>
</text:h>
      <text:p text:style-name="P4">
Authors: Ukrinform (Person)</text:p>
      <text:p text:style-name="P4">
Publisher: Укринформ (Organization)</text:p>
      <text:p text:style-name="P4">
Published Time: 2023-06-02T-27:48:00+03:00</text:p>
      <text:p text:style-name="P4">
Modified Time: 2023-06-02T22:48:00+03:00</text:p>
      <text:p text:style-name="P4">
Description: У столиці та низці областей оголошено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Київ', 'Війна з Росією', 'Повітряна тривога']</text:p>
      <text:p text:style-name="P4">
Type: Article</text:p>
      <!--METADATA-->
      <text:p text:style-name="P4">
<draw:frame draw:style-name="fr1" draw:name="Image40" text:anchor-type="as-char" svg:width="6.9236in" svg:height="3.956343in" draw:z-index="0">
<draw:image xlink:href="../Images/yкринформ/2023-06-02T-27-48-00-03-00/630_360_1645871571-868.jpg" xlink:type="simple" xlink:show="embed" xlink:actuate="onLoad" draw:mime-type="image/jpeg"/>
</draw:frame>
 У столиціта низці областей оголошено повітряну тривогу.</text:p>
      <text:p text:style-name="P4">
Про це повідомляє Укрінформ із посиланням на <text:a xlink:type="simple" xlink:href="https://alerts.in.ua/" text:style-name="Internet_20_link" text:visited-style-name="Visited_20_Internet_20_Link">
 мапу </text:a>
повітряних тривог.</text:p>
      <text:p text:style-name="P4">
Тривогу оголошено в центральних і північних областях, а також у Києві та наЗапоріжжі.</text:p>
      <text:p text:style-name="P4">
Source: <text:a xlink:type="simple" xlink:href="https://www.ukrinform.ua/rubric-ato/3717655-u-kievi-ta-nizci-oblastej-povitrana-trivoga.html" text:style-name="Internet_20_link" text:visited-style-name="Visited_20_Internet_20_Link">
https://www.ukrinform.ua/rubric-ato/3717655-u-kievi-ta-nizci-oblastej-povitrana-trivoga.html</text:a>
</text:p>
      <!--NEWS-->
      <text:h text:style-name="P10" text:outline-level="1">
<text:span text:style-name="T4">
Ткачук – п’ята в бігу на 400 м з бар’єрами на етапі «Діамантової ліги» в Італії</text:span>
</text:h>
      <text:p text:style-name="P4">
Authors: Ukrinform (Person)</text:p>
      <text:p text:style-name="P4">
Publisher: Укринформ (Organization)</text:p>
      <text:p text:style-name="P4">
Published Time: 2023-06-02T-29:43:00+03:00</text:p>
      <text:p text:style-name="P4">
Modified Time: 2023-06-02T22:43:00+03:00</text:p>
      <text:p text:style-name="P4">
Description: Анна Рижикова фінішувала восьмою.   — Укрінформ.</text:p>
      <text:p text:style-name="P4">
Images: ['<text:a xlink:type="simple" xlink:href="https://static.ukrinform.com/photos/2023_06/thumb_files/630_360_1685734861-513.jpg" text:style-name="Internet_20_link" text:visited-style-name="Visited_20_Internet_20_Link">
630_360_16857...</text:a>
']</text:p>
      <text:p text:style-name="P4">
Tags: ['Легка атлетика']</text:p>
      <text:p text:style-name="P4">
Type: Article</text:p>
      <!--METADATA-->
      <text:p text:style-name="P4">
<draw:frame draw:style-name="fr1" draw:name="Image41" text:anchor-type="as-char" svg:width="6.9236in" svg:height="3.956343in" draw:z-index="0">
<draw:image xlink:href="../Images/yкринформ/2023-06-02T-29-43-00-03-00/630_360_1685734861-513.jpg" xlink:type="simple" xlink:show="embed" xlink:actuate="onLoad" draw:mime-type="image/jpeg"/>
</draw:frame>
 АннаРижикова фінішувала восьмою.</text:p>
      <text:p text:style-name="P4">
Українські легкоатлетки Вікторія Ткачук та Анна Рижикова виступили на третьомуетапі «Діамантової ліги» в Римі та Флоренції, Італія, передає Укрінформ.</text:p>
      <text:p text:style-name="P4">
У бігу на 400 м з бар’єрами Ткачук показала 5-й результат. Вона подолаладистанцію за 54,71 с.</text:p>
      <text:p text:style-name="P4">
Рижикова фінішувала останньою з результатом 55,99.</text:p>
      <text:p text:style-name="P4">
<text:span text:style-name="T4">
Читайте також:</text:span>
 <text:a xlink:type="simple" xlink:href="https://www.ukrinform.ua/rubric-sports/3717611-ukrainu-na-evropejskih-igrah2023-predstavlatimut-263-sportsmeni.html" text:style-name="Internet_20_link" text:visited-style-name="Visited_20_Internet_20_Link">
 Україну на Європейських іграх-2023 представлятимуть 263спортсмени </text:a>
</text:p>
      <text:p text:style-name="P4">
Перемогу здобула представниця Нідерландів Фемке Бол.</text:p>
      <text:p text:style-name="P4">
Фото: Getty Image</text:p>
      <text:p text:style-name="P4">
Source: <text:a xlink:type="simple" xlink:href="https://www.ukrinform.ua/rubric-sports/3717654-tkacuk-pata-v-bigu-na-400-m-z-barerami-na-etapi-diamantovoi-ligi-v-italii.html" text:style-name="Internet_20_link" text:visited-style-name="Visited_20_Internet_20_Link">
https://www.ukrinform.ua/rubric-sports/3717654-tkacuk-pata-v-bigu-na-400-m-z-barerami-na-etapi-diamantovoi-ligi-v-italii.html</text:a>
</text:p>
      <!--NEWS-->
      <text:h text:style-name="P10" text:outline-level="1">
<text:span text:style-name="T4">
Українські захисники у полоні втрачали до 60 кілограмів ваги - Єрмак</text:span>
</text:h>
      <text:p text:style-name="P4">
Authors: Ukrinform (Person)</text:p>
      <text:p text:style-name="P4">
Publisher: Укринформ (Organization)</text:p>
      <text:p text:style-name="P4">
Published Time: 2023-06-02T-31:37:00+03:00</text:p>
      <text:p text:style-name="P4">
Modified Time: 2023-06-02T22:37:00+03:00</text:p>
      <text:p text:style-name="P4">
Description: Траплялися випадки, коли в російському полоні українські воїни, яких вже вдалося повернути у рамках обмінів, втрачали до 60 кг ваги. — Укрінформ.</text:p>
      <text:p text:style-name="P4">
Images: ['<text:a xlink:type="simple" xlink:href="https://static.ukrinform.com/photos/2022_09/thumb_files/630_360_1663869199-8409.jpeg" text:style-name="Internet_20_link" text:visited-style-name="Visited_20_Internet_20_Link">
630_360_16638...</text:a>
']</text:p>
      <text:p text:style-name="P4">
Tags: ['Полонені', 'Єрмак', 'Війна з Росією']</text:p>
      <text:p text:style-name="P4">
Type: Article</text:p>
      <!--METADATA-->
      <text:p text:style-name="P4">
<draw:frame draw:style-name="fr1" draw:name="Image42" text:anchor-type="as-char" svg:width="6.9236in" svg:height="3.956343in" draw:z-index="0">
<draw:image xlink:href="../Images/yкринформ/2023-06-02T-31-37-00-03-00/630_360_1663869199-8409.jpeg" xlink:type="simple" xlink:show="embed" xlink:actuate="onLoad" draw:mime-type="image/jpeg"/>
</draw:frame>
Траплялися випадки, коли в російському полоні українські воїни, яких вжевдалося повернути у рамках обмінів, втрачали до 60 кг ваги.</text:p>
      <text:p text:style-name="P4">
Про це керівник ОП Андрій Єрмак розповів у проєкті Дмитра Комарова «Рік. Закадром. Офіс Президента», повідомляє Укрінформ.</text:p>
      <text:p text:style-name="P4">
«Ви були особисто на одному з обмінів і тому бачили, у якому станіповертаються наші герої… Декілька разів були люди, які втратили там до 60 кг,мінімально це було 30 кг. Вони (росіяни – ред.) навіть повертали ввечері,думаючи, що ми, може б, не побачили у якому стані», - сказав Єрмак.</text:p>
      <text:p text:style-name="P4">
Він підкреслив, що для України пріоритетним є обмін полонених «всіх на всіх»,проте наразі реалії такі, що зробити це буде дуже непросто.</text:p>
      <text:p text:style-name="P4">
Водночас очільник ОП висловив розчарування роботою Міжнародного КомітетуЧервоного Хреста.</text:p>
      <text:p text:style-name="P4">
<text:span text:style-name="T4">
Читайте також:</text:span>
 <text:a xlink:type="simple" xlink:href="https://www.ukrinform.ua/rubric-polytics/3714160-rosia-mae-nadati-cervonomu-hrestu-dostup-do-vsih-ukrainskih-vazniv-es.html" text:style-name="Internet_20_link" text:visited-style-name="Visited_20_Internet_20_Link">
 Росія має надати Червоному Хресту доступ до всіхукраїнських в’язнів – ЄС </text:a>
</text:p>
      <text:p text:style-name="P4">
«Жодним чином жодного разу вони (представники МКЧХ – ред.) не потрапили дожодного нашого <text:a xlink:type="simple" xlink:href="https://www.ukrinform.ua/tag-poloneni" text:style-name="Internet_20_link" text:visited-style-name="Visited_20_Internet_20_Link">
 полоненого </text:a>
 . Вонинам розповідають, що не можуть потрапити, тому що росіяни не дають дозволу.Навіть не вибираючи висловів, я спитав, а якби це було під час Другої світовоївійни, і ви у Гітлера питаєте, що ви не можете потрапити до Освенцима, що б вимені відповіли?! Вони туплять очі, мовчать, починають розповідати про мандатиі таке інше», - поділився Єрмак.</text:p>
      <text:p text:style-name="P4">
При цьому він зауважив, що «Оленівка» та інші місця утримання росіянамиукраїнських полонених є абсолютними концтаборами.</text:p>
      <text:p text:style-name="P4">
Як повідомлялося, за деякими оцінками, <text:a xlink:type="simple" xlink:href="http://www.ukrinform.ua/rubric-society/3716557-rf-utrimue-na-svoij-teritorii-ponad-27-tisac-civilnih-zarucnikiv.html" text:style-name="Internet_20_link" text:visited-style-name="Visited_20_Internet_20_Link">
 Росія утримує на своїй території</text:a>
 понад 27 тисяч цивільнихгромадян України.</text:p>
      <text:p text:style-name="P4">
<text:span text:style-name="T5">
Фото: СБУ</text:span>
</text:p>
      <text:p text:style-name="P4">
Source: <text:a xlink:type="simple" xlink:href="https://www.ukrinform.ua/rubric-ato/3717653-u-poloni-ukrainski-zahisniki-vtracali-do-60-kilogramiv-vagi-ermak.html" text:style-name="Internet_20_link" text:visited-style-name="Visited_20_Internet_20_Link">
https://www.ukrinform.ua/rubric-ato/3717653-u-poloni-ukrainski-zahisniki-vtracali-do-60-kilogramiv-vagi-ermak.html</text:a>
</text:p>
      <!--NEWS-->
      <text:h text:style-name="P10" text:outline-level="1">
<text:span text:style-name="T4">
У Чорному морі три російські ракетоносії із 24 «Калібрами»</text:span>
</text:h>
      <text:p text:style-name="P4">
Authors: Ukrinform (Person)</text:p>
      <text:p text:style-name="P4">
Publisher: Укринформ (Organization)</text:p>
      <text:p text:style-name="P4">
Published Time: 2023-06-02T-33:27:00+03:00</text:p>
      <text:p text:style-name="P4">
Modified Time: 2023-06-02T22:27:00+03:00</text:p>
      <text:p text:style-name="P4">
Description: Російська Федерація здійснила ротацію ракетоносіїв у Чорному морі, вивівши на чергування три надводних судна. — Укрінформ.</text:p>
      <text:p text:style-name="P4">
Images: ['<text:a xlink:type="simple" xlink:href="https://static.ukrinform.com/photos/2017_11/thumb_files/630_360_1509493085-3383.jpg" text:style-name="Internet_20_link" text:visited-style-name="Visited_20_Internet_20_Link">
630_360_15094...</text:a>
']</text:p>
      <text:p text:style-name="P4">
Tags: ['Ракета', ' Чорне море', 'Війна з Росією']</text:p>
      <text:p text:style-name="P4">
Type: Article</text:p>
      <!--METADATA-->
      <text:p text:style-name="P4">
<draw:frame draw:style-name="fr1" draw:name="Image43" text:anchor-type="as-char" svg:width="6.9236in" svg:height="3.956343in" draw:z-index="0">
<draw:image xlink:href="../Images/yкринформ/2023-06-02T-33-27-00-03-00/630_360_1509493085-3383.jpg" xlink:type="simple" xlink:show="embed" xlink:actuate="onLoad" draw:mime-type="image/jpeg"/>
</draw:frame>
Російська Федерація здійснила ротацію ракетоносіїв у Чорному морі, вивівши начергування три надводних судна.</text:p>
      <text:p text:style-name="P4">
Як передає Укрінформ, про це Оперативне командування “Південь” у <text:a xlink:type="simple" xlink:href="https://www.facebook.com/OperationalCommandSouth/posts/pfbid0s2DfQqoewBCY7Um1ELF8DaCsiTaw8ZgnUj4cdd9BAfjGRyq5DQ1Jm7bXtL9tMfjPl" text:style-name="Internet_20_link" text:visited-style-name="Visited_20_Internet_20_Link">
 Фейсбуці</text:a>
.</text:p>
      <text:p text:style-name="P4">
“В Чорному морі ворог здійснив ротацію ракетоносіїв - підводні заведено впункти базування, на чергування виведені три надводних. Загальний залп"Калібрів" залишається на позначці 24”, - ідеться в повідомленні.</text:p>
      <text:p text:style-name="P4">
<text:span text:style-name="T4">
Читайте також:</text:span>
 <text:a xlink:type="simple" xlink:href="https://www.ukrinform.ua/rubric-ato/3717340-cerevatij-nazvav-kilkist-vtrat-aki-rosia-ponesla-pri-sprobah-zahopiti-bahmut.html" text:style-name="Internet_20_link" text:visited-style-name="Visited_20_Internet_20_Link">
 Череватий назвав кількість втрат, які Росія понесла приспробах захопити Бахмут </text:a>
</text:p>
      <text:p text:style-name="P4">
В ОК “Південь” попереджають, що рівень ракетної загрози є надзвичайно високим.</text:p>
      <text:p text:style-name="P4">
Як повідомляв Укрінформ, 1 червня Російська Федерація збільшила до чотирьохкількість ракетоносіїв у Чорному морі, вивівши на бойове чергування фрегат"Адмірал Ессен".</text:p>
      <text:p text:style-name="P4">
Source: <text:a xlink:type="simple" xlink:href="https://www.ukrinform.ua/rubric-ato/3717650-u-cornomu-mori-tri-rosijski-raketonosii-iz-16-kalibrami.html" text:style-name="Internet_20_link" text:visited-style-name="Visited_20_Internet_20_Link">
https://www.ukrinform.ua/rubric-ato/3717650-u-cornomu-mori-tri-rosijski-raketonosii-iz-16-kalibrami.html</text:a>
</text:p>
      <!--NEWS-->
      <text:h text:style-name="P10" text:outline-level="1">
<text:span text:style-name="T4">
Збірна України з боротьби здобула дві «золоті» медалі на турнірі у Киргизстані</text:span>
</text:h>
      <text:p text:style-name="P4">
Authors: Ukrinform (Person)</text:p>
      <text:p text:style-name="P4">
Publisher: Укринформ (Organization)</text:p>
      <text:p text:style-name="P4">
Published Time: 2023-06-02T-35:18:00+03:00</text:p>
      <text:p text:style-name="P4">
Modified Time: 2023-06-02T22:18:00+03:00</text:p>
      <text:p text:style-name="P4">
Description: Перші медалі збірної України у Бішкеку. — Укрінформ.</text:p>
      <text:p text:style-name="P4">
Images: ['<text:a xlink:type="simple" xlink:href="https://static.ukrinform.com/photos/2023_06/thumb_files/630_360_1685733403-144.jpg" text:style-name="Internet_20_link" text:visited-style-name="Visited_20_Internet_20_Link">
630_360_16857...</text:a>
']</text:p>
      <text:p text:style-name="P4">
Tags: ['вільна боротьба']</text:p>
      <text:p text:style-name="P4">
Type: Article</text:p>
      <!--METADATA-->
      <text:p text:style-name="P4">
<draw:frame draw:style-name="fr1" draw:name="Image44" text:anchor-type="as-char" svg:width="6.9236in" svg:height="3.956343in" draw:z-index="0">
<draw:image xlink:href="../Images/yкринформ/2023-06-02T-35-18-00-03-00/630_360_1685733403-144.jpg" xlink:type="simple" xlink:show="embed" xlink:actuate="onLoad" draw:mime-type="image/jpeg"/>
</draw:frame>
 Першімедалі збірної України у Бішкеку.</text:p>
      <text:p text:style-name="P4">
Українки Грушина-Акобія та Прокопевнюк стали чемпіонками рейтингового турнірув Киргизстані, <text:a xlink:type="simple" xlink:href="https://ukrwrestling.com.ua/blog/2023/06/02/alina-hrushyna-ta-ilona-prokopevniuk-chempionky-reytynhovoho-turniru-v-bishkeku/" text:style-name="Internet_20_link" text:visited-style-name="Visited_20_Internet_20_Link">
 повідомляє</text:a>
 пресслужба асоціаціїспортивної боротьби України, передає Укрінформ.</text:p>
      <text:p text:style-name="P4">
Аліна Грушина-Акобія стала переможницею змагань у ваговій категорії до 57 кг.Ілона Прокопевнюк виграла «золото» у ваговій категорії до 62 кг.</text:p>
      <text:p text:style-name="P4">
 Турнір у Бішкекузавершиться 4 червня. Жіночу збірну України на змаганнях представляють 12спортсменок.</text:p>
      <text:p text:style-name="P4">
<text:span text:style-name="T4">
Читайте також:</text:span>
 <text:a xlink:type="simple" xlink:href="https://www.ukrinform.ua/rubric-sports/3717198-ucnivska-zbirna-ukraini-zdobula-216-nagorod-na-persih-evroigrah-z-edinoborstv.html" text:style-name="Internet_20_link" text:visited-style-name="Visited_20_Internet_20_Link">
 Учнівська збірна України здобула 216 нагород на першихЄвроіграх з єдиноборств </text:a>
</text:p>
      <text:p text:style-name="P4">
Як повідомляв Укрінформ, у квітні Грушина-Акобія стала чемпіонкою Європи.</text:p>
      <text:p text:style-name="P4">
Фото: ukrwrestling.com.ua</text:p>
      <text:p text:style-name="P4">
Source: <text:a xlink:type="simple" xlink:href="https://www.ukrinform.ua/rubric-sports/3717647-zbirna-ukraini-z-borotbi-zdobula-dvi-zoloti-medali-na-turniri-u-kirgizstani.html" text:style-name="Internet_20_link" text:visited-style-name="Visited_20_Internet_20_Link">
https://www.ukrinform.ua/rubric-sports/3717647-zbirna-ukraini-z-borotbi-zdobula-dvi-zoloti-medali-na-turniri-u-kirgizstani.html</text:a>
</text:p>
      <!--NEWS-->
      <text:h text:style-name="P10" text:outline-level="1">
<text:span text:style-name="T4">
На Запоріжжі вибухнула автівка із загарбниками</text:span>
</text:h>
      <text:p text:style-name="P4">
Authors: Ukrinform (Person)</text:p>
      <text:p text:style-name="P4">
Publisher: Укринформ (Organization)</text:p>
      <text:p text:style-name="P4">
Published Time: 2023-06-02T-37:14:00+03:00</text:p>
      <text:p text:style-name="P4">
Modified Time: 2023-06-02T22:14:00+03:00</text:p>
      <text:p text:style-name="P4">
Description: У тимчасово захопленій Михайлівці Запорізької області злетів у повітря автомобіль із загарбниками.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Автомобіль', 'Вибух', 'Колаборант', 'Запоріжжя', 'Війна з Росією']</text:p>
      <text:p text:style-name="P4">
Type: Article</text:p>
      <!--METADATA-->
      <text:p text:style-name="P4">
<draw:frame draw:style-name="fr1" draw:name="Image46" text:anchor-type="as-char" svg:width="6.9236in" svg:height="3.956343in" draw:z-index="0">
<draw:image xlink:href="../Images/yкринформ/2023-06-02T-37-14-00-03-00/630_360_1669987737-966.jpg" xlink:type="simple" xlink:show="embed" xlink:actuate="onLoad" draw:mime-type="image/jpeg"/>
</draw:frame>
 Утимчасово захопленій Михайлівці Запорізької області злетів у повітряавтомобіль із загарбниками.</text:p>
      <text:p text:style-name="P4">
Про це в <text:a xlink:type="simple" xlink:href="http://t.me/ivan_fedorov_melitopol/2143" text:style-name="Internet_20_link" text:visited-style-name="Visited_20_Internet_20_Link">
 Телеграмі </text:a>
 повідомляєміський голова Мелітополя Іван Федоров, передає Укрінформ.</text:p>
      <text:p text:style-name="P4">
«Колаборантам і окупантам Михайлівки точно не до спокійного вечора п’ятниці.Збиралися відпочити у місцевому кафе, натомість трохи не дістались - авто зчотирма прихильниками Кремля злетіло в повітря прямо біля пункту призначення»,- йдеться в дописі.</text:p>
      <text:p text:style-name="P4">
За попередньою інформацією один з тих, хто перебував в <text:a xlink:type="simple" xlink:href="https://www.ukrinform.ua/tag-avtomobil" text:style-name="Internet_20_link" text:visited-style-name="Visited_20_Internet_20_Link">
 автівці</text:a>
 - місцевий бізнесмен на прізвищеДидоводюк, власник кафе «Гетьман», який годував окупантів.</text:p>
      <text:p text:style-name="P4">
<text:span text:style-name="T4">
Читайте також:</text:span>
 <text:a xlink:type="simple" xlink:href="https://www.ukrinform.ua/rubric-regions/3717338-u-rajoni-olenivki-zagarbniki-pidirvalis-na-fugasi-troe-zagiblih.html" text:style-name="Internet_20_link" text:visited-style-name="Visited_20_Internet_20_Link">
 Загарбники <text:span text:style-name="T4">
підірвали</text:span>
 сь на фугасі в районі Оленівки,троє загиблих </text:a>
</text:p>
      <text:p text:style-name="P4">
Інформації про загиблих чи постраждалих поки що немає</text:p>
      <text:p text:style-name="P4">
Як повідомлялося, сьогодні стався вибух у морському порту Бердянська.</text:p>
      <text:p text:style-name="P4">
<text:span text:style-name="T5">
Фото ілюстративне</text:span>
</text:p>
      <text:p text:style-name="P4">
Source: <text:a xlink:type="simple" xlink:href="https://www.ukrinform.ua/rubric-ato/3717645-na-zaporizzi-vibuhnula-avtivka-iz-zagarbnikami.html" text:style-name="Internet_20_link" text:visited-style-name="Visited_20_Internet_20_Link">
https://www.ukrinform.ua/rubric-ato/3717645-na-zaporizzi-vibuhnula-avtivka-iz-zagarbnikami.html</text:a>
</text:p>
      <!--NEWS-->
      <text:h text:style-name="P10" text:outline-level="1">
<text:span text:style-name="T4">
Джокович обіграв Давидович-Фокіну у третьому колі «Ролан Гаррос»</text:span>
</text:h>
      <text:p text:style-name="P4">
Authors: Ukrinform (Person)</text:p>
      <text:p text:style-name="P4">
Publisher: Укринформ (Organization)</text:p>
      <text:p text:style-name="P4">
Published Time: 2023-06-02T-39:10:43+03:00</text:p>
      <text:p text:style-name="P4">
Modified Time: 2023-06-02T22:10:43+03:00</text:p>
      <text:p text:style-name="P4">
Description: Матч тривав 3 години 36 хвилин. — Укрінформ.</text:p>
      <text:p text:style-name="P4">
Images: ['<text:a xlink:type="simple" xlink:href="https://static.ukrinform.com/photos/2023_06/thumb_files/630_360_1685732983-803.jpg" text:style-name="Internet_20_link" text:visited-style-name="Visited_20_Internet_20_Link">
630_360_16857...</text:a>
']</text:p>
      <text:p text:style-name="P4">
Tags: ['Теніс', 'Новак Джокович']</text:p>
      <text:p text:style-name="P4">
Type: Article</text:p>
      <!--METADATA-->
      <text:p text:style-name="P4">
<draw:frame draw:style-name="fr1" draw:name="Image47" text:anchor-type="as-char" svg:width="6.9236in" svg:height="3.956343in" draw:z-index="0">
<draw:image xlink:href="../Images/yкринформ/2023-06-02T-39-10-43-03-00/630_360_1685732983-803.jpg" xlink:type="simple" xlink:show="embed" xlink:actuate="onLoad" draw:mime-type="image/jpeg"/>
</draw:frame>
 Матчтривав 3 години 36 хвилин.</text:p>
      <text:p text:style-name="P4">
Третя ракетка світу серб Новак Джокович вийшов у наступну стадію «РоланГаррос» - 2023, передає Укрінформ.</text:p>
      <text:p text:style-name="P4">
У третьому колі серб обіграв представника Іспанії Алехандро Давидович-Фокіна(34-й у рейтингу ATP) - 7:6 (7:4), 7:6 (7:5), 6:2.</text:p>
      <text:p text:style-name="P4">
Тривалість матчу становила 3 години 36 хвилин. Джокович один раз подавнавиліт, припустився шести подвійних помилок і реалізував 6 брейк-пойнтів з 15зароблених. На рахунку його суперника три ейси, дві подвійні помилки та 5реалізованих брейк-пойнтів із 8.</text:p>
      <text:p text:style-name="P4">
У наступному раунді Відкритого чемпіонату Франції Новак Джокович зустрінетьсяз переможцем протистояння Хуан-Пабло Варільяс (Перу) – Хуберт Хуркач (Польща).</text:p>
      <text:p text:style-name="P4">
<text:span text:style-name="T4">
Читайте також:</text:span>
 <text:a xlink:type="simple" xlink:href="https://www.ukrinform.ua/rubric-sports/3717322-upate-v-istorii-dvi-ukrainki-vistuplat-u-tretomu-koli-rolan-garros.html" text:style-name="Internet_20_link" text:visited-style-name="Visited_20_Internet_20_Link">
 Уп'яте в історії дві українки виступлять у третьому колі«Ролан Гаррос» </text:a>
</text:p>
      <text:p text:style-name="P4">
Як повідомляв Укрінформ, завтра, 3 червня Леся Цуренко зіграє проти Б’янкиАндреєску з Канади у третьому раунді турніру.</text:p>
      <text:p text:style-name="P4">
Фото: Getty Image</text:p>
      <text:p text:style-name="P4">
Source: <text:a xlink:type="simple" xlink:href="https://www.ukrinform.ua/rubric-sports/3717646-dzokovic-obigrav-davidovicfokinu-u-tretomu-koli-rolan-garros.html" text:style-name="Internet_20_link" text:visited-style-name="Visited_20_Internet_20_Link">
https://www.ukrinform.ua/rubric-sports/3717646-dzokovic-obigrav-davidovicfokinu-u-tretomu-koli-rolan-garros.html</text:a>
</text:p>
      <!--NEWS-->
      <text:h text:style-name="P10" text:outline-level="1">
<text:span text:style-name="T4">
Зеленський відзначив нагородами 263 військовослужбовців</text:span>
</text:h>
      <text:p text:style-name="P4">
Authors: Ukrinform (Person)</text:p>
      <text:p text:style-name="P4">
Publisher: Укринформ (Organization)</text:p>
      <text:p text:style-name="P4">
Published Time: 2023-06-02T-42:59:00+03:00</text:p>
      <text:p text:style-name="P4">
Modified Time: 2023-06-02T21:59:00+03:00</text:p>
      <text:p text:style-name="P4">
Description: Президент України Володимир Зеленський відзначив державними нагородами 263 військовослужбовців, з них - 211 посмертно. — Укрінформ.</text:p>
      <text:p text:style-name="P4">
Images: ['<text:a xlink:type="simple" xlink:href="https://static.ukrinform.com/photos/2022_09/thumb_files/630_360_1664353648-814.jpeg" text:style-name="Internet_20_link" text:visited-style-name="Visited_20_Internet_20_Link">
630_360_16643...</text:a>
']</text:p>
      <text:p text:style-name="P4">
Tags: ['Нагорода', 'Зеленський', 'Війна з Росією']</text:p>
      <text:p text:style-name="P4">
Type: Article</text:p>
      <!--METADATA-->
      <text:p text:style-name="P4">
<draw:frame draw:style-name="fr1" draw:name="Image48" text:anchor-type="as-char" svg:width="6.9236in" svg:height="3.956343in" draw:z-index="0">
<draw:image xlink:href="../Images/yкринформ/2023-06-02T-42-59-00-03-00/630_360_1664353648-814.jpeg" xlink:type="simple" xlink:show="embed" xlink:actuate="onLoad" draw:mime-type="image/jpeg"/>
</draw:frame>
Президент України Володимир Зеленський відзначив державними нагородами 263військовослужбовців, з них - 211 посмертно.</text:p>
      <text:p text:style-name="P4">
Як передає Укрінформ, відповідні укази <text:a xlink:type="simple" xlink:href="https://www.president.gov.ua/documents/3132023-46957" text:style-name="Internet_20_link" text:visited-style-name="Visited_20_Internet_20_Link">
 №313/2023</text:a>
 , <text:a xlink:type="simple" xlink:href="https://www.president.gov.ua/documents/3142023-46961" text:style-name="Internet_20_link" text:visited-style-name="Visited_20_Internet_20_Link">
 №314/202</text:a>
 3 та <text:a xlink:type="simple" xlink:href="https://www.president.gov.ua/documents/3152023-46953" text:style-name="Internet_20_link" text:visited-style-name="Visited_20_Internet_20_Link">
 №315/2023</text:a>
 опубліковані на сайтіглави держави.</text:p>
      <text:p text:style-name="P4">
Нагороди призначені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text:span text:style-name="T4">
Читайте також:</text:span>
 <text:a xlink:type="simple" xlink:href="https://www.ukrinform.ua/rubric-ato/3716470-zelenskij-posmertno-nagorodiv-121-oboronca-ukraini.html" text:style-name="Internet_20_link" text:visited-style-name="Visited_20_Internet_20_Link">
 Зеленський посмертно <text:span text:style-name="T4">
нагород</text:span>
 ив 121 оборонця України</text:a>
</text:p>
      <text:p text:style-name="P4">
Орденом Богдана Хмельницького ІІІ ступеня нагороджено 18 військовослужбовців,орденом Богдана Хмельницького ІІ ступеня - трьох.</text:p>
      <text:p text:style-name="P4">
Орденом “За мужність” ІІ ступеня відзначено чотирьох захисників, а орденом “Замужність” ІІІ ступеня нагороджено 207 військових.</text:p>
      <text:p text:style-name="P4">
Медаллю “Захиснику Вітчизни” 23 відзначено оборонців, а медаллю “За військовуслужбу Україні” 8 українських захисників.</text:p>
      <text:p text:style-name="P4">
Як повідомляв Укрінформ, 2 червня Президент України Володимир Зеленськийвідзначив бійців 92-ї та 110-ї окремих механізованих бригад, а такожприкордонників за знищення росіян і протидію “шахедам”.</text:p>
      <text:p text:style-name="P4">
Source: <text:a xlink:type="simple" xlink:href="https://www.ukrinform.ua/rubric-ato/3717644-zelenskij-vidznaciv-nagorodami-263-vijskovosluzbovciv.html" text:style-name="Internet_20_link" text:visited-style-name="Visited_20_Internet_20_Link">
https://www.ukrinform.ua/rubric-ato/3717644-zelenskij-vidznaciv-nagorodami-263-vijskovosluzbovciv.html</text:a>
</text:p>
      <!--NEWS-->
      <text:h text:style-name="P10" text:outline-level="1">
<text:span text:style-name="T4">
США не втягуватимуться в ядерну гонитву з Росією та Китаєм - радник Байдена</text:span>
</text:h>
      <text:p text:style-name="P4">
Authors: Ukrinform (Person)</text:p>
      <text:p text:style-name="P4">
Publisher: Укринформ (Organization)</text:p>
      <text:p text:style-name="P4">
Published Time: 2023-06-02T-44:50:00+03:00</text:p>
      <text:p text:style-name="P4">
Modified Time: 2023-06-02T21:50:00+03:00</text:p>
      <text:p text:style-name="P4">
Description: Сполучені Штати не розширюватимуть власний ядерний арсенал для протистояння ядерній загрозі з боку Росії та Китаю. — Укрінформ.</text:p>
      <text:p text:style-name="P4">
Images: ['<text:a xlink:type="simple" xlink:href="https://static.ukrinform.com/photos/2022_02/thumb_files/630_360_1644169650-867.jpg" text:style-name="Internet_20_link" text:visited-style-name="Visited_20_Internet_20_Link">
630_360_16441...</text:a>
']</text:p>
      <text:p text:style-name="P4">
Tags: ['Китай', 'США', 'Ядерна зброя', 'Росія']</text:p>
      <text:p text:style-name="P4">
Type: Article</text:p>
      <!--METADATA-->
      <text:p text:style-name="P4">
<draw:frame draw:style-name="fr1" draw:name="Image49" text:anchor-type="as-char" svg:width="6.9236in" svg:height="3.956343in" draw:z-index="0">
<draw:image xlink:href="../Images/yкринформ/2023-06-02T-44-50-00-03-00/630_360_1644169650-867.jpg" xlink:type="simple" xlink:show="embed" xlink:actuate="onLoad" draw:mime-type="image/jpeg"/>
</draw:frame>
 СполученіШтати не розширюватимуть власний ядерний арсенал для протистояння ядернійзагрозі з боку Росії та Китаю.</text:p>
      <text:p text:style-name="P4">
Як передає Укрінформ із посиланням на <text:a xlink:type="simple" xlink:href="http://thehill.com/policy/international/4032050-us-wont-be-pulled-into-nuclear-arms-race-with-russia-china-sullivan/" text:style-name="Internet_20_link" text:visited-style-name="Visited_20_Internet_20_Link">
 The Hill</text:a>
 , про це радник президента СШАз питань національної безпеки Джейк Салліван заявив у Вашингтоні на щорічнійконференції Асоціації з контролю над озброєннями.</text:p>
      <text:p text:style-name="P4">
«Сполученим Штатам не потрібно збільшувати ядерні сили й перевершувати нашихядерних конкурентів, аби успішно їх стримувати, – сказав він. – Ми вже цепроходили й засвоїли цей урок». Натомість адміністрація США зосередиться наінвестуванні в «передові неядерні можливості», такі як гіперзвукові ракети зізвичайним озброєнням, що можуть досягати «добре захищених, високоціннихцілей», пояснив Салліван.</text:p>
      <text:p text:style-name="P4">
«Ефективне стримування означає, що в нас є кращий підхід», а не гонитва забільшою кількістю, зазначив він.</text:p>
      <text:p text:style-name="P4">
<text:span text:style-name="T4">
Читайте також:</text:span>
 <text:a xlink:type="simple" xlink:href="https://www.ukrinform.ua/rubric-world/3717250-stati-ogolosili-pro-zahodi-u-vidpovid-na-vidmovu-rosii-vikonuvati-snoiii.html" text:style-name="Internet_20_link" text:visited-style-name="Visited_20_Internet_20_Link">
 Штати оголосили про заходи у відповідь на відмову Росіївиконувати <text:span text:style-name="T4">
СНО</text:span>
 -ІІІ </text:a>
</text:p>
      <text:p text:style-name="P4">
Салліван закликав Москву і Пекін розпочати переговори про контроль надозброєннями, незважаючи на напруженість у відносинах. Він розкритикував РФ зате, що вона «завдає ударів по ядерній системі після холодної війни», а такожзвинуватив китайський уряд у нездатності продемонструвати будь-яку відкритістьу спілкуванні з питань контролю над озброєннями.</text:p>
      <text:p text:style-name="P4">
Як відомо, ядерні арсенали США і Росії близькі за розмірами й налічують понад5000 одиниць зброї у кожної з країн (хоча РФ, за оцінками, має дещо більшізапаси). Китай має близько 400 одиниць ядерної зброї, але планує нароститиарсенал до 1500 боєголовок.</text:p>
      <text:p text:style-name="P4">
<text:span text:style-name="T4">
Читайте також:</text:span>
 <text:a xlink:type="simple" xlink:href="https://www.ukrinform.ua/rubric-world/3711759-lideri-g7-zasudili-aderni-pogrozi-rosii-ta-zaklikali-svit-do-rozzbroenna.html" text:style-name="Internet_20_link" text:visited-style-name="Visited_20_Internet_20_Link">
 Лідери G7 засудили ядерні погрози Росії та закликали світдо роззброєння </text:a>
</text:p>
      <text:p text:style-name="P4">
Президент Росії Володимир Путін призупинив участь РФ у новому Договорі про СНОзі США. Договір установлював ключові обмеження на американські та російськіядерні озброєння і дозволяв обом сторонам отримувати інформацію щодо запасіводне в одного.</text:p>
      <text:p text:style-name="P4">
Source: <text:a xlink:type="simple" xlink:href="https://www.ukrinform.ua/rubric-world/3717642-ssa-ne-vtaguvatimutsa-v-adernu-gonitvu-z-rosieu-ta-kitaem-radnik-bajdena.html" text:style-name="Internet_20_link" text:visited-style-name="Visited_20_Internet_20_Link">
https://www.ukrinform.ua/rubric-world/3717642-ssa-ne-vtaguvatimutsa-v-adernu-gonitvu-z-rosieu-ta-kitaem-radnik-bajdena.html</text:a>
</text:p>
      <!--NEWS-->
      <text:h text:style-name="P10" text:outline-level="1">
<text:span text:style-name="T4">
Рішення щодо експорту аміаку з РФ має відповідати інтересам України - Данілов</text:span>
</text:h>
      <text:p text:style-name="P4">
Authors: Ukrinform (Person)</text:p>
      <text:p text:style-name="P4">
Publisher: Укринформ (Organization)</text:p>
      <text:p text:style-name="P4">
Published Time: 2023-06-02T-46:42:56+03:00</text:p>
      <text:p text:style-name="P4">
Modified Time: 2023-06-02T21:42:56+03:00</text:p>
      <text:p text:style-name="P4">
Description: Рішення щодо можливості відновлення експорту аміаку з РФ ухвалюватиметься тільки з точки зору національної безпеки України і нашого національного інтересу. — Укрінформ.</text:p>
      <text:p text:style-name="P4">
Images: ['<text:a xlink:type="simple" xlink:href="https://static.ukrinform.com/photos/2023_03/thumb_files/630_360_1677827515-830.jpg" text:style-name="Internet_20_link" text:visited-style-name="Visited_20_Internet_20_Link">
630_360_16778...</text:a>
']</text:p>
      <text:p text:style-name="P4">
Tags: ['РНБО', 'Аміак', 'Данілов', 'Єдині новини']</text:p>
      <text:p text:style-name="P4">
Type: Article</text:p>
      <!--METADATA-->
      <text:p text:style-name="P4">
<draw:frame draw:style-name="fr1" draw:name="Image50" text:anchor-type="as-char" svg:width="6.9236in" svg:height="3.956343in" draw:z-index="0">
<draw:image xlink:href="../Images/yкринформ/2023-06-02T-46-42-56-03-00/630_360_1677827515-830.jpg" xlink:type="simple" xlink:show="embed" xlink:actuate="onLoad" draw:mime-type="image/jpeg"/>
</draw:frame>
 Рішеннящодо можливості відновлення експорту аміаку з РФ ухвалюватиметься тільки зточки зору національної безпеки України і нашого національного інтересу.</text:p>
      <text:p text:style-name="P4">
Як передає Укрінформ, про це в ефірі загальнонаціонального телемарафону «Єдиніновини» повідомив секретар РНБО України Олексій Данілов, коментуючи питаннядозволу на відновлення експорту аміаку з РФ.</text:p>
      <text:p text:style-name="P4">
«Це дуже непросте питання. Російська Федерація шантажує світ, шантажує самедобривами. На превеликий жаль, у неї та Білорусі є певна монополія на певнівиди добрива. І питання вкрай складне. Єдине я можу сказати, що якщо будутьумови гарантовані для нашої країни країнами-партнерами, питання можерозглядатися і не значить, що ми на це питання маємо давати згоду. Іншепитання – ми не маємо з вами права підтримувати країну-терориста, щоб воназаробляла, користуючись нашою інфраструктурою, нашою територією. Але ще разнаголошую – це дуже непросте питання, тому що питання те, що стосується вивозузерна, яке мільйонами тон на сьогодні накопичилося і є на території нашоїкраїни, для нас це так само питання нашої національної безпеки, тому що цегроші, які треба повертати до наших військових, виплачувати зарплату,закуповувати зброю», - заявив Данілов.</text:p>
      <text:p text:style-name="P4">
<text:span text:style-name="T4">
Читайте також:</text:span>
 <text:a xlink:type="simple" xlink:href="https://www.ukrinform.ua/rubric-polytics/3717456-danilov-prokomentuvav-vistup-rosijskou-deputata-buzanskogo-na-tb.html" text:style-name="Internet_20_link" text:visited-style-name="Visited_20_Internet_20_Link">
 <text:span text:style-name="T4">
Данілов</text:span>
 прокоментував виступ російською депутатаБужанського на ТБ </text:a>
</text:p>
      <text:p text:style-name="P4">
Разом з тим він запевнив, що всі рішення будуть ухвалюватися виключно ізврахуванням національних інтересів України.</text:p>
      <text:p text:style-name="P4">
«Якщо навіть буде ухвалюватися якесь рішення, обов’язково буде тільки з точкизору нашої національної безпеки і нашого національного інтересу», - наголосивсекретар РНБО.</text:p>
      <text:p text:style-name="P4">
Як повідомляв Укрінформ, 27 травня Україна звинуватила Росію в тому, що тафактично викреслила порт «Південний» з Чорноморської угоди. РФ зі свого бокускаржиться, що не може експортувати аміак трубопроводом до порту «Південний»відповідно до домовленостей з Туреччиною та ООН. В ООН підтвердили, що експортдобрив, у тому числі аміаку, «поки що» не здійснювався.</text:p>
      <text:p text:style-name="P4">
Source: <text:a xlink:type="simple" xlink:href="https://www.ukrinform.ua/rubric-economy/3717641-risenna-sodo-eksportu-amiaku-z-rf-mae-vidpovidati-interesam-ukraini-danilov.html" text:style-name="Internet_20_link" text:visited-style-name="Visited_20_Internet_20_Link">
https://www.ukrinform.ua/rubric-economy/3717641-risenna-sodo-eksportu-amiaku-z-rf-mae-vidpovidati-interesam-ukraini-danilov.html</text:a>
</text:p>
      <!--NEWS-->
      <text:h text:style-name="P10" text:outline-level="1">
<text:span text:style-name="T4">
Жіноча збірна України – друга на етапі Гран-прі Європи зі стрільби з лука</text:span>
</text:h>
      <text:p text:style-name="P4">
Authors: Ukrinform (Person)</text:p>
      <text:p text:style-name="P4">
Publisher: Укринформ (Organization)</text:p>
      <text:p text:style-name="P4">
Published Time: 2023-06-02T-48:33:59+03:00</text:p>
      <text:p text:style-name="P4">
Modified Time: 2023-06-02T21:33:59+03:00</text:p>
      <text:p text:style-name="P4">
Description: На заключному тайбрейку українки одним пострілом програли трійці з Іспанії. — Укрінформ.</text:p>
      <text:p text:style-name="P4">
Images: ['<text:a xlink:type="simple" xlink:href="https://static.ukrinform.com/photos/2023_06/thumb_files/630_360_1685730777-514.jpg" text:style-name="Internet_20_link" text:visited-style-name="Visited_20_Internet_20_Link">
630_360_16857...</text:a>
']</text:p>
      <text:p text:style-name="P4">
Tags: ['стрільба з лука']</text:p>
      <text:p text:style-name="P4">
Type: Article</text:p>
      <!--METADATA-->
      <text:p text:style-name="P4">
<draw:frame draw:style-name="fr1" draw:name="Image51" text:anchor-type="as-char" svg:width="6.9236in" svg:height="3.956343in" draw:z-index="0">
<draw:image xlink:href="../Images/yкринформ/2023-06-02T-48-33-59-03-00/630_360_1685730777-514.jpg" xlink:type="simple" xlink:show="embed" xlink:actuate="onLoad" draw:mime-type="image/jpeg"/>
</draw:frame>
 Назаключному тайбрейку українки одним пострілом програли трійці з Іспанії.</text:p>
      <text:p text:style-name="P4">
Збірна України здобула першу нагороду на другому етапі Гран-прі Європи зістрільби з лука – «срібло» командних змагань виборола жіноча команда золімпійського лука, передає Укрінформ.</text:p>
      <text:p text:style-name="P4">
Тріо українок Соломії Гнип, Вероніки Марченко та Анастасії Павлової успішнорозпочали змагання у кваліфікації, де посіли перше місце — 1879 бали.</text:p>
      <text:p text:style-name="P4">
«Синьо-жовті» напряму потрапили до 1/4-ї, оминаючи перший раунд, де з рахунком6:0 випередили команду Грузії. У півфіналі українки змагалися з Грецією,восьмою найкращою командою першої частини Гран-прі. Результат протистояннязнову визначили три сети на користь Гнип, Марченко та Павлової — 6:0.</text:p>
      <text:p text:style-name="P4">
До фіналу з українками вийшла іспанська трійка Елії Каналес, Лейре ФернандесІнфанте та Іраті Унамунсаги Альтуни, срібними призерками першого етапу Гран-прі.</text:p>
      <text:p text:style-name="P4">
Україна вийшла вперед після першого сету — 55:54, але програла два наступних:53:55 та 56:58. Зрівнявши рахунок у четвертому сеті (54:53), українки перевелипротистояння на тайбрейк. У вирішальній перестрілці командам належало зробитипо три додаткових постріли. За рівного рахунку все вирішило друге влучанняіспанок у «десятку», в той час як українки всі поцілили у «дев'ятки».</text:p>
      <text:p text:style-name="P4">
<text:span text:style-name="T4">
Читайте також:</text:span>
 <text:a xlink:type="simple" xlink:href="https://www.ukrinform.ua/rubric-sports/3717611-ukrainu-na-evropejskih-igrah2023-predstavlatimut-263-sportsmeni.html" text:style-name="Internet_20_link" text:visited-style-name="Visited_20_Internet_20_Link">
 Україну на Європейських іграх-2023 представлятимуть 263спортсмени </text:a>
</text:p>
      <text:p text:style-name="P4">
Як повідомляв Укрінформ, другий етап Гран-прі в Умазі триватиме до 4 червня.</text:p>
      <text:p text:style-name="P4">
Фото Олега Осипенка</text:p>
      <text:p text:style-name="P4">
Source: <text:a xlink:type="simple" xlink:href="https://www.ukrinform.ua/rubric-sports/3717639-zinoca-zbirna-ukraini-druga-na-etapi-granpri-evropi-zi-strilbi-z-luka.html" text:style-name="Internet_20_link" text:visited-style-name="Visited_20_Internet_20_Link">
https://www.ukrinform.ua/rubric-sports/3717639-zinoca-zbirna-ukraini-druga-na-etapi-granpri-evropi-zi-strilbi-z-luka.html</text:a>
</text:p>
      <!--NEWS-->
      <text:h text:style-name="P10" text:outline-level="1">
<text:span text:style-name="T4">
У Києві стартував 20-й Міжнародний кінофестиваль Docudays UA</text:span>
</text:h>
      <text:p text:style-name="P4">
Authors: Ukrinform (Person)</text:p>
      <text:p text:style-name="P4">
Publisher: Укринформ (Organization)</text:p>
      <text:p text:style-name="P4">
Published Time: 2023-06-02T-50:31:00+03:00</text:p>
      <text:p text:style-name="P4">
Modified Time: 2023-06-02T21:31:00+03:00</text:p>
      <text:p text:style-name="P4">
Description: У Києві відбулася церемонія відкриття ювілейного 20-го Міжнародного фестивалю документального кіно про права людини Docudays UA. — Укрінформ.</text:p>
      <text:p text:style-name="P4">
Images: ['<text:a xlink:type="simple" xlink:href="https://static.ukrinform.com/photos/2019_03/thumb_files/630_360_1553618292-301.jpg" text:style-name="Internet_20_link" text:visited-style-name="Visited_20_Internet_20_Link">
630_360_15536...</text:a>
']</text:p>
      <text:p text:style-name="P4">
Tags: ['Кіно', 'Кінофестиваль Docudays', 'Права людини', 'Київ']</text:p>
      <text:p text:style-name="P4">
Type: Article</text:p>
      <!--METADATA-->
      <text:p text:style-name="P4">
<draw:frame draw:style-name="fr1" draw:name="Image52" text:anchor-type="as-char" svg:width="6.9236in" svg:height="3.956343in" draw:z-index="0">
<draw:image xlink:href="../Images/yкринформ/2023-06-02T-50-31-00-03-00/630_360_1553618292-301.jpg" xlink:type="simple" xlink:show="embed" xlink:actuate="onLoad" draw:mime-type="image/jpeg"/>
</draw:frame>
 У Києвівідбулася церемонія відкриття ювілейного 20-го Міжнародного фестивалюдокументального кіно про права людини Docudays UA.</text:p>
      <text:p text:style-name="P4">
Як повідомляє кореспондент Укрінформу, церемонія відбулася в кінотеатрі«Жовтень».</text:p>
      <text:p text:style-name="P4">
Програму фестивалю представили ведучі Ангеліна Карякіна та Максим Щербина Йоготемою став образ майбутнього.</text:p>
      <text:p text:style-name="P4">
Церемонія супроводжувалася синхронним перекладом на англійську та жестовумови. Трансляцію можна переглянути в соцмережах Docudays UA та «СуспільнеКультура».</text:p>
      <text:p text:style-name="P4">
Цьогоріч Docudays UA зібрав 53 фільми із 27 країн. У програмі також 28українських стрічок, серед них 14 повнометражних.</text:p>
      <text:p text:style-name="P4">
Відкрили фестиваль стрічкою режисерки Аліси Коваленко «Ми не згаснемо» проісторію дорослішання підлітків на сході України на тлі війни та надзвичайноїподорожі до вершин Гімалайських гір.</text:p>
      <text:p text:style-name="P4">
<text:span text:style-name="T4">
Читайте також:</text:span>
 <text:a xlink:type="simple" xlink:href="https://www.ukrinform.ua/rubric-culture/3713483-u-kisinevi-projde-festival-ukrainskogo-kino.html" text:style-name="Internet_20_link" text:visited-style-name="Visited_20_Internet_20_Link">
 У Кишиневі пройде фестиваль українського кіно</text:a>
</text:p>
      <text:p text:style-name="P4">
Основні покази відбудуться 2-8 червня у кінотеатрах «Жовтень» та KINO42, атакож в онлайн-кінотеатрі DOCUSPACE. Ексклюзивно після закриття <text:a xlink:type="simple" xlink:href="https://www.ukrinform.ua/tag-festival" text:style-name="Internet_20_link" text:visited-style-name="Visited_20_Internet_20_Link">
 фестивалю</text:a>
 відбудуться три глядацькі дні: 9–11червня повторно покажуть стрічки-переможниці конкурсних програм та фестивальніхіти.</text:p>
      <text:p text:style-name="P4">
Квитки на покази коштують 60 гривень зранку та 120 - увечері. Військові можутьвідвідувати сеанси безплатно. На випадок повітряної тривоги у кінотеатріфункціонує укриття.</text:p>
      <text:p text:style-name="P4">
Source: <text:a xlink:type="simple" xlink:href="https://www.ukrinform.ua/rubric-culture/3717638-u-kievi-startuvav-20j-miznarodnij-kinofestival-docudays-ua.html" text:style-name="Internet_20_link" text:visited-style-name="Visited_20_Internet_20_Link">
https://www.ukrinform.ua/rubric-culture/3717638-u-kievi-startuvav-20j-miznarodnij-kinofestival-docudays-ua.html</text:a>
</text:p>
      <!--NEWS-->
      <text:h text:style-name="P10" text:outline-level="1">
<text:span text:style-name="T4">
Зеленський відзначив бійців двох бригад та чотирьох прикордонних загонів</text:span>
</text:h>
      <text:p text:style-name="P4">
Authors: Ukrinform (Person)</text:p>
      <text:p text:style-name="P4">
Publisher: Укринформ (Organization)</text:p>
      <text:p text:style-name="P4">
Published Time: 2023-06-02T-52:22:00+03:00</text:p>
      <text:p text:style-name="P4">
Modified Time: 2023-06-02T21:22:00+03:00</text:p>
      <text:p text:style-name="P4">
Description: Президент України відзначив бійців 92-ї та 110-ї окремих механізованих бригад, а також прикордонників за знищення окупантів і протидію «шахедам». — Укрінформ.</text:p>
      <text:p text:style-name="P4">
Images: ['<text:a xlink:type="simple" xlink:href="https://static.ukrinform.com/photos/2022_05/thumb_files/630_360_1652263772-452.jpeg" text:style-name="Internet_20_link" text:visited-style-name="Visited_20_Internet_20_Link">
630_360_16522...</text:a>
']</text:p>
      <text:p text:style-name="P4">
Tags: ['Прикордонники', 'ЗСУ', 'Зеленський', 'Війна з Росією']</text:p>
      <text:p text:style-name="P4">
Type: Article</text:p>
      <!--METADATA-->
      <text:p text:style-name="P4">
<draw:frame draw:style-name="fr1" draw:name="Image53" text:anchor-type="as-char" svg:width="6.9236in" svg:height="3.956343in" draw:z-index="0">
<draw:image xlink:href="../Images/yкринформ/2023-06-02T-52-22-00-03-00/630_360_1652263772-452.jpeg" xlink:type="simple" xlink:show="embed" xlink:actuate="onLoad" draw:mime-type="image/jpeg"/>
</draw:frame>
Президент України відзначив бійців 92-ї та 110-ї окремих механізованих бригад,а також прикордонників за знищення окупантів і протидію «шахедам».</text:p>
      <text:p text:style-name="P4">
Як передає Укрінформ, про це Володимир Зеленський сказав під час традиційного<text:a xlink:type="simple" xlink:href="https://www.youtube.com/watch" text:style-name="Internet_20_link" text:visited-style-name="Visited_20_Internet_20_Link">
 відеозвернення </text:a>
 .</text:p>
      <text:p text:style-name="P4">
«Особливо хочу відзначити сьогодні 92-гу окрему механізовану бригаду – усіхвоїнів цієї бригади, які надзвичайно стійко захищають Сватівський напрямок тавдало відбивають ворожі атаки, рухаючись уперед. Дякую вам, воїни! Авдіївськийнапрямок… 110-та окрема механізована бригада – дякую вам, воїни, за вашухоробрість та ваше вміння потужно знищувати окупантів», - наголосив Президент.</text:p>
      <text:p text:style-name="P4">
_Відео:<text:a xlink:type="simple" xlink:href="https://www.facebook.com/president.gov.ua" text:style-name="Internet_20_link" text:visited-style-name="Visited_20_Internet_20_Link">
 Офіс Президента </text:a>
 _</text:p>
      <text:p text:style-name="P4">
Крім того, глава держави відзначив бійців Львівського, Донецького,Житомирського прикордонних загонів, які з честю захищають державу на передовійразом з усіма Силами <text:a xlink:type="simple" xlink:href="https://www.ukrinform.ua/tag-oborona" text:style-name="Internet_20_link" text:visited-style-name="Visited_20_Internet_20_Link">
 оборони </text:a>
 табезпеки. Також він подякував бійцям Чернігівського прикордонного загону, якіактивно протидіють «шахедам».</text:p>
      <text:p text:style-name="P4">
<text:span text:style-name="T4">
Читайте також:</text:span>
 <text:a xlink:type="simple" xlink:href="https://www.ukrinform.ua/rubric-ato/3717266-vorog-unoci-vipustiv-po-ukraini-15-raket-i-18-sahediv-usi-zniseni.html" text:style-name="Internet_20_link" text:visited-style-name="Visited_20_Internet_20_Link">
 Ворог уночі випустив по Україні 15 ракет і 18 « <text:span text:style-name="T4">
шахед</text:span>
ів» - усі знищені </text:a>
</text:p>
      <text:p text:style-name="P4">
Як повідомляв Укрінформ, Сили оборони України за добу відбили на сході 15атак, вісім із них - у районі міста Мар'їнка Донецької області.</text:p>
      <text:p text:style-name="P4">
<text:span text:style-name="T5">
Фото: ОП</text:span>
</text:p>
      <text:p text:style-name="P4">
Source: <text:a xlink:type="simple" xlink:href="https://www.ukrinform.ua/rubric-ato/3717637-zelenskij-vidznaciv-bijciv-dvoh-brigad-ta-cotiroh-prikordonnih-zagoniv.html" text:style-name="Internet_20_link" text:visited-style-name="Visited_20_Internet_20_Link">
https://www.ukrinform.ua/rubric-ato/3717637-zelenskij-vidznaciv-bijciv-dvoh-brigad-ta-cotiroh-prikordonnih-zagoniv.html</text:a>
</text:p>
      <!--NEWS-->
      <text:h text:style-name="P10" text:outline-level="1">
<text:span text:style-name="T4">
Штати задоволені тим, як Україна забезпечена перед контрнаступом – Білий дім</text:span>
</text:h>
      <text:p text:style-name="P4">
Authors: Ukrinform (Person)</text:p>
      <text:p text:style-name="P4">
Publisher: Укринформ (Organization)</text:p>
      <text:p text:style-name="P4">
Published Time: 2023-06-02T-54:17:43+03:00</text:p>
      <text:p text:style-name="P4">
Modified Time: 2023-06-02T21:17:43+03:00</text:p>
      <text:p text:style-name="P4">
Description: В адміністрації США вважають, що разом із союзниками й партнерами добре забезпечили Україну військовою допомогою для проведення контрнаступу. — Укрінформ.</text:p>
      <text:p text:style-name="P4">
Images: ['<text:a xlink:type="simple" xlink:href="https://static.ukrinform.com/photos/2023_04/thumb_files/630_360_1682353687-875.jpg" text:style-name="Internet_20_link" text:visited-style-name="Visited_20_Internet_20_Link">
630_360_16823...</text:a>
']</text:p>
      <text:p text:style-name="P4">
Tags: ['США', 'Білий дім', 'Війна з Росією']</text:p>
      <text:p text:style-name="P4">
Type: Article</text:p>
      <!--METADATA-->
      <text:p text:style-name="P4">
<draw:frame draw:style-name="fr1" draw:name="Image54" text:anchor-type="as-char" svg:width="6.9236in" svg:height="3.956343in" draw:z-index="0">
<draw:image xlink:href="../Images/yкринформ/2023-06-02T-54-17-43-03-00/630_360_1682353687-875.jpg" xlink:type="simple" xlink:show="embed" xlink:actuate="onLoad" draw:mime-type="image/jpeg"/>
</draw:frame>
 Вадміністрації США вважають, що разом із союзниками й партнерами добрезабезпечили Україну військовою допомогою для проведення контрнаступу.</text:p>
      <text:p text:style-name="P4">
З відповідною заявою виступив у п’ятницю під час онлайн-брифінгу координаторРади нацбезпеки Білого дому Джон Кірбі, передає власний кореспондентУкрінформу.</text:p>
      <text:p text:style-name="P4">
«Передусім, ми дуже задоволені, що покрили потреби України для проведення їїконтрнаступу станом зараз. Коли вони почнуть (наступ – ред.), це залежить відних, але ми впевнені, що зробили все можливе, і коли я кажу «ми», я маю наувазі не лише США, але й наших союзників і партнерів»,- підкреслив представникадміністрації.</text:p>
      <text:p text:style-name="P4">
<text:span text:style-name="T4">
Читайте також:</text:span>
 <text:a xlink:type="simple" xlink:href="https://www.ukrinform.ua/rubric-ato/3717610-ssa-proti-pripinenna-vognu-v-ukraini-bo-ce-dast-perepocinok-rosianam-bilij-dim.html" text:style-name="Internet_20_link" text:visited-style-name="Visited_20_Internet_20_Link">
 США проти припинення вогню в Україні, бо це дастьперепочинок росіянам – Білий дім </text:a>
</text:p>
      <text:p text:style-name="P4">
За його словами, йдеться не лише про надання українцям систем ППО, що наразі єнайактуальнішою потребою, але й про забезпечення бронетехнікою, артилерією,боєприпасами, а також проведенням навчань.</text:p>
      <text:p text:style-name="P4">
Він наголосив, що у міру продовження операцій ЗСУ та звільнення територій,українським силам знадобиться поповнення боєприпасів і техніки.</text:p>
      <text:p text:style-name="P4">
«Бойові дії – річ динамічна, і маємо бути певними, що ми також «динамічно»готові підтримувати їх надалі. Отже, ми багато чого зробили й готовіпродовжувати багато чого робити впродовж наступних днів і місяців», -підкреслив Кірбі.</text:p>
      <text:p text:style-name="P4">
<text:span text:style-name="T4">
Читайте також:</text:span>
 <text:a xlink:type="simple" xlink:href="https://www.ukrinform.ua/rubric-world/3716744-ssa-pragnut-uniknuti-tretoi-svitovoi-vijni-bilij-dim.html" text:style-name="Internet_20_link" text:visited-style-name="Visited_20_Internet_20_Link">
 США прагнуть уникнути Третьої світової війни - Білий дім</text:a>
</text:p>
      <text:p text:style-name="P4">
Як повідомляв Укрінформ, у середу адміністрація США оголосила про виділення39-го пакету оборонної допомоги Україні за президентськими повноваженнями(presidential drawdown – ред.). До нього увійшли понад півтора десятканайменувань озброєнь і боєприпасів, які мають бути негайно відправлені вУкраїну.</text:p>
      <text:p text:style-name="P4">
Source: <text:a xlink:type="simple" xlink:href="https://www.ukrinform.ua/rubric-ato/3717636-stati-zadovoleni-tim-ak-ukraina-zabezpecena-pered-kontrnastupom-bilij-dim.html" text:style-name="Internet_20_link" text:visited-style-name="Visited_20_Internet_20_Link">
https://www.ukrinform.ua/rubric-ato/3717636-stati-zadovoleni-tim-ak-ukraina-zabezpecena-pered-kontrnastupom-bilij-dim.html</text:a>
</text:p>
      <!--NEWS-->
      <text:h text:style-name="P10" text:outline-level="1">
<text:span text:style-name="T4">
В Егейському морі зіткнулися два кораблі</text:span>
</text:h>
      <text:p text:style-name="P4">
Authors: Ukrinform (Person)</text:p>
      <text:p text:style-name="P4">
Publisher: Укринформ (Organization)</text:p>
      <text:p text:style-name="P4">
Published Time: 2023-06-02T-56:12:00+03:00</text:p>
      <text:p text:style-name="P4">
Modified Time: 2023-06-02T21:12:00+03:00</text:p>
      <text:p text:style-name="P4">
Description: В Егейському морі, біля берегів острова Хіоса, зіткнулися два кораблі: порожній суховантаж ANT під прапором Вануату та судно POTENTIA під прапором Сінгапуру. — Укрінформ.</text:p>
      <text:p text:style-name="P4">
Images: ['<text:a xlink:type="simple" xlink:href="https://static.ukrinform.com/photos/2023_06/thumb_files/630_360_1685729418-437.jpg" text:style-name="Internet_20_link" text:visited-style-name="Visited_20_Internet_20_Link">
630_360_16857...</text:a>
']</text:p>
      <text:p text:style-name="P4">
Tags: ['Туреччина', 'Егейське море']</text:p>
      <text:p text:style-name="P4">
Type: Article</text:p>
      <!--METADATA-->
      <text:p text:style-name="P4">
<draw:frame draw:style-name="fr1" draw:name="Image55" text:anchor-type="as-char" svg:width="6.9236in" svg:height="3.956343in" draw:z-index="0">
<draw:image xlink:href="../Images/yкринформ/2023-06-02T-56-12-00-03-00/630_360_1685729418-437.jpg" xlink:type="simple" xlink:show="embed" xlink:actuate="onLoad" draw:mime-type="image/jpeg"/>
</draw:frame>
 ВЕгейському морі, біля берегів острова Хіоса, зіткнулися два кораблі: порожнійсуховантаж ANT під прапором Вануату та судно POTENTIA під прапором Сінгапуру.</text:p>
      <text:p text:style-name="P4">
Про це повідомляє Укрінформ із посиланням на <text:a xlink:type="simple" xlink:href="https://www.trthaber.com/haber/dunya/sakiz-adasi-aciklarinda-13-turk-personelli-gemi-kaza-yapti-772102.html" text:style-name="Internet_20_link" text:visited-style-name="Visited_20_Internet_20_Link">
 TRT Haber</text:a>
 .</text:p>
      <text:p text:style-name="P4">
“На відстані 9 миль на північний захід від Хіоса порожнє судно ANT, яке йшлопід прапором Вануату, належить Туреччині та на борту якого перебувало 13турецьких моряків, зіткнулося із судном POTENTIA під прапором Сінгапуру.Внаслідок зіткнення у трюм суховантажу ANT потрапила вода”, - йдеться уповідомленні.</text:p>
      <text:p text:style-name="P4">
<text:span text:style-name="T4">
Читайте також:</text:span>
 <text:a xlink:type="simple" xlink:href="https://www.ukrinform.ua/rubric-world/3710901-u-kolumbii-znajsli-cotiroh-ditej-aki-zablukali-v-dzunglah-pisla-aviakatastrofi.html" text:style-name="Internet_20_link" text:visited-style-name="Visited_20_Internet_20_Link">
 У Колумбії знайшли чотирьох дітей, які заблукали вджунглях після авіакатастрофи </text:a>
</text:p>
      <text:p text:style-name="P4">
В район події прибули морські рятувальні підрозділи командування ВМС Туреччиниі командування берегової охорони. Роботи проводяться під координацієюголовного пошуково-рятувального координаційного центру.</text:p>
      <text:p text:style-name="P4">
Як повідомляв Укрінформ, у Китаї внаслідок аварії глибоководногориболовецького судна в центральній частині Індійського океану 39 осіб зниклибезвісти.</text:p>
      <text:p text:style-name="P4">
Source: <text:a xlink:type="simple" xlink:href="https://www.ukrinform.ua/rubric-world/3717634-v-egejskomu-mori-zitknulisa-dva-korabli.html" text:style-name="Internet_20_link" text:visited-style-name="Visited_20_Internet_20_Link">
https://www.ukrinform.ua/rubric-world/3717634-v-egejskomu-mori-zitknulisa-dva-korabli.html</text:a>
</text:p>
      <!--NEWS-->
      <text:h text:style-name="P10" text:outline-level="1">
<text:span text:style-name="T4">
Справа про зачинене укриття: трьом посадовцям та охоронцю лікарні оголосили підозру</text:span>
</text:h>
      <text:p text:style-name="P4">
Authors: Ukrinform (Person)</text:p>
      <text:p text:style-name="P4">
Publisher: Укринформ (Organization)</text:p>
      <text:p text:style-name="P4">
Published Time: 2023-06-02T-58:07:00+03:00</text:p>
      <text:p text:style-name="P4">
Modified Time: 2023-06-02T21:07:00+03:00</text:p>
      <text:p text:style-name="P4">
Description: У Києві оголосили про підозру трьом посадовцям та охоронцю медичного закладу через недопуск громадян до укриття, що призвів до трагічних наслідків. — Укрінформ.</text:p>
      <text:p text:style-name="P4">
Images: ['<text:a xlink:type="simple" xlink:href="https://static.ukrinform.com/photos/2023_06/thumb_files/630_360_1685595926-227.jpg" text:style-name="Internet_20_link" text:visited-style-name="Visited_20_Internet_20_Link">
630_360_16855...</text:a>
']</text:p>
      <text:p text:style-name="P4">
Tags: ['Підозра', 'Прокуратура', 'Лікарня', 'Укриття']</text:p>
      <text:p text:style-name="P4">
Type: Article</text:p>
      <!--METADATA-->
      <text:p text:style-name="P4">
<draw:frame draw:style-name="fr1" draw:name="Image56" text:anchor-type="as-char" svg:width="6.9236in" svg:height="3.956343in" draw:z-index="0">
<draw:image xlink:href="../Images/yкринформ/2023-06-02T-58-07-00-03-00/630_360_1685595926-227.jpg" xlink:type="simple" xlink:show="embed" xlink:actuate="onLoad" draw:mime-type="image/jpeg"/>
</draw:frame>
 У Києвіоголосили про підозру трьом посадовцям та охоронцю медичного закладу черезнедопуск громадян до укриття, що призвів до трагічних наслідків.</text:p>
      <text:p text:style-name="P4">
Як передає Укрінформ, про це Київська міська прокуратура повідомляє у <text:a xlink:type="simple" xlink:href="http://t.me/kyiv_pro_office/2016" text:style-name="Internet_20_link" text:visited-style-name="Visited_20_Internet_20_Link">
Телеграмі </text:a>
 .</text:p>
      <text:p text:style-name="P4">
“За процесуального керівництва Деснянської окружної прокуратури міста Києвачотирьом особам, затриманим у межах розслідування трагічних наслідків черезнедопуск громадян до укриття, повідомлено про підозру”, - ідеться вповідомленні.</text:p>
      <text:p text:style-name="P4">
Першому заступнику Деснянської районної державної адміністрації, директорумедичного закладу та його заступнику інкриміновано ч. 2 ст. 367 Кримінальногокодексу (Службова недбалість, що спричинила тяжкі наслідки), охоронцю - ч. 3ст. 135 КК (Залишення в небезпеці, яке призвело до смерті).</text:p>
      <text:p text:style-name="P4">
<text:span text:style-name="T4">
Читайте також:</text:span>
 <text:a xlink:type="simple" xlink:href="https://www.ukrinform.ua/rubric-kyiv/3717139-policia-prijsla-z-obsukami-v-kmda-cerez-zakriti-ukritta-pid-cas-obstrilu.html" text:style-name="Internet_20_link" text:visited-style-name="Visited_20_Internet_20_Link">
 Поліція прийшла з обшуками в КМДА через закриті<text:span text:style-name="T4">
укриття</text:span>
 під час обстрілу </text:a>
</text:p>
      <text:p text:style-name="P4">
Вирішується питання про обрання підозрюваним запобіжних заходів.</text:p>
      <text:p text:style-name="P4">
Раніше в межах слідства прокурори спільно з поліцією провели обшуки у двохдепартаментах Київської міської державної адміністрації, приміщенніДеснянської РДА та у <text:a xlink:type="simple" xlink:href="https://www.ukrinform.ua/tag-bolnica" text:style-name="Internet_20_link" text:visited-style-name="Visited_20_Internet_20_Link">
 медзакладі </text:a>
 , депід час повітряної тривоги громадянам не надали доступ до укриття.</text:p>
      <text:p text:style-name="P4">
Слідчі дії у кримінальному провадженні тривають. За їх результатами буденадано правову оцінку й діям службових осіб КМДА.</text:p>
      <text:p text:style-name="P4">
<text:span text:style-name="T4">
Читайте також:</text:span>
 <text:a xlink:type="simple" xlink:href="https://www.ukrinform.ua/rubric-society/3717152-mvs-zaklikae-povidomlati-pro-ukritta-zacineni-pid-cas-povitranoi-trivogi.html" text:style-name="Internet_20_link" text:visited-style-name="Visited_20_Internet_20_Link">
 МВС закликає повідомляти про <text:span text:style-name="T4">
укриття</text:span>
 , зачинені підчас повітряної тривоги </text:a>
</text:p>
      <text:p text:style-name="P4">
Як повідомлялося, внаслідок нічної атаки російської армії на Київ 1 червня <text:a xlink:type="simple" xlink:href="http://www.ukrinform.ua/rubric-kyiv/3716810-policia-utocnila-informaciu-pro-zagiblih-u-kievi-dvoe-zinok-i-devatiricna-ditina.html" text:style-name="Internet_20_link" text:visited-style-name="Visited_20_Internet_20_Link">
загинуло троє людей </text:a>
, серед них - дев'ятирічна дитина.</text:p>
      <text:p text:style-name="P4">
Житель Деснянського району, чия дружина загинула, розповів Суспільному, щолюди прибігли вночі до укриття, але їм ніхто не відчинив.</text:p>
      <text:p text:style-name="P4">
1 червня було затримано трьох посадовців та охоронця медзакладу.</text:p>
      <text:p text:style-name="P4">
Source: <text:a xlink:type="simple" xlink:href="https://www.ukrinform.ua/rubric-kyiv/3717633-sprava-pro-zacinene-ukritta-trom-posadovcam-ta-ohoroncu-likarni-ogolosili-pidozru.html" text:style-name="Internet_20_link" text:visited-style-name="Visited_20_Internet_20_Link">
https://www.ukrinform.ua/rubric-kyiv/3717633-sprava-pro-zacinene-ukritta-trom-posadovcam-ta-ohoroncu-likarni-ogolosili-pidozru.html</text:a>
</text:p>
      <!--NEWS-->
      <text:h text:style-name="P10" text:outline-level="1">
<text:span text:style-name="T4">
США розпочинають транспортування до Польщі першої партії танків Abrams</text:span>
</text:h>
      <text:p text:style-name="P4">
Authors: Ukrinform (Person)</text:p>
      <text:p text:style-name="P4">
Publisher: Укринформ (Organization)</text:p>
      <text:p text:style-name="P4">
Published Time: 2023-06-02T-61:56:00+03:00</text:p>
      <text:p text:style-name="P4">
Modified Time: 2023-06-02T20:56:00+03:00</text:p>
      <text:p text:style-name="P4">
Description: До Польщі розпочинається транспортування із США танків Abrams версії M1A1. — Укрінформ.</text:p>
      <text:p text:style-name="P4">
Images: ['<text:a xlink:type="simple" xlink:href="https://static.ukrinform.com/photos/2023_06/thumb_files/630_360_1685728561-165.jpg" text:style-name="Internet_20_link" text:visited-style-name="Visited_20_Internet_20_Link">
630_360_16857...</text:a>
']</text:p>
      <text:p text:style-name="P4">
Tags: ['Польща', 'США', 'Танк', 'Abrams ']</text:p>
      <text:p text:style-name="P4">
Type: Article</text:p>
      <!--METADATA-->
      <text:p text:style-name="P4">
<draw:frame draw:style-name="fr1" draw:name="Image57" text:anchor-type="as-char" svg:width="6.9236in" svg:height="3.956343in" draw:z-index="0">
<draw:image xlink:href="../Images/yкринформ/2023-06-02T-61-56-00-03-00/630_360_1685728561-165.jpg" xlink:type="simple" xlink:show="embed" xlink:actuate="onLoad" draw:mime-type="image/jpeg"/>
</draw:frame>
 До Польщірозпочинається транспортування із США танків Abrams версії M1A1.</text:p>
      <text:p text:style-name="P4">
Про це написав у <text:a xlink:type="simple" xlink:href="https://twitter.com/mblaszczak/status/1664613212946399232" text:style-name="Internet_20_link" text:visited-style-name="Visited_20_Internet_20_Link">
 Твіттері</text:a>
в п'ятницю віцепрем’єр, міністр національної оборони Польщі Маріуш Блащак,передає Укрінформ.</text:p>
      <text:p text:style-name="P4">
“Розпочинається транспортування першої партії <text:a xlink:type="simple" xlink:href="https://www.ukrinform.ua/tag-tank" text:style-name="Internet_20_link" text:visited-style-name="Visited_20_Internet_20_Link">
 танків</text:a>
 Abrams. Незабаром до Польщі відправляться14 танків M1A1 Abrams і три транспортні засоби технічного забезпечення M88A2Hercules”, - написав Блащак.</text:p>
      <text:p text:style-name="P4">
Він додав, що їх буде доставлено до Польщі до кінця червня.</text:p>
      <text:p text:style-name="P4">
Як відомо, на початку січня Польща підписала угоду про купівлю у США 116танків Abrams M1A1, які вже були в експлуатації.</text:p>
      <text:p text:style-name="P4">
<text:span text:style-name="T4">
Читайте також:</text:span>
 <text:a xlink:type="simple" xlink:href="https://www.ukrinform.ua/rubric-ato/3709665-stati-vze-dopravili-do-nimeccini-tri-desatki-trenuvalnih-tankiv-abrams-pentagon.html" text:style-name="Internet_20_link" text:visited-style-name="Visited_20_Internet_20_Link">
 Штати вже доправили до Німеччини три десятки тренувальних<text:span text:style-name="T4">
танків</text:span>
 <text:span text:style-name="T4">
Abrams</text:span>
 - Пентагон </text:a>
</text:p>
      <text:p text:style-name="P4">
У липні минулого року Польща отримала від США перші 28 танків Abramsвідповідно до контракту, що передбачає закупівлю 250 нових танків у версіїM1A2 SEPv3.</text:p>
      <text:p text:style-name="P4">
Як відомо, <text:a xlink:type="simple" xlink:href="https://www.ukrinform.ua/rubric-world/3537785-polsa-pridbae-u-pivdennoi-korei-blizko-tisaci-tankiv-ta-ponad-600-gaubic.html" text:style-name="Internet_20_link" text:visited-style-name="Visited_20_Internet_20_Link">
 торік Польща також підписала з Південною Кореєю угоду на купівлюблизько тисячі танків K2. </text:a>
 На початку грудня минулого року Польща отримала перші10 танків цього типу.</text:p>
      <text:p text:style-name="P4">
Після початку повномасштабної збройної агресії Росії проти України Варшавапередала Україні понад 250 танків T-72.</text:p>
      <text:p text:style-name="P4">
<text:span text:style-name="T5">
Фото: Richard Bumgardner</text:span>
</text:p>
      <text:p text:style-name="P4">
Source: <text:a xlink:type="simple" xlink:href="https://www.ukrinform.ua/rubric-world/3717630-ssa-rozpocinaut-transportuvanna-do-polsi-persoi-partii-tankiv-abrams.html" text:style-name="Internet_20_link" text:visited-style-name="Visited_20_Internet_20_Link">
https://www.ukrinform.ua/rubric-world/3717630-ssa-rozpocinaut-transportuvanna-do-polsi-persoi-partii-tankiv-abrams.html</text:a>
</text:p>
      <!--NEWS-->
      <text:h text:style-name="P10" text:outline-level="1">
<text:span text:style-name="T4">
Зеленський анонсував рішення з трансформації держави</text:span>
</text:h>
      <text:p text:style-name="P4">
Authors: Ukrinform (Person)</text:p>
      <text:p text:style-name="P4">
Publisher: Укринформ (Organization)</text:p>
      <text:p text:style-name="P4">
Published Time: 2023-06-02T-63:52:06+03:00</text:p>
      <text:p text:style-name="P4">
Modified Time: 2023-06-02T20:52:06+03:00</text:p>
      <text:p text:style-name="P4">
Description: Президент України Володимир Зеленський провів низку тривалих і змістовних нарад, які стосуються подальшої трансформації держави.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Україна', 'Політика', 'Зеленський']</text:p>
      <text:p text:style-name="P4">
Type: Article</text:p>
      <!--METADATA-->
      <text:p text:style-name="P4">
<draw:frame draw:style-name="fr1" draw:name="Image58" text:anchor-type="as-char" svg:width="6.9236in" svg:height="3.956343in" draw:z-index="0">
<draw:image xlink:href="../Images/yкринформ/2023-06-02T-63-52-06-03-00/630_360_1685119271-129.jpeg" xlink:type="simple" xlink:show="embed" xlink:actuate="onLoad" draw:mime-type="image/jpeg"/>
</draw:frame>
Президент України Володимир Зеленський провів низку тривалих і змістовнихнарад, які стосуються подальшої трансформації держави.</text:p>
      <text:p text:style-name="P4">
Як передає Укрінформ, про це він повідомив під час традиційного <text:a xlink:type="simple" xlink:href="https://t.me/V_Zelenskiy_official/6456" text:style-name="Internet_20_link" text:visited-style-name="Visited_20_Internet_20_Link">
відеозвернення </text:a>
 .</text:p>
      <text:p text:style-name="P4">
«Провів кілька нарад, тривалих і змістовних, щодо формування нашої політики –комплексної – на перспективу. Того, що стосується подальшої трансформаціїдержави. Того, що стосується нашої участі у глобальних процесах. Як завжди,готуємо новини й рішення, які дадуть Україні та українцям ще більше міцності»,- наголосив глава держави.</text:p>
      <text:p text:style-name="P4">
<text:span text:style-name="T4">
Читайте також:</text:span>
 <text:a xlink:type="simple" xlink:href="https://www.ukrinform.ua/rubric-technology/3717621-ukraina-pracue-nad-eksportom-cifrovih-risen-do-krain-latinskoi-ameriki-ta-afriki-zelenskij.html" text:style-name="Internet_20_link" text:visited-style-name="Visited_20_Internet_20_Link">
 Україна працює над експортом цифрових рішень до країнЛатинської Америки та Африки - <text:span text:style-name="T4">
Зеленський</text:span>
</text:a>
</text:p>
      <text:p text:style-name="P4">
Як повідомляв Укрінформ, напередодні Президент Володимир Зеленський обговоривз президентом Азербайджанської Республіки Ільхамом Алієвим питання відбудовиУкраїни.</text:p>
      <text:p text:style-name="P4">
Фото: ОП</text:p>
      <text:p text:style-name="P4">
Source: <text:a xlink:type="simple" xlink:href="https://www.ukrinform.ua/rubric-polytics/3717628-zelenskij-anonsuvav-risenna-z-transformacii-derzavi.html" text:style-name="Internet_20_link" text:visited-style-name="Visited_20_Internet_20_Link">
https://www.ukrinform.ua/rubric-polytics/3717628-zelenskij-anonsuvav-risenna-z-transformacii-derzavi.html</text:a>
</text:p>
      <!--NEWS-->
      <text:h text:style-name="P10" text:outline-level="1">
<text:span text:style-name="T4">
Дуда вирішив змінити скандальний закон про розслідування російських впливів у Польщі</text:span>
</text:h>
      <text:p text:style-name="P4">
Authors: Ukrinform (Person)</text:p>
      <text:p text:style-name="P4">
Publisher: Укринформ (Organization)</text:p>
      <text:p text:style-name="P4">
Published Time: 2023-06-02T-68:49:24+03:00</text:p>
      <text:p text:style-name="P4">
Modified Time: 2023-06-02T20:49:24+03:00</text:p>
      <text:p text:style-name="P4">
Description: Президент Польщі Анджей Дуда вийшов з ініціативою внесення змін до скандального закону про розслідування російських впливів у Польщі в 2007-2022 роках, який він нещодавно підписав і відправив на оцінку в Конституційний суд РП. — Укрінформ.</text:p>
      <text:p text:style-name="P4">
Images: ['<text:a xlink:type="simple" xlink:href="https://static.ukrinform.com/photos/2023_04/thumb_files/630_360_1680700925-131.jpg" text:style-name="Internet_20_link" text:visited-style-name="Visited_20_Internet_20_Link">
630_360_16807...</text:a>
']</text:p>
      <text:p text:style-name="P4">
Tags: ['Дуда', 'Польща', 'Росія']</text:p>
      <text:p text:style-name="P4">
Type: Article</text:p>
      <!--METADATA-->
      <text:p text:style-name="P4">
<draw:frame draw:style-name="fr1" draw:name="Image59" text:anchor-type="as-char" svg:width="6.9236in" svg:height="3.956343in" draw:z-index="0">
<draw:image xlink:href="../Images/yкринформ/2023-06-02T-68-49-24-03-00/630_360_1680700925-131.jpg" xlink:type="simple" xlink:show="embed" xlink:actuate="onLoad" draw:mime-type="image/jpeg"/>
</draw:frame>
 ПрезидентПольщі Анджей Дуда вийшов з ініціативою внесення змін до скандального законупро розслідування російських впливів у Польщі в 2007-2022 роках, який віннещодавно підписав і відправив на оцінку в Конституційний суд РП.</text:p>
      <text:p text:style-name="P4">
Про це Дуда повідомив під час брифінгу для ЗМІ у п’ятницю у Варшаві, передаєвласний кореспондент Укрінформу.</text:p>
      <text:p text:style-name="P4">
Головна пропозиція президента РП стосується того, що у спеціальній Державнійкомісії з розслідування російських впливів у Польщі в 2007-2022 роках не будеполітиків, а лише експерти. Інші зміни президента стосуються того, що апеляціїна рішення суду направлятимуться не до адміністративного, а до апеляційногосуду. Він пропонує, щоб комісія не приймала жодного іншого рішення, крім того,що визначена особа не гарантує належного виконання діяльності в інтересахпольського суспільства.</text:p>
      <text:p text:style-name="P4">
<text:span text:style-name="T4">
Читайте також:</text:span>
 <text:a xlink:type="simple" xlink:href="https://www.ukrinform.ua/rubric-ato/3716689-duda-rosia-se-ne-prograla-hoca-j-voue-v-ukraini-na-tankah-60h-rokiv.html" text:style-name="Internet_20_link" text:visited-style-name="Visited_20_Internet_20_Link">
 <text:span text:style-name="T4">
Дуда</text:span>
 : Росія ще не програла, хоча й воює в Україні натанках 60-х років </text:a>
</text:p>
      <text:p text:style-name="P4">
Президентський законопроєкт у п’ятницю було відправлено на розгляд СеймуПольщі.</text:p>
      <text:p text:style-name="P4">
Як інформувалося, президент Польщі Анджей Дуда нещодавно підписав закон простворення Державної комісії з розслідування російських впливів у Польщі у2007-2022 роках, відправивши після цього цей закон на розгляд Конституційногосуду. Він також закликав розслідувати питання російських впливів наєвропейському рівні.</text:p>
      <text:p text:style-name="P4">
<text:span text:style-name="T4">
Читайте також:</text:span>
 <text:a xlink:type="simple" xlink:href="https://www.ukrinform.ua/rubric-world/3715613-duda-pidpisav-zakon-pro-rozsliduvanna-rosijskih-vpliviv-u-polsi.html" text:style-name="Internet_20_link" text:visited-style-name="Visited_20_Internet_20_Link">
 <text:span text:style-name="T4">
Дуда</text:span>
 підписав закон про розслідування російськихвпливів у Польщі </text:a>
</text:p>
      <text:p text:style-name="P4">
Польські опозиційні сили виступали проти створення комісії у такому вигляді,підкреслюючи, що вона буде інструментом тиску і переслідування опозиції.Маршалок Сенату Польщі Томаш Гродзький заявив, що це рішення Дуди є“cкандальним та ганебним” і загрожує демократичному функціонуванню Польщі.Свої застереження щодо цього закону висловлювали також Єврокомісія іДерждепартамент США.</text:p>
      <text:p text:style-name="P4">
Як повідомлялось, 14 квітня Сейм схвалив закон про створення Державної комісіїз розслідування російських впливів у Польщі в 2007-2022. Згодом, 11 травня,Сенат, в якому більшість має опозиція, проголосив проти його прийняття. Проте,26 травня Сейм подолав вето Сенату.</text:p>
      <text:p text:style-name="P4">
Фото: ОП</text:p>
      <text:p text:style-name="P4">
Source: <text:a xlink:type="simple" xlink:href="https://www.ukrinform.ua/rubric-world/3717627-duda-virisiv-zminiti-skandalnij-zakon-pro-rozsliduvanna-rosijskih-vpliviv-u-polsi.html" text:style-name="Internet_20_link" text:visited-style-name="Visited_20_Internet_20_Link">
https://www.ukrinform.ua/rubric-world/3717627-duda-virisiv-zminiti-skandalnij-zakon-pro-rozsliduvanna-rosijskih-vpliviv-u-polsi.html</text:a>
</text:p>
      <!--NEWS-->
      <text:h text:style-name="P10" text:outline-level="1">
<text:span text:style-name="T4">
Світоліна: Я приїхала на «Ролан Гаррос» без очікувань, повертатися в тур після народження дитини - це насправді дуже важко</text:span>
</text:h>
      <text:p text:style-name="P4">
Authors: Ukrinform (Person)</text:p>
      <text:p text:style-name="P4">
Publisher: Укринформ (Organization)</text:p>
      <text:p text:style-name="P4">
Published Time: 2023-06-02T-70:44:51+03:00</text:p>
      <text:p text:style-name="P4">
Modified Time: 2023-06-02T20:44:51+03:00</text:p>
      <text:p text:style-name="P4">
Description: Світоліна перемогла росіянку Анну Блінкову у третьому колі Відкритого чемпіонату Франції. — Укрінформ.</text:p>
      <text:p text:style-name="P4">
Images: ['<text:a xlink:type="simple" xlink:href="https://static.ukrinform.com/photos/2023_06/thumb_files/630_360_1685727778-957.jpg" text:style-name="Internet_20_link" text:visited-style-name="Visited_20_Internet_20_Link">
630_360_16857...</text:a>
']</text:p>
      <text:p text:style-name="P4">
Tags: ['Світоліна', 'Теніс']</text:p>
      <text:p text:style-name="P4">
Type: Article</text:p>
      <!--METADATA-->
      <text:p text:style-name="P4">
<draw:frame draw:style-name="fr1" draw:name="Image60" text:anchor-type="as-char" svg:width="6.9236in" svg:height="3.956343in" draw:z-index="0">
<draw:image xlink:href="../Images/yкринформ/2023-06-02T-70-44-51-03-00/630_360_1685727778-957.jpg" xlink:type="simple" xlink:show="embed" xlink:actuate="onLoad" draw:mime-type="image/jpeg"/>
</draw:frame>
 Світолінаперемогла росіянку Анну Блінкову у третьому колі Відкритого чемпіонатуФранції.</text:p>
      <text:p text:style-name="P4">
Українська тенісистка <text:a xlink:type="simple" xlink:href="https://twitter.com/rolandgarros/status/1664661079891275779" text:style-name="Internet_20_link" text:visited-style-name="Visited_20_Internet_20_Link">
 поділилась</text:a>
своїми емоціями після переможного матчу, передає Укрінформ.</text:p>
      <text:p text:style-name="P4">
«Перший сет з мого боку вийшов не дуже вдалим, я не дуже добре пересувалася,не грала у свій найкращий теніс. Але мені потрібно було продовжувати боротися,знайти свій хороший теніс. Після першого гейму в другому сеті я грала краще ікраще, я дійсно намагалася боротися. За таких приголомшливих трибун важко небитися. Я просто намагалася віддати всі сили. Час від часу я не почуваласядуже добре. Але в підсумку зіграти добре під тиском наприкінці матчу - це бувособливий момент. Я дуже вдячна, що ви надихали мене, це було неймовірно.Останній гейм був фантастичним? О, так, я просто вирішила залишити всі сили накорті. Я подавала на матч на цій половині корту, проти вітру, це було трохискладно. Але в підсумку я була дуже щаслива забити цей бекхенд по лінії, явиклалася на 100% на цьому ударі, тому я дуже рада, що змогла взяти цей геймна подачі.», - сказала Світоліна.</text:p>
      <text:p text:style-name="P4">
Колишня перша ракетка України також розповіла про свої амбіції на турнір.</text:p>
      <text:p text:style-name="P4">
«Які мої очікування? Я просто намагаюся грати матч за матчем. Я приїхала сюдибез очікувань, повертатися в тур після народження дитини - це насправді дужеважко. Але я дуже мотивована йти далі на цьому турнірі. Наступна суперниця[Дар'я Касаткіна] - дуже складна. Тому головне - це відновити сили і бутиготовою до наступної битви. Це дійсно дуже, дуже особливі моменти тут, наРолан Гаррос. Я завжди любила тут грати, завжди дивилася Ролан Гаррос удитинстві в Україні, здається це був єдиний турнір Grand Slam, який у наспоказували. Я дуже рада, що в мене є шанс знову тут зіграти», - додалаСвітоліна.</text:p>
      <text:p text:style-name="P4">
<text:span text:style-name="T4">
Читайте також:</text:span>
 <text:a xlink:type="simple" xlink:href="https://www.ukrinform.ua/rubric-sports/3717591-svitolina-obigrala-rosianku-blinkovu-u-tretomu-koli-rolan-garros.html" text:style-name="Internet_20_link" text:visited-style-name="Visited_20_Internet_20_Link">
 <text:span text:style-name="T4">
Світоліна</text:span>
 обіграла росіянку Блінкову у третьому колі«Ролан Гаррос» </text:a>
</text:p>
      <text:p text:style-name="P4">
Як повідомляв Укрінформ, Світоліна вп'яте зіграє в 1/8 фіналу «Ролан Гаррос».</text:p>
      <text:p text:style-name="P4">
Фото: Getty Images</text:p>
      <text:p text:style-name="P4">
Source: <text:a xlink:type="simple" xlink:href="https://www.ukrinform.ua/rubric-sports/3717625-svitolina-a-priihala-na-rolan-garros-bez-ocikuvan-povertatisa-v-tur-pisla-narodzenna-ditini-ce-naspravdi-duze-vazko.html" text:style-name="Internet_20_link" text:visited-style-name="Visited_20_Internet_20_Link">
https://www.ukrinform.ua/rubric-sports/3717625-svitolina-a-priihala-na-rolan-garros-bez-ocikuvan-povertatisa-v-tur-pisla-narodzenna-ditini-ce-naspravdi-duze-vazko.html</text:a>
</text:p>
      <!--NEWS-->
      <text:h text:style-name="P10" text:outline-level="1">
<text:span text:style-name="T4">
Росіяни обстріляли Харківщину – є загиблі та поранені</text:span>
</text:h>
      <text:p text:style-name="P4">
Authors: Ukrinform (Person)</text:p>
      <text:p text:style-name="P4">
Publisher: Укринформ (Organization)</text:p>
      <text:p text:style-name="P4">
Published Time: 2023-06-02T-72:44:00+03:00</text:p>
      <text:p text:style-name="P4">
Modified Time: 2023-06-02T20:44:00+03:00</text:p>
      <text:p text:style-name="P4">
Description: Російські військові обстріляли Куп’янський район Харківської області - двоє людей загинули.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Війна з Росією']</text:p>
      <text:p text:style-name="P4">
Type: Article</text:p>
      <!--METADATA-->
      <text:p text:style-name="P4">
<draw:frame draw:style-name="fr1" draw:name="Image61" text:anchor-type="as-char" svg:width="6.9236in" svg:height="3.956343in" draw:z-index="0">
<draw:image xlink:href="../Images/yкринформ/2023-06-02T-72-44-00-03-00/630_360_1538997483-946.jpg" xlink:type="simple" xlink:show="embed" xlink:actuate="onLoad" draw:mime-type="image/jpeg"/>
</draw:frame>
 Російськівійськові обстріляли Куп’янський район Харківської області - двоє людейзагинули.</text:p>
      <text:p text:style-name="P4">
Про це у <text:a xlink:type="simple" xlink:href="https://t.me/pgo_gov_ua/12842" text:style-name="Internet_20_link" text:visited-style-name="Visited_20_Internet_20_Link">
 Телеграмі </text:a>
 повідомила пресслужбаОфісу головного прокурора, передає Укрінформ.</text:p>
      <text:p text:style-name="P4">
“За даними слідства, 2 червня близько 18:45 російські військові обстріляли смтКівшарівка Куп‘янського району. За попередньою інформацією, з артилерії.Загинули чоловік та жінка. Отримали поранення три мирних жительки та 3-річнийхлопчик”, - йдеться в повідомленні.</text:p>
      <text:p text:style-name="P4">
<text:span text:style-name="T4">
Читайте також:</text:span>
 <text:a xlink:type="simple" xlink:href="https://www.ukrinform.ua/rubric-ato/3717589-vijska-rf-zavdali-raketnogo-udaru-po-lisovomu-masivu-na-harkivsini.html" text:style-name="Internet_20_link" text:visited-style-name="Visited_20_Internet_20_Link">
 Війська РФ завдали ракетного удару по лісовому масиву наХарківщині </text:a>
</text:p>
      <text:p text:style-name="P4">
Також о 19:10 окупанти обстріляли прифронтове смт Дворічна Куп’янськогорайону. Попередньо, з танку. Отримали поранення 63-річна жінка та 70-річнийчоловік.</text:p>
      <text:p text:style-name="P4">
За процесуального керівництва Куп’янської окружної прокуратури Харківськоїобласті розпочато досудові розслідування за фактами порушення законів тазвичаїв війни (ст. 438 КК України).</text:p>
      <text:p text:style-name="P4">
Як повідомляв Укрінформ, війська РФ сьогодні завдали ракетного удару полісовому масиву на Харківщині, за попередніми даними, люди не постраждали.</text:p>
      <text:p text:style-name="P4">
Source: <text:a xlink:type="simple" xlink:href="https://www.ukrinform.ua/rubric-ato/3717624-rosiani-obstrilali-harkivsinu-e-zagibli-ta-poraneni.html" text:style-name="Internet_20_link" text:visited-style-name="Visited_20_Internet_20_Link">
https://www.ukrinform.ua/rubric-ato/3717624-rosiani-obstrilali-harkivsinu-e-zagibli-ta-poraneni.html</text:a>
</text:p>
      <!--NEWS-->
      <text:h text:style-name="P10" text:outline-level="1">
<text:span text:style-name="T4">
Керівник ОП розповів про день, коли з полону вдалося повернути командирів з «Азовсталі»</text:span>
</text:h>
      <text:p text:style-name="P4">
Authors: Ukrinform (Person)</text:p>
      <text:p text:style-name="P4">
Publisher: Укринформ (Organization)</text:p>
      <text:p text:style-name="P4">
Published Time: 2023-06-02T-8:59:00+03:00</text:p>
      <text:p text:style-name="P4">
Modified Time: 2023-06-02T23:59:00+03:00</text:p>
      <text:p text:style-name="P4">
Description: Обмін, коли вдалося повернути з російського полону п’ятьох командирів «Азову» у вересні минулого року, був знаковим і дуже важким, координувалась робота з іноземними партнерами і були затримки. — Укрінформ.</text:p>
      <text:p text:style-name="P4">
Images: ['<text:a xlink:type="simple" xlink:href="https://static.ukrinform.com/photos/2022_03/thumb_files/630_360_1647539615-731.jpeg" text:style-name="Internet_20_link" text:visited-style-name="Visited_20_Internet_20_Link">
630_360_16475...</text:a>
']</text:p>
      <text:p text:style-name="P4">
Tags: ['Азов', 'Обмін', 'Єрмак', 'Офіс Президента']</text:p>
      <text:p text:style-name="P4">
Type: Article</text:p>
      <!--METADATA-->
      <text:p text:style-name="P4">
<draw:frame draw:style-name="fr1" draw:name="Image62" text:anchor-type="as-char" svg:width="6.9236in" svg:height="3.956343in" draw:z-index="0">
<draw:image xlink:href="../Images/yкринформ/2023-06-02T-8-59-00-03-00/630_360_1647539615-731.jpeg" xlink:type="simple" xlink:show="embed" xlink:actuate="onLoad" draw:mime-type="image/jpeg"/>
</draw:frame>
 Обмін,коли вдалося повернути з російського полону п’ятьох командирів «Азову» увересні минулого року, був знаковим і дуже важким, координувалась робота зіноземними партнерами і були затримки.</text:p>
      <text:p text:style-name="P4">
Про це розповів керівник ОП Андрій Єрмак у проєкті Дмитра Комарова «Рік. Закадром. Офіс Президента», повідомляє Укрінформ.</text:p>
      <text:p text:style-name="P4">
«Якщо говорити про той обмін, він дійсно був дуже знаковий і дуже важкий. Томущо треба було скоординувати наших турецьких партнерів, домовитися про цюформулу, що вони нам гарантують повністю їх (українських командирів –ред.)безпеку, що ніяких провокацій не буде відбуватися. Це я робив напряму зкерівником їхньої розвідки. Тут був на зв’язку з Малюком (головою СБУ), Усовим(заступник начальника ГУР – ред.). У Туреччині знаходився Денис Монастирський(загиблий глава МВС – ред.), Буданов (начальник ГУР – ред.), в Ер-Ріядізнаходився Умеров і співробітники СБУ знаходилися в Польщі», - зазначив Єрмак.</text:p>
      <text:p text:style-name="P4">
<text:span text:style-name="T4">
Читайте також:</text:span>
 <text:a xlink:type="simple" xlink:href="https://www.ukrinform.ua/rubric-polytics/3717665-ermak-a-nikoli-ne-planuvav-iti-u-prezidenti.html" text:style-name="Internet_20_link" text:visited-style-name="Visited_20_Internet_20_Link">
 <text:span text:style-name="T4">
Єрмак</text:span>
 : Я ніколи не планував іти у президенти</text:a>
</text:p>
      <text:p text:style-name="P4">
За його словами, день почався близько шостої ранку, однак все пішло дещо не запланом, була затримка.</text:p>
      <text:p text:style-name="P4">
Так, керівник ОП зауважив, що перша частина обміну, яка проходила наукраїнській території, повинна була реалізуватися в обід, а відбулася о сьомійвечора.</text:p>
      <text:p text:style-name="P4">
«Малюк, Усов приїхали на місце і п’ять годин жодного зв’язку не було, ніхто нез’являвся, водночас відомий політик (Віктор Медведчук – ред.) знаходився влітаку в Польщі. Була домовленість що будь-який рух відбувається тільки колими отримаємо підтвердження, що наших хлопців (командирів «Азову») забрали вТуреччині. Коли прилетів російський літак і сів в Анкарі, вони нікого недопускали. Безумовно, знаючи, із ким ми маємо справу, я попросив Кирила(Буданова – ред.), він під’їхав, вивели наших хлопців, обличчя закриті,відкрили їх, він мені всіх сфотографував і ми були упевнені, що це вони», -поділився спогадами Єрмак.</text:p>
      <text:p text:style-name="P4">
<text:span text:style-name="T4">
Читайте також:</text:span>
 <text:a xlink:type="simple" xlink:href="https://www.ukrinform.ua/rubric-ato/3717653-u-poloni-ukrainski-zahisniki-vtracali-do-60-kilogramiv-vagi-ermak.html" text:style-name="Internet_20_link" text:visited-style-name="Visited_20_Internet_20_Link">
 Українські захисники у полоні втрачали до 60 кілограмівваги - <text:span text:style-name="T4">
Єрмак</text:span>
 </text:a>
</text:p>
      <text:p text:style-name="P4">
Він додав, що такі заходи були недаремні, оскільки пізніше з’ясувалося, щозатримка була зумовлена тим, що полонених командирів росіяни звозили з різнихмісць і з одним з наших воїнів «застрягли на якомусь пункті».</text:p>
      <text:p text:style-name="P4">
Керівник Офісу глави держави запевнив, що Україна зробить все, аби не порушитидомовленості та не поставити під загрозу можливості обмінювати інших полоненихросіянами українських військових, але повернути командирів «Азову».</text:p>
      <text:p text:style-name="P4">
Як повідомлялося, 21 вересня 2022 року в результаті обміну вдалося повернути зросійського полону понад 200 українських захисників, а також 10 іноземців.Були звільнені, зокрема,п'ять командирів «Азову», однак за домовленостями вониперебуватимуть до кінця війни у Туреччині.</text:p>
      <text:p text:style-name="P4">
Російській стороні тоді повернули підозрюваного у державній зраді народногодепутата Віктора Медведчука та ще 55 російських військових.</text:p>
      <text:p text:style-name="P4">
Фото: ОП</text:p>
      <text:p text:style-name="P4">
Source: <text:a xlink:type="simple" xlink:href="https://www.ukrinform.ua/rubric-ato/3717666-kerivnik-op-rozpoviv-pro-den-koli-z-polonu-vdalosa-povernuti-komandiriv-z-azovstali.html" text:style-name="Internet_20_link" text:visited-style-name="Visited_20_Internet_20_Link">
https://www.ukrinform.ua/rubric-ato/3717666-kerivnik-op-rozpoviv-pro-den-koli-z-polonu-vdalosa-povernuti-komandiriv-z-azovstali.html</text:a>
</text:p>
      <!--NEWS-->
      <text:h text:style-name="P10" text:outline-level="1">
<text:span text:style-name="T4">
15 cruise missiles and 18 drones, launched by Russia were shot down overnight</text:span>
</text:h>
      <text:p text:style-name="P4">
Authors: liveuamap (Language: en)</text:p>
      <text:p text:style-name="P4">
Time: 2023-06-02T01:08:05</text:p>
      <text:p text:style-name="P4">
Location: Kyiv (Latitude:50.77294 Longtitude:30.48981)</text:p>
      <text:p text:style-name="P4">
Videos: []</text:p>
      <text:p text:style-name="P4">
Images: []</text:p>
      <text:p text:style-name="P4">
Tags: ["Europe", "Central and Eastern Europe"]</text:p>
      <text:p text:style-name="P4">
ID: 22567076</text:p>
      <!--METADATA-->
      <text:p text:style-name="P4">
15 cruise missiles and 18 drones, launched by Russia were shot down overnight</text:p>
      <text:p text:style-name="P4">
News Collection Link: <text:a xlink:type="simple" xlink:href="https://liveuamap.com/en/2023/2-june-15-cruise-missiles-and-18-drones-launched-by-russia" text:style-name="Internet_20_link" text:visited-style-name="Visited_20_Internet_20_Link">
https://liveuamap.com/en/2023/2-june-15-cruise-missiles-and-18-drones-launched-by-russia</text:a>
</text:p>
      <text:p text:style-name="P4">
Source: <text:a xlink:type="simple" xlink:href="https://t.me/UkraineNow/33940" text:style-name="Internet_20_link" text:visited-style-name="Visited_20_Internet_20_Link">
https://t.me/UkraineNow/33940</text:a>
</text:p>
      <!--NEWS-->
      <text:h text:style-name="P10" text:outline-level="1">
<text:span text:style-name="T4">
Russian artillery shelled Nikopol at midnight</text:span>
</text:h>
      <text:p text:style-name="P4">
Authors: liveuamap (Language: en)</text:p>
      <text:p text:style-name="P4">
Time: 2023-06-02T01:14:26</text:p>
      <text:p text:style-name="P4">
Location: Zaporizhia (Latitude:47.5661 Longtitude:34.39116)</text:p>
      <text:p text:style-name="P4">
Videos: []</text:p>
      <text:p text:style-name="P4">
Images: []</text:p>
      <text:p text:style-name="P4">
Tags: ["Europe", "Central and Eastern Europe"]</text:p>
      <text:p text:style-name="P4">
ID: 22567077</text:p>
      <!--METADATA-->
      <text:p text:style-name="P4">
Russian artillery shelled Nikopol at midnight</text:p>
      <text:p text:style-name="P4">
News Collection Link: <text:a xlink:type="simple" xlink:href="https://liveuamap.com/en/2023/2-june-russian-artillery-shelled-nikopol-at-midnight-" text:style-name="Internet_20_link" text:visited-style-name="Visited_20_Internet_20_Link">
https://liveuamap.com/en/2023/2-june-russian-artillery-shelled-nikopol-at-midnight-</text:a>
</text:p>
      <text:p text:style-name="P4">
Source: <text:a xlink:type="simple" xlink:href="https://t.me/dnepr_operativ/43187" text:style-name="Internet_20_link" text:visited-style-name="Visited_20_Internet_20_Link">
https://t.me/dnepr_operativ/43187</text:a>
</text:p>
      <!--NEWS-->
      <text:h text:style-name="P10" text:outline-level="1">
<text:span text:style-name="T4">
15 cruise missiles and 21 strike drones were shot down by Ukrainian air defense last night</text:span>
</text:h>
      <text:p text:style-name="P4">
Authors: liveuamap (Language: en)</text:p>
      <text:p text:style-name="P4">
Time: 2023-06-02T03:20:00</text:p>
      <text:p text:style-name="P4">
Location: Kyiv, Kyiv city (Latitude:50.45816 Longtitude:30.5504)</text:p>
      <text:p text:style-name="P4">
Videos: []</text:p>
      <text:p text:style-name="P4">
Images: ["<text:a xlink:type="simple" xlink:href="https://liveuamap.com/pics/2023/06/02/22567086_0.jpg" text:style-name="Internet_20_link" text:visited-style-name="Visited_20_Internet_20_Link">
22567086_0.jpg</text:a>
"]</text:p>
      <text:p text:style-name="P4">
Tags: ["Europe", "Central and Eastern Europe"]</text:p>
      <text:p text:style-name="P4">
ID: 22567086</text:p>
      <!--METADATA-->
      <text:p text:style-name="P4">
15 cruise missiles and 21 strike drones were shot down by Ukrainian airdefense last night</text:p>
      <text:p text:style-name="P4">
<draw:frame draw:style-name="fr1" draw:name="Image63" text:anchor-type="as-char" svg:width="6.9236in" svg:height="6.9236in" draw:z-index="0">
<draw:image xlink:href="../Images/liveuamap/2023-06-02T03-20-00/22567086_0.jpg" xlink:type="simple" xlink:show="embed" xlink:actuate="onLoad" draw:mime-type="image/jpeg"/>
</draw:frame>
</text:p>
      <text:p text:style-name="P4">
News Collection Link: <text:a xlink:type="simple" xlink:href="https://liveuamap.com/en/2023/2-june-15-cruise-missiles-and-21-strike-drones-were-shot" text:style-name="Internet_20_link" text:visited-style-name="Visited_20_Internet_20_Link">
https://liveuamap.com/en/2023/2-june-15-cruise-missiles-and-21-strike-drones-were-shot</text:a>
</text:p>
      <text:p text:style-name="P4">
Source: <text:a xlink:type="simple" xlink:href="https://t.me/kpszsu/2550" text:style-name="Internet_20_link" text:visited-style-name="Visited_20_Internet_20_Link">
https://t.me/kpszsu/2550</text:a>
</text:p>
      <!--NEWS-->
      <text:h text:style-name="P10" text:outline-level="1">
<text:span text:style-name="T4">
At Sivershchyna and Slobozhanschyna directions Russian army shelled Berylivka, Yeline, Mistky...</text:span>
</text:h>
      <text:p text:style-name="P4">
Authors: liveuamap (Language: en)</text:p>
      <text:p text:style-name="P4">
Time: 2023-06-02T04:29:00</text:p>
      <text:p text:style-name="P4">
Location: Halahanivka (Latitude:52.24451 Longtitude:32.75763)</text:p>
      <text:p text:style-name="P4">
Videos: []</text:p>
      <text:p text:style-name="P4">
Images: []</text:p>
      <text:p text:style-name="P4">
Tags: ["Russia"]</text:p>
      <text:p text:style-name="P4">
ID: 22567175</text:p>
      <!--METADATA-->
      <text:p text:style-name="P4">
At Sivershchyna and Slobozhanschyna directions Russian army shelled Berylivka,Yeline, Mistky, Khotiyivka, Tymonovychi, Yanzhulivka, Krasnyy Khutir andMykolayivka of Chernihiv region; Seredyna-Buda, Atynske, Pavlivka, Pysarivka,Uhroyidy, Krasnopillya, Slavhorod of Sumy region, also Udy, Kozacha Lopan,Hoptivka, Ohirtseve, Hatysche, Buhruvatka, Vovchansk, Mala Vovcha, Varvarivka,Budarky, Chuhunivka of Kharkiv region. Russian aviation conducted airstrikesat Halahanivka of Chernihiv region, - General Staff of Armed Forces of Ukrainesays in the morning report</text:p>
      <text:p text:style-name="P4">
News Collection Link: <text:a xlink:type="simple" xlink:href="https://liveuamap.com/en/2023/2-june-at-sivershchyna-and-slobozhanschyna-directions-russian" text:style-name="Internet_20_link" text:visited-style-name="Visited_20_Internet_20_Link">
https://liveuamap.com/en/2023/2-june-at-sivershchyna-and-slobozhanschyna-directions-russian</text:a>
</text:p>
      <text:p text:style-name="P4">
Source: <text:a xlink:type="simple" xlink:href="https://t.me/lumsrc/4965" text:style-name="Internet_20_link" text:visited-style-name="Visited_20_Internet_20_Link">
https://t.me/lumsrc/4965</text:a>
</text:p>
      <!--NEWS-->
      <text:h text:style-name="P10" text:outline-level="1">
<text:span text:style-name="T4">
At Maryinka direction Russian army shelled Heorhiyivka, Maryinka, Pobyeda and Novomykhaylivka...</text:span>
</text:h>
      <text:p text:style-name="P4">
Authors: liveuamap (Language: en)</text:p>
      <text:p text:style-name="P4">
Time: 2023-06-02T04:30:00</text:p>
      <text:p text:style-name="P4">
Location: Donetsk (Latitude:47.85095 Longtitude:37.48381)</text:p>
      <text:p text:style-name="P4">
Videos: []</text:p>
      <text:p text:style-name="P4">
Images: []</text:p>
      <text:p text:style-name="P4">
Tags: ["Russia"]</text:p>
      <text:p text:style-name="P4">
ID: 22567170</text:p>
      <!--METADATA-->
      <text:p text:style-name="P4">
At Maryinka direction Russian army shelled Heorhiyivka, Maryinka, Pobyeda andNovomykhaylivka of Donetsk region. Russian aviation conducted airstrike atMaryinka, - General Staff of Armed Forces of Ukraine says in the morningreport</text:p>
      <text:p text:style-name="P4">
News Collection Link: <text:a xlink:type="simple" xlink:href="https://liveuamap.com/en/2023/2-june-at-maryinka-direction-russian-army-shelled-heorhiyivka" text:style-name="Internet_20_link" text:visited-style-name="Visited_20_Internet_20_Link">
https://liveuamap.com/en/2023/2-june-at-maryinka-direction-russian-army-shelled-heorhiyivka</text:a>
</text:p>
      <text:p text:style-name="P4">
Source: <text:a xlink:type="simple" xlink:href="https://t.me/lumsrc/4970" text:style-name="Internet_20_link" text:visited-style-name="Visited_20_Internet_20_Link">
https://t.me/lumsrc/4970</text:a>
</text:p>
      <!--NEWS-->
      <text:h text:style-name="P10" text:outline-level="1">
<text:span text:style-name="T4">
2 person killed, 2 wounded as result of shelling in Maslova Pristan' town of Belgorod region</text:span>
</text:h>
      <text:p text:style-name="P4">
Authors: liveuamap (Language: en)</text:p>
      <text:p text:style-name="P4">
Time: 2023-06-02T05:10:43</text:p>
      <text:p text:style-name="P4">
Location: Maslova Prystan (Latitude:50.45275 Longtitude:36.74257)</text:p>
      <text:p text:style-name="P4">
Videos: []</text:p>
      <text:p text:style-name="P4">
Images: []</text:p>
      <text:p text:style-name="P4">
Tags: ["Russia", "Central and Eastern Europe"]</text:p>
      <text:p text:style-name="P4">
ID: 22567176</text:p>
      <!--METADATA-->
      <text:p text:style-name="P4">
2 person killed, 2 wounded as result of shelling in Maslova Pristan' town ofBelgorod region</text:p>
      <text:p text:style-name="P4">
News Collection Link: <text:a xlink:type="simple" xlink:href="https://liveuamap.com/en/2023/2-june-2-person-killed-2-wounded-as-result-of-shelling-in" text:style-name="Internet_20_link" text:visited-style-name="Visited_20_Internet_20_Link">
https://liveuamap.com/en/2023/2-june-2-person-killed-2-wounded-as-result-of-shelling-in</text:a>
</text:p>
      <text:p text:style-name="P4">
Source: <text:a xlink:type="simple" xlink:href="https://t.me/breakingmash/44606" text:style-name="Internet_20_link" text:visited-style-name="Visited_20_Internet_20_Link">
https://t.me/breakingmash/44606</text:a>
</text:p>
      <!--NEWS-->
      <text:h text:style-name="P10" text:outline-level="1">
<text:span text:style-name="T4">
Blinken: We worked to support Ukraine and strengthen NATO after the war broke out</text:span>
</text:h>
      <text:p text:style-name="P4">
Authors: liveuamap (Language: en)</text:p>
      <text:p text:style-name="P4">
Time: 2023-06-02T05:13:11</text:p>
      <text:p text:style-name="P4">
Location: Oslo, Oslo (Latitude:59.91123 Longtitude:10.74051)</text:p>
      <text:p text:style-name="P4">
Videos: []</text:p>
      <text:p text:style-name="P4">
Images: []</text:p>
      <text:p text:style-name="P4">
Tags: ["North Europe", "Europe"]</text:p>
      <text:p text:style-name="P4">
ID: 22567178</text:p>
      <!--METADATA-->
      <text:p text:style-name="P4">
Blinken: We worked to support Ukraine and strengthen NATO after the war brokeout</text:p>
      <text:p text:style-name="P4">
News Collection Link: <text:a xlink:type="simple" xlink:href="https://liveuamap.com/en/2023/2-june-blinken-we-worked-to-support-ukraine-and-strengthen" text:style-name="Internet_20_link" text:visited-style-name="Visited_20_Internet_20_Link">
https://liveuamap.com/en/2023/2-june-blinken-we-worked-to-support-ukraine-and-strengthen</text:a>
</text:p>
      <text:p text:style-name="P4">
Source: <text:a xlink:type="simple" xlink:href="https://twitter.com/SkyNewsArabia_B/status/1664560541224824832" text:style-name="Internet_20_link" text:visited-style-name="Visited_20_Internet_20_Link">
https://twitter.com/SkyNewsArabia_B/status/1664560541224824832</text:a>
</text:p>
      <!--NEWS-->
      <text:h text:style-name="P10" text:outline-level="1">
<text:span text:style-name="T4">
US Secretary of State: We worked to help Finland develop its military industry</text:span>
</text:h>
      <text:p text:style-name="P4">
Authors: liveuamap (Language: en)</text:p>
      <text:p text:style-name="P4">
Time: 2023-06-02T05:13:58</text:p>
      <text:p text:style-name="P4">
Location: Oslo, Oslo (Latitude:59.91089 Longtitude:10.74188)</text:p>
      <text:p text:style-name="P4">
Videos: []</text:p>
      <text:p text:style-name="P4">
Images: []</text:p>
      <text:p text:style-name="P4">
Tags: []</text:p>
      <text:p text:style-name="P4">
ID: 22567179</text:p>
      <!--METADATA-->
      <text:p text:style-name="P4">
None</text:p>
      <text:p text:style-name="P4">
News Collection Link: <text:a xlink:type="simple" xlink:href="https://liveuamap.com/en/2023/2-june-us-secretary-of-state-we-worked-to-help-finland-develop" text:style-name="Internet_20_link" text:visited-style-name="Visited_20_Internet_20_Link">
https://liveuamap.com/en/2023/2-june-us-secretary-of-state-we-worked-to-help-finland-develop</text:a>
</text:p>
      <text:p text:style-name="P4">
Source: <text:a xlink:type="simple" xlink:href="https://liveuamap.com/en/2023/2-june-us-secretary-of-state-we-worked-to-help-finland-develop" text:style-name="Internet_20_link" text:visited-style-name="Visited_20_Internet_20_Link">
https://liveuamap.com/en/2023/2-june-us-secretary-of-state-we-worked-to-help-finland-develop</text:a>
</text:p>
      <!--NEWS-->
      <text:h text:style-name="P10" text:outline-level="1">
<text:span text:style-name="T4">
Several explosions reported in Henichesk</text:span>
</text:h>
      <text:p text:style-name="P4">
Authors: liveuamap (Language: en)</text:p>
      <text:p text:style-name="P4">
Time: 2023-06-02T06:25:00</text:p>
      <text:p text:style-name="P4">
Location: Kherson (Latitude:46.14559 Longtitude:34.81155)</text:p>
      <text:p text:style-name="P4">
Videos: []</text:p>
      <text:p text:style-name="P4">
Images: []</text:p>
      <text:p text:style-name="P4">
Tags: []</text:p>
      <text:p text:style-name="P4">
ID: 22567183</text:p>
      <!--METADATA-->
      <text:p text:style-name="P4">
Several explosions reported in Henichesk</text:p>
      <text:p text:style-name="P4">
News Collection Link: <text:a xlink:type="simple" xlink:href="https://liveuamap.com/en/2023/2-june-several-explosions-reported-in-henichesk-" text:style-name="Internet_20_link" text:visited-style-name="Visited_20_Internet_20_Link">
https://liveuamap.com/en/2023/2-june-several-explosions-reported-in-henichesk-</text:a>
</text:p>
      <text:p text:style-name="P4">
Source: <text:a xlink:type="simple" xlink:href="https://t.me/dniprorudne_ukraine/2383" text:style-name="Internet_20_link" text:visited-style-name="Visited_20_Internet_20_Link">
https://t.me/dniprorudne_ukraine/2383</text:a>
</text:p>
      <!--NEWS-->
      <text:h text:style-name="P10" text:outline-level="1">
<text:span text:style-name="T4">
Explosions reported in Zaporizhzhia</text:span>
</text:h>
      <text:p text:style-name="P4">
Authors: liveuamap (Language: en)</text:p>
      <text:p text:style-name="P4">
Time: 2023-06-02T06:32:00</text:p>
      <text:p text:style-name="P4">
Location: Zaporizhzhia, Zaporiz'ka oblast (Latitude:47.82676 Longtitude:35.11539)</text:p>
      <text:p text:style-name="P4">
Videos: []</text:p>
      <text:p text:style-name="P4">
Images: []</text:p>
      <text:p text:style-name="P4">
Tags: ["Europe", "Central and Eastern Europe"]</text:p>
      <text:p text:style-name="P4">
ID: 22567184</text:p>
      <!--METADATA-->
      <text:p text:style-name="P4">
Explosions reported in Zaporizhzhia</text:p>
      <text:p text:style-name="P4">
News Collection Link: <text:a xlink:type="simple" xlink:href="https://liveuamap.com/en/2023/2-june-explosions-reported-in-zaporizhzhia-" text:style-name="Internet_20_link" text:visited-style-name="Visited_20_Internet_20_Link">
https://liveuamap.com/en/2023/2-june-explosions-reported-in-zaporizhzhia-</text:a>
</text:p>
      <text:p text:style-name="P4">
Source: <text:a xlink:type="simple" xlink:href="https://t.me/dniprorudne_ukraine/2385" text:style-name="Internet_20_link" text:visited-style-name="Visited_20_Internet_20_Link">
https://t.me/dniprorudne_ukraine/2385</text:a>
</text:p>
      <!--NEWS-->
      <text:h text:style-name="P10" text:outline-level="1">
<text:span text:style-name="T4">
Explosions were reported near port in Berdiansk</text:span>
</text:h>
      <text:p text:style-name="P4">
Authors: liveuamap (Language: en)</text:p>
      <text:p text:style-name="P4">
Time: 2023-06-02T07:18:00</text:p>
      <text:p text:style-name="P4">
Location: Berdians'k,Zaporiz'ka oblast (Latitude:46.75233 Longtitude:36.77948)</text:p>
      <text:p text:style-name="P4">
Videos: []</text:p>
      <text:p text:style-name="P4">
Images: []</text:p>
      <text:p text:style-name="P4">
Tags: ["Europe"]</text:p>
      <text:p text:style-name="P4">
ID: 22567193</text:p>
      <!--METADATA-->
      <text:p text:style-name="P4">
Explosions were reported near port in Berdiansk</text:p>
      <text:p text:style-name="P4">
News Collection Link: <text:a xlink:type="simple" xlink:href="https://liveuamap.com/en/2023/2-june-explosions-were-reported-near-port-in-berdiansk" text:style-name="Internet_20_link" text:visited-style-name="Visited_20_Internet_20_Link">
https://liveuamap.com/en/2023/2-june-explosions-were-reported-near-port-in-berdiansk</text:a>
</text:p>
      <text:p text:style-name="P4">
Source: <text:a xlink:type="simple" xlink:href="https://twitter.com/UTsigan/status/1664577123661807617" text:style-name="Internet_20_link" text:visited-style-name="Visited_20_Internet_20_Link">
https://twitter.com/UTsigan/status/1664577123661807617</text:a>
</text:p>
      <!--NEWS-->
      <text:h text:style-name="P10" text:outline-level="1">
<text:span text:style-name="T4">
In the Shebekinsky district, the movement of suburban trains was suspended</text:span>
</text:h>
      <text:p text:style-name="P4">
Authors: liveuamap (Language: en)</text:p>
      <text:p text:style-name="P4">
Time: 2023-06-02T07:54:06</text:p>
      <text:p text:style-name="P4">
Location: Belgorod (Latitude:50.4013 Longtitude:36.88694)</text:p>
      <text:p text:style-name="P4">
Videos: []</text:p>
      <text:p text:style-name="P4">
Images: []</text:p>
      <text:p text:style-name="P4">
Tags: ["Russia", "Roads"]</text:p>
      <text:p text:style-name="P4">
ID: 22567185</text:p>
      <!--METADATA-->
      <text:p text:style-name="P4">
In the Shebekinsky district, the movement of suburban trains was suspended</text:p>
      <text:p text:style-name="P4">
News Collection Link: <text:a xlink:type="simple" xlink:href="https://liveuamap.com/en/2023/2-june-in-the-shebekinsky-district-the-movement-of-suburban" text:style-name="Internet_20_link" text:visited-style-name="Visited_20_Internet_20_Link">
https://liveuamap.com/en/2023/2-june-in-the-shebekinsky-district-the-movement-of-suburban</text:a>
</text:p>
      <text:p text:style-name="P4">
Source: <text:a xlink:type="simple" xlink:href="https://t.me/rian_ru/204467" text:style-name="Internet_20_link" text:visited-style-name="Visited_20_Internet_20_Link">
https://t.me/rian_ru/204467</text:a>
</text:p>
      <!--NEWS-->
      <text:h text:style-name="P10" text:outline-level="1">
<text:span text:style-name="T4">
2 person killed, 4 wounded as result of shelling in Komyshuvakha town of Zaporizhzhia region</text:span>
</text:h>
      <text:p text:style-name="P4">
Authors: liveuamap (Language: en)</text:p>
      <text:p text:style-name="P4">
Time: 2023-06-02T07:59:22</text:p>
      <text:p text:style-name="P4">
Location: Zaporizhiye (Latitude:47.71378 Longtitude:35.53107)</text:p>
      <text:p text:style-name="P4">
Videos: []</text:p>
      <text:p text:style-name="P4">
Images: []</text:p>
      <text:p text:style-name="P4">
Tags: ["Europe", "Central and Eastern Europe"]</text:p>
      <text:p text:style-name="P4">
ID: 22567186</text:p>
      <!--METADATA-->
      <text:p text:style-name="P4">
2 person killed, 4 wounded as result of shelling in Komyshuvakha town ofZaporizhzhia region</text:p>
      <text:p text:style-name="P4">
News Collection Link: <text:a xlink:type="simple" xlink:href="https://liveuamap.com/en/2023/2-june-2-person-killed-4-wounded-as-result-of-shelling-in" text:style-name="Internet_20_link" text:visited-style-name="Visited_20_Internet_20_Link">
https://liveuamap.com/en/2023/2-june-2-person-killed-4-wounded-as-result-of-shelling-in</text:a>
</text:p>
      <text:p text:style-name="P4">
Source: <text:a xlink:type="simple" xlink:href="https://t.me/babel/33280" text:style-name="Internet_20_link" text:visited-style-name="Visited_20_Internet_20_Link">
https://t.me/babel/33280</text:a>
</text:p>
      <!--NEWS-->
      <text:h text:style-name="P10" text:outline-level="1">
<text:span text:style-name="T4">
Explosions and fires in Shebekyne</text:span>
</text:h>
      <text:p text:style-name="P4">
Authors: liveuamap (Language: en)</text:p>
      <text:p text:style-name="P4">
Time: 2023-06-02T08:08:56</text:p>
      <text:p text:style-name="P4">
Location: Belgorod (Latitude:50.40534 Longtitude:36.90308)</text:p>
      <text:p text:style-name="P4">
Videos: []</text:p>
      <text:p text:style-name="P4">
Images: ["<text:a xlink:type="simple" xlink:href="https://liveuamap.com/pics/2023/06/02/22567187_0.jpg" text:style-name="Internet_20_link" text:visited-style-name="Visited_20_Internet_20_Link">
22567187_0.jpg</text:a>
", "<text:a xlink:type="simple" xlink:href="https://liveuamap.com/pics/2023/06/02/22567187_1.jpg" text:style-name="Internet_20_link" text:visited-style-name="Visited_20_Internet_20_Link">
22567187_1.jpg</text:a>
", "<text:a xlink:type="simple" xlink:href="https://liveuamap.com/pics/2023/06/02/22567187_2.jpg" text:style-name="Internet_20_link" text:visited-style-name="Visited_20_Internet_20_Link">
22567187_2.jpg</text:a>
"]</text:p>
      <text:p text:style-name="P4">
Tags: ["Russia", "Central and Eastern Europe"]</text:p>
      <text:p text:style-name="P4">
ID: 22567187</text:p>
      <!--METADATA-->
      <text:p text:style-name="P4">
Explosions and fires in Shebekyne</text:p>
      <text:p text:style-name="P4">
<draw:frame draw:style-name="fr1" draw:name="Image64" text:anchor-type="as-char" svg:width="6.9236in" svg:height="5.1927in" draw:z-index="0">
<draw:image xlink:href="../Images/liveuamap/2023-06-02T08-08-56/22567187_0.jpg" xlink:type="simple" xlink:show="embed" xlink:actuate="onLoad" draw:mime-type="image/jpeg"/>
</draw:frame>
<draw:frame draw:style-name="fr1" draw:name="Image65" text:anchor-type="as-char" svg:width="6.9236in" svg:height="5.1927in" draw:z-index="0">
<draw:image xlink:href="../Images/liveuamap/2023-06-02T08-08-56/22567187_1.jpg" xlink:type="simple" xlink:show="embed" xlink:actuate="onLoad" draw:mime-type="image/jpeg"/>
</draw:frame>
<draw:frame draw:style-name="fr1" draw:name="Image66" text:anchor-type="as-char" svg:width="6.9236in" svg:height="9.231467in" draw:z-index="0">
<draw:image xlink:href="../Images/liveuamap/2023-06-02T08-08-56/22567187_2.jpg" xlink:type="simple" xlink:show="embed" xlink:actuate="onLoad" draw:mime-type="image/jpeg"/>
</draw:frame>
</text:p>
      <text:p text:style-name="P4">
News Collection Link: <text:a xlink:type="simple" xlink:href="https://liveuamap.com/en/2023/2-june-explosions-and-fires-in-shebekyne" text:style-name="Internet_20_link" text:visited-style-name="Visited_20_Internet_20_Link">
https://liveuamap.com/en/2023/2-june-explosions-and-fires-in-shebekyne</text:a>
</text:p>
      <text:p text:style-name="P4">
Source: <text:a xlink:type="simple" xlink:href="https://t.me/zhest_belgorod/27654" text:style-name="Internet_20_link" text:visited-style-name="Visited_20_Internet_20_Link">
https://t.me/zhest_belgorod/27654</text:a>
</text:p>
      <!--NEWS-->
      <text:h text:style-name="P10" text:outline-level="1">
<text:span text:style-name="T4">
The Kremlin takes note of Pashinyan's words that Armenia is not an ally of the Russian Federa...</text:span>
</text:h>
      <text:p text:style-name="P4">
Authors: liveuamap (Language: en)</text:p>
      <text:p text:style-name="P4">
Time: 2023-06-02T08:10:54</text:p>
      <text:p text:style-name="P4">
Location: Moskva, Moscow (Latitude:55.74895 Longtitude:37.61684)</text:p>
      <text:p text:style-name="P4">
Videos: []</text:p>
      <text:p text:style-name="P4">
Images: []</text:p>
      <text:p text:style-name="P4">
Tags: ["Russia", "Caucasus"]</text:p>
      <text:p text:style-name="P4">
ID: 22567188</text:p>
      <!--METADATA-->
      <text:p text:style-name="P4">
The Kremlin takes note of Pashinyan's words that Armenia is not an ally of theRussian Federation in the conflict in Ukraine: this is an important statement- Kremlin's spokesperson</text:p>
      <text:p text:style-name="P4">
News Collection Link: <text:a xlink:type="simple" xlink:href="https://liveuamap.com/en/2023/2-june-the-kremlin-takes-note-of-pashinyans-words-that-armenia" text:style-name="Internet_20_link" text:visited-style-name="Visited_20_Internet_20_Link">
https://liveuamap.com/en/2023/2-june-the-kremlin-takes-note-of-pashinyans-words-that-armenia</text:a>
</text:p>
      <text:p text:style-name="P4">
Source: <text:a xlink:type="simple" xlink:href="https://t.me/bbbreaking/156920" text:style-name="Internet_20_link" text:visited-style-name="Visited_20_Internet_20_Link">
https://t.me/bbbreaking/156920</text:a>
</text:p>
      <!--NEWS-->
      <text:h text:style-name="P10" text:outline-level="1">
<text:span text:style-name="T4">
1 person killed, 3 wounded(children) as result of landmine explosion in Kharkiv region</text:span>
</text:h>
      <text:p text:style-name="P4">
Authors: liveuamap (Language: en)</text:p>
      <text:p text:style-name="P4">
Time: 2023-06-02T08:29:22</text:p>
      <text:p text:style-name="P4">
Location: Kharkiv (Latitude:50.3196 Longtitude:35.73063)</text:p>
      <text:p text:style-name="P4">
Videos: []</text:p>
      <text:p text:style-name="P4">
Images: []</text:p>
      <text:p text:style-name="P4">
Tags: ["Europe", "Central and Eastern Europe"]</text:p>
      <text:p text:style-name="P4">
ID: 22567191</text:p>
      <!--METADATA-->
      <text:p text:style-name="P4">
1 person killed, 3 wounded(children) as result of landmine explosion inKharkiv region</text:p>
      <text:p text:style-name="P4">
News Collection Link: <text:a xlink:type="simple" xlink:href="https://liveuamap.com/en/2023/2-june-1-person-killed-3-woundedchildren-as-result-of-landmine" text:style-name="Internet_20_link" text:visited-style-name="Visited_20_Internet_20_Link">
https://liveuamap.com/en/2023/2-june-1-person-killed-3-woundedchildren-as-result-of-landmine</text:a>
</text:p>
      <text:p text:style-name="P4">
Source: <text:a xlink:type="simple" xlink:href="https://t.me/Novoeizdanie/52683" text:style-name="Internet_20_link" text:visited-style-name="Visited_20_Internet_20_Link">
https://t.me/Novoeizdanie/52683</text:a>
</text:p>
      <!--NEWS-->
      <text:h text:style-name="P10" text:outline-level="1">
<text:span text:style-name="T4">
According to Russian media cross-border attack with 2 tanks was repelled near Schebekyne town...</text:span>
</text:h>
      <text:p text:style-name="P4">
Authors: liveuamap (Language: en)</text:p>
      <text:p text:style-name="P4">
Time: 2023-06-02T08:48:22</text:p>
      <text:p text:style-name="P4">
Location: Kharkiv Oblast (Latitude:50.35773 Longtitude:36.92402)</text:p>
      <text:p text:style-name="P4">
Videos: []</text:p>
      <text:p text:style-name="P4">
Images: []</text:p>
      <text:p text:style-name="P4">
Tags: ["Russia", "Central and Eastern Europe"]</text:p>
      <text:p text:style-name="P4">
ID: 22567192</text:p>
      <!--METADATA-->
      <text:p text:style-name="P4">
According to Russian media cross-border attack with 2 tanks was repelled nearSchebekyne town of Belgorod region</text:p>
      <text:p text:style-name="P4">
News Collection Link: <text:a xlink:type="simple" xlink:href="https://liveuamap.com/en/2023/2-june-according-to-russian-media-crossborder-attack-with" text:style-name="Internet_20_link" text:visited-style-name="Visited_20_Internet_20_Link">
https://liveuamap.com/en/2023/2-june-according-to-russian-media-crossborder-attack-with</text:a>
</text:p>
      <text:p text:style-name="P4">
Source: <text:a xlink:type="simple" xlink:href="https://t.me/breakingmash/44612" text:style-name="Internet_20_link" text:visited-style-name="Visited_20_Internet_20_Link">
https://t.me/breakingmash/44612</text:a>
</text:p>
      <!--NEWS-->
      <text:h text:style-name="P10" text:outline-level="1">
<text:span text:style-name="T4">
Explosions reported in Kharkiv region after missile launches from Belgorod region</text:span>
</text:h>
      <text:p text:style-name="P4">
Authors: liveuamap (Language: en)</text:p>
      <text:p text:style-name="P4">
Time: 2023-06-02T10:12:02</text:p>
      <text:p text:style-name="P4">
Location: Kharkiv (Latitude:50.19097 Longtitude:36.66962)</text:p>
      <text:p text:style-name="P4">
Videos: []</text:p>
      <text:p text:style-name="P4">
Images: []</text:p>
      <text:p text:style-name="P4">
Tags: ["Europe", "Central and Eastern Europe"]</text:p>
      <text:p text:style-name="P4">
ID: 22567195</text:p>
      <!--METADATA-->
      <text:p text:style-name="P4">
Explosions reported in Kharkiv region after missile launches from Belgorodregion</text:p>
      <text:p text:style-name="P4">
News Collection Link: <text:a xlink:type="simple" xlink:href="https://liveuamap.com/en/2023/2-june-explosions-reported-in-kharkiv-region-after-missile" text:style-name="Internet_20_link" text:visited-style-name="Visited_20_Internet_20_Link">
https://liveuamap.com/en/2023/2-june-explosions-reported-in-kharkiv-region-after-missile</text:a>
</text:p>
      <text:p text:style-name="P4">
Source: <text:a xlink:type="simple" xlink:href="https://t.me/kharkivlife/61761" text:style-name="Internet_20_link" text:visited-style-name="Visited_20_Internet_20_Link">
https://t.me/kharkivlife/61761</text:a>
</text:p>
      <!--NEWS-->
      <text:h text:style-name="P10" text:outline-level="1">
<text:span text:style-name="T4">
Missile launches in Belgorod region, possible air defense</text:span>
</text:h>
      <text:p text:style-name="P4">
Authors: liveuamap (Language: en)</text:p>
      <text:p text:style-name="P4">
Time: 2023-06-02T10:15:31</text:p>
      <text:p text:style-name="P4">
Location: Belgorod (Latitude:50.64529 Longtitude:36.59446)</text:p>
      <text:p text:style-name="P4">
Videos: []</text:p>
      <text:p text:style-name="P4">
Images: ["<text:a xlink:type="simple" xlink:href="https://liveuamap.com/pics/2023/06/02/22567197_0.jpg" text:style-name="Internet_20_link" text:visited-style-name="Visited_20_Internet_20_Link">
22567197_0.jpg</text:a>
"]</text:p>
      <text:p text:style-name="P4">
Tags: ["Russia", "Central and Eastern Europe"]</text:p>
      <text:p text:style-name="P4">
ID: 22567197</text:p>
      <!--METADATA-->
      <text:p text:style-name="P4">
Missile launches in Belgorod region, possible air defense</text:p>
      <text:p text:style-name="P4">
<draw:frame draw:style-name="fr1" draw:name="Image67" text:anchor-type="as-char" svg:width="6.9236in" svg:height="9.231467in" draw:z-index="0">
<draw:image xlink:href="../Images/liveuamap/2023-06-02T10-15-31/22567197_0.jpg" xlink:type="simple" xlink:show="embed" xlink:actuate="onLoad" draw:mime-type="image/jpeg"/>
</draw:frame>
</text:p>
      <text:p text:style-name="P4">
News Collection Link: <text:a xlink:type="simple" xlink:href="https://liveuamap.com/en/2023/2-june-missile-launches-in-belgorod-region-possible-air-defense" text:style-name="Internet_20_link" text:visited-style-name="Visited_20_Internet_20_Link">
https://liveuamap.com/en/2023/2-june-missile-launches-in-belgorod-region-possible-air-defense</text:a>
</text:p>
      <text:p text:style-name="P4">
Source: <text:a xlink:type="simple" xlink:href="https://t.me/zhest_belgorod/27667" text:style-name="Internet_20_link" text:visited-style-name="Visited_20_Internet_20_Link">
https://t.me/zhest_belgorod/27667</text:a>
</text:p>
      <!--NEWS-->
      <text:h text:style-name="P10" text:outline-level="1">
<text:span text:style-name="T4">
Partial blackout in Kyiv and Kyiv region due to thunderstorms</text:span>
</text:h>
      <text:p text:style-name="P4">
Authors: liveuamap (Language: en)</text:p>
      <text:p text:style-name="P4">
Time: 2023-06-02T10:54:54</text:p>
      <text:p text:style-name="P4">
Location: Irpin, Kyiv region (Latitude:50.52991 Longtitude:30.26143)</text:p>
      <text:p text:style-name="P4">
Videos: []</text:p>
      <text:p text:style-name="P4">
Images: []</text:p>
      <text:p text:style-name="P4">
Tags: ["Energy", "Central and Eastern Europe"]</text:p>
      <text:p text:style-name="P4">
ID: 22567198</text:p>
      <!--METADATA-->
      <text:p text:style-name="P4">
Partial blackout in Kyiv and Kyiv region due to thunderstorms</text:p>
      <text:p text:style-name="P4">
News Collection Link: <text:a xlink:type="simple" xlink:href="https://liveuamap.com/en/2023/2-june-partial-blackout-in-kyiv-and-kyiv-region-due-to-thunderstorms" text:style-name="Internet_20_link" text:visited-style-name="Visited_20_Internet_20_Link">
https://liveuamap.com/en/2023/2-june-partial-blackout-in-kyiv-and-kyiv-region-due-to-thunderstorms</text:a>
</text:p>
      <text:p text:style-name="P4">
Source: <text:a xlink:type="simple" xlink:href="https://twitter.com/5channel/status/1664642413359423488" text:style-name="Internet_20_link" text:visited-style-name="Visited_20_Internet_20_Link">
https://twitter.com/5channel/status/1664642413359423488</text:a>
</text:p>
      <!--NEWS-->
      <text:h text:style-name="P10" text:outline-level="1">
<text:span text:style-name="T4">
US sees chance for arms control talks with Russia despite current tensions, Russian invasion ...</text:span>
</text:h>
      <text:p text:style-name="P4">
Authors: liveuamap (Language: en)</text:p>
      <text:p text:style-name="P4">
Time: 2023-06-02T11:10:19</text:p>
      <text:p text:style-name="P4">
Location: Washington, District of Columbia (Latitude:38.8987 Longtitude:-77.037)</text:p>
      <text:p text:style-name="P4">
Videos: []</text:p>
      <text:p text:style-name="P4">
Images: []</text:p>
      <text:p text:style-name="P4">
Tags: ["Russia", "War"]</text:p>
      <text:p text:style-name="P4">
ID: 22567199</text:p>
      <!--METADATA-->
      <text:p text:style-name="P4">
US sees chance for arms control talks with Russia despite current tensions,Russian invasion of Ukraine "There is a track record of our 2 countries beingcapable of engaging in these kinds of discussions" per @JakeSullivan46,pointing to ColdWar arms control talks, agreements</text:p>
      <text:p text:style-name="P4">
News Collection Link: <text:a xlink:type="simple" xlink:href="https://liveuamap.com/en/2023/2-june-us-sees-chance-for-arms-control-talks-with-russia" text:style-name="Internet_20_link" text:visited-style-name="Visited_20_Internet_20_Link">
https://liveuamap.com/en/2023/2-june-us-sees-chance-for-arms-control-talks-with-russia</text:a>
</text:p>
      <text:p text:style-name="P4">
Source: <text:a xlink:type="simple" xlink:href="https://twitter.com/jseldin/status/1664650353923571713" text:style-name="Internet_20_link" text:visited-style-name="Visited_20_Internet_20_Link">
https://twitter.com/jseldin/status/1664650353923571713</text:a>
</text:p>
      <!--NEWS-->
      <text:h text:style-name="P10" text:outline-level="1">
<text:span text:style-name="T4">
2 person killed, 4 wounded as result of aerial strike at Kishvarivka village of Kharkiv region</text:span>
</text:h>
      <text:p text:style-name="P4">
Authors: liveuamap (Language: en)</text:p>
      <text:p text:style-name="P4">
Time: 2023-06-02T12:02:32</text:p>
      <text:p text:style-name="P4">
Location: Kharkiv (Latitude:49.62934 Longtitude:37.68405)</text:p>
      <text:p text:style-name="P4">
Videos: []</text:p>
      <text:p text:style-name="P4">
Images: []</text:p>
      <text:p text:style-name="P4">
Tags: []</text:p>
      <text:p text:style-name="P4">
ID: 22567201</text:p>
      <!--METADATA-->
      <text:p text:style-name="P4">
2 person killed, 4 wounded as result of aerial strike at Kishvarivka villageof Kharkiv region</text:p>
      <text:p text:style-name="P4">
News Collection Link: <text:a xlink:type="simple" xlink:href="https://liveuamap.com/en/2023/2-june-2-person-killed-4-wounded-as-result-of-aerial-strike" text:style-name="Internet_20_link" text:visited-style-name="Visited_20_Internet_20_Link">
https://liveuamap.com/en/2023/2-june-2-person-killed-4-wounded-as-result-of-aerial-strike</text:a>
</text:p>
      <text:p text:style-name="P4">
Source: <text:a xlink:type="simple" xlink:href="https://t.me/kharkiv_novosti0/7" text:style-name="Internet_20_link" text:visited-style-name="Visited_20_Internet_20_Link">
https://t.me/kharkiv_novosti0/7</text:a>
</text:p>
      <!--NEWS-->
      <text:h text:style-name="P10" text:outline-level="1">
<text:span text:style-name="T4">
У Ризі благодійний фонд провів свято для українських дітей</text:span>
</text:h>
      <text:p text:style-name="P4">
Authors: Ukrinform (Person)</text:p>
      <text:p text:style-name="P4">
Publisher: Укринформ (Organization)</text:p>
      <text:p text:style-name="P4">
Published Time: 2023-06-02T13:30:00+03:00</text:p>
      <text:p text:style-name="P4">
Modified Time: 2023-06-02T13:30:00+03:00</text:p>
      <text:p text:style-name="P4">
Description: На території латвійського благодійного фонду Ziedot.lv у Ризі з нагоди Міжнародного дня захисту дітей відбулося свято для українських дітей. — Укрінформ.</text:p>
      <text:p text:style-name="P4">
Images: ['<text:a xlink:type="simple" xlink:href="https://static.ukrinform.com/photos/2023_06/thumb_files/630_360_1685701571-359.jpg" text:style-name="Internet_20_link" text:visited-style-name="Visited_20_Internet_20_Link">
630_360_16857...</text:a>
']</text:p>
      <text:p text:style-name="P4">
Tags: ['Діаспора', 'Діти', 'Латвія', 'Посольство', 'Біженці']</text:p>
      <text:p text:style-name="P4">
Type: Article</text:p>
      <!--METADATA-->
      <text:p text:style-name="P4">
<draw:frame draw:style-name="fr1" draw:name="Image68" text:anchor-type="as-char" svg:width="6.9236in" svg:height="3.956343in" draw:z-index="0">
<draw:image xlink:href="../Images/yкринформ/2023-06-02T13-30-00-03-00/630_360_1685701571-359.jpg" xlink:type="simple" xlink:show="embed" xlink:actuate="onLoad" draw:mime-type="image/jpeg"/>
</draw:frame>
 Натериторії латвійського благодійного фонду Ziedot.lv у Ризі з нагодиМіжнародного дня захисту дітей відбулося свято для українських дітей.</text:p>
      <text:p text:style-name="P4">
Як передає Укрінформ, про це йдеться на <text:a xlink:type="simple" xlink:href="https://www.facebook.com/UKRinLatvia/posts/pfbid02LtrbdhWMkfAjuRCVGWY8KTp7G2xxCzjkgXtx1EtSw9GqViZnHbNb3u6meouKQfGbl" text:style-name="Internet_20_link" text:visited-style-name="Visited_20_Internet_20_Link">
 фейсбук-сторінці</text:a>
Посольства України в Латвії.</text:p>
      <text:p text:style-name="P4">
</text:p>
      <text:p text:style-name="P4">
За повідомленням, у святі, організованому фондом Ziedot, взяли участь ПосолУкраїни Анатолій Куцевол, керівник фонду Рута Діманта, діти з України та їхбатьки, а також волонтери та співробітники фонду.</text:p>
      <text:p text:style-name="P4">
</text:p>
      <text:p text:style-name="P4">
Анатолій Куцевол подякував представникам Ziedot за організацію чудового святадля українських дітей, дитинство яких зруйнувала держава-агресор – Росія:«Зараз дуже важливо дарувати дітям свято та позитивні емоції», – зазначивПосол.</text:p>
      <text:p text:style-name="P4">
Керівник фонду Ziedot Рута Діманта висловила вдячність латвійськомусуспільству за підтримку українських родин: «Латвійський народ намагаєтьсядарувати українським дітям відчуття дому, турботи та підтримки».</text:p>
      <text:p text:style-name="P4">
</text:p>
      <text:p text:style-name="P4">
У диппредставництві розповіли, що під час заходу присутні мали можливістьпочути українські пісні у виконанні латвійських та українських музикантів. Уконцерті також взяв участь відомий латвійський піаніст Андрій Осокін.</text:p>
      <text:p text:style-name="P4">
Для дітей також були організовані різноманітні розваги, смаколики таподарунки. Посол передав дітям українські книжки.</text:p>
      <text:p text:style-name="P4">
Крім того, в рамках заходу Анатолій Куцевол вручив Руті Діманті нагрудний знаккомандира «Вірний Завжди» та грамоту фонду Ziedot від командування 36-їокремої бригади морської піхоти імені контрадмірала Михайла Білинського засприяння та надану допомогу зі зміцнення боєздатності підрозділу, а такожподяку від Окремої президентської бригади імені гетьмана БогданаХмельницького.</text:p>
      <text:p text:style-name="P4">
</text:p>
      <text:p text:style-name="P4">
Під час візиту в фонд Ziedot Посол також оглянув центр реабілітації «POGA»,який розміщений на території фонду, та, в якому також знаходяться нареабілітації діти з України.</text:p>
      <text:p text:style-name="P4">
Нагадаємо, Посол України Анатолій Куцевол 29 травня <text:a xlink:type="simple" xlink:href="https://www.ukrinform.ua/rubric-diaspora/3715901-posol-ukraini-vidvidav-ukrainsku-skolu-u-rizi.html" text:style-name="Internet_20_link" text:visited-style-name="Visited_20_Internet_20_Link">
 відвідав</text:a>
 Ризьку Українську середню школу та зустрівся з їїдиректоркою Лідією Кравченко.</text:p>
      <text:p text:style-name="P4">
<text:span text:style-name="T5">
Фото: Посольство України в Латвії / Фейсбук</text:span>
</text:p>
      <text:p text:style-name="P4">
Source: <text:a xlink:type="simple" xlink:href="https://www.ukrinform.ua/rubric-diaspora/3717432-u-rizi-blagodijnij-fond-proviv-svato-dla-ukrainskih-ditej.html" text:style-name="Internet_20_link" text:visited-style-name="Visited_20_Internet_20_Link">
https://www.ukrinform.ua/rubric-diaspora/3717432-u-rizi-blagodijnij-fond-proviv-svato-dla-ukrainskih-ditej.html</text:a>
</text:p>
      <!--NEWS-->
      <text:h text:style-name="P10" text:outline-level="1">
<text:span text:style-name="T4">
У Британії українські військові відпрацьовують метання ручних гранат</text:span>
</text:h>
      <text:p text:style-name="P4">
Authors: Ukrinform (Person)</text:p>
      <text:p text:style-name="P4">
Publisher: Укринформ (Organization)</text:p>
      <text:p text:style-name="P4">
Published Time: 2023-06-02T13:34:00+03:00</text:p>
      <text:p text:style-name="P4">
Modified Time: 2023-06-02T13:34:00+03:00</text:p>
      <text:p text:style-name="P4">
Description: У Великій Британії українські військовослужбовці під керівництвом данських інструкторів опановують навики з метання ручних імітаційних гранат з різних положень. — Укрінформ.</text:p>
      <text:p text:style-name="P4">
Images: ['<text:a xlink:type="simple" xlink:href="https://static.ukrinform.com/photos/2023_06/thumb_files/630_360_1685701626-702.jpg" text:style-name="Internet_20_link" text:visited-style-name="Visited_20_Internet_20_Link">
630_360_16857...</text:a>
']</text:p>
      <text:p text:style-name="P4">
Tags: ['Британія', 'Генштаб', 'ЗСУ', 'Військові навчання', 'Військові']</text:p>
      <text:p text:style-name="P4">
Type: Article</text:p>
      <!--METADATA-->
      <text:p text:style-name="P4">
<draw:frame draw:style-name="fr1" draw:name="Image73" text:anchor-type="as-char" svg:width="6.9236in" svg:height="3.956343in" draw:z-index="0">
<draw:image xlink:href="../Images/yкринформ/2023-06-02T13-34-00-03-00/630_360_1685701626-702.jpg" xlink:type="simple" xlink:show="embed" xlink:actuate="onLoad" draw:mime-type="image/jpeg"/>
</draw:frame>
 У ВеликійБританії українські військовослужбовці під керівництвом данських інструкторівопановують навики з метання ручних імітаційних гранат з різних положень.</text:p>
      <text:p text:style-name="P4">
Як передає Укрінформ, про це Генеральний штаб Збройних сил України повідомляєу <text:a xlink:type="simple" xlink:href="https://www.facebook.com/GeneralStaff.ua/posts/pfbid02zGa4nWvEJpyR8FmAbBpw7z2goyFayTAvM7VpYDhWCADS9xxUrzoEtFgUzwnQHQTl" text:style-name="Internet_20_link" text:visited-style-name="Visited_20_Internet_20_Link">
 Фейсбуці.</text:a>
</text:p>
      <text:p text:style-name="P4">
“Військові інструктори Збройних сил Королівства Данії в рамкахбагатонаціональної навчальної операції "Інтерфлекс" з базовоїзагальновійськової підготовки особового складу Збройних сил України у ВеликійБританії відпрацьовують з українськими воїнами заняття з метання ручнихімітаційних гранат з різних положень", - ідеться у повідомленні.</text:p>
      <text:p text:style-name="P4">
</text:p>
      <text:p text:style-name="P4">
У Генштабі зазначили, що ця підготовка дає змогу українським військовимопанувати бойові навички, підвищити безпеку та сили дій <text:a xlink:type="simple" xlink:href="https://www.ukrinform.ua/tag-zsu" text:style-name="Internet_20_link" text:visited-style-name="Visited_20_Internet_20_Link">
 ЗСУ</text:a>
 для захисту України.</text:p>
      <text:p text:style-name="P4">
 <text:span text:style-name="T4">
Читайте також:</text:span>
<text:a xlink:type="simple" xlink:href="https://www.ukrinform.ua/rubric-ato/3709036-u-britanii-ukrainski-vijskovi-vidpracovuut-vedenna-vognu.html" text:style-name="Internet_20_link" text:visited-style-name="Visited_20_Internet_20_Link">
 У Британії українські військові <text:span text:style-name="T4">
відпрацьовують</text:span>
 ведення вогню</text:a>
</text:p>
      <text:p text:style-name="P4">
"Під експертним керівництвом інструкторів з Данії новобранці ЗСУ стають більшпідготовленими до бойових умов", - зауважили в Генштабі.</text:p>
      <text:p text:style-name="P4">
</text:p>
      <text:p text:style-name="P4">
Як повідомляв Укрінформ, у Великій Британії інструктори Норвезькоїнаціональної гвардії <text:a xlink:type="simple" xlink:href="https://www.ukrinform.ua/rubric-ato/3717165-norvezki-instruktori-vcat-ukrainskih-novobranciv-vizivannu.html" text:style-name="Internet_20_link" text:visited-style-name="Visited_20_Internet_20_Link">
 вчать українських новобранців використанню переносноїпротитанкової керованої ракети NLAW </text:a>
 ,протизасадним діям і виживанню.</text:p>
      <text:p text:style-name="P4">
<text:span text:style-name="T5">
Фото: Генштаб</text:span>
</text:p>
      <text:p text:style-name="P4">
Source: <text:a xlink:type="simple" xlink:href="https://www.ukrinform.ua/rubric-ato/3717436-u-britanii-ukrainski-vijskovi-vidpracovuut-metanna-rucnih-granat.html" text:style-name="Internet_20_link" text:visited-style-name="Visited_20_Internet_20_Link">
https://www.ukrinform.ua/rubric-ato/3717436-u-britanii-ukrainski-vijskovi-vidpracovuut-metanna-rucnih-granat.html</text:a>
</text:p>
      <!--NEWS-->
      <text:h text:style-name="P10" text:outline-level="1">
<text:span text:style-name="T4">
Ексдиректор ЦРУ переконаний в успішності контрнаступу України</text:span>
</text:h>
      <text:p text:style-name="P4">
Authors: Ukrinform (Person)</text:p>
      <text:p text:style-name="P4">
Publisher: Укринформ (Organization)</text:p>
      <text:p text:style-name="P4">
Published Time: 2023-06-02T13:35:00+03:00</text:p>
      <text:p text:style-name="P4">
Modified Time: 2023-06-02T13:35:00+03:00</text:p>
      <text:p text:style-name="P4">
Description: Добре оснащені та навчені українські військові під час контрнаступу матимуть перевагу над незлагодженими російськими силами. — Укрінформ.</text:p>
      <text:p text:style-name="P4">
Images: ['<text:a xlink:type="simple" xlink:href="https://static.ukrinform.com/photos/2023_06/thumb_files/630_360_1685704926-734.jpg" text:style-name="Internet_20_link" text:visited-style-name="Visited_20_Internet_20_Link">
630_360_16857...</text:a>
']</text:p>
      <text:p text:style-name="P4">
Tags: ['Бахмут', 'ЦРУ', 'Війна з Росією', 'Контрнаступ']</text:p>
      <text:p text:style-name="P4">
Type: Article</text:p>
      <!--METADATA-->
      <text:p text:style-name="P4">
<draw:frame draw:style-name="fr1" draw:name="Image77" text:anchor-type="as-char" svg:width="6.9236in" svg:height="3.956343in" draw:z-index="0">
<draw:image xlink:href="../Images/yкринформ/2023-06-02T13-35-00-03-00/630_360_1685704926-734.jpg" xlink:type="simple" xlink:show="embed" xlink:actuate="onLoad" draw:mime-type="image/jpeg"/>
</draw:frame>
 Добреоснащені та навчені українські військові під час контрнаступу матимутьперевагу над незлагодженими російськими силами.</text:p>
      <text:p text:style-name="P4">
Таку думку висловив у коментарі Укрінформу екскерівник Центральногокомандування США у 2008-2010 роках і колишній директор ЦРУ (2011-2012) генералДевід Петреус, який під час візиту в Україну виступав в Амерікан ЮніверсітіКиїв.</text:p>
      <text:p text:style-name="P4">
«Герасимов (начальник Генерального штабу ЗС Росії – ред.) і Шойгу (міністроборони РФ – ред.) вишукують будь-які можливості, щоб здобути хоч-якусьперевагу над усе більш професійними, кваліфікованими і добре оснащенимиукраїнськими силами», – заявив генерал Петреус.</text:p>
      <text:p text:style-name="P4">
При цьому ПВК «Вагнер», за оцінкою американського генерала, стала«небоєздатною». На його думку, російське командування «втопило цю структуру вбагнюці» під час важких боїв за <text:a xlink:type="simple" xlink:href="https://www.ukrinform.ua/tag-bahmut" text:style-name="Internet_20_link" text:visited-style-name="Visited_20_Internet_20_Link">
 Бахмут </text:a>
 .</text:p>
      <text:p text:style-name="P4">
<text:span text:style-name="T4">
Читайте також:</text:span>
 <text:a xlink:type="simple" xlink:href="https://www.ukrinform.ua/rubric-ato/3717272-najbilsu-vognevu-mic-dla-kontrnastupu-ukraini-zabezpecat-tanki-general-milli.html" text:style-name="Internet_20_link" text:visited-style-name="Visited_20_Internet_20_Link">
 Найбільшу вогневу міць для <text:span text:style-name="T4">
контрнаступ</text:span>
 у Українизабезпечать танки – генерал Міллі </text:a>
</text:p>
      <text:p text:style-name="P4">
Петреус вважає, що російське угруповання, яке діє в Україні, вже не єзлагодженою та згуртованою силою незважаючи на додаткові хвилі мобілізації,які довели його загальну чисельність до майже 400 тис. осіб, включаючи такзвані приватні військові компанії та підрозділи «кадировців».</text:p>
      <text:p text:style-name="P4">
Крім того, за його словами, російські спецпризначенці використовувалися яклегка піхота, тому ці підрозділи втратили свої бойові спроможності. Російськіморські піхотинці також застосовувалися не за призначенням.</text:p>
      <text:p text:style-name="P4">
На думку Петреуса, ця незлагодженість разом із постійними перестановкамикомандирів і відсутністю великих резервів призведе до того, що новосформованіукраїнські бригади, оснащені західними танками та бойовими машинами, змусятьросійські війська «посипатися» і, цілком імовірно, спричинять їхній «розвал» урайонах, які атакуватимуть.</text:p>
      <text:p text:style-name="P4">
Генерал додав, що питання в тому, чи зможе Україна привести у рух великучастину фронту, змусивши росіян реагувати.</text:p>
      <text:p text:style-name="P4">
Щойно оборонні порядки росіян розтягнуться, це відкриє ще більше можливостейдля просування української армії, вважає Петреус.</text:p>
      <text:p text:style-name="P4">
<text:span text:style-name="T4">
Читайте також:</text:span>
 <text:a xlink:type="simple" xlink:href="https://www.ukrinform.ua/rubric-ato/3714854-danilov-pro-gotovnist-do-kontrnastupu-istoricna-mozlivist-aku-ukraina-ne-moze-vtratiti.html" text:style-name="Internet_20_link" text:visited-style-name="Visited_20_Internet_20_Link">
 Данілов про готовність до <text:span text:style-name="T4">
контрнаступ</text:span>
 у: Історичнаможливість, яку Україна не може втратити </text:a>
</text:p>
      <text:p text:style-name="P4">
«Я думаю, що це станеться, і я думаю, що буде значний успіх», – сказавексдиректор ЦРУ, висловивши переконання, що українські військові, якінавчалися за кордоном, продемонструють на полі бою набуті навички.</text:p>
      <text:p text:style-name="P4">
Як <text:a xlink:type="simple" xlink:href="https://www.ukrinform.ua/rubric-ato/3714642-eksdirektor-cru-ssa-ocikue-serjoznih-uspihiv-vid-ukraini-v-protistoanni-rosijskomu-vijsku.html" text:style-name="Internet_20_link" text:visited-style-name="Visited_20_Internet_20_Link">
 повідомляв </text:a>
 Укрінформ, генерал Девід Петреус на Київському безпековому форумізаявив, що росіянам буде надзвичайно важко оборонятися і відходити післяконтакту з українською армією в наступі.</text:p>
      <text:p text:style-name="P4">
Раніше начальник Головного управління розвідки Міністерства оборони КирилоБуданов заявив, що українська армія зібрала достатньо сил та зброї для того,щоб розпочати дії з визволення територій, які опинились під контролем Росії.</text:p>
      <text:p text:style-name="P4">
Source: <text:a xlink:type="simple" xlink:href="https://www.ukrinform.ua/rubric-ato/3717437-eksdirektor-cru-perekonanij-v-uspisnosti-kontrnastupu-ukraini.html" text:style-name="Internet_20_link" text:visited-style-name="Visited_20_Internet_20_Link">
https://www.ukrinform.ua/rubric-ato/3717437-eksdirektor-cru-perekonanij-v-uspisnosti-kontrnastupu-ukraini.html</text:a>
</text:p>
      <!--NEWS-->
      <text:h text:style-name="P10" text:outline-level="1">
<text:span text:style-name="T4">
Missile launches in Donetsk</text:span>
</text:h>
      <text:p text:style-name="P4">
Authors: liveuamap (Language: en)</text:p>
      <text:p text:style-name="P4">
Time: 2023-06-02T13:35:47</text:p>
      <text:p text:style-name="P4">
Location: Donetsk, Donetsk Oblast (Latitude:48.01439 Longtitude:37.8237)</text:p>
      <text:p text:style-name="P4">
Videos: []</text:p>
      <text:p text:style-name="P4">
Images: []</text:p>
      <text:p text:style-name="P4">
Tags: ["Minsk Monitor", "Europe"]</text:p>
      <text:p text:style-name="P4">
ID: 22567229</text:p>
      <!--METADATA-->
      <text:p text:style-name="P4">
Missile launches in Donetsk</text:p>
      <text:p text:style-name="P4">
News Collection Link: <text:a xlink:type="simple" xlink:href="https://liveuamap.com/en/2023/2-june-missile-launches-in-donetsk" text:style-name="Internet_20_link" text:visited-style-name="Visited_20_Internet_20_Link">
https://liveuamap.com/en/2023/2-june-missile-launches-in-donetsk</text:a>
</text:p>
      <text:p text:style-name="P4">
Source: <text:a xlink:type="simple" xlink:href="https://t.me/itsdonetsk/78459" text:style-name="Internet_20_link" text:visited-style-name="Visited_20_Internet_20_Link">
https://t.me/itsdonetsk/78459</text:a>
</text:p>
      <!--NEWS-->
      <text:h text:style-name="P10" text:outline-level="1">
<text:span text:style-name="T4">
Орбан замість контрнаступу закликав до переговорів України з Росією – у МЗС відреагували</text:span>
</text:h>
      <text:p text:style-name="P4">
Authors: Ukrinform (Person)</text:p>
      <text:p text:style-name="P4">
Publisher: Укринформ (Organization)</text:p>
      <text:p text:style-name="P4">
Published Time: 2023-06-02T13:39:10+03:00</text:p>
      <text:p text:style-name="P4">
Modified Time: 2023-06-02T13:39:10+03:00</text:p>
      <text:p text:style-name="P4">
Description: Міністерство закордонних справ України закликало прем'єр-міністра Угорщини Віктора Орбана вимагати від Москви припинити війну та повернути свою армію на російську територію. — Укрінформ.</text:p>
      <text:p text:style-name="P4">
Images: ['<text:a xlink:type="simple" xlink:href="https://static.ukrinform.com/photos/2021_10/thumb_files/630_360_1633528761-334.jpg" text:style-name="Internet_20_link" text:visited-style-name="Visited_20_Internet_20_Link">
630_360_16335...</text:a>
']</text:p>
      <text:p text:style-name="P4">
Tags: ['МЗС', 'Орбан', 'Угорщина']</text:p>
      <text:p text:style-name="P4">
Type: Article</text:p>
      <!--METADATA-->
      <text:p text:style-name="P4">
<draw:frame draw:style-name="fr1" draw:name="Image78" text:anchor-type="as-char" svg:width="6.9236in" svg:height="3.956343in" draw:z-index="0">
<draw:image xlink:href="../Images/yкринформ/2023-06-02T13-39-10-03-00/630_360_1633528761-334.jpg" xlink:type="simple" xlink:show="embed" xlink:actuate="onLoad" draw:mime-type="image/jpeg"/>
</draw:frame>
Міністерство закордонних справ України закликало прем'єр-міністра УгорщиниВіктора Орбана вимагати від Москви припинити війну та повернути свою армію наросійську територію.</text:p>
      <text:p text:style-name="P4">
Про це йдеться у <text:a xlink:type="simple" xlink:href="https://www.facebook.com/oleg.nikolenko.50" text:style-name="Internet_20_link" text:visited-style-name="Visited_20_Internet_20_Link">
 коментарі </text:a>
речника МЗС Олега Ніколенка з приводу заяви Орбана про необхідність припиненнявогню та початку мирних переговорів із Росією до початку українськогоконтрнаступу, передає Укрінформ.</text:p>
      <text:p text:style-name="P4">
Ніколенко зауважив, що українська сторона чітко окреслила свою позицію: мирніпереговори можливі лише після повного виведення російських військ із територіїУкраїни.</text:p>
      <text:p text:style-name="P4">
<text:span text:style-name="T4">
Читайте також:</text:span>
 <text:a xlink:type="simple" xlink:href="https://www.ukrinform.ua/rubric-ato/3713119-u-kremli-maut-raditi-u-mzs-vidreaguvali-na-zaavu-orbana-pro-ukrainu.html" text:style-name="Internet_20_link" text:visited-style-name="Visited_20_Internet_20_Link">
 «У Кремлі мають радіти»: у МЗС відреагували на заяву<text:span text:style-name="T4">
Орбан</text:span>
 а про Україну </text:a>
</text:p>
      <text:p text:style-name="P4">
"Припинення вогню без виконання цієї умови призведе до заморожування статус-кво, надасть Росії можливість перегрупуватися, накопичити сили та вдатися донової хвилі агресії. Доведено досвідом 2014-2022 років. Ба більше, щоденніросійські ракетні атаки та атаки дронами по українських містах доводять, що вМоскві не розглядають інших сценаріїв, окрім як продовжувати війну", -акцентував речник МЗС.</text:p>
      <text:p text:style-name="P4">
Водночас він зазначив, що українська сторона взяла до уваги твердження ВіктораОрбана про те, що йому важко бути "єдиним прем'єр-міністром в ЄС, якийвиступає за мир".</text:p>
      <text:p text:style-name="P4">
"Аби полегшити цю ситуацію, закликаємо главу угорського уряду почати нарештідіяти. Наприклад, засудити російську агресію, вимагати від Москви припинитивійну та повернути російську армію на російську територію, долучитися дозаходів міжнародної ізоляції Росії, не підривати єдність у ЄС", - зазначивНіколенко.</text:p>
      <text:p text:style-name="P4">
<text:span text:style-name="T4">
Читайте також:</text:span>
 <text:a xlink:type="simple" xlink:href="https://www.ukrinform.ua/rubric-world/3713078-ne-treba-importuvati-konflikti-v-nato-orban-hoce-pokrasenna-vidnosin-zi-svecieu.html" text:style-name="Internet_20_link" text:visited-style-name="Visited_20_Internet_20_Link">
 «Не треба імпортувати конфлікти в НАТО»: <text:span text:style-name="T4">
Орбан</text:span>
 хочепокращення відносин зі Швецією </text:a>
</text:p>
      <text:p text:style-name="P4">
Як повідомлялося, прем’єр-міністр Угорщини Віктор Орбан в інтерв'ю державномурадіо виступив за припинення вогню і мирні переговори між Україною та Росієюдо початку українського контрнаступу, мотивуючи це тим, що атакуюча стороназазнає втричі більших втрат, ніж той, хто обороняється.</text:p>
      <text:p text:style-name="P4">
Фото: hungarytoday.hu</text:p>
      <text:p text:style-name="P4">
Source: <text:a xlink:type="simple" xlink:href="https://www.ukrinform.ua/rubric-polytics/3717439-orban-zamist-kontrnastupu-zaklikav-do-peregovoriv-ukraini-z-rosieu-u-mzs-vidreaguvali.html" text:style-name="Internet_20_link" text:visited-style-name="Visited_20_Internet_20_Link">
https://www.ukrinform.ua/rubric-polytics/3717439-orban-zamist-kontrnastupu-zaklikav-do-peregovoriv-ukraini-z-rosieu-u-mzs-vidreaguvali.html</text:a>
</text:p>
      <!--NEWS-->
      <text:h text:style-name="P10" text:outline-level="1">
<text:span text:style-name="T4">
Збірна Німеччини назвала заявку на матчі з Україною, Польщею та Колумбією</text:span>
</text:h>
      <text:p text:style-name="P4">
Authors: Ukrinform (Person)</text:p>
      <text:p text:style-name="P4">
Publisher: Укринформ (Organization)</text:p>
      <text:p text:style-name="P4">
Published Time: 2023-06-02T13:43:00+03:00</text:p>
      <text:p text:style-name="P4">
Modified Time: 2023-06-02T13:43:00+03:00</text:p>
      <text:p text:style-name="P4">
Description: Німецький футбольний союз (DFB) оголосив заявку національної команди на товариські матчі зі збірними України, Польщі та Колумбії. — Укрінформ.</text:p>
      <text:p text:style-name="P4">
Images: ['<text:a xlink:type="simple" xlink:href="https://static.ukrinform.com/photos/2023_06/thumb_files/630_360_1685701957-575.jpg" text:style-name="Internet_20_link" text:visited-style-name="Visited_20_Internet_20_Link">
630_360_16857...</text:a>
']</text:p>
      <text:p text:style-name="P4">
Tags: ['Футбол', 'Німеччина', 'Спорт', 'Збірна України']</text:p>
      <text:p text:style-name="P4">
Type: Article</text:p>
      <!--METADATA-->
      <text:p text:style-name="P4">
<draw:frame draw:style-name="fr1" draw:name="Image79" text:anchor-type="as-char" svg:width="6.9236in" svg:height="3.956343in" draw:z-index="0">
<draw:image xlink:href="../Images/yкринформ/2023-06-02T13-43-00-03-00/630_360_1685701957-575.jpg" xlink:type="simple" xlink:show="embed" xlink:actuate="onLoad" draw:mime-type="image/jpeg"/>
</draw:frame>
 Німецькийфутбольний союз (DFB) оголосив заявку національної команди на товариські матчізі збірними України, Польщі та Колумбії.</text:p>
      <text:p text:style-name="P4">
Поєдинок Німеччина - Україна <text:a xlink:type="simple" xlink:href="http://https://www.dfb.de/news/detail/acht-rueckkehrer-fuer-ukraine-polen-und-kolumbien-252034/" text:style-name="Internet_20_link" text:visited-style-name="Visited_20_Internet_20_Link">
 відбудеться</text:a>
 12 червня у Бремені. Це буде ювілейний, 1000-й матч вісторії німецької збірної, передає Укрінформ.</text:p>
      <text:p text:style-name="P4">
Заявка збірної Німеччини з футболу:</text:p>
      <text:p text:style-name="P4">
воротарі - Бернд Лено («Фулгем»), Марк-Андре тер Стеген («Барселона»), КевінТрапп («Айнтрахт»);</text:p>
      <text:p text:style-name="P4">
захисники - Маттіас Гінтер («Фрайбург»), Робін Гозенс («Інтер»), БенджамінГенріхс («Лейпциг»), Тело Керер («Вест Гем»), Лукас Клостерманн («Лейпциг»),Давид Раум («Лейпциг»), Антоніо Рюдігер («Реал»), Ніко Шлоттербек («Боруссія»,Дортмунд), Малік Тіав («Мілан»), Маріус Вольф («Боруссія», Дортмунд);</text:p>
      <text:p text:style-name="P4">
півзахисники - Юліан Брандт («Боруссія», Дортмунд), Емре Джан («Боруссія»,Дортмунд), Леон Горецька («Баварія»), Ілкай Гюндоган («Манчестер Сіті»), ЙонасГофманн («Боруссія», Менхенгладбах), Йозуа Кімміх («Баварія»), Джамал Мусіала(«Баварія»), Лерой Сане («Баварія»), Кевін Шаде («Брентфорд»), Флоріан Віртц(«Баєр»);</text:p>
      <text:p text:style-name="P4">
форварди - Ніклас Фюллькруг («Вердер»), Кай Гаверц («Челсі»), Тімо Вернер(«Лейпциг»).</text:p>
      <text:p text:style-name="P4">
<text:span text:style-name="T4">
Читайте також:</text:span>
 <text:a xlink:type="simple" xlink:href="https://www.ukrinform.ua/rubric-sports/3705193-stav-vidomij-cas-pocatku-futbolnogo-matcu-nimeccina-ukraina.html" text:style-name="Internet_20_link" text:visited-style-name="Visited_20_Internet_20_Link">
 Став відомий час початку футбольного матчу <text:span text:style-name="T4">
Німеччина</text:span>
- <text:span text:style-name="T4">
Україна</text:span>
 </text:a>
</text:p>
      <text:p text:style-name="P4">
Як повідомлялося, у червні збірна України зіграє два матчі відбору Євро-2024 -з Північною Македонією (16 червня) та Мальтою (19 червня).</text:p>
      <text:p text:style-name="P4">
Фото: sport.sky.de.</text:p>
      <text:p text:style-name="P4">
Source: <text:a xlink:type="simple" xlink:href="https://www.ukrinform.ua/rubric-sports/3717441-zbirna-nimeccini-nazvala-zaavku-na-igri-z-ukrainou-polseu-ta-ta-kolumbieu.html" text:style-name="Internet_20_link" text:visited-style-name="Visited_20_Internet_20_Link">
https://www.ukrinform.ua/rubric-sports/3717441-zbirna-nimeccini-nazvala-zaavku-na-igri-z-ukrainou-polseu-ta-ta-kolumbieu.html</text:a>
</text:p>
      <!--NEWS-->
      <text:h text:style-name="P10" text:outline-level="1">
<text:span text:style-name="T4">
У Японії три західні префектури накрив потужний штормовий фронт</text:span>
</text:h>
      <text:p text:style-name="P4">
Authors: Ukrinform (Person)</text:p>
      <text:p text:style-name="P4">
Publisher: Укринформ (Organization)</text:p>
      <text:p text:style-name="P4">
Published Time: 2023-06-02T13:45:40+03:00</text:p>
      <text:p text:style-name="P4">
Modified Time: 2023-06-02T13:45:40+03:00</text:p>
      <text:p text:style-name="P4">
Description: Потужний штормовий фронт накрив три західні префектури Японії. Зливи загрожують масштабними повенями і сходженням селевих потоків. — Укрінформ.</text:p>
      <text:p text:style-name="P4">
Images: ['<text:a xlink:type="simple" xlink:href="https://static.ukrinform.com/photos/2023_06/thumb_files/630_360_1685702601-564.jpeg" text:style-name="Internet_20_link" text:visited-style-name="Visited_20_Internet_20_Link">
630_360_16857...</text:a>
']</text:p>
      <text:p text:style-name="P4">
Tags: ['Японія', 'Негода', 'Шторм']</text:p>
      <text:p text:style-name="P4">
Type: Article</text:p>
      <!--METADATA-->
      <text:p text:style-name="P4">
<draw:frame draw:style-name="fr1" draw:name="Image80" text:anchor-type="as-char" svg:width="6.9236in" svg:height="3.956343in" draw:z-index="0">
<draw:image xlink:href="../Images/yкринформ/2023-06-02T13-45-40-03-00/630_360_1685702601-564.jpeg" xlink:type="simple" xlink:show="embed" xlink:actuate="onLoad" draw:mime-type="image/jpeg"/>
</draw:frame>
 Потужнийштормовий фронт накрив три західні префектури Японії. Зливи загрожуютьмасштабними повенями і сходженням селевих потоків.</text:p>
      <text:p text:style-name="P4">
Про це із посиланням на японське Метеорологічне агентство повідомляє <text:a xlink:type="simple" xlink:href="https://www3.nhk.or.jp/nhkworld/en/news/20230602_19/" text:style-name="Internet_20_link" text:visited-style-name="Visited_20_Internet_20_Link">
 NHK</text:a>
 , передає Укрінформ.</text:p>
      <text:p text:style-name="P4">
Метеорологи прогнозують дощові хмари і сильні опади над західними префектурамиКоті, Вакаяма і Нара впродовж кількох наступних днів, що пояснюєтьсяпроходженням тут повітряного фронту і надходженням вологого повітря з околицьтропічного <text:a xlink:type="simple" xlink:href="https://www.ukrinform.ua/tag-sturm" text:style-name="Internet_20_link" text:visited-style-name="Visited_20_Internet_20_Link">
 шторму </text:a>
 Мавар, якийнаближається до японських островів із Тихого океану.</text:p>
      <text:p text:style-name="P4">
За прогнозами агентства, впродовж 24 годин, до полудня суботи, на заходікраїни випаде від 100 до 250 міліметрів опадів, через що стрімко зростутьризики небезпечних для життя природних катаклізмів, таких як зсуви ґрунту таповені.</text:p>
      <text:p text:style-name="P4">
У місцевій владі закликали жителів префектур бути обережними через можливіселеві потоки, розливи річок і затоплення низинних земель та, за можливості,переїхати в безпечніші місця.</text:p>
      <text:p text:style-name="P4">
<text:span text:style-name="T4">
Читайте також:</text:span>
 <text:a xlink:type="simple" xlink:href="https://www.ukrinform.ua/rubric-world/3711507-u-manmi-kilkist-zagiblih-unaslidok-ciklonu-zrosla-do-145.html" text:style-name="Internet_20_link" text:visited-style-name="Visited_20_Internet_20_Link">
 У М'янмі кількість загиблих унаслідок циклону зросла до145 </text:a>
</text:p>
      <text:p text:style-name="P4">
Повідомлення про постраждалих і руйнування наразі не надходили.</text:p>
      <text:p text:style-name="P4">
Тим часом тропічний шторм Мавар, який поступово рухається на схід у Тихомуокеані, вже спричинив штормову погоду з поривами вітру й сильними опадами впрефектурах Окінава й Кагосіма, а також потужні вітри на південному островіКюсю, він продовжує наближатись до узбережжя Японії.</text:p>
      <text:p text:style-name="P4">
Як повідомляв Укрінформ, до південно-західного узбережжя Японії наближаєтьсяпотужний <text:a xlink:type="simple" xlink:href="https://www.ukrinform.ua/rubric-world/3715834-potuznij-tajfun-mavar-moze-dnami-vdariti-po-pivdennozahidnomu-uzberezzu-aponii.html" text:style-name="Internet_20_link" text:visited-style-name="Visited_20_Internet_20_Link">
 тайфун Мавар </text:a>
 . Синоптики попереджають про різкі пориви вітру, високіхвилі та зливи.</text:p>
      <text:p text:style-name="P4">
Фото: KYODO</text:p>
      <text:p text:style-name="P4">
Source: <text:a xlink:type="simple" xlink:href="https://www.ukrinform.ua/rubric-world/3717446-u-aponii-tri-zahidni-prefekturi-nakriv-potuznij-stormovij-front.html" text:style-name="Internet_20_link" text:visited-style-name="Visited_20_Internet_20_Link">
https://www.ukrinform.ua/rubric-world/3717446-u-aponii-tri-zahidni-prefekturi-nakriv-potuznij-stormovij-front.html</text:a>
</text:p>
      <!--NEWS-->
      <text:h text:style-name="P10" text:outline-level="1">
<text:span text:style-name="T4">
Військовому РФ, який під час захоплення села на Київщині викрадав майно, заочно оголосили підозру</text:span>
</text:h>
      <text:p text:style-name="P4">
Authors: Ukrinform (Person)</text:p>
      <text:p text:style-name="P4">
Publisher: Укринформ (Organization)</text:p>
      <text:p text:style-name="P4">
Published Time: 2023-06-02T13:46:00+03:00</text:p>
      <text:p text:style-name="P4">
Modified Time: 2023-06-02T13:46:00+03:00</text:p>
      <text:p text:style-name="P4">
Description: Правоохоронці заочно повідомили про підозру військовому Російської Федерації, який викрадав майно мирних жителів під час захоплення села Катюжанка Київської області. — Укрінформ.</text:p>
      <text:p text:style-name="P4">
Images: ['<text:a xlink:type="simple" xlink:href="https://static.ukrinform.com/photos/2022_06/thumb_files/630_360_1655121940-321.png" text:style-name="Internet_20_link" text:visited-style-name="Visited_20_Internet_20_Link">
630_360_16551...</text:a>
']</text:p>
      <text:p text:style-name="P4">
Tags: ['Підозра', 'Російські військові', 'Війна з Росією']</text:p>
      <text:p text:style-name="P4">
Type: Article</text:p>
      <!--METADATA-->
      <text:p text:style-name="P4">
<draw:frame draw:style-name="fr1" draw:name="Image81" text:anchor-type="as-char" svg:width="6.9236in" svg:height="3.956343in" draw:z-index="0">
<draw:image xlink:href="../Images/yкринформ/2023-06-02T13-46-00-03-00/630_360_1655121940-321.png" xlink:type="simple" xlink:show="embed" xlink:actuate="onLoad" draw:mime-type="image/png"/>
</draw:frame>
Правоохоронці заочно повідомили про підозру військовому Російської Федерації,який викрадав майно мирних жителів під час захоплення села Катюжанка Київськоїобласті.</text:p>
      <text:p text:style-name="P4">
Як передає Укрінформ, про це Київська обласна прокуратура повідомляє у <text:a xlink:type="simple" xlink:href="https://t.me/press_kobl/1350" text:style-name="Internet_20_link" text:visited-style-name="Visited_20_Internet_20_Link">
Телеграмі.</text:a>
</text:p>
      <text:p text:style-name="P4">
За процесуального керівництва Київської обласної прокуратури заочноповідомлено про <text:a xlink:type="simple" xlink:href="https://www.ukrinform.ua/tag-pidozra" text:style-name="Internet_20_link" text:visited-style-name="Visited_20_Internet_20_Link">
 підозру </text:a>
 розвіднику-снайперу військової частини збройних сил РФ за фактом порушення законів тазвичаїв війни (ч. 2 ст. 28, ч. 1 ст. 438 Кримінального кодексу України).</text:p>
      <text:p text:style-name="P4">
За даними слідства, у лютому - березні 2022 року в захопленому селі КатюжанкаВишгородського району підозрюваний разом з іншими військовослужбовцямивдерлися до приватного будинку. У ньому вони проживали та базувалися протягомвсього часу захоплення населеного пункту.</text:p>
      <text:p text:style-name="P4">
</text:p>
      <text:p text:style-name="P4">
«Тікаючи з Київщини окупант з корисливих мотивів викрав з будинку мирнихмешканців бензопилу та інші інструменти. При цьому він розумів, що награбованемайно не може бути використане у військових цілях», - ідеться в повідомленні.</text:p>
      <text:p text:style-name="P4">
<text:span text:style-name="T4">
Читайте також:</text:span>
 <text:a xlink:type="simple" xlink:href="https://www.ukrinform.ua/rubric-crimea/3715949-dopomagav-rosianam-zahopluvati-artek-zradniku-z-krimu-ogolosili-pidozru.html" text:style-name="Internet_20_link" text:visited-style-name="Visited_20_Internet_20_Link">
 Допомагав росіянам захоплювати «Артек»: зраднику з Кримуоголосили <text:span text:style-name="T4">
підозру</text:span>
 </text:a>
</text:p>
      <text:p text:style-name="P4">
Як повідомляв Укрінформ, у червні військовому армії РФ <text:a xlink:type="simple" xlink:href="https://www.ukrinform.ua/rubric-ato/3716459-rosijskomu-vijskovomu-ogolosili-pidozru-v-rozstrili-avtivki-z-ditmi-v-buci.html" text:style-name="Internet_20_link" text:visited-style-name="Visited_20_Internet_20_Link">
 повідомили пропідозру в розстрілі автомобіля родини з дітьми</text:a>
 , яка намагалася виїхати зБучанського району Київської області, де навесні 2022 року велися активнібойові дії.</text:p>
      <text:p text:style-name="P4">
Source: <text:a xlink:type="simple" xlink:href="https://www.ukrinform.ua/rubric-society/3717447-vijskovomu-rf-akij-pid-cas-zahoplenna-sela-na-kiivsini-vikradav-majno-zaocno-ogolosili-pidozru.html" text:style-name="Internet_20_link" text:visited-style-name="Visited_20_Internet_20_Link">
https://www.ukrinform.ua/rubric-society/3717447-vijskovomu-rf-akij-pid-cas-zahoplenna-sela-na-kiivsini-vikradav-majno-zaocno-ogolosili-pidozru.html</text:a>
</text:p>
      <!--NEWS-->
      <text:h text:style-name="P10" text:outline-level="1">
<text:span text:style-name="T4">
Столтенберг закликає країни-члени НАТО якнайшвидше збільшити видатки на оборону до 2% ВВП</text:span>
</text:h>
      <text:p text:style-name="P4">
Authors: Ukrinform (Person)</text:p>
      <text:p text:style-name="P4">
Publisher: Укринформ (Organization)</text:p>
      <text:p text:style-name="P4">
Published Time: 2023-06-02T13:50:25+03:00</text:p>
      <text:p text:style-name="P4">
Modified Time: 2023-06-02T13:50:25+03:00</text:p>
      <text:p text:style-name="P4">
Description: Генеральний секретар НАТО Єнс Столтенберг закликає країни-члени якнайшвидше збільшити видатки на оборону щонайменше до 2% від ВВП. — Укрінформ.</text:p>
      <text:p text:style-name="P4">
Images: ['<text:a xlink:type="simple" xlink:href="https://static.ukrinform.com/photos/2023_04/thumb_files/630_360_1682000894-466.jpeg" text:style-name="Internet_20_link" text:visited-style-name="Visited_20_Internet_20_Link">
630_360_16820...</text:a>
']</text:p>
      <text:p text:style-name="P4">
Tags: ['НАТО', 'Столтенберг', 'Зброя']</text:p>
      <text:p text:style-name="P4">
Type: Article</text:p>
      <!--METADATA-->
      <text:p text:style-name="P4">
<draw:frame draw:style-name="fr1" draw:name="Image83" text:anchor-type="as-char" svg:width="6.9236in" svg:height="3.956343in" draw:z-index="0">
<draw:image xlink:href="../Images/yкринформ/2023-06-02T13-50-25-03-00/630_360_1682000894-466.jpeg" xlink:type="simple" xlink:show="embed" xlink:actuate="onLoad" draw:mime-type="image/jpeg"/>
</draw:frame>
Генеральний секретар НАТО Єнс Столтенберг закликає країни-члени якнайшвидшезбільшити видатки на оборону щонайменше до 2% від ВВП.</text:p>
      <text:p text:style-name="P4">
Про це він заявив після дводенної зустрічі міністрів закордонних справ країнНАТО і Осло, передає Укрінформ із посиланням на <text:a xlink:type="simple" xlink:href="https://www.bloomberg.com/news/articles/2023-06-02/nato-chief-urges-allies-to-sign-defense-deals-to-boost-output" text:style-name="Internet_20_link" text:visited-style-name="Visited_20_Internet_20_Link">
 Bloomberg</text:a>
 .</text:p>
      <text:p text:style-name="P4">
Згідно з чинним зобов’язанням, підписаним у 2014 році, союзники по НАТОпогодилися збільшити видатки до 2% ВВП до 2024 року, та на сьогодні лише вісіміз 31 країни-члена досягли цієї мети. За словами Столтенберга, дискусії щетривають.</text:p>
      <text:p text:style-name="P4">
<text:span text:style-name="T4">
Читайте також:</text:span>
 <text:a xlink:type="simple" xlink:href="https://www.ukrinform.ua/rubric-polytics/3717078-stoltenberg-pro-garantii-bezpeki-dla-ukraini-ce-pitanna-se-obgovoruetsa.html" text:style-name="Internet_20_link" text:visited-style-name="Visited_20_Internet_20_Link">
 <text:span text:style-name="T4">
Столтенберг</text:span>
 про гарантії безпеки для України: Цепитання ще обговорюється </text:a>
</text:p>
      <text:p text:style-name="P4">
"Ми очікуємо, що союзники досягнуть видатків у 2% якнайшвидше, тому що війна вУкраїні засвідчила нагальну потребу в цьому", - наголосив він.</text:p>
      <text:p text:style-name="P4">
Говорячи про домовленість 2014 року, генсек зауважив, що «у Вельсі ми малидесятирічну перспективу, але це було десять років тому, у нас не може бутинової десятирічної перспективи».</text:p>
      <text:p text:style-name="P4">
Очільник Альянсу також зазначив, що союзники по НАТО мають підписати більшеконтрактів з оборонними компаніями, аби наростити виробництво боєприпасів,запаси яких виснажуються.</text:p>
      <text:p text:style-name="P4">
<text:span text:style-name="T4">
Читайте також:</text:span>
 <text:a xlink:type="simple" xlink:href="https://www.ukrinform.ua/rubric-ato/3717050-ukraina-zaraz-mae-dostatno-spromoznostej-sob-zvilniti-teritorii-stoltenberg.html" text:style-name="Internet_20_link" text:visited-style-name="Visited_20_Internet_20_Link">
 Україна зараз має достатньо спроможностей, щоб звільнититериторії — <text:span text:style-name="T4">
Столтенберг</text:span>
 </text:a>
</text:p>
      <text:p text:style-name="P4">
«Нам потрібно насправді підписувати контракти, тому що тоді промисловістьготова інвестувати та нарощувати виробництво», — сказав Столтенберг.</text:p>
      <text:p text:style-name="P4">
За його словами, Організація Північноатлантичного договору запросилапредставників оборонної промисловості приєднатися до зустрічі міністрівоборони у Брюсселі пізніше цього місяця.</text:p>
      <text:p text:style-name="P4">
Генсек НАТО висловив надію, що на саміті у Вільнюсі в липні союзникидомовляться про план дій оборонної промисловості, де буде описано, якзбільшити виробництво та спільні закупівлі, а також забезпечити оперативнусумісність і стандартизацію.</text:p>
      <text:p text:style-name="P4">
<text:span text:style-name="T4">
Читайте також:</text:span>
 <text:a xlink:type="simple" xlink:href="https://www.ukrinform.ua/rubric-polytics/3717411-cernev-odnim-iz-risen-samitu-nato-u-vilnusi-moze-stati-stvorenna-radi-ukrainanato.html" text:style-name="Internet_20_link" text:visited-style-name="Visited_20_Internet_20_Link">
 Одним із рішень саміту <text:span text:style-name="T4">
НАТО</text:span>
 у Вільнюсі може статистворення Ради Україна- <text:span text:style-name="T4">
НАТО</text:span>
 - депутат </text:a>
</text:p>
      <text:p text:style-name="P4">
Країни Альянсу також погодилися з новими інструкціями щодо виготовленнябоєприпасів, включаючи артилерійські снаряди калібру 155 мм, необхідних як дляпродовження підтримки України, так і для власних оборонних потреб.</text:p>
      <text:p text:style-name="P4">
"Поки що союзники вичерпали запаси, щоб мати змогу підтримати Україну - ценестабільний шлях, тому нам потрібно нарощувати виробництво, щоб досягнутинових та амбітніших цілей", - сказав Столтенберг.</text:p>
      <text:p text:style-name="P4">
Як повідомлялося, раніше генсек Альянсу заявляв, що союзники по НАТО та країниЄС мають уникати створення нових бар’єрів в оборонній промисловості тавирішувати завдання зі збільшення виробництва зброї та боєприпасів.</text:p>
      <text:p text:style-name="P4">
Фото: ОП</text:p>
      <text:p text:style-name="P4">
Source: <text:a xlink:type="simple" xlink:href="https://www.ukrinform.ua/rubric-world/3717449-stoltenberg-zaklikae-krainicleni-nato-aknajsvidse-zbilsiti-vidatki-na-oboronu-do-2-vvp.html" text:style-name="Internet_20_link" text:visited-style-name="Visited_20_Internet_20_Link">
https://www.ukrinform.ua/rubric-world/3717449-stoltenberg-zaklikae-krainicleni-nato-aknajsvidse-zbilsiti-vidatki-na-oboronu-do-2-vvp.html</text:a>
</text:p>
      <!--NEWS-->
      <text:h text:style-name="P10" text:outline-level="1">
<text:span text:style-name="T4">
Експозиція «Світ Сковороди» отримала 15 нагород Київського міжнародного фестивалю реклами</text:span>
</text:h>
      <text:p text:style-name="P4">
Authors: Ukrinform (Person)</text:p>
      <text:p text:style-name="P4">
Publisher: Укринформ (Organization)</text:p>
      <text:p text:style-name="P4">
Published Time: 2023-06-02T13:56:10+03:00</text:p>
      <text:p text:style-name="P4">
Modified Time: 2023-06-02T13:56:10+03:00</text:p>
      <text:p text:style-name="P4">
Description: Виставковий мистецький проєкт «Світ Сковороди» отримав 15 нагород Київського міжнародного фестивалю реклами. — Укрінформ.</text:p>
      <text:p text:style-name="P4">
Images: ['<text:a xlink:type="simple" xlink:href="https://static.ukrinform.com/photos/2023_06/thumb_files/630_360_1685703346-155.jpeg" text:style-name="Internet_20_link" text:visited-style-name="Visited_20_Internet_20_Link">
630_360_16857...</text:a>
']</text:p>
      <text:p text:style-name="P4">
Tags: ['Фестиваль', 'Реклама', 'Григорій Сковорода']</text:p>
      <text:p text:style-name="P4">
Type: Article</text:p>
      <!--METADATA-->
      <text:p text:style-name="P4">
<draw:frame draw:style-name="fr1" draw:name="Image84" text:anchor-type="as-char" svg:width="6.9236in" svg:height="3.956343in" draw:z-index="0">
<draw:image xlink:href="../Images/yкринформ/2023-06-02T13-56-10-03-00/630_360_1685703346-155.jpeg" xlink:type="simple" xlink:show="embed" xlink:actuate="onLoad" draw:mime-type="image/jpeg"/>
</draw:frame>
Виставковий мистецький проєкт «Світ Сковороди» отримав 15 нагород Київськогоміжнародного фестивалю реклами.</text:p>
      <text:p text:style-name="P4">
Про це повідомляє пресслужба Міністерства культури та інформаційної політики в<text:a xlink:type="simple" xlink:href="https://t.me/mkipu/6334" text:style-name="Internet_20_link" text:visited-style-name="Visited_20_Internet_20_Link">
 Телеграмі </text:a>
 , передає Укрінформ.</text:p>
      <text:p text:style-name="P4">
«Попри обстріли та блекаути у грудні, понад 15 000 відвідувачів Українськогодому мали змогу побачити, як простір наповнився світом та світлом Сковороди»,- йдеться в повідомленні.</text:p>
      <text:p text:style-name="P4">
Як нагадують у МКІП, до 300-річчя культового філософа кияни та гості столиціпобачили вцілілу статую Сковороди зі зруйнованого російськими <text:a xlink:type="simple" xlink:href="https://www.ukrinform.ua/tag-obstril" text:style-name="Internet_20_link" text:visited-style-name="Visited_20_Internet_20_Link">
 обстрілами</text:a>
 національного музею в селіСковородинівка, а також змогли «прокласти власний шлях по стежкахбожественного саду».</text:p>
      <text:p text:style-name="P4">
Також у міністерстві висловили вдячність гостям експозиції, а також партнерамвиставки - комунікаційній агенціії Postmen й Національний центр «УкраїнськийДім».</text:p>
      <text:p text:style-name="P4">
<text:span text:style-name="T4">
Читайте також:</text:span>
 <text:a xlink:type="simple" xlink:href="https://www.ukrinform.ua/rubric-culture/3689575-u-kievi-prezentuvali-cotiritomnik-tvoriv-grigoria-skovorodi.html" text:style-name="Internet_20_link" text:visited-style-name="Visited_20_Internet_20_Link">
 У Києві презентували чотиритомник творів Григорія<text:span text:style-name="T4">
Сковор</text:span>
 оди </text:a>
</text:p>
      <text:p text:style-name="P4">
Як повідомляв Укрінформ, 2 грудня в Українському домі у Києві відбуласяпрезентація виставково-мистецького проєкту «Світ Сковороди» , приуроченого до300-річчя від дня народження видатного українського філософа, мислителя, поетаі педагога.</text:p>
      <text:p text:style-name="P4">
Виставка містила рукописи, автографи, першодруки, списки, графіку та малюнкиГригорія Сковороди, а також 3D-тур пам'ятними місцями мислителя.</text:p>
      <text:p text:style-name="P4">
Source: <text:a xlink:type="simple" xlink:href="https://www.ukrinform.ua/rubric-culture/3717452-ekspozicia-svit-skovorodi-otrimala-15-nagorod-kiivskogo-miznarodnogo-festivalu-reklami.html" text:style-name="Internet_20_link" text:visited-style-name="Visited_20_Internet_20_Link">
https://www.ukrinform.ua/rubric-culture/3717452-ekspozicia-svit-skovorodi-otrimala-15-nagorod-kiivskogo-miznarodnogo-festivalu-reklami.html</text:a>
</text:p>
      <!--NEWS-->
      <text:h text:style-name="P10" text:outline-level="1">
<text:span text:style-name="T4">
Після вибухів із порту Бердянська тікають російські кораблі</text:span>
</text:h>
      <text:p text:style-name="P4">
Authors: Ukrinform (Person)</text:p>
      <text:p text:style-name="P4">
Publisher: Укринформ (Organization)</text:p>
      <text:p text:style-name="P4">
Published Time: 2023-06-02T13:57:00+03:00</text:p>
      <text:p text:style-name="P4">
Modified Time: 2023-06-02T13:57:00+03:00</text:p>
      <text:p text:style-name="P4">
Description: У порту Бердянська, куди окупанти загнали свої кораблі, пролунали вибухи. — Укрінформ.</text:p>
      <text:p text:style-name="P4">
Images: ['<text:a xlink:type="simple" xlink:href="https://static.ukrinform.com/photos/2016_04/thumb_files/630_360_1460107392-4381.jpg" text:style-name="Internet_20_link" text:visited-style-name="Visited_20_Internet_20_Link">
630_360_14601...</text:a>
']</text:p>
      <text:p text:style-name="P4">
Tags: ['Бердянськ', 'Порт', 'Корабель', 'Війна з Росією']</text:p>
      <text:p text:style-name="P4">
Type: Article</text:p>
      <!--METADATA-->
      <text:p text:style-name="P4">
<draw:frame draw:style-name="fr1" draw:name="Image85" text:anchor-type="as-char" svg:width="6.9236in" svg:height="3.956343in" draw:z-index="0">
<draw:image xlink:href="../Images/yкринформ/2023-06-02T13-57-00-03-00/630_360_1460107392-4381.jpg" xlink:type="simple" xlink:show="embed" xlink:actuate="onLoad" draw:mime-type="image/jpeg"/>
</draw:frame>
 У портуБердянська, куди окупанти загнали свої кораблі, пролунали вибухи.</text:p>
      <text:p text:style-name="P4">
Про це в <text:a xlink:type="simple" xlink:href="https://t.me/berdmisk/3207" text:style-name="Internet_20_link" text:visited-style-name="Visited_20_Internet_20_Link">
 Телеграмі </text:a>
 повідомляє Бердянськаміська військова адміністрація, передає Укрінформ.</text:p>
      <text:p text:style-name="P4">
"За попередніми даними, з Бердянського порту тікають кораблі, які нещодавнозайшли для викрадення українських <text:a xlink:type="simple" xlink:href="https://www.ukrinform.ua/tag-zerno" text:style-name="Internet_20_link" text:visited-style-name="Visited_20_Internet_20_Link">
 зернових </text:a>
 та металобрухту", - йдеться в дописі.</text:p>
      <text:p text:style-name="P4">
<text:span text:style-name="T4">
Читайте також:</text:span>
 <text:a xlink:type="simple" xlink:href="https://www.ukrinform.ua/rubric-regions/3716697-u-zahoplenomu-portu-berdanska-rosiani-vantazat-na-korabli-zerno-ta-metal.html" text:style-name="Internet_20_link" text:visited-style-name="Visited_20_Internet_20_Link">
 У захопленому порту <text:span text:style-name="T4">
Бердянськ</text:span>
 а росіяни вантажать накораблі зерно та метал </text:a>
</text:p>
      <text:p text:style-name="P4">
Самі окупанти в своїх соцмережах також підтверджують влучання по морськомупорту.</text:p>
      <text:p text:style-name="P4">
Раніше повідомлялось, що в захопленому росіянами місті <text:a xlink:type="simple" xlink:href="https://www.ukrinform.ua/rubric-regions/3717420-u-berdansku-prolunali-vibuhi-e-vlucanna-po-poziciah-rosian.html" text:style-name="Internet_20_link" text:visited-style-name="Visited_20_Internet_20_Link">
 пролунали гучнівибухи </text:a>
 .</text:p>
      <text:p text:style-name="P4">
Source: <text:a xlink:type="simple" xlink:href="https://www.ukrinform.ua/rubric-regions/3717453-z-portu-berdanska-tikaut-rosijski-korabli.html" text:style-name="Internet_20_link" text:visited-style-name="Visited_20_Internet_20_Link">
https://www.ukrinform.ua/rubric-regions/3717453-z-portu-berdanska-tikaut-rosijski-korabli.html</text:a>
</text:p>
      <!--NEWS-->
      <text:h text:style-name="P10" text:outline-level="1">
<text:span text:style-name="T4">
Данілов прокоментував виступ російською депутата Бужанського на ТБ</text:span>
</text:h>
      <text:p text:style-name="P4">
Authors: Ukrinform (Person)</text:p>
      <text:p text:style-name="P4">
Publisher: Укринформ (Organization)</text:p>
      <text:p text:style-name="P4">
Published Time: 2023-06-02T14:04:59+03:00</text:p>
      <text:p text:style-name="P4">
Modified Time: 2023-06-02T14:04:59+03:00</text:p>
      <text:p text:style-name="P4">
Description: Особам «російського світу», які вважають, що в українських ефірах мають право розмовляти російською, не місце на телебаченні, в політиці, в Україні. — Укрінформ.</text:p>
      <text:p text:style-name="P4">
Images: ['<text:a xlink:type="simple" xlink:href="https://static.ukrinform.com/photos/2023_04/thumb_files/630_360_1680783784-260.jpg" text:style-name="Internet_20_link" text:visited-style-name="Visited_20_Internet_20_Link">
630_360_16807...</text:a>
']</text:p>
      <text:p text:style-name="P4">
Tags: ['Депутат', 'Данілов', 'Бужанський']</text:p>
      <text:p text:style-name="P4">
Type: Article</text:p>
      <!--METADATA-->
      <text:p text:style-name="P4">
<draw:frame draw:style-name="fr1" draw:name="Image86" text:anchor-type="as-char" svg:width="6.9236in" svg:height="3.956343in" draw:z-index="0">
<draw:image xlink:href="../Images/yкринформ/2023-06-02T14-04-59-03-00/630_360_1680783784-260.jpg" xlink:type="simple" xlink:show="embed" xlink:actuate="onLoad" draw:mime-type="image/jpeg"/>
</draw:frame>
 Особам«російського світу», які вважають, що в українських ефірах мають праворозмовляти російською, не місце на телебаченні, в політиці, в Україні.</text:p>
      <text:p text:style-name="P4">
Таку думку секретар Ради національної безпеки і оборони України ОлексійДанілов висловив у <text:a xlink:type="simple" xlink:href="https://twitter.com/OleksiyDanilov/status/1664572546476388353" text:style-name="Internet_20_link" text:visited-style-name="Visited_20_Internet_20_Link">
 Твіттері</text:a>
, передає Укрінформ.</text:p>
      <text:p text:style-name="P4">
“Недобиткам «російського світу», які вважають, що в українських ефірах маютьправо розмовляти на «русскам», не місце не лише на телебаченні, а й вполітиці, і в Україні. Вся проросійська сволота, яка 30 років ґвалтувала ізраджувала країну, має і буде під корінь зачищена і викинута звідусіль яктоксичний московський непотріб”, - зазначив Данілов.</text:p>
      <text:p text:style-name="P4">
<text:span text:style-name="T4">
Читайте також:</text:span>
 <text:a xlink:type="simple" xlink:href="https://www.ukrinform.ua/rubric-polytics/3716409-danilov-kadirovu-varto-mstitisa-moskvi-j-osobisto-putinu-a-ne-ukraini.html" text:style-name="Internet_20_link" text:visited-style-name="Visited_20_Internet_20_Link">
 <text:span text:style-name="T4">
Данілов</text:span>
 : Кадирову варто мститися Москві й особистоПутіну, а не Україні </text:a>
</text:p>
      <text:p text:style-name="P4">
Як повідомлялося, раніше українські ЗМІ повідомили, що народний депутат МаксимБужанський від “Слуги народу” відмовився переходити на українську мову в ефіріукраїнського телебачення.</text:p>
      <text:p text:style-name="P4">
Source: <text:a xlink:type="simple" xlink:href="https://www.ukrinform.ua/rubric-polytics/3717456-danilov-prokomentuvav-vistup-rosijskou-deputata-buzanskogo-na-tb.html" text:style-name="Internet_20_link" text:visited-style-name="Visited_20_Internet_20_Link">
https://www.ukrinform.ua/rubric-polytics/3717456-danilov-prokomentuvav-vistup-rosijskou-deputata-buzanskogo-na-tb.html</text:a>
</text:p>
      <!--NEWS-->
      <text:h text:style-name="P10" text:outline-level="1">
<text:span text:style-name="T4">
До європейських клінік доправили на лікування ще 17 постраждалих українців</text:span>
</text:h>
      <text:p text:style-name="P4">
Authors: Ukrinform (Person)</text:p>
      <text:p text:style-name="P4">
Publisher: Укринформ (Organization)</text:p>
      <text:p text:style-name="P4">
Published Time: 2023-06-02T14:06:42+03:00</text:p>
      <text:p text:style-name="P4">
Modified Time: 2023-06-02T14:06:42+03:00</text:p>
      <text:p text:style-name="P4">
Description: На спеціалізоване лікування до європейських клінік доправлено ще 17 пацієнтів з мінно-вибуховими пораненнями та онкопацієнтів. — Укрінформ.</text:p>
      <text:p text:style-name="P4">
Images: ['<text:a xlink:type="simple" xlink:href="https://static.ukrinform.com/photos/2023_06/thumb_files/630_360_1685703938-873.jpeg" text:style-name="Internet_20_link" text:visited-style-name="Visited_20_Internet_20_Link">
630_360_16857...</text:a>
']</text:p>
      <text:p text:style-name="P4">
Tags: ['МОЗ', 'Обстріл', 'Лікування за кордоном']</text:p>
      <text:p text:style-name="P4">
Type: Article</text:p>
      <!--METADATA-->
      <text:p text:style-name="P4">
<draw:frame draw:style-name="fr1" draw:name="Image87" text:anchor-type="as-char" svg:width="6.9236in" svg:height="3.946589in" draw:z-index="0">
<draw:image xlink:href="../Images/yкринформ/2023-06-02T14-06-42-03-00/630_360_1685703938-873.jpeg" xlink:type="simple" xlink:show="embed" xlink:actuate="onLoad" draw:mime-type="image/jpeg"/>
</draw:frame>
 Наспеціалізоване лікування до європейських клінік доправлено ще 17 пацієнтів змінно-вибуховими пораненнями та онкопацієнтів.</text:p>
      <text:p text:style-name="P4">
Про це повідомляє <text:a xlink:type="simple" xlink:href="https://moz.gov.ua/article/news/sche-17-postrazhdalih-ukrainciv-dopravleno-na-specializovane-likuvannja-do-evropejskih-klinik" text:style-name="Internet_20_link" text:visited-style-name="Visited_20_Internet_20_Link">
 Міністерство охорони здоров'я</text:a>
 , передає Укрінформ.</text:p>
      <text:p text:style-name="P4">
"Цього тижня вдалося евакуювати 17 цивільних та військових з Харківщини,Київщини, Одещини, Дніпропетровщини, Миколаївщини та Полтавщини. Це пацієнти змінно-вибуховими пораненнями та онкопацієнти. Їх прийняли на лікуваннямедзаклади Данії, Німеччини та Нідерландів", - йдеться у повідомленні.</text:p>
      <text:p text:style-name="P4">
</text:p>
      <text:p text:style-name="P4">
У МОЗ наголосили, що такі доправлення тривають вже понад рік та здійснюютьсяпрактично щодня, оскільки постійні бойові дії, <text:a xlink:type="simple" xlink:href="https://www.ukrinform.ua/tag-obstril" text:style-name="Internet_20_link" text:visited-style-name="Visited_20_Internet_20_Link">
 обстріли</text:a>
 та пошкодження інфраструктури суттєвоускладнюють надання медичної допомоги на сході та прифронтових територіях.</text:p>
      <text:p text:style-name="P4">
Зазначається, що евакуюють як дорослих, так і дітей, які потребуютьспеціалізованої та невідкладної медичної допомоги. За потреби пацієнтівсупроводжують родичі або близькі, враховуючи необхідність у сторонній допомозіта підтримці через важкий стан, а також у подальшому післяопераційномудогляді.</text:p>
      <text:p text:style-name="P4">
У міністерстві нагадали, що для постраждалих українців, які потребуютьмедичної допомоги, зараз є кілька маршрутів:</text:p>
      <text:p text:style-name="P4">
– через обласний департамент охорони здоров’я, який має визначену особу,відповідальну за направлення на лікування за кордоном на період дії воєнногостану. Також можна звернутися в обласну лікарню до лікаря відповідноїспеціальності на консультацію та запитати під час неї про можливість лікуванняза кордоном;</text:p>
      <text:p text:style-name="P4">
– шляхом подання особистої заявки через сайт МОЗ. Самостійно подати попереднюзаявку на Програму медичної евакуації важкохворі українці або ж ті, хтоотримав травми внаслідок війни, можуть у розділі <text:a xlink:type="simple" xlink:href="https://moz.gov.ua/opituvannja" text:style-name="Internet_20_link" text:visited-style-name="Visited_20_Internet_20_Link">
 «Громадянам»</text:a>
 .</text:p>
      <text:p text:style-name="P4">
Також евакуація за кордон поранених військовослужбовців здійснюється черезкомандування Медичних сил України.</text:p>
      <text:p text:style-name="P4">
<text:span text:style-name="T4">
Читайте також:</text:span>
 <text:a xlink:type="simple" xlink:href="https://www.ukrinform.ua/rubric-society/3716597-ukrainskih-bijciv-vidpravlatimut-za-sprosenou-procedurou-na-likuvanna-za-kordon.html" text:style-name="Internet_20_link" text:visited-style-name="Visited_20_Internet_20_Link">
 Українських бійців відправлятимуть за спрощеноюпроцедурою на <text:span text:style-name="T4">
лікуванн</text:span>
 я за кордон </text:a>
</text:p>
      <text:p text:style-name="P4">
Як повідомлялося, від початку війни Міністерство охорони здоровʼя Україниразом із міжнародними партнерами вже евакуювали понад 3700 українців.</text:p>
      <text:p text:style-name="P4">
Source: <text:a xlink:type="simple" xlink:href="https://www.ukrinform.ua/rubric-society/3717457-do-evropejskih-klinik-dopravili-na-likuvanna-se-17-postrazdalih-ukrainciv.html" text:style-name="Internet_20_link" text:visited-style-name="Visited_20_Internet_20_Link">
https://www.ukrinform.ua/rubric-society/3717457-do-evropejskih-klinik-dopravili-na-likuvanna-se-17-postrazdalih-ukrainciv.html</text:a>
</text:p>
      <!--NEWS-->
      <text:h text:style-name="P10" text:outline-level="1">
<text:span text:style-name="T4">
Блінкен назвав «повним стратегічним провалом» агресивну війну Росії проти України</text:span>
</text:h>
      <text:p text:style-name="P4">
Authors: Ukrinform (Person)</text:p>
      <text:p text:style-name="P4">
Publisher: Укринформ (Organization)</text:p>
      <text:p text:style-name="P4">
Published Time: 2023-06-02T14:08:00+03:00</text:p>
      <text:p text:style-name="P4">
Modified Time: 2023-06-02T14:08:00+03:00</text:p>
      <text:p text:style-name="P4">
Description: Держсекретар США Ентоні Блінкен, перебуваючи з візитом у фінській столиці Гельсінкі, назвав агресивну війну Росії проти України «повним стратегічним провалом». — Укрінформ.</text:p>
      <text:p text:style-name="P4">
Images: ['<text:a xlink:type="simple" xlink:href="https://static.ukrinform.com/photos/2022_10/thumb_files/630_360_1666808912-523.jpg" text:style-name="Internet_20_link" text:visited-style-name="Visited_20_Internet_20_Link">
630_360_16668...</text:a>
']</text:p>
      <text:p text:style-name="P4">
Tags: ['Блінкен', 'Війна з Росією']</text:p>
      <text:p text:style-name="P4">
Type: Article</text:p>
      <!--METADATA-->
      <text:p text:style-name="P4">
<draw:frame draw:style-name="fr1" draw:name="Image89" text:anchor-type="as-char" svg:width="6.9236in" svg:height="3.956343in" draw:z-index="0">
<draw:image xlink:href="../Images/yкринформ/2023-06-02T14-08-00-03-00/630_360_1666808912-523.jpg" xlink:type="simple" xlink:show="embed" xlink:actuate="onLoad" draw:mime-type="image/jpeg"/>
</draw:frame>
Держсекретар США Ентоні Блінкен, перебуваючи з візитом у фінській столиціГельсінкі, назвав агресивну війну Росії проти України «повним стратегічнимпровалом».</text:p>
      <text:p text:style-name="P4">
Як передає Укрінформ, про це повідомляє <text:a xlink:type="simple" xlink:href="https://yle.fi/a/74-20034865" text:style-name="Internet_20_link" text:visited-style-name="Visited_20_Internet_20_Link">
 Yle. </text:a>
</text:p>
      <text:p text:style-name="P4">
Також голова американської дипломатії у своїй промові заявив, що Росіязруйнувала свій авторитет на довгі роки.</text:p>
      <text:p text:style-name="P4">
Крім цього, Блінкен зазначив, що членство Фінляндії в НАТО стало значноюзміною і початком нової ери.</text:p>
      <text:p text:style-name="P4">
«Фіни розуміють, що загрози суверенітету та незалежності України стосуються іїх», – сказав він.</text:p>
      <text:p text:style-name="P4">
Вранці <text:a xlink:type="simple" xlink:href="https://www.ukrinform.ua/tag-blinken" text:style-name="Internet_20_link" text:visited-style-name="Visited_20_Internet_20_Link">
 Блінкен </text:a>
 та глава МЗСФінляндії Пекка Хаавісто підписали декларацію про співпрацю у галузітехнологій 6G.</text:p>
      <text:p text:style-name="P4">
<text:span text:style-name="T4">
Читайте також:</text:span>
 <text:a xlink:type="simple" xlink:href="https://www.ukrinform.ua/rubric-polytics/3712794-ssa-rozgladatimut-usi-sposobi-pritagnenna-rosii-do-vidpovidalnosti-derzdep.html" text:style-name="Internet_20_link" text:visited-style-name="Visited_20_Internet_20_Link">
 США розглядатимуть усі способи притягнення Росії довідповідальності - Держдеп </text:a>
</text:p>
      <text:p text:style-name="P4">
За словами Блінкена, угода надає можливість обмінятися передовим досвідом міжурядами та створює можливості для приватно-державного партнерства, а такожспівпраці між приватними секторами країн.</text:p>
      <text:p text:style-name="P4">
Як повідомляв Укрінформ, 1 червня в столиці Норвегії Осло під час неформальноїзустрічі міністрів закордонних справ країн-союзниць держсекретар США ЕнтоніБлінкен заявив, що <text:a xlink:type="simple" xlink:href="https://www.ukrinform.ua/rubric-factcheck/3717098-ukraina-moze-rozrahovuvati-na-samiti-nato-na-potuznij-paket-dopomogi-blinken.html" text:style-name="Internet_20_link" text:visited-style-name="Visited_20_Internet_20_Link">
 Україна може розраховувати на потужний пакет політичноїта практичної допомоги на саміті НАТО </text:a>
 в липні поточного року у Вільнюсі.</text:p>
      <text:p text:style-name="P4">
<text:span text:style-name="T5">
Фото: Bloomberg</text:span>
</text:p>
      <text:p text:style-name="P4">
Source: <text:a xlink:type="simple" xlink:href="https://www.ukrinform.ua/rubric-ato/3717458-blinken-nazvav-povnim-strategicnim-provalom-agresivnu-vijnu-rosii-proti-ukraini.html" text:style-name="Internet_20_link" text:visited-style-name="Visited_20_Internet_20_Link">
https://www.ukrinform.ua/rubric-ato/3717458-blinken-nazvav-povnim-strategicnim-provalom-agresivnu-vijnu-rosii-proti-ukraini.html</text:a>
</text:p>
      <!--NEWS-->
      <text:h text:style-name="P10" text:outline-level="1">
<text:span text:style-name="T4">
Нобелівська лауреатка Матвійчук передасть Папі Римському листи від родичів полонених</text:span>
</text:h>
      <text:p text:style-name="P4">
Authors: Ukrinform (Person)</text:p>
      <text:p text:style-name="P4">
Publisher: Укринформ (Organization)</text:p>
      <text:p text:style-name="P4">
Published Time: 2023-06-02T14:11:00+03:00</text:p>
      <text:p text:style-name="P4">
Modified Time: 2023-06-02T14:11:00+03:00</text:p>
      <text:p text:style-name="P4">
Description: Лауреатка Нобелівської премії миру Олександра Матвійчук передасть Папі Римському стислі повідомлення від родичів військовополонених та незаконно ув’язнених цивільних із Криму та інших регіонів України. — Укрінформ.</text:p>
      <text:p text:style-name="P4">
Images: ['<text:a xlink:type="simple" xlink:href="https://static.ukrinform.com/photos/2018_12/thumb_files/630_360_1545752457-943.jpg" text:style-name="Internet_20_link" text:visited-style-name="Visited_20_Internet_20_Link">
630_360_15457...</text:a>
']</text:p>
      <text:p text:style-name="P4">
Tags: ['Папа Франциск', 'Петиція', 'Війна', 'Полонені']</text:p>
      <text:p text:style-name="P4">
Type: Article</text:p>
      <!--METADATA-->
      <text:p text:style-name="P4">
<draw:frame draw:style-name="fr1" draw:name="Image90" text:anchor-type="as-char" svg:width="6.9236in" svg:height="3.956343in" draw:z-index="0">
<draw:image xlink:href="../Images/yкринформ/2023-06-02T14-11-00-03-00/630_360_1545752457-943.jpg" xlink:type="simple" xlink:show="embed" xlink:actuate="onLoad" draw:mime-type="image/jpeg"/>
</draw:frame>
 ЛауреаткаНобелівської премії миру Олександра Матвійчук передасть Папі Римському стисліповідомлення від родичів військовополонених та незаконно ув’язнених цивільнихіз Криму та інших регіонів України.</text:p>
      <text:p text:style-name="P4">
Як передає Укрінформ, про це українська правозахисниця, голова Центругромадянських свобод і нобелівська лауреатка повідомила у <text:a xlink:type="simple" xlink:href="https://www.facebook.com/olexandra.matviychuk/posts/pfbid0n1B4EjSGqBUmihpjr24k3HbZaoVr2upnvpWxt7e8zCGinNfagkZbxH9JZBbUzRKUl" text:style-name="Internet_20_link" text:visited-style-name="Visited_20_Internet_20_Link">
 Фейсбуці</text:a>
.</text:p>
      <text:p text:style-name="P4">
«За кілька днів матиму зустріч із Папою Римським у Ватикані. Їду туди назапрошення папського престолу. Раніше ми передавали йому в руки при різнихнагодах листи із проханням сприяти звільненню наших полонених. Ми оформляли їхяк офіційні звернення, колективні петиції за підписами рідних, відкритілисти», - зазначила Матвійчук.</text:p>
      <text:p text:style-name="P4">
<text:span text:style-name="T4">
Читайте також:</text:span>
 <text:a xlink:type="simple" xlink:href="https://www.ukrinform.ua/rubric-polytics/3714640-papa-rimskij-nazvav-povernenna-okupovanih-rosieu-ukrainskih-teritorij-politicnim-pitannam.html" text:style-name="Internet_20_link" text:visited-style-name="Visited_20_Internet_20_Link">
 <text:span text:style-name="T4">
Папа</text:span>
 <text:span text:style-name="T4">
Римськ</text:span>
 ий назвав повернення окупованихРосією українських територій «політичним питанням»</text:a>
</text:p>
      <text:p text:style-name="P4">
За її словами, <text:a xlink:type="simple" xlink:href="https://www.ukrinform.ua/tag-vatikan" text:style-name="Internet_20_link" text:visited-style-name="Visited_20_Internet_20_Link">
 Ватикан </text:a>
 направивмиротворчу місію в Україну та Росію, «тож пріоритетним завданням цієї місіїмає бути повернення усіх українських військовополонених та незаконноув’язнених цивільних».</text:p>
      <text:p text:style-name="P4">
Матвійчук наголосила, що до цього часу слід вимагати від Росії дотримання усіхнорм Женевських конвенцій, «щоби їх не катували, надавали медичну допомогу,забезпечували належні умови утримання тощо. Усе це зараз відповідно досвідчень звільнених з російського полону людей звучить як космос».</text:p>
      <text:p text:style-name="P4">
«Хочу передати Папі Римському стислі повідомлення від ріднихвійськовополонених та незаконно ув’язнених цивільних людей із Криму та іншихрегіонів України. Тому хто із рідних хоче долучитися та йому написати, прошузаповнити цю гугл-форму. Усе перекладемо на його рідну іспанську та передамо», - зазначила Матвійчук.</text:p>
      <text:p text:style-name="P4">
<text:span text:style-name="T4">
Читайте також:</text:span>
 <text:a xlink:type="simple" xlink:href="https://www.ukrinform.ua/rubric-society/3713544-papa-francisk-zaklikav-ne-zabuvati-pro-ukrainciv.html" text:style-name="Internet_20_link" text:visited-style-name="Visited_20_Internet_20_Link">
 Папа Франциск закликав не забувати про українців</text:a>
</text:p>
      <text:p text:style-name="P4">
Вона надала лінк для заповнення <text:a xlink:type="simple" xlink:href="https://docs.google.com/forms/d/e/1FAIpQLSfRB8ep5_qGQsVxqdjbHVSqjBBExmntf87MLOMUa-QldMHq0g/viewform" text:style-name="Internet_20_link" text:visited-style-name="Visited_20_Internet_20_Link">
 гугл-форми</text:a>
 .</text:p>
      <text:p text:style-name="P4">
«На всяк випадок, аби хто не подумав, ми не формуємо списки для звільнення. Цісписки в компетенції державних органів, так само як і ведення офіційнихперемовин із Росією. Ми хочемо олюднити для Папи Римського ці цифри та сухібіографічні дані», - зауважила Матвійчук.</text:p>
      <text:p text:style-name="P4">
Як повідомляв Укрінформ, у квітні Матвійчук в ОБСЄ <text:a xlink:type="simple" xlink:href="https://www.ukrinform.ua/rubric-polytics/3700048-rosia-vikoristovue-voenni-zlocini-ak-metod-vedenna-vijni-matvijcuk-v-obse.html" text:style-name="Internet_20_link" text:visited-style-name="Visited_20_Internet_20_Link">
 наголосила</text:a>
 , що Росія використовуєвоєнні злочини як метод ведення війни.</text:p>
      <text:p text:style-name="P4">
Source: <text:a xlink:type="simple" xlink:href="https://www.ukrinform.ua/rubric-society/3717460-nobelivska-laureatka-matvijcuk-peredast-papi-rimskomu-listi-vid-rodiciv-polonenih.html" text:style-name="Internet_20_link" text:visited-style-name="Visited_20_Internet_20_Link">
https://www.ukrinform.ua/rubric-society/3717460-nobelivska-laureatka-matvijcuk-peredast-papi-rimskomu-listi-vid-rodiciv-polonenih.html</text:a>
</text:p>
      <!--NEWS-->
      <text:h text:style-name="P10" text:outline-level="1">
<text:span text:style-name="T4">
Росіяни другий день поспіль скидають авіабомби на Херсонщину, є руйнування</text:span>
</text:h>
      <text:p text:style-name="P4">
Authors: Ukrinform (Person)</text:p>
      <text:p text:style-name="P4">
Publisher: Укринформ (Organization)</text:p>
      <text:p text:style-name="P4">
Published Time: 2023-06-02T14:12:46+03:00</text:p>
      <text:p text:style-name="P4">
Modified Time: 2023-06-02T14:12:46+03:00</text:p>
      <text:p text:style-name="P4">
Description: В Одрадокамʼянці Тягинської громади у Херсонській області внаслідок влучання авіабомби постраждали приміщення пошти, сільський клуб, амбулаторія і памʼятник. — Укрінформ.</text:p>
      <text:p text:style-name="P4">
Images: ['<text:a xlink:type="simple" xlink:href="https://static.ukrinform.com/photos/2023_06/thumb_files/630_360_1685630517-338.png" text:style-name="Internet_20_link" text:visited-style-name="Visited_20_Internet_20_Link">
630_360_16856...</text:a>
']</text:p>
      <text:p text:style-name="P4">
Tags: ['Херсонщина', 'Обстріл', 'Бомба']</text:p>
      <text:p text:style-name="P4">
Type: Article</text:p>
      <!--METADATA-->
      <text:p text:style-name="P4">
<draw:frame draw:style-name="fr1" draw:name="Image91" text:anchor-type="as-char" svg:width="6.9236in" svg:height="3.956343in" draw:z-index="0">
<draw:image xlink:href="../Images/yкринформ/2023-06-02T14-12-46-03-00/630_360_1685630517-338.png" xlink:type="simple" xlink:show="embed" xlink:actuate="onLoad" draw:mime-type="image/png"/>
</draw:frame>
 ВОдрадокамʼянці Тягинської громади у Херсонській області внаслідок влучанняавіабомби постраждали приміщення пошти, сільський клуб, амбулаторія іпамʼятник.</text:p>
      <text:p text:style-name="P4">
Про це у <text:a xlink:type="simple" xlink:href="https://t.me/khersonskaODA/6351" text:style-name="Internet_20_link" text:visited-style-name="Visited_20_Internet_20_Link">
 Телеграмі </text:a>
 повідомляє ХерсонськаОВА, передає Укрінформ.</text:p>
      <text:p text:style-name="P4">
"Ворожа авіація знову атакувала Одрадокамʼянку Тягинської громади. Черезвлучання авіабомби в мирному населеному пункті пошкоджено приміщення пошти,сільського клубу, амбулаторії, адмінбудівлю, а також памʼятник", - йдеться уповідомленні.</text:p>
      <text:p text:style-name="P4">
<text:span text:style-name="T4">
Читайте також:</text:span>
 <text:a xlink:type="simple" xlink:href="https://www.ukrinform.ua/rubric-regions/3717131-rosijski-aviabombi-zrujnuvali-muzicnu-skolu-na-hersonsini.html" text:style-name="Internet_20_link" text:visited-style-name="Visited_20_Internet_20_Link">
 Російські авіабомби зруйнували музичну школу на<text:span text:style-name="T4">
Херсонщин</text:span>
 і </text:a>
</text:p>
      <text:p text:style-name="P4">
Зазначається, що цивільне населення унаслідок <text:a xlink:type="simple" xlink:href="https://www.ukrinform.ua/tag-obstril" text:style-name="Internet_20_link" text:visited-style-name="Visited_20_Internet_20_Link">
 обстрілу</text:a>
 не постраждало.</text:p>
      <text:p text:style-name="P4">
Як повідомлялося, за минулу добу, 1 червня, російські окупанти 81 разобстріляли населені пункти Херсонщини.</text:p>
      <text:p text:style-name="P4">
<text:span text:style-name="T5">
Фото ілюстративне</text:span>
</text:p>
      <text:p text:style-name="P4">
Source: <text:a xlink:type="simple" xlink:href="https://www.ukrinform.ua/rubric-regions/3717464-rosiani-drugij-den-pospil-skidaut-aviabombi-na-hersonsinu-e-rujnuvanna.html" text:style-name="Internet_20_link" text:visited-style-name="Visited_20_Internet_20_Link">
https://www.ukrinform.ua/rubric-regions/3717464-rosiani-drugij-den-pospil-skidaut-aviabombi-na-hersonsinu-e-rujnuvanna.html</text:a>
</text:p>
      <!--NEWS-->
      <text:h text:style-name="P10" text:outline-level="1">
<text:span text:style-name="T4">
Чоловіча збірна України з баскетболу 3х3 провела контрольні ігри з Естонією</text:span>
</text:h>
      <text:p text:style-name="P4">
Authors: Ukrinform (Person)</text:p>
      <text:p text:style-name="P4">
Publisher: Укринформ (Organization)</text:p>
      <text:p text:style-name="P4">
Published Time: 2023-06-02T14:15:00+03:00</text:p>
      <text:p text:style-name="P4">
Modified Time: 2023-06-02T14:15:00+03:00</text:p>
      <text:p text:style-name="P4">
Description: Чоловіча збірна України з баскетболу 3х3 продовжує підготовку до кваліфікації чемпіонату Європи.  — Укрінформ.</text:p>
      <text:p text:style-name="P4">
Images: ['<text:a xlink:type="simple" xlink:href="https://static.ukrinform.com/photos/2023_06/thumb_files/630_360_1685704201-154.jpg" text:style-name="Internet_20_link" text:visited-style-name="Visited_20_Internet_20_Link">
630_360_16857...</text:a>
']</text:p>
      <text:p text:style-name="P4">
Tags: ['Баскетбол', 'Естонія', 'Європа', 'Збірна України']</text:p>
      <text:p text:style-name="P4">
Type: Article</text:p>
      <!--METADATA-->
      <text:p text:style-name="P4">
<draw:frame draw:style-name="fr1" draw:name="Image92" text:anchor-type="as-char" svg:width="6.9236in" svg:height="3.956343in" draw:z-index="0">
<draw:image xlink:href="../Images/yкринформ/2023-06-02T14-15-00-03-00/630_360_1685704201-154.jpg" xlink:type="simple" xlink:show="embed" xlink:actuate="onLoad" draw:mime-type="image/jpeg"/>
</draw:frame>
 Чоловічазбірна України з баскетболу 3х3 продовжує підготовку до кваліфікаціїчемпіонату Європи.</text:p>
      <text:p text:style-name="P4">
Нині команда <text:a xlink:type="simple" xlink:href="https://fbu.ua/news/cholovcha-zbrna-ukrani-3h3-provela-kontroln-gri-z-zbrnoyu-eston" text:style-name="Internet_20_link" text:visited-style-name="Visited_20_Internet_20_Link">
 перебуває </text:a>
 на зборі в Естонії, депровела шість контрольних матчів зі збірною цієї країни, яка також готуєтьсядо відбору на Євро, передає Укрінформ.</text:p>
      <text:p text:style-name="P4">
Збірні зіграли по три матчі протягом двох днів. У всіх поєдинках перемолглиукраїнці - 19:16, 18:11, 22:12, 21:14, 17:12 та 21:13.</text:p>
      <text:p text:style-name="P4">
Етап відбору на чемпіонат Європи проходитиме у румунському місті Констанца10-11 червня. Три кращі команди вийдуть до фінальної частини ЧЄ.</text:p>
      <text:p text:style-name="P4">
<text:span text:style-name="T4">
Читайте також:</text:span>
 <text:a xlink:type="simple" xlink:href="https://www.ukrinform.ua/rubric-sports/3716877-262-sportsmeni-predstavlatimut-ukrainu-na-iii-evropejskih-igrah.html" text:style-name="Internet_20_link" text:visited-style-name="Visited_20_Internet_20_Link">
 262 спортсмени представлятимуть Україну на IIIЄвропейських іграх </text:a>
</text:p>
      <text:p text:style-name="P4">
Суперники збірної України у груповому раунді - команди Німеччини та Італії.</text:p>
      <text:p text:style-name="P4">
Фото: fbu.ua.</text:p>
      <text:p text:style-name="P4">
Source: <text:a xlink:type="simple" xlink:href="https://www.ukrinform.ua/rubric-sports/3717466-colovica-zbirna-ukraini-z-basketbolu-3h3-provela-kontrolni-igri-z-estonieu.html" text:style-name="Internet_20_link" text:visited-style-name="Visited_20_Internet_20_Link">
https://www.ukrinform.ua/rubric-sports/3717466-colovica-zbirna-ukraini-z-basketbolu-3h3-provela-kontrolni-igri-z-estonieu.html</text:a>
</text:p>
      <!--NEWS-->
      <text:h text:style-name="P10" text:outline-level="1">
<text:span text:style-name="T4">
Зеленський доручив провести повну ревізію усіх захисних споруд України</text:span>
</text:h>
      <text:p text:style-name="P4">
Authors: Ukrinform (Person)</text:p>
      <text:p text:style-name="P4">
Publisher: Укринформ (Organization)</text:p>
      <text:p text:style-name="P4">
Published Time: 2023-06-02T14:19:47+03:00</text:p>
      <text:p text:style-name="P4">
Modified Time: 2023-06-02T14:19:47+03:00</text:p>
      <text:p text:style-name="P4">
Description: Президент України Володимир Зеленський доручив міністру з питань стратегічних галузей промисловості Олександру Камишіну провести повну ревізію всіх захисних споруд Києва, а міністру внутрішніх справ Ігорю Клименку - усіх споруд України.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Зеленський', 'Укриття', 'Війна з Росією']</text:p>
      <text:p text:style-name="P4">
Type: Article</text:p>
      <!--METADATA-->
      <text:p text:style-name="P4">
<draw:frame draw:style-name="fr1" draw:name="Image93" text:anchor-type="as-char" svg:width="6.9236in" svg:height="3.956343in" draw:z-index="0">
<draw:image xlink:href="../Images/yкринформ/2023-06-02T14-19-47-03-00/630_360_1682451261-591.jpeg" xlink:type="simple" xlink:show="embed" xlink:actuate="onLoad" draw:mime-type="image/jpeg"/>
</draw:frame>
 ПрезидентУкраїни Володимир Зеленський доручив міністру з питань стратегічних галузейпромисловості Олександру Камишіну провести повну ревізію всіх захисних спорудКиєва, а міністру внутрішніх справ Ігорю Клименку - усіх споруд України.</text:p>
      <text:p text:style-name="P4">
Як передає Укрінформ, про це глава держави розповів у <text:a xlink:type="simple" xlink:href="https://t.me/V_Zelenskiy_official/6453" text:style-name="Internet_20_link" text:visited-style-name="Visited_20_Internet_20_Link">
 Телеграм</text:a>
 за підсумками проведеного засіданняСтавки Верховного головнокомандувача.</text:p>
      <text:p text:style-name="P4">
"Ставка. Жорстка реакція учасників засідання на загибель людей біля зачиненогобомбосховища. Доручив члену Cтавки, міністру Камишіну, провести повну ревізіювсіх захисних споруд <text:a xlink:type="simple" xlink:href="https://www.ukrinform.ua/tag-kiiv" text:style-name="Internet_20_link" text:visited-style-name="Visited_20_Internet_20_Link">
 Києва </text:a>
 . Звіт – задесять днів. Іншому члену Ставки, міністру Клименку, – те саме по Україні", -написав Президент.</text:p>
      <text:p text:style-name="P4">
Під час засідання також комплексно обговорили стан нашої ППО, її потреби длявідбиття загроз із землі, з моря, з повітря, шляхи вдосконалення з урахуваннямнаявних ресурсів, надходжень від партнерів та власного виробництва.</text:p>
      <text:p text:style-name="P4">
<text:span text:style-name="T4">
Читайте також:</text:span>
 <text:a xlink:type="simple" xlink:href="https://www.ukrinform.ua/rubric-kyiv/3717403-komisia-kiivradi-uhvalila-risenna-pro-cilodobovij-dostup-do-ukrittiv.html" text:style-name="Internet_20_link" text:visited-style-name="Visited_20_Internet_20_Link">
 Комісія Київради ухвалила рішення про цілодобовий доступдо <text:span text:style-name="T4">
укритт</text:span>
 ів </text:a>
</text:p>
      <text:p text:style-name="P4">
Крім цього, за словами Зеленського, традиційно в ході засідання йшлося проситуацію на фронті та було заслухано доповідь розвідки щодо країн, якідопомагають РФ не просто обходити санкції, а й нарощувати виробництво ракет тадронів в умовах війни. "Готуємо відповідні рішення", - зазначив Президент.</text:p>
      <text:p text:style-name="P4">
Як повідомляв Укрінформ, унаслідок нічної атаки російської армії на Київ <text:a xlink:type="simple" xlink:href="https://www.ukrinform.ua/rubric-kyiv/3716785-u-kvma-utocnili-vnaslidok-nicnoi-ataki-zaginula-ditina-dvoe-travmovani.html" text:style-name="Internet_20_link" text:visited-style-name="Visited_20_Internet_20_Link">
загинули </text:a>
 троє людей, середних дитина 9 років. Мешканець Деснянського району, чия дружина загинула підчас атаки росіян, розповів, що люди прибігли вночі до укриття, але їм не ніхтоне відкрив.</text:p>
      <text:p text:style-name="P4">
Київський міський голова Віталій Кличко <text:a xlink:type="simple" xlink:href="https://www.ukrinform.ua/rubric-kyiv/3716802-zagibel-ludej-u-desnanskomu-rajoni-stolicna-vlada-zasue-comu-ne-bulo-dostupu-do-ukritta.html" text:style-name="Internet_20_link" text:visited-style-name="Visited_20_Internet_20_Link">
 заявив</text:a>
 , що фахівцідепартаменту муніципальної безпеки з’ясовуватимуть, чому не було доступу доукриття в поліклініці Деснянського району, на яку впали уламки збитої ракети.</text:p>
      <text:p text:style-name="P4">
Source: <text:a xlink:type="simple" xlink:href="https://www.ukrinform.ua/rubric-ato/3717468-zelenskij-doruciv-provesti-povnu-reviziu-usih-zahisnih-sporud-ukraini.html" text:style-name="Internet_20_link" text:visited-style-name="Visited_20_Internet_20_Link">
https://www.ukrinform.ua/rubric-ato/3717468-zelenskij-doruciv-provesti-povnu-reviziu-usih-zahisnih-sporud-ukraini.html</text:a>
</text:p>
      <!--NEWS-->
      <text:h text:style-name="P10" text:outline-level="1">
<text:span text:style-name="T4">
Зеленський зустрівся у Києві з Президентом Естонії</text:span>
</text:h>
      <text:p text:style-name="P4">
Authors: Ukrinform (Person)</text:p>
      <text:p text:style-name="P4">
Publisher: Укринформ (Organization)</text:p>
      <text:p text:style-name="P4">
Published Time: 2023-06-02T14:25:00+03:00</text:p>
      <text:p text:style-name="P4">
Modified Time: 2023-06-02T14:25:00+03:00</text:p>
      <text:p text:style-name="P4">
Description: Президент України Володимир Зеленський зустрівся у Києві з Президентом Естонії Аларом Карісом. — Укрінформ.</text:p>
      <text:p text:style-name="P4">
Images: ['<text:a xlink:type="simple" xlink:href="https://static.ukrinform.com/photos/2023_06/thumb_files/630_360_1685705243-843.png" text:style-name="Internet_20_link" text:visited-style-name="Visited_20_Internet_20_Link">
630_360_16857...</text:a>
']</text:p>
      <text:p text:style-name="P4">
Tags: ['Естонія', 'Зеленський']</text:p>
      <text:p text:style-name="P4">
Type: Article</text:p>
      <!--METADATA-->
      <text:p text:style-name="P4">
<draw:frame draw:style-name="fr1" draw:name="Image94" text:anchor-type="as-char" svg:width="6.9236in" svg:height="3.956343in" draw:z-index="0">
<draw:image xlink:href="../Images/yкринформ/2023-06-02T14-25-00-03-00/630_360_1685705243-843.png" xlink:type="simple" xlink:show="embed" xlink:actuate="onLoad" draw:mime-type="image/png"/>
</draw:frame>
 ПрезидентУкраїни Володимир Зеленський зустрівся у Києві з Президентом Естонії АларомКарісом.</text:p>
      <text:p text:style-name="P4">
Про це глава Української держави повідомив у <text:a xlink:type="simple" xlink:href="https://www.facebook.com/zelenskiy.official/videos/968273620980575/" text:style-name="Internet_20_link" text:visited-style-name="Visited_20_Internet_20_Link">
 Фейсбуці</text:a>
 ,передає Укрінформ.</text:p>
      <text:p text:style-name="P4">
"Вітаю в Києві Президента Естонії Алара Каріса. Естонія серед тих, чиядопомога нашій обороні – найшвидша і найбільша, якщо подивитися наспіввідношення обсягу допомоги та ВВП країни. Дякуємо за всю підтримку!" -написав <text:a xlink:type="simple" xlink:href="https://www.ukrinform.ua/tag-zelenskij" text:style-name="Internet_20_link" text:visited-style-name="Visited_20_Internet_20_Link">
 Зеленський. </text:a>
</text:p>
      <text:p text:style-name="P4">
<text:span text:style-name="T5">
Відео: Володимир Зеленський</text:span>
</text:p>
      <text:p text:style-name="P4">
<text:span text:style-name="T4">
Читайте також:</text:span>
 <text:a xlink:type="simple" xlink:href="https://www.ukrinform.ua/rubric-world/3715334-glava-mzs-finlandii-ne-viklucae-rozpad-obse-cerez-poziciu-rosii-j-bilorusi-sodo-golovuvanna-estonii.html" text:style-name="Internet_20_link" text:visited-style-name="Visited_20_Internet_20_Link">
 Глава МЗС Фінляндії не виключає розпад ОБСЄ через позиціюРосії й Білорусі щодо головування Естонії </text:a>
</text:p>
      <text:p text:style-name="P4">
Як повідомлялося, міністр оборони Естонії Ханно Певкур заявив, що військовадопомога, яку Естонія надала Україні з початку повномасштабного вторгненняросії, становить близько 400 мільйонів євро, що перевищує одну третину річногооборонного бюджету країни.</text:p>
      <text:p text:style-name="P4">
Source: <text:a xlink:type="simple" xlink:href="https://www.ukrinform.ua/rubric-polytics/3717471-zelenskij-zustrivsa-u-kievi-z-prezidentom-estonii.html" text:style-name="Internet_20_link" text:visited-style-name="Visited_20_Internet_20_Link">
https://www.ukrinform.ua/rubric-polytics/3717471-zelenskij-zustrivsa-u-kievi-z-prezidentom-estonii.html</text:a>
</text:p>
      <!--NEWS-->
      <text:h text:style-name="P10" text:outline-level="1">
<text:span text:style-name="T4">
A vehicle with collaborators was blown up in Mykhailivka of Zaporizhzhia region</text:span>
</text:h>
      <text:p text:style-name="P4">
Authors: liveuamap (Language: en)</text:p>
      <text:p text:style-name="P4">
Time: 2023-06-02T14:25:26</text:p>
      <text:p text:style-name="P4">
Location: Mykhailivka (Latitude:47.26275 Longtitude:35.24494)</text:p>
      <text:p text:style-name="P4">
Videos: []</text:p>
      <text:p text:style-name="P4">
Images: ["<text:a xlink:type="simple" xlink:href="https://liveuamap.com/pics/2023/06/02/22567236_0.jpg" text:style-name="Internet_20_link" text:visited-style-name="Visited_20_Internet_20_Link">
22567236_0.jpg</text:a>
"]</text:p>
      <text:p text:style-name="P4">
Tags: ["Europe", "Central and Eastern Europe"]</text:p>
      <text:p text:style-name="P4">
ID: 22567236</text:p>
      <!--METADATA-->
      <text:p text:style-name="P4">
A vehicle with collaborators was blown up in Mykhailivka of Zaporizhzhiaregion</text:p>
      <text:p text:style-name="P4">
<draw:frame draw:style-name="fr1" draw:name="Image95" text:anchor-type="as-char" svg:width="6.9236in" svg:height="3.28871in" draw:z-index="0">
<draw:image xlink:href="../Images/liveuamap/2023-06-02T14-25-26/22567236_0.jpg" xlink:type="simple" xlink:show="embed" xlink:actuate="onLoad" draw:mime-type="image/jpeg"/>
</draw:frame>
</text:p>
      <text:p text:style-name="P4">
News Collection Link: <text:a xlink:type="simple" xlink:href="https://liveuamap.com/en/2023/2-june-a-vehicle-with-collaborators-was-blown-up-in-mykhailivka" text:style-name="Internet_20_link" text:visited-style-name="Visited_20_Internet_20_Link">
https://liveuamap.com/en/2023/2-june-a-vehicle-with-collaborators-was-blown-up-in-mykhailivka</text:a>
</text:p>
      <text:p text:style-name="P4">
Source: <text:a xlink:type="simple" xlink:href="https://t.me/hyevuy_dnepr/53514" text:style-name="Internet_20_link" text:visited-style-name="Visited_20_Internet_20_Link">
https://t.me/hyevuy_dnepr/53514</text:a>
</text:p>
      <!--NEWS-->
      <text:h text:style-name="P10" text:outline-level="1">
<text:span text:style-name="T4">
Китай готує нові кроки задля політичного вирішення «української кризи» - спецпосланець КНР</text:span>
</text:h>
      <text:p text:style-name="P4">
Authors: Ukrinform (Person)</text:p>
      <text:p text:style-name="P4">
Publisher: Укринформ (Organization)</text:p>
      <text:p text:style-name="P4">
Published Time: 2023-06-02T14:38:45+03:00</text:p>
      <text:p text:style-name="P4">
Modified Time: 2023-06-02T14:38:45+03:00</text:p>
      <text:p text:style-name="P4">
Description: Спеціальний представник уряду Китаю у справах Євразії Лі Хуей визнає, що наразі жодні переговори між Києвом і Москвою неможливі, проте вважає перспективи політичного врегулювання російсько-української війни високими. — Укрінформ.</text:p>
      <text:p text:style-name="P4">
Images: ['<text:a xlink:type="simple" xlink:href="https://static.ukrinform.com/photos/2023_06/thumb_files/630_360_1685705817-423.jpg" text:style-name="Internet_20_link" text:visited-style-name="Visited_20_Internet_20_Link">
630_360_16857...</text:a>
']</text:p>
      <text:p text:style-name="P4">
Tags: ['Китай', 'Пекін', 'Війна з Росією']</text:p>
      <text:p text:style-name="P4">
Type: Article</text:p>
      <!--METADATA-->
      <text:p text:style-name="P4">
<draw:frame draw:style-name="fr1" draw:name="Image96" text:anchor-type="as-char" svg:width="6.9236in" svg:height="3.956343in" draw:z-index="0">
<draw:image xlink:href="../Images/yкринформ/2023-06-02T14-38-45-03-00/630_360_1685705817-423.jpg" xlink:type="simple" xlink:show="embed" xlink:actuate="onLoad" draw:mime-type="image/jpeg"/>
</draw:frame>
Спеціальний представник уряду Китаю у справах Євразії Лі Хуей визнає, щонаразі жодні переговори між Києвом і Москвою неможливі, проте вважаєперспективи політичного врегулювання російсько-української війни високими.</text:p>
      <text:p text:style-name="P4">
Про це китайський дипломат заявив під час спеціального брифінгу, передаєвласний кореспондент Укрінформу.</text:p>
      <text:p text:style-name="P4">
«Під час цього візиту я відчув, що всі сторони підтримують політичне вирішенняукраїнської кризи. Хоча поки що складно зібрати всі сторони за столомпереговорів, не кажучи вже про досягнення якихось домовленостей, на нашудумку, українська криза може бути врегульована в кінцевому результаті шляхомпереговорів. Є деяке взаєморозуміння», – сказав Лі.</text:p>
      <text:p text:style-name="P4">
<text:span text:style-name="T4">
Читайте також:</text:span>
 <text:a xlink:type="simple" xlink:href="https://www.ukrinform.ua/rubric-polytics/3716126-kitaj-vede-svou-gru-sodo-rosijskoi-agresii-v-ukraini-kasparov.html" text:style-name="Internet_20_link" text:visited-style-name="Visited_20_Internet_20_Link">
 Китай веде свою гру щодо російської агресії в Україні –Каспаров </text:a>
</text:p>
      <text:p text:style-name="P4">
Як приклад того, що Україна і Росія все ж мають «потенційно схожі бачення»,китайський дипломат назвав заяви Києва і Москви про готовність до політичноговрегулювання конфлікту, без уточнення їхніх умов для такого кроку, та схвальнуреакцію в обох країнах на посередницькі зусилля Пекіна.</text:p>
      <text:p text:style-name="P4">
Водночас Лі зауважив, що ризик ескалації бойових дій залишається високим, ірозповів, що під час перебування його делегації в столиці України в Києвікілька разів оголошувалась повітряна тривога.</text:p>
      <text:p text:style-name="P4">
За його словами, ситуація на фронті перебуває в тупику, й нинішняневизначеність дуже турбує Китай.</text:p>
      <text:p text:style-name="P4">
<text:span text:style-name="T4">
Читайте також:</text:span>
 <text:a xlink:type="simple" xlink:href="https://www.ukrinform.ua/rubric-polytics/3715712-kitaj-poslavsa-na-zaavu-kulebi-sob-vidpovisti-na-poavu-v-zmi-propozicij-viddati-rf-teritorii-ukraini.html" text:style-name="Internet_20_link" text:visited-style-name="Visited_20_Internet_20_Link">
 Китай нагадав заяву Кулеби, щоб відповісти на появу в ЗМІ«пропозицій» віддати РФ частину України </text:a>
</text:p>
      <text:p text:style-name="P4">
«Українська криза переживає ключовий момент. Хоча у нас і склалося враження,що між двома сторонами немає бажання йти назустріч одна одній, важливо, щобхтось почав докладати зусиль для пошуку можливостей зближення сторін», –сказав дипломат. Він додав, що останнім часом з ініціативами політичноговрегулювання «української кризи» виступили Південна Африка, Бразилія та іншікраїни, й Китай готовий співпрацювати з усіма ними.</text:p>
      <text:p text:style-name="P4">
«Китай вітає ці пропозиції і готовий взаємодіяти з усіма сторонами… Китайготовий зробити все, що завгодно, аби тільки це сприяло деескалації і зниженнюнапруженості», – сказав дипломат.</text:p>
      <text:p text:style-name="P4">
Метою свого нинішнього турне Лі назвав налагодження контактів зі сторонамиконфлікту, ознайомлення їх із мирними пропозиціями Китаю та їхніми позиціямищодо врегулювання «кризи» й проведення відповідних консультацій. Цієї мети, зайого словами досягнуто, й тепер Китай готуватиме наступні кроки.</text:p>
      <text:p text:style-name="P4">
<text:span text:style-name="T4">
Читайте також:</text:span>
 <text:a xlink:type="simple" xlink:href="https://www.ukrinform.ua/rubric-polytics/3715026-kuleba-specposlanec-kitau-ne-proponuvav-viddati-rosii-okupovani-ukrainski-teritorii.html" text:style-name="Internet_20_link" text:visited-style-name="Visited_20_Internet_20_Link">
 Кулеба: Спецпосланець Китаю не пропонував віддати Росіїокуповані українські території </text:a>
</text:p>
      <text:p text:style-name="P4">
Як повідомляв Укрінформ, спецпосланець Пекіна Лі Хуей із 15 по 26 травняздійснив поїздки до Києва, Варшави, Парижа, Берліна та Брюсселя і до Москви,намагаючись дійти спільних позицій для можливого політичного врегулюванняросійсько-української війни, яку в Китаї називають «українською кризою».</text:p>
      <text:p text:style-name="P4">
Фото: Володимир Сидоренко</text:p>
      <text:p text:style-name="P4">
Source: <text:a xlink:type="simple" xlink:href="https://www.ukrinform.ua/rubric-polytics/3717475-kitaj-gotue-novi-kroki-zadla-politicnogo-virisenna-ukrainskoi-krizi-specposlanec-knr.html" text:style-name="Internet_20_link" text:visited-style-name="Visited_20_Internet_20_Link">
https://www.ukrinform.ua/rubric-polytics/3717475-kitaj-gotue-novi-kroki-zadla-politicnogo-virisenna-ukrainskoi-krizi-specposlanec-knr.html</text:a>
</text:p>
      <!--NEWS-->
      <text:h text:style-name="P10" text:outline-level="1">
<text:span text:style-name="T4">
Росіяни перекинули спецназ у Бєлгородську область для боротьби з партизанами</text:span>
</text:h>
      <text:p text:style-name="P4">
Authors: Ukrinform (Person)</text:p>
      <text:p text:style-name="P4">
Publisher: Укринформ (Organization)</text:p>
      <text:p text:style-name="P4">
Published Time: 2023-06-02T14:39:00+03:00</text:p>
      <text:p text:style-name="P4">
Modified Time: 2023-06-02T14:39:00+03:00</text:p>
      <text:p text:style-name="P4">
Description: Російська влада для боротьби з партизанами перекинула у прикордонні населені пункти Бєлгородської області загін елітного спецназу. — Укрінформ.</text:p>
      <text:p text:style-name="P4">
Images: ['<text:a xlink:type="simple" xlink:href="https://static.ukrinform.com/photos/2023_05/thumb_files/630_360_1684770066-994.jpg" text:style-name="Internet_20_link" text:visited-style-name="Visited_20_Internet_20_Link">
630_360_16847...</text:a>
']</text:p>
      <text:p text:style-name="P4">
Tags: ['Війна з Росією', 'Партизани', 'Бєлгородська область']</text:p>
      <text:p text:style-name="P4">
Type: Article</text:p>
      <!--METADATA-->
      <text:p text:style-name="P4">
<draw:frame draw:style-name="fr1" draw:name="Image97" text:anchor-type="as-char" svg:width="6.9236in" svg:height="3.956343in" draw:z-index="0">
<draw:image xlink:href="../Images/yкринформ/2023-06-02T14-39-00-03-00/630_360_1684770066-994.jpg" xlink:type="simple" xlink:show="embed" xlink:actuate="onLoad" draw:mime-type="image/jpeg"/>
</draw:frame>
 Російськавлада для боротьби з партизанами перекинула у прикордонні населені пунктиБєлгородської області загін елітного спецназу.</text:p>
      <text:p text:style-name="P4">
Як передає Укрінформ, про це повідомляє <text:a xlink:type="simple" xlink:href="https://sprotyv.mod.gov.ua/cherez-partyzan-rosiyany-perekynuly-spetsnaz-v-bilgorodsku-oblast/" text:style-name="Internet_20_link" text:visited-style-name="Visited_20_Internet_20_Link">
 Центр національного спротиву.</text:a>
</text:p>
      <text:p text:style-name="P4">
“Через необхідність боротися з партизанським рухом на територію Бєлгородськоїобласті прибув загін 322 центру російських ССО “Сенеж”. Росіяни настількибояться партизан, що терміново припинили усі операції цього елітногопідрозділу і натомість розмістили його в прикордонних населених пунктах <text:a xlink:type="simple" xlink:href="https://www.ukrinform.ua/tag-belgorodska-oblast" text:style-name="Internet_20_link" text:visited-style-name="Visited_20_Internet_20_Link">
Бєлгородської області </text:a>
 ”, –ідеться в повідомленні.</text:p>
      <text:p text:style-name="P4">
Завдання підрозділу – проводити продиверсійну діяльність на російськомуприкордонні. “Жодні дії ворога не зможуть зупинити рух спротиву”, – зауважилив ЦНС.</text:p>
      <text:p text:style-name="P4">
<text:span text:style-name="T4">
Читайте також:</text:span>
 <text:a xlink:type="simple" xlink:href="https://www.ukrinform.ua/rubric-ato/3717327-u-rosii-zrostae-trivoznist-cerez-podii-u-belgorodskij-oblasti-isw.html" text:style-name="Internet_20_link" text:visited-style-name="Visited_20_Internet_20_Link">
 У <text:span text:style-name="T4">
Росії</text:span>
 <text:span text:style-name="T4">
зростає</text:span>
 <text:span text:style-name="T4">
тривожність</text:span>
 <text:span text:style-name="T4">
через</text:span>
<text:span text:style-name="T4">
події</text:span>
 у <text:span text:style-name="T4">
Бєлгородській</text:span>
 <text:span text:style-name="T4">
області</text:span>
 – <text:span text:style-name="T4">
ISW</text:span>
</text:a>
</text:p>
      <text:p text:style-name="P4">
Як повідомляв Укрінформ, у російський День прикордонника 28 травня <text:a xlink:type="simple" xlink:href="https://www.ukrinform.ua/rubric-ato/3715786-legion-rdk-zaaviv-so-jogo-bijci-znovu-zahodili-do-rosii.html" text:style-name="Internet_20_link" text:visited-style-name="Visited_20_Internet_20_Link">
 легіон</text:a>
 “Російський добровольчий корпус” заявив проновий прорив кордону Росії.</text:p>
      <text:p text:style-name="P4">
Легіон “Свобода Росії” і Російський добровольчий корпус поширили 1 червня двавідео, в одному з яких стверджувалося, що вони перебувають на кордоні між РФта Україною.</text:p>
      <text:p text:style-name="P4">
За даними Міністерства оборони Великої Британії, через триваючі атакиБєлгородської області з боку російських партизанських загонів командування РФстоїть перед дилемою: <text:a xlink:type="simple" xlink:href="https://www.ukrinform.ua/rubric-ato/3717356-komanduvanna-rf-mae-virisiti-zmicniti-oboronu-na-kordoni-ci-na-fronti-britanska-rozvidka.html" text:style-name="Internet_20_link" text:visited-style-name="Visited_20_Internet_20_Link">
 зміцнити оборону у прикордонні чи на фронті в Україні.</text:a>
</text:p>
      <text:p text:style-name="P4">
<text:span text:style-name="T5">
Фото з відкритих джерел</text:span>
</text:p>
      <text:p text:style-name="P4">
Source: <text:a xlink:type="simple" xlink:href="https://www.ukrinform.ua/rubric-world/3717480-rosiani-perekinuli-specnaz-u-belgorodsku-oblast-dla-borotbi-z-partizanami-cns.html" text:style-name="Internet_20_link" text:visited-style-name="Visited_20_Internet_20_Link">
https://www.ukrinform.ua/rubric-world/3717480-rosiani-perekinuli-specnaz-u-belgorodsku-oblast-dla-borotbi-z-partizanami-cns.html</text:a>
</text:p>
      <!--NEWS-->
      <text:h text:style-name="P10" text:outline-level="1">
<text:span text:style-name="T4">
Жодну країну НАТО Україна не втягуватиме у війну – Зеленський</text:span>
</text:h>
      <text:p text:style-name="P4">
Authors: Ukrinform (Person)</text:p>
      <text:p text:style-name="P4">
Publisher: Укринформ (Organization)</text:p>
      <text:p text:style-name="P4">
Published Time: 2023-06-02T14:42:00+03:00</text:p>
      <text:p text:style-name="P4">
Modified Time: 2023-06-02T14:42:00+03:00</text:p>
      <text:p text:style-name="P4">
Description: Україна не збирається втягувати будь-яку країну-члена НАТО в розв’язану Росією війну, тому членства в Альянсі не буде, поки триває ця війна. — Укрінформ.</text:p>
      <text:p text:style-name="P4">
Images: ['<text:a xlink:type="simple" xlink:href="https://static.ukrinform.com/photos/2023_06/thumb_files/630_360_1685706447-103.jpg" text:style-name="Internet_20_link" text:visited-style-name="Visited_20_Internet_20_Link">
630_360_16857...</text:a>
']</text:p>
      <text:p text:style-name="P4">
Tags: ['НАТО', 'Зеленський', 'Війна з Росією']</text:p>
      <text:p text:style-name="P4">
Type: Article</text:p>
      <!--METADATA-->
      <text:p text:style-name="P4">
<draw:frame draw:style-name="fr1" draw:name="Image98" text:anchor-type="as-char" svg:width="6.9236in" svg:height="3.956343in" draw:z-index="0">
<draw:image xlink:href="../Images/yкринформ/2023-06-02T14-42-00-03-00/630_360_1685706447-103.jpg" xlink:type="simple" xlink:show="embed" xlink:actuate="onLoad" draw:mime-type="image/jpeg"/>
</draw:frame>
 Україна незбирається втягувати будь-яку країну-члена НАТО в розв’язану Росією війну,тому членства в Альянсі не буде, поки триває ця війна.</text:p>
      <text:p text:style-name="P4">
На цьому наголосив Президент Володимир Зеленський під час спільної зПрезидентом Естонії Аланом Карісом пресконференції у Києві, повідомляєкореспондент Укрінформу.</text:p>
      <text:p text:style-name="P4">
«Ми люди адекватні, розуміємо, що жодну країну НАТО ми не будемо втягувати увійну. Тому ми розуміємо, що не будемо членами НАТО поки іде ця війна. Нетому, що не хочемо, тому що це неможливо», - сказав <text:a xlink:type="simple" xlink:href="https://www.ukrinform.ua/tag-zelenskij" text:style-name="Internet_20_link" text:visited-style-name="Visited_20_Internet_20_Link">
 Зеленський</text:a>
 .</text:p>
      <text:p text:style-name="P4">
Водночас він наголосив, що альтернатив членству в НАТО Україна не шукає, однакпотребує гарантій безпеки до закінчення нинішньої війни.</text:p>
      <text:p text:style-name="P4">
<text:span text:style-name="T4">
Читайте також:</text:span>
 <text:a xlink:type="simple" xlink:href="https://www.ukrinform.ua/rubric-polytics/3717197-koalicia-litakiv-zelenskij-ta-evropejski-lideri-domovilisa-prodovziti-robotu-na-ramstajni.html" text:style-name="Internet_20_link" text:visited-style-name="Visited_20_Internet_20_Link">
 Коаліція літаків: <text:span text:style-name="T4">
Зеленський</text:span>
 та європейські лідеридомовилися продовжити роботу на «Рамштайні» </text:a>
</text:p>
      <text:p text:style-name="P4">
«Сьогодні, коли ми говоримо про гарантії безпеки для України - це і санкції, іфінансові гарантії, і зброя, тощо, те, що є сьогодні не в документах, а є вреальності, якщо ми хочемо мати їх на папері, то там повинно бути чітковказано або супроводжуватись чимось конкретним, що ці гарантії безпеки діють,поки Україна не отримає головні гарантії безпеки, а саме - членство в НАТО», -пояснив Президент.</text:p>
      <text:p text:style-name="P4">
Як повідомляв Укрінформ, Президент Володимир Зеленський раніше заявляв, щоУкраїна очікує на політичне запрошення до Альянсу на саміті НАТО у Вільнюсі.</text:p>
      <text:p text:style-name="P4">
Він також наголошував, що Україна має отримати дієві гарантії безпеки ще довступу до НАТО.</text:p>
      <text:p text:style-name="P4">
Source: <text:a xlink:type="simple" xlink:href="https://www.ukrinform.ua/rubric-polytics/3717485-zodnu-krainu-nato-ukraina-ne-vtaguvatime-u-vijnu-zelenskij.html" text:style-name="Internet_20_link" text:visited-style-name="Visited_20_Internet_20_Link">
https://www.ukrinform.ua/rubric-polytics/3717485-zodnu-krainu-nato-ukraina-ne-vtaguvatime-u-vijnu-zelenskij.html</text:a>
</text:p>
      <!--NEWS-->
      <text:h text:style-name="P10" text:outline-level="1">
<text:span text:style-name="T4">
В ОП назвали абсурдними заяви Орбана про переговори з Росією</text:span>
</text:h>
      <text:p text:style-name="P4">
Authors: Ukrinform (Person)</text:p>
      <text:p text:style-name="P4">
Publisher: Укринформ (Organization)</text:p>
      <text:p text:style-name="P4">
Published Time: 2023-06-02T14:47:09+03:00</text:p>
      <text:p text:style-name="P4">
Modified Time: 2023-06-02T14:47:09+03:00</text:p>
      <text:p text:style-name="P4">
Description: В Офісі Президента України вважають заяви прем'єр-міністра Угорщини Віктора Орбана про переговори з РФ замість контрнаступу абсурдною публічною позицією. — Укрінформ.</text:p>
      <text:p text:style-name="P4">
Images: ['<text:a xlink:type="simple" xlink:href="https://static.ukrinform.com/photos/2022_10/thumb_files/630_360_1665060326-694.jpg" text:style-name="Internet_20_link" text:visited-style-name="Visited_20_Internet_20_Link">
630_360_16650...</text:a>
']</text:p>
      <text:p text:style-name="P4">
Tags: ['Орбан', 'Офіс Президента']</text:p>
      <text:p text:style-name="P4">
Type: Article</text:p>
      <!--METADATA-->
      <text:p text:style-name="P4">
<draw:frame draw:style-name="fr1" draw:name="Image99" text:anchor-type="as-char" svg:width="6.9236in" svg:height="3.956343in" draw:z-index="0">
<draw:image xlink:href="../Images/yкринформ/2023-06-02T14-47-09-03-00/630_360_1665060326-694.jpg" xlink:type="simple" xlink:show="embed" xlink:actuate="onLoad" draw:mime-type="image/jpeg"/>
</draw:frame>
 В ОфісіПрезидента України вважають заяви прем'єр-міністра Угорщини Віктора Орбана пропереговори з РФ замість контрнаступу абсурдною публічною позицією.</text:p>
      <text:p text:style-name="P4">
Так прокоментував заяви Орбана радник керівника Офісу Президента УкраїниМихайло Подоляк у <text:a xlink:type="simple" xlink:href="https://twitter.com/Podolyak_M/status/1664565804757577729" text:style-name="Internet_20_link" text:visited-style-name="Visited_20_Internet_20_Link">
 Твіттері</text:a>
 , передаєУкрінформ.</text:p>
      <text:p text:style-name="P4">
"Абсурдна публічна позиція Віктора Орбана вкотре демонстративно ображаєцінності Європейського Союзу та міжнародного права загалом. Це свідомеприниження Європи та потурання терористичним діям Росії. Це свідомевиправдання агресора і заохочення його до продовження знищення України/Європи…А якщо прем’єр-міністр Угорщини справді хвилюється про втрати – нехайподзвонить своєму «другу Путіну» та попросить, аби російські збройніформування вийшли за межі міжнародно визнаних кордонів України", - написавПодоляк.</text:p>
      <text:p text:style-name="P4">
<text:span text:style-name="T4">
Читайте також:</text:span>
 <text:a xlink:type="simple" xlink:href="https://www.ukrinform.ua/rubric-polytics/3717439-orban-zamist-kontrnastupu-zaklikav-do-peregovoriv-ukraini-z-rosieu-u-mzs-vidreaguvali.html" text:style-name="Internet_20_link" text:visited-style-name="Visited_20_Internet_20_Link">
 <text:span text:style-name="T4">
Орбан</text:span>
 замість контрнаступу закликав до переговорівУкраїни з Росією – у МЗС відреагували </text:a>
</text:p>
      <text:p text:style-name="P4">
За його словами, Угорщині саме час усвідомити, що через контрнаступальні діїУкраїна повертає свої території і своїх людей, що є справедливим іобов'язковим.</text:p>
      <text:p text:style-name="P4">
Якщо ж Путін виведе свої війська з України, наголосив Подоляк, от тоді війну ібуде закінчено. "Більше жодних втрат і смертей. Лише повноцінний вивідзбройного контингенту і техніки окупанта є передумовою до закінчення війни. Чихтось чув подібні заклики Орбана до Росії?" - зазначив радник керівника ОП.</text:p>
      <text:p text:style-name="P4">
Як повідомлялося, прем’єр-міністр Угорщини Віктор Орбан в інтерв'ю державномурадіо виступив за припинення вогню і мирні переговори між Україною та Росієюдо початку українського контрнаступу, мотивуючи це тим, що атакуюча стороназазнає втричі більших втрат, ніж той, хто обороняється.</text:p>
      <text:p text:style-name="P4">
<text:span text:style-name="T4">
Читайте також:</text:span>
 <text:a xlink:type="simple" xlink:href="https://www.ukrinform.ua/rubric-ato/3717437-eksdirektor-cru-perekonanij-v-uspisnosti-kontrnastupu-ukraini.html" text:style-name="Internet_20_link" text:visited-style-name="Visited_20_Internet_20_Link">
 Ексдиректор ЦРУ переконаний в успішності <text:span text:style-name="T4">
контрнаступ</text:span>
у України </text:a>
</text:p>
      <text:p text:style-name="P4">
Міністерство закордонних справ України, своєю чергою, закликало Орбанавимагати від Москви припинити війну та повернути свою армію на російськутериторію.</text:p>
      <text:p text:style-name="P4">
Source: <text:a xlink:type="simple" xlink:href="https://www.ukrinform.ua/rubric-polytics/3717484-v-op-nazvali-absurdnimi-zaavi-orbana-pro-peregovori-z-rosieu.html" text:style-name="Internet_20_link" text:visited-style-name="Visited_20_Internet_20_Link">
https://www.ukrinform.ua/rubric-polytics/3717484-v-op-nazvali-absurdnimi-zaavi-orbana-pro-peregovori-z-rosieu.html</text:a>
</text:p>
      <!--NEWS-->
      <text:h text:style-name="P10" text:outline-level="1">
<text:span text:style-name="T4">
Після загибелі курсантів на Харківщині чотирьох осіб вже відсторонили від посад</text:span>
</text:h>
      <text:p text:style-name="P4">
Authors: Ukrinform (Person)</text:p>
      <text:p text:style-name="P4">
Publisher: Укринформ (Organization)</text:p>
      <text:p text:style-name="P4">
Published Time: 2023-06-02T14:49:00+03:00</text:p>
      <text:p text:style-name="P4">
Modified Time: 2023-06-02T14:49:00+03:00</text:p>
      <text:p text:style-name="P4">
Description: Особи, дії яких призвели до загибелі двох курсантів Національного університету цивільного захисту на Харківщині, будуть звільнені незалежно від результатів службового розслідування. Чотирьох вже відсторонили від роботи. — Укрінформ.</text:p>
      <text:p text:style-name="P4">
Images: ['<text:a xlink:type="simple" xlink:href="https://static.ukrinform.com/photos/2022_02/thumb_files/630_360_1644842027-103.jpg" text:style-name="Internet_20_link" text:visited-style-name="Visited_20_Internet_20_Link">
630_360_16448...</text:a>
']</text:p>
      <text:p text:style-name="P4">
Tags: ['ДСНС', 'Харківщина', 'Курсант']</text:p>
      <text:p text:style-name="P4">
Type: Article</text:p>
      <!--METADATA-->
      <text:p text:style-name="P4">
<draw:frame draw:style-name="fr1" draw:name="Image100" text:anchor-type="as-char" svg:width="6.9236in" svg:height="3.956343in" draw:z-index="0">
<draw:image xlink:href="../Images/yкринформ/2023-06-02T14-49-00-03-00/630_360_1644842027-103.jpg" xlink:type="simple" xlink:show="embed" xlink:actuate="onLoad" draw:mime-type="image/jpeg"/>
</draw:frame>
 Особи, діїяких призвели до загибелі двох курсантів Національного університету цивільногозахисту на Харківщині, будуть звільнені незалежно від результатів службовогорозслідування. Чотирьох вже відсторонили від роботи.</text:p>
      <text:p text:style-name="P4">
Про це заявив голова Державної служби з надзвичайних ситуацій Сергій Крук у <text:a xlink:type="simple" xlink:href="https://www.facebook.com/story.php" text:style-name="Internet_20_link" text:visited-style-name="Visited_20_Internet_20_Link">
Фейсбуці</text:a>
, передає Укрінформ.</text:p>
      <text:p text:style-name="P4">
За словами Крука, після завершення службового розслідування та на підставійого висновків буде прийнято рішення щодо притягнення до відповідальностіосіб, які організовували навчальний процес.</text:p>
      <text:p text:style-name="P4">
“Відсторонені на даний момент 4 особи. Але це тільки початок! Незалежно відрезультатів розслідування особи, чиї дії призвели до загибелі молодих хлопців,не мають морального права працювати з курсантами та будуть звільнені з ...посад. Кожен злочин повинен мати справедливе покарання”, - наголосив очільникДСНС.</text:p>
      <text:p text:style-name="P4">
<text:span text:style-name="T4">
Читайте також:</text:span>
 <text:a xlink:type="simple" xlink:href="https://www.ukrinform.ua/rubric-regions/3717011-udar-po-harkovu-poskodzenij-promislovij-obekt-zpid-zavaliv-vratuvali-zinku.html" text:style-name="Internet_20_link" text:visited-style-name="Visited_20_Internet_20_Link">
 Удар по Харкову: пошкоджений промисловий об'єкт, з-підзавалів врятували жінку </text:a>
</text:p>
      <text:p text:style-name="P4">
Як повідомлялося, у Харківській області 31 травня <text:a xlink:type="simple" xlink:href="https://www.ukrinform.ua/rubric-regions/3717182-na-harkivsini-rozsliduut-zagibel-dvoh-kursantivratuvalnikiv.html" text:style-name="Internet_20_link" text:visited-style-name="Visited_20_Internet_20_Link">
 загинули двоє курсантів</text:a>
 Національного університету цивільногозахисту. Подію попередньо кваліфікували за статтею 115 ККУ "Умисне вбивство".</text:p>
      <text:p text:style-name="P4">
Комісія ДСНС проводить службове розслідування. Були відсторонені 4 особи,відповідальні за навчальний процес.</text:p>
      <text:p text:style-name="P4">
<text:span text:style-name="T5">
Фото: ДСНС</text:span>
</text:p>
      <text:p text:style-name="P4">
Source: <text:a xlink:type="simple" xlink:href="https://www.ukrinform.ua/rubric-regions/3717486-pisla-zagibeli-kursantiv-na-harkivsini-cotiroh-osib-vze-vidstoronili-vid-posad.html" text:style-name="Internet_20_link" text:visited-style-name="Visited_20_Internet_20_Link">
https://www.ukrinform.ua/rubric-regions/3717486-pisla-zagibeli-kursantiv-na-harkivsini-cotiroh-osib-vze-vidstoronili-vid-posad.html</text:a>
</text:p>
      <!--NEWS-->
      <text:h text:style-name="P10" text:outline-level="1">
<text:span text:style-name="T4">
Уряд із початку війни залучив від продажу ОВДП понад ₴498 мільярдів</text:span>
</text:h>
      <text:p text:style-name="P4">
Authors: Ukrinform (Person)</text:p>
      <text:p text:style-name="P4">
Publisher: Укринформ (Organization)</text:p>
      <text:p text:style-name="P4">
Published Time: 2023-06-02T14:55:13+03:00</text:p>
      <text:p text:style-name="P4">
Modified Time: 2023-06-02T14:55:13+03:00</text:p>
      <text:p text:style-name="P4">
Description: Уряд від початку повномасштабного вторгнення Росії в Україну станом на 1 червня 2023 року залучив від продажу облігацій внутрішньої державної позики (ОВДП) на аукціонах понад 498 млрд грн в еквіваленті. — Укрінформ.</text:p>
      <text:p text:style-name="P4">
Images: ['<text:a xlink:type="simple" xlink:href="https://static.ukrinform.com/photos/2019_02/thumb_files/630_360_1550144984-323.jpg" text:style-name="Internet_20_link" text:visited-style-name="Visited_20_Internet_20_Link">
630_360_15501...</text:a>
']</text:p>
      <text:p text:style-name="P4">
Tags: ['Нацбанк', 'Облігації', 'Війна з Росією']</text:p>
      <text:p text:style-name="P4">
Type: Article</text:p>
      <!--METADATA-->
      <text:p text:style-name="P4">
<draw:frame draw:style-name="fr1" draw:name="Image101" text:anchor-type="as-char" svg:width="6.9236in" svg:height="3.956343in" draw:z-index="0">
<draw:image xlink:href="../Images/yкринформ/2023-06-02T14-55-13-03-00/630_360_1550144984-323.jpg" xlink:type="simple" xlink:show="embed" xlink:actuate="onLoad" draw:mime-type="image/jpeg"/>
</draw:frame>
 Уряд відпочатку повномасштабного вторгнення Росії в Україну станом на 1 червня 2023року залучив від продажу облігацій внутрішньої державної позики (ОВДП) нааукціонах понад 498 млрд грн в еквіваленті.</text:p>
      <text:p text:style-name="P4">
Про це повідомляє <text:a xlink:type="simple" xlink:href="https://bank.gov.ua/ua/news/all/uryad-ukrayini-z-pochatku-povnomasshtabnoyi-viyni-zaluchiv-vid-prodaju-ovdp-na-auktsionah-ponad-498-mlrd-grn-v-ekvivalenti--depozitariy-nbu" text:style-name="Internet_20_link" text:visited-style-name="Visited_20_Internet_20_Link">
 пресслужба Національного банку України,</text:a>
 передає Укрінформ.</text:p>
      <text:p text:style-name="P4">
"З початку повномасштабної <text:a xlink:type="simple" xlink:href="https://www.ukrinform.ua/tag-vijna" text:style-name="Internet_20_link" text:visited-style-name="Visited_20_Internet_20_Link">
 війни </text:a>
 до 31травня 2023 року уряд України залучив від розміщення ОВДП на аукціонах 318620,3 млн грн, 3 573,2 млн дол. США та 1 482,2 млн євро. На погашення завнутрішніми борговими цінними паперами за аналогічний період спрямовано 318126,0 млн грн, 4 125,0 млн дол. США та 1 049,6 млн євро", - йдеться вповідомленні.</text:p>
      <text:p text:style-name="P4">
Зазначається, що у травні 2023 року запозичення Міністерства фінансів навнутрішньому борговому ринку на 16 427,02 млн грн (в еквіваленті) перевищуваливиплати за облігаціями внутрішньої державної позики. Загалом протягом січня –травня цього року відповідне додатне сальдо становило 77 458,3 млн грн.Максимальна дохідність військових облігацій, розміщених у травні, у гривністановила 18,50% річних, у доларах США – 4,85% річних, в євро – 3,25% річних.</text:p>
      <text:p text:style-name="P4">
Найбільший обсяг цих цінних паперів, як і раніше, сконцентрований банками –первинними дилерами. Другим за обсягом є портфель військових облігацій увласності громадян та бізнесу України. Обсяг військових облігацій внутрішньоїдержавної позики у власності нерезидентів – 9 043,2 млн грн та 22,6 млн дол.США.</text:p>
      <text:p text:style-name="P4">
<text:span text:style-name="T4">
Читайте також:</text:span>
 <text:a xlink:type="simple" xlink:href="https://www.ukrinform.ua/rubric-economy/3716188-ukrainci-u-dii-vze-pridbali-obligacij-na-ponad-1-milard.html" text:style-name="Internet_20_link" text:visited-style-name="Visited_20_Internet_20_Link">
 Українці у «Дії» вже придбали <text:span text:style-name="T4">
обліга</text:span>
 цій на понад 1мільярд </text:a>
</text:p>
      <text:p text:style-name="P4">
Міністерство фінансів у травні здійснило погашення військових ОВДП,номінованих у гривні, на суму 7 155,0 млн грн, у доларах США – 312,3 млн дол.США., а також у євро – 387,0 млн євро.</text:p>
      <text:p text:style-name="P4">
Як повідомлялося, у зв’язку з російською агресією український уряд ухваливрішення про поетапний випуск військових облігацій в обсязі до 400 млрд грн.Мінфін проводить аукціони з продажу ОВДП щовівторка, починаючи з 1 березня.</text:p>
      <text:p text:style-name="P4">
Source: <text:a xlink:type="simple" xlink:href="https://www.ukrinform.ua/rubric-economy/3717489-urad-iz-pocatku-vijni-zaluciv-vid-prodazu-ovdp-ponad-498-milardiv.html" text:style-name="Internet_20_link" text:visited-style-name="Visited_20_Internet_20_Link">
https://www.ukrinform.ua/rubric-economy/3717489-urad-iz-pocatku-vijni-zaluciv-vid-prodazu-ovdp-ponad-498-milardiv.html</text:a>
</text:p>
      <!--NEWS-->
      <text:h text:style-name="P10" text:outline-level="1">
<text:span text:style-name="T4">
В оновленій версії застосунку «Київ Цифровий» можна повідомити про недоступне укриття</text:span>
</text:h>
      <text:p text:style-name="P4">
Authors: Ukrinform (Person)</text:p>
      <text:p text:style-name="P4">
Publisher: Укринформ (Organization)</text:p>
      <text:p text:style-name="P4">
Published Time: 2023-06-02T14:56:00+03:00</text:p>
      <text:p text:style-name="P4">
Modified Time: 2023-06-02T14:56:00+03:00</text:p>
      <text:p text:style-name="P4">
Description: В оновленій версії міського застосунку “Київ Цифровий” додали можливість повідомити про зачинене або недоступне укриття. — Укрінформ.</text:p>
      <text:p text:style-name="P4">
Images: ['<text:a xlink:type="simple" xlink:href="https://static.ukrinform.com/photos/2023_06/thumb_files/630_360_1685707765-169.jpg" text:style-name="Internet_20_link" text:visited-style-name="Visited_20_Internet_20_Link">
630_360_16857...</text:a>
']</text:p>
      <text:p text:style-name="P4">
Tags: ['Київ', 'Київ Цифровий', 'Укриття']</text:p>
      <text:p text:style-name="P4">
Type: Article</text:p>
      <!--METADATA-->
      <text:p text:style-name="P4">
<draw:frame draw:style-name="fr1" draw:name="Image102" text:anchor-type="as-char" svg:width="6.9236in" svg:height="3.956343in" draw:z-index="0">
<draw:image xlink:href="../Images/yкринформ/2023-06-02T14-56-00-03-00/630_360_1685707765-169.jpg" xlink:type="simple" xlink:show="embed" xlink:actuate="onLoad" draw:mime-type="image/jpeg"/>
</draw:frame>
 Воновленій версії міського застосунку “Київ Цифровий” додали можливістьповідомити про зачинене або недоступне укриття.</text:p>
      <text:p text:style-name="P4">
Як передає Укрінформ, про це повідомляє у <text:a xlink:type="simple" xlink:href="https://t.me/KyivCityOfficial/6930" text:style-name="Internet_20_link" text:visited-style-name="Visited_20_Internet_20_Link">
 Телеграмі</text:a>
Київська міська державна адміністрація.</text:p>
      <text:p text:style-name="P4">
“У міському застосунку “Київ Цифровий” з’явилася офлайн мапа укриттів. Також воновленій версії додали можливість повідомити про зачинене або недоступне <text:a xlink:type="simple" xlink:href="https://www.ukrinform.ua/tag-ukritta" text:style-name="Internet_20_link" text:visited-style-name="Visited_20_Internet_20_Link">
укриття </text:a>
 ”, - йдеться в повідомленні.</text:p>
      <text:p text:style-name="P4">
Як зазначили в КМДА, якщо людині не вдалося потрапити в укриття, необхідновибрати його на мапі й натиснути в інформаційній картці “Поскаржитися наукриття”.</text:p>
      <text:p text:style-name="P4">
Після цього відповідальний департамент одразу отримає інформацію й зможевиправити ситуацію.</text:p>
      <text:p text:style-name="P4">
<text:span text:style-name="T4">
Читайте також:</text:span>
 <text:a xlink:type="simple" xlink:href="https://www.ukrinform.ua/rubric-kyiv/3717419-na-oblastuvanna-ukrittiv-kiiv-vidiliv-12-milarda-klicko.html" text:style-name="Internet_20_link" text:visited-style-name="Visited_20_Internet_20_Link">
 На облаштування укриттів Київ виділив ₴1,2 мільярда -Кличко </text:a>
</text:p>
      <text:p text:style-name="P4">
Щоб скористатися мапою укриттів “поза мережею”, достатньо один раз зайти взастосунок, коли є інтернет. У подальшому мапа автоматично завантажуватиметьсяу фоновому режимі.</text:p>
      <text:p text:style-name="P4">
Як повідомляв Укрінформ, комісія Київської міської ради з питань техногенно-екологічної безпеки та надзвичайних ситуацій ухвалила <text:a xlink:type="simple" xlink:href="https://www.ukrinform.ua/rubric-kyiv/3717403-komisia-kiivradi-uhvalila-risenna-pro-cilodobovij-dostup-do-ukrittiv.html" text:style-name="Internet_20_link" text:visited-style-name="Visited_20_Internet_20_Link">
 рішення процілодобовий доступ до укриттів. </text:a>
</text:p>
      <text:p text:style-name="P4">
Source: <text:a xlink:type="simple" xlink:href="https://www.ukrinform.ua/rubric-kyiv/3717495-v-onovlenij-versii-zastosunku-kiiv-cifrovij-mozna-povidomiti-pro-nedostupne-ukritta.html" text:style-name="Internet_20_link" text:visited-style-name="Visited_20_Internet_20_Link">
https://www.ukrinform.ua/rubric-kyiv/3717495-v-onovlenij-versii-zastosunku-kiiv-cifrovij-mozna-povidomiti-pro-nedostupne-ukritta.html</text:a>
</text:p>
      <!--NEWS-->
      <text:h text:style-name="P10" text:outline-level="1">
<text:span text:style-name="T4">
Зеленський про контрнаступ: Головне, щоб його побачила та відчула Росія</text:span>
</text:h>
      <text:p text:style-name="P4">
Authors: Ukrinform (Person)</text:p>
      <text:p text:style-name="P4">
Publisher: Укринформ (Organization)</text:p>
      <text:p text:style-name="P4">
Published Time: 2023-06-02T14:59:19+03:00</text:p>
      <text:p text:style-name="P4">
Modified Time: 2023-06-02T14:59:19+03:00</text:p>
      <text:p text:style-name="P4">
Description: Результатом контрнаступу має стати звільнення від російських загарбників українських територій, і коли він відбуватиметься, Росія та її війська це відчують. — Укрінформ.</text:p>
      <text:p text:style-name="P4">
Images: ['<text:a xlink:type="simple" xlink:href="https://static.ukrinform.com/photos/2023_06/thumb_files/630_360_1685706502-470.jpg" text:style-name="Internet_20_link" text:visited-style-name="Visited_20_Internet_20_Link">
630_360_16857...</text:a>
']</text:p>
      <text:p text:style-name="P4">
Tags: ['Зеленський', 'Війна з Росією', 'Контрнаступ']</text:p>
      <text:p text:style-name="P4">
Type: Article</text:p>
      <!--METADATA-->
      <text:p text:style-name="P4">
<draw:frame draw:style-name="fr1" draw:name="Image103" text:anchor-type="as-char" svg:width="6.9236in" svg:height="3.956343in" draw:z-index="0">
<draw:image xlink:href="../Images/yкринформ/2023-06-02T14-59-19-03-00/630_360_1685706502-470.jpg" xlink:type="simple" xlink:show="embed" xlink:actuate="onLoad" draw:mime-type="image/jpeg"/>
</draw:frame>
Результатом контрнаступу має стати звільнення від російських загарбниківукраїнських територій, і коли він відбуватиметься, Росія та її війська цевідчують.</text:p>
      <text:p text:style-name="P4">
Про це сказав Президент Володимир Зеленський під час спільної з ПрезидентомЕстонії Аланом Карісом пресконференції у Києві, повідомляє кореспондентУкрінформу.</text:p>
      <text:p text:style-name="P4">
«Це не кіно, мені складно сказати, як ви побачите контрнаступ. Головне, щоб цепобачила Росія, і не тільки побачила, а відчула. А особливо ми говоримо про тівійська, які окупували нашу територію. Деокупація наших територій – це і єрезультат контрнаступу. Коли це буде відбуватись, ви зрозумієте, що вінвідбувається», - сказав Зеленський.</text:p>
      <text:p text:style-name="P4">
<text:span text:style-name="T4">
Читайте також:</text:span>
 <text:a xlink:type="simple" xlink:href="https://www.ukrinform.ua/rubric-polytics/3717471-zelenskij-zustrivsa-u-kievi-z-prezidentom-estonii.html" text:style-name="Internet_20_link" text:visited-style-name="Visited_20_Internet_20_Link">
 <text:span text:style-name="T4">
Зеленський</text:span>
 зустрівся у Києві з Президентом Естонії</text:a>
</text:p>
      <text:p text:style-name="P4">
Як повідомлялося, генеральний секретар НАТО Єнс Столтенберг заявив, що країниПівнічноатлантичного альянсу надали Україні достатньо військової допомоги длязвільнення захоплених Росією територій, але готові робити ще більше длядопомоги Києву.</text:p>
      <text:p text:style-name="P4">
Фото: ОП</text:p>
      <text:p text:style-name="P4">
Source: <text:a xlink:type="simple" xlink:href="https://www.ukrinform.ua/rubric-ato/3717491-zelenskij-pro-kontrnastup-golovne-sob-jogo-pobacila-ta-vidcula-rosia.html" text:style-name="Internet_20_link" text:visited-style-name="Visited_20_Internet_20_Link">
https://www.ukrinform.ua/rubric-ato/3717491-zelenskij-pro-kontrnastup-golovne-sob-jogo-pobacila-ta-vidcula-rosia.html</text:a>
</text:p>
      <!--NEWS-->
      <text:h text:style-name="P10" text:outline-level="1">
<text:span text:style-name="T4">
Росіяни обстріляли селище поблизу Запоріжжя - двоє загиблих, четверо поранених</text:span>
</text:h>
      <text:p text:style-name="P4">
Authors: Ukrinform (Person)</text:p>
      <text:p text:style-name="P4">
Publisher: Укринформ (Organization)</text:p>
      <text:p text:style-name="P4">
Published Time: 2023-06-02T15:05:06+03:00</text:p>
      <text:p text:style-name="P4">
Modified Time: 2023-06-02T15:05:06+03:00</text:p>
      <text:p text:style-name="P4">
Description: Армія РФ обстріляла селище Комишуваха, що неподалік Запоріжжя, унаслідок чого двоє людей загинули, чотири - поранені.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Агресія РФ', 'Запоріжжя']</text:p>
      <text:p text:style-name="P4">
Type: Article</text:p>
      <!--METADATA-->
      <text:p text:style-name="P4">
<draw:frame draw:style-name="fr1" draw:name="Image104" text:anchor-type="as-char" svg:width="6.9236in" svg:height="3.956343in" draw:z-index="0">
<draw:image xlink:href="../Images/yкринформ/2023-06-02T15-05-06-03-00/630_360_1538997483-946.jpg" xlink:type="simple" xlink:show="embed" xlink:actuate="onLoad" draw:mime-type="image/jpeg"/>
</draw:frame>
 Армія РФобстріляла селище Комишуваха, що неподалік Запоріжжя, унаслідок чого двоєлюдей загинули, чотири - поранені.</text:p>
      <text:p text:style-name="P4">
Про це в <text:a xlink:type="simple" xlink:href="https://t.me/zoda_gov_ua/19162" text:style-name="Internet_20_link" text:visited-style-name="Visited_20_Internet_20_Link">
 Телеграмі </text:a>
 повідомляє головаЗапорізької ОВА Юрій Малашко, передає Укрінформ.</text:p>
      <text:p text:style-name="P4">
"Чотири мирних жителі поранено та двоє загинули у Комишувасі - результаттерористичного акту рф", - йдеться в дописі.</text:p>
      <text:p text:style-name="P4">
Зазначається, що ворог атакував багатоповерховий будинок у селищі. Мінно-вибухові травми отримали жінки 41, 84 та 87 років, а також 21-річний чоловік.Постраждалих оперативно доставили в медичний заклад.</text:p>
      <text:p text:style-name="P4">
<text:span text:style-name="T4">
Читайте також:</text:span>
 <text:a xlink:type="simple" xlink:href="https://www.ukrinform.ua/rubric-regions/3717418-za-dobu-armia-rf-obstrilala-10-oblastej-ukraini-zvedenna-ova.html" text:style-name="Internet_20_link" text:visited-style-name="Visited_20_Internet_20_Link">
 За добу армія РФ обстріляла 10 областей України -зведення ОВА </text:a>
</text:p>
      <text:p text:style-name="P4">
Від отриманих травм загинули жінки 44 та 77 років.</text:p>
      <text:p text:style-name="P4">
Як повідомлялось, протягом минулої доби ворог <text:a xlink:type="simple" xlink:href="https://www.ukrinform.ua/rubric-regions/3717291-rosiani-obstriluvali-zaporizku-oblast-z-aviacii-droniv-i-artilerij-e-zagiblij-ta-poraneni.html" text:style-name="Internet_20_link" text:visited-style-name="Visited_20_Internet_20_Link">
 понад 100 разів обстрілявЗапорізьку область. </text:a>
</text:p>
      <text:p text:style-name="P4">
Source: <text:a xlink:type="simple" xlink:href="https://www.ukrinform.ua/rubric-ato/3717494-rosiani-obstrilali-selise-poblizu-zaporizza-dvoe-zagiblih-cetvero-poranenih.html" text:style-name="Internet_20_link" text:visited-style-name="Visited_20_Internet_20_Link">
https://www.ukrinform.ua/rubric-ato/3717494-rosiani-obstrilali-selise-poblizu-zaporizza-dvoe-zagiblih-cetvero-poranenih.html</text:a>
</text:p>
      <!--NEWS-->
      <text:h text:style-name="P10" text:outline-level="1">
<text:span text:style-name="T4">
У Києві обрали запобіжні заходи чотирьом блогерам, які поширювали відео роботи ППО</text:span>
</text:h>
      <text:p text:style-name="P4">
Authors: Ukrinform (Person)</text:p>
      <text:p text:style-name="P4">
Publisher: Укринформ (Organization)</text:p>
      <text:p text:style-name="P4">
Published Time: 2023-06-02T15:10:42+03:00</text:p>
      <text:p text:style-name="P4">
Modified Time: 2023-06-02T15:10:42+03:00</text:p>
      <text:p text:style-name="P4">
Description: У Києві обрали запобіжні заходи у вигляді цілодобового домашнього арешту чотирьом ​​блогерам, які поширювали відео роботи протиповітряної оборони у соціальних мережах під час російського удару по столиці 16 травня. — Укрінформ.</text:p>
      <text:p text:style-name="P4">
Images: ['<text:a xlink:type="simple" xlink:href="https://static.ukrinform.com/photos/2023_02/thumb_files/630_360_1677478309-566.jpg" text:style-name="Internet_20_link" text:visited-style-name="Visited_20_Internet_20_Link">
630_360_16774...</text:a>
']</text:p>
      <text:p text:style-name="P4">
Tags: ['Арешт', 'Блогер', 'Київ', 'ППО']</text:p>
      <text:p text:style-name="P4">
Type: Article</text:p>
      <!--METADATA-->
      <text:p text:style-name="P4">
<draw:frame draw:style-name="fr1" draw:name="Image105" text:anchor-type="as-char" svg:width="6.9236in" svg:height="3.956343in" draw:z-index="0">
<draw:image xlink:href="../Images/yкринформ/2023-06-02T15-10-42-03-00/630_360_1677478309-566.jpg" xlink:type="simple" xlink:show="embed" xlink:actuate="onLoad" draw:mime-type="image/jpeg"/>
</draw:frame>
 У Києвіобрали запобіжні заходи у вигляді цілодобового домашнього арешту чотирьом​​блогерам, які поширювали відео роботи протиповітряної оборони у соціальнихмережах під час російського удару по столиці 16 травня.</text:p>
      <text:p text:style-name="P4">
Як передає Укрінформ, про це Київська міська прокуратура повідомляє у <text:a xlink:type="simple" xlink:href="https://t.me/kyiv_pro_office/2012" text:style-name="Internet_20_link" text:visited-style-name="Visited_20_Internet_20_Link">
Телеграмі </text:a>
 .</text:p>
      <text:p text:style-name="P4">
За клопотанням Київської міської прокуратури чотирьом особам, яких підозрюютьу поширенні в інтернеті інформації про роботу <text:a xlink:type="simple" xlink:href="https://www.ukrinform.ua/tag-ppo" text:style-name="Internet_20_link" text:visited-style-name="Visited_20_Internet_20_Link">
 ППО</text:a>
 та наслідки ураження повітряних цілей,обрали запобіжні заходи у вигляді цілодобового домашнього арешту.</text:p>
      <text:p text:style-name="P4">
</text:p>
      <text:p text:style-name="P4">
Згідно з ухвалами суду, підозрюваним заборонено залишати місце проживання до31 липня.</text:p>
      <text:p text:style-name="P4">
Кримінальне провадження розслідується за ч. 2 ст. 114-2 Кримінального кодексуУкраїни. Санкція статті передбачає від 5 до 8 років позбавлення волі.</text:p>
      <text:p text:style-name="P4">
<text:span text:style-name="T4">
Читайте також:</text:span>
 <text:a xlink:type="simple" xlink:href="https://www.ukrinform.ua/rubric-society/3709487-sbu-vikrila-blogera-akij-vikladav-u-tiktoku-dani-pro-peresuvanna-sil-oboroni.html" text:style-name="Internet_20_link" text:visited-style-name="Visited_20_Internet_20_Link">
 <text:span text:style-name="T4">
СБУ</text:span>
 <text:span text:style-name="T4">
викрила</text:span>
 <text:span text:style-name="T4">
блогера</text:span>
 , <text:span text:style-name="T4">
який</text:span>
 <text:span text:style-name="T4">
викладав</text:span>
 у<text:span text:style-name="T4">
ТікТоку</text:span>
 <text:span text:style-name="T4">
дані</text:span>
 <text:span text:style-name="T4">
про</text:span>
 <text:span text:style-name="T4">
пересування</text:span>
 <text:span text:style-name="T4">
Сил</text:span>
 <text:span text:style-name="T4">
оборони</text:span>
</text:a>
</text:p>
      <text:p text:style-name="P4">
Прокуратура закликає громадян відповідально поставитися до заборон знімати таоприлюднювати відео роботи ППО та наслідків ураження повітряних цілей,оскільки ворог може відстежувати такі повідомлення і коригувати удари.</text:p>
      <text:p text:style-name="P4">
Як повідомляв <text:a xlink:type="simple" xlink:href="https://www.ukrinform.ua/rubric-kyiv/3716561-sbu-povidomila-pro-pidozru-cotirom-blogerkam-aki-viklali-video-z-robotou-ppo.html" text:style-name="Internet_20_link" text:visited-style-name="Visited_20_Internet_20_Link">
 Укрінформ </text:a>
, Служба безпеки України повідомила про підозру чотирьом блогеркам, якіоприлюднили відео з роботою ППО під час російського удару по Києву 16 травня.</text:p>
      <text:p text:style-name="P4">
Source: <text:a xlink:type="simple" xlink:href="https://www.ukrinform.ua/rubric-kyiv/3717497-u-kievi-obrali-zapobizni-zahodi-cotirom-blogeram-aki-posiruvali-video-roboti-ppo.html" text:style-name="Internet_20_link" text:visited-style-name="Visited_20_Internet_20_Link">
https://www.ukrinform.ua/rubric-kyiv/3717497-u-kievi-obrali-zapobizni-zahodi-cotirom-blogeram-aki-posiruvali-video-roboti-ppo.html</text:a>
</text:p>
      <!--NEWS-->
      <text:h text:style-name="P10" text:outline-level="1">
<text:span text:style-name="T4">
Катаріна Завацька зіграє у півфіналі турніру ITF 60 в Італії</text:span>
</text:h>
      <text:p text:style-name="P4">
Authors: Ukrinform (Person)</text:p>
      <text:p text:style-name="P4">
Publisher: Укринформ (Organization)</text:p>
      <text:p text:style-name="P4">
Published Time: 2023-06-02T15:12:00+03:00</text:p>
      <text:p text:style-name="P4">
Modified Time: 2023-06-02T15:12:00+03:00</text:p>
      <text:p text:style-name="P4">
Description: Українська тенісистка Катаріна Завацька (№218 WTA) виграла чвертьфінальний матч турніру ITF60 у італійському місті Брешіа. — Укрінформ.</text:p>
      <text:p text:style-name="P4">
Images: ['<text:a xlink:type="simple" xlink:href="https://static.ukrinform.com/photos/2023_06/thumb_files/630_360_1685601153-131.jpg" text:style-name="Internet_20_link" text:visited-style-name="Visited_20_Internet_20_Link">
630_360_16856...</text:a>
']</text:p>
      <text:p text:style-name="P4">
Tags: ['Японія', 'Німеччина', 'Теніс', 'Україна', 'Жінки']</text:p>
      <text:p text:style-name="P4">
Type: Article</text:p>
      <!--METADATA-->
      <text:p text:style-name="P4">
<draw:frame draw:style-name="fr1" draw:name="Image107" text:anchor-type="as-char" svg:width="6.9236in" svg:height="3.956343in" draw:z-index="0">
<draw:image xlink:href="../Images/yкринформ/2023-06-02T15-12-00-03-00/630_360_1685601153-131.jpg" xlink:type="simple" xlink:show="embed" xlink:actuate="onLoad" draw:mime-type="image/jpeg"/>
</draw:frame>
 Українськатенісистка Катаріна Завацька (№218 WTA) виграла чвертьфінальний матч турніруITF60 у італійському місті Брешіа.</text:p>
      <text:p text:style-name="P4">
У чвертьфінальному поєдинку уродженка Луцька перемогла японку Маї Хонтаму(191) - 6:4, 7:6 (8:6), передає Укрінформ.</text:p>
      <text:p text:style-name="P4">
Суперниці провели на корті 2 години 12 хвилин.</text:p>
      <text:p text:style-name="P4">
<text:span text:style-name="T4">
Читайте також:</text:span>
 <text:a xlink:type="simple" xlink:href="https://www.ukrinform.ua/rubric-sports/3717322-upate-v-istorii-dvi-ukrainki-vistuplat-u-tretomu-koli-rolan-garros.html" text:style-name="Internet_20_link" text:visited-style-name="Visited_20_Internet_20_Link">
 Уп'яте в історії дві українки виступлять у третьому колі«Ролан Гаррос» </text:a>
</text:p>
      <text:p text:style-name="P4">
У півфіналі Катаріна зіграє з переможницею матчу Хулія Рієра (Аргентина, 150)- Кетлін Канєв (411).</text:p>
      <text:p text:style-name="P4">
Фото: btu.org.</text:p>
      <text:p text:style-name="P4">
Source: <text:a xlink:type="simple" xlink:href="https://www.ukrinform.ua/rubric-sports/3717499-katarina-zavacka-zigrae-u-pivfinali-turniru-itf-60-v-italii.html" text:style-name="Internet_20_link" text:visited-style-name="Visited_20_Internet_20_Link">
https://www.ukrinform.ua/rubric-sports/3717499-katarina-zavacka-zigrae-u-pivfinali-turniru-itf-60-v-italii.html</text:a>
</text:p>
      <!--NEWS-->
      <text:h text:style-name="P10" text:outline-level="1">
<text:span text:style-name="T4">
Охматдит отримав сучасний комп’ютерний томограф</text:span>
</text:h>
      <text:p text:style-name="P4">
Authors: Ukrinform (Person)</text:p>
      <text:p text:style-name="P4">
Publisher: Укринформ (Organization)</text:p>
      <text:p text:style-name="P4">
Published Time: 2023-06-02T15:14:37+03:00</text:p>
      <text:p text:style-name="P4">
Modified Time: 2023-06-02T15:14:37+03:00</text:p>
      <text:p text:style-name="P4">
Description: Національна дитяча спеціалізована лікарня "Охматдит" отримала сучасний комп’ютерний томограф. — Укрінформ.</text:p>
      <text:p text:style-name="P4">
Images: ['<text:a xlink:type="simple" xlink:href="https://static.ukrinform.com/photos/2021_02/thumb_files/630_360_1613766366-421.jpeg" text:style-name="Internet_20_link" text:visited-style-name="Visited_20_Internet_20_Link">
630_360_16137...</text:a>
']</text:p>
      <text:p text:style-name="P4">
Tags: ['МОЗ', 'Охматдит', 'Київ']</text:p>
      <text:p text:style-name="P4">
Type: Article</text:p>
      <!--METADATA-->
      <text:p text:style-name="P4">
<draw:frame draw:style-name="fr1" draw:name="Image108" text:anchor-type="as-char" svg:width="6.9236in" svg:height="3.956343in" draw:z-index="0">
<draw:image xlink:href="../Images/yкринформ/2023-06-02T15-14-37-03-00/630_360_1613766366-421.jpeg" xlink:type="simple" xlink:show="embed" xlink:actuate="onLoad" draw:mime-type="image/jpeg"/>
</draw:frame>
Національна дитяча спеціалізована лікарня "Охматдит" отримала сучаснийкомп’ютерний томограф.</text:p>
      <text:p text:style-name="P4">
Про це повідомляє <text:a xlink:type="simple" xlink:href="https://moz.gov.ua/article/news/ohmatdit-otrimae-suchasnij-komp%E2%80%99juternij-tomograf-" text:style-name="Internet_20_link" text:visited-style-name="Visited_20_Internet_20_Link">
 Міністерство охорони здоров'я</text:a>
 , передає Укрінформ.</text:p>
      <text:p text:style-name="P4">
"Національна дитяча лікарня «Охматдит» отримала інноваційний комп’ютернийтомограф на 384 зрізи. "Медичні закупівлі України" на замовлення Міністерстваохорони здоров’я закупила та доставила критично необхідне обладнання влікарню, аби забезпечити маленьких пацієнтів якісними та безоплатними засобамиобстеження", - йдеться у повідомленні.</text:p>
      <text:p text:style-name="P4">
<text:span text:style-name="T4">
Читайте також:</text:span>
 <text:a xlink:type="simple" xlink:href="https://www.ukrinform.ua/rubric-society/3716875-naev-do-dna-zahistu-ditej-vidvidav-kiivskij-ohmatdit.html" text:style-name="Internet_20_link" text:visited-style-name="Visited_20_Internet_20_Link">
 Наєв до Дня захисту дітей відвідав київський «<text:span text:style-name="T4">
Охматдит</text:span>
 » </text:a>
</text:p>
      <text:p text:style-name="P4">
Комп’ютерний томограф – це пристрій, який дозволяє лікарям отримати докладнізображення внутрішніх органів та тканин людини. Це надзвичайно важливо длявчасної діагностики та ефективного лікування. Завдяки цьому сучасномуобладнанню лікарі зможуть ставити точні діагнози та розробляти індивідуальніплани лікування для кожного пацієнта.</text:p>
      <text:p text:style-name="P4">
Також сучасний апарат комп’ютерної томографії має покращені технології,спрямовані на зменшення дози опромінення, яку отримує пацієнт під чассканування.</text:p>
      <text:p text:style-name="P4">
<text:span text:style-name="T4">
Читайте також:</text:span>
 <text:a xlink:type="simple" xlink:href="https://www.ukrinform.ua/rubric-society/3707407-v-ohmatditi-vidkriut-sucasne-viddilenna-reabilitacii-dla-ditej-v-umovah-stacionaru.html" text:style-name="Internet_20_link" text:visited-style-name="Visited_20_Internet_20_Link">
 В <text:span text:style-name="T4">
Охматдит</text:span>
 і відкриють сучасне відділенняреабілітації для дітей в умовах стаціонару </text:a>
</text:p>
      <text:p text:style-name="P4">
Як повідомлялося, у Дубенській міській лікарні на Рівненщині встановилисучасну ангіографічну цифрову систему Artis one, виробництва німецькогоконцерну Siemens. Закупівля здійснена Міністерством охорони здоров’я Україникоштом державного бюджету.</text:p>
      <text:p text:style-name="P4">
Source: <text:a xlink:type="simple" xlink:href="https://www.ukrinform.ua/rubric-society/3717503-ohmatdit-otrimav-sucasnij-komputernij-tomograf.html" text:style-name="Internet_20_link" text:visited-style-name="Visited_20_Internet_20_Link">
https://www.ukrinform.ua/rubric-society/3717503-ohmatdit-otrimav-sucasnij-komputernij-tomograf.html</text:a>
</text:p>
      <!--NEWS-->
      <text:h text:style-name="P10" text:outline-level="1">
<text:span text:style-name="T4">
Зеленський може почати публічно боротися з тими, хто дає можливість обходити Росії санкції</text:span>
</text:h>
      <text:p text:style-name="P4">
Authors: Ukrinform (Person)</text:p>
      <text:p text:style-name="P4">
Publisher: Укринформ (Organization)</text:p>
      <text:p text:style-name="P4">
Published Time: 2023-06-02T15:23:00+03:00</text:p>
      <text:p text:style-name="P4">
Modified Time: 2023-06-02T15:23:00+03:00</text:p>
      <text:p text:style-name="P4">
Description: Президент Володимир Зеленський не виключає виходу в публічну площину для унеможливлення обходу санкцій Російською Федерацією за допомогою інших країн. — Укрінформ.</text:p>
      <text:p text:style-name="P4">
Images: ['<text:a xlink:type="simple" xlink:href="https://static.ukrinform.com/photos/2023_06/thumb_files/630_360_1685707148-891.jpg" text:style-name="Internet_20_link" text:visited-style-name="Visited_20_Internet_20_Link">
630_360_16857...</text:a>
']</text:p>
      <text:p text:style-name="P4">
Tags: ['Санкції', 'Зеленський', 'Війна з Росією']</text:p>
      <text:p text:style-name="P4">
Type: Article</text:p>
      <!--METADATA-->
      <text:p text:style-name="P4">
<draw:frame draw:style-name="fr1" draw:name="Image109" text:anchor-type="as-char" svg:width="6.9236in" svg:height="3.956343in" draw:z-index="0">
<draw:image xlink:href="../Images/yкринформ/2023-06-02T15-23-00-03-00/630_360_1685707148-891.jpg" xlink:type="simple" xlink:show="embed" xlink:actuate="onLoad" draw:mime-type="image/jpeg"/>
</draw:frame>
 ПрезидентВолодимир Зеленський не виключає виходу в публічну площину для унеможливленняобходу санкцій Російською Федерацією за допомогою інших країн.</text:p>
      <text:p text:style-name="P4">
Про це він заявив під час спільної з Президентом Естонії Аларом Карісомпресконференції у Києві, повідомляє кореспондент Укрінформу.</text:p>
      <text:p text:style-name="P4">
«Є, на жаль, держави в усьому світі, і на Європейському континенті, які хочутьцього чи не хочуть, але допомагають обходити санкції. Обхід санкцій – чеснокажучи, я навіть трішки втомився в цій саме боротьбі, думаю, я почну публічноборотися з тими, хто дає можливість обходити ці санкції», - сказав Зеленський.</text:p>
      <text:p text:style-name="P4">
<text:span text:style-name="T4">
Читайте також:</text:span>
 <text:a xlink:type="simple" xlink:href="https://www.ukrinform.ua/rubric-ato/3717491-zelenskij-pro-kontrnastup-golovne-sob-jogo-pobacila-ta-vidcula-rosia.html" text:style-name="Internet_20_link" text:visited-style-name="Visited_20_Internet_20_Link">
 <text:span text:style-name="T4">
Зеленський</text:span>
 про контрнаступ: Головне, щоб йогопобачила та відчула Росія </text:a>
</text:p>
      <text:p text:style-name="P4">
Він підкреслив, що можливість обходити санкції призводить до збільшеннявиробництва Росією ракет.</text:p>
      <text:p text:style-name="P4">
«Щоб ми всі виглядали адекватними, а не бовдурами. Можна, авжеж, думати, якнам продукувати щомісячно сотні ракет (для систем ППО – ред.) і як це складнозробити, а з іншого боку, давати можливості, щоб вони (росіяни – ред.)обходили і виробляли більше "Х" або інших балістичних ракет. Тобто якасьдурниця відбувається», - зауважив Президент.</text:p>
      <text:p text:style-name="P4">
<text:span text:style-name="T4">
Читайте також:</text:span>
 <text:a xlink:type="simple" xlink:href="https://www.ukrinform.ua/rubric-polytics/3717471-zelenskij-zustrivsa-u-kievi-z-prezidentom-estonii.html" text:style-name="Internet_20_link" text:visited-style-name="Visited_20_Internet_20_Link">
 <text:span text:style-name="T4">
Зеленський</text:span>
 зустрівся у Києві з Президентом Естонії</text:a>
</text:p>
      <text:p text:style-name="P4">
Як повідомляв Укрінформ, 1 червня в Кишиневі проходила друга зустрічЄвропейської політичної спільноти, на якій 47 глав держав та урядів обговорилиспільні зусилля заради миру в контексті війни в Україні та пов'язаних із неюкриз, захист демократії, зміцнення енергетичної безпеки та стійкостієвропейських держав.</text:p>
      <text:p text:style-name="P4">
Президент Володимир Зеленський на цьому саміті заявив про необхідність роботипартнерів у рамках коаліції "Петріотів" та «коаліції винищувачів», абипокласти край російському ракетному терору.</text:p>
      <text:p text:style-name="P4">
Фото: ОП</text:p>
      <text:p text:style-name="P4">
Source: <text:a xlink:type="simple" xlink:href="https://www.ukrinform.ua/rubric-ato/3717510-zelenskij-moze-pocati-publicno-borotisa-z-timi-hto-dae-mozlivist-obhoditi-rosii-sankcii.html" text:style-name="Internet_20_link" text:visited-style-name="Visited_20_Internet_20_Link">
https://www.ukrinform.ua/rubric-ato/3717510-zelenskij-moze-pocati-publicno-borotisa-z-timi-hto-dae-mozlivist-obhoditi-rosii-sankcii.html</text:a>
</text:p>
      <!--NEWS-->
      <text:h text:style-name="P10" text:outline-level="1">
<text:span text:style-name="T4">
Україна заслужила на мир в межах міжнародно визнаних кордонів - президент Естонії</text:span>
</text:h>
      <text:p text:style-name="P4">
Authors: Ukrinform (Person)</text:p>
      <text:p text:style-name="P4">
Publisher: Укринформ (Organization)</text:p>
      <text:p text:style-name="P4">
Published Time: 2023-06-02T15:28:06+03:00</text:p>
      <text:p text:style-name="P4">
Modified Time: 2023-06-02T15:28:06+03:00</text:p>
      <text:p text:style-name="P4">
Description: Президент Естонії Алар Каріс заявив, що Україна заслужила на мир, але в межах своїх міжнародно визнаних кордонів, і запевнив у підтримці Естонією України на шляху до ЄС і НАТО. — Укрінформ.</text:p>
      <text:p text:style-name="P4">
Images: ['<text:a xlink:type="simple" xlink:href="https://static.ukrinform.com/photos/2023_06/thumb_files/630_360_1685707169-864.jpg" text:style-name="Internet_20_link" text:visited-style-name="Visited_20_Internet_20_Link">
630_360_16857...</text:a>
']</text:p>
      <text:p text:style-name="P4">
Tags: ['Естонія', 'Зеленський', 'Війна з Росією']</text:p>
      <text:p text:style-name="P4">
Type: Article</text:p>
      <!--METADATA-->
      <text:p text:style-name="P4">
<draw:frame draw:style-name="fr1" draw:name="Image110" text:anchor-type="as-char" svg:width="6.9236in" svg:height="3.956343in" draw:z-index="0">
<draw:image xlink:href="../Images/yкринформ/2023-06-02T15-28-06-03-00/630_360_1685707169-864.jpg" xlink:type="simple" xlink:show="embed" xlink:actuate="onLoad" draw:mime-type="image/jpeg"/>
</draw:frame>
 ПрезидентЕстонії Алар Каріс заявив, що Україна заслужила на мир, але в межах своїхміжнародно визнаних кордонів, і запевнив у підтримці Естонією України на шляхудо ЄС і НАТО.</text:p>
      <text:p text:style-name="P4">
Про це Каріс сказав на спільній з Президентом Володимиром Зеленськимпресконференції у Києві, повідомляє кореспондент Укрінформу.</text:p>
      <text:p text:style-name="P4">
Каріс висловив щире захоплення сміливістю і стійкістю українського народу ізапевнив, що Естонія підтримує Україну "не просто через політичні міркування -це воля і переконання нашої нації".</text:p>
      <text:p text:style-name="P4">
<text:span text:style-name="T4">
Читайте також:</text:span>
 <text:a xlink:type="simple" xlink:href="https://www.ukrinform.ua/rubric-polytics/3717471-zelenskij-zustrivsa-u-kievi-z-prezidentom-estonii.html" text:style-name="Internet_20_link" text:visited-style-name="Visited_20_Internet_20_Link">
 Зеленський зустрівся у Києві з Президентом <text:span text:style-name="T4">
Естоні</text:span>
 ї</text:a>
</text:p>
      <text:p text:style-name="P4">
"Україна заслужила на мир, але в межах своїх міжнародно визнаних кордонів.Харків, Донецьк, Херсон, Крим - вся українська земля ніколи (більше – ред.) немусить зазнати жахів війни. Отже, надаючи перспективну стратегію щодопідтримання архітектури європейської безпеки, ми маємо ввести Україну до нашоїдемократичної родини, а також домагатися розширення ЄС і НАТО. Я хочупідтвердити нашу підтримку України як на полі бою, так і на шляху до ЄС іНАТО", - сказав Каріс.</text:p>
      <text:p text:style-name="P4">
Він заявив, що не хоче жити у світі, де треба вести діалог з дітовбивцями, зтими, хто бомбардує лікарні, дитячі садки і школи.</text:p>
      <text:p text:style-name="P4">
"Їхнє місце за ґратами. Злочин має дістати гідне покарання. Злочини протилюдяності, геноцид, воєнні злочини, злочин агресії ніколи не мають залишитисябезкарними, і ми маємо почати від самої верхівки", - зазначив президентЕстонії.</text:p>
      <text:p text:style-name="P4">
<text:span text:style-name="T4">
Читайте також:</text:span>
 <text:a xlink:type="simple" xlink:href="https://www.ukrinform.ua/rubric-polytics/3717485-zodnu-krainu-nato-ukraina-ne-vtaguvatime-u-vijnu-zelenskij.html" text:style-name="Internet_20_link" text:visited-style-name="Visited_20_Internet_20_Link">
 Жодну країну НАТО Україна не втягуватиме у війну –<text:span text:style-name="T4">
Зеленс</text:span>
 ький </text:a>
</text:p>
      <text:p text:style-name="P4">
Він поінформував, що під час перемовин з Президентом України також ішлося простворення Спеціального трибуналу за злочин агресії Росії проти України.</text:p>
      <text:p text:style-name="P4">
Як повідомляв Укрінформ, раніше, під час виступу у межах саміту Ради Європи ву Рейк'явіку президент Естонії Алар Каріс заявив, що довіра до європейськихінституцій залежить від їхньої відповіді на російську агресію, оскільки членРади Безпеки ООН став агресором, порушує статут ООН, міжнародне право, базовіправа, яких всі дотримуються.</text:p>
      <text:p text:style-name="P4">
Російські злочинці мають понести покарання, а за участі міжнародної спільнотитреба розробити механізм здійснення компенсацій жертвам агресії РФ в Україні,наголосив Каріс.</text:p>
      <text:p text:style-name="P4">
Фото: ОП</text:p>
      <text:p text:style-name="P4">
Source: <text:a xlink:type="simple" xlink:href="https://www.ukrinform.ua/rubric-polytics/3717511-ukraina-zasluzila-na-mir-v-mezah-miznarodno-viznanih-kordoniv-prezident-estonii.html" text:style-name="Internet_20_link" text:visited-style-name="Visited_20_Internet_20_Link">
https://www.ukrinform.ua/rubric-polytics/3717511-ukraina-zasluzila-na-mir-v-mezah-miznarodno-viznanih-kordoniv-prezident-estonii.html</text:a>
</text:p>
      <!--NEWS-->
      <text:h text:style-name="P10" text:outline-level="1">
<text:span text:style-name="T4">
У Києві відкрилась фотовиставка «Україна: журналісти на передовій»</text:span>
</text:h>
      <text:p text:style-name="P4">
Authors: Ukrinform (Person)</text:p>
      <text:p text:style-name="P4">
Publisher: Укринформ (Organization)</text:p>
      <text:p text:style-name="P4">
Published Time: 2023-06-02T15:35:15+03:00</text:p>
      <text:p text:style-name="P4">
Modified Time: 2023-06-02T15:35:15+03:00</text:p>
      <text:p text:style-name="P4">
Description: У Києві у вестибюлі станції метро “Золоті ворота” до Дня журналіста відкрилась фотовиставка “Україна: журналісти на передовій”. — Укрінформ.</text:p>
      <text:p text:style-name="P4">
Images: ['<text:a xlink:type="simple" xlink:href="https://static.ukrinform.com/photos/2023_06/thumb_files/630_360_1685709114-9176.jpeg" text:style-name="Internet_20_link" text:visited-style-name="Visited_20_Internet_20_Link">
630_360_16857...</text:a>
']</text:p>
      <text:p text:style-name="P4">
Tags: ['Журналіст', 'Фотовиставка', 'Київ']</text:p>
      <text:p text:style-name="P4">
Type: Article</text:p>
      <!--METADATA-->
      <text:p text:style-name="P4">
<draw:frame draw:style-name="fr1" draw:name="Image111" text:anchor-type="as-char" svg:width="6.9236in" svg:height="3.956343in" draw:z-index="0">
<draw:image xlink:href="../Images/yкринформ/2023-06-02T15-35-15-03-00/630_360_1685709114-9176.jpeg" xlink:type="simple" xlink:show="embed" xlink:actuate="onLoad" draw:mime-type="image/jpeg"/>
</draw:frame>
 У Києвіу вестибюлі станції метро “Золоті ворота” до Дня журналіста відкриласьфотовиставка “Україна: журналісти на передовій”.</text:p>
      <text:p text:style-name="P4">
Як передає Укрінформ, про це повідомляє <text:a xlink:type="simple" xlink:href="https://kyivcity.gov.ua/news/naperedodni_dnya_zhurnalista_u_vestibyuli_stantsi_metro_zoloti_vorota_vidkrilas_fotovistavka_ukrana_zhurnalisti_na_peredoviy/" text:style-name="Internet_20_link" text:visited-style-name="Visited_20_Internet_20_Link">
 Київська міська державнаадміністрація</text:a>
.</text:p>
      <text:p text:style-name="P4">
Організатори виставки – Національна спілка журналістів України, мережа Центрівжурналістської солідарності та комунальне підприємство “Київінформ”.</text:p>
      <text:p text:style-name="P4">
<text:span text:style-name="T4">
Читайте також:</text:span>
 <text:a xlink:type="simple" xlink:href="https://www.ukrinform.ua/rubric-regions/3715569-u-harkivskomu-metro-vidkrilasa-fotovistavka-u-ramkah-proektu-mista-ta-ihni-geroi.html" text:style-name="Internet_20_link" text:visited-style-name="Visited_20_Internet_20_Link">
 У харківському метро відкрилася <text:span text:style-name="T4">
фотовистав</text:span>
 ка урамках проєкту «Міста та їхні герої» </text:a>
</text:p>
      <text:p text:style-name="P4">
Як зазначають організатори, основна мета проєкту – солідарність ізжурналістами, які працюють у зоні бойових дій, із журналістами, котріпотрапили у полон, із медійниками, яким удалося вирватися з тимчасовозахоплених і прифронтових територій та відновити діяльність своїх медіа, тазагалом з усіма тими колегами, які потребують допомоги.</text:p>
      <text:p text:style-name="P4">
</text:p>
      <text:p text:style-name="P4">
<text:a xlink:type="simple" xlink:href="https://static.ukrinform.com/photos/2023_06/1685709118-7365.jpeg" text:style-name="Internet_20_link" text:visited-style-name="Visited_20_Internet_20_Link">
 </text:a>
 <text:a xlink:type="simple" xlink:href="https://static.ukrinform.com/photos/2023_06/1685709113-8531.jpeg" text:style-name="Internet_20_link" text:visited-style-name="Visited_20_Internet_20_Link">
</text:a>
 <text:a xlink:type="simple" xlink:href="https://static.ukrinform.com/photos/2023_06/1685709113-3364.jpeg" text:style-name="Internet_20_link" text:visited-style-name="Visited_20_Internet_20_Link">
</text:a>
 <text:a xlink:type="simple" xlink:href="https://static.ukrinform.com/photos/2023_06/1685709114-9176.jpeg" text:style-name="Internet_20_link" text:visited-style-name="Visited_20_Internet_20_Link">
<draw:frame draw:style-name="fr1" draw:name="Image116" text:anchor-type="as-char" svg:width="6.9236in" svg:height="3.956343in" draw:z-index="0">
<draw:image xlink:href="../Images/yкринформ/2023-06-02T15-35-15-03-00/630_360_1685709114-9176.jpeg" xlink:type="simple" xlink:show="embed" xlink:actuate="onLoad" draw:mime-type="image/jpeg"/>
</draw:frame>
</text:a>
 <text:a xlink:type="simple" xlink:href="https://static.ukrinform.com/photos/2023_06/1685709114-1030.jpeg" text:style-name="Internet_20_link" text:visited-style-name="Visited_20_Internet_20_Link">
</text:a>
 <text:a xlink:type="simple" xlink:href="https://static.ukrinform.com/photos/2023_06/1685709114-1176.jpeg" text:style-name="Internet_20_link" text:visited-style-name="Visited_20_Internet_20_Link">
</text:a>
 <text:a xlink:type="simple" xlink:href="https://static.ukrinform.com/photos/2023_06/1685709114-8646.jpeg" text:style-name="Internet_20_link" text:visited-style-name="Visited_20_Internet_20_Link">
</text:a>
 <text:a xlink:type="simple" xlink:href="https://static.ukrinform.com/photos/2023_06/1685709114-9376.jpeg" text:style-name="Internet_20_link" text:visited-style-name="Visited_20_Internet_20_Link">
</text:a>
 <text:a xlink:type="simple" xlink:href="https://static.ukrinform.com/photos/2023_06/1685709114-3094.jpeg" text:style-name="Internet_20_link" text:visited-style-name="Visited_20_Internet_20_Link">
</text:a>
 <text:a xlink:type="simple" xlink:href="https://static.ukrinform.com/photos/2023_06/1685709118-2895.jpeg" text:style-name="Internet_20_link" text:visited-style-name="Visited_20_Internet_20_Link">
</text:a>
 <text:a xlink:type="simple" xlink:href="https://static.ukrinform.com/photos/2023_06/1685709122-4325.jpeg" text:style-name="Internet_20_link" text:visited-style-name="Visited_20_Internet_20_Link">
</text:a>
</text:p>
      <text:p text:style-name="P4">
На виставці представлено 40 знімків відомих фотографів, зокрема БорисаКорпусенка, Станіслава Юрченка, Єфрема Лукацького, Яна Доброносова, ЄвгенаЗавгороднього, Ігоря Гур’єва, Романа Потапенка, Сергія Клименка, МаріїКовальової, Такаші Озакі та інших авторів, які ілюструють роботу українськихвоєнних журналістів. Також представлена інформація про працівників медіа, якізагинули внаслідок російської агресії, та фото медійників, яких переслідуютьросіяни в Криму.</text:p>
      <text:p text:style-name="P4">
Крім цього, це роботи, присвячені журналістам, які працювали та висвітлюватиподії в метрополітені у період, коли тисячі людей фактично жили на станціях,рятуючи життя від ракетних обстрілів.</text:p>
      <text:p text:style-name="P4">
<text:span text:style-name="T4">
Читайте також:</text:span>
 <text:a xlink:type="simple" xlink:href="https://www.ukrinform.ua/rubric-presshall/3713661-vidkritta-fotovistavki-kiiv-ucora-ta-sogodni-podoroz-u-casi-m-kiiv-park-imeni-t-sevcenka.html" text:style-name="Internet_20_link" text:visited-style-name="Visited_20_Internet_20_Link">
 ​Відкриття <text:span text:style-name="T4">
фотовистав</text:span>
 ки «Київ учора та сьогодні:подорож у часі» (м. Київ, парк імені Т. Шевченка)</text:a>
</text:p>
      <text:p text:style-name="P4">
Триватиме фотовиставка до 18 червня.</text:p>
      <text:p text:style-name="P4">
Як повідомлялось, в Україні щорічно 6 червня відзначається День журналіста.</text:p>
      <text:p text:style-name="P4">
Source: <text:a xlink:type="simple" xlink:href="https://www.ukrinform.ua/rubric-kyiv/3717514-u-kievi-vidkrilas-fotovistavka-ukraina-zurnalisti-na-peredovij.html" text:style-name="Internet_20_link" text:visited-style-name="Visited_20_Internet_20_Link">
https://www.ukrinform.ua/rubric-kyiv/3717514-u-kievi-vidkrilas-fotovistavka-ukraina-zurnalisti-na-peredovij.html</text:a>
</text:p>
      <!--NEWS-->
      <text:h text:style-name="P10" text:outline-level="1">
<text:span text:style-name="T4">
В Оболонському районі Києва горять 12 гаражів</text:span>
</text:h>
      <text:p text:style-name="P4">
Authors: Ukrinform (Person)</text:p>
      <text:p text:style-name="P4">
Publisher: Укринформ (Organization)</text:p>
      <text:p text:style-name="P4">
Published Time: 2023-06-02T15:36:00+03:00</text:p>
      <text:p text:style-name="P4">
Modified Time: 2023-06-02T15:36:00+03:00</text:p>
      <text:p text:style-name="P4">
Description: В Оболонському районі Києва горять 12 гаражів, рятувальники ліквідовують пожежу. — Укрінформ.</text:p>
      <text:p text:style-name="P4">
Images: ['<text:a xlink:type="simple" xlink:href="https://static.ukrinform.com/photos/2023_06/thumb_files/630_360_1685709363-665.jpg" text:style-name="Internet_20_link" text:visited-style-name="Visited_20_Internet_20_Link">
630_360_16857...</text:a>
']</text:p>
      <text:p text:style-name="P4">
Tags: ['ДСНС', 'Пожежа', 'Київ']</text:p>
      <text:p text:style-name="P4">
Type: Article</text:p>
      <!--METADATA-->
      <text:p text:style-name="P4">
<draw:frame draw:style-name="fr1" draw:name="Image124" text:anchor-type="as-char" svg:width="6.9236in" svg:height="3.956343in" draw:z-index="0">
<draw:image xlink:href="../Images/yкринформ/2023-06-02T15-36-00-03-00/630_360_1685709363-665.jpg" xlink:type="simple" xlink:show="embed" xlink:actuate="onLoad" draw:mime-type="image/jpeg"/>
</draw:frame>
 ВОболонському районі Києва горять 12 гаражів, рятувальники ліквідовують пожежу.</text:p>
      <text:p text:style-name="P4">
Як передає Укрінформ, про це Головне управління Державної служби знадзвичайних ситуацій України у Києві повідомляє у <text:a xlink:type="simple" xlink:href="https://www.facebook.com/DSNSKyiv/posts/pfbid023QQNCMQwxxbeQ6zoubABuhfoZPwiyPdE5wRCkf4KgzrLq9Dh7c5v1py8BbpuvSyJl" text:style-name="Internet_20_link" text:visited-style-name="Visited_20_Internet_20_Link">
 Фейсбуці</text:a>
.</text:p>
      <text:p text:style-name="P4">
“2 червня о 13:47 до Служби порятунку “101” надійшло повідомлення про пожежу,яка виникла на вул. Озерній, 3, що в Оболонському районі столиці. Запопередніми даними, сталось загоряння 12 гаражів загальною площею близько 150кв. м”, - ідеться в повідомленні.</text:p>
      <text:p text:style-name="P4">
<text:span text:style-name="T4">
Читайте також:</text:span>
 <text:a xlink:type="simple" xlink:href="https://www.ukrinform.ua/rubric-kyiv/3717316-u-kievi-na-pecersku-stalasa-masstabna-pozeza-gorila-nedobudova.html" text:style-name="Internet_20_link" text:visited-style-name="Visited_20_Internet_20_Link">
 У Києві на Печерську сталася масштабна <text:span text:style-name="T4">
пожеж</text:span>
 а —горіла недобудова </text:a>
</text:p>
      <text:p text:style-name="P4">
В ДСНС додали, що наразі триває ліквідація пожежі.</text:p>
      <text:p text:style-name="P4">
Як повідомляв Укрінформ, 2 червня у Печерському районі Києва ліквідувалимасштабну пожежу.</text:p>
      <text:p text:style-name="P4">
Source: <text:a xlink:type="simple" xlink:href="https://www.ukrinform.ua/rubric-kyiv/3717515-v-obolonskomu-rajoni-kieva-gorat-12-garaziv.html" text:style-name="Internet_20_link" text:visited-style-name="Visited_20_Internet_20_Link">
https://www.ukrinform.ua/rubric-kyiv/3717515-v-obolonskomu-rajoni-kieva-gorat-12-garaziv.html</text:a>
</text:p>
      <!--NEWS-->
      <text:h text:style-name="P10" text:outline-level="1">
<text:span text:style-name="T4">
Крутих зупинився на шляху до півфіналу турніру АТР у Німеччині</text:span>
</text:h>
      <text:p text:style-name="P4">
Authors: Ukrinform (Person)</text:p>
      <text:p text:style-name="P4">
Publisher: Укринформ (Organization)</text:p>
      <text:p text:style-name="P4">
Published Time: 2023-06-02T15:37:00+03:00</text:p>
      <text:p text:style-name="P4">
Modified Time: 2023-06-02T15:37:00+03:00</text:p>
      <text:p text:style-name="P4">
Description: Перша «ракетка» України Олексій Крутих не зумів у п'ятницю вийти до півфіналу турніру серії ATP Challenger Tour у німецькому місті Тройсдорф із призовим фондом €73,000. — Укрінформ.</text:p>
      <text:p text:style-name="P4">
Images: ['<text:a xlink:type="simple" xlink:href="https://static.ukrinform.com/photos/2023_06/thumb_files/630_360_1685703214-995.jpg" text:style-name="Internet_20_link" text:visited-style-name="Visited_20_Internet_20_Link">
630_360_16857...</text:a>
']</text:p>
      <text:p text:style-name="P4">
Tags: ['Німеччина', 'Теніс', 'Збірна України', 'Чоловіки']</text:p>
      <text:p text:style-name="P4">
Type: Article</text:p>
      <!--METADATA-->
      <text:p text:style-name="P4">
<draw:frame draw:style-name="fr1" draw:name="Image125" text:anchor-type="as-char" svg:width="6.9236in" svg:height="3.956343in" draw:z-index="0">
<draw:image xlink:href="../Images/yкринформ/2023-06-02T15-37-00-03-00/630_360_1685703214-995.jpg" xlink:type="simple" xlink:show="embed" xlink:actuate="onLoad" draw:mime-type="image/jpeg"/>
</draw:frame>
 Перша«ракетка» України Олексій Крутих не зумів у п'ятницю вийти до півфіналутурніру серії ATP Challenger Tour у німецькому місті Тройсдорф із призовимфондом €73,000.</text:p>
      <text:p text:style-name="P4">
У матчі 1/4 фіналу Олексій (№185 ATP) у трьої сетах програв Суміту Нагалу(254) з Індії - 1:6, 6:1, 4:6, передає Укрінформ.</text:p>
      <text:p text:style-name="P4">
Поєдинок рривав 1 годину 58 хвилин.</text:p>
      <text:p text:style-name="P4">
<text:span text:style-name="T4">
Читайте також:</text:span>
 <text:a xlink:type="simple" xlink:href="https://www.ukrinform.ua/rubric-sports/3717499-katarina-zavacka-zigrae-u-pivfinali-turniru-itf-60-v-italii.html" text:style-name="Internet_20_link" text:visited-style-name="Visited_20_Internet_20_Link">
 Катаріна Завацька зіграє у півфіналі турніру ITF 60 вІталії </text:a>
</text:p>
      <text:p text:style-name="P4">
На півфінальній стадії індійський тенісист зустрінеться з переможцемпротистояння Фредеріку Феррейра Сілва (Португалія, 230) - Ренсо Оліво(Аргентина, 261).</text:p>
      <text:p text:style-name="P4">
Фото: btu.org.</text:p>
      <text:p text:style-name="P4">
Source: <text:a xlink:type="simple" xlink:href="https://www.ukrinform.ua/rubric-sports/3717516-krutih-zupinivsa-na-slahu-do-pivfinalu-turniru-atr-u-nimeccini.html" text:style-name="Internet_20_link" text:visited-style-name="Visited_20_Internet_20_Link">
https://www.ukrinform.ua/rubric-sports/3717516-krutih-zupinivsa-na-slahu-do-pivfinalu-turniru-atr-u-nimeccini.html</text:a>
</text:p>
      <!--NEWS-->
      <text:h text:style-name="P10" text:outline-level="1">
<text:span text:style-name="T4">
У коаліції Patriot можуть бути не лише країни, які мають ці системи – Зеленський</text:span>
</text:h>
      <text:p text:style-name="P4">
Authors: Ukrinform (Person)</text:p>
      <text:p text:style-name="P4">
Publisher: Укринформ (Organization)</text:p>
      <text:p text:style-name="P4">
Published Time: 2023-06-02T15:41:00+03:00</text:p>
      <text:p text:style-name="P4">
Modified Time: 2023-06-02T15:41:00+03:00</text:p>
      <text:p text:style-name="P4">
Description: Можливості створення коаліції «Петріотів» обговорювалися з Німеччиною, Данією, Нідерландами, водночас до ініціативи можуть долучатися не тільки ті країни, які мають ці системи протиповітряної оборони. — Укрінформ.</text:p>
      <text:p text:style-name="P4">
Images: ['<text:a xlink:type="simple" xlink:href="https://static.ukrinform.com/photos/2023_06/thumb_files/630_360_1685707148-760.jpg" text:style-name="Internet_20_link" text:visited-style-name="Visited_20_Internet_20_Link">
630_360_16857...</text:a>
']</text:p>
      <text:p text:style-name="P4">
Tags: ['Зеленський', 'Війна з Росією', 'Patriot ']</text:p>
      <text:p text:style-name="P4">
Type: Article</text:p>
      <!--METADATA-->
      <text:p text:style-name="P4">
<draw:frame draw:style-name="fr1" draw:name="Image126" text:anchor-type="as-char" svg:width="6.9236in" svg:height="3.956343in" draw:z-index="0">
<draw:image xlink:href="../Images/yкринформ/2023-06-02T15-41-00-03-00/630_360_1685707148-760.jpg" xlink:type="simple" xlink:show="embed" xlink:actuate="onLoad" draw:mime-type="image/jpeg"/>
</draw:frame>
 Можливостістворення коаліції «Петріотів» обговорювалися з Німеччиною, Данією,Нідерландами, водночас до ініціативи можуть долучатися не тільки ті країни,які мають ці системи протиповітряної оборони.</text:p>
      <text:p text:style-name="P4">
Про це Президент Володимир Зеленський заявив під час спільної з президентомЕстонії Аларом Карісом пресконференції у Києві, повідомляє кореспондентУкрінформу.</text:p>
      <text:p text:style-name="P4">
«Це – початковий етап створення цієї ініціативи. У нас були дуже важливі зцього приводу розмови з Німеччиною, Данією, Нідерландами, ми говорили також злідерами Європейського Союзу, тобто це була security-платформа. Питання не втому, що кожна з цих країн, про які я сказав, можуть нам надати це, а питання,що вони будуть шукати це. І це дуже важливо», - сказав Зеленський.</text:p>
      <text:p text:style-name="P4">
<text:span text:style-name="T4">
Читайте також:</text:span>
 <text:a xlink:type="simple" xlink:href="https://www.ukrinform.ua/rubric-ato/3717510-zelenskij-moze-pocati-publicno-borotisa-z-timi-hto-dae-mozlivist-obhoditi-rosii-sankcii.html" text:style-name="Internet_20_link" text:visited-style-name="Visited_20_Internet_20_Link">
 <text:span text:style-name="T4">
Зеленський</text:span>
 може почати публічно боротися з тими, хтодає можливість обходити Росії санкції </text:a>
</text:p>
      <text:p text:style-name="P4">
За його словами, одні країни мають самі системи «Петріот», інші маютьможливості - політичні, особисті відносини з державами, у яких є відповіднісистеми ППО, фінанси або той чи інший вплив.</text:p>
      <text:p text:style-name="P4">
«У більшості я розмовляв з країнами, із якими я говорю про коаліціювинищувачів. Тобто це такі спільні зусилля. Нам точно це потрібно. Ми вжебачимо, без якої кількості «Петріотів» нам буде складно. Наше завдання не70-75% ураження цілей, а 100%», - підкреслив Президент.</text:p>
      <text:p text:style-name="P4">
<text:span text:style-name="T4">
Читайте також:</text:span>
 <text:a xlink:type="simple" xlink:href="https://www.ukrinform.ua/rubric-ato/3717491-zelenskij-pro-kontrnastup-golovne-sob-jogo-pobacila-ta-vidcula-rosia.html" text:style-name="Internet_20_link" text:visited-style-name="Visited_20_Internet_20_Link">
 <text:span text:style-name="T4">
Зеленський</text:span>
 про контрнаступ: Головне, щоб йогопобачила та відчула Росія </text:a>
</text:p>
      <text:p text:style-name="P4">
Як повідомляв Укрінформ, 1 червня у Кишиневі проходила друга зустрічЄвропейської політичної спільноти.</text:p>
      <text:p text:style-name="P4">
Президент Володимир Зеленський на цьому саміті заявив про необхідність роботипартнерів у межах коаліції "Петріотів" та коаліції винищувачів, аби покластикрай російському ракетному терору.</text:p>
      <text:p text:style-name="P4">
Ajnj^ JG</text:p>
      <text:p text:style-name="P4">
Source: <text:a xlink:type="simple" xlink:href="https://www.ukrinform.ua/rubric-ato/3717520-u-koalicii-patriot-mozut-buti-ne-lise-kraini-aki-maut-ci-sistemi-zelenskij.html" text:style-name="Internet_20_link" text:visited-style-name="Visited_20_Internet_20_Link">
https://www.ukrinform.ua/rubric-ato/3717520-u-koalicii-patriot-mozut-buti-ne-lise-kraini-aki-maut-ci-sistemi-zelenskij.html</text:a>
</text:p>
      <!--NEWS-->
      <text:h text:style-name="P10" text:outline-level="1">
<text:span text:style-name="T4">
Зеленська пропонує зробити простір «Спільно» на Київському вокзалі інструментом культурної дипломатії</text:span>
</text:h>
      <text:p text:style-name="P4">
Authors: Ukrinform (Person)</text:p>
      <text:p text:style-name="P4">
Publisher: Укринформ (Organization)</text:p>
      <text:p text:style-name="P4">
Published Time: 2023-06-02T15:47:40+03:00</text:p>
      <text:p text:style-name="P4">
Modified Time: 2023-06-02T15:47:40+03:00</text:p>
      <text:p text:style-name="P4">
Description: Дитячий простір "Спільно", організований ЮНІСЕФ на Центральному вокзалі Києва, може стати інструментом культурної дипломатії завдяки демонстрації виставкових проєктів про Україну. — Укрінформ.</text:p>
      <text:p text:style-name="P4">
Images: ['<text:a xlink:type="simple" xlink:href="https://static.ukrinform.com/photos/2023_05/thumb_files/630_360_1683737977-486.jpeg" text:style-name="Internet_20_link" text:visited-style-name="Visited_20_Internet_20_Link">
630_360_16837...</text:a>
']</text:p>
      <text:p text:style-name="P4">
Tags: ['Вокзал', 'Київ', 'Олена Зеленська']</text:p>
      <text:p text:style-name="P4">
Type: Article</text:p>
      <!--METADATA-->
      <text:p text:style-name="P4">
<draw:frame draw:style-name="fr1" draw:name="Image127" text:anchor-type="as-char" svg:width="6.9236in" svg:height="3.956343in" draw:z-index="0">
<draw:image xlink:href="../Images/yкринформ/2023-06-02T15-47-40-03-00/630_360_1683737977-486.jpeg" xlink:type="simple" xlink:show="embed" xlink:actuate="onLoad" draw:mime-type="image/jpeg"/>
</draw:frame>
 Дитячийпростір "Спільно", організований ЮНІСЕФ на Центральному вокзалі Києва, можестати інструментом культурної дипломатії завдяки демонстрації виставковихпроєктів про Україну.</text:p>
      <text:p text:style-name="P4">
Про це заявила дружина Президента Олена Зеленська на відкритті дитячогопростору "Спільно" від ЮНІСЕФ на Центральному залізничному вокзалі Києва,передає кореспондент Укрінформу.</text:p>
      <text:p text:style-name="P4">
"Люди пізнають культуру під час туристичних подорожей. Уявімо, що до насприїхала родина з Нідерландів і привезла із собою дитину, яка нічого не знаєпро Україну. Те, що вона побачить тут, буде першим знанням про культуруУкраїни. Тож можна додати якусь виставку про те, якою є наша країна, якою єнаша музика, представити українські картини, наших митців", - сказала першаледі.</text:p>
      <text:p text:style-name="P4">
<text:span text:style-name="T4">
Читайте також:</text:span>
 <text:a xlink:type="simple" xlink:href="https://www.ukrinform.ua/rubric-culture/3716770-zelenska-vidvidala-hudoznu-vistavku-ti-ak-v-ukrainskomu-domi.html" text:style-name="Internet_20_link" text:visited-style-name="Visited_20_Internet_20_Link">
 Зеленська відвідала художню виставку «Ти як?» вУкраїнському домі </text:a>
</text:p>
      <text:p text:style-name="P4">
Вона переконана, що така експозиція зацікавить не тільки дітей, а й дорослих.Причому це стосується не лише іноземців - на думку першої леді, українцямтакож необхідно розширювати знання про власну культуру.</text:p>
      <text:p text:style-name="P4">
Зеленська відзначила, що дитячий простір зроблений естетично і якісно, таподякувала ЮНІСЕФ і всім партнерам за його створення.</text:p>
      <text:p text:style-name="P4">
Як повідомляв Укрінформ, ЮНІСЕФ та Укрзалізниця т організували на Центральномузалізничному вокзалі в Києві дитячий простір "Спільно", де діти можутьвідпочити, погратися в спортивні та розвивальні ігри, а також отриматипсихологічну і медичну допомогу.</text:p>
      <text:p text:style-name="P4">
Фото: ОП</text:p>
      <text:p text:style-name="P4">
Source: <text:a xlink:type="simple" xlink:href="https://www.ukrinform.ua/rubric-society/3717523-zelenska-proponue-zrobiti-prostir-spilno-na-kiivskomu-vokzali-instrumentom-kulturnoi-diplomatii.html" text:style-name="Internet_20_link" text:visited-style-name="Visited_20_Internet_20_Link">
https://www.ukrinform.ua/rubric-society/3717523-zelenska-proponue-zrobiti-prostir-spilno-na-kiivskomu-vokzali-instrumentom-kulturnoi-diplomatii.html</text:a>
</text:p>
      <!--NEWS-->
      <text:h text:style-name="P10" text:outline-level="1">
<text:span text:style-name="T4">
На Харківщині авто підірвалося на невідомому пристрої, є загибла та троє важкопоранених дітей</text:span>
</text:h>
      <text:p text:style-name="P4">
Authors: Ukrinform (Person)</text:p>
      <text:p text:style-name="P4">
Publisher: Укринформ (Organization)</text:p>
      <text:p text:style-name="P4">
Published Time: 2023-06-02T15:50:00+03:00</text:p>
      <text:p text:style-name="P4">
Modified Time: 2023-06-02T15:50:00+03:00</text:p>
      <text:p text:style-name="P4">
Description: На Харківщині машина, в якій їхала родина, підірвалася на невідомому пристрої, в результаті загинула жінка, троє дітей зазнали важких поранень.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Діти', 'Харківщина', 'Синєгубов']</text:p>
      <text:p text:style-name="P4">
Type: Article</text:p>
      <!--METADATA-->
      <text:p text:style-name="P4">
<draw:frame draw:style-name="fr1" draw:name="Image128" text:anchor-type="as-char" svg:width="6.9236in" svg:height="3.956343in" draw:z-index="0">
<draw:image xlink:href="../Images/yкринформ/2023-06-02T15-50-00-03-00/630_360_1538997483-946.jpg" xlink:type="simple" xlink:show="embed" xlink:actuate="onLoad" draw:mime-type="image/jpeg"/>
</draw:frame>
 НаХарківщині машина, в якій їхала родина, підірвалася на невідомому пристрої, врезультаті загинула жінка, троє дітей зазнали важких поранень.</text:p>
      <text:p text:style-name="P4">
Про це повідомив у <text:a xlink:type="simple" xlink:href="https://t.me/synegubov/6322" text:style-name="Internet_20_link" text:visited-style-name="Visited_20_Internet_20_Link">
 Телеграмі </text:a>
 головаХарківської ОВА Олег Синєгубов, передає Укрінформ.</text:p>
      <text:p text:style-name="P4">
"Сьогодні близько 12:00 поблизу сіл Морозова Долина та ЛеміщинеБогодухівського району на невідомому вибуховому пристрої підірвавсяавтомобіль, в якому їхала сім'я з трьома дітьми. Жінка 37 років загинула намісці. Важких поранень зазнали дві дівчинки 12-ти та 15-ти років та 12-річнийхлопчик", - повідомив Синєгубов.</text:p>
      <text:p text:style-name="P4">
<text:span text:style-name="T4">
Читайте також:</text:span>
 <text:a xlink:type="simple" xlink:href="https://www.ukrinform.ua/rubric-regions/3716075-na-hersonsini-ribalka-vtrativ-nogu-nastupivsi-na-rosijsku-minu.html" text:style-name="Internet_20_link" text:visited-style-name="Visited_20_Internet_20_Link">
 На Херсонщині рибалка втратив ногу, наступивши наросійську міну </text:a>
</text:p>
      <text:p text:style-name="P4">
Він додав, що медики борються за життя дітей.</text:p>
      <text:p text:style-name="P4">
Як повідомлялося, на Харківщині звільнені території та прикордонна місцевістьщільно замінована росіянами.</text:p>
      <text:p text:style-name="P4">
Source: <text:a xlink:type="simple" xlink:href="https://www.ukrinform.ua/rubric-regions/3717524-na-harkivsini-avto-pidirvalosa-na-nevidomomu-pristroi-e-zagibla-ta-troe-vazkoporanenih-ditej.html" text:style-name="Internet_20_link" text:visited-style-name="Visited_20_Internet_20_Link">
https://www.ukrinform.ua/rubric-regions/3717524-na-harkivsini-avto-pidirvalosa-na-nevidomomu-pristroi-e-zagibla-ta-troe-vazkoporanenih-ditej.html</text:a>
</text:p>
      <!--NEWS-->
      <text:h text:style-name="P10" text:outline-level="1">
<text:span text:style-name="T4">
В Укренерго спростували інформацію про обшуки</text:span>
</text:h>
      <text:p text:style-name="P4">
Authors: Ukrinform (Person)</text:p>
      <text:p text:style-name="P4">
Publisher: Укринформ (Organization)</text:p>
      <text:p text:style-name="P4">
Published Time: 2023-06-02T15:53:43+03:00</text:p>
      <text:p text:style-name="P4">
Modified Time: 2023-06-02T15:53:43+03:00</text:p>
      <text:p text:style-name="P4">
Description: НЕК «Укренерго» спростувало інформацію про начебто проведені в компанії обшуки. — Укрінформ.</text:p>
      <text:p text:style-name="P4">
Images: ['<text:a xlink:type="simple" xlink:href="https://static.ukrinform.com/photos/2019_09/thumb_files/630_360_1567691280-964.jpg" text:style-name="Internet_20_link" text:visited-style-name="Visited_20_Internet_20_Link">
630_360_15676...</text:a>
']</text:p>
      <text:p text:style-name="P4">
Tags: ['Інтернет', 'Обшук', 'Укренерго']</text:p>
      <text:p text:style-name="P4">
Type: Article</text:p>
      <!--METADATA-->
      <text:p text:style-name="P4">
<draw:frame draw:style-name="fr1" draw:name="Image129" text:anchor-type="as-char" svg:width="6.9236in" svg:height="3.956343in" draw:z-index="0">
<draw:image xlink:href="../Images/yкринформ/2023-06-02T15-53-43-03-00/630_360_1567691280-964.jpg" xlink:type="simple" xlink:show="embed" xlink:actuate="onLoad" draw:mime-type="image/jpeg"/>
</draw:frame>
 НЕК«Укренерго» спростувало інформацію про начебто проведені в компанії обшуки.</text:p>
      <text:p text:style-name="P4">
Як передає Укрінформ, про це Укренерго повідомляє у <text:a xlink:type="simple" xlink:href="https://t.me/Ukrenergo/2119" text:style-name="Internet_20_link" text:visited-style-name="Visited_20_Internet_20_Link">
 Телеграмі</text:a>
 .</text:p>
      <text:p text:style-name="P4">
«В інтернеті розповсюджується інформація про начебто проведені обшуки вкомпанії Укренерго. Це фейк. Жодних обшуків в компанії не проводилось.Одночасне розміщення неправдивої новини на окремих інформаційних сайтах тателеграм-каналах вказує на спланованість цієї акції», - йдеться уповідомленні.</text:p>
      <text:p text:style-name="P4">
<text:span text:style-name="T4">
Читайте також:</text:span>
 <text:a xlink:type="simple" xlink:href="https://www.ukrinform.ua/rubric-economy/3717425-generacia-povnistu-zabezpecue-potrebi-spozivaciv-v-elektroenergii-ukrenergo.html" text:style-name="Internet_20_link" text:visited-style-name="Visited_20_Internet_20_Link">
 Генерація повністю забезпечує потреби споживачів велектроенергії - <text:span text:style-name="T4">
Укренерго</text:span>
 </text:a>
</text:p>
      <text:p text:style-name="P4">
У компанії наголосили, що сайт, який першим розмістив це неправдивеповідомлення, вже його зняв. Інші медіа і канали посилаються вже на знятуновину.</text:p>
      <text:p text:style-name="P4">
Як повідомлялось, в мережі з’явилася інформація, що в НЕК «Укренерго»проходять обшуки.</text:p>
      <text:p text:style-name="P4">
Source: <text:a xlink:type="simple" xlink:href="https://www.ukrinform.ua/rubric-economy/3717526-v-ukrenergo-sprostuvali-informaciu-pro-obsuki.html" text:style-name="Internet_20_link" text:visited-style-name="Visited_20_Internet_20_Link">
https://www.ukrinform.ua/rubric-economy/3717526-v-ukrenergo-sprostuvali-informaciu-pro-obsuki.html</text:a>
</text:p>
      <!--NEWS-->
      <text:h text:style-name="P10" text:outline-level="1">
<text:span text:style-name="T4">
Коаліція винищувачів налічує уже вісім країн – Єрмак</text:span>
</text:h>
      <text:p text:style-name="P4">
Authors: Ukrinform (Person)</text:p>
      <text:p text:style-name="P4">
Publisher: Укринформ (Organization)</text:p>
      <text:p text:style-name="P4">
Published Time: 2023-06-02T15:55:35+03:00</text:p>
      <text:p text:style-name="P4">
Modified Time: 2023-06-02T15:55:35+03:00</text:p>
      <text:p text:style-name="P4">
Description: "Коаліція винищувачів" у своєму складі налічує уже вісім країн, Україна працює над її розширенням. — Укрінформ.</text:p>
      <text:p text:style-name="P4">
Images: ['<text:a xlink:type="simple" xlink:href="https://static.ukrinform.com/photos/2023_02/thumb_files/630_360_1676360567-664.jpeg" text:style-name="Internet_20_link" text:visited-style-name="Visited_20_Internet_20_Link">
630_360_16763...</text:a>
']</text:p>
      <text:p text:style-name="P4">
Tags: ['Єрмак', 'Офіс Президента', 'Коаліція винищувачів']</text:p>
      <text:p text:style-name="P4">
Type: Article</text:p>
      <!--METADATA-->
      <text:p text:style-name="P4">
<draw:frame draw:style-name="fr1" draw:name="Image130" text:anchor-type="as-char" svg:width="6.9236in" svg:height="3.956343in" draw:z-index="0">
<draw:image xlink:href="../Images/yкринформ/2023-06-02T15-55-35-03-00/630_360_1676360567-664.jpeg" xlink:type="simple" xlink:show="embed" xlink:actuate="onLoad" draw:mime-type="image/jpeg"/>
</draw:frame>
 "Коаліціявинищувачів" у своєму складі налічує уже вісім країн, Україна працює над їїрозширенням.</text:p>
      <text:p text:style-name="P4">
Як передає Укрінформ, про це написав у <text:a xlink:type="simple" xlink:href="https://t.me/Yermak_Official/579" text:style-name="Internet_20_link" text:visited-style-name="Visited_20_Internet_20_Link">
 Телеграм</text:a>
 керівник Офісу Президента Андрій Єрмак.</text:p>
      <text:p text:style-name="P4">
"8 країн. Працюємо над розширенням коаліції винищувачів", - зазначив Єрмак.</text:p>
      <text:p text:style-name="P4">
<text:span text:style-name="T4">
Читайте також:</text:span>
 <text:a xlink:type="simple" xlink:href="https://www.ukrinform.ua/rubric-other_news/3717201-zelenskij-vpevnenij-so-koalicia-vinisuvaciv-bude-blizcim-casom.html" text:style-name="Internet_20_link" text:visited-style-name="Visited_20_Internet_20_Link">
 Зеленський впевнений, що "коаліція <text:span text:style-name="T4">
винищувач</text:span>
 ів" будеближчим часом </text:a>
</text:p>
      <text:p text:style-name="P4">
Як повідомляв Укрінформ, Президент України Володимир Зеленський та європейськілідери домовилися продовжити після майбутніх консультацій з американськоюстороною роботу над офіційним рішенням про створення коаліції бойових літаківна наступній зустрічі у форматі “Рамштайн”.</text:p>
      <text:p text:style-name="P4">
Фото: ОП</text:p>
      <text:p text:style-name="P4">
Source: <text:a xlink:type="simple" xlink:href="https://www.ukrinform.ua/rubric-ato/3717528-koalicia-vinisuvaciv-nalicue-uze-visim-krain-ermak.html" text:style-name="Internet_20_link" text:visited-style-name="Visited_20_Internet_20_Link">
https://www.ukrinform.ua/rubric-ato/3717528-koalicia-vinisuvaciv-nalicue-uze-visim-krain-ermak.html</text:a>
</text:p>
      <!--NEWS-->
      <text:h text:style-name="P10" text:outline-level="1">
<text:span text:style-name="T4">
Естонія першою розпочала практичні проєкти відновлення в Україні - Шмигаль</text:span>
</text:h>
      <text:p text:style-name="P4">
Authors: Ukrinform (Person)</text:p>
      <text:p text:style-name="P4">
Publisher: Укринформ (Organization)</text:p>
      <text:p text:style-name="P4">
Published Time: 2023-06-02T16:00:19+03:00</text:p>
      <text:p text:style-name="P4">
Modified Time: 2023-06-02T16:00:19+03:00</text:p>
      <text:p text:style-name="P4">
Description: Прем’єр-міністр України Денис Шмигаль зустрівся в Києві з президентом Естонії Аларом Карісом. — Укрінформ.</text:p>
      <text:p text:style-name="P4">
Images: ['<text:a xlink:type="simple" xlink:href="https://static.ukrinform.com/photos/2023_06/thumb_files/630_360_1685710604-454.jpg" text:style-name="Internet_20_link" text:visited-style-name="Visited_20_Internet_20_Link">
630_360_16857...</text:a>
']</text:p>
      <text:p text:style-name="P4">
Tags: ['Естонія', 'Шмигаль', 'Відновлення України']</text:p>
      <text:p text:style-name="P4">
Type: Article</text:p>
      <!--METADATA-->
      <text:p text:style-name="P4">
<draw:frame draw:style-name="fr1" draw:name="Image131" text:anchor-type="as-char" svg:width="6.9236in" svg:height="3.956343in" draw:z-index="0">
<draw:image xlink:href="../Images/yкринформ/2023-06-02T16-00-19-03-00/630_360_1685710604-454.jpg" xlink:type="simple" xlink:show="embed" xlink:actuate="onLoad" draw:mime-type="image/jpeg"/>
</draw:frame>
 Прем’єр-міністр України Денис Шмигаль зустрівся в Києві з президентом Естонії АларомКарісом.</text:p>
      <text:p text:style-name="P4">
Як передає Укрінформ, про це глава українського уряду повідомив у <text:a xlink:type="simple" xlink:href="https://www.facebook.com/dshmyhal/posts/pfbid0VS1rjpNgQu362ZbPhtyer3exzamjKSwPEAavg3hd8rmAPGQGXLfdUH3zm3z84x4Ml" text:style-name="Internet_20_link" text:visited-style-name="Visited_20_Internet_20_Link">
 Фейсбуці</text:a>
.</text:p>
      <text:p text:style-name="P4">
“Радий вітати в Україні Президента Естонії Алара Каріса. Під час нашоїзустрічі обговорили двосторонню співпрацю між країнами. Естонія першоюрозпочала практичні проєкти відновлення в Україні. Зокрема, був відкритийдитячий садочок в Овручі на Житомирщині. Дякую партнерам за ці перші кроки”, -зазначив Шмигаль.</text:p>
      <text:p text:style-name="P4">
<text:span text:style-name="T4">
Читайте також:</text:span>
 <text:a xlink:type="simple" xlink:href="https://www.ukrinform.ua/rubric-vidbudova/3717239-ukraina-otrimae-vid-es-50-miljoniv-na-vidnovlenna-kriticnoi-infrastrukturi.html" text:style-name="Internet_20_link" text:visited-style-name="Visited_20_Internet_20_Link">
 Україна отримає від ЄС €50 мільйонів на <text:span text:style-name="T4">
відновл</text:span>
 еннякритичної інфраструктури </text:a>
</text:p>
      <text:p text:style-name="P4">
Також він відзначив лідерство Естонії в розробці національного механізмуконфіскації російських активів для спрямування їх на повоєнне відновленняУкраїни.</text:p>
      <text:p text:style-name="P4">
За його словами, під час зустрічі сторони скоординували підтримку України нашляху до ЄС і НАТО, створення Спецтрибуналу та посилення санкцій проти Росії.Шмигаль наголосив, що санкції мають бути достатньо потужними, щоб зупинитиросійську воєнну машину.</text:p>
      <text:p text:style-name="P4">
“Подякував естонським друзям за безпрецедентну військову допомогу. ПередачуЗСУ різних видів озброєння, лікування та навчання українських військових,ініціативу на рівні ЄС щодо спільної закупівлі боєприпасів для України. Всі цірішучі кроки в протидії російській агресії наближають нашу перемогу!” -підкреслив Прем’єр-міністр.</text:p>
      <text:p text:style-name="P4">
<text:span text:style-name="T4">
Читайте також:</text:span>
 <text:a xlink:type="simple" xlink:href="https://www.ukrinform.ua/rubric-polytics/3717511-ukraina-zasluzila-na-mir-v-mezah-miznarodno-viznanih-kordoniv-prezident-estonii.html" text:style-name="Internet_20_link" text:visited-style-name="Visited_20_Internet_20_Link">
 Україна заслужила на мир в межах міжнародно визнанихкордонів - президент <text:span text:style-name="T4">
Естоні</text:span>
 ї </text:a>
</text:p>
      <text:p text:style-name="P4">
Як повідомляв Укрінформ, у Києві перебуває з візитом президент Естонії АларКаріс. З ним <text:a xlink:type="simple" xlink:href="https://www.ukrinform.ua/rubric-polytics/3717471-zelenskij-zustrivsa-u-kievi-z-prezidentom-estonii.html" text:style-name="Internet_20_link" text:visited-style-name="Visited_20_Internet_20_Link">
 вже провів зустріч Президент України Володимир Зеленський</text:a>
 .</text:p>
      <text:p text:style-name="P4">
Фото: Денис Шмигаль, Фейсбук</text:p>
      <text:p text:style-name="P4">
Source: <text:a xlink:type="simple" xlink:href="https://www.ukrinform.ua/rubric-vidbudova/3717529-estonia-persou-rozpocala-prakticni-proekti-vidnovlenna-v-ukraini-smigal.html" text:style-name="Internet_20_link" text:visited-style-name="Visited_20_Internet_20_Link">
https://www.ukrinform.ua/rubric-vidbudova/3717529-estonia-persou-rozpocala-prakticni-proekti-vidnovlenna-v-ukraini-smigal.html</text:a>
</text:p>
      <!--NEWS-->
      <text:h text:style-name="P10" text:outline-level="1">
<text:span text:style-name="T4">
Спецпосланець Пекіна спростував чутки про пропозиції КНР залишити Росії окуповані території України</text:span>
</text:h>
      <text:p text:style-name="P4">
Authors: Ukrinform (Person)</text:p>
      <text:p text:style-name="P4">
Publisher: Укринформ (Organization)</text:p>
      <text:p text:style-name="P4">
Published Time: 2023-06-02T16:07:00+03:00</text:p>
      <text:p text:style-name="P4">
Modified Time: 2023-06-02T16:07:00+03:00</text:p>
      <text:p text:style-name="P4">
Description: Спецпредставник уряду Китаю у справах Євразії Лі Хуей категорично спростував закиди на свою адресу, що він нібито пропонував країнам Євросоюзу залишити Росії тимчасово окуповані території України. — Укрінформ.</text:p>
      <text:p text:style-name="P4">
Images: ['<text:a xlink:type="simple" xlink:href="https://static.ukrinform.com/photos/2023_05/thumb_files/630_360_1683881992-422.png" text:style-name="Internet_20_link" text:visited-style-name="Visited_20_Internet_20_Link">
630_360_16838...</text:a>
']</text:p>
      <text:p text:style-name="P4">
Tags: ['Китай', 'Пекін', 'Війна з Росією']</text:p>
      <text:p text:style-name="P4">
Type: Article</text:p>
      <!--METADATA-->
      <text:p text:style-name="P4">
<draw:frame draw:style-name="fr1" draw:name="Image132" text:anchor-type="as-char" svg:width="6.9236in" svg:height="3.956343in" draw:z-index="0">
<draw:image xlink:href="../Images/yкринформ/2023-06-02T16-07-00-03-00/630_360_1683881992-422.png" xlink:type="simple" xlink:show="embed" xlink:actuate="onLoad" draw:mime-type="image/png"/>
</draw:frame>
Спецпредставник уряду Китаю у справах Євразії Лі Хуей категорично спростувавзакиди на свою адресу, що він нібито пропонував країнам Євросоюзу залишитиРосії тимчасово окуповані території України.</text:p>
      <text:p text:style-name="P4">
Як передає власний кореспондент Укрінформу, про це китайський дипломат заявивпід час спеціального брифінгу, коментуючи відповідну публікацію The WallStreet Journal.</text:p>
      <text:p text:style-name="P4">
«Не знаю, кого мали на увазі в Wall Street Journal під так званими«поінформованими західними чиновниками», але такі повідомлення абсолютно невідповідають дійсності», – сказав Лі.</text:p>
      <text:p text:style-name="P4">
<text:span text:style-name="T4">
Читайте також:</text:span>
 <text:a xlink:type="simple" xlink:href="https://www.ukrinform.ua/rubric-polytics/3717475-kitaj-gotue-novi-kroki-zadla-politicnogo-virisenna-ukrainskoi-krizi-specposlanec-knr.html" text:style-name="Internet_20_link" text:visited-style-name="Visited_20_Internet_20_Link">
 Китай готує нові кроки задля політичного вирішення«української кризи» - спецпосланець КНР </text:a>
</text:p>
      <text:p text:style-name="P4">
Він додав, що Китай дотримується об’єктивної і справедливої ​​позиції йоднаково відверто комунікує з усіма сторонами конфлікту.</text:p>
      <text:p text:style-name="P4">
«Ми діємо правильно і належно, чи то в комунікації з українською стороною, чиз російською, чи з європейською… Ми відверто висловлюємо свою позицію, нашіспівбесідники теж», – зазначив дипломат.</text:p>
      <text:p text:style-name="P4">
Він нагадав, що в Києві зустрічався з Президентом Володимиром Зеленським,провів змістовні й відверті переговори з керівником його Офісу АндріємЄрмаком, главою МЗС Дмитром Кулебою та представниками ряду міністерствукраїнського уряду.</text:p>
      <text:p text:style-name="P4">
<text:span text:style-name="T4">
Читайте також:</text:span>
 <text:a xlink:type="simple" xlink:href="https://www.ukrinform.ua/rubric-polytics/3716126-kitaj-vede-svou-gru-sodo-rosijskoi-agresii-v-ukraini-kasparov.html" text:style-name="Internet_20_link" text:visited-style-name="Visited_20_Internet_20_Link">
 Китай веде свою гру щодо російської агресії в Україні –Каспаров </text:a>
</text:p>
      <text:p text:style-name="P4">
«Міністр закордонних справ Кулеба особисто зробив уточнення, яке свідчить проте, що неправдиве повідомлення Wall Street Journal не тільки абсолютно невідповідає фактам, але й є спробою спровокувати китайсько-українські відносиний посіяти в них розбрат і недовіру», – заявив спецпосланець.</text:p>
      <text:p text:style-name="P4">
Він також заперечив повідомлення про глибокі розбіжності в позиціях Китаю іЄвропейського Союзу стосовно війни й зауважив, що в Китаю і Європи «немаловзаєморозуміння стосовно українського питання».</text:p>
      <text:p text:style-name="P4">
«Хочу підкреслити, Китай не є стороною в українському питанні..., й українськапроблема не є проблемою між Китаєм і Україною, Китаєм і Росією чи Китаєм іЄвропою. Китай готовий продовжувати зміцнювати комунікацію і діалог з усімасторонами та відігравати конструктивну роль у просуванні мирних переговорів»,– наголосив Лі.</text:p>
      <text:p text:style-name="P4">
<text:span text:style-name="T4">
Читайте також:</text:span>
 <text:a xlink:type="simple" xlink:href="https://www.ukrinform.ua/rubric-world/3714286-kitaj-vvazae-pricinou-ukrainskoi-krizi-problemi-z-bezpekovim-upravlinnam-u-evropi.html" text:style-name="Internet_20_link" text:visited-style-name="Visited_20_Internet_20_Link">
 Китай вважає причиною «української кризи» проблеми збезпековим управлінням у Європі </text:a>
</text:p>
      <text:p text:style-name="P4">
Як повідомляв Укрінформ, міністр закордонних справ України <text:a xlink:type="simple" xlink:href="https://www.ukrinform.ua/rubric-polytics/3715026-kuleba-specposlanec-kitau-ne-proponuvav-viddati-rosii-okupovani-ukrainski-teritorii.html" text:style-name="Internet_20_link" text:visited-style-name="Visited_20_Internet_20_Link">
 Дмитро Кулебаспростував інформацію про те, що спеціальний представник уряду Китаю з питаньЄвразії Лі Хуей </text:a>
 пропонував віддати РФ окуповані території України.</text:p>
      <text:p text:style-name="P4">
Фото: Xinhua</text:p>
      <text:p text:style-name="P4">
Source: <text:a xlink:type="simple" xlink:href="https://www.ukrinform.ua/rubric-polytics/3717531-specposlanec-pekina-sprostuvav-cutki-pro-propozicii-knr-zalisiti-rosii-okupovani-teritorii-ukraini.html" text:style-name="Internet_20_link" text:visited-style-name="Visited_20_Internet_20_Link">
https://www.ukrinform.ua/rubric-polytics/3717531-specposlanec-pekina-sprostuvav-cutki-pro-propozicii-knr-zalisiti-rosii-okupovani-teritorii-ukraini.html</text:a>
</text:p>
      <!--NEWS-->
      <text:h text:style-name="P10" text:outline-level="1">
<text:span text:style-name="T4">
Розмінування та оборонні підприємства: Зеленський розповів, про що домовився з президентом Естонії</text:span>
</text:h>
      <text:p text:style-name="P4">
Authors: Ukrinform (Person)</text:p>
      <text:p text:style-name="P4">
Publisher: Укринформ (Organization)</text:p>
      <text:p text:style-name="P4">
Published Time: 2023-06-02T16:16:00+03:00</text:p>
      <text:p text:style-name="P4">
Modified Time: 2023-06-02T16:16:00+03:00</text:p>
      <text:p text:style-name="P4">
Description: Президент України Володимир Зеленський та Президент Естонії Алар Каріс обговорили можливості створення спільних оборонних підприємств та залучення естонських фахівців до розмінування української території. — Укрінформ.</text:p>
      <text:p text:style-name="P4">
Images: ['<text:a xlink:type="simple" xlink:href="https://static.ukrinform.com/photos/2023_06/thumb_files/630_360_1685707123-549.jpg" text:style-name="Internet_20_link" text:visited-style-name="Visited_20_Internet_20_Link">
630_360_16857...</text:a>
']</text:p>
      <text:p text:style-name="P4">
Tags: ['Естонія', 'Розмінування', 'Зеленський']</text:p>
      <text:p text:style-name="P4">
Type: Article</text:p>
      <!--METADATA-->
      <text:p text:style-name="P4">
<draw:frame draw:style-name="fr1" draw:name="Image133" text:anchor-type="as-char" svg:width="6.9236in" svg:height="3.956343in" draw:z-index="0">
<draw:image xlink:href="../Images/yкринформ/2023-06-02T16-16-00-03-00/630_360_1685707123-549.jpg" xlink:type="simple" xlink:show="embed" xlink:actuate="onLoad" draw:mime-type="image/jpeg"/>
</draw:frame>
 ПрезидентУкраїни Володимир Зеленський та Президент Естонії Алар Каріс обговорилиможливості створення спільних оборонних підприємств та залучення естонськихфахівців до розмінування української території.</text:p>
      <text:p text:style-name="P4">
Про це повідомив глава держави під час спільної з естонським лідеромпресконференції у Києві, повідомляє кореспондент Укрінформу.</text:p>
      <text:p text:style-name="P4">
«Домовилися про конкретну взаємодію в розмінуванні українських територій, утому числі естонськими спеціалістами з їхнім, естонським, обладнанням.Предметно обговорили можливості створення спільних оборонних виробництв вУкраїні», - зазначив Зеленський.</text:p>
      <text:p text:style-name="P4">
<text:span text:style-name="T4">
Читайте також:</text:span>
 <text:a xlink:type="simple" xlink:href="https://www.ukrinform.ua/rubric-vidbudova/3717529-estonia-persou-rozpocala-prakticni-proekti-vidnovlenna-v-ukraini-smigal.html" text:style-name="Internet_20_link" text:visited-style-name="Visited_20_Internet_20_Link">
 Естонія першою розпочала практичні проєкти відновлення вУкраїні - Шмигаль </text:a>
</text:p>
      <text:p text:style-name="P4">
Він також поінформував естонського колегу про ситуацію на фронті.</text:p>
      <text:p text:style-name="P4">
«Точно можемо разом підготувати більше наших потужних кроків на фронті.Передав конкретні нагальні потреби нашої армії», - зазначив Президент.</text:p>
      <text:p text:style-name="P4">
Лідери також обговорили питання відбудови України, підготовку до міжнароднихзаходів, зокрема саміту НАТО.</text:p>
      <text:p text:style-name="P4">
<text:span text:style-name="T4">
Читайте також:</text:span>
 <text:a xlink:type="simple" xlink:href="https://www.ukrinform.ua/rubric-polytics/3717511-ukraina-zasluzila-na-mir-v-mezah-miznarodno-viznanih-kordoniv-prezident-estonii.html" text:style-name="Internet_20_link" text:visited-style-name="Visited_20_Internet_20_Link">
 Україна заслужила на мир в межах міжнародно визнанихкордонів - президент Естонії </text:a>
</text:p>
      <text:p text:style-name="P4">
Зеленський подякував естонським партнерам за підтримку і допомогу Україні - якзброєю, так і політичну, санкції проти Росії тощо.</text:p>
      <text:p text:style-name="P4">
Як повідомлялося, у п’ятницю в Києві перебуває з візитом Президент ЕстоніїАлар Каріс.</text:p>
      <text:p text:style-name="P4">
Естонія першою розпочала практичні проєкти відновлення в Україні. Зокрема,днями був відкритий дитячий садочок в Овручі на Житомирщині.</text:p>
      <text:p text:style-name="P4">
Фото: ОП</text:p>
      <text:p text:style-name="P4">
Source: <text:a xlink:type="simple" xlink:href="https://www.ukrinform.ua/rubric-polytics/3717537-rozminuvanna-ta-oboronni-pidpriemstva-zelenskij-rozpoviv-pro-so-domovivsa-z-prezidentom-estonii.html" text:style-name="Internet_20_link" text:visited-style-name="Visited_20_Internet_20_Link">
https://www.ukrinform.ua/rubric-polytics/3717537-rozminuvanna-ta-oboronni-pidpriemstva-zelenskij-rozpoviv-pro-so-domovivsa-z-prezidentom-estonii.html</text:a>
</text:p>
      <!--NEWS-->
      <text:h text:style-name="P10" text:outline-level="1">
<text:span text:style-name="T4">
Стефанчук зустрівся з президентом Литви та обговорив із ним українську формулу миру</text:span>
</text:h>
      <text:p text:style-name="P4">
Authors: Ukrinform (Person)</text:p>
      <text:p text:style-name="P4">
Publisher: Укринформ (Organization)</text:p>
      <text:p text:style-name="P4">
Published Time: 2023-06-02T16:24:00+03:00</text:p>
      <text:p text:style-name="P4">
Modified Time: 2023-06-02T16:24:00+03:00</text:p>
      <text:p text:style-name="P4">
Description: Голова Верховної Ради Руслан Стефанчук зустрівся з Президентом Литви Гітанасом Науседою та обговорив з ним формулу миру Президента України Володимира Зеленського. — Укрінформ.</text:p>
      <text:p text:style-name="P4">
Images: ['<text:a xlink:type="simple" xlink:href="https://static.ukrinform.com/photos/2023_06/thumb_files/630_360_1685711945-478.jpg" text:style-name="Internet_20_link" text:visited-style-name="Visited_20_Internet_20_Link">
630_360_16857...</text:a>
']</text:p>
      <text:p text:style-name="P4">
Tags: ['Литва', 'Стефанчук', 'Ґітанас Науседа']</text:p>
      <text:p text:style-name="P4">
Type: Article</text:p>
      <!--METADATA-->
      <text:p text:style-name="P4">
<draw:frame draw:style-name="fr1" draw:name="Image134" text:anchor-type="as-char" svg:width="6.9236in" svg:height="3.956343in" draw:z-index="0">
<draw:image xlink:href="../Images/yкринформ/2023-06-02T16-24-00-03-00/630_360_1685711945-478.jpg" xlink:type="simple" xlink:show="embed" xlink:actuate="onLoad" draw:mime-type="image/jpeg"/>
</draw:frame>
 ГоловаВерховної Ради Руслан Стефанчук зустрівся з Президентом Литви ГітанасомНауседою та обговорив з ним формулу миру Президента України ВолодимираЗеленського.</text:p>
      <text:p text:style-name="P4">
Як передає Укрінформ, про це Стефанчук повідомляє у <text:a xlink:type="simple" xlink:href="https://twitter.com/r_stefanchuk/status/1664611188854906880" text:style-name="Internet_20_link" text:visited-style-name="Visited_20_Internet_20_Link">
 Твіттері</text:a>
.</text:p>
      <text:p text:style-name="P4">
“Зустрівся з другом України, Президентом Литви Гітанасом Науседою. Подякувавза допомогу, яку відчуває Україна з боку Литви”, - написав він.</text:p>
      <text:p text:style-name="P4">
<text:span text:style-name="T4">
Читайте також:</text:span>
 <text:a xlink:type="simple" xlink:href="https://www.ukrinform.ua/rubric-polytics/3717364-stefancuk-na-samiti-goliv-parlamentiv-krain-nato-zaklikav-pidtrimati-evroatlanticne-majbutne-ukraini.html" text:style-name="Internet_20_link" text:visited-style-name="Visited_20_Internet_20_Link">
 <text:span text:style-name="T4">
Стефанчук</text:span>
 на Саміті голів парламентів НАТО закликавпідтримати євроатлантичне майбутнє України </text:a>
</text:p>
      <text:p text:style-name="P4">
Стефанчук висловив подяку за підтримку Литвою євроатлантичного майбутньогоУкраїни.</text:p>
      <text:p text:style-name="P4">
Також сторони обговорили формулу миру Володимира Зеленського, відновленнясправедливості, притягнення Російської Федерації до відповідальності.</text:p>
      <text:p text:style-name="Quotations">

<text:p text:style-name="P4">
Зустрівся з другом 🇺🇦, Президентом 🇱🇹 <text:a xlink:type="simple" xlink:href="https://twitter.com/GitanasNauseda" text:style-name="Internet_20_link" text:visited-style-name="Visited_20_Internet_20_Link">
 @GitanasNauseda&gt;
 </text:a>
 .  &gt;
  &gt;
  Подякував за допомогу, яку відчуває 🇺🇦 з боку 🇱🇹.  &gt;
  &gt;
  Вдячний за підтримку Литвою 🇪🇺 та євроатлантичного майбутнього 🇺🇦.  &gt;
  &gt;
  Обговорили <text:a xlink:type="simple" xlink:href="https://twitter.com/hashtag/%D1%84%D0%BE%D1%80%D0%BC%D1%83%D0%BB%D0%B0%D0%BC%D0%B8%D1%80%D1%83" text:style-name="Internet_20_link" text:visited-style-name="Visited_20_Internet_20_Link">
 #формуламиру&gt;
 </text:a>
&gt;
 <text:a xlink:type="simple" xlink:href="https://twitter.com/ZelenskyyUa" text:style-name="Internet_20_link" text:visited-style-name="Visited_20_Internet_20_Link">
 @ZelenskyyUa </text:a>
 ,&gt;
 відновлення справедливості, притягнення рф до відповідальності. <text:a xlink:type="simple" xlink:href="https://t.co/sIXpgrbDUs" text:style-name="Internet_20_link" text:visited-style-name="Visited_20_Internet_20_Link">
&gt;
 pic.twitter.com/sIXpgrbDUs </text:a>
&gt;
&gt;
 — Ruslan Stefanchuk (@r_stefanchuk) <text:a xlink:type="simple" xlink:href="https://twitter.com/r_stefanchuk/status/1664611188854906880" text:style-name="Internet_20_link" text:visited-style-name="Visited_20_Internet_20_Link">
 June 2, 2023&gt;
 </text:a>
</text:p>

</text:p>
      <text:p text:style-name="P4">
Як повідомляв Укрінформ, 1 червня Голова Верховної Ради Руслан Стефанчукприбув з робочим візитом у столицю Литви, Вільнюс, для участі у саміті голівпарламентів держав-членів НАТО.</text:p>
      <text:p text:style-name="P4">
<text:span text:style-name="T4">
Читайте також:</text:span>
 <text:a xlink:type="simple" xlink:href="https://www.ukrinform.ua/rubric-polytics/3717063-stefancuk-obgovoriv-zi-spikerkou-sejmasu-litvi-vstup-ukraini-do-nato-ta-es.html" text:style-name="Internet_20_link" text:visited-style-name="Visited_20_Internet_20_Link">
 Стефанчук обговорив зі спікеркою Сеймасу <text:span text:style-name="T4">
Литв</text:span>
 и вступУкраїни до НАТО та ЄС </text:a>
</text:p>
      <text:p text:style-name="P4">
На Саміті голів парламентів країн НАТО Стефанчук закликав підтриматиєвроатлантичне майбутнє України.</text:p>
      <text:p text:style-name="P4">
Фото: Руслан Стефанчук, Твіттер</text:p>
      <text:p text:style-name="P4">
Source: <text:a xlink:type="simple" xlink:href="https://www.ukrinform.ua/rubric-polytics/3717539-stefancuk-zustrivsa-z-prezidentom-litvi-ta-obgovoriv-z-nim-ukrainsku-formulu-miru.html" text:style-name="Internet_20_link" text:visited-style-name="Visited_20_Internet_20_Link">
https://www.ukrinform.ua/rubric-polytics/3717539-stefancuk-zustrivsa-z-prezidentom-litvi-ta-obgovoriv-z-nim-ukrainsku-formulu-miru.html</text:a>
</text:p>
      <!--NEWS-->
      <text:h text:style-name="P10" text:outline-level="1">
<text:span text:style-name="T4">
У ССО заявили, що це вони просили Буданова сприяти виїзду за кордон депутата Трубіцина – «Схеми»</text:span>
</text:h>
      <text:p text:style-name="P4">
Authors: Ukrinform (Person)</text:p>
      <text:p text:style-name="P4">
Publisher: Укринформ (Organization)</text:p>
      <text:p text:style-name="P4">
Published Time: 2023-06-02T16:40:40+03:00</text:p>
      <text:p text:style-name="P4">
Modified Time: 2023-06-02T16:40:40+03:00</text:p>
      <text:p text:style-name="P4">
Description: Виїзд за кордон обвинуваченого в корупції депутата Київради Владислава Трубіцина ініціювали Сили спеціальних операцій Збройних сил України. — Укрінформ.</text:p>
      <text:p text:style-name="P4">
Images: ['<text:a xlink:type="simple" xlink:href="https://static.ukrinform.com/photos/2023_05/thumb_files/630_360_1685019440-274.jpg" text:style-name="Internet_20_link" text:visited-style-name="Visited_20_Internet_20_Link">
630_360_16850...</text:a>
']</text:p>
      <text:p text:style-name="P4">
Tags: ['Кордон', 'ССО', 'Буданов', 'Трубіцин']</text:p>
      <text:p text:style-name="P4">
Type: Article</text:p>
      <!--METADATA-->
      <text:p text:style-name="P4">
<draw:frame draw:style-name="fr1" draw:name="Image135" text:anchor-type="as-char" svg:width="6.9236in" svg:height="3.956343in" draw:z-index="0">
<draw:image xlink:href="../Images/yкринформ/2023-06-02T16-40-40-03-00/630_360_1685019440-274.jpg" xlink:type="simple" xlink:show="embed" xlink:actuate="onLoad" draw:mime-type="image/jpeg"/>
</draw:frame>
 Виїзд закордон обвинуваченого в корупції депутата Київради Владислава Трубіцинаініціювали Сили спеціальних операцій Збройних сил України.</text:p>
      <text:p text:style-name="P4">
Як передає Укрінформ, про це йдеться у коментарі ССО, наданому проєкту <text:a xlink:type="simple" xlink:href="https://www.radiosvoboda.org/a/news-skhemy-trubitsyn-sso-vyyizd-za-kordon/32441457.html" text:style-name="Internet_20_link" text:visited-style-name="Visited_20_Internet_20_Link">
«Схеми» (Радіо Свобода) </text:a>
 .</text:p>
      <text:p text:style-name="P4">
«Вищезгадане звернення дійсно було ініційоване командуванням Сил спеціальнихоперацій в січні 2023 року. Мета цього звернення – виїзд за кордон ВладиславаТрубіцина як представника благодійного фонду «Рідна Оболонь» та ще чотирьохосіб, теж від цього фонду. Виїзд потребував виконання ним та групою осібспеціального завдання щодо забезпечення ССО спеціальним обладнанням. На жаль,характер завдання не може бути розкритим, так як містить дані, що становлятьслужбову таємницю», – зазначив речник ССО Олександр Кіндратенко.</text:p>
      <text:p text:style-name="P4">
«Схеми» попросили ССО ЗСУ надати копію їхнього клопотання до ГУР про сприяннявиїзду за кордон депутата Трубіцина, аналогічний запит відправили і до ГУР,але відповіді наразі не отримали. Водночас цей документ «Схемам» вдалосьдістати від своїх джерел в оборонних структурах, із закритою частиноюінформації, що містить персональні дані.</text:p>
      <text:p text:style-name="P4">
У листі, датованому 20 січня 2023 року, командувач ССО ЗСУ Віктор Хоренкозвертається на ім’я Буданова з проханням про сприяння виїзду п’ятьох осіб,«які є волонтерами», серед них – Владислав Трубіцин. Вказується період виїзду– з 28 січня до 25 травня 2023 року.</text:p>
      <text:p text:style-name="P4">
<text:span text:style-name="T4">
Читайте також:</text:span>
 <text:a xlink:type="simple" xlink:href="https://www.ukrinform.ua/rubric-kyiv/3716053-sap-prosit-ogolositi-deputata-kiivradi-trubicina-u-rozsuk.html" text:style-name="Internet_20_link" text:visited-style-name="Visited_20_Internet_20_Link">
 САП просить оголосити депутата Київради <text:span text:style-name="T4">
Трубіцин</text:span>
 а урозшук </text:a>
</text:p>
      <text:p text:style-name="P4">
Речник ССО прокоментував, чому виїзд був дозволений на такий тривалий період –на чотири місяці.</text:p>
      <text:p text:style-name="P4">
«Тому що там було, крім Трубіцина, ще чотири особи. Кожна з цих осібвиїжджала, скажімо так, у різні проміжки часу, тому нас попросили, щоб мизробили один загальний документ на всіх», – пояснив Кіндратенко.</text:p>
      <text:p text:style-name="P4">
За його словами, на момент звернення, коли командування ССО зверталося до ГУРза сприянням, жодних обмежень щодо перетину кордону Владиславом Трубіциним небуло.</text:p>
      <text:p text:style-name="P4">
«Інакше б Державна прикордонна служба не дозволила цій особі перетнути <text:a xlink:type="simple" xlink:href="https://www.ukrinform.ua/tag-kordon" text:style-name="Internet_20_link" text:visited-style-name="Visited_20_Internet_20_Link">
кордон </text:a>
 », – повідомив речник.</text:p>
      <text:p text:style-name="P4">
Також у ССО прокоментували той факт, що, виїхавши за ініційованим нимидозволом, обвинувачений у хабарництві депутат зрештою не повернувся в Українута перестав виходити на зв’язок.</text:p>
      <text:p text:style-name="P4">
<text:span text:style-name="T4">
Читайте також:</text:span>
 <text:a xlink:type="simple" xlink:href="https://www.ukrinform.ua/rubric-kyiv/3714075-deputata-kiivradi-trubicina-viklucili-iz-frakcii-sluga-narodu.html" text:style-name="Internet_20_link" text:visited-style-name="Visited_20_Internet_20_Link">
 Депутата Київради <text:span text:style-name="T4">
Трубіцин</text:span>
 а виключили із фракції«Слуга народу» </text:a>
</text:p>
      <text:p text:style-name="P4">
«Ми сприяли виїзду за кордон задля благих цілей, а саме забезпеченняпідрозділів ССО всім необхідним для боротьби з ворогом. Ми вкрай негативноставимось до того, що ця особа скористалась таким приводом під час війни усвоїх особистих цілях і не повернулась в Україну задля виконання процесуальнихобовʼязків у суді», – додав Кіндратенко.</text:p>
      <text:p text:style-name="P4">
На питання про те, чому ССО цього разу не звернулися до Держприкордонслужбинапряму самостійно, а залучали ГУР, прессекретар пояснив, що «процедурноспівпраця ГУР і ДПСУ швидше і краще налагоджена, ніж ССО».</text:p>
      <text:p text:style-name="P4">
Як повідомлялось, журналісти проєкту <text:a xlink:type="simple" xlink:href="https://www.radiosvoboda.org/a/skhemy-deputat-trubitsyn-dpsu-hur/32436777.html" text:style-name="Internet_20_link" text:visited-style-name="Visited_20_Internet_20_Link">
 «Схеми»</text:a>
 (Радіо Свобода) поінформували, що депутат Київської міськоїради Владислав Трубіцин, якого САП та НАБУ обвинувачують у хабарництві й якийдвічі не з'явився на засідання Вищого антикорупційного суду, 13 травня виїхавза кордон у напрямку Польщі за дозволом голови Державної прикордонної службиСергія Дейнеки на підставі листа від очільника Головного управління розвідкиКирила Буданова.</text:p>
      <text:p text:style-name="P4">
Спеціалізована антикорупційна прокуратура подала клопотання про міжнароднийрозшук депутата Київради Владислава Трубіцина, обвинуваченого в одержанні 1,39млн грн неправомірної вигоди.</text:p>
      <text:p text:style-name="P4">
11 жовтня 2022 року Національне антикорупційне бюро і САП скерували до судусправу за обвинуваченням голови однієї з постійних комісій Київради) Трубіцинаі ще п’ятьох осіб в одержанні 1,39 млн грн неправомірної вигоди за сприяння ворганізації роздрібної торгівлі у столиці.</text:p>
      <text:p text:style-name="P4">
<text:span text:style-name="T4">
Читайте також:</text:span>
 <text:a xlink:type="simple" xlink:href="https://www.ukrinform.ua/rubric-society/3716653-derzprikordonsluzba-ne-komentue-ci-viihav-z-ukraini-deputat-trubicin.html" text:style-name="Internet_20_link" text:visited-style-name="Visited_20_Internet_20_Link">
 Прикордонслужба не коментує, чи виїхав з України депутат<text:span text:style-name="T4">
Трубіцин</text:span>
 </text:a>
</text:p>
      <text:p text:style-name="P4">
Обвинувальний акт щодо депутата та спільників розглядається в Вищомуантикорупційному суді.</text:p>
      <text:p text:style-name="P4">
З моменту затримання 11 лютого 2022 року Трубіцину обрали запобіжний захід увигляді тримання під вартою із альтернативою сплати застави у розмірі 14 млн886 тис. грн. Зважаючи на те, що за обвинуваченого внесено заставу, на ньогобуло покладено процесуальні обов’язки, передбачені нормами Кримінальногопроцесуального кодексу України.</text:p>
      <text:p text:style-name="P4">
Згодом ухвалою слідчого судді від 11 травня 2022 року розмір застави зменшилидо 10 млн 886 тис. грн – 2 млн грн перераховано на Збройні сили України, а 2млн грн - повернули заставодавцю. Надалі ухвалою слідчого судді від 16 червня2022 року, який задовольнив клопотання сторони захисту, розмір застави булозменшено до 9 886 000, 1 млн повернуто заставодавцю.</text:p>
      <text:p text:style-name="P4">
16 травня 2023 року обвинувачений в порушення обов’язків не з’явився на судовезасідання, адвокати не могли повідомити про місце перебування свогопідзахисного.</text:p>
      <text:p text:style-name="P4">
У свою чергу слідство встановило, що обвинувачений перетнув кордон України 13травня цього року. На сьогодні місце його перебування невідоме.</text:p>
      <text:p text:style-name="P4">
Source: <text:a xlink:type="simple" xlink:href="https://www.ukrinform.ua/rubric-society/3717545-u-sso-zaavili-so-ce-voni-prosili-budanova-spriati-viizdu-za-kordon-deputata-trubicina-shemi.html" text:style-name="Internet_20_link" text:visited-style-name="Visited_20_Internet_20_Link">
https://www.ukrinform.ua/rubric-society/3717545-u-sso-zaavili-so-ce-voni-prosili-budanova-spriati-viizdu-za-kordon-deputata-trubicina-shemi.html</text:a>
</text:p>
      <!--NEWS-->
      <text:h text:style-name="P10" text:outline-level="1">
<text:span text:style-name="T4">
Білодід: В Києві російська ракета вбила юну дзюдоїстку Вікторію Івашко та її маму. IJF, ви впевнені, що все робите правильно?</text:span>
</text:h>
      <text:p text:style-name="P4">
Authors: Ukrinform (Person)</text:p>
      <text:p text:style-name="P4">
Publisher: Укринформ (Organization)</text:p>
      <text:p text:style-name="P4">
Published Time: 2023-06-02T16:46:55+03:00</text:p>
      <text:p text:style-name="P4">
Modified Time: 2023-06-02T16:46:55+03:00</text:p>
      <text:p text:style-name="P4">
Description: Українська дзюдоїстка Дар’я Білодід звернулась до Міжнародної федерації дзюдо (IJF) через загибель дзюдоїстки Вікторії Івашко та її мами внаслідок російського обстрілу. — Укрінформ.</text:p>
      <text:p text:style-name="P4">
Images: ['<text:a xlink:type="simple" xlink:href="https://static.ukrinform.com/photos/2023_06/thumb_files/630_360_1685713411-313.jpeg" text:style-name="Internet_20_link" text:visited-style-name="Visited_20_Internet_20_Link">
630_360_16857...</text:a>
']</text:p>
      <text:p text:style-name="P4">
Tags: ['Дзюдо', "Дар'я Білодід"]</text:p>
      <text:p text:style-name="P4">
Type: Article</text:p>
      <!--METADATA-->
      <text:p text:style-name="P4">
<draw:frame draw:style-name="fr1" draw:name="Image136" text:anchor-type="as-char" svg:width="6.9236in" svg:height="3.956343in" draw:z-index="0">
<draw:image xlink:href="../Images/yкринформ/2023-06-02T16-46-55-03-00/630_360_1685713411-313.jpeg" xlink:type="simple" xlink:show="embed" xlink:actuate="onLoad" draw:mime-type="image/jpeg"/>
</draw:frame>
Українська дзюдоїстка Дар’я Білодід звернулась до Міжнародної федерації дзюдо(IJF) через загибель дзюдоїстки Вікторії Івашко та її мами внаслідокросійського обстрілу.</text:p>
      <text:p text:style-name="P4">
Як передає Укрінформ, з <text:a xlink:type="simple" xlink:href="https://www.instagram.com/dariabilodid7/" text:style-name="Internet_20_link" text:visited-style-name="Visited_20_Internet_20_Link">
 посиланням</text:a>
 на сторінку дзюдоїстки вІнстаграмі.</text:p>
      <text:p text:style-name="P4">
«Сьогодні стартує Гран-прі в Душанбе, де візьмуть участь дзюдоїсти з Росії.Також сьогодні в Києві російська ракета вбила юну дзюдоїстку Вікторію Івашкота її маму. IJF, ви впевнені, що все робите правильно?» - йдеться вповідомленні Білодід.</text:p>
      <text:p text:style-name="P4">
<text:span text:style-name="T4">
Читайте також:</text:span>
 <text:a xlink:type="simple" xlink:href="https://www.ukrinform.ua/rubric-sports/3716724-ukrainci-propustat-seriu-granpri-z-dzudo-v-dusanbe-cerez-ucast-rosian-ta-bilorusiv.html" text:style-name="Internet_20_link" text:visited-style-name="Visited_20_Internet_20_Link">
 Українці пропустять серію Гран-прі з <text:span text:style-name="T4">
дзюдо</text:span>
 в Душанбечерез участь росіян та білорусів </text:a>
</text:p>
      <text:p text:style-name="P4">
Як повідомлялося, під час нічного обстрілу Києва 1 червня росіяни вбили9-річну дівчинку разом з мамою.</text:p>
      <text:p text:style-name="P4">
Фото: instagram.com/dariabilodid7/</text:p>
      <text:p text:style-name="P4">
Source: <text:a xlink:type="simple" xlink:href="https://www.ukrinform.ua/rubric-sports/3717548-bilodid-v-kievi-rosijska-raketa-vbila-unu-dzudoistku-viktoriu-ivasko-ta-ii-mamu-ijf-vi-vpevneni-so-vse-robite-pravilno.html" text:style-name="Internet_20_link" text:visited-style-name="Visited_20_Internet_20_Link">
https://www.ukrinform.ua/rubric-sports/3717548-bilodid-v-kievi-rosijska-raketa-vbila-unu-dzudoistku-viktoriu-ivasko-ta-ii-mamu-ijf-vi-vpevneni-so-vse-robite-pravilno.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6-02T16:56:00+03:00</text:p>
      <text:p text:style-name="P4">
Modified Time: 2023-06-02T16:56: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137" text:anchor-type="as-char" svg:width="6.9236in" svg:height="3.956343in" draw:z-index="0">
<draw:image xlink:href="../Images/yкринформ/2023-06-02T16-56-00-03-00/630_360_1645107758-865.jpg" xlink:type="simple" xlink:show="embed" xlink:actuate="onLoad" draw:mime-type="image/jpeg"/>
</draw:frame>
 Українськенаціональне інформаційне агентство «Укрінформ» шукає редактора/редакторку для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Zhalovaha@gmail.com</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UNITED24: на Київщині відбудовують шість будинків, ще 12 - на черзі</text:span>
</text:h>
      <text:p text:style-name="P4">
Authors: Ukrinform (Person)</text:p>
      <text:p text:style-name="P4">
Publisher: Укринформ (Organization)</text:p>
      <text:p text:style-name="P4">
Published Time: 2023-06-02T17:04:00+03:00</text:p>
      <text:p text:style-name="P4">
Modified Time: 2023-06-02T17:04:00+03:00</text:p>
      <text:p text:style-name="P4">
Description: На сьогодні в громадах Київщини відновлюють шість багатоквартирних будинків, які були пошкоджені внаслідок військової агресії росіян; іще 12 - на черзі. — Укрінформ.</text:p>
      <text:p text:style-name="P4">
Images: ['<text:a xlink:type="simple" xlink:href="https://static.ukrinform.com/photos/2023_06/thumb_files/630_360_1685715135-633.jpg" text:style-name="Internet_20_link" text:visited-style-name="Visited_20_Internet_20_Link">
630_360_16857...</text:a>
', '<text:a xlink:type="simple" xlink:href="https://static.ukrinform.com/photos/2023_06/1685715135-365.jpg" text:style-name="Internet_20_link" text:visited-style-name="Visited_20_Internet_20_Link">
1685715135-36...</text:a>
', '<text:a xlink:type="simple" xlink:href="https://static.ukrinform.com/photos/2023_06/1685715103-204.jpg" text:style-name="Internet_20_link" text:visited-style-name="Visited_20_Internet_20_Link">
1685715103-20...</text:a>
', '<text:a xlink:type="simple" xlink:href="https://static.ukrinform.com/photos/2023_06/1685715173-904.jpg" text:style-name="Internet_20_link" text:visited-style-name="Visited_20_Internet_20_Link">
1685715173-90...</text:a>
', '<text:a xlink:type="simple" xlink:href="https://static.ukrinform.com/photos/2023_06/1685715173-235.jpg" text:style-name="Internet_20_link" text:visited-style-name="Visited_20_Internet_20_Link">
1685715173-23...</text:a>
', '<text:a xlink:type="simple" xlink:href="https://static.ukrinform.com/photos/2023_06/1685715172-468.jpg" text:style-name="Internet_20_link" text:visited-style-name="Visited_20_Internet_20_Link">
1685715172-46...</text:a>
', '<text:a xlink:type="simple" xlink:href="https://static.ukrinform.com/photos/2023_06/1685715172-330.jpg" text:style-name="Internet_20_link" text:visited-style-name="Visited_20_Internet_20_Link">
1685715172-33...</text:a>
', '<text:a xlink:type="simple" xlink:href="https://static.ukrinform.com/photos/2023_06/1685715103-198.jpg" text:style-name="Internet_20_link" text:visited-style-name="Visited_20_Internet_20_Link">
1685715103-19...</text:a>
']</text:p>
      <text:p text:style-name="P4">
Tags: ['Ірпінь', 'Київщина', 'Гостомель', 'Відбудова']</text:p>
      <text:p text:style-name="P4">
Type: Article</text:p>
      <!--METADATA-->
      <text:p text:style-name="P4">
<draw:frame draw:style-name="fr1" draw:name="Image138" text:anchor-type="as-char" svg:width="6.9236in" svg:height="3.956343in" draw:z-index="0">
<draw:image xlink:href="../Images/yкринформ/2023-06-02T17-04-00-03-00/630_360_1685715135-633.jpg" xlink:type="simple" xlink:show="embed" xlink:actuate="onLoad" draw:mime-type="image/jpeg"/>
</draw:frame>
 Насьогодні в громадах Київщини відновлюють шість багатоквартирних будинків, якібули пошкоджені внаслідок військової агресії росіян; іще 12 - на черзі.</text:p>
      <text:p text:style-name="P4">
Про це Укрінформу повідомили у Київській обласній військовій адміністрації.</text:p>
      <text:p text:style-name="P4">
"Сьогодні на Київщині в межах програми “Відновлення” фандрейзингової платформиUNITED24 вже триває відбудова 6 багатоквартирних будинків. Загалом такихоб'єктів буде 18: три будинки в Гостомельській громаді, по чотири – уДмитрівській і Бородянській та сім – в Ірпінській. Проєкт дозволить повернутидодому понад 4000 мешканців", - ідеться в повідомленні.</text:p>
      <text:p text:style-name="P4">
<draw:frame draw:style-name="fr1" draw:name="Image139" text:anchor-type="as-char" svg:width="6.9236in" svg:height="9.231467in" draw:z-index="0">
<draw:image xlink:href="../Images/yкринформ/2023-06-02T17-04-00-03-00/1685715135-365.jpg" xlink:type="simple" xlink:show="embed" xlink:actuate="onLoad" draw:mime-type="image/jpeg"/>
</draw:frame>
</text:p>
      <text:p text:style-name="P4">
Як зазначається, програма відбудови багатоквартирних будинків реалізується занапрям “Відновлення” фандрейзингової платформи UNITED24. Так, у серединітравня розпочалися роботи в Гостомелі (будинок на вул. Проскурівській, депроживають 148 осіб) та селах Мила (вул. Комарова, у будинку проживають 289осіб) і Бузова (вул. Центральна, проживають 115 осіб).</text:p>
      <text:p text:style-name="P4">
<text:span text:style-name="T4">
Читайте також:</text:span>
 <text:a xlink:type="simple" xlink:href="https://www.ukrinform.ua/rubric-vidbudova/3681888-vidnovili-dorogu-ta-budinki-ak-vidbudovuut-vulicu-vokzalnu-v-buci.html" text:style-name="Internet_20_link" text:visited-style-name="Visited_20_Internet_20_Link">
 Відновили дорогу та будинки: як <text:span text:style-name="T4">
відбудовують</text:span>
 вулицюВокзальну в Бучі </text:a>
</text:p>
      <text:p text:style-name="P4">
Цього тижня розпочалися роботи з відновлення ще трьох будинків. У Гостомелівідбудовують п'ятиповерхівку, яка постраждала від ракетного обстрілу зворожого літака в березні 2022 року. Загалом в будинку – 79 квартир, 30 з якихпотребують відновлення. Тут облаштують нові плити перекриття, відремонтуютьпокрівлю, замінять зруйновані вікна та двері, відновлять внутрішні мережі,проведуть утеплення.</text:p>
      <text:p text:style-name="P4">
<draw:frame draw:style-name="fr1" draw:name="Image140" text:anchor-type="as-char" svg:width="6.9236in" svg:height="9.231467in" draw:z-index="0">
<draw:image xlink:href="../Images/yкринформ/2023-06-02T17-04-00-03-00/1685715135-365.jpg" xlink:type="simple" xlink:show="embed" xlink:actuate="onLoad" draw:mime-type="image/jpeg"/>
</draw:frame>
<draw:frame draw:style-name="fr1" draw:name="Image141" text:anchor-type="as-char" svg:width="6.9236in" svg:height="9.231467in" draw:z-index="0">
<draw:image xlink:href="../Images/yкринформ/2023-06-02T17-04-00-03-00/1685715103-204.jpg" xlink:type="simple" xlink:show="embed" xlink:actuate="onLoad" draw:mime-type="image/jpeg"/>
</draw:frame>
</text:p>
      <text:p text:style-name="P4">
У тому ж Гостомелі, по вулиці Рекунова, також уже відновлюють п'ятиповерховийбудинок (його пошкодив артилерійський обстріл). Низки будівельних робітпотребують 9 із 63 квартир.</text:p>
      <text:p text:style-name="P4">
Повернутися додому невдовзі зможуть також мешканці восьмиповерхівки по вул.Київській в Ірпені. Із 131 квартири будинку відновленню підлягають 46. Тутбудівельники проведуть мурування окремих ділянок стін із лицьової цегли,виконають внутрішнє та зовнішнє оздоблення, влаштують покрівлю, замінятьзруйновані вікна і двері, відновлять внутрішні інженерні мережі.</text:p>
      <text:p text:style-name="P4">
<draw:frame draw:style-name="fr1" draw:name="Image142" text:anchor-type="as-char" svg:width="6.9236in" svg:height="5.1927in" draw:z-index="0">
<draw:image xlink:href="../Images/yкринформ/2023-06-02T17-04-00-03-00/1685715173-904.jpg" xlink:type="simple" xlink:show="embed" xlink:actuate="onLoad" draw:mime-type="image/jpeg"/>
</draw:frame>
<draw:frame draw:style-name="fr1" draw:name="Image143" text:anchor-type="as-char" svg:width="6.9236in" svg:height="9.231467in" draw:z-index="0">
<draw:image xlink:href="../Images/yкринформ/2023-06-02T17-04-00-03-00/1685715173-235.jpg" xlink:type="simple" xlink:show="embed" xlink:actuate="onLoad" draw:mime-type="image/jpeg"/>
</draw:frame>
</text:p>
      <text:p text:style-name="P4">
У більшості непошкоджених квартир цих трьох будинків нині продовжують житилюди, додали в ОВА.</text:p>
      <text:p text:style-name="P4">
Усі роботи планується завершити до кінця цього року.</text:p>
      <text:p text:style-name="P4">
<draw:frame draw:style-name="fr1" draw:name="Image144" text:anchor-type="as-char" svg:width="6.9236in" svg:height="4.611226in" draw:z-index="0">
<draw:image xlink:href="../Images/yкринформ/2023-06-02T17-04-00-03-00/1685715172-468.jpg" xlink:type="simple" xlink:show="embed" xlink:actuate="onLoad" draw:mime-type="image/jpeg"/>
</draw:frame>
<draw:frame draw:style-name="fr1" draw:name="Image145" text:anchor-type="as-char" svg:width="6.9236in" svg:height="5.1927in" draw:z-index="0">
<draw:image xlink:href="../Images/yкринформ/2023-06-02T17-04-00-03-00/1685715172-330.jpg" xlink:type="simple" xlink:show="embed" xlink:actuate="onLoad" draw:mime-type="image/jpeg"/>
</draw:frame>
</text:p>
      <text:p text:style-name="P4">
“Виконуємо завдання Президента України Володимира Зеленського – в максимальнокороткі терміни повернути людей додому. Вдячні нашим партнерам за допомогу тапідтримку. Я впевнений, що відбудова сприятиме поверненню людей на Київщину, аце, в свою чергу, буде поштовхом для економічного розвитку регіону. У насбагато роботи, але ми підходимо до неї системно, планово”, - прокоментувавголова КОВА Руслан Кравченко.</text:p>
      <text:p text:style-name="P4">
<draw:frame draw:style-name="fr1" draw:name="Image146" text:anchor-type="as-char" svg:width="6.9236in" svg:height="9.231467in" draw:z-index="0">
<draw:image xlink:href="../Images/yкринформ/2023-06-02T17-04-00-03-00/1685715103-198.jpg" xlink:type="simple" xlink:show="embed" xlink:actuate="onLoad" draw:mime-type="image/jpeg"/>
</draw:frame>
</text:p>
      <text:p text:style-name="P4">
Він наголосив, що будівництво ведуть по-сучасному, якісно, безпечно. А також зурахуванням принципів інклюзивності, безбар'єрності та енергоефективності.</text:p>
      <text:p text:style-name="P4">
"Хочу запевнити жителів <text:a xlink:type="simple" xlink:href="https://www.ukrinform.ua/tag-kiivsina" text:style-name="Internet_20_link" text:visited-style-name="Visited_20_Internet_20_Link">
 Київщини </text:a>
 –ми відбудуємо все, що було зруйновано чи пошкоджено, а люди, які вимушеновиїхали, нарешті повернуться додому", - підсумував Кравченко.</text:p>
      <text:p text:style-name="P4">
<text:span text:style-name="T4">
Читайте також:</text:span>
 <text:a xlink:type="simple" xlink:href="https://www.ukrinform.ua/rubric-vidbudova/3716638-v-ukraini-vze-vidbuduvali-blizko-300-medzakladiv-poskodzenih-unaslidok-vijni.html" text:style-name="Internet_20_link" text:visited-style-name="Visited_20_Internet_20_Link">
 В Україні вже <text:span text:style-name="T4">
відбуд</text:span>
 ували близько 300 медзакладів,пошкоджених унаслідок війни </text:a>
</text:p>
      <text:p text:style-name="P4">
Як повідомлялось, на території області за час російської агресії булозруйновано 24 321 приватний та багатоповерховий будинок у 46 громадах.</text:p>
      <text:p text:style-name="P4">
UNITED24 – це фандрейзингова платформа, глобальна ініціатива ПрезидентаВолодимира Зеленського з підтримки України. Вона створена для співпраці зблагодійними фондами, партнерами, донорами та публічними особами у всьомусвіті. Платформа дозволяє за один клік зробити благодійний внесок на підтримкуУкраїни з будь-якого куточка світу.</text:p>
      <text:p text:style-name="P4">
Source: <text:a xlink:type="simple" xlink:href="https://www.ukrinform.ua/rubric-vidbudova/3717555-united24-na-kiivsini-vidbudovuut-sist-budinkiv-se-12-na-cerzi.html" text:style-name="Internet_20_link" text:visited-style-name="Visited_20_Internet_20_Link">
https://www.ukrinform.ua/rubric-vidbudova/3717555-united24-na-kiivsini-vidbudovuut-sist-budinkiv-se-12-na-cerzi.html</text:a>
</text:p>
      <!--NEWS-->
      <text:h text:style-name="P10" text:outline-level="1">
<text:span text:style-name="T4">
На бульварі Лесі Українки відновили рух транспорту після падіння стовпа</text:span>
</text:h>
      <text:p text:style-name="P4">
Authors: Ukrinform (Person)</text:p>
      <text:p text:style-name="P4">
Publisher: Укринформ (Organization)</text:p>
      <text:p text:style-name="P4">
Published Time: 2023-06-02T17:06:00+03:00</text:p>
      <text:p text:style-name="P4">
Modified Time: 2023-06-02T17:06:00+03:00</text:p>
      <text:p text:style-name="P4">
Description: У Києві відновлено рух бульваром Лесі Українки. — Укрінформ.</text:p>
      <text:p text:style-name="P4">
Images: ['<text:a xlink:type="simple" xlink:href="https://static.ukrinform.com/photos/2023_06/thumb_files/630_360_1685706374-811.jpg" text:style-name="Internet_20_link" text:visited-style-name="Visited_20_Internet_20_Link">
630_360_16857...</text:a>
']</text:p>
      <text:p text:style-name="P4">
Tags: ['Аварія', 'Транспорт', 'Київ']</text:p>
      <text:p text:style-name="P4">
Type: Article</text:p>
      <!--METADATA-->
      <text:p text:style-name="P4">
<draw:frame draw:style-name="fr1" draw:name="Image147" text:anchor-type="as-char" svg:width="6.9236in" svg:height="3.956343in" draw:z-index="0">
<draw:image xlink:href="../Images/yкринформ/2023-06-02T17-06-00-03-00/630_360_1685706374-811.jpg" xlink:type="simple" xlink:show="embed" xlink:actuate="onLoad" draw:mime-type="image/jpeg"/>
</draw:frame>
 У Києвівідновлено рух бульваром Лесі Українки.</text:p>
      <text:p text:style-name="P4">
Про це у <text:a xlink:type="simple" xlink:href="https://t.me/KyivCityOfficial/6933" text:style-name="Internet_20_link" text:visited-style-name="Visited_20_Internet_20_Link">
 Телеграмі </text:a>
 повідомила Київськаміська державна адміністрація, передає Укрінформ.</text:p>
      <text:p text:style-name="P4">
"Рух бульваром Лесі Українки відновлено", - йдеться в повідомленні.</text:p>
      <text:p text:style-name="P4">
Як повідомляла патрульна поліція Києва у <text:a xlink:type="simple" xlink:href="https://t.me/kyivpatrol/10444" text:style-name="Internet_20_link" text:visited-style-name="Visited_20_Internet_20_Link">
 Телеграмі</text:a>
на проїжджу частину впав сповп.</text:p>
      <text:p text:style-name="P4">
“Тимчасове перекриття руху на бульварі Лесі Українки від повороту на вулицюНовогоспітальну в напрямку вулиці Басейної у зв'язку з падінням електроопори,”- йдеться у повідомленні.</text:p>
      <text:p text:style-name="P4">
<text:span text:style-name="T4">
Читайте також:</text:span>
 <text:a xlink:type="simple" xlink:href="https://www.ukrinform.ua/rubric-kyiv/3717316-u-kievi-na-pecersku-stalasa-masstabna-pozeza-gorila-nedobudova.html" text:style-name="Internet_20_link" text:visited-style-name="Visited_20_Internet_20_Link">
 У <text:span text:style-name="T4">
Києві</text:span>
 на <text:span text:style-name="T4">
Печерську</text:span>
 <text:span text:style-name="T4">
сталася</text:span>
 <text:span text:style-name="T4">
масштабна</text:span>
<text:span text:style-name="T4">
пожежа</text:span>
 — <text:span text:style-name="T4">
горіла</text:span>
 <text:span text:style-name="T4">
недобудова</text:span>
 </text:a>
</text:p>
      <text:p text:style-name="P4">
У <text:a xlink:type="simple" xlink:href="https://www.ukrinform.ua/tag-policia" text:style-name="Internet_20_link" text:visited-style-name="Visited_20_Internet_20_Link">
 поліції </text:a>
 рекомендують зважати на цюінформацію під час планування поїздок.</text:p>
      <text:p text:style-name="P4">
Як повідомляв Укрінформ, у Києві з 08:00 3 червня до 08:00 5 червня <text:a xlink:type="simple" xlink:href="https://www.ukrinform.ua/rubric-kyiv/3717388-ruh-transportu-pivnicnim-mostom-castkovo-obmezat-na-tri-dni.html" text:style-name="Internet_20_link" text:visited-style-name="Visited_20_Internet_20_Link">
 наПівнічному мосту </text:a>
 частковообмежать рух транспорту.</text:p>
      <text:p text:style-name="P4">
Source: <text:a xlink:type="simple" xlink:href="https://www.ukrinform.ua/rubric-kyiv/3717483-na-bulvari-lesi-ukrainki-vpav-stovp-ruh-timcasovo-perekrili.html" text:style-name="Internet_20_link" text:visited-style-name="Visited_20_Internet_20_Link">
https://www.ukrinform.ua/rubric-kyiv/3717483-na-bulvari-lesi-ukrainki-vpav-stovp-ruh-timcasovo-perekrili.html</text:a>
</text:p>
      <!--NEWS-->
      <text:h text:style-name="P10" text:outline-level="1">
<text:span text:style-name="T4">
Загарбники через Маріуполь везуть «зуби дракона» на Запоріжжя</text:span>
</text:h>
      <text:p text:style-name="P4">
Authors: Ukrinform (Person)</text:p>
      <text:p text:style-name="P4">
Publisher: Укринформ (Organization)</text:p>
      <text:p text:style-name="P4">
Published Time: 2023-06-02T17:07:00+03:00</text:p>
      <text:p text:style-name="P4">
Modified Time: 2023-06-02T17:07:00+03:00</text:p>
      <text:p text:style-name="P4">
Description: Російські загарбники через Маріуполь перевозять оборонні бетонні споруди - «зуби дракона» - в бік смт Розівка Запорізької області. — Укрінформ.</text:p>
      <text:p text:style-name="P4">
Images: ['<text:a xlink:type="simple" xlink:href="https://static.ukrinform.com/photos/2023_05/thumb_files/630_360_1685375212-491.jpg" text:style-name="Internet_20_link" text:visited-style-name="Visited_20_Internet_20_Link">
630_360_16853...</text:a>
']</text:p>
      <text:p text:style-name="P4">
Tags: ['Маріуполь', 'Війна з Росією', 'Фортифікаційні споруди']</text:p>
      <text:p text:style-name="P4">
Type: Article</text:p>
      <!--METADATA-->
      <text:p text:style-name="P4">
<draw:frame draw:style-name="fr1" draw:name="Image148" text:anchor-type="as-char" svg:width="6.9236in" svg:height="3.956343in" draw:z-index="0">
<draw:image xlink:href="../Images/yкринформ/2023-06-02T17-07-00-03-00/630_360_1685375212-491.jpg" xlink:type="simple" xlink:show="embed" xlink:actuate="onLoad" draw:mime-type="image/jpeg"/>
</draw:frame>
 Російськізагарбники через Маріуполь перевозять оборонні бетонні споруди - «зубидракона» - в бік смт Розівка Запорізької області.</text:p>
      <text:p text:style-name="P4">
Про це у <text:a xlink:type="simple" xlink:href="https://t.me/andriyshTime/10380" text:style-name="Internet_20_link" text:visited-style-name="Visited_20_Internet_20_Link">
 Телеграмі </text:a>
 повідомив радникМаріупольського міського голови Петро Андрющенко, передає Укрінформ.</text:p>
      <text:p text:style-name="P4">
«Росіяни масово тягнуть «зуби дракона» в бік Розівки, на Пологівський напрям»,- написав Андрющенко.</text:p>
      <text:p text:style-name="P4">
Він також оприлюднив фото і відео транспортування цих оборонних споруд.</text:p>
      <text:p text:style-name="P4">
<text:span text:style-name="T4">
Читайте також:</text:span>
 <text:a xlink:type="simple" xlink:href="https://www.ukrinform.ua/rubric-regions/3717430-u-mariupoli-fiksuut-karavani-civilnih-vantazivok-iz-vijskovim-vantazem.html" text:style-name="Internet_20_link" text:visited-style-name="Visited_20_Internet_20_Link">
 У <text:span text:style-name="T4">
Маріупол</text:span>
 і фіксують каравани цивільних вантажівокіз військовим вантажем </text:a>
</text:p>
      <text:p text:style-name="P4">
Як повідомлялося, відколи почастішали вибухи в <text:a xlink:type="simple" xlink:href="https://www.ukrinform.ua/tag-mariupol" text:style-name="Internet_20_link" text:visited-style-name="Visited_20_Internet_20_Link">
 Маріуполі</text:a>
 , російські загарбники активізувалибудівництво укріплень навколо міста.</text:p>
      <text:p text:style-name="P4">
Маріуполь та навколишні селища загарбники перетворюють на військово-логістичний хаб.</text:p>
      <text:p text:style-name="P4">
<text:span text:style-name="T5">
Фото: 35photo.pro</text:span>
</text:p>
      <text:p text:style-name="P4">
Source: <text:a xlink:type="simple" xlink:href="https://www.ukrinform.ua/rubric-regions/3717553-zagarbniki-cerez-mariupol-transportuut-zubi-drakona-u-pologivskomu-napramku.html" text:style-name="Internet_20_link" text:visited-style-name="Visited_20_Internet_20_Link">
https://www.ukrinform.ua/rubric-regions/3717553-zagarbniki-cerez-mariupol-transportuut-zubi-drakona-u-pologivskomu-napramku.html</text:a>
</text:p>
      <!--NEWS-->
      <text:h text:style-name="P10" text:outline-level="1">
<text:span text:style-name="T4">
У Торецьку внаслідок російського удару горіли дві багатоповерхівки, загинула людина</text:span>
</text:h>
      <text:p text:style-name="P4">
Authors: Ukrinform (Person)</text:p>
      <text:p text:style-name="P4">
Publisher: Укринформ (Organization)</text:p>
      <text:p text:style-name="P4">
Published Time: 2023-06-02T17:11:54+03:00</text:p>
      <text:p text:style-name="P4">
Modified Time: 2023-06-02T17:11:54+03:00</text:p>
      <text:p text:style-name="P4">
Description: У Торецьку Донецької області під час гасіння пожеж у двох дев'ятиповерхових будинках, які сталися внаслідок російського обстрілу вночі 2 червня, рятувальники у одній із квартир виявили тіло загиблої людини. — Укрінформ.</text:p>
      <text:p text:style-name="P4">
Images: ['<text:a xlink:type="simple" xlink:href="https://static.ukrinform.com/photos/2023_06/thumb_files/630_360_1685714974-2904.jpeg" text:style-name="Internet_20_link" text:visited-style-name="Visited_20_Internet_20_Link">
630_360_16857...</text:a>
']</text:p>
      <text:p text:style-name="P4">
Tags: ['Донеччина', 'Обстріл', 'Пожежа', 'Війна з Росією']</text:p>
      <text:p text:style-name="P4">
Type: Article</text:p>
      <!--METADATA-->
      <text:p text:style-name="P4">
<draw:frame draw:style-name="fr1" draw:name="Image149" text:anchor-type="as-char" svg:width="6.9236in" svg:height="3.956343in" draw:z-index="0">
<draw:image xlink:href="../Images/yкринформ/2023-06-02T17-11-54-03-00/630_360_1685714974-2904.jpeg" xlink:type="simple" xlink:show="embed" xlink:actuate="onLoad" draw:mime-type="image/jpeg"/>
</draw:frame>
 УТорецьку Донецької області під час гасіння пожеж у двох дев'ятиповерховихбудинках, які сталися внаслідок російського обстрілу вночі 2 червня,рятувальники у одній із квартир виявили тіло загиблої людини.</text:p>
      <text:p text:style-name="P4">
Як передає Укрінформ, про це Державна служба з надзвичайних ситуаційповідомляє у <text:a xlink:type="simple" xlink:href="https://www.facebook.com/MNS.GOV.UA/posts/pfbid0Dn3TY59XnUyPoZR8aPeZwB2RzW1T4WN9VMfVk28U16PpP7118sRYo6mU39zuwkPCl" text:style-name="Internet_20_link" text:visited-style-name="Visited_20_Internet_20_Link">
 Фейсбуці.</text:a>
</text:p>
      <text:p text:style-name="P4">
“Вночі 2 червня росіяни завдали удару по Торецьку, внаслідок чого виниклипожежі квартир двох багатоповерхівок: з 3 по 9 поверхи у двох під’їздах одногоз 9-поверхових будинків, а також квартири з 2 по 9 поверхи сусідньої будівлі”,- ідеться у повідомленні.</text:p>
      <text:p text:style-name="P4">
Як зазначили рятувальники, <text:a xlink:type="simple" xlink:href="https://www.ukrinform.ua/tag-pozeza" text:style-name="Internet_20_link" text:visited-style-name="Visited_20_Internet_20_Link">
 пожежі </text:a>
ліквідували на загальній площі 2270 кв м.</text:p>
      <text:p text:style-name="P4">
</text:p>
      <text:p text:style-name="P4">
<text:a xlink:type="simple" xlink:href="https://static.ukrinform.com/photos/2023_06/1685714974-7991.jpeg" text:style-name="Internet_20_link" text:visited-style-name="Visited_20_Internet_20_Link">
 </text:a>
 <text:a xlink:type="simple" xlink:href="https://static.ukrinform.com/photos/2023_06/1685714974-9624.jpeg" text:style-name="Internet_20_link" text:visited-style-name="Visited_20_Internet_20_Link">
</text:a>
 <text:a xlink:type="simple" xlink:href="https://static.ukrinform.com/photos/2023_06/1685714974-6463.jpeg" text:style-name="Internet_20_link" text:visited-style-name="Visited_20_Internet_20_Link">
</text:a>
 <text:a xlink:type="simple" xlink:href="https://static.ukrinform.com/photos/2023_06/1685714974-2904.jpeg" text:style-name="Internet_20_link" text:visited-style-name="Visited_20_Internet_20_Link">
<draw:frame draw:style-name="fr1" draw:name="Image154" text:anchor-type="as-char" svg:width="6.9236in" svg:height="3.956343in" draw:z-index="0">
<draw:image xlink:href="../Images/yкринформ/2023-06-02T17-11-54-03-00/630_360_1685714974-2904.jpeg" xlink:type="simple" xlink:show="embed" xlink:actuate="onLoad" draw:mime-type="image/jpeg"/>
</draw:frame>
</text:a>
 <text:a xlink:type="simple" xlink:href="https://static.ukrinform.com/photos/2023_06/1685714974-3055.jpeg" text:style-name="Internet_20_link" text:visited-style-name="Visited_20_Internet_20_Link">
</text:a>
</text:p>
      <text:p text:style-name="P4">
Під час розвідки та гасіння пожежі надзвичайники врятували 22 людей, з ниходну дитину з обмеженими фізичними можливостями. Також з під’їзду евакуювалисімох людей.</text:p>
      <text:p text:style-name="P4">
<text:span text:style-name="T4">
Читайте також:</text:span>
 <text:a xlink:type="simple" xlink:href="https://www.ukrinform.ua/rubric-ato/3717494-rosiani-obstrilali-selise-poblizu-zaporizza-dvoe-zagiblih-cetvero-poranenih.html" text:style-name="Internet_20_link" text:visited-style-name="Visited_20_Internet_20_Link">
 Росіяни <text:span text:style-name="T4">
обстр</text:span>
 іляли селище поблизу Запоріжжя - двоєзагиблих, четверо поранених </text:a>
</text:p>
      <text:p text:style-name="P4">
У одній із квартир виявили тіло загиблої людини.</text:p>
      <text:p text:style-name="P4">
Як повідомляв <text:a xlink:type="simple" xlink:href="https://www.ukrinform.ua/rubric-ato/3717378-unoci-rosiani-vdarili-po-torecku-poskodzeni-15-bagatopoverhivok-dvoe-poranenih.html" text:style-name="Internet_20_link" text:visited-style-name="Visited_20_Internet_20_Link">
 Укрінформ </text:a>
, на Донеччині серед ночі російські загарбники завдали удару по місту Торецьк,унаслідок чого пораненння дістали дві людини.</text:p>
      <text:p text:style-name="P4">
Source: <text:a xlink:type="simple" xlink:href="https://www.ukrinform.ua/rubric-regions/3717552-u-torecku-vnaslidok-rosijskogo-udaru-gorili-dvi-bagatopoverhivki-zaginula-ludina.html" text:style-name="Internet_20_link" text:visited-style-name="Visited_20_Internet_20_Link">
https://www.ukrinform.ua/rubric-regions/3717552-u-torecku-vnaslidok-rosijskogo-udaru-gorili-dvi-bagatopoverhivki-zaginula-ludina.html</text:a>
</text:p>
      <!--NEWS-->
      <text:h text:style-name="P10" text:outline-level="1">
<text:span text:style-name="T4">
Державні запозичення до бюджету з початку року становили майже ₴740 мільярдів</text:span>
</text:h>
      <text:p text:style-name="P4">
Authors: Ukrinform (Person)</text:p>
      <text:p text:style-name="P4">
Publisher: Укринформ (Organization)</text:p>
      <text:p text:style-name="P4">
Published Time: 2023-06-02T17:21:58+03:00</text:p>
      <text:p text:style-name="P4">
Modified Time: 2023-06-02T17:21:58+03:00</text:p>
      <text:p text:style-name="P4">
Description: Державні запозичення до загального фонду державного бюджету за січень - травень 2023 року становили 738,9 млрд грн. — Укрінформ.</text:p>
      <text:p text:style-name="P4">
Images: ['<text:a xlink:type="simple" xlink:href="https://static.ukrinform.com/photos/2019_02/thumb_files/630_360_1551291091-252.jpeg" text:style-name="Internet_20_link" text:visited-style-name="Visited_20_Internet_20_Link">
630_360_15512...</text:a>
']</text:p>
      <text:p text:style-name="P4">
Tags: ['Бюджет', 'Економіка', 'Мінфін', 'Гроші']</text:p>
      <text:p text:style-name="P4">
Type: Article</text:p>
      <!--METADATA-->
      <text:p text:style-name="P4">
<draw:frame draw:style-name="fr1" draw:name="Image156" text:anchor-type="as-char" svg:width="6.9236in" svg:height="3.956343in" draw:z-index="0">
<draw:image xlink:href="../Images/yкринформ/2023-06-02T17-21-58-03-00/630_360_1551291091-252.jpeg" xlink:type="simple" xlink:show="embed" xlink:actuate="onLoad" draw:mime-type="image/jpeg"/>
</draw:frame>
 Державнізапозичення до загального фонду державного бюджету за січень - травень 2023року становили 738,9 млрд грн.</text:p>
      <text:p text:style-name="P4">
Про це повідомляє <text:a xlink:type="simple" xlink:href="https://www.mof.gov.ua/uk/news/u_travni_do_zagalnogo_fondu_derzhavnogo_biudzhetu_nadiishlo_184_mlrd_grn-4038" text:style-name="Internet_20_link" text:visited-style-name="Visited_20_Internet_20_Link">
 пресслужба Міністерства фінансів</text:a>
, передає Укрінформ.</text:p>
      <text:p text:style-name="P4">
"Фактичні державні запозичення до загального фонду державного бюджету засічень – травень 2023 року становили 738,9 млрд грн, або 87,9 % відзапланованих на цей період", - йдеться в повідомленні.</text:p>
      <text:p text:style-name="P4">
Від розміщення ОВДП на фінансування державного <text:a xlink:type="simple" xlink:href="https://www.ukrinform.ua/tag-budzet" text:style-name="Internet_20_link" text:visited-style-name="Visited_20_Internet_20_Link">
 бюджету</text:a>
 залучено 240,3 млрд грн, в тому числі віноземній валюті 80,3 млрд грн (1 644,1 млн дол. США та 504,9 млн євро). Прицьому, за рахунок випуску військових ОВДП залучено 101,1 млрд грн. Іззовнішніх джерел залучено 498,6 млрд грн.</text:p>
      <text:p text:style-name="P4">
 <text:span text:style-name="T4">
Читайте також:</text:span>
<text:a xlink:type="simple" xlink:href="https://www.ukrinform.ua/rubric-economy/3717489-urad-iz-pocatku-vijni-zaluciv-vid-prodazu-ovdp-ponad-498-milardiv.html" text:style-name="Internet_20_link" text:visited-style-name="Visited_20_Internet_20_Link">
 <text:span text:style-name="T4">
Уряд</text:span>
 із <text:span text:style-name="T4">
початку</text:span>
 <text:span text:style-name="T4">
війни</text:span>
 <text:span text:style-name="T4">
залучив</text:span>
 <text:span text:style-name="T4">
від</text:span>
 <text:span text:style-name="T4">
продажу</text:span>
 <text:span text:style-name="T4">
ОВДП</text:span>
<text:span text:style-name="T4">
понад</text:span>
 ₴ <text:span text:style-name="T4">
498</text:span>
 <text:span text:style-name="T4">
мільярдів</text:span>
 </text:a>
</text:p>
      <text:p text:style-name="P4">
Зазначається, що платежі з погашення державного боргу за січень – травень 2023року становили 197,8 млрд грн (96,8 % плану), платежі з обслуговування – 83,8млрд грн (91,5% плану).</text:p>
      <text:p text:style-name="P4">
Як повідомляв Укрінформ, державні запозичення до загального фонду державногобюджету за січень - грудень 2022 року становили 1261,1 млрд грн.</text:p>
      <text:p text:style-name="P4">
Source: <text:a xlink:type="simple" xlink:href="https://www.ukrinform.ua/rubric-economy/3717556-derzavni-zapozicenna-do-budzetu-z-pocatku-roku-stanovili-majze-740-milardiv.html" text:style-name="Internet_20_link" text:visited-style-name="Visited_20_Internet_20_Link">
https://www.ukrinform.ua/rubric-economy/3717556-derzavni-zapozicenna-do-budzetu-z-pocatku-roku-stanovili-majze-740-milardiv.html</text:a>
</text:p>
      <!--NEWS-->
      <text:h text:style-name="P10" text:outline-level="1">
<text:span text:style-name="T4">
У Німеччині пройшли обшуки у справі підриву «Північних потоків»</text:span>
</text:h>
      <text:p text:style-name="P4">
Authors: Ukrinform (Person)</text:p>
      <text:p text:style-name="P4">
Publisher: Укринформ (Organization)</text:p>
      <text:p text:style-name="P4">
Published Time: 2023-06-02T17:29:00+03:00</text:p>
      <text:p text:style-name="P4">
Modified Time: 2023-06-02T17:29:00+03:00</text:p>
      <text:p text:style-name="P4">
Description: Німецькі слідчі в рамках розслідування вибухів на газопроводах "Північний потік" провели у Франкфурті-на-Одері обшуки в особи, яка не є підозрюваною, однак могла мати інформацію щодо причетних до вибуху людей. — Укрінформ.</text:p>
      <text:p text:style-name="P4">
Images: ['<text:a xlink:type="simple" xlink:href="https://static.ukrinform.com/photos/2023_02/thumb_files/630_360_1677036945-266.jpeg" text:style-name="Internet_20_link" text:visited-style-name="Visited_20_Internet_20_Link">
630_360_16770...</text:a>
']</text:p>
      <text:p text:style-name="P4">
Tags: ['Німеччина', 'Обшук', 'Північний потік']</text:p>
      <text:p text:style-name="P4">
Type: Article</text:p>
      <!--METADATA-->
      <text:p text:style-name="P4">
<draw:frame draw:style-name="fr1" draw:name="Image158" text:anchor-type="as-char" svg:width="6.9236in" svg:height="3.956343in" draw:z-index="0">
<draw:image xlink:href="../Images/yкринформ/2023-06-02T17-29-00-03-00/630_360_1677036945-266.jpeg" xlink:type="simple" xlink:show="embed" xlink:actuate="onLoad" draw:mime-type="image/jpeg"/>
</draw:frame>
 Німецькіслідчі в рамках розслідування вибухів на газопроводах "Північний потік"провели у Франкфурті-на-Одері обшуки в особи, яка не є підозрюваною, однакмогла мати інформацію щодо причетних до вибуху людей.</text:p>
      <text:p text:style-name="P4">
Як передає Укрінформ, про це повідомляє у п’ятницю німецька газета <text:a xlink:type="simple" xlink:href="https://www.spiegel.de/politik/frankfurt-an-der-oder-razzia-wegen-anschlaegen-auf-nordstream-pipelines-a-458ee03c-2c3f-42aa-9fc8-81e8986fc59f" text:style-name="Internet_20_link" text:visited-style-name="Visited_20_Internet_20_Link">
 DerSpiegel </text:a>
 .</text:p>
      <text:p text:style-name="P4">
"У розслідуванні вибухів на газопроводах "Північний потік-1" і "Північнийпотік-2", що сталися восени минулого року, влада продовжує відслідковуватизачіпки на німецькій землі. За інформацією SPIEGEL, у четвер перед Трійцеюслідчі провели у цьому зв'язку <text:a xlink:type="simple" xlink:href="https://www.ukrinform.ua/tag-obsuk" text:style-name="Internet_20_link" text:visited-style-name="Visited_20_Internet_20_Link">
 обшуки </text:a>
у Франкфурті-на-Одері", - йдеться у повідомленні.</text:p>
      <text:p text:style-name="P4">
З посиланням на співрозмовників в органах безпеки зазначається, що обшукпройшов у будинку "особи, яка не є обвинуваченою". Метою рейду було "отриманняінформації про особу людини, яку підозрюють у причетності до нападів".</text:p>
      <text:p text:style-name="P4">
<text:span text:style-name="T4">
Читайте також:</text:span>
 <text:a xlink:type="simple" xlink:href="https://www.ukrinform.ua/rubric-ato/3704064-korabli-vms-rf-buli-nepodalik-misc-vibuhiv-na-gazoprovodah-pivnicnij-potik-zmi.html" text:style-name="Internet_20_link" text:visited-style-name="Visited_20_Internet_20_Link">
 Кораблі вмс рф були неподалік місць вибухів нагазопроводах « <text:span text:style-name="T4">
Північний</text:span>
 <text:span text:style-name="T4">
потік</text:span>
 » – ЗМІ</text:a>
</text:p>
      <text:p text:style-name="P4">
Німецькі слідчі припускають, що причетні до підриву газопроводів особизафрахтували для нападу вітрильну яхту під назвою "Андромеда", яку використалидля переміщення з німецького Ростока до місця підриву газопроводів. Прифрахтуванні були використані підроблені документи. Серед іншого, були знайденіболгарські паспорти, які при перевірці виявилися фальшивими, та румунськийдокумент, також підроблений, але в якому були використані особисті даніреальної людини – Штефана М. (прізвище газета не наводить повністю – ред.).</text:p>
      <text:p text:style-name="P4">
Відповідно до публікації в Der Spiegel, обшуки у Франкфурті-на-Одері проходилив будинку родичів цього "Штефана М.", і слідчі шукали підказки, чомузловмисники зупинилися саме на його особі.</text:p>
      <text:p text:style-name="P4">
Зазначається, що найвагомішим доказом використання "Андромеди" є те, що вкаюті яхти були знайдені сліди підводної вибухової речовини октогену. Якзазначає газета, у слідчих є зачіпки, що можливі виконавці підривугазопроводів могли бути з України, однак це також можуть бути спеціальнозроблені хибні зачіпки, щоб ввести слідство в оману.</text:p>
      <text:p text:style-name="P4">
Повідомляється, що незабаром після підриву газопроводів Росія була запідозренав тому, що вона є головним винуватцем. ЗМІ вказували, зокрема, на численніросійські кораблі, які могли бути використані для диверсії.</text:p>
      <text:p text:style-name="P4">
<text:span text:style-name="T4">
Читайте також:</text:span>
 <text:a xlink:type="simple" xlink:href="https://www.ukrinform.ua/rubric-world/3692453-svedska-prokuratura-opriludnila-versiu-pidrivu-pivnicnogo-potoku.html" text:style-name="Internet_20_link" text:visited-style-name="Visited_20_Internet_20_Link">
 Шведська прокуратура оприлюднила версію підриву«Північного потоку» </text:a>
</text:p>
      <text:p text:style-name="P4">
Крім того, деякі експерти вказують на те, що для підриву газопроводівзнадобилося б стільки вибухівки, що для транспортування вибухівки на дноБалтійського моря знадобився б більший корабель, ніж "Андромеда", і, можливо,міні-підводний човен.</text:p>
      <text:p text:style-name="P4">
Як повідомлялося, наприкінці вересня 2022 року внаслідок вибухів натрубопроводах "Північний потік" та "Північний потік-2" біля острова Борнхольму Балтійському морі розпочався витік на чотирьох ділянках <text:a xlink:type="simple" xlink:href="https://www.ukrinform.ua/tag-gazoprovid" text:style-name="Internet_20_link" text:visited-style-name="Visited_20_Internet_20_Link">
 газопроводів</text:a>
 у виключних економічних зонах Даніїта Швеції.</text:p>
      <text:p text:style-name="P4">
Розслідування диверсії, яке здійснюється за участю компетентних органівШвеції, Німеччини та Данії, триває. У багатьох країнах схильні вважати, щопідрив "Північних потоків" ініційований РФ. У Росії свою причетність до аваріїзаперечують.</text:p>
      <text:p text:style-name="P4">
Source: <text:a xlink:type="simple" xlink:href="https://www.ukrinform.ua/rubric-world/3717559-u-nimeccini-projsli-obsuki-u-spravi-pidrivu-pivnicnih-potokiv.html" text:style-name="Internet_20_link" text:visited-style-name="Visited_20_Internet_20_Link">
https://www.ukrinform.ua/rubric-world/3717559-u-nimeccini-projsli-obsuki-u-spravi-pidrivu-pivnicnih-potokiv.html</text:a>
</text:p>
      <!--NEWS-->
      <text:h text:style-name="P10" text:outline-level="1">
<text:span text:style-name="T4">
У Києві через негоду — часткові відключення світла</text:span>
</text:h>
      <text:p text:style-name="P4">
Authors: Ukrinform (Person)</text:p>
      <text:p text:style-name="P4">
Publisher: Укринформ (Organization)</text:p>
      <text:p text:style-name="P4">
Published Time: 2023-06-02T17:35:00+03:00</text:p>
      <text:p text:style-name="P4">
Modified Time: 2023-06-02T17:35:00+03:00</text:p>
      <text:p text:style-name="P4">
Description: У деяких районах столиці через негоду часткові відключення світла. — Укрінформ.</text:p>
      <text:p text:style-name="P4">
Images: ['<text:a xlink:type="simple" xlink:href="https://static.ukrinform.com/photos/2018_09/thumb_files/630_360_1536566328-6883.jpg" text:style-name="Internet_20_link" text:visited-style-name="Visited_20_Internet_20_Link">
630_360_15365...</text:a>
']</text:p>
      <text:p text:style-name="P4">
Tags: ['ДТЕК', 'Електроенергія', 'Київ', 'Негода']</text:p>
      <text:p text:style-name="P4">
Type: Article</text:p>
      <!--METADATA-->
      <text:p text:style-name="P4">
<draw:frame draw:style-name="fr1" draw:name="Image159" text:anchor-type="as-char" svg:width="6.9236in" svg:height="3.956343in" draw:z-index="0">
<draw:image xlink:href="../Images/yкринформ/2023-06-02T17-35-00-03-00/630_360_1536566328-6883.jpg" xlink:type="simple" xlink:show="embed" xlink:actuate="onLoad" draw:mime-type="image/jpeg"/>
</draw:frame>
 У деякихрайонах столиці через негоду часткові відключення світла.</text:p>
      <text:p text:style-name="P4">
Про це у <text:a xlink:type="simple" xlink:href="https://t.me/VA_Kyiv/1982" text:style-name="Internet_20_link" text:visited-style-name="Visited_20_Internet_20_Link">
 Телеграмі </text:a>
 повідомила пресслужбаКиївської міської державної адміністрації із посиланням на ДТЕК, передаєУкрінформ.</text:p>
      <text:p text:style-name="P4">
"Частково без <text:a xlink:type="simple" xlink:href="https://www.ukrinform.ua/tag-elektroenergia" text:style-name="Internet_20_link" text:visited-style-name="Visited_20_Internet_20_Link">
 електроенергії </text:a>
залишилися в Подільському, Оболонському та Святошинському районах столиці", -йдеться в повідомленні.</text:p>
      <text:p text:style-name="P4">
Енергетики ДТЕК перейшли на посилений режим роботи та працюють 24/7, абиякомога швидше ліквідувати наслідки негоди.</text:p>
      <text:p text:style-name="P4">
<text:span text:style-name="T4">
Читайте також:</text:span>
 <text:a xlink:type="simple" xlink:href="https://www.ukrinform.ua/rubric-kyiv/3717483-na-bulvari-lesi-ukrainki-vpav-stovp-ruh-timcasovo-perekrili.html" text:style-name="Internet_20_link" text:visited-style-name="Visited_20_Internet_20_Link">
 На <text:span text:style-name="T4">
бульварі</text:span>
 <text:span text:style-name="T4">
Лесі</text:span>
 <text:span text:style-name="T4">
Українки</text:span>
 <text:span text:style-name="T4">
відновили</text:span>
<text:span text:style-name="T4">
рух</text:span>
 <text:span text:style-name="T4">
транспорту</text:span>
 <text:span text:style-name="T4">
після</text:span>
 <text:span text:style-name="T4">
падіння</text:span>
 <text:span text:style-name="T4">
стовпа</text:span>
</text:a>
</text:p>
      <text:p text:style-name="P4">
Зазначається, що складні погодні умови можуть призвести до падіння дерев таобриву дротів. У КМДА закликають бути обережними, не нехтувати правиламибезпеки та не наближатися до ліній електропередачі.</text:p>
      <text:p text:style-name="P4">
Як повідомлялося, у столиці гроза та сильні пориви вітру.</text:p>
      <text:p text:style-name="P4">
Source: <text:a xlink:type="simple" xlink:href="https://www.ukrinform.ua/rubric-kyiv/3717563-u-kievi-cerez-negodu-castkovi-vidklucenna-svitla.html" text:style-name="Internet_20_link" text:visited-style-name="Visited_20_Internet_20_Link">
https://www.ukrinform.ua/rubric-kyiv/3717563-u-kievi-cerez-negodu-castkovi-vidklucenna-svitla.html</text:a>
</text:p>
      <!--NEWS-->
      <text:h text:style-name="P10" text:outline-level="1">
<text:span text:style-name="T4">
На АЗС знову ростуть ціни на скраплений газ</text:span>
</text:h>
      <text:p text:style-name="P4">
Authors: Ukrinform (Person)</text:p>
      <text:p text:style-name="P4">
Publisher: Укринформ (Organization)</text:p>
      <text:p text:style-name="P4">
Published Time: 2023-06-02T17:39:00+03:00</text:p>
      <text:p text:style-name="P4">
Modified Time: 2023-06-02T17:39:00+03:00</text:p>
      <text:p text:style-name="P4">
Description: Скраплений газ на АЗС упродовж тижня в середньому здорожчав на 5 коп./л – до 21,93 грн/л. — Укрінформ.</text:p>
      <text:p text:style-name="P4">
Images: ['<text:a xlink:type="simple" xlink:href="https://static.ukrinform.com/photos/2020_01/thumb_files/630_360_1578932867-852.jpg" text:style-name="Internet_20_link" text:visited-style-name="Visited_20_Internet_20_Link">
630_360_15789...</text:a>
']</text:p>
      <text:p text:style-name="P4">
Tags: ['АЗС', 'Ціни', 'Газ']</text:p>
      <text:p text:style-name="P4">
Type: Article</text:p>
      <!--METADATA-->
      <text:p text:style-name="P4">
<draw:frame draw:style-name="fr1" draw:name="Image160" text:anchor-type="as-char" svg:width="6.9236in" svg:height="3.956343in" draw:z-index="0">
<draw:image xlink:href="../Images/yкринформ/2023-06-02T17-39-00-03-00/630_360_1578932867-852.jpg" xlink:type="simple" xlink:show="embed" xlink:actuate="onLoad" draw:mime-type="image/jpeg"/>
</draw:frame>
 Скрапленийгаз на АЗС упродовж тижня в середньому здорожчав на 5 коп./л – до 21,93 грн/л.</text:p>
      <text:p text:style-name="P4">
Як передає Укрінформ, про це повідомляє <text:a xlink:type="simple" xlink:href="https://enkorr.ua/uk/news/na_azs_rostut_cni_na_skrapleniy_gaz/254940" text:style-name="Internet_20_link" text:visited-style-name="Visited_20_Internet_20_Link">
 enkorr.</text:a>
</text:p>
      <text:p text:style-name="P4">
Зазначається, що на станціях WOG і OKKO автогаз здорожчав на 0,15 грн/л і 0,05грн/л – до 22,65 грн/л і 22,75 грн/л відповідно.</text:p>
      <text:p text:style-name="P4">
На 24 копійки на літрі підняла ціну на LPG мережа АЗК Shell – до 21,99 грн/л.<text:a xlink:type="simple" xlink:href="https://www.ukrinform.ua/tag-gaz" text:style-name="Internet_20_link" text:visited-style-name="Visited_20_Internet_20_Link">
 Автогаз </text:a>
 на станціях U.GO і VST здорожчавна 9 коп./л і 12 коп./л, до 21,60 грн/л і 20,30 грн/л відповідно.</text:p>
      <text:p text:style-name="P4">
<text:span text:style-name="T4">
Читайте також:</text:span>
 <text:a xlink:type="simple" xlink:href="https://www.ukrinform.ua/rubric-economy/3707281-evrokomisia-ogolosila-persij-miznarodnij-tender-na-spilnu-zakupivlu-gazu.html" text:style-name="Internet_20_link" text:visited-style-name="Visited_20_Internet_20_Link">
 Єврокомісія оголосила перший міжнародний тендер наспільну закупівлю газу </text:a>
</text:p>
      <text:p text:style-name="P4">
Окрім цього, вартість LPG відкоригували UPG, Mango, «БРСМ-Нафта» та інші.Придбати його наразі можна у межах 20,15–22,75 грн/л.</text:p>
      <text:p text:style-name="P4">
Source: <text:a xlink:type="simple" xlink:href="https://www.ukrinform.ua/rubric-economy/3717562-na-azs-znovu-rostut-cini-na-skraplenij-gaz.html" text:style-name="Internet_20_link" text:visited-style-name="Visited_20_Internet_20_Link">
https://www.ukrinform.ua/rubric-economy/3717562-na-azs-znovu-rostut-cini-na-skraplenij-gaz.html</text:a>
</text:p>
      <!--NEWS-->
      <text:h text:style-name="P10" text:outline-level="1">
<text:span text:style-name="T4">
Агента ФСБ, який на Черкащині шпигував за ППО, посадили на 15 років</text:span>
</text:h>
      <text:p text:style-name="P4">
Authors: Ukrinform (Person)</text:p>
      <text:p text:style-name="P4">
Publisher: Укринформ (Organization)</text:p>
      <text:p text:style-name="P4">
Published Time: 2023-06-02T17:54:00+03:00</text:p>
      <text:p text:style-name="P4">
Modified Time: 2023-06-02T17:54:00+03:00</text:p>
      <text:p text:style-name="P4">
Description: До 15 років позбавлення волі засудили російського агента, який шпигував за позиціями протиповітряної оборони та блокпостів у Черкаській області. — Укрінформ.</text:p>
      <text:p text:style-name="P4">
Images: ['<text:a xlink:type="simple" xlink:href="https://static.ukrinform.com/photos/2023_06/thumb_files/630_360_1685716367-148.jpg" text:style-name="Internet_20_link" text:visited-style-name="Visited_20_Internet_20_Link">
630_360_16857...</text:a>
']</text:p>
      <text:p text:style-name="P4">
Tags: ['Черкащина', 'ФСБ РФ', 'СБУ', 'Шпіонаж']</text:p>
      <text:p text:style-name="P4">
Type: Article</text:p>
      <!--METADATA-->
      <text:p text:style-name="P4">
<draw:frame draw:style-name="fr1" draw:name="Image161" text:anchor-type="as-char" svg:width="6.9236in" svg:height="3.956343in" draw:z-index="0">
<draw:image xlink:href="../Images/yкринформ/2023-06-02T17-54-00-03-00/630_360_1685716367-148.jpg" xlink:type="simple" xlink:show="embed" xlink:actuate="onLoad" draw:mime-type="image/jpeg"/>
</draw:frame>
 До 15років позбавлення волі засудили російського агента, який шпигував за позиціямипротиповітряної оборони та блокпостів у Черкаській області.</text:p>
      <text:p text:style-name="P4">
Як передає Укрінформ, про це Служба безпеки України повідомляє у <text:a xlink:type="simple" xlink:href="https://t.me/SBUkr/8535" text:style-name="Internet_20_link" text:visited-style-name="Visited_20_Internet_20_Link">
 Телеграмі</text:a>
 .</text:p>
      <text:p text:style-name="P4">
"Служба безпеки зібрала вичерпну доказову базу на ще одного агента ФСБ. Вінпередавав окупантам локації протиповітряної оборони та блокпостів українськихзахисників на Черкащині", - ідеться в повідомленні.</text:p>
      <text:p text:style-name="P4">
</text:p>
      <text:p text:style-name="P4">
Контррозвідники СБУ затримали зловмисника у результаті спецоперації в січніцього року.</text:p>
      <text:p text:style-name="P4">
Як встановило слідство, ворожим поплічником є працівник місцевої лікарні,якого ФСБ дистанційно залучила до негласної співпраці у листопаді 2022 року.</text:p>
      <text:p text:style-name="P4">
За вказівками агресора він фотографував місця базування та переміщенняпідрозділів Сил оборони на території регіону. Особливу увагу звертав на бойовіпозиції української ППО.</text:p>
      <text:p text:style-name="P4">
<text:span text:style-name="T4">
Читайте також:</text:span>
 <text:a xlink:type="simple" xlink:href="https://www.ukrinform.ua/rubric-regions/3717385-sbu-vikrila-agenta-biloruskih-specsluzb-akij-spiguvav-za-pivnicnim-kordonom.html" text:style-name="Internet_20_link" text:visited-style-name="Visited_20_Internet_20_Link">
 СБУ викрила <text:span text:style-name="T4">
агент</text:span>
 а білоруських спецслужб, якийшпигував за північним кордоном </text:a>
</text:p>
      <text:p text:style-name="P4">
Також загарбників цікавили точні координати блокпостів, кількість присутніхтам військових, їх озброєння і техніка.</text:p>
      <text:p text:style-name="P4">
"Ще одним ворожим завданням був збір інформації щодо проведення мобілізації,рівня військової підготовки та вмотивованості українських захисників. Отриманівідомості агент передавав через анонімний чат у месенджері, де прикріплювавмітки з дислокацією об’єктів на електронній карті", - сказано в повідомленні.</text:p>
      <text:p text:style-name="P4">
</text:p>
      <text:p text:style-name="P4">
Розвідувальна інформація потрібна була російським загарбникам для підготовкисерії ракетних ударів по регіону.</text:p>
      <text:p text:style-name="P4">
Під час обшуку за місцем проживання зрадника вилучили мобільний телефон тапланшет із доказами законспірованого листування з <text:a xlink:type="simple" xlink:href="https://www.ukrinform.ua/tag-fsb-rf" text:style-name="Internet_20_link" text:visited-style-name="Visited_20_Internet_20_Link">
 ФСБ</text:a>
 . Також було виявлено паспорт зразкаколишнього СРСР і прокремлівську символіку.</text:p>
      <text:p text:style-name="P4">
<text:span text:style-name="T4">
Читайте також:</text:span>
 <text:a xlink:type="simple" xlink:href="https://www.ukrinform.ua/rubric-regions/3716406-sbu-zatrimala-rosijsku-agentku-aka-zdavala-pozicii-zsu-u-krivomu-rozi.html" text:style-name="Internet_20_link" text:visited-style-name="Visited_20_Internet_20_Link">
 <text:span text:style-name="T4">
СБУ</text:span>
 затримала російську агентку, яка здавала позиціїЗСУ у Кривому Розі </text:a>
</text:p>
      <text:p text:style-name="P4">
На підставі зібраних доказів суд визнав зловмисника винним за ч. 2 ст. 111Кримінального кодексу України (державна зрада, вчинена в умовах воєнногостану).</text:p>
      <text:p text:style-name="P4">
Як повідомляв Укрінформ, жителя Одеси, який передавав російським загарбникамдані про Сили оборони та <text:a xlink:type="simple" xlink:href="https://www.ukrinform.ua/rubric-regions/3712831-rosijskogo-agenta-akij-koriguvav-raketni-udari-po-odesi-zasudili-do-15-rokiv-uvaznenna.html" text:style-name="Internet_20_link" text:visited-style-name="Visited_20_Internet_20_Link">
 коригував ворожі ракетні удари по регіону</text:a>
 ,засудили до 15 років позбавлення волі.</text:p>
      <text:p text:style-name="P4">
Source: <text:a xlink:type="simple" xlink:href="https://www.ukrinform.ua/rubric-regions/3717561-agenta-fsb-akij-na-cerkasini-spiguvav-za-ppo-posadili-na-15-rokiv.html" text:style-name="Internet_20_link" text:visited-style-name="Visited_20_Internet_20_Link">
https://www.ukrinform.ua/rubric-regions/3717561-agenta-fsb-akij-na-cerkasini-spiguvav-za-ppo-posadili-na-15-rokiv.html</text:a>
</text:p>
      <!--NEWS-->
      <text:h text:style-name="P10" text:outline-level="1">
<text:span text:style-name="T4">
Посли G7 вітають призначення членів ВККС</text:span>
</text:h>
      <text:p text:style-name="P4">
Authors: Ukrinform (Person)</text:p>
      <text:p text:style-name="P4">
Publisher: Укринформ (Organization)</text:p>
      <text:p text:style-name="P4">
Published Time: 2023-06-02T17:54:03+03:00</text:p>
      <text:p text:style-name="P4">
Modified Time: 2023-06-02T17:54:03+03:00</text:p>
      <text:p text:style-name="P4">
Description: Посли країн Групи семи вітають призначення 16 членів Вищої кваліфікаційної комісії суддів і сподіваються на прозорий добір суддів. — Укрінформ.</text:p>
      <text:p text:style-name="P4">
Images: ['<text:a xlink:type="simple" xlink:href="https://static.ukrinform.com/photos/2021_06/thumb_files/630_360_1623599058-498.jpg" text:style-name="Internet_20_link" text:visited-style-name="Visited_20_Internet_20_Link">
630_360_16235...</text:a>
']</text:p>
      <text:p text:style-name="P4">
Tags: ['Японія', 'Посол', 'ВККС']</text:p>
      <text:p text:style-name="P4">
Type: Article</text:p>
      <!--METADATA-->
      <text:p text:style-name="P4">
<draw:frame draw:style-name="fr1" draw:name="Image164" text:anchor-type="as-char" svg:width="6.9236in" svg:height="3.956343in" draw:z-index="0">
<draw:image xlink:href="../Images/yкринформ/2023-06-02T17-54-03-03-00/630_360_1623599058-498.jpg" xlink:type="simple" xlink:show="embed" xlink:actuate="onLoad" draw:mime-type="image/jpeg"/>
</draw:frame>
 Посликраїн Групи семи вітають призначення 16 членів Вищої кваліфікаційної комісіїсуддів і сподіваються на прозорий добір суддів.</text:p>
      <text:p text:style-name="P4">
Про це йдеться у <text:a xlink:type="simple" xlink:href="https://twitter.com/G7AmbReformUA/status/1664602160191946753" text:style-name="Internet_20_link" text:visited-style-name="Visited_20_Internet_20_Link">
 Твіттері</text:a>
 японськогоголовування в групі послів G7 у Києві, передає Укрінформ.</text:p>
      <text:p text:style-name="P4">
«Посли G7 вітають призначення членів Вищої кваліфікаційної комісії суддів. Мисподіваємося на меритократичний підхід до оцінки кваліфікації суддів тапрозорий їх добір», - зазначили дипломати.</text:p>
      <text:p text:style-name="P4">
<text:span text:style-name="T4">
Читайте також:</text:span>
 <text:a xlink:type="simple" xlink:href="https://www.ukrinform.ua/rubric-polytics/3717091-maasikas-privitav-priznacenna-novogo-skladu-vkks.html" text:style-name="Internet_20_link" text:visited-style-name="Visited_20_Internet_20_Link">
 Маасікас привітав призначення нового складу <text:span text:style-name="T4">
ВККС</text:span>
</text:a>
</text:p>
      <text:p text:style-name="P4">
Як повідомляв Укрінформ, Вища рада правосуддя 1 червня призначила 16 новихчленів Вищої кваліфікаційної комісії суддів. Це розблоковує роботу ВККС, якийне працював в Україні з 2019 року.</text:p>
      <text:p text:style-name="P4">
Source: <text:a xlink:type="simple" xlink:href="https://www.ukrinform.ua/rubric-polytics/3717569-posli-g7-vitaut-priznacenna-cleniv-vkks.html" text:style-name="Internet_20_link" text:visited-style-name="Visited_20_Internet_20_Link">
https://www.ukrinform.ua/rubric-polytics/3717569-posli-g7-vitaut-priznacenna-cleniv-vkks.html</text:a>
</text:p>
      <!--NEWS-->
      <text:h text:style-name="P10" text:outline-level="1">
<text:span text:style-name="T4">
Лідер «Мілану» Леау продовжив контракт з клубом</text:span>
</text:h>
      <text:p text:style-name="P4">
Authors: Ukrinform (Person)</text:p>
      <text:p text:style-name="P4">
Publisher: Укринформ (Organization)</text:p>
      <text:p text:style-name="P4">
Published Time: 2023-06-02T17:54:41+03:00</text:p>
      <text:p text:style-name="P4">
Modified Time: 2023-06-02T17:54:41+03:00</text:p>
      <text:p text:style-name="P4">
Description: Португальський вінгер «Мілана» Рафаел Леау продовжив контракт. — Укрінформ.</text:p>
      <text:p text:style-name="P4">
Images: ['<text:a xlink:type="simple" xlink:href="https://static.ukrinform.com/photos/2023_06/thumb_files/630_360_1685717609-869.jpg" text:style-name="Internet_20_link" text:visited-style-name="Visited_20_Internet_20_Link">
630_360_16857...</text:a>
']</text:p>
      <text:p text:style-name="P4">
Tags: ['Футбол', 'Мілан']</text:p>
      <text:p text:style-name="P4">
Type: Article</text:p>
      <!--METADATA-->
      <text:p text:style-name="P4">
<draw:frame draw:style-name="fr1" draw:name="Image165" text:anchor-type="as-char" svg:width="6.9236in" svg:height="3.956343in" draw:z-index="0">
<draw:image xlink:href="../Images/yкринформ/2023-06-02T17-54-41-03-00/630_360_1685717609-869.jpg" xlink:type="simple" xlink:show="embed" xlink:actuate="onLoad" draw:mime-type="image/jpeg"/>
</draw:frame>
Португальський вінгер «Мілана» Рафаел Леау продовжив контракт.</text:p>
      <text:p text:style-name="P4">
Про це повідомила <text:a xlink:type="simple" xlink:href="https://www.acmilan.com/en/news/articles/media/2023-06-02/official-statement-rafael-leao" text:style-name="Internet_20_link" text:visited-style-name="Visited_20_Internet_20_Link">
 пресслужба</text:a>
 міланців, передає Укрінформ.</text:p>
      <text:p text:style-name="P4">
Нова угода діє до 30 червня 2028 року. Леау виступає за «Мілан» з 2019 року.Він провів 162 матчі, забив 41 гол і віддав 29 результативних передач.</text:p>
      <text:p text:style-name="P4">
<text:span text:style-name="T4">
Читайте також:</text:span>
 <text:a xlink:type="simple" xlink:href="https://www.ukrinform.ua/rubric-sports/3716925-trener-sevili-najstarsij-nastavnik-akij-peremig-u-lizi-evropi-uefa.html" text:style-name="Internet_20_link" text:visited-style-name="Visited_20_Internet_20_Link">
 Тренер «Севільї» - найстарший наставник, який переміг уЛізі Європи УЄФА </text:a>
</text:p>
      <text:p text:style-name="P4">
Як повідомлялося, у поточному сезоні 23-річний португалець провів 47 матчів за«Мілан», забив 14 голів і зробив 15 асистів.</text:p>
      <text:p text:style-name="P4">
Фото: Getty Images</text:p>
      <text:p text:style-name="P4">
Source: <text:a xlink:type="simple" xlink:href="https://www.ukrinform.ua/rubric-sports/3717570-lider-milanu-leau-prodovziv-kontrakt-z-klubom.html" text:style-name="Internet_20_link" text:visited-style-name="Visited_20_Internet_20_Link">
https://www.ukrinform.ua/rubric-sports/3717570-lider-milanu-leau-prodovziv-kontrakt-z-klubom.html</text:a>
</text:p>
      <!--NEWS-->
      <text:h text:style-name="P10" text:outline-level="1">
<text:span text:style-name="T4">
У Києві через падіння дерев ускладнений рух на вулицях Героїв Дніпра та Салютній</text:span>
</text:h>
      <text:p text:style-name="P4">
Authors: Ukrinform (Person)</text:p>
      <text:p text:style-name="P4">
Publisher: Укринформ (Organization)</text:p>
      <text:p text:style-name="P4">
Published Time: 2023-06-02T17:59:15+03:00</text:p>
      <text:p text:style-name="P4">
Modified Time: 2023-06-02T17:59:15+03:00</text:p>
      <text:p text:style-name="P4">
Description: У Києві через падіння дерев ускладнений рух на вулицях Героїв Дніпра та Салютній — Укрінформ.</text:p>
      <text:p text:style-name="P4">
Images: ['<text:a xlink:type="simple" xlink:href="https://static.ukrinform.com/photos/2023_06/thumb_files/630_360_1685717919-978.jpeg" text:style-name="Internet_20_link" text:visited-style-name="Visited_20_Internet_20_Link">
630_360_16857...</text:a>
']</text:p>
      <text:p text:style-name="P4">
Tags: ['Гроза', 'Київ', 'Дерева']</text:p>
      <text:p text:style-name="P4">
Type: Article</text:p>
      <!--METADATA-->
      <text:p text:style-name="P4">
<draw:frame draw:style-name="fr1" draw:name="Image166" text:anchor-type="as-char" svg:width="6.9236in" svg:height="3.956343in" draw:z-index="0">
<draw:image xlink:href="../Images/yкринформ/2023-06-02T17-59-15-03-00/630_360_1685717919-978.jpeg" xlink:type="simple" xlink:show="embed" xlink:actuate="onLoad" draw:mime-type="image/jpeg"/>
</draw:frame>
 У Києвічерез падіння дерев ускладнений рух на вулицях Героїв Дніпра та Салютній</text:p>
      <text:p text:style-name="P4">
Як передає Укрінформ, про це патрульна поліція Києва повідомляє у <text:a xlink:type="simple" xlink:href="https://t.me/kyivpatrol/10456" text:style-name="Internet_20_link" text:visited-style-name="Visited_20_Internet_20_Link">
 Телеграмі.</text:a>
</text:p>
      <text:p text:style-name="P4">
“Рух ускладнено на вулицях Героїв Дніпра та Салютній через падіння дерев напроїжджу частину. Патрульні викликали на місце відповідні служби,” - йдеться вповідомленні.</text:p>
      <text:p text:style-name="P4">
 <text:span text:style-name="T4">
Читайтетакож:</text:span>
 <text:a xlink:type="simple" xlink:href="https://www.ukrinform.ua/rubric-kyiv/3717563-u-kievi-cerez-negodu-castkovi-vidklucenna-svitla.html" text:style-name="Internet_20_link" text:visited-style-name="Visited_20_Internet_20_Link">
 У Києві через негоду — часткові відключення світла</text:a>
</text:p>
      <text:p text:style-name="P4">
У поліції рекомендують враховувати цю інформацію під час планування поїздки.</text:p>
      <text:p text:style-name="P4">
Як повідомлялося, у столиці <text:a xlink:type="simple" xlink:href="https://www.ukrinform.ua/tag-groza" text:style-name="Internet_20_link" text:visited-style-name="Visited_20_Internet_20_Link">
 гроза </text:a>
 тасильні пориви вітру.</text:p>
      <text:p text:style-name="P4">
Source: <text:a xlink:type="simple" xlink:href="https://www.ukrinform.ua/rubric-kyiv/3717571-u-kievi-cerez-padinna-derev-uskladnenij-ruh-na-vulicah-geroiv-dnipra-ta-salutnij.html" text:style-name="Internet_20_link" text:visited-style-name="Visited_20_Internet_20_Link">
https://www.ukrinform.ua/rubric-kyiv/3717571-u-kievi-cerez-padinna-derev-uskladnenij-ruh-na-vulicah-geroiv-dnipra-ta-salutnij.html</text:a>
</text:p>
      <!--NEWS-->
      <text:h text:style-name="P10" text:outline-level="1">
<text:span text:style-name="T4">
США запровадили санкції проти компаній, які обмежують доступ до інтернету в Ірані</text:span>
</text:h>
      <text:p text:style-name="P4">
Authors: Ukrinform (Person)</text:p>
      <text:p text:style-name="P4">
Publisher: Укринформ (Organization)</text:p>
      <text:p text:style-name="P4">
Published Time: 2023-06-02T18:13:00+03:00</text:p>
      <text:p text:style-name="P4">
Modified Time: 2023-06-02T18:13:00+03:00</text:p>
      <text:p text:style-name="P4">
Description: Уряд США оголосив про запровадження санкцій проти компаній та високопоставлених посадовців в Ірані й ОАЕ, які розробляють «внутрішній» інтернет в ІРІ, щоби обмежити права громадян на свободу слова й висловлення думок. — Укрінформ.</text:p>
      <text:p text:style-name="P4">
Images: ['<text:a xlink:type="simple" xlink:href="https://static.ukrinform.com/photos/2021_06/thumb_files/630_360_1622743216-833.jpg" text:style-name="Internet_20_link" text:visited-style-name="Visited_20_Internet_20_Link">
630_360_16227...</text:a>
']</text:p>
      <text:p text:style-name="P4">
Tags: ['Інтернет', 'Іран', 'Санкції', 'США']</text:p>
      <text:p text:style-name="P4">
Type: Article</text:p>
      <!--METADATA-->
      <text:p text:style-name="P4">
<draw:frame draw:style-name="fr1" draw:name="Image168" text:anchor-type="as-char" svg:width="6.9236in" svg:height="3.956343in" draw:z-index="0">
<draw:image xlink:href="../Images/yкринформ/2023-06-02T18-13-00-03-00/630_360_1622743216-833.jpg" xlink:type="simple" xlink:show="embed" xlink:actuate="onLoad" draw:mime-type="image/jpeg"/>
</draw:frame>
 Уряд СШАоголосив про запровадження санкцій проти компаній та високопоставленихпосадовців в Ірані й ОАЕ, які розробляють «внутрішній» інтернет в ІРІ, щобиобмежити права громадян на свободу слова й висловлення думок.</text:p>
      <text:p text:style-name="P4">
Про це <text:a xlink:type="simple" xlink:href="https://home.treasury.gov/news/press-releases/jy1518" text:style-name="Internet_20_link" text:visited-style-name="Visited_20_Internet_20_Link">
 повідомляє </text:a>
Офіс контролю за іноземними активами (OFAC) Міністерства фінансів США, передаєУкрінформ.</text:p>
      <text:p text:style-name="P4">
«Сьогодні OFAC запроваджує санкції проти іранської технологічної компанії,відомої як Arvan Cloud, двох високопоставлених представників Arvan Cloud, атакож дочірньої компанії в <text:a xlink:type="simple" xlink:href="https://www.ukrinform.ua/tag-oae" text:style-name="Internet_20_link" text:visited-style-name="Visited_20_Internet_20_Link">
 Об’єднаних Арабських Еміратах</text:a>
 через їхню роль у сприянні цензурі, якупровадить іранський режим», - сказано у пресрелізі.</text:p>
      <text:p text:style-name="P4">
Зазначається, що Arvan Cloud є ключовим партнером Міністерства інформаційних ікомунікаційних технологій Ірану в розробці Національної інформаційної мережі(NIN), так званого внутрішнього інтернету. Головна мета цих дій – ізолюватиіранське населення від глобального доступу до інформації.</text:p>
      <text:p text:style-name="P4">
<text:span text:style-name="T4">
Читайте також:</text:span>
 <text:a xlink:type="simple" xlink:href="https://www.ukrinform.ua/rubric-ato/3717510-zelenskij-moze-pocati-publicno-borotisa-z-timi-hto-dae-mozlivist-obhoditi-rosii-sankcii.html" text:style-name="Internet_20_link" text:visited-style-name="Visited_20_Internet_20_Link">
 Зеленський може почати публічно боротися з тими, хто даєможливість обходити Росії <text:span text:style-name="T4">
санкції</text:span>
 </text:a>
</text:p>
      <text:p text:style-name="P4">
За даними американської сторони, Arvan Cloud тісно взаємодіє з розвідувальнимислужбами Ірану, в тому числі з Міністерством розвідки та безпеки (MOIS), акерівники компанії мають широкі зв’язки з іранським урядом. Режим в Іранісвоєю чергою регулярно використовує обмеження доступу до Мережі та обмеженняшвидкості інтернету, щоби придушити інакомислення й переслідувати іранців, яківиступають за свободу висловлення думок. Крім того, режим намагається обмежитидоступ міжнародної спільноти до інформації про кричущі випадки порушення правлюдини в Ірані.</text:p>
      <text:p text:style-name="P4">
Як повідомляв Укрінформ, у четвер уряд <text:a xlink:type="simple" xlink:href="https://www.ukrinform.ua/rubric-world/3717183-ssa-vveli-sankcii-proti-iranu-za-vbivstva-zurnalistiv-ta-aktivistiv.html" text:style-name="Internet_20_link" text:visited-style-name="Visited_20_Internet_20_Link">
 США оголосив про запровадженнясанкцій </text:a>
 проти силового блокуіранського режиму, а також пов’язаних із ними осіб та організацій, причетнихдо вбивств мирних громадян.</text:p>
      <text:p text:style-name="P4">
Source: <text:a xlink:type="simple" xlink:href="https://www.ukrinform.ua/rubric-world/3717577-ssa-zaprovadili-sankcii-proti-kompanij-aki-obmezuut-dostup-do-internetu-v-irani.html" text:style-name="Internet_20_link" text:visited-style-name="Visited_20_Internet_20_Link">
https://www.ukrinform.ua/rubric-world/3717577-ssa-zaprovadili-sankcii-proti-kompanij-aki-obmezuut-dostup-do-internetu-v-irani.html</text:a>
</text:p>
      <!--NEWS-->
      <text:h text:style-name="P10" text:outline-level="1">
<text:span text:style-name="T4">
Інструктори з Норвегії вчать українських військових безпечному подоланню мінних загороджень</text:span>
</text:h>
      <text:p text:style-name="P4">
Authors: Ukrinform (Person)</text:p>
      <text:p text:style-name="P4">
Publisher: Укринформ (Organization)</text:p>
      <text:p text:style-name="P4">
Published Time: 2023-06-02T18:17:33+03:00</text:p>
      <text:p text:style-name="P4">
Modified Time: 2023-06-02T18:17:33+03:00</text:p>
      <text:p text:style-name="P4">
Description: У Великій Британії українські військовослужбовці під керівництвом норвезьких інструкторів відпрацьовують комплекс практичних вправ із мінної безпеки, зокрема - з безпечного подолання мінних загороджень. — Укрінформ.</text:p>
      <text:p text:style-name="P4">
Images: ['<text:a xlink:type="simple" xlink:href="https://static.ukrinform.com/photos/2023_06/thumb_files/630_360_1685719017-856.jpg" text:style-name="Internet_20_link" text:visited-style-name="Visited_20_Internet_20_Link">
630_360_16857...</text:a>
']</text:p>
      <text:p text:style-name="P4">
Tags: ['Міна', 'Військові навчання', 'Війна з Росією']</text:p>
      <text:p text:style-name="P4">
Type: Article</text:p>
      <!--METADATA-->
      <text:p text:style-name="P4">
<draw:frame draw:style-name="fr1" draw:name="Image169" text:anchor-type="as-char" svg:width="6.9236in" svg:height="3.956343in" draw:z-index="0">
<draw:image xlink:href="../Images/yкринформ/2023-06-02T18-17-33-03-00/630_360_1685719017-856.jpg" xlink:type="simple" xlink:show="embed" xlink:actuate="onLoad" draw:mime-type="image/jpeg"/>
</draw:frame>
 У ВеликійБританії українські військовослужбовці під керівництвом норвезькихінструкторів відпрацьовують комплекс практичних вправ із мінної безпеки,зокрема - з безпечного подолання мінних загороджень.</text:p>
      <text:p text:style-name="P4">
Як передає Укрінформ, про це Генеральний штаб Збройних сил України повідомляєу <text:a xlink:type="simple" xlink:href="https://www.facebook.com/GeneralStaff.ua/posts/pfbid02g1EH9ox9cZQp6zTzcyN4CKETCsdiXu5XXUDRqc1ySHn7NLTnY13XtHz4rkRZbhCel" text:style-name="Internet_20_link" text:visited-style-name="Visited_20_Internet_20_Link">
 Фейсбуці.</text:a>
</text:p>
      <text:p text:style-name="P4">
“Інструктори Норвезької національної гвардії в рамках багатонаціональноїнавчальної операції "Інтерфлекс" з базової загальновійськової підготовкиособового складу Збройних сил України під керівництвом Сполученого КоролівстваВеликої Британії та Північної Ірландії продовжують навчати українськихвійськовослужбовців на заняттях з мінної безпеки, під час яких теоретично тапрактично діляться знаннями, уміннями та практичними навичками, що забезпечатьїм збереження життя та здоров’я при діях в районах бойових дій чи забрудненихвибухонебезпечними предметами”, - йдеться у повідомленні.</text:p>
      <text:p text:style-name="P4">
Як пояснили у Генштабі, напрацьовуються навички, щоб усі військовослужбовцівідпрацювали комплекс практичних вправ із мінної безпеки щодо порядку дій натериторії, забрудненій ворожими мінами, саморобними вибуховими предметами.</text:p>
      <text:p text:style-name="P4">
"Зокрема для безпечного подолання ворожих мінних загороджень та впевнених дійв районах що мають мінну небезпеку, кожен військовослужбовець вивчив, якрозпізнавати <text:a xlink:type="simple" xlink:href="https://www.ukrinform.ua/tag-mina" text:style-name="Internet_20_link" text:visited-style-name="Visited_20_Internet_20_Link">
 міни </text:a>
 та вибухонебезпечніпредмети, подавати команди (сигнали) при їхньому виявлені і покроковий порядокдій, як пророблювати та позначати проходи для виходу з замінованої ділянкимісцевості та як позначати на місцевості виявлені міни та вибухонебезпечніпредмети альтернативними засобами", - зазначили у Генштабі.</text:p>
      <text:p text:style-name="P4">
Ця підготовка дає змогу вдосконалити набуті бойові навички для підвищенняособистої безпеки та безпеки підрозділу під час різних сценаріїв дій ЗСУ, щобвійськовослужбовці могли вправно використовувати необхідні тактичні знання длязахисту України.</text:p>
      <text:p text:style-name="P4">
<text:span text:style-name="T4">
Читайте також:</text:span>
 <text:a xlink:type="simple" xlink:href="https://www.ukrinform.ua/rubric-ato/3717436-u-britanii-ukrainski-vijskovi-vidpracovuut-metanna-rucnih-granat.html" text:style-name="Internet_20_link" text:visited-style-name="Visited_20_Internet_20_Link">
 У Британії українські військові відпрацьовують метанняручних гранат </text:a>
</text:p>
      <text:p text:style-name="P4">
“Під експертним керівництвом інструкторів Збройних сил Норвегії новобранці ЗСУстали підготовленішими до бойових умов”, - підкреслили у Генштабі.</text:p>
      <text:p text:style-name="P4">
Як повідомляв Укрінформ, у Великій Британії українські військовослужбовці підкерівництвом данських інструкторів опановують навички з метання ручнихімітаційних гранат з різних положень.</text:p>
      <text:p text:style-name="P4">
Source: <text:a xlink:type="simple" xlink:href="https://www.ukrinform.ua/rubric-ato/3717578-instruktori-z-norvegii-vcat-ukrainskih-vijskovih-bezpecnomu-podolannu-minnih-zagorodzen.html" text:style-name="Internet_20_link" text:visited-style-name="Visited_20_Internet_20_Link">
https://www.ukrinform.ua/rubric-ato/3717578-instruktori-z-norvegii-vcat-ukrainskih-vijskovih-bezpecnomu-podolannu-minnih-zagorodzen.html</text:a>
</text:p>
      <!--NEWS-->
      <text:h text:style-name="P10" text:outline-level="1">
<text:span text:style-name="T4">
Україна і Нідерланди посилять співпрацю у галузі цифровізації культурної спадщини</text:span>
</text:h>
      <text:p text:style-name="P4">
Authors: Ukrinform (Person)</text:p>
      <text:p text:style-name="P4">
Publisher: Укринформ (Organization)</text:p>
      <text:p text:style-name="P4">
Published Time: 2023-06-02T18:19:20+03:00</text:p>
      <text:p text:style-name="P4">
Modified Time: 2023-06-02T18:19:20+03:00</text:p>
      <text:p text:style-name="P4">
Description: Україна використає досвід Нідерландів у галузі цифровізації культурної спадщини, а також у проведенні трансляції арт-перформансів. — Укрінформ.</text:p>
      <text:p text:style-name="P4">
Images: ['<text:a xlink:type="simple" xlink:href="https://static.ukrinform.com/photos/2022_05/thumb_files/630_360_1653513391-234.jpg" text:style-name="Internet_20_link" text:visited-style-name="Visited_20_Internet_20_Link">
630_360_16535...</text:a>
']</text:p>
      <text:p text:style-name="P4">
Tags: ['Нідерланди', 'Україна', 'МКІП ']</text:p>
      <text:p text:style-name="P4">
Type: Article</text:p>
      <!--METADATA-->
      <text:p text:style-name="P4">
<draw:frame draw:style-name="fr1" draw:name="Image170" text:anchor-type="as-char" svg:width="6.9236in" svg:height="3.956343in" draw:z-index="0">
<draw:image xlink:href="../Images/yкринформ/2023-06-02T18-19-20-03-00/630_360_1653513391-234.jpg" xlink:type="simple" xlink:show="embed" xlink:actuate="onLoad" draw:mime-type="image/jpeg"/>
</draw:frame>
 Українавикористає досвід Нідерландів у галузі цифровізації культурної спадщини, атакож у проведенні трансляції арт-перформансів.</text:p>
      <text:p text:style-name="P4">
Як передає Укрінформ, про це повідомляє <text:a xlink:type="simple" xlink:href="https://mkip.gov.ua/news/9257.html" text:style-name="Internet_20_link" text:visited-style-name="Visited_20_Internet_20_Link">
 пресслужба Міністерства культури таінформаційної політики </text:a>
 .</text:p>
      <text:p text:style-name="P4">
«Нідерланди поділяться з нами своєю концепцією стратегії диджиталізаціїкультурної спадщини. Розповіла колегам про фундаментальне бачення стійкогонарощування потенціалу у цифровій сфері. Переконана, що ми не повинніобмежуватися відцифруванням культурних об'єктів для їх «ув’язнення» у цифровихсховищах. Евакуйовано – не значить недоступно», – зазначила під часдвосторонньої консультації заступниця міністра культури та інформаційноїполітики Анастасії Бондар.</text:p>
      <text:p text:style-name="P4">
<text:span text:style-name="T4">
Читайте також:</text:span>
 <text:a xlink:type="simple" xlink:href="https://www.ukrinform.ua/rubric-culture/3716328-startuvav-konkurs-hudoznih-proektiv-prisvacenij-osmislennu-vijni-v-ukraini-mkip.html" text:style-name="Internet_20_link" text:visited-style-name="Visited_20_Internet_20_Link">
 Стартував конкурс художніх проєктів, присвяченийосмисленню війни в Україні - <text:span text:style-name="T4">
МКІП</text:span>
 </text:a>
</text:p>
      <text:p text:style-name="P4">
За її словами, доступність фондів має стати основним пріоритетом. Бондарзауважила, що у цьому ключі сторони обговорили освітні воркшопи для створеннята демонстрації відцифрованих колекцій.</text:p>
      <text:p text:style-name="P4">
Також у міністерстві повідомляють, що Україна перейматиме досвід проведеннястрімінг артперформансів.</text:p>
      <text:p text:style-name="P4">
«Інституції перформативного сектору Нідерландів створили і успішновикористовують технічну інфраструктуру для онлайн-трансляції театральнихвиступів наживо. Ми обговорили можливості використання такої ж платформи дляУкраїни, аби збільшити можливість доступу до українського мистецтва дляукраїнців, в тому числі тимчасово переміщених осіб за кордоном», - зауважилаГригоренко.</text:p>
      <text:p text:style-name="P4">
<text:span text:style-name="T4">
Читайте також:</text:span>
 <text:a xlink:type="simple" xlink:href="https://www.ukrinform.ua/rubric-culture/3716202-mkip-ta-miznarodni-kolegi-obgovorili-fiksaciu-voennih-zlociniv-proti-kulturnoi-spadsini.html" text:style-name="Internet_20_link" text:visited-style-name="Visited_20_Internet_20_Link">
 <text:span text:style-name="T4">
МКІП</text:span>
 та міжнародні колеги обговорили фіксацію воєннихзлочинів проти культурної спадщини </text:a>
</text:p>
      <text:p text:style-name="P4">
Вона підкреслила, що партнери також готові надати експертизу в монетизаціїонлайн-трансляцій для закладів культури. Це питання планують детальнішеобговорити під час наступних зустрічей.</text:p>
      <text:p text:style-name="P4">
Як інформують у МКІП, сторони домовилися створити секторальні робочі групи інадалі рухатися предметніше по кожному окремому напрямку співпраці.</text:p>
      <text:p text:style-name="P4">
Як повідомляв Укрінформ, в Україні запровадять електронні реєстри для облікукультурної спадщини.</text:p>
      <text:p text:style-name="P4">
Source: <text:a xlink:type="simple" xlink:href="https://www.ukrinform.ua/rubric-culture/3717579-ukraina-i-niderlandi-posilat-spivpracu-u-galuzi-cifrovizacii-kulturnoi-spadsini.html" text:style-name="Internet_20_link" text:visited-style-name="Visited_20_Internet_20_Link">
https://www.ukrinform.ua/rubric-culture/3717579-ukraina-i-niderlandi-posilat-spivpracu-u-galuzi-cifrovizacii-kulturnoi-spadsini.html</text:a>
</text:p>
      <!--NEWS-->
      <text:h text:style-name="P10" text:outline-level="1">
<text:span text:style-name="T4">
Зі спецрахунку НБУ на потреби оборони вже перерахували майже ₴25,3 мільярда</text:span>
</text:h>
      <text:p text:style-name="P4">
Authors: Ukrinform (Person)</text:p>
      <text:p text:style-name="P4">
Publisher: Укринформ (Organization)</text:p>
      <text:p text:style-name="P4">
Published Time: 2023-06-02T18:25:00+03:00</text:p>
      <text:p text:style-name="P4">
Modified Time: 2023-06-02T18:25:00+03:00</text:p>
      <text:p text:style-name="P4">
Description: Із початку війни зі спеціальному рахунку, відкритого Національним банком, на потреби оборони перераховано майже 25,3 млрд грн. — Укрінформ.</text:p>
      <text:p text:style-name="P4">
Images: ['<text:a xlink:type="simple" xlink:href="https://static.ukrinform.com/photos/2019_02/thumb_files/630_360_1550576451-985.jpg" text:style-name="Internet_20_link" text:visited-style-name="Visited_20_Internet_20_Link">
630_360_15505...</text:a>
']</text:p>
      <text:p text:style-name="P4">
Tags: ['Нацбанк', 'ЗСУ', 'Війна з Росією']</text:p>
      <text:p text:style-name="P4">
Type: Article</text:p>
      <!--METADATA-->
      <text:p text:style-name="P4">
<draw:frame draw:style-name="fr1" draw:name="Image171" text:anchor-type="as-char" svg:width="6.9236in" svg:height="3.956343in" draw:z-index="0">
<draw:image xlink:href="../Images/yкринформ/2023-06-02T18-25-00-03-00/630_360_1550576451-985.jpg" xlink:type="simple" xlink:show="embed" xlink:actuate="onLoad" draw:mime-type="image/jpeg"/>
</draw:frame>
 Із початкувійни зі спеціальному рахунку, відкритого Національним банком, на потребиоборони перераховано майже 25,3 млрд грн.</text:p>
      <text:p text:style-name="P4">
Як передає Укрінформ, про це повідомляє <text:a xlink:type="simple" xlink:href="https://bank.gov.ua/ua/news/all/z-pochatku-viyni-zi-spetsrahunku-vidkritogo-natsionalnim-bankom-na-potrebi-oboroni-pererahovano-mayje-253-mlrd-grn-za-traven-rahunok-popovnivsya-mayje-na-770-mln-grn" text:style-name="Internet_20_link" text:visited-style-name="Visited_20_Internet_20_Link">
 пресслужба НБУ.</text:a>
</text:p>
      <text:p text:style-name="P4">
"Загалом з початку війни Національний банк перерахував на потреби оборонимайже 25,3 млрд грн, у травні – майже 1,3 млрд грн", - йдеться в повідомленні.</text:p>
      <text:p text:style-name="P4">
За інформацією <text:a xlink:type="simple" xlink:href="https://www.ukrinform.ua/tag-nacbank" text:style-name="Internet_20_link" text:visited-style-name="Visited_20_Internet_20_Link">
 Нацбанку </text:a>
 , загалом наспецрахунок, відкритий для підтримки сил оборони 24 лютого 2022 року, надійшломайже 26,3 млрд грн в еквіваленті, за травень – майже 770 млн грн.</text:p>
      <text:p text:style-name="P4">
Станом на 1 червня 2023 року залишок коштів на спецрахунку становить понад 1,0млрд грн.</text:p>
      <text:p text:style-name="P4">
За інформацією регулятора, на 1 червня 2023 року залишок коштів на рахункуМіністерства соціальної політики України, який Національний банк відкрив длягуманітарних цілей, становить майже 90,6 млн грн. За травень на рахунок длягуманітарних потреб надійшло понад 3,4 млн грн.</text:p>
      <text:p text:style-name="P4">
<text:span text:style-name="T4">
Читайте також:</text:span>
 <text:a xlink:type="simple" xlink:href="https://www.ukrinform.ua/rubric-economy/3715916-nacbank-uviv-v-obig-pamatnu-monetu-pavlo-skoropadskij.html" text:style-name="Internet_20_link" text:visited-style-name="Visited_20_Internet_20_Link">
 Нацбанк увів в обіг пам’ятну монету «Павло Скоропадський»</text:a>
</text:p>
      <text:p text:style-name="P4">
Як повідомлялося, <text:a xlink:type="simple" xlink:href="https://www.ukrinform.ua/rubric-uarazom/3461333-nacbank-zminiv-rekviziti-rahunku-v-dolarah-dla-dopomogi-zsu.html" text:style-name="Internet_20_link" text:visited-style-name="Visited_20_Internet_20_Link">
 Національний банк України змінив номери рахунків длязарахування коштів у доларах США (USD) </text:a>
 на підтримку Збройних сил України та для гуманітарної допомоги.</text:p>
      <text:p text:style-name="P4">
Source: <text:a xlink:type="simple" xlink:href="https://www.ukrinform.ua/rubric-economy/3717582-zi-specrahunku-nbu-na-potrebi-oboroni-vze-pererahuvali-majze-253-milarda.html" text:style-name="Internet_20_link" text:visited-style-name="Visited_20_Internet_20_Link">
https://www.ukrinform.ua/rubric-economy/3717582-zi-specrahunku-nbu-na-potrebi-oboroni-vze-pererahuvali-majze-253-milarda.html</text:a>
</text:p>
      <!--NEWS-->
      <text:h text:style-name="P10" text:outline-level="1">
<text:span text:style-name="T4">
Резніков у Сінгапурі обговорив із міністрами оборони США та Канади підтримку України</text:span>
</text:h>
      <text:p text:style-name="P4">
Authors: Ukrinform (Person)</text:p>
      <text:p text:style-name="P4">
Publisher: Укринформ (Organization)</text:p>
      <text:p text:style-name="P4">
Published Time: 2023-06-02T18:27:30+03:00</text:p>
      <text:p text:style-name="P4">
Modified Time: 2023-06-02T18:27:30+03:00</text:p>
      <text:p text:style-name="P4">
Description: Міністр оборони Олексій Резніков у межах участі у безпековому форумі "Діалог Шангрі-Ла" у Сінгапурі обговорив з міністрами оборони США та Канади подальшу підтримку України. — Укрінформ.</text:p>
      <text:p text:style-name="P4">
Images: ['<text:a xlink:type="simple" xlink:href="https://static.ukrinform.com/photos/2023_06/thumb_files/630_360_1685719561-520.jpg" text:style-name="Internet_20_link" text:visited-style-name="Visited_20_Internet_20_Link">
630_360_16857...</text:a>
']</text:p>
      <text:p text:style-name="P4">
Tags: ['Канада', 'Сінгапур', 'США', 'Резніков']</text:p>
      <text:p text:style-name="P4">
Type: Article</text:p>
      <!--METADATA-->
      <text:p text:style-name="P4">
<draw:frame draw:style-name="fr1" draw:name="Image172" text:anchor-type="as-char" svg:width="6.9236in" svg:height="3.956343in" draw:z-index="0">
<draw:image xlink:href="../Images/yкринформ/2023-06-02T18-27-30-03-00/630_360_1685719561-520.jpg" xlink:type="simple" xlink:show="embed" xlink:actuate="onLoad" draw:mime-type="image/jpeg"/>
</draw:frame>
 Міністроборони Олексій Резніков у межах участі у безпековому форумі "Діалог Шангрі-Ла" у Сінгапурі обговорив з міністрами оборони США та Канади подальшупідтримку України.</text:p>
      <text:p text:style-name="P4">
Про це очільник оборонного відомства повідомив у <text:a xlink:type="simple" xlink:href="https://twitter.com/oleksiireznikov/status/1664633921118560261" text:style-name="Internet_20_link" text:visited-style-name="Visited_20_Internet_20_Link">
 Твіттері</text:a>
 , передаєУкрінформ.</text:p>
      <text:p text:style-name="P4">
"Я був радий зустрітися з моїм американським колегою і великим другомміністром оборони Ллойдом Остіном III в кулуарах форуму "Діалог Шангрі-Ла".Українсько-американське партнерство міцне. Ми продовжимо працювати задлязабезпечення перемоги України та відновлення миру в Європі", - написавочільник МОУ.</text:p>
      <text:p text:style-name="P4">
<text:span text:style-name="T4">
Читайте також:</text:span>
 <text:a xlink:type="simple" xlink:href="https://www.ukrinform.ua/rubric-ato/3715926-nimeccina-moze-dodati-do-koalicii-vinisuvac-eurofighter-reznikov.html" text:style-name="Internet_20_link" text:visited-style-name="Visited_20_Internet_20_Link">
 Німеччина може додати до коаліції винищувач Eurofighter -<text:span text:style-name="T4">
Резніков</text:span>
 </text:a>
</text:p>
      <text:p text:style-name="P4">
Він також <text:a xlink:type="simple" xlink:href="https://twitter.com/oleksiireznikov/status/1664632737301446657" text:style-name="Internet_20_link" text:visited-style-name="Visited_20_Internet_20_Link">
 поінформував</text:a>
 про зустрічіз канадською колегою Анітою Ананд.</text:p>
      <text:p text:style-name="P4">
"Ми обговорили ситуацію на фронті, наш майбутній контрнаступ та підготовкуукраїнських солдатів. Пані Ананд підтвердила, що Канада продовжуватимепідтримувати Україну в досягненні перемоги у цій війні та допомагатиме увідновленні. Канада рада приєднатися до танкової коаліції і натхненна нашоюрішучістю захистити себе. Кожен день нашої спільної роботи наближає перемогу",- написав міністр.</text:p>
      <text:p text:style-name="P4">
</text:p>
      <text:p text:style-name="P4">
Як повідомляв Укрінформ, у Сінгапурі 2 червня розпочинається масштабнийбезпековий форум "Діалог Шангрі-Ла", на якому розв’язана РФ війна протиУкраїни буде однією з головних тем. За даними організаторів, у форумі візьмутьучасть понад 600 представників із 49 держав.</text:p>
      <text:p text:style-name="P4">
Українську делегацію на форумі очолює міністр оборони Олексій Резніков.</text:p>
      <text:p text:style-name="P4">
Фото: Олексій Резніков, Твіттер</text:p>
      <text:p text:style-name="P4">
Source: <text:a xlink:type="simple" xlink:href="https://www.ukrinform.ua/rubric-polytics/3717583-reznikov-u-singapuri-obgovoriv-iz-ministrami-oboroni-ssa-ta-kanadi-pidtrimku-ukraini.html" text:style-name="Internet_20_link" text:visited-style-name="Visited_20_Internet_20_Link">
https://www.ukrinform.ua/rubric-polytics/3717583-reznikov-u-singapuri-obgovoriv-iz-ministrami-oboroni-ssa-ta-kanadi-pidtrimku-ukraini.html</text:a>
</text:p>
      <!--NEWS-->
      <text:h text:style-name="P10" text:outline-level="1">
<text:span text:style-name="T4">
Австралія у липні надасть Україні новий пакет допомоги</text:span>
</text:h>
      <text:p text:style-name="P4">
Authors: Ukrinform (Person)</text:p>
      <text:p text:style-name="P4">
Publisher: Укринформ (Organization)</text:p>
      <text:p text:style-name="P4">
Published Time: 2023-06-02T18:32:00+03:00</text:p>
      <text:p text:style-name="P4">
Modified Time: 2023-06-02T18:32:00+03:00</text:p>
      <text:p text:style-name="P4">
Description: Уряд Австралії у липні оголосить черговий пакет безпекової допомоги Україні. — Укрінформ.</text:p>
      <text:p text:style-name="P4">
Images: ['<text:a xlink:type="simple" xlink:href="https://static.ukrinform.com/photos/2018_01/thumb_files/630_360_1516884194-8876.jpg" text:style-name="Internet_20_link" text:visited-style-name="Visited_20_Internet_20_Link">
630_360_15168...</text:a>
']</text:p>
      <text:p text:style-name="P4">
Tags: ['Австралія', 'допомога', 'Війна з Росією']</text:p>
      <text:p text:style-name="P4">
Type: Article</text:p>
      <!--METADATA-->
      <text:p text:style-name="P4">
<draw:frame draw:style-name="fr1" draw:name="Image174" text:anchor-type="as-char" svg:width="6.9236in" svg:height="3.956343in" draw:z-index="0">
<draw:image xlink:href="../Images/yкринформ/2023-06-02T18-32-00-03-00/630_360_1516884194-8876.jpg" xlink:type="simple" xlink:show="embed" xlink:actuate="onLoad" draw:mime-type="image/jpeg"/>
</draw:frame>
 УрядАвстралії у липні оголосить черговий пакет безпекової допомоги Україні.</text:p>
      <text:p text:style-name="P4">
Як передає Укрінформ, про це повідомив у <text:a xlink:type="simple" xlink:href="https://twitter.com/oleksiireznikov/status/1664632375135936517" text:style-name="Internet_20_link" text:visited-style-name="Visited_20_Internet_20_Link">
 Твіттері</text:a>
 міністроборони України Олексій Резніков за результатами зустрічі з віцепрем'єр-міністром – міністром оборони Австралії Річардом Марлзом.</text:p>
      <text:p text:style-name="P4">
"Відбулася змістовна зустріч з високоповажним віцепрем'єр-міністром –міністром оборони Австралії Річардом Марлзом. Обговорили пріоритети Українищодо посилення обороноздатності. Черговий пакет безпекової допомоги будеоголошено урядом <text:a xlink:type="simple" xlink:href="https://www.ukrinform.ua/tag-avstralia" text:style-name="Internet_20_link" text:visited-style-name="Visited_20_Internet_20_Link">
 Австралії </text:a>
 улипні", - йдеться у повідомленні.</text:p>
      <text:p text:style-name="P4">
Резніков зазначив, що під час зустрічі попросив Австралію розглянутиможливість підготовки українських пілотів.</text:p>
      <text:p text:style-name="P4">
"Я попросив наших австралійських друзів розглянути можливість підготовкиукраїнських пілотів, надання медичних евакуаційних автомобілів та засобіврадіоелектронної боротьби з безпілотниками. Мене зворушили слова мого колегипро захоплення надзвичайною хоробрістю українців, яка надихає багатьох людей",- повідомив міністр.</text:p>
      <text:p text:style-name="P4">
<text:span text:style-name="T4">
Читайте також:</text:span>
 <text:a xlink:type="simple" xlink:href="https://www.ukrinform.ua/rubric-ato/3715369-reznikov-zaklikav-avstraliu-nadati-zsu-bronemasini-hawkie.html" text:style-name="Internet_20_link" text:visited-style-name="Visited_20_Internet_20_Link">
 Резніков закликав <text:span text:style-name="T4">
Австрал</text:span>
 ію надати ЗСУ бронемашиниHawkie </text:a>
</text:p>
      <text:p text:style-name="P4">
Також очільник українського оборонного відомства повідомив про зустрічі зміністрами оборони Сінгапура та Нової Зеландії.</text:p>
      <text:p text:style-name="P4">
Як повідомляв Укрінформ, міністр оборони України Олексій Резніков у рамкахучасті у безпековому форумі "Діалог Шангрі-Ла" у Сінгапурі обговорив подальшупідтримку України з міністрами оборони США та Канади.</text:p>
      <text:p text:style-name="P4">
Source: <text:a xlink:type="simple" xlink:href="https://www.ukrinform.ua/rubric-ato/3717584-avstralia-u-lipni-nadast-ukraini-novij-paket-dopomogi.html" text:style-name="Internet_20_link" text:visited-style-name="Visited_20_Internet_20_Link">
https://www.ukrinform.ua/rubric-ato/3717584-avstralia-u-lipni-nadast-ukraini-novij-paket-dopomogi.html</text:a>
</text:p>
      <!--NEWS-->
      <text:h text:style-name="P10" text:outline-level="1">
<text:span text:style-name="T4">
Війська РФ завдали ракетного удару по лісовому масиву на Харківщині</text:span>
</text:h>
      <text:p text:style-name="P4">
Authors: Ukrinform (Person)</text:p>
      <text:p text:style-name="P4">
Publisher: Укринформ (Organization)</text:p>
      <text:p text:style-name="P4">
Published Time: 2023-06-02T18:51:00+03:00</text:p>
      <text:p text:style-name="P4">
Modified Time: 2023-06-02T18:51:00+03:00</text:p>
      <text:p text:style-name="P4">
Description: Війська РФ сьогодні завдали ракетного удару по лісовому масиву на Харківщині, за попередніми даними, люди не постраждали. — Укрінформ.</text:p>
      <text:p text:style-name="P4">
Images: ['<text:a xlink:type="simple" xlink:href="https://static.ukrinform.com/photos/2018_09/thumb_files/630_360_1537784987-4780.jpg" text:style-name="Internet_20_link" text:visited-style-name="Visited_20_Internet_20_Link">
630_360_15377...</text:a>
']</text:p>
      <text:p text:style-name="P4">
Tags: ['Обстріл', 'Харківщина', 'Війна з Росією']</text:p>
      <text:p text:style-name="P4">
Type: Article</text:p>
      <!--METADATA-->
      <text:p text:style-name="P4">
<draw:frame draw:style-name="fr1" draw:name="Image175" text:anchor-type="as-char" svg:width="6.9236in" svg:height="3.956343in" draw:z-index="0">
<draw:image xlink:href="../Images/yкринформ/2023-06-02T18-51-00-03-00/630_360_1537784987-4780.jpg" xlink:type="simple" xlink:show="embed" xlink:actuate="onLoad" draw:mime-type="image/jpeg"/>
</draw:frame>
 ВійськаРФ сьогодні завдали ракетного удару по лісовому масиву на Харківщині, запопередніми даними, люди не постраждали.</text:p>
      <text:p text:style-name="P4">
Про це повідомив у <text:a xlink:type="simple" xlink:href="https://t.me/synegubov/6324" text:style-name="Internet_20_link" text:visited-style-name="Visited_20_Internet_20_Link">
 Телеграмі </text:a>
 начальник ОВАОлег Синєгубов, передає Укрінформ.</text:p>
      <text:p text:style-name="P4">
"Сьогодні близько 17:05 російські окупанти завдали чергового ракетного ударупо Харківщині. Зафіксовано приліт двох ракет, попередньо С-300, в лісовиймасив Зміївської громади Чугуївського району", - йдеться у повідомленні.</text:p>
      <text:p text:style-name="P4">
<text:span text:style-name="T4">
Читайте також:</text:span>
 <text:a xlink:type="simple" xlink:href="https://www.ukrinform.ua/rubric-ato/3717494-rosiani-obstrilali-selise-poblizu-zaporizza-dvoe-zagiblih-cetvero-poranenih.html" text:style-name="Internet_20_link" text:visited-style-name="Visited_20_Internet_20_Link">
 Росіяни <text:span text:style-name="T4">
обстріл</text:span>
 яли селище поблизу Запоріжжя - двоєзагиблих, четверо поранених </text:a>
</text:p>
      <text:p text:style-name="P4">
За попередніми даними, обійшлося без масштабних руйнувань і постраждалих.Інформація уточнюється.</text:p>
      <text:p text:style-name="P4">
Як повідомлялося, близько 17 години у Харкові було чутно звуки вибухів.</text:p>
      <text:p text:style-name="P4">
Source: <text:a xlink:type="simple" xlink:href="https://www.ukrinform.ua/rubric-ato/3717589-vijska-rf-zavdali-raketnogo-udaru-po-lisovomu-masivu-na-harkivsini.html" text:style-name="Internet_20_link" text:visited-style-name="Visited_20_Internet_20_Link">
https://www.ukrinform.ua/rubric-ato/3717589-vijska-rf-zavdali-raketnogo-udaru-po-lisovomu-masivu-na-harkivsini.html</text:a>
</text:p>
      <!--NEWS-->
      <text:h text:style-name="P10" text:outline-level="1">
<text:span text:style-name="T4">
Світоліна обіграла росіянку Блінкову у третьому колі «Ролан Гаррос»</text:span>
</text:h>
      <text:p text:style-name="P4">
Authors: Ukrinform (Person)</text:p>
      <text:p text:style-name="P4">
Publisher: Укринформ (Organization)</text:p>
      <text:p text:style-name="P4">
Published Time: 2023-06-02T18:56:09+03:00</text:p>
      <text:p text:style-name="P4">
Modified Time: 2023-06-02T18:56:09+03:00</text:p>
      <text:p text:style-name="P4">
Description: Сьогодні, 2 червня, українська тенісистка Еліна Світоліна (№192 WTA) обіграла росіянку Анну Блінкову (№56 WTA) у третьому колі «Ролан Гаррос». — Укрінформ.</text:p>
      <text:p text:style-name="P4">
Images: ['<text:a xlink:type="simple" xlink:href="https://static.ukrinform.com/photos/2023_06/thumb_files/630_360_1685721311-652.jpg" text:style-name="Internet_20_link" text:visited-style-name="Visited_20_Internet_20_Link">
630_360_16857...</text:a>
']</text:p>
      <text:p text:style-name="P4">
Tags: None</text:p>
      <text:p text:style-name="P4">
Type: Article</text:p>
      <!--METADATA-->
      <text:p text:style-name="P4">
<draw:frame draw:style-name="fr1" draw:name="Image176" text:anchor-type="as-char" svg:width="6.9236in" svg:height="3.956343in" draw:z-index="0">
<draw:image xlink:href="../Images/yкринформ/2023-06-02T18-56-09-03-00/630_360_1685721311-652.jpg" xlink:type="simple" xlink:show="embed" xlink:actuate="onLoad" draw:mime-type="image/jpeg"/>
</draw:frame>
 Сьогодні,2 червня, українська тенісистка Еліна Світоліна (№192 WTA) обіграла росіянкуАнну Блінкову (№56 WTA) у третьому колі «Ролан Гаррос».</text:p>
      <text:p text:style-name="P4">
Українка Світоліна здолала росіянку Блінкову - 2:1, передає Укрінформ.</text:p>
      <text:p text:style-name="P4">
Матч тривав 2 години і 16 хвилин. Світоліна 5 раз подавала навиліт, зробила 8подвійних помилок і використала 7/12 брейкпойнтів.</text:p>
      <text:p text:style-name="P4">
Еліна вп‘яте в кар‘єрі вийшла в 1/8 «Ролан Гаррос».</text:p>
      <text:p text:style-name="P4">
Минулого тижня Блінкова програла Еліні у фіналі турніру WTA 250 у Страсбурзі.</text:p>
      <text:p text:style-name="P4">
<text:span text:style-name="T4">
Читайте також:</text:span>
 <text:a xlink:type="simple" xlink:href="https://www.ukrinform.ua/rubric-sports/3717516-krutih-zupinivsa-na-slahu-do-pivfinalu-turniru-atr-u-nimeccini.html" text:style-name="Internet_20_link" text:visited-style-name="Visited_20_Internet_20_Link">
 Крутих зупинився на шляху до півфіналу турніру АТР уНімеччині </text:a>
</text:p>
      <text:p text:style-name="P4">
Світоліна у наступному колі зіграє проти росіянки Дар’ї Касаткіної (№9 WTA).</text:p>
      <text:p text:style-name="P4">
Фото: btu.org.ua</text:p>
      <text:p text:style-name="P4">
Source: <text:a xlink:type="simple" xlink:href="https://www.ukrinform.ua/rubric-sports/3717591-svitolina-obigrala-rosianku-blinkovu-u-tretomu-koli-rolan-garros.html" text:style-name="Internet_20_link" text:visited-style-name="Visited_20_Internet_20_Link">
https://www.ukrinform.ua/rubric-sports/3717591-svitolina-obigrala-rosianku-blinkovu-u-tretomu-koli-rolan-garros.html</text:a>
</text:p>
      <!--NEWS-->
      <text:h text:style-name="P10" text:outline-level="1">
<text:span text:style-name="T4">
Харківська облрада не підтримала позбавлення Суркіса звання почесного громадянина області</text:span>
</text:h>
      <text:p text:style-name="P4">
Authors: Ukrinform (Person)</text:p>
      <text:p text:style-name="P4">
Publisher: Укринформ (Organization)</text:p>
      <text:p text:style-name="P4">
Published Time: 2023-06-02T19:09:38+03:00</text:p>
      <text:p text:style-name="P4">
Modified Time: 2023-06-02T19:09:38+03:00</text:p>
      <text:p text:style-name="P4">
Description: У Харківській обласній раді не підтримали пропозицію щодо позбавлення народного депутата від забороненої партії “ОПЗЖ” Григорія Суркіса звання «Почесний громадянин Харківської області». — Укрінформ.</text:p>
      <text:p text:style-name="P4">
Images: ['<text:a xlink:type="simple" xlink:href="https://static.ukrinform.com/photos/2015_12/thumb_files/630_360_1450881488-3687.jpg" text:style-name="Internet_20_link" text:visited-style-name="Visited_20_Internet_20_Link">
630_360_14508...</text:a>
']</text:p>
      <text:p text:style-name="P4">
Tags: ['Харківщина', 'Суркіс', 'Електронне голосування']</text:p>
      <text:p text:style-name="P4">
Type: Article</text:p>
      <!--METADATA-->
      <text:p text:style-name="P4">
<draw:frame draw:style-name="fr1" draw:name="Image177" text:anchor-type="as-char" svg:width="6.9236in" svg:height="3.956343in" draw:z-index="0">
<draw:image xlink:href="../Images/yкринформ/2023-06-02T19-09-38-03-00/630_360_1450881488-3687.jpg" xlink:type="simple" xlink:show="embed" xlink:actuate="onLoad" draw:mime-type="image/jpeg"/>
</draw:frame>
 УХарківській обласній раді не підтримали пропозицію щодо позбавлення народногодепутата від забороненої партії “ОПЗЖ” Григорія Суркіса звання «Почеснийгромадянин Харківської області».</text:p>
      <text:p text:style-name="P4">
Голосування відбулося 1 червня на <text:a xlink:type="simple" xlink:href="https://www.youtube.com/watch" text:style-name="Internet_20_link" text:visited-style-name="Visited_20_Internet_20_Link">
 сесії</text:a>
, яка проходила в онлайн-форматі, передає кореспондент Укрінформу.</text:p>
      <text:p text:style-name="P4">
За позбавлення Суркіса почесного звання проголосував тільки 31 депутат (від“Європейської солідарності”, “Блоку Світличної” та “Слуги народу”). Найбільшав обласній раді фракція “Блок Кернеса - Успішний Харків” проігнорувалаголосування (29 не голосували, один був проти, двоє утрималися, ще сімох небуло).</text:p>
      <text:p text:style-name="P4">
<text:span text:style-name="T4">
Читайте також:</text:span>
 <text:a xlink:type="simple" xlink:href="https://www.ukrinform.ua/rubric-sports/3617927-gutcajt-rozpoviv-koli-golosuvatimut-za-novih-cleniv-nok-zamist-surkisa-j-sufrica.html" text:style-name="Internet_20_link" text:visited-style-name="Visited_20_Internet_20_Link">
 Гутцайт розповів, коли голосуватимуть за нових членів НОКзамість <text:span text:style-name="T4">
Суркіс</text:span>
 а й Шуфрича </text:a>
</text:p>
      <text:p text:style-name="P4">
Голова групи «Відновлення України», в яку увійшла частина депутатів відзабороненої “ОПЗЖ”, Сергій Гладкоскок на сесії заявив, що "завдяки Суркісу"Харків приймав Євро-2012, підготовка до чемпіонату принесла області 1 млрдєвро інвестицій та субвенцій.</text:p>
      <text:p text:style-name="P4">
Натомість член експертної ради з попереднього розгляду кандидатур наприсвоєння звання “Почесний громадянин Харківської області” Олександр Скорик(«Європейська солідарність») нагадав, що експертна рада одностайнопроголосувала за позбавлення Суркіса почесного звання.</text:p>
      <text:p text:style-name="P4">
«Завдяки таким політичним силам, як СДПУ(о), де Суркіс був двічі народнимдепутатом, та "ОПЗЖ" ми сьогодні маємо смерть в Україні, маємо війну... Томущо це п’ята колона в Україні», — заявив Скорик.</text:p>
      <text:p text:style-name="P4">
<text:span text:style-name="T4">
Читайте також:</text:span>
 <text:a xlink:type="simple" xlink:href="https://www.ukrinform.ua/rubric-polytics/3579979-nazk-znovu-klice-deputata-surkisa-dla-poasnen-pro-otrimanij-podarunok.html" text:style-name="Internet_20_link" text:visited-style-name="Visited_20_Internet_20_Link">
 НАЗК знову кличе депутата <text:span text:style-name="T4">
Суркіс</text:span>
 а для пояснень проотриманий подарунок </text:a>
</text:p>
      <text:p text:style-name="P4">
Він нагадав, що ініціатором позбавлення Суркіса почесного звання є засновникбойового підрозділу “Хартія” Всеволод Кожемяко.</text:p>
      <text:p text:style-name="P4">
«Припиніть займатись популізмом, державною зрадою. Так само як і поголосуванню за Пушкіна (йдеться про перейменування театру, яке двічіпровалювали - ред.), так само як по голосуванню за Московську церкву. Цетретій прецедент. І я вам скажу, що наші військові, наше населення нас нерозуміє», — звернувся Скорик до депутатів.</text:p>
      <text:p text:style-name="P4">
Своєю чергою керівник фракції”Блок Кернеса - Успішний Харків” Віталій Пановзауважив, що переглядати рішення депутатів-попередників, які свого часупідтримали присвоєння Суркісу почесного звання, "не зовсім правильно".Водночас Панов запропонував таке рішення для подібних ситуацій: «Якщо є вироксуду, після цього приймаємо рішення і позбавляємо почесного звання».</text:p>
      <text:p text:style-name="P4">
Як повідомлялося, 3 грудня 2022 року Харківська облрада проголосувала запозбавлення звання “Почесний громадянин Харківської області” Ігоря Райніна -колишнього голови Харківської ОДА, екскерівника Адміністрації президента ПетраПорошенка, а згодом - керівника обласної організації партії “ОПЗЖ”.</text:p>
      <text:p text:style-name="P4">
26 лютого 2022 р. інспектори митного посту "Вилок" Закарпатської митниціпропустили через кордон машини бізнесменів Григорія та Ігоря Суркісів безперевірки та декларування. На митному пості в Угорщині Суркіси задекларувалидо ввезення великі суми готівкою.</text:p>
      <text:p text:style-name="P4">
Source: <text:a xlink:type="simple" xlink:href="https://www.ukrinform.ua/rubric-regions/3717593-harkivska-oblrada-ne-pidtrimala-pozbavlenna-surkisa-zvanna-pocesnogo-gromadanina-oblasti.html" text:style-name="Internet_20_link" text:visited-style-name="Visited_20_Internet_20_Link">
https://www.ukrinform.ua/rubric-regions/3717593-harkivska-oblrada-ne-pidtrimala-pozbavlenna-surkisa-zvanna-pocesnogo-gromadanina-oblasti.html</text:a>
</text:p>
      <!--NEWS-->
      <text:h text:style-name="P10" text:outline-level="1">
<text:span text:style-name="T4">
Привласнення ₴600 мільйонів Укртатнафти: СБУ викрила бізнес-партнера Коломойського</text:span>
</text:h>
      <text:p text:style-name="P4">
Authors: Ukrinform (Person)</text:p>
      <text:p text:style-name="P4">
Publisher: Укринформ (Organization)</text:p>
      <text:p text:style-name="P4">
Published Time: 2023-06-02T19:10:00+03:00</text:p>
      <text:p text:style-name="P4">
Modified Time: 2023-06-02T19:10:00+03:00</text:p>
      <text:p text:style-name="P4">
Description: Служба безпеки України та Бюро економічної безпеки викрили ще одну масштабну схему привласнення грошей екстопменеджментом ПАТ «Укртатнафта». — Укрінформ.</text:p>
      <text:p text:style-name="P4">
Images: ['<text:a xlink:type="simple" xlink:href="https://static.ukrinform.com/photos/2016_05/thumb_files/630_360_1462365596-4338.jpg" text:style-name="Internet_20_link" text:visited-style-name="Visited_20_Internet_20_Link">
630_360_14623...</text:a>
']</text:p>
      <text:p text:style-name="P4">
Tags: ['Коломойський', 'СБУ', 'Укртатнафта']</text:p>
      <text:p text:style-name="P4">
Type: Article</text:p>
      <!--METADATA-->
      <text:p text:style-name="P4">
<draw:frame draw:style-name="fr1" draw:name="Image178" text:anchor-type="as-char" svg:width="6.9236in" svg:height="3.956343in" draw:z-index="0">
<draw:image xlink:href="../Images/yкринформ/2023-06-02T19-10-00-03-00/630_360_1462365596-4338.jpg" xlink:type="simple" xlink:show="embed" xlink:actuate="onLoad" draw:mime-type="image/jpeg"/>
</draw:frame>
 Службабезпеки України та Бюро економічної безпеки викрили ще одну масштабну схемупривласнення грошей екстопменеджментом ПАТ «Укртатнафта».</text:p>
      <text:p text:style-name="P4">
Про це у <text:a xlink:type="simple" xlink:href="https://t.me/SBUkr/8538" text:style-name="Internet_20_link" text:visited-style-name="Visited_20_Internet_20_Link">
 Телеграмі </text:a>
 повідомила пресслужба Службибезпеки України, передає Укрінформ.</text:p>
      <text:p text:style-name="P4">
“Служба безпеки України та Бюро економічної безпеки викрили ще одну масштабнусхему привласнення грошей екстопменеджментом ПАТ «Укртатнафта». До організаціїоборудки причетний колишній член наглядової ради компанії та бізнес-партнерІгоря Коломойського Михайло Кіперман”, - йдеться в повідомленні.</text:p>
      <text:p text:style-name="P4">
Як свідчать матеріали слідства, за його ініціативою з рахунків Укртатнафтибуло виведено майже 600 мільйонів у гривневому еквіваленті.</text:p>
      <text:p text:style-name="P4">
Це було зроблено у перший день повномасштабного вторгнення РФ, імовірно зрозрахунком, що зловмисникам не доведеться відповідати за скоєну крадіжку.</text:p>
      <text:p text:style-name="P4">
Схема полягала в тому, що 24 лютого 2022 року ПАТ « <text:a xlink:type="simple" xlink:href="https://www.ukrinform.ua/tag-ukrtatnafta" text:style-name="Internet_20_link" text:visited-style-name="Visited_20_Internet_20_Link">
 Укртатнафта</text:a>
 » перерахувала на підконтрольнуєвропейську компанію майже 600 млн грн, які передбачалися іншому постачальникудля оплати раніше зафрахтованих 84 тисяч тонн сирої нафти.</text:p>
      <text:p text:style-name="P4">
Зазначається, що на момент махінації ця сировина уже перебувала в Одеськомупорту і мала бути доставлена для подальшої обробки на Кременчуцький НПЗ.</text:p>
      <text:p text:style-name="P4">
Для реалізації оборудки колишній топменеджмент Укртатнафти створив «договір-клон», в якому змінив реквізити отримувача платежу. Таким чином, організаторисхеми перевели гроші на підконтрольну компанію, замість того, щоброзрахуватись із реальним постачальником нафти.</text:p>
      <text:p text:style-name="P4">
На підставі зібраних доказів складено підозру колишньому члену наглядової радиУкртатнафти та фактичному власнику компанії-нерезидента Михайлу Кіперману, наяку виведено майже 600 млн грн.</text:p>
      <text:p text:style-name="P4">
Підозра складена за трьома статтями Кримінального кодексу України: ч. 5 ст.191 (привласнення, розтрата майна або заволодіння ним шляхом зловживанняслужбовим становищем); ч. 3 ст. 28, ч. 1 ст. 200 (незаконні дії з документамина переказ, платіжними картками та іншими засобами доступу до банківськихрахунків, електронними грошима, обладнанням для їх виготовлення); ч. 3 ст. 28,ч. 1 ст. 366 (службове підроблення).</text:p>
      <text:p text:style-name="P4">
<text:span text:style-name="T4">
Читайте також:</text:span>
 <text:a xlink:type="simple" xlink:href="https://www.ukrinform.ua/rubric-economy/3713522-ukrnafta-pererahuvala-do-budzetu-12-milarda-u-spravi-pro-nesplatu-podatkiv.html" text:style-name="Internet_20_link" text:visited-style-name="Visited_20_Internet_20_Link">
 <text:span text:style-name="T4">
Укртатнафт</text:span>
 а перерахувала до бюджету ₴1,2 мільярда усправі про несплату податків </text:a>
</text:p>
      <text:p text:style-name="P4">
Триває розслідування, щоб встановити всі обставини злочину і притягнути виннихдо відповідальності.</text:p>
      <text:p text:style-name="P4">
У СБУ повідомили, що наразі Михайло Кіперман переховується від правосуддя закордоном. У зв’язку з цим буде вирішуватися питання щодо оголошення його уміжнародний розшук.</text:p>
      <text:p text:style-name="P4">
Комплексні заходи проводили спільно з Бюро економічної безпеки запроцесуального керівництва Офісу Генерального прокурора.</text:p>
      <text:p text:style-name="P4">
Як повідомлялося, раніше співробітники Служби безпеки спільно з БЕБ викрилимасштабні схеми привласнення 40 млрд гривень колишніми власниками ітопменеджментом Укрнафти та Укртатнафти.</text:p>
      <text:p text:style-name="P4">
Після цього Укртатнафта перерахувала в бюджет понад 1,2 млрд грн податків, несплачених колишнім менеджментом.</text:p>
      <text:p text:style-name="P4">
Source: <text:a xlink:type="simple" xlink:href="https://www.ukrinform.ua/rubric-economy/3717596-privlasnenna-600-miljoniv-ukrtatnafti-sbu-vikrila-biznespartnera-kolomojskogo.html" text:style-name="Internet_20_link" text:visited-style-name="Visited_20_Internet_20_Link">
https://www.ukrinform.ua/rubric-economy/3717596-privlasnenna-600-miljoniv-ukrtatnafti-sbu-vikrila-biznespartnera-kolomojskogo.html</text:a>
</text:p>
      <!--NEWS-->
      <text:h text:style-name="P10" text:outline-level="1">
<text:span text:style-name="T4">
Людмила Кіченок з перемоги стартувала в міксті на «Ролан Гаррос»</text:span>
</text:h>
      <text:p text:style-name="P4">
Authors: Ukrinform (Person)</text:p>
      <text:p text:style-name="P4">
Publisher: Укринформ (Organization)</text:p>
      <text:p text:style-name="P4">
Published Time: 2023-06-02T19:15:53+03:00</text:p>
      <text:p text:style-name="P4">
Modified Time: 2023-06-02T19:15:53+03:00</text:p>
      <text:p text:style-name="P4">
Description: Українка в парі з Меттью Ебден (Австралія) здобули перемогу у тандему Єна Сібахара / Джексон Вітроу. — Укрінформ.</text:p>
      <text:p text:style-name="P4">
Images: ['<text:a xlink:type="simple" xlink:href="https://static.ukrinform.com/photos/2023_06/thumb_files/630_360_1685722482-972.jpg" text:style-name="Internet_20_link" text:visited-style-name="Visited_20_Internet_20_Link">
630_360_16857...</text:a>
']</text:p>
      <text:p text:style-name="P4">
Tags: ['Теніс']</text:p>
      <text:p text:style-name="P4">
Type: Article</text:p>
      <!--METADATA-->
      <text:p text:style-name="P4">
<draw:frame draw:style-name="fr1" draw:name="Image179" text:anchor-type="as-char" svg:width="6.9236in" svg:height="3.956343in" draw:z-index="0">
<draw:image xlink:href="../Images/yкринформ/2023-06-02T19-15-53-03-00/630_360_1685722482-972.jpg" xlink:type="simple" xlink:show="embed" xlink:actuate="onLoad" draw:mime-type="image/jpeg"/>
</draw:frame>
 Українка впарі з Меттью Ебден (Австралія) здобули перемогу у тандему Єна Сібахара /Джексон Вітроу.</text:p>
      <text:p text:style-name="P4">
Українська тенісистка Людмила Кіченок успішно розпочала виступи у змішаномупарному розряді на Відкритому чемпіонаті Франції з тенісу 2023 року, передаєУкрінформ.</text:p>
      <text:p text:style-name="P4">
У першому раунді змагань українка та її напарник Меттью Ебден (Австралія) утрьох сетах обіграли тандем Єна Сібахара (Японія) / Джексон Вітроу (США) -6:4, 3:6, [10:5]. Матч тривав 1 годину та 18 хвилин.</text:p>
      <text:p text:style-name="P4">
Найкращим результатом Кіченок на Ролан Гаррос у змішаному парному розряді є2-й раунд (2019, 2022).</text:p>
      <text:p text:style-name="P4">
У другому раунді українсько-австралійська пара зіграє проти дуету ЕйшаМухаммад / Ллойд Гласпулл.</text:p>
      <text:p text:style-name="P4">
<text:span text:style-name="T4">
Читайте також:</text:span>
 <text:a xlink:type="simple" xlink:href="https://www.ukrinform.ua/rubric-sports/3717591-svitolina-obigrala-rosianku-blinkovu-u-tretomu-koli-rolan-garros.html" text:style-name="Internet_20_link" text:visited-style-name="Visited_20_Internet_20_Link">
 <text:span text:style-name="T4">
Світоліна</text:span>
 обіграла росіянку Блінкову у третьому колі«Ролан Гаррос» </text:a>
</text:p>
      <text:p text:style-name="P4">
Як повідомляв Укрінформ, Світоліна зіграє в 1/8 «Ролан Гаррос».</text:p>
      <text:p text:style-name="P4">
Фото: btu.org.ua</text:p>
      <text:p text:style-name="P4">
Source: <text:a xlink:type="simple" xlink:href="https://www.ukrinform.ua/rubric-sports/3717595-ludmila-kicenok-z-peremogi-startuvala-v-miksti-na-rolan-garros.html" text:style-name="Internet_20_link" text:visited-style-name="Visited_20_Internet_20_Link">
https://www.ukrinform.ua/rubric-sports/3717595-ludmila-kicenok-z-peremogi-startuvala-v-miksti-na-rolan-garros.html</text:a>
</text:p>
      <!--NEWS-->
      <text:h text:style-name="P10" text:outline-level="1">
<text:span text:style-name="T4">
Україна може повернути Крим уже цього року – Воллес</text:span>
</text:h>
      <text:p text:style-name="P4">
Authors: Ukrinform (Person)</text:p>
      <text:p text:style-name="P4">
Publisher: Укринформ (Organization)</text:p>
      <text:p text:style-name="P4">
Published Time: 2023-06-02T19:22:04+03:00</text:p>
      <text:p text:style-name="P4">
Modified Time: 2023-06-02T19:22:04+03:00</text:p>
      <text:p text:style-name="P4">
Description: Міністр оборони Великої Британії Бен Воллес вважає ймовірним відновлення Україною контролю над окупованим Кримом вже у 2023 році. — Укрінформ.</text:p>
      <text:p text:style-name="P4">
Images: ['<text:a xlink:type="simple" xlink:href="https://static.ukrinform.com/photos/2022_08/thumb_files/630_360_1660214068-443.jpg" text:style-name="Internet_20_link" text:visited-style-name="Visited_20_Internet_20_Link">
630_360_16602...</text:a>
']</text:p>
      <text:p text:style-name="P4">
Tags: ['Крим', 'Війна з Росією', 'Бен Воллес']</text:p>
      <text:p text:style-name="P4">
Type: Article</text:p>
      <!--METADATA-->
      <text:p text:style-name="P4">
<draw:frame draw:style-name="fr1" draw:name="Image180" text:anchor-type="as-char" svg:width="6.9236in" svg:height="3.956343in" draw:z-index="0">
<draw:image xlink:href="../Images/yкринформ/2023-06-02T19-22-04-03-00/630_360_1660214068-443.jpg" xlink:type="simple" xlink:show="embed" xlink:actuate="onLoad" draw:mime-type="image/jpeg"/>
</draw:frame>
 Міністроборони Великої Британії Бен Воллес вважає ймовірним відновлення Україноюконтролю над окупованим Кримом вже у 2023 році.</text:p>
      <text:p text:style-name="P4">
Як передає Укрінформ, про це очільник британського оборонного відомства заявивв <text:a xlink:type="simple" xlink:href="https://www.washingtonpost.com/world/2023/06/02/ben-wallace-nato-secretary-general/" text:style-name="Internet_20_link" text:visited-style-name="Visited_20_Internet_20_Link">
 інтерв’ю Washington Post</text:a>
 .</text:p>
      <text:p text:style-name="P4">
"На відміну від приватних роздумів деяких інших посадовців НАТО, Воллессказав, що існує реальна можливість того, що Україна зможе успішно повернутиКрим, півострів, який Путін незаконно анексував у 2014 році, вже цього року,оскільки у російських військ закінчується необхідна техніка", - йдеться уповідомленні.</text:p>
      <text:p text:style-name="P4">
<text:span text:style-name="T4">
Читайте також:</text:span>
 <text:a xlink:type="simple" xlink:href="https://www.ukrinform.ua/rubric-ato/3713431-reznikov-obgovoriv-z-vollesom-perspektivi-vstupu-ukraini-v-nato.html" text:style-name="Internet_20_link" text:visited-style-name="Visited_20_Internet_20_Link">
 Резніков обговорив з <text:span text:style-name="T4">
Воллес</text:span>
 ом перспективи вступуУкраїни в НАТО </text:a>
</text:p>
      <text:p text:style-name="P4">
Таким чином, як зазначає видання, британський міністр оборони "висловив більшоптимістичний погляд на нинішні зусилля України на полі бою, ніж представникиамериканської розвідки". Останні вважають, що успіхи будуть скромнішими.</text:p>
      <text:p text:style-name="P4">
"Ми бачили на полі бою, що якщо вдарити російські війська не в те місце, вонифактично посиплються. Ви можете посилати молодих хлопців на смерть десяткамитисяч, що вони і роблять, але ви не можете начарувати собі танки і системиозброєння, які вони потребують", - заявив Воллес.</text:p>
      <text:p text:style-name="P4">
Відповідаючи на запитання про перспективи вступу України в НАТО, британськийміністр, який вважається одним з претендентів на посаду генсека НАТО, вказавна постійні розбіжності щодо шляху Києва до членства. За його словами, НАТО,як і ЄС, не повинні повторювати помилок минулого, даючи надмірні обіцянкитаким претендентам, як Україна.</text:p>
      <text:p text:style-name="P4">
<text:span text:style-name="T4">
Читайте також:</text:span>
 <text:a xlink:type="simple" xlink:href="https://www.ukrinform.ua/rubric-ato/3713615-ukrainski-piloti-vze-uspisno-zastosovuut-raketi-storm-shadow-reznikov.html" text:style-name="Internet_20_link" text:visited-style-name="Visited_20_Internet_20_Link">
 Українські пілоти вже успішно застосовують ракети StormShadow - Резніков </text:a>
</text:p>
      <text:p text:style-name="P4">
"Ми повинні бути реалістами і сказати: "Це не станеться у Вільнюсі, це нестанеться найближчим часом", - заявив Воллес, маючи на увазі саміт лідерівНАТО у липні в столиці Литви.</text:p>
      <text:p text:style-name="P4">
Водночас він вказав на те, що низка країн готові укласти двосторонні абобагатосторонні "пакти про взаємну оборону" з Україною і взяти на себезобов'язання щодо довгострокових планів розбудови військового потенціалукраїни, "щоб забезпечити, що вторгнення в Україну в майбутньому буде дужедорого коштувати Росії або комусь іншому ".</text:p>
      <text:p text:style-name="P4">
Воллес також зазначив, що західні країни, як і раніше, підтримують наданнязброї та фінансування Україні, не чинячи тиску на лідерів у Києві, щоб вонивели переговори з Росією або йшли на поступки.</text:p>
      <text:p text:style-name="P4">
<text:span text:style-name="T4">
Читайте також:</text:span>
 <text:a xlink:type="simple" xlink:href="https://www.ukrinform.ua/rubric-world/3711125-rosia-mae-namir-i-zdatnist-atakuvati-pidvodni-energeticni-ta-komunikacijni-linii-zahodu-volles.html" text:style-name="Internet_20_link" text:visited-style-name="Visited_20_Internet_20_Link">
 Росія має намір і здатність атакувати підводніенергетичні та комунікаційні лінії Заходу – <text:span text:style-name="T4">
Воллес</text:span>
</text:a>
</text:p>
      <text:p text:style-name="P4">
"Але ми бачимо реальність, яка полягає в тому, що у нас у всіх закінчуєтьсяоборонна техніка, яка може бути безкоштовно передана", - заявив міністр, маючина увазі, що Британія та інші країни змушені більше купувати озброєнь, ніжпередавати їх з національних арсеналів.</text:p>
      <text:p text:style-name="P4">
Очільник британського оборонного відомства також вказав на те, що Путін все щевірить, що зможе перемогти, якщо введе у війну більше військ. Водночас вінприпустив, що очільник РФ може не отримувати точної інформації про триваючібойові дії та "не усвідомлює масштабу військових викликів, що стоять передйого країною, до моменту краху або внутрішніх проблем".</text:p>
      <text:p text:style-name="P4">
Якщо це відбудеться, переконаний Воллес, то "НАТО і Захід повинні бутиготовими до всього, що може статися".</text:p>
      <text:p text:style-name="P4">
Як повідомляв Укрінформ, оприлюднені у травні результати соцопитуваннязасвідчили що у перемогу над військами Російської Федерації вірять 92%українців.</text:p>
      <text:p text:style-name="P4">
Source: <text:a xlink:type="simple" xlink:href="https://www.ukrinform.ua/rubric-crimea/3717600-ukraina-moze-povernuti-krim-uze-cogo-roku-volles.html" text:style-name="Internet_20_link" text:visited-style-name="Visited_20_Internet_20_Link">
https://www.ukrinform.ua/rubric-crimea/3717600-ukraina-moze-povernuti-krim-uze-cogo-roku-volles.html</text:a>
</text:p>
      <!--NEWS-->
      <text:h text:style-name="P10" text:outline-level="1">
<text:span text:style-name="T4">
Уряд спрямував ще ₴80 мільйонів на потреби оборони</text:span>
</text:h>
      <text:p text:style-name="P4">
Authors: Ukrinform (Person)</text:p>
      <text:p text:style-name="P4">
Publisher: Укринформ (Organization)</text:p>
      <text:p text:style-name="P4">
Published Time: 2023-06-02T19:25:00+03:00</text:p>
      <text:p text:style-name="P4">
Modified Time: 2023-06-02T19:25:00+03:00</text:p>
      <text:p text:style-name="P4">
Description: Кабінет Міністрів 2 червня підтримав пропозицію Національної комісії, що здійснює державне регулювання у сферах енергетики та комунальних послуг, про спрямування на потреби оборони 80 млн грн зі спеціального фонду держбюджету, зібраних як внески субʼєктів господарювання. — Укрінформ.</text:p>
      <text:p text:style-name="P4">
Images: ['<text:a xlink:type="simple" xlink:href="https://static.ukrinform.com/photos/2016_07/thumb_files/630_360_1469002143-4252-foto-newsdailycomua.jpg" text:style-name="Internet_20_link" text:visited-style-name="Visited_20_Internet_20_Link">
630_360_14690...</text:a>
']</text:p>
      <text:p text:style-name="P4">
Tags: ['Кабмін', 'Оборона', 'Уряд', 'Гроші', 'фінансування']</text:p>
      <text:p text:style-name="P4">
Type: Article</text:p>
      <!--METADATA-->
      <text:p text:style-name="P4">
<draw:frame draw:style-name="fr1" draw:name="Image181" text:anchor-type="as-char" svg:width="6.9236in" svg:height="3.956343in" draw:z-index="0">
<draw:image xlink:href="../Images/yкринформ/2023-06-02T19-25-00-03-00/630_360_1469002143-4252-foto-newsdailycomua.jpg" xlink:type="simple" xlink:show="embed" xlink:actuate="onLoad" draw:mime-type="image/jpeg"/>
</draw:frame>
 Кабінет Міністрів 2 червня підтримав пропозиціюНаціональної комісії, що здійснює державне регулювання у сферах енергетики такомунальних послуг, про спрямування на потреби оборони 80 млн грн зіспеціального фонду держбюджету, зібраних як внески субʼєктів господарювання.</text:p>
      <text:p text:style-name="P4">
Як передає Укрінформ, про це у <text:a xlink:type="simple" xlink:href="https://t.me/tmelnychuk/2406" text:style-name="Internet_20_link" text:visited-style-name="Visited_20_Internet_20_Link">
 Телеграмі </text:a>
повідомив постійний представник Кабінету Міністрів у Верховній Раді ТарасМельничук.</text:p>
      <text:p text:style-name="P4">
За його словами, йдеться про залишки коштів, "джерелом формування яких булинадходження спеціального фонду державного бюджету від внесків на регулювання,які сплачуються субʼєктами господарювання, що провадять діяльність у сферахенергетики та комунальних послуг", що утворилися станом на 1 січня 2023 рокута не були використані до 1 травня 2023 року, у загальній сумі 80 млн грн.</text:p>
      <text:p text:style-name="P4">
Ці кошти за спеціальним фондом державного бюджету вирішено перерозподілити назаходи у сфері <text:a xlink:type="simple" xlink:href="https://www.ukrinform.ua/tag-oborona" text:style-name="Internet_20_link" text:visited-style-name="Visited_20_Internet_20_Link">
 оборони </text:a>
 , у томучислі Головному управлінню розвідки Міністерства оборони - 40 млн грн таМіністерству внутрішніх справ (Національній гвардії) - 40 млн грн.</text:p>
      <text:p text:style-name="P4">
<text:span text:style-name="T4">
Читайте також:</text:span>
 <text:a xlink:type="simple" xlink:href="https://www.ukrinform.ua/rubric-economy/3717582-zi-specrahunku-nbu-na-potrebi-oboroni-vze-pererahuvali-majze-253-milarda.html" text:style-name="Internet_20_link" text:visited-style-name="Visited_20_Internet_20_Link">
 Зі спецрахунку <text:span text:style-name="T4">
НБУ</text:span>
 на потреби оборони вжеперерахували майже ₴25,3 мільярда </text:a>
</text:p>
      <text:p text:style-name="P4">
Як повідомлялось, у березні 2023 року Верховна Рада ухвалила зміни додержавного бюджету на нинішній рік щодо <text:a xlink:type="simple" xlink:href="https://www.ukrinform.ua/rubric-economy/3695847-grosi-na-oboronu-nabuv-cinnosti-zakon-pro-dodatkovi-518-milardiv.html" text:style-name="Internet_20_link" text:visited-style-name="Visited_20_Internet_20_Link">
 збільшення видатків на національнубезпеку та оборону за загальним фондом держбюджету на 518,2 млрд грн</text:a>
 . Таким чином загальний ресурсна сектор безпеки і оборони зріс до 1,67 трлн грн, це 26,6% ВВП.</text:p>
      <text:p text:style-name="P4">
Source: <text:a xlink:type="simple" xlink:href="https://www.ukrinform.ua/rubric-economy/3717602-urad-spramuvav-se-80-miljoniv-na-potrebi-oboroni.html" text:style-name="Internet_20_link" text:visited-style-name="Visited_20_Internet_20_Link">
https://www.ukrinform.ua/rubric-economy/3717602-urad-spramuvav-se-80-miljoniv-na-potrebi-oboroni.html</text:a>
</text:p>
      <!--NEWS-->
      <text:h text:style-name="P10" text:outline-level="1">
<text:span text:style-name="T4">
Сили оборони за добу відбили на сході 15 атак, вісім із них в районі Мар'їнки</text:span>
</text:h>
      <text:p text:style-name="P4">
Authors: Ukrinform (Person)</text:p>
      <text:p text:style-name="P4">
Publisher: Укринформ (Organization)</text:p>
      <text:p text:style-name="P4">
Published Time: 2023-06-02T19:31:48+03:00</text:p>
      <text:p text:style-name="P4">
Modified Time: 2023-06-02T19:31:48+03:00</text:p>
      <text:p text:style-name="P4">
Description: Сили оборони України за добу відбили на сході 15 атак, вісім із них в районі міста Мар'їнка Донецької області. — Укрінформ.</text:p>
      <text:p text:style-name="P4">
Images: ['<text:a xlink:type="simple" xlink:href="https://static.ukrinform.com/photos/2023_05/thumb_files/630_360_1684772130-475.jpg" text:style-name="Internet_20_link" text:visited-style-name="Visited_20_Internet_20_Link">
630_360_16847...</text:a>
']</text:p>
      <text:p text:style-name="P4">
Tags: ['Генштаб', 'ЗСУ', 'Війна з Росією']</text:p>
      <text:p text:style-name="P4">
Type: Article</text:p>
      <!--METADATA-->
      <text:p text:style-name="P4">
<draw:frame draw:style-name="fr1" draw:name="Image182" text:anchor-type="as-char" svg:width="6.9236in" svg:height="3.956343in" draw:z-index="0">
<draw:image xlink:href="../Images/yкринформ/2023-06-02T19-31-48-03-00/630_360_1684772130-475.jpg" xlink:type="simple" xlink:show="embed" xlink:actuate="onLoad" draw:mime-type="image/jpeg"/>
</draw:frame>
 Силиоборони України за добу відбили на сході 15 атак, вісім із них в районі містаМар'їнка Донецької області.</text:p>
      <text:p text:style-name="P4">
Як передає Укрінформ, про це Генеральний штаб Збройних сил України повідомляєу <text:a xlink:type="simple" xlink:href="https://www.facebook.com/GeneralStaff.ua/posts/pfbid02vppdmmq8yKcTMF9Ac8417HXaXigoqkmbNYcEawQZnRNi8NetrRohB1oTGtXwbvcZl" text:style-name="Internet_20_link" text:visited-style-name="Visited_20_Internet_20_Link">
 Фейсбуці</text:a>
.</text:p>
      <text:p text:style-name="P4">
“Противник продовжує зосереджувати основні зусилля на спробах повної окупаціїЛуганської та Донецької областей. Протягом доби окупанти здійснили 15 атак,проте всі вони були відбиті підрозділами Сил оборони”, - ідеться вповідомленні.</text:p>
      <text:p text:style-name="P4">
<text:span text:style-name="T4">
Читайте також:</text:span>
 <text:a xlink:type="simple" xlink:href="https://www.ukrinform.ua/rubric-regions/3717553-zagarbniki-cerez-mariupol-transportuut-zubi-drakona-u-pologivskomu-napramku.html" text:style-name="Internet_20_link" text:visited-style-name="Visited_20_Internet_20_Link">
 <text:span text:style-name="T4">
Загарбн</text:span>
 ики через Маріуполь везуть «зуби дракона» наЗапоріжжя </text:a>
</text:p>
      <text:p text:style-name="P4">
_<text:span text:style-name="T4">
На Волинському та Поліському напрямках</text:span>
 _ оперативна обстановка безсуттєвих змін, ознак формування наступальних угруповань не виявлено.</text:p>
      <text:p text:style-name="P4">
_<text:span text:style-name="T4">
На Сіверському та Слобожанському напрямках</text:span>
 _ агресор продовжує зберігативійськову присутність у прикордонних з Україною районах. Завдав авіаційногоудару в районі Огірцеве Харківської області. Також ворог здійснив мінометні таартилерійські обстріли населених пунктів Янжулівка, Леонівка Чернігівськоїобласті; Нововасилівка, Ромашкове, Атинське, Юнаківка Сумської області; Уди,Козача Лопань, Ветеринарне, Гоптівка, Пильна, Зелене, Верхня Писарівка,Стариця, Огірцеве, Гатище, Плетенівка, Вовчанськ, Зибине, Рибалкине, Бударки,Землянки, Чугунівка, Одрадне Харківської області.</text:p>
      <text:p text:style-name="P4">
_<text:span text:style-name="T4">
На Куп’янському напрямку</text:span>
 _ протягом доби загарбник вів безуспішнінаступальні дії поблизу Новоселівського Луганської області. Артилерійських імінометних обстрілів противника зазнали Тополі, Дворічанське, Кам’янка,Фиголівка, Дворічна, Кутьківка, Кислівка, Табаївка, Котлярівка, БерестовеХарківської області та Новоселівське Луганської області.</text:p>
      <text:p text:style-name="P4">
<text:span text:style-name="T4">
Читайте також:</text:span>
 <text:a xlink:type="simple" xlink:href="https://www.ukrinform.ua/rubric-ato/3717491-zelenskij-pro-kontrnastup-golovne-sob-jogo-pobacila-ta-vidcula-rosia.html" text:style-name="Internet_20_link" text:visited-style-name="Visited_20_Internet_20_Link">
 Зеленський про контрнаступ: Головне, щоб його побачила тавідчула Росія </text:a>
</text:p>
      <text:p text:style-name="P4">
_<text:span text:style-name="T4">
На Лиманському напрямку</text:span>
 _ протягом доби агресор вів безуспішнінаступальні дії в районі Макіївки Луганської області та Спірного - Донецької.Окрім того, завдав авіаційних ударів в районах Білогорівки Луганської областіта Спірного Донецької області. Артилерійських обстрілів зазнали населеніпункти Невське, Білогорівка Луганської області та Верхньокам’янське, Торське,Спірне, Роздолівка Донецької.</text:p>
      <text:p text:style-name="P4">
_<text:span text:style-name="T4">
На Бахмутському напрямку</text:span>
 _ росіяни завдали авіаційних ударів в районахБіла Гора та Часів Яр Донецької області. Від ворожих артилерійських обстрілівпостраждали Васюківка, Оріхово-Василівка, Новомаркове, Часів Яр, Іванівське,Предтечине, Біла Гора та Нью-Йорк Донецької області.</text:p>
      <text:p text:style-name="P4">
_<text:span text:style-name="T4">
На Авдіївському напрямк</text:span>
 _ у росіяни наступальних дій не проводили. Такожагресор завдав авіаційних ударів в районі Авдіївки Донецької області. Окрімтого, здійснив артилерійські обстріли населених пунктів Авдіївка,Первомайське, Карлівка.</text:p>
      <text:p text:style-name="P4">
<text:span text:style-name="T4">
Читайте також:</text:span>
 <text:a xlink:type="simple" xlink:href="https://www.ukrinform.ua/rubric-other_news/3717351-u-rajoni-olenivki-zagarbniki-pidirvalis-na-fugasi-troe-zagiblih.html" text:style-name="Internet_20_link" text:visited-style-name="Visited_20_Internet_20_Link">
 У районі Оленівки <text:span text:style-name="T4">
загарбн</text:span>
 ики підірвались на фугасі,троє загиблих </text:a>
</text:p>
      <text:p text:style-name="P4">
“ _<text:span text:style-name="T4">
На Мар’їнському напрямку</text:span>
 _ цієї доби противник вів наступальні дії врайоні міста Мар’їнка, проте наші захисники відбили усі 8 атак противника.Орієнтовні втрати ворога склали до 10 осіб загиблими та близько 20 пораненими.До того ж було знищено 2 одиниці ворожої автомобільної техніки. Водночас,ворог продовжує знищувати наші міста і села, завдав авіаційного удару поМар’їнці, здійснив артилерійські обстріли населених пунктів Красногорівка,Георгіївка, Побєда та Новомихайлівка Донецької області”, - ідеться вповідомленні.</text:p>
      <text:p text:style-name="P4">
_<text:span text:style-name="T4">
На Шахтарському напрямку</text:span>
 _ ворог здійснив обстріли населених пунктівВугледар, Пречистівка та Новоукраїнка.</text:p>
      <text:p text:style-name="P4">
_<text:span text:style-name="T4">
На Запорізькому та Херсонському напрямках</text:span>
 _ агресор продовжує вестиоборонні дії. Росіяни завдали авіаційних ударів в районах Ольгівське таНоводанилівка Запорізької області, а також Козацьке та Одрадокам’янкаХерсонської області. Також здійснили артилерійські обстріли населених пунктівВремівка Донецької області; Малинівка, Гуляйполе, Залізничне, Гуляйпільське,Білогір’я, Мала Токмачка та Новоандріївка Запорізької області і Херсона.</text:p>
      <text:p text:style-name="P4">
<text:span text:style-name="T4">
Читайте також:</text:span>
 <text:a xlink:type="simple" xlink:href="https://www.ukrinform.ua/rubric-ato/3717281-zsu-znisili-vze-208-910-rosijskih-zagarbnikiv.html" text:style-name="Internet_20_link" text:visited-style-name="Visited_20_Internet_20_Link">
 ЗСУ знищили вже 208 910 російських <text:span text:style-name="T4">
загарбн</text:span>
 иків</text:a>
</text:p>
      <text:p text:style-name="P4">
Як ідеться в повідомленні, військовим керівництвом Російської Федераціїприйнято рішення щодо посилення державного кордону курсантами вищих військовихнавчальних закладів. Так, 31 травня, близько 200 курсантів ІІІ курсу озброєнихстрілецькою зброєю та гранатометами уже відряджено до західного кордону РФ підприводом проходження стажування.</text:p>
      <text:p text:style-name="P4">
За даними Генштабу, Авіація сил оборони за добу завдала вісім ударів порайонах зосередження особового складу, а також два по зенітно-ракетнихкомплексах російської армії. Українськими захисниками протягом цієї доби булознищено 15 крилатих ракет та 17 ударних безпілотних літальних апаратів типу“Шахед-136” російської армії.</text:p>
      <text:p text:style-name="P4">
Підрозділи ракетних військ і артилерії протягом доби уразили пункт управління,два склади боєприпасів, дві станції радіоелектронної боротьби, радіолокаційнустанцію та реактивну систему залпового вогню загарбників.</text:p>
      <text:p text:style-name="P4">
<text:span text:style-name="T4">
Читайте також:</text:span>
 <text:a xlink:type="simple" xlink:href="https://www.ukrinform.ua/rubric-regions/3717291-rosiani-obstriluvali-zaporizku-oblast-z-aviacii-droniv-i-artilerij-e-zagiblij-ta-poraneni.html" text:style-name="Internet_20_link" text:visited-style-name="Visited_20_Internet_20_Link">
 Росіяни обстрілювали Запорізьку область з <text:span text:style-name="T4">
авіац</text:span>
 ії,дронів і артилерій: є загиблий та поранені </text:a>
</text:p>
      <text:p text:style-name="P4">
“Російська Федерація продовжує вести загарбницьку війну та застосовуватитактику терору щодо мирного населення України. Цієї доби, вночі, противникчерговий раз завдав масованого ракетно-авіаційного удару по території України,зокрема по Києву. Застосував ударні БпЛА та крилаті ракети, проте усі вонибули знищені в небі”, - зазначили в Генштабі.</text:p>
      <text:p text:style-name="P4">
Загалом протягом доби ворог завдав 62 авіаційні та 15 ракетних ударів,здійснив близько 20 обстрілів з реактивних систем залпового вогню по позиціяхукраїнських військ та населених пунктах. Ймовірність завдання ракетних таавіаційних ударів по всій території України і надалі залишається високою.</text:p>
      <text:p text:style-name="P4">
Як повідомляв Укрінформ, Сили оборони України з 24 лютого 2022 року по 2червня 2023 року ліквідували близько 208 тисяч 910 російських загарбників, і540 осіб - за минулу добу.</text:p>
      <text:p text:style-name="P4">
Фото: Генштаб ЗСУ</text:p>
      <text:p text:style-name="P4">
Source: <text:a xlink:type="simple" xlink:href="https://www.ukrinform.ua/rubric-ato/3717603-sili-oboroni-za-dobu-vidbili-na-shodi-15-atak-visim-iz-nih-v-rajoni-marinki.html" text:style-name="Internet_20_link" text:visited-style-name="Visited_20_Internet_20_Link">
https://www.ukrinform.ua/rubric-ato/3717603-sili-oboroni-za-dobu-vidbili-na-shodi-15-atak-visim-iz-nih-v-rajoni-marinki.html</text:a>
</text:p>
      <!--NEWS-->
      <text:h text:style-name="P10" text:outline-level="1">
<text:span text:style-name="T4">
Війська РФ знову вдарили керованими авіабомбами по селищу на Харківщині, двоє загиблих</text:span>
</text:h>
      <text:p text:style-name="P4">
Authors: Ukrinform (Person)</text:p>
      <text:p text:style-name="P4">
Publisher: Укринформ (Organization)</text:p>
      <text:p text:style-name="P4">
Published Time: 2023-06-02T19:41:00+03:00</text:p>
      <text:p text:style-name="P4">
Modified Time: 2023-06-02T19:41:00+03:00</text:p>
      <text:p text:style-name="P4">
Description: Війська РФ знову вдарили керованими авіабомбами по смт Ківшарівка в Куп'янському районі на Харківщині, в результаті чого троє людей загинули та ще четверо поранені.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Загибель', 'Харківщина']</text:p>
      <text:p text:style-name="P4">
Type: Article</text:p>
      <!--METADATA-->
      <text:p text:style-name="P4">
<draw:frame draw:style-name="fr1" draw:name="Image183" text:anchor-type="as-char" svg:width="6.9236in" svg:height="3.956343in" draw:z-index="0">
<draw:image xlink:href="../Images/yкринформ/2023-06-02T19-41-00-03-00/630_360_1538997483-946.jpg" xlink:type="simple" xlink:show="embed" xlink:actuate="onLoad" draw:mime-type="image/jpeg"/>
</draw:frame>
 Війська РФзнову вдарили керованими авіабомбами по смт Ківшарівка в Куп'янському районіна Харківщині, в результаті чого троє людей загинули та ще четверо поранені.</text:p>
      <text:p text:style-name="P4">
Про це повідомив у <text:a xlink:type="simple" xlink:href="https://t.me/synegubov/6325" text:style-name="Internet_20_link" text:visited-style-name="Visited_20_Internet_20_Link">
 Телеграмі </text:a>
 начальникХарківської ОВА Олег Синєгубов, передає Укрінформ.</text:p>
      <text:p text:style-name="P4">
"Ворог знову завдав удару двома керованими авіаційними бомбами по смтКівшарівка Куп'янського району. Пошкоджено житловий будинок. На жаль, двоєлюдей <text:a xlink:type="simple" xlink:href="https://www.ukrinform.ua/tag-zagibel" text:style-name="Internet_20_link" text:visited-style-name="Visited_20_Internet_20_Link">
 загинули </text:a>
 - чоловік похилоговіку та жінка. Крім того, отримали поранення три жінки та трирічний хлопчик",- сказано в повідомленні.</text:p>
      <text:p text:style-name="P4">
Наразі на місці працюють екстрені служби. Інформація уточнюється.</text:p>
      <text:p text:style-name="P4">
<text:span text:style-name="T4">
Читайте також:</text:span>
 <text:a xlink:type="simple" xlink:href="https://www.ukrinform.ua/rubric-ato/3717589-vijska-rf-zavdali-raketnogo-udaru-po-lisovomu-masivu-na-harkivsini.html" text:style-name="Internet_20_link" text:visited-style-name="Visited_20_Internet_20_Link">
 Війська РФ завдали ракетного удару по лісовому масиву на<text:span text:style-name="T4">
Харківщ</text:span>
 ині </text:a>
</text:p>
      <text:p text:style-name="P4">
Як повідомляв Укрінформ, 29 травня війська РФ завдали удару по Ківшарівці,внаслідок якого було пошкоджено будівлю гуртожитку, приватні будинки тагазопровід. Дев'ятеро жителів селища, серед яких 15-річний хлопець, отрималипоранення. Також 30 травня по смт Ківшарівка Куп'янського району росіянизавдали удару двома керованими авіабомбами. Люди не постраждали.</text:p>
      <text:p text:style-name="P4">
Source: <text:a xlink:type="simple" xlink:href="https://www.ukrinform.ua/rubric-ato/3717606-vijska-rf-znovu-vdarili-kerovanimi-aviabombami-po-selu-na-harkivsini-troe-zagiblih.html" text:style-name="Internet_20_link" text:visited-style-name="Visited_20_Internet_20_Link">
https://www.ukrinform.ua/rubric-ato/3717606-vijska-rf-znovu-vdarili-kerovanimi-aviabombami-po-selu-na-harkivsini-troe-zagiblih.html</text:a>
</text:p>
      <!--NEWS-->
      <text:h text:style-name="P10" text:outline-level="1">
<text:span text:style-name="T4">
США проти припинення вогню в Україні, бо це дасть перепочинок росіянам – Білий дім</text:span>
</text:h>
      <text:p text:style-name="P4">
Authors: Ukrinform (Person)</text:p>
      <text:p text:style-name="P4">
Publisher: Укринформ (Organization)</text:p>
      <text:p text:style-name="P4">
Published Time: 2023-06-02T19:52:00+03:00</text:p>
      <text:p text:style-name="P4">
Modified Time: 2023-06-02T19:52:00+03:00</text:p>
      <text:p text:style-name="P4">
Description: Офіційний Вашингтон підтримує ініціативи будь-якої країни щодо встановлення миру в Україні, однак виступає проти закликів негайно припинити вогонь, оскільки це закріпить контроль Путіна на окупованих територіях/ — Укрінформ.</text:p>
      <text:p text:style-name="P4">
Images: ['<text:a xlink:type="simple" xlink:href="https://static.ukrinform.com/photos/2016_08/thumb_files/630_360_1472621188-8020.jpg" text:style-name="Internet_20_link" text:visited-style-name="Visited_20_Internet_20_Link">
630_360_14726...</text:a>
']</text:p>
      <text:p text:style-name="P4">
Tags: ['США', 'Вашингтон', 'Війна з Росією']</text:p>
      <text:p text:style-name="P4">
Type: Article</text:p>
      <!--METADATA-->
      <text:p text:style-name="P4">
<draw:frame draw:style-name="fr1" draw:name="Image184" text:anchor-type="as-char" svg:width="6.9236in" svg:height="3.956343in" draw:z-index="0">
<draw:image xlink:href="../Images/yкринформ/2023-06-02T19-52-00-03-00/630_360_1472621188-8020.jpg" xlink:type="simple" xlink:show="embed" xlink:actuate="onLoad" draw:mime-type="image/jpeg"/>
</draw:frame>
 ОфіційнийВашингтон підтримує ініціативи будь-якої країни щодо встановлення миру вУкраїні, однак виступає проти закликів негайно припинити вогонь, оскільки цезакріпить контроль Путіна на окупованих територіях/</text:p>
      <text:p text:style-name="P4">
Про це заявив у п’ятницю під час онлайн-брифінгу координатор Ради нацбезпекиБілого дому Джон Кірбі, передає власний кореспондент Укрінформу.</text:p>
      <text:p text:style-name="P4">
«Ми підтримаємо зусилля будь-якої країни, якщо вони допоможуть знайти шлях доміцного миру, який відповідає принципам Статуту ООН. Але ми не можемопідтримати і не підтримуватимемо заклики до припинення вогню, які простозаморозять існуючі лінії розмежування, легітимізують захоплення Росієютериторій, і дозволять Путіну посилити контроль над регіонами, які він ужезахопив», - зауважив представник адміністрації Байдена.</text:p>
      <text:p text:style-name="P4">
<text:span text:style-name="T4">
Читайте також:</text:span>
 <text:a xlink:type="simple" xlink:href="https://www.ukrinform.ua/rubric-polytics/3716751-ssa-zoseredzeni-na-realizacii-ukrainskoi-formuli-miru-bilij-dim.html" text:style-name="Internet_20_link" text:visited-style-name="Visited_20_Internet_20_Link">
 США зосереджені на реалізації української Формули миру –Білий дім </text:a>
</text:p>
      <text:p text:style-name="P4">
Він пояснив, що в разі запровадження такого «перемир’я» це дасть агресору часдля відпочинку, переозброєння й підготовки до нової потенційної атаки. Це, зайого словами, створить невірний сигнал не лише для Кремля, а й для іншихпотенційних агресорів по всьому світу .</text:p>
      <text:p text:style-name="P4">
Представник Білого дому також наголосив, що Росія досі не виявила жодних ознакготовності до дипломатії з метою досягнення стійкого й справедливого миру вУкраїні. Тому США продовжать підтримувати мирні зусилля української сторони,зауважив Кірбі.</text:p>
      <text:p text:style-name="P4">
Як повідомляв Укрінформ, у п’ятницю державний секретар США Ентоні Блінкен підчас виступу в Гельсінкі назвав «повним стратегічним провалом» агресивну війнуРосії проти України.</text:p>
      <text:p text:style-name="P4">
Source: <text:a xlink:type="simple" xlink:href="https://www.ukrinform.ua/rubric-ato/3717610-ssa-proti-pripinenna-vognu-v-ukraini-bo-ce-dast-perepocinok-rosianam-bilij-dim.html" text:style-name="Internet_20_link" text:visited-style-name="Visited_20_Internet_20_Link">
https://www.ukrinform.ua/rubric-ato/3717610-ssa-proti-pripinenna-vognu-v-ukraini-bo-ce-dast-perepocinok-rosianam-bilij-dim.html</text:a>
</text:p>
      <!--NEWS-->
      <text:h text:style-name="P10" text:outline-level="1">
<text:span text:style-name="T4">
Україну на Європейських іграх-2023 представлятимуть 263 спортсмени</text:span>
</text:h>
      <text:p text:style-name="P4">
Authors: Ukrinform (Person)</text:p>
      <text:p text:style-name="P4">
Publisher: Укринформ (Organization)</text:p>
      <text:p text:style-name="P4">
Published Time: 2023-06-02T19:55:14+03:00</text:p>
      <text:p text:style-name="P4">
Modified Time: 2023-06-02T19:55:14+03:00</text:p>
      <text:p text:style-name="P4">
Description: Українські спортсмени заявлені в 27 з 30-ти видів спорту. — Укрінформ.</text:p>
      <text:p text:style-name="P4">
Images: ['<text:a xlink:type="simple" xlink:href="https://static.ukrinform.com/photos/2023_06/thumb_files/630_360_1685724803-711.jpeg" text:style-name="Internet_20_link" text:visited-style-name="Visited_20_Internet_20_Link">
630_360_16857...</text:a>
']</text:p>
      <text:p text:style-name="P4">
Tags: ['Європейські ігри']</text:p>
      <text:p text:style-name="P4">
Type: Article</text:p>
      <!--METADATA-->
      <text:p text:style-name="P4">
<draw:frame draw:style-name="fr1" draw:name="Image185" text:anchor-type="as-char" svg:width="6.9236in" svg:height="3.956343in" draw:z-index="0">
<draw:image xlink:href="../Images/yкринформ/2023-06-02T19-55-14-03-00/630_360_1685724803-711.jpeg" xlink:type="simple" xlink:show="embed" xlink:actuate="onLoad" draw:mime-type="image/jpeg"/>
</draw:frame>
Українські спортсмени заявлені в 27 з 30-ти видів спорту.</text:p>
      <text:p text:style-name="P4">
Міністерство молоді та спорту України <text:a xlink:type="simple" xlink:href="https://mms.gov.ua/news/zatverdzheno-sklad-zbirnoi-ukrainy-na-iii-ievropeiski-ihry-u-polshchi" text:style-name="Internet_20_link" text:visited-style-name="Visited_20_Internet_20_Link">
 затвердило</text:a>
 склад збірної на Європейські ігри 2023 року,передає Укрінформ.</text:p>
      <text:p text:style-name="P4">
На третьому розіграші Європейських ігор в історії Україну представлятимуть 263спортсмени — на 65 більше, ніж чотири роки тому на змаганнях у Мінську.</text:p>
      <text:p text:style-name="P4">
Звання чинних чемпіонів у Кракові, зокрема, відстоюватимуть боксер ОлександрХижняк, каратистка Аніта Серьогіна, веслувальниця Марія Повх, дзюдоїстка Дар'яБілодід, легкоатлетки Анна Рижикова, Тетяна Мельник та Ольга Ляхова.</text:p>
      <text:p text:style-name="P4">
Україна буде представлена в 27 з 30-ти змагальних дисциплін (в артистичномуплаванні та баскетболі 3х3 — лише жіночими командами). Пропускатимуть українцізмагання з пляжного гандболу, паделу та регбі-7.</text:p>
      <text:p text:style-name="P4">
Найбільше представництво Україна матиме в легкій атлетиці — 44 спортсмени.</text:p>
      <text:p text:style-name="P4">
<text:span text:style-name="T4">
Читайте також:</text:span>
 <text:a xlink:type="simple" xlink:href="https://www.ukrinform.ua/rubric-sports/3716131-brehna-ci-nespravedlivist-comu-lider-zbirnoi-ukraini-z-vesluvanna-na-kanoe-ne-ide-na-evropejski-igri.html" text:style-name="Internet_20_link" text:visited-style-name="Visited_20_Internet_20_Link">
 Брехня чи несправедливість: чому лідер збірної України звеслування на каное не їде на <text:span text:style-name="T4">
Європейські</text:span>
 <text:span text:style-name="T4">
ігри</text:span>
</text:a>
</text:p>
      <text:p text:style-name="P4">
Як повідомляв Укрінформ, Європейські Ігри стартують 21 червня у Кракові.</text:p>
      <text:p text:style-name="P4">
Фото: fbu.in.ua</text:p>
      <text:p text:style-name="P4">
Source: <text:a xlink:type="simple" xlink:href="https://www.ukrinform.ua/rubric-sports/3717611-ukrainu-na-evropejskih-igrah2023-predstavlatimut-263-sportsmeni.html" text:style-name="Internet_20_link" text:visited-style-name="Visited_20_Internet_20_Link">
https://www.ukrinform.ua/rubric-sports/3717611-ukrainu-na-evropejskih-igrah2023-predstavlatimut-263-sportsmeni.html</text:a>
</text:p>
      <!--NEWS-->
      <text:h text:style-name="P10" text:outline-level="1">
<text:span text:style-name="T4">
Президент Естонії зустрівся з рятувальниками</text:span>
</text:h>
      <text:p text:style-name="P4">
Authors: Ukrinform (Person)</text:p>
      <text:p text:style-name="P4">
Publisher: Укринформ (Organization)</text:p>
      <text:p text:style-name="P4">
Published Time: 2023-06-02T19:57:43+03:00</text:p>
      <text:p text:style-name="P4">
Modified Time: 2023-06-02T19:57:43+03:00</text:p>
      <text:p text:style-name="P4">
Description: Президент Естонії Алар Каріс відвідав один із підрозділів ДСНС у Києві. — Укрінформ.</text:p>
      <text:p text:style-name="P4">
Images: ['<text:a xlink:type="simple" xlink:href="https://static.ukrinform.com/photos/2023_06/thumb_files/630_360_1685724591-762.jpg" text:style-name="Internet_20_link" text:visited-style-name="Visited_20_Internet_20_Link">
630_360_16857...</text:a>
']</text:p>
      <text:p text:style-name="P4">
Tags: ['ДСНС', 'Естонія', 'Рятувальники']</text:p>
      <text:p text:style-name="P4">
Type: Article</text:p>
      <!--METADATA-->
      <text:p text:style-name="P4">
<draw:frame draw:style-name="fr1" draw:name="Image186" text:anchor-type="as-char" svg:width="6.9236in" svg:height="3.956343in" draw:z-index="0">
<draw:image xlink:href="../Images/yкринформ/2023-06-02T19-57-43-03-00/630_360_1685724591-762.jpg" xlink:type="simple" xlink:show="embed" xlink:actuate="onLoad" draw:mime-type="image/jpeg"/>
</draw:frame>
 ПрезидентЕстонії Алар Каріс відвідав один із підрозділів ДСНС у Києві.</text:p>
      <text:p text:style-name="P4">
Про це у <text:a xlink:type="simple" xlink:href="https://t.me/dsns_telegram/17242" text:style-name="Internet_20_link" text:visited-style-name="Visited_20_Internet_20_Link">
 Телеграмі </text:a>
 повідомила пресслужбаДержавної служби з надзвичайних ситуацій, передає Укрінформ.</text:p>
      <text:p text:style-name="P4">
“В рамках візиту президент Естонії Алар Каріс разом із Надзвичайним таПовноважним Послом Республіки Естонія в Україні Каймо Кууском у супроводіпредставників Офісу Президента Естонії відвідав один із підрозділів ДСНС у <text:a xlink:type="simple" xlink:href="https://www.ukrinform.ua/tag-kiiv" text:style-name="Internet_20_link" text:visited-style-name="Visited_20_Internet_20_Link">
Києві </text:a>
 ”, - йдеться в повідомленні.</text:p>
      <text:p text:style-name="P4">
</text:p>
      <text:p text:style-name="P4">
Глава Естонської держави поспілкувався з піротехніками ДСНС та подякував їм зату роботу, яку вони виконують із ризиком для життя під час розмінуваннядеокупованих територій.</text:p>
      <text:p text:style-name="P4">
<text:span text:style-name="T4">
Читайте також:</text:span>
 <text:a xlink:type="simple" xlink:href="https://www.ukrinform.ua/rubric-polytics/3717537-rozminuvanna-ta-oboronni-pidpriemstva-zelenskij-rozpoviv-pro-so-domovivsa-z-prezidentom-estonii.html" text:style-name="Internet_20_link" text:visited-style-name="Visited_20_Internet_20_Link">
 Розмінування та оборонні підприємства: Зеленськийрозповів, про що домовився з президентом <text:span text:style-name="T4">
Естоні</text:span>
 ї</text:a>
</text:p>
      <text:p text:style-name="P4">
Гостям продемонстрували можливості переобладнаного автомобіля для потребпіротехнічних підрозділів, який оснащений квадрокоптером MATRICE 300 RTK зунікальною системою навігації та високоякісною камерою з тепловізором.</text:p>
      <text:p text:style-name="P4">
Як повідомлялося, з перших днів повномасштабного вторгнення з боку РосійськоїФедерації, країни Балтії, зокрема Естонська Республіка, надають технічну тапрактичну допомогу українським рятувальникам.</text:p>
      <text:p text:style-name="P4">
Source: <text:a xlink:type="simple" xlink:href="https://www.ukrinform.ua/rubric-society/3717612-prezident-estonii-zustrivsa-z-ratuvalnikami.html" text:style-name="Internet_20_link" text:visited-style-name="Visited_20_Internet_20_Link">
https://www.ukrinform.ua/rubric-society/3717612-prezident-estonii-zustrivsa-z-ratuvalnikami.html</text:a>
</text:p>
      <!--NEWS-->
      <text:h text:style-name="P10" text:outline-level="1">
<text:span text:style-name="T4">
Повітряний щит має бути забезпечений усім необхідним на постійній основі – Зеленський</text:span>
</text:h>
      <text:p text:style-name="P4">
Authors: Ukrinform (Person)</text:p>
      <text:p text:style-name="P4">
Publisher: Укринформ (Organization)</text:p>
      <text:p text:style-name="P4">
Published Time: 2023-06-02T20:03:00+03:00</text:p>
      <text:p text:style-name="P4">
Modified Time: 2023-06-02T20:03:00+03:00</text:p>
      <text:p text:style-name="P4">
Description: Український повітряний щит має бути забезпечений усім необхідним на постійній основі. — Укрінформ.</text:p>
      <text:p text:style-name="P4">
Images: ['<text:a xlink:type="simple" xlink:href="https://static.ukrinform.com/photos/2023_06/thumb_files/630_360_1685725312-406.jpeg" text:style-name="Internet_20_link" text:visited-style-name="Visited_20_Internet_20_Link">
630_360_16857...</text:a>
']</text:p>
      <text:p text:style-name="P4">
Tags: ['Звернення', 'Зеленський', 'Війна з Росією']</text:p>
      <text:p text:style-name="P4">
Type: Article</text:p>
      <!--METADATA-->
      <text:p text:style-name="P4">
<draw:frame draw:style-name="fr1" draw:name="Image189" text:anchor-type="as-char" svg:width="6.9236in" svg:height="3.956343in" draw:z-index="0">
<draw:image xlink:href="../Images/yкринформ/2023-06-02T20-03-00-03-00/630_360_1685725312-406.jpeg" xlink:type="simple" xlink:show="embed" xlink:actuate="onLoad" draw:mime-type="image/jpeg"/>
</draw:frame>
Український повітряний щит має бути забезпечений усім необхідним на постійнійоснові.</text:p>
      <text:p text:style-name="P4">
Як передає Укрінформ, про це заявив Президент Володимир Зеленський під чассвого традиційного <text:a xlink:type="simple" xlink:href="https://www.president.gov.ua/news/ukrayinskij-povitryanij-shit-maye-buti-zabezpechenij-usim-ne-83373" text:style-name="Internet_20_link" text:visited-style-name="Visited_20_Internet_20_Link">
 вечірнього звернення</text:a>
 .</text:p>
      <text:p text:style-name="P4">
_<text:span text:style-name="T4">
Бажаю здоровʼя, шановні українці!</text:span>
 _</text:p>
      <text:p text:style-name="P4">
Короткий звіт за цей день.</text:p>
      <text:p text:style-name="P4">
Перше – провів Ставку. Нагальні безпекові питання. Очевидна жорстка реакція назагибель людей у Києві через зачинене укриття. Є доручення про перевіркузахисних споруд у Києві та по всій країні. Відповідальні – міністри Камишін іКлименко.</text:p>
      <text:p text:style-name="P4">
На жаль, і сьогодні – після всього – кияни знову й знову публікують інформаціюпро недоступність укриттів. Не просто про зачинені укриття, а про заваренівходи в укриття, про відсутність укриттів узагалі в деяких частинах міста.Такий рівень недбалості в місті не перекрити якимись там виправданнями.</text:p>
      <text:p text:style-name="P4">
Обговорили на Ставці й усі деталі стосовно нашої ППО – її подальшого розвитку,постачання та виробництва в Україні необхідних ракет. Український повітрянийщит має бути забезпечено всім необхідним на постійній основі. Займаємосякоаліцією «Петріотів» та коаліцією сучасних винищувачів – щодня активно.</text:p>
      <text:p text:style-name="P4">
Дуже уважно – ситуація на передовій, у всіх тих точках, де зараз найжорсткіше.Не буду говорити про це детальніше – дії нашої держави, активні дії нашихвоїнів скажуть те, що потрібно. І окремо провів нараду щодо підготовки новихнаших бригад, тих, які від півночі до півдня нашої держави накопичують силу.</text:p>
      <text:p text:style-name="P4">
Другий пункт за сьогодні – провів переговори з Президентом Естонії, якийприбув у Київ. Передусім безпека – і це те, що стосується нашого захистузараз, а також те, що стосується нашої безпеки довгостроково. Естоніяпринципово допомагає нам зброєю, технікою, підтримує наш рух у НАТО, загаломрозуміє, наскільки важливо, щоб ми саме зараз і саме на нашій українськійземлі здобули перемогу над рашизмом. Це важливо для кожного народу, який єсусідом держави-терориста. Впевнений: ми дамо цю безпеку – таку необхідну, мидамо Україні, всій Європі та вільному світу перемогу над російською агресією.</text:p>
      <text:p text:style-name="P4">
Заслуговує уваги й те, що ми розвиваємо нашу співпрацю з Естонією й експортомрішень – наших цифрових рішень. Раніше саме з Естонії українці брали приклад урозвитку цифрових рішень. А зараз ми вийшли на такий рівень, коли вже на базінашої української «Дії» буде створено державний застосунок в Естонії. Те, щозручно й корисно для мільйонів українців, очевидно буде зручним і корисним дляінших народів. І це ще один компонент нашого лідерства, українськоголідерства. Ми обговорили з паном Президентом Естонії подальшу співпрацю,зокрема в цифровізації.</text:p>
      <text:p text:style-name="P4">
І, до речі, зроблю такий анонс: «Дія» допоможе розвинути державні сервіси й вінших країнах, не лише європейських – у Латинській Америці та Африці.</text:p>
      <text:p text:style-name="P4">
Третє за сьогодні з різних активностей цього дня, про що варто сказати. Провівкілька нарад, тривалих і змістовних, щодо формування нашої політики –комплексної – на перспективу. Того, що стосується подальшої трансформаціїдержави. Того, що стосується нашої участі у глобальних процесах. Як завжди,готуємо новини й рішення, які дадуть Україні та українцям ще більше міцності.</text:p>
      <text:p text:style-name="P4">
Дякую всім, хто допомагає нашій державі! Слава всім нашим воїнам! Кожному йкожній, хто зараз у бою заради України.</text:p>
      <text:p text:style-name="P4">
Особливо хочу відзначити сьогодні 92-гу окрему механізовану бригаду – усіхвоїнів цієї бригади, які надзвичайно стійко захищають Сватівський напрямок тавдало відбивають ворожі атаки, рухаючись уперед. Дякую вам, воїни!</text:p>
      <text:p text:style-name="P4">
Авдіївський напрямок… 110-та окрема механізована бригада – дякую вам, воїни,за вашу хоробрість та ваше вміння потужно знищувати окупантів. Молодці!</text:p>
      <text:p text:style-name="P4">
Відзначу прикордонників, які з честю захищають державу на передовій разом зусіма нашими силами оборони та безпеки. Львівський, Донецький, Житомирськийприкордонні загони, які б’ються на фронті. Дякую вам! А також дякую бійцямЧернігівського прикордонного загону, які активно протидіють «Шахедам».Швидкість та влучність наших воїнів критично важливі. Дякую вам, воїни, завашу швидкість і за вашу влучність!</text:p>
      <text:p text:style-name="P4">
Підписав сьогодні укази про відзначення наших воїнів державними нагородами.263 військовослужбовці Збройних Сил України.</text:p>
      <text:p text:style-name="P4">
_<text:span text:style-name="T4">
Слава всім нашим героям!</text:span>
 _</text:p>
      <text:p text:style-name="P4">
_<text:span text:style-name="T4">
Слава Україні!</text:span>
 _</text:p>
      <text:p text:style-name="P4">
Фото: ОП</text:p>
      <text:p text:style-name="P4">
Source: <text:a xlink:type="simple" xlink:href="https://www.ukrinform.ua/rubric-ato/3717614-povitranij-sit-mae-buti-zabezpecenij-usim-neobhidnim-na-postijnij-osnovi-zelenskij.html" text:style-name="Internet_20_link" text:visited-style-name="Visited_20_Internet_20_Link">
https://www.ukrinform.ua/rubric-ato/3717614-povitranij-sit-mae-buti-zabezpecenij-usim-neobhidnim-na-postijnij-osnovi-zelenskij.html</text:a>
</text:p>
      <!--NEWS-->
      <text:h text:style-name="P10" text:outline-level="1">
<text:span text:style-name="T4">
Білий дім: F-16 для України – більше, ніж просто нова бойова платформа</text:span>
</text:h>
      <text:p text:style-name="P4">
Authors: Ukrinform (Person)</text:p>
      <text:p text:style-name="P4">
Publisher: Укринформ (Organization)</text:p>
      <text:p text:style-name="P4">
Published Time: 2023-06-02T20:21:00+03:00</text:p>
      <text:p text:style-name="P4">
Modified Time: 2023-06-02T20:21:00+03:00</text:p>
      <text:p text:style-name="P4">
Description: Надання літаків F-16 Україні слід розглядати не лише як забезпечення українців новими сучасними бойовими платформами, а як посилення Військово-повітряних сил України на довгу перспективу. — Укрінформ.</text:p>
      <text:p text:style-name="P4">
Images: ['<text:a xlink:type="simple" xlink:href="https://static.ukrinform.com/photos/2015_11/thumb_files/630_360_1446829545-6581-foto-wikipediaorg.jpg" text:style-name="Internet_20_link" text:visited-style-name="Visited_20_Internet_20_Link">
630_360_14468...</text:a>
']</text:p>
      <text:p text:style-name="P4">
Tags: ['Винищувач', 'Білий дім', 'Війна з Росією', 'Коаліція винищувачів']</text:p>
      <text:p text:style-name="P4">
Type: Article</text:p>
      <!--METADATA-->
      <text:p text:style-name="P4">
<draw:frame draw:style-name="fr1" draw:name="Image190" text:anchor-type="as-char" svg:width="6.9236in" svg:height="3.956343in" draw:z-index="0">
<draw:image xlink:href="../Images/yкринформ/2023-06-02T20-21-00-03-00/630_360_1446829545-6581-foto-wikipediaorg.jpg" xlink:type="simple" xlink:show="embed" xlink:actuate="onLoad" draw:mime-type="image/jpeg"/>
</draw:frame>
 Надання літаків F-16 Україні слід розглядати не лише якзабезпечення українців новими сучасними бойовими платформами, а як посиленняВійськово-повітряних сил України на довгу перспективу.</text:p>
      <text:p text:style-name="P4">
Це підкреслив під час онлайн-брифінгу в п’ятницю координатор Ради національноїбезпеки Білого дому Джон Кірбі, передає власний кореспондент Укрінформу.</text:p>
      <text:p text:style-name="P4">
«Насправді йдеться про те, щоби допомогти Військово-повітряним силам Українистати сучаснішими та більш боєздатними в довгостроковій перспективі», -зауважив представник Білого дому.</text:p>
      <text:p text:style-name="P4">
<text:span text:style-name="T4">
Читайте також:</text:span>
 <text:a xlink:type="simple" xlink:href="https://www.ukrinform.ua/rubric-ato/3717528-koalicia-vinisuvaciv-nalicue-uze-visim-krain-ermak.html" text:style-name="Internet_20_link" text:visited-style-name="Visited_20_Internet_20_Link">
 Коаліція <text:span text:style-name="T4">
винищув</text:span>
 ачів налічує уже вісім країн – Єрмак</text:a>
</text:p>
      <text:p text:style-name="P4">
Він підкреслив, що адміністрація Байдена прагне зробити все, аби переконатися,що Україна зможе ефективно захистити себе та задовольнити потреби національноїбезпеки, в тому числі, після завершення російської війни.</text:p>
      <text:p text:style-name="P4">
«Вона (Україна – ред.) у будь-якому разі матиме довжелезний кордон із Росією…І ми хочемо переконатися, що вони готові оборонятися», - наголосив Кірбі.</text:p>
      <text:p text:style-name="P4">
<text:span text:style-name="T4">
Читайте також:</text:span>
 <text:a xlink:type="simple" xlink:href="https://www.ukrinform.ua/rubric-ato/3717274-bajden-ssa-pracuvatimut-nad-pidgotovkou-ukrainskih-pilotiv-na-f16.html" text:style-name="Internet_20_link" text:visited-style-name="Visited_20_Internet_20_Link">
 Байден: США працюватимуть над підготовкою українськихпілотів на F-16 </text:a>
</text:p>
      <text:p text:style-name="P4">
Як повідомляв Укрінформ, в Офісі Президента України заявили, що «коаліціявинищувачів» для України уже налічує вісім міжнародних партнерів.</text:p>
      <text:p text:style-name="P4">
Source: <text:a xlink:type="simple" xlink:href="https://www.ukrinform.ua/rubric-ato/3717618-bilij-dim-f16-dla-ukraini-bilse-niz-prosto-nova-bojova-platforma.html" text:style-name="Internet_20_link" text:visited-style-name="Visited_20_Internet_20_Link">
https://www.ukrinform.ua/rubric-ato/3717618-bilij-dim-f16-dla-ukraini-bilse-niz-prosto-nova-bojova-platforma.html</text:a>
</text:p>
      <!--NEWS-->
      <text:h text:style-name="P10" text:outline-level="1">
<text:span text:style-name="T4">
Збірна України здобула «бронзу» у Суперфіналі КС з артистичного плавання</text:span>
</text:h>
      <text:p text:style-name="P4">
Authors: Ukrinform (Person)</text:p>
      <text:p text:style-name="P4">
Publisher: Укринформ (Organization)</text:p>
      <text:p text:style-name="P4">
Published Time: 2023-06-02T20:25:00+03:00</text:p>
      <text:p text:style-name="P4">
Modified Time: 2023-06-02T20:25:00+03:00</text:p>
      <text:p text:style-name="P4">
Description: Українки – треті у технічній програмі. — Укрінформ.</text:p>
      <text:p text:style-name="P4">
Images: ['<text:a xlink:type="simple" xlink:href="https://static.ukrinform.com/photos/2023_06/thumb_files/630_360_1685726627-633.jpg" text:style-name="Internet_20_link" text:visited-style-name="Visited_20_Internet_20_Link">
630_360_16857...</text:a>
']</text:p>
      <text:p text:style-name="P4">
Tags: ['синхронне плавання']</text:p>
      <text:p text:style-name="P4">
Type: Article</text:p>
      <!--METADATA-->
      <text:p text:style-name="P4">
<draw:frame draw:style-name="fr1" draw:name="Image191" text:anchor-type="as-char" svg:width="6.9236in" svg:height="3.956343in" draw:z-index="0">
<draw:image xlink:href="../Images/yкринформ/2023-06-02T20-25-00-03-00/630_360_1685726627-633.jpg" xlink:type="simple" xlink:show="embed" xlink:actuate="onLoad" draw:mime-type="image/jpeg"/>
</draw:frame>
 Українки –треті у технічній програмі.</text:p>
      <text:p text:style-name="P4">
Збірна України з артистичного плавання виграла «бронзу» у Суперфіналі Кубкасвіту, що проходить в іспанському Ов’єдо, передає Укрінформ.</text:p>
      <text:p text:style-name="P4">
Українки посіли третє місце у технічній програмі з результатом 264,6566 бала.«Золото» виграли представниці Китаю (296,3834), «срібло» – Іспанії (278,2350).</text:p>
      <text:p text:style-name="P4">
Збірну України представляли Влада і Марина Алексіїви, Марта Фєдіна, ВеронікаГришко, Дар’я Мошинська, Ангеліна Овчиннікова, Анастасія Шмоніна та ВалеріяТищенко.</text:p>
      <text:p text:style-name="P4">
Суперфінал Кубка світу з артистичного плавання в Ов’єдо завершиться 4 червня.</text:p>
      <text:p text:style-name="P4">
<text:span text:style-name="T4">
Читайте також:</text:span>
 <text:a xlink:type="simple" xlink:href="https://www.ukrinform.ua/rubric-sports/3706062-sinhronistka-marina-aleksiiva-rozumiemo-so-vid-nas-cekaut-peremog.html" text:style-name="Internet_20_link" text:visited-style-name="Visited_20_Internet_20_Link">
 Синхроністка Марина Алексіїва: Розуміємо, що від насчекають перемог </text:a>
</text:p>
      <text:p text:style-name="P4">
Як повідомляв Укрінформ, Марта Фєдіна стала четвертою у фіналі технічого соло.</text:p>
      <text:p text:style-name="P4">
Фото: facebook.com/ukrsynchro</text:p>
      <text:p text:style-name="P4">
Source: <text:a xlink:type="simple" xlink:href="https://www.ukrinform.ua/rubric-sports/3717619-zbirna-ukraini-zdobula-bronzu-u-superfinali-ks-z-artisticnogo-plavanna.html" text:style-name="Internet_20_link" text:visited-style-name="Visited_20_Internet_20_Link">
https://www.ukrinform.ua/rubric-sports/3717619-zbirna-ukraini-zdobula-bronzu-u-superfinali-ks-z-artisticnogo-plavanna.html</text:a>
</text:p>
      <!--NEWS-->
      <text:h text:style-name="P10" text:outline-level="1">
<text:span text:style-name="T4">
Україна працює над експортом цифрових рішень до країн Латинської Америки та Африки - Зеленський</text:span>
</text:h>
      <text:p text:style-name="P4">
Authors: Ukrinform (Person)</text:p>
      <text:p text:style-name="P4">
Publisher: Укринформ (Organization)</text:p>
      <text:p text:style-name="P4">
Published Time: 2023-06-02T20:30:20+03:00</text:p>
      <text:p text:style-name="P4">
Modified Time: 2023-06-02T20:30:20+03:00</text:p>
      <text:p text:style-name="P4">
Description: Україна працює над експортом цифрових рішень не лише до європейських країн, а й до країн Латинської Америки та Африки. — Укрінформ.</text:p>
      <text:p text:style-name="P4">
Images: ['<text:a xlink:type="simple" xlink:href="https://static.ukrinform.com/photos/2023_05/thumb_files/630_360_1685041512-288.jpeg" text:style-name="Internet_20_link" text:visited-style-name="Visited_20_Internet_20_Link">
630_360_16850...</text:a>
']</text:p>
      <text:p text:style-name="P4">
Tags: ['Африка', 'Зеленський', 'Цифровізація']</text:p>
      <text:p text:style-name="P4">
Type: Article</text:p>
      <!--METADATA-->
      <text:p text:style-name="P4">
<draw:frame draw:style-name="fr1" draw:name="Image192" text:anchor-type="as-char" svg:width="6.9236in" svg:height="3.956343in" draw:z-index="0">
<draw:image xlink:href="../Images/yкринформ/2023-06-02T20-30-20-03-00/630_360_1685041512-288.jpeg" xlink:type="simple" xlink:show="embed" xlink:actuate="onLoad" draw:mime-type="image/jpeg"/>
</draw:frame>
 Українапрацює над експортом цифрових рішень не лише до європейських країн, а й докраїн Латинської Америки та Африки.</text:p>
      <text:p text:style-name="P4">
Як передає Укрінформ, про це під час <text:a xlink:type="simple" xlink:href="https://t.me/V_Zelenskiy_official/6456" text:style-name="Internet_20_link" text:visited-style-name="Visited_20_Internet_20_Link">
 відеозвернення</text:a>
 заявив Президент України ВолодимирЗеленський.</text:p>
      <text:p text:style-name="P4">
<text:span text:style-name="T5">
Відео: Офіс Президента</text:span>
</text:p>
      <text:p text:style-name="P4">
«Ми розвиваємо нашу співпрацю з Естонією й експортом рішень – наших цифровихрішень. Раніше саме з Естонії українці брали приклад у розвитку цифровихрішень. А зараз ми вийшли на такий рівень, коли вже на базі нашої української«Дії» буде створено державний застосунок в Естонії. Те, що зручно й кориснодля мільйонів українців, очевидно буде зручним і корисним для інших народів. Іце ще один компонент нашого лідерства, українського лідерства. Ми обговорили зпаном Президентом Естонії подальшу співпрацю, зокрема в цифровізації», -заявив Зеленський.</text:p>
      <text:p text:style-name="P4">
<text:span text:style-name="T4">
Читайте також:</text:span>
 <text:a xlink:type="simple" xlink:href="https://www.ukrinform.ua/rubric-polytics/3717537-rozminuvanna-ta-oboronni-pidpriemstva-zelenskij-rozpoviv-pro-so-domovivsa-z-prezidentom-estonii.html" text:style-name="Internet_20_link" text:visited-style-name="Visited_20_Internet_20_Link">
 Розмінування та оборонні підприємства: <text:span text:style-name="T4">
Зеленський</text:span>
розповів, про що домовився з президентом Естонії</text:a>
</text:p>
      <text:p text:style-name="P4">
Глава держави також відзначив, що застосунок «Дія» допоможе розвинути державнісервіси не лише у європейських країнах, а також у Латинській Америці таАфриці.</text:p>
      <text:p text:style-name="P4">
Як повідомляв Укрінформ, Президент України Володимир Зеленський зустрівся вКиєві з Президентом Естонії Аларом Карісом. Раніше повідомлялось, що військовадопомога, яку Естонія надала Україні з початку повномасштабного вторгненняросії, становить близько 400 мільйонів євро, що перевищує одну третину річногооборонного бюджету країни.</text:p>
      <text:p text:style-name="P4">
Фото: ОП</text:p>
      <text:p text:style-name="P4">
Source: <text:a xlink:type="simple" xlink:href="https://www.ukrinform.ua/rubric-technology/3717621-ukraina-pracue-nad-eksportom-cifrovih-risen-do-krain-latinskoi-ameriki-ta-afriki-zelenskij.html" text:style-name="Internet_20_link" text:visited-style-name="Visited_20_Internet_20_Link">
https://www.ukrinform.ua/rubric-technology/3717621-ukraina-pracue-nad-eksportom-cifrovih-risen-do-krain-latinskoi-ameriki-ta-afriki-zelenskij.html</text:a>
</text:p>
      <!--NEWS-->
      <text:h text:style-name="P10" text:outline-level="1">
<text:span text:style-name="T4">
Бєсєдін покинув кіпрську «Омонію» після закінчення оренди</text:span>
</text:h>
      <text:p text:style-name="P4">
Authors: Ukrinform (Person)</text:p>
      <text:p text:style-name="P4">
Publisher: Укринформ (Organization)</text:p>
      <text:p text:style-name="P4">
Published Time: 2023-06-02T20:33:00+03:00</text:p>
      <text:p text:style-name="P4">
Modified Time: 2023-06-02T20:33:00+03:00</text:p>
      <text:p text:style-name="P4">
Description: До київського «Динамо» футболіст повертається із травмою. — Укрінформ.</text:p>
      <text:p text:style-name="P4">
Images: ['<text:a xlink:type="simple" xlink:href="https://static.ukrinform.com/photos/2023_06/thumb_files/630_360_1685727088-302.jpg" text:style-name="Internet_20_link" text:visited-style-name="Visited_20_Internet_20_Link">
630_360_16857...</text:a>
']</text:p>
      <text:p text:style-name="P4">
Tags: ['Футбол']</text:p>
      <text:p text:style-name="P4">
Type: Article</text:p>
      <!--METADATA-->
      <text:p text:style-name="P4">
<draw:frame draw:style-name="fr1" draw:name="Image193" text:anchor-type="as-char" svg:width="6.9236in" svg:height="3.956343in" draw:z-index="0">
<draw:image xlink:href="../Images/yкринформ/2023-06-02T20-33-00-03-00/630_360_1685727088-302.jpg" xlink:type="simple" xlink:show="embed" xlink:actuate="onLoad" draw:mime-type="image/jpeg"/>
</draw:frame>
 Докиївського «Динамо» футболіст повертається із травмою.</text:p>
      <text:p text:style-name="P4">
Кіпрська «Омонія» закінчила співпраці з українським форвардом АртемомБєсєдіним, <text:a xlink:type="simple" xlink:href="https://www.omonoiafc.com.cy/%CE%BF%CE%BB%CE%BF%CE%BA%CE%BB%CE%AE%CF%81%CF%89%CF%83%CE%B7-%CF%83%CF%85%CE%BD%CE%B5%CF%81%CE%B3%CE%B1%CF%83%CE%AF%CE%B1%CF%82-%CE%BC%CE%B5-artem-besedin/" text:style-name="Internet_20_link" text:visited-style-name="Visited_20_Internet_20_Link">
 повідомляє</text:a>
 пресслужба клубу, передає Укрінформ.</text:p>
      <text:p text:style-name="P4">
Бєсєдін приєднався до «Омонії» в січні, провів за 15 матчів у всіх турнірах.Єдиний гол за клуб — та перший для Артема на офіційному рівні за 707 днів —українець провів на початку квітня, коли забив «Пафосу» в чемпіонаті (2:0).</text:p>
      <text:p text:style-name="P4">
«Після переходу в січні Артем доклався до нашої перемоги в Кубку Кіпра. Окрімйого внеску в гру команди на полі, він був відданим, дисциплінованим тапрофесійним спортсменом», — йдеться у заяві «Омонії».</text:p>
      <text:p text:style-name="P4">
</text:p>
      <text:p text:style-name="P4">
Після закінчення терміну оренди Бєсєдін повернеться до «Динамо», з яким маєчинний контракт до кінця 2024 року.</text:p>
      <text:p text:style-name="P4">
<text:span text:style-name="T4">
Читайте також:</text:span>
 <text:a xlink:type="simple" xlink:href="https://www.ukrinform.ua/rubric-sports/3716281-futbol-besedin-povernetsa-v-dinamo.html" text:style-name="Internet_20_link" text:visited-style-name="Visited_20_Internet_20_Link">
 Футбол: <text:span text:style-name="T4">
Бєсєдін</text:span>
 повернеться в «Динамо»</text:a>
</text:p>
      <text:p text:style-name="P4">
Як повідомляв Укрінформ, наприкінці сезону форвард зазнав травми, через якупропустив фінал національного кубка.</text:p>
      <text:p text:style-name="P4">
Фото: Facebook / OMONOIAfootball</text:p>
      <text:p text:style-name="P4">
Source: <text:a xlink:type="simple" xlink:href="https://www.ukrinform.ua/rubric-sports/3717623-besedin-pokinuv-kiprsku-omoniu-pisla-zakincenna-orendi.html" text:style-name="Internet_20_link" text:visited-style-name="Visited_20_Internet_20_Link">
https://www.ukrinform.ua/rubric-sports/3717623-besedin-pokinuv-kiprsku-omoniu-pisla-zakincenna-orendi.html</text:a>
</text:p>
      <!--NEWS-->
      <text:h text:style-name="P10" text:outline-level="1">
<text:span text:style-name="T4">
Росіяни обстріляли Харківщину – є загиблі та поранені</text:span>
</text:h>
      <text:p text:style-name="P4">
Authors: Ukrinform (Person)</text:p>
      <text:p text:style-name="P4">
Publisher: Укринформ (Organization)</text:p>
      <text:p text:style-name="P4">
Published Time: 2023-06-02T20:44:00+03:00</text:p>
      <text:p text:style-name="P4">
Modified Time: 2023-06-02T20:44:00+03:00</text:p>
      <text:p text:style-name="P4">
Description: Російські військові обстріляли Куп’янський район Харківської області - двоє людей загинули.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Війна з Росією']</text:p>
      <text:p text:style-name="P4">
Type: Article</text:p>
      <!--METADATA-->
      <text:p text:style-name="P4">
<draw:frame draw:style-name="fr1" draw:name="Image195" text:anchor-type="as-char" svg:width="6.9236in" svg:height="3.956343in" draw:z-index="0">
<draw:image xlink:href="../Images/yкринформ/2023-06-02T20-44-00-03-00/630_360_1538997483-946.jpg" xlink:type="simple" xlink:show="embed" xlink:actuate="onLoad" draw:mime-type="image/jpeg"/>
</draw:frame>
 Російськівійськові обстріляли Куп’янський район Харківської області - двоє людейзагинули.</text:p>
      <text:p text:style-name="P4">
Про це у <text:a xlink:type="simple" xlink:href="https://t.me/pgo_gov_ua/12842" text:style-name="Internet_20_link" text:visited-style-name="Visited_20_Internet_20_Link">
 Телеграмі </text:a>
 повідомила пресслужбаОфісу головного прокурора, передає Укрінформ.</text:p>
      <text:p text:style-name="P4">
“За даними слідства, 2 червня близько 18:45 російські військові обстріляли смтКівшарівка Куп‘янського району. За попередньою інформацією, з артилерії.Загинули чоловік та жінка. Отримали поранення три мирних жительки та 3-річнийхлопчик”, - йдеться в повідомленні.</text:p>
      <text:p text:style-name="P4">
<text:span text:style-name="T4">
Читайте також:</text:span>
 <text:a xlink:type="simple" xlink:href="https://www.ukrinform.ua/rubric-ato/3717589-vijska-rf-zavdali-raketnogo-udaru-po-lisovomu-masivu-na-harkivsini.html" text:style-name="Internet_20_link" text:visited-style-name="Visited_20_Internet_20_Link">
 Війська РФ завдали ракетного удару по лісовому масиву наХарківщині </text:a>
</text:p>
      <text:p text:style-name="P4">
Також о 19:10 окупанти обстріляли прифронтове смт Дворічна Куп’янськогорайону. Попередньо, з танку. Отримали поранення 63-річна жінка та 70-річнийчоловік.</text:p>
      <text:p text:style-name="P4">
За процесуального керівництва Куп’янської окружної прокуратури Харківськоїобласті розпочато досудові розслідування за фактами порушення законів тазвичаїв війни (ст. 438 КК України).</text:p>
      <text:p text:style-name="P4">
Як повідомляв Укрінформ, війська РФ сьогодні завдали ракетного удару полісовому масиву на Харківщині, за попередніми даними, люди не постраждали.</text:p>
      <text:p text:style-name="P4">
Source: <text:a xlink:type="simple" xlink:href="https://www.ukrinform.ua/rubric-ato/3717624-rosiani-obstrilali-harkivsinu-e-zagibli-ta-poraneni.html" text:style-name="Internet_20_link" text:visited-style-name="Visited_20_Internet_20_Link">
https://www.ukrinform.ua/rubric-ato/3717624-rosiani-obstrilali-harkivsinu-e-zagibli-ta-poraneni.html</text:a>
</text:p>
      <!--NEWS-->
      <text:h text:style-name="P10" text:outline-level="1">
<text:span text:style-name="T4">
Світоліна: Я приїхала на «Ролан Гаррос» без очікувань, повертатися в тур після народження дитини - це насправді дуже важко</text:span>
</text:h>
      <text:p text:style-name="P4">
Authors: Ukrinform (Person)</text:p>
      <text:p text:style-name="P4">
Publisher: Укринформ (Organization)</text:p>
      <text:p text:style-name="P4">
Published Time: 2023-06-02T20:44:51+03:00</text:p>
      <text:p text:style-name="P4">
Modified Time: 2023-06-02T20:44:51+03:00</text:p>
      <text:p text:style-name="P4">
Description: Світоліна перемогла росіянку Анну Блінкову у третьому колі Відкритого чемпіонату Франції. — Укрінформ.</text:p>
      <text:p text:style-name="P4">
Images: ['<text:a xlink:type="simple" xlink:href="https://static.ukrinform.com/photos/2023_06/thumb_files/630_360_1685727778-957.jpg" text:style-name="Internet_20_link" text:visited-style-name="Visited_20_Internet_20_Link">
630_360_16857...</text:a>
']</text:p>
      <text:p text:style-name="P4">
Tags: ['Світоліна', 'Теніс']</text:p>
      <text:p text:style-name="P4">
Type: Article</text:p>
      <!--METADATA-->
      <text:p text:style-name="P4">
<draw:frame draw:style-name="fr1" draw:name="Image196" text:anchor-type="as-char" svg:width="6.9236in" svg:height="3.956343in" draw:z-index="0">
<draw:image xlink:href="../Images/yкринформ/2023-06-02T20-44-51-03-00/630_360_1685727778-957.jpg" xlink:type="simple" xlink:show="embed" xlink:actuate="onLoad" draw:mime-type="image/jpeg"/>
</draw:frame>
 Світолінаперемогла росіянку Анну Блінкову у третьому колі Відкритого чемпіонатуФранції.</text:p>
      <text:p text:style-name="P4">
Українська тенісистка <text:a xlink:type="simple" xlink:href="https://twitter.com/rolandgarros/status/1664661079891275779" text:style-name="Internet_20_link" text:visited-style-name="Visited_20_Internet_20_Link">
 поділилась</text:a>
своїми емоціями після переможного матчу, передає Укрінформ.</text:p>
      <text:p text:style-name="P4">
«Перший сет з мого боку вийшов не дуже вдалим, я не дуже добре пересувалася,не грала у свій найкращий теніс. Але мені потрібно було продовжувати боротися,знайти свій хороший теніс. Після першого гейму в другому сеті я грала краще ікраще, я дійсно намагалася боротися. За таких приголомшливих трибун важко небитися. Я просто намагалася віддати всі сили. Час від часу я не почуваласядуже добре. Але в підсумку зіграти добре під тиском наприкінці матчу - це бувособливий момент. Я дуже вдячна, що ви надихали мене, це було неймовірно.Останній гейм був фантастичним? О, так, я просто вирішила залишити всі сили накорті. Я подавала на матч на цій половині корту, проти вітру, це було трохискладно. Але в підсумку я була дуже щаслива забити цей бекхенд по лінії, явиклалася на 100% на цьому ударі, тому я дуже рада, що змогла взяти цей геймна подачі.», - сказала Світоліна.</text:p>
      <text:p text:style-name="P4">
Колишня перша ракетка України також розповіла про свої амбіції на турнір.</text:p>
      <text:p text:style-name="P4">
«Які мої очікування? Я просто намагаюся грати матч за матчем. Я приїхала сюдибез очікувань, повертатися в тур після народження дитини - це насправді дужеважко. Але я дуже мотивована йти далі на цьому турнірі. Наступна суперниця[Дар'я Касаткіна] - дуже складна. Тому головне - це відновити сили і бутиготовою до наступної битви. Це дійсно дуже, дуже особливі моменти тут, наРолан Гаррос. Я завжди любила тут грати, завжди дивилася Ролан Гаррос удитинстві в Україні, здається це був єдиний турнір Grand Slam, який у наспоказували. Я дуже рада, що в мене є шанс знову тут зіграти», - додалаСвітоліна.</text:p>
      <text:p text:style-name="P4">
<text:span text:style-name="T4">
Читайте також:</text:span>
 <text:a xlink:type="simple" xlink:href="https://www.ukrinform.ua/rubric-sports/3717591-svitolina-obigrala-rosianku-blinkovu-u-tretomu-koli-rolan-garros.html" text:style-name="Internet_20_link" text:visited-style-name="Visited_20_Internet_20_Link">
 <text:span text:style-name="T4">
Світоліна</text:span>
 обіграла росіянку Блінкову у третьому колі«Ролан Гаррос» </text:a>
</text:p>
      <text:p text:style-name="P4">
Як повідомляв Укрінформ, Світоліна вп'яте зіграє в 1/8 фіналу «Ролан Гаррос».</text:p>
      <text:p text:style-name="P4">
Фото: Getty Images</text:p>
      <text:p text:style-name="P4">
Source: <text:a xlink:type="simple" xlink:href="https://www.ukrinform.ua/rubric-sports/3717625-svitolina-a-priihala-na-rolan-garros-bez-ocikuvan-povertatisa-v-tur-pisla-narodzenna-ditini-ce-naspravdi-duze-vazko.html" text:style-name="Internet_20_link" text:visited-style-name="Visited_20_Internet_20_Link">
https://www.ukrinform.ua/rubric-sports/3717625-svitolina-a-priihala-na-rolan-garros-bez-ocikuvan-povertatisa-v-tur-pisla-narodzenna-ditini-ce-naspravdi-duze-vazko.html</text:a>
</text:p>
      <!--NEWS-->
      <text:h text:style-name="P10" text:outline-level="1">
<text:span text:style-name="T4">
Дуда вирішив змінити скандальний закон про розслідування російських впливів у Польщі</text:span>
</text:h>
      <text:p text:style-name="P4">
Authors: Ukrinform (Person)</text:p>
      <text:p text:style-name="P4">
Publisher: Укринформ (Organization)</text:p>
      <text:p text:style-name="P4">
Published Time: 2023-06-02T20:49:24+03:00</text:p>
      <text:p text:style-name="P4">
Modified Time: 2023-06-02T20:49:24+03:00</text:p>
      <text:p text:style-name="P4">
Description: Президент Польщі Анджей Дуда вийшов з ініціативою внесення змін до скандального закону про розслідування російських впливів у Польщі в 2007-2022 роках, який він нещодавно підписав і відправив на оцінку в Конституційний суд РП. — Укрінформ.</text:p>
      <text:p text:style-name="P4">
Images: ['<text:a xlink:type="simple" xlink:href="https://static.ukrinform.com/photos/2023_04/thumb_files/630_360_1680700925-131.jpg" text:style-name="Internet_20_link" text:visited-style-name="Visited_20_Internet_20_Link">
630_360_16807...</text:a>
']</text:p>
      <text:p text:style-name="P4">
Tags: ['Дуда', 'Польща', 'Росія']</text:p>
      <text:p text:style-name="P4">
Type: Article</text:p>
      <!--METADATA-->
      <text:p text:style-name="P4">
<draw:frame draw:style-name="fr1" draw:name="Image197" text:anchor-type="as-char" svg:width="6.9236in" svg:height="3.956343in" draw:z-index="0">
<draw:image xlink:href="../Images/yкринформ/2023-06-02T20-49-24-03-00/630_360_1680700925-131.jpg" xlink:type="simple" xlink:show="embed" xlink:actuate="onLoad" draw:mime-type="image/jpeg"/>
</draw:frame>
 ПрезидентПольщі Анджей Дуда вийшов з ініціативою внесення змін до скандального законупро розслідування російських впливів у Польщі в 2007-2022 роках, який віннещодавно підписав і відправив на оцінку в Конституційний суд РП.</text:p>
      <text:p text:style-name="P4">
Про це Дуда повідомив під час брифінгу для ЗМІ у п’ятницю у Варшаві, передаєвласний кореспондент Укрінформу.</text:p>
      <text:p text:style-name="P4">
Головна пропозиція президента РП стосується того, що у спеціальній Державнійкомісії з розслідування російських впливів у Польщі в 2007-2022 роках не будеполітиків, а лише експерти. Інші зміни президента стосуються того, що апеляціїна рішення суду направлятимуться не до адміністративного, а до апеляційногосуду. Він пропонує, щоб комісія не приймала жодного іншого рішення, крім того,що визначена особа не гарантує належного виконання діяльності в інтересахпольського суспільства.</text:p>
      <text:p text:style-name="P4">
<text:span text:style-name="T4">
Читайте також:</text:span>
 <text:a xlink:type="simple" xlink:href="https://www.ukrinform.ua/rubric-ato/3716689-duda-rosia-se-ne-prograla-hoca-j-voue-v-ukraini-na-tankah-60h-rokiv.html" text:style-name="Internet_20_link" text:visited-style-name="Visited_20_Internet_20_Link">
 <text:span text:style-name="T4">
Дуда</text:span>
 : Росія ще не програла, хоча й воює в Україні натанках 60-х років </text:a>
</text:p>
      <text:p text:style-name="P4">
Президентський законопроєкт у п’ятницю було відправлено на розгляд СеймуПольщі.</text:p>
      <text:p text:style-name="P4">
Як інформувалося, президент Польщі Анджей Дуда нещодавно підписав закон простворення Державної комісії з розслідування російських впливів у Польщі у2007-2022 роках, відправивши після цього цей закон на розгляд Конституційногосуду. Він також закликав розслідувати питання російських впливів наєвропейському рівні.</text:p>
      <text:p text:style-name="P4">
<text:span text:style-name="T4">
Читайте також:</text:span>
 <text:a xlink:type="simple" xlink:href="https://www.ukrinform.ua/rubric-world/3715613-duda-pidpisav-zakon-pro-rozsliduvanna-rosijskih-vpliviv-u-polsi.html" text:style-name="Internet_20_link" text:visited-style-name="Visited_20_Internet_20_Link">
 <text:span text:style-name="T4">
Дуда</text:span>
 підписав закон про розслідування російськихвпливів у Польщі </text:a>
</text:p>
      <text:p text:style-name="P4">
Польські опозиційні сили виступали проти створення комісії у такому вигляді,підкреслюючи, що вона буде інструментом тиску і переслідування опозиції.Маршалок Сенату Польщі Томаш Гродзький заявив, що це рішення Дуди є“cкандальним та ганебним” і загрожує демократичному функціонуванню Польщі.Свої застереження щодо цього закону висловлювали також Єврокомісія іДерждепартамент США.</text:p>
      <text:p text:style-name="P4">
Як повідомлялось, 14 квітня Сейм схвалив закон про створення Державної комісіїз розслідування російських впливів у Польщі в 2007-2022. Згодом, 11 травня,Сенат, в якому більшість має опозиція, проголосив проти його прийняття. Проте,26 травня Сейм подолав вето Сенату.</text:p>
      <text:p text:style-name="P4">
Фото: ОП</text:p>
      <text:p text:style-name="P4">
Source: <text:a xlink:type="simple" xlink:href="https://www.ukrinform.ua/rubric-world/3717627-duda-virisiv-zminiti-skandalnij-zakon-pro-rozsliduvanna-rosijskih-vpliviv-u-polsi.html" text:style-name="Internet_20_link" text:visited-style-name="Visited_20_Internet_20_Link">
https://www.ukrinform.ua/rubric-world/3717627-duda-virisiv-zminiti-skandalnij-zakon-pro-rozsliduvanna-rosijskih-vpliviv-u-polsi.html</text:a>
</text:p>
      <!--NEWS-->
      <text:h text:style-name="P10" text:outline-level="1">
<text:span text:style-name="T4">
Зеленський анонсував рішення з трансформації держави</text:span>
</text:h>
      <text:p text:style-name="P4">
Authors: Ukrinform (Person)</text:p>
      <text:p text:style-name="P4">
Publisher: Укринформ (Organization)</text:p>
      <text:p text:style-name="P4">
Published Time: 2023-06-02T20:52:06+03:00</text:p>
      <text:p text:style-name="P4">
Modified Time: 2023-06-02T20:52:06+03:00</text:p>
      <text:p text:style-name="P4">
Description: Президент України Володимир Зеленський провів низку тривалих і змістовних нарад, які стосуються подальшої трансформації держави.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Україна', 'Політика', 'Зеленський']</text:p>
      <text:p text:style-name="P4">
Type: Article</text:p>
      <!--METADATA-->
      <text:p text:style-name="P4">
<draw:frame draw:style-name="fr1" draw:name="Image198" text:anchor-type="as-char" svg:width="6.9236in" svg:height="3.956343in" draw:z-index="0">
<draw:image xlink:href="../Images/yкринформ/2023-06-02T20-52-06-03-00/630_360_1685119271-129.jpeg" xlink:type="simple" xlink:show="embed" xlink:actuate="onLoad" draw:mime-type="image/jpeg"/>
</draw:frame>
 ПрезидентУкраїни Володимир Зеленський провів низку тривалих і змістовних нарад, якістосуються подальшої трансформації держави.</text:p>
      <text:p text:style-name="P4">
Як передає Укрінформ, про це він повідомив під час традиційного <text:a xlink:type="simple" xlink:href="https://t.me/V_Zelenskiy_official/6456" text:style-name="Internet_20_link" text:visited-style-name="Visited_20_Internet_20_Link">
відеозвернення </text:a>
 .</text:p>
      <text:p text:style-name="P4">
«Провів кілька нарад, тривалих і змістовних, щодо формування нашої політики –комплексної – на перспективу. Того, що стосується подальшої трансформаціїдержави. Того, що стосується нашої участі у глобальних процесах. Як завжди,готуємо новини й рішення, які дадуть Україні та українцям ще більше міцності»,- наголосив глава держави.</text:p>
      <text:p text:style-name="P4">
<text:span text:style-name="T4">
Читайте також:</text:span>
 <text:a xlink:type="simple" xlink:href="https://www.ukrinform.ua/rubric-technology/3717621-ukraina-pracue-nad-eksportom-cifrovih-risen-do-krain-latinskoi-ameriki-ta-afriki-zelenskij.html" text:style-name="Internet_20_link" text:visited-style-name="Visited_20_Internet_20_Link">
 Україна працює над експортом цифрових рішень до країнЛатинської Америки та Африки - <text:span text:style-name="T4">
Зеленський</text:span>
</text:a>
</text:p>
      <text:p text:style-name="P4">
Як повідомляв Укрінформ, напередодні Президент Володимир Зеленський обговоривз президентом Азербайджанської Республіки Ільхамом Алієвим питання відбудовиУкраїни.</text:p>
      <text:p text:style-name="P4">
Фото: ОП</text:p>
      <text:p text:style-name="P4">
Source: <text:a xlink:type="simple" xlink:href="https://www.ukrinform.ua/rubric-polytics/3717628-zelenskij-anonsuvav-risenna-z-transformacii-derzavi.html" text:style-name="Internet_20_link" text:visited-style-name="Visited_20_Internet_20_Link">
https://www.ukrinform.ua/rubric-polytics/3717628-zelenskij-anonsuvav-risenna-z-transformacii-derzavi.html</text:a>
</text:p>
      <!--NEWS-->
      <text:h text:style-name="P10" text:outline-level="1">
<text:span text:style-name="T4">
США розпочинають транспортування до Польщі першої партії танків Abrams</text:span>
</text:h>
      <text:p text:style-name="P4">
Authors: Ukrinform (Person)</text:p>
      <text:p text:style-name="P4">
Publisher: Укринформ (Organization)</text:p>
      <text:p text:style-name="P4">
Published Time: 2023-06-02T20:56:00+03:00</text:p>
      <text:p text:style-name="P4">
Modified Time: 2023-06-02T20:56:00+03:00</text:p>
      <text:p text:style-name="P4">
Description: До Польщі розпочинається транспортування із США танків Abrams версії M1A1. — Укрінформ.</text:p>
      <text:p text:style-name="P4">
Images: ['<text:a xlink:type="simple" xlink:href="https://static.ukrinform.com/photos/2023_06/thumb_files/630_360_1685728561-165.jpg" text:style-name="Internet_20_link" text:visited-style-name="Visited_20_Internet_20_Link">
630_360_16857...</text:a>
']</text:p>
      <text:p text:style-name="P4">
Tags: ['Польща', 'США', 'Танк', 'Abrams ']</text:p>
      <text:p text:style-name="P4">
Type: Article</text:p>
      <!--METADATA-->
      <text:p text:style-name="P4">
<draw:frame draw:style-name="fr1" draw:name="Image199" text:anchor-type="as-char" svg:width="6.9236in" svg:height="3.956343in" draw:z-index="0">
<draw:image xlink:href="../Images/yкринформ/2023-06-02T20-56-00-03-00/630_360_1685728561-165.jpg" xlink:type="simple" xlink:show="embed" xlink:actuate="onLoad" draw:mime-type="image/jpeg"/>
</draw:frame>
 До Польщірозпочинається транспортування із США танків Abrams версії M1A1.</text:p>
      <text:p text:style-name="P4">
Про це написав у <text:a xlink:type="simple" xlink:href="https://twitter.com/mblaszczak/status/1664613212946399232" text:style-name="Internet_20_link" text:visited-style-name="Visited_20_Internet_20_Link">
 Твіттері</text:a>
в п'ятницю віцепрем’єр, міністр національної оборони Польщі Маріуш Блащак,передає Укрінформ.</text:p>
      <text:p text:style-name="P4">
“Розпочинається транспортування першої партії <text:a xlink:type="simple" xlink:href="https://www.ukrinform.ua/tag-tank" text:style-name="Internet_20_link" text:visited-style-name="Visited_20_Internet_20_Link">
 танків</text:a>
 Abrams. Незабаром до Польщі відправляться14 танків M1A1 Abrams і три транспортні засоби технічного забезпечення M88A2Hercules”, - написав Блащак.</text:p>
      <text:p text:style-name="P4">
Він додав, що їх буде доставлено до Польщі до кінця червня.</text:p>
      <text:p text:style-name="P4">
Як відомо, на початку січня Польща підписала угоду про купівлю у США 116танків Abrams M1A1, які вже були в експлуатації.</text:p>
      <text:p text:style-name="P4">
<text:span text:style-name="T4">
Читайте також:</text:span>
 <text:a xlink:type="simple" xlink:href="https://www.ukrinform.ua/rubric-ato/3709665-stati-vze-dopravili-do-nimeccini-tri-desatki-trenuvalnih-tankiv-abrams-pentagon.html" text:style-name="Internet_20_link" text:visited-style-name="Visited_20_Internet_20_Link">
 Штати вже доправили до Німеччини три десятки тренувальних<text:span text:style-name="T4">
танків</text:span>
 <text:span text:style-name="T4">
Abrams</text:span>
 - Пентагон </text:a>
</text:p>
      <text:p text:style-name="P4">
У липні минулого року Польща отримала від США перші 28 танків Abramsвідповідно до контракту, що передбачає закупівлю 250 нових танків у версіїM1A2 SEPv3.</text:p>
      <text:p text:style-name="P4">
Як відомо, <text:a xlink:type="simple" xlink:href="https://www.ukrinform.ua/rubric-world/3537785-polsa-pridbae-u-pivdennoi-korei-blizko-tisaci-tankiv-ta-ponad-600-gaubic.html" text:style-name="Internet_20_link" text:visited-style-name="Visited_20_Internet_20_Link">
 торік Польща також підписала з Південною Кореєю угоду на купівлюблизько тисячі танків K2. </text:a>
 На початку грудня минулого року Польща отримала перші10 танків цього типу.</text:p>
      <text:p text:style-name="P4">
Після початку повномасштабної збройної агресії Росії проти України Варшавапередала Україні понад 250 танків T-72.</text:p>
      <text:p text:style-name="P4">
<text:span text:style-name="T5">
Фото: Richard Bumgardner</text:span>
</text:p>
      <text:p text:style-name="P4">
Source: <text:a xlink:type="simple" xlink:href="https://www.ukrinform.ua/rubric-world/3717630-ssa-rozpocinaut-transportuvanna-do-polsi-persoi-partii-tankiv-abrams.html" text:style-name="Internet_20_link" text:visited-style-name="Visited_20_Internet_20_Link">
https://www.ukrinform.ua/rubric-world/3717630-ssa-rozpocinaut-transportuvanna-do-polsi-persoi-partii-tankiv-abrams.html</text:a>
</text:p>
      <!--NEWS-->
      <text:h text:style-name="P10" text:outline-level="1">
<text:span text:style-name="T4">
Справа про зачинене укриття: трьом посадовцям та охоронцю лікарні оголосили підозру</text:span>
</text:h>
      <text:p text:style-name="P4">
Authors: Ukrinform (Person)</text:p>
      <text:p text:style-name="P4">
Publisher: Укринформ (Organization)</text:p>
      <text:p text:style-name="P4">
Published Time: 2023-06-02T21:07:00+03:00</text:p>
      <text:p text:style-name="P4">
Modified Time: 2023-06-02T21:07:00+03:00</text:p>
      <text:p text:style-name="P4">
Description: У Києві оголосили про підозру трьом посадовцям та охоронцю медичного закладу через недопуск громадян до укриття, що призвів до трагічних наслідків. — Укрінформ.</text:p>
      <text:p text:style-name="P4">
Images: ['<text:a xlink:type="simple" xlink:href="https://static.ukrinform.com/photos/2023_06/thumb_files/630_360_1685595926-227.jpg" text:style-name="Internet_20_link" text:visited-style-name="Visited_20_Internet_20_Link">
630_360_16855...</text:a>
']</text:p>
      <text:p text:style-name="P4">
Tags: ['Підозра', 'Прокуратура', 'Лікарня', 'Укриття']</text:p>
      <text:p text:style-name="P4">
Type: Article</text:p>
      <!--METADATA-->
      <text:p text:style-name="P4">
<draw:frame draw:style-name="fr1" draw:name="Image200" text:anchor-type="as-char" svg:width="6.9236in" svg:height="3.956343in" draw:z-index="0">
<draw:image xlink:href="../Images/yкринформ/2023-06-02T21-07-00-03-00/630_360_1685595926-227.jpg" xlink:type="simple" xlink:show="embed" xlink:actuate="onLoad" draw:mime-type="image/jpeg"/>
</draw:frame>
 У Києвіоголосили про підозру трьом посадовцям та охоронцю медичного закладу черезнедопуск громадян до укриття, що призвів до трагічних наслідків.</text:p>
      <text:p text:style-name="P4">
Як передає Укрінформ, про це Київська міська прокуратура повідомляє у <text:a xlink:type="simple" xlink:href="http://t.me/kyiv_pro_office/2016" text:style-name="Internet_20_link" text:visited-style-name="Visited_20_Internet_20_Link">
Телеграмі </text:a>
 .</text:p>
      <text:p text:style-name="P4">
“За процесуального керівництва Деснянської окружної прокуратури міста Києвачотирьом особам, затриманим у межах розслідування трагічних наслідків черезнедопуск громадян до укриття, повідомлено про підозру”, - ідеться вповідомленні.</text:p>
      <text:p text:style-name="P4">
Першому заступнику Деснянської районної державної адміністрації, директорумедичного закладу та його заступнику інкриміновано ч. 2 ст. 367 Кримінальногокодексу (Службова недбалість, що спричинила тяжкі наслідки), охоронцю - ч. 3ст. 135 КК (Залишення в небезпеці, яке призвело до смерті).</text:p>
      <text:p text:style-name="P4">
<text:span text:style-name="T4">
Читайте також:</text:span>
 <text:a xlink:type="simple" xlink:href="https://www.ukrinform.ua/rubric-kyiv/3717139-policia-prijsla-z-obsukami-v-kmda-cerez-zakriti-ukritta-pid-cas-obstrilu.html" text:style-name="Internet_20_link" text:visited-style-name="Visited_20_Internet_20_Link">
 Поліція прийшла з обшуками в КМДА через закриті<text:span text:style-name="T4">
укриття</text:span>
 під час обстрілу </text:a>
</text:p>
      <text:p text:style-name="P4">
Вирішується питання про обрання підозрюваним запобіжних заходів.</text:p>
      <text:p text:style-name="P4">
Раніше в межах слідства прокурори спільно з поліцією провели обшуки у двохдепартаментах Київської міської державної адміністрації, приміщенніДеснянської РДА та у <text:a xlink:type="simple" xlink:href="https://www.ukrinform.ua/tag-bolnica" text:style-name="Internet_20_link" text:visited-style-name="Visited_20_Internet_20_Link">
 медзакладі </text:a>
 , депід час повітряної тривоги громадянам не надали доступ до укриття.</text:p>
      <text:p text:style-name="P4">
Слідчі дії у кримінальному провадженні тривають. За їх результатами буденадано правову оцінку й діям службових осіб КМДА.</text:p>
      <text:p text:style-name="P4">
<text:span text:style-name="T4">
Читайте також:</text:span>
 <text:a xlink:type="simple" xlink:href="https://www.ukrinform.ua/rubric-society/3717152-mvs-zaklikae-povidomlati-pro-ukritta-zacineni-pid-cas-povitranoi-trivogi.html" text:style-name="Internet_20_link" text:visited-style-name="Visited_20_Internet_20_Link">
 МВС закликає повідомляти про <text:span text:style-name="T4">
укриття</text:span>
 , зачинені підчас повітряної тривоги </text:a>
</text:p>
      <text:p text:style-name="P4">
Як повідомлялося, внаслідок нічної атаки російської армії на Київ 1 червня <text:a xlink:type="simple" xlink:href="http://www.ukrinform.ua/rubric-kyiv/3716810-policia-utocnila-informaciu-pro-zagiblih-u-kievi-dvoe-zinok-i-devatiricna-ditina.html" text:style-name="Internet_20_link" text:visited-style-name="Visited_20_Internet_20_Link">
загинуло троє людей </text:a>
, серед них - дев'ятирічна дитина.</text:p>
      <text:p text:style-name="P4">
Житель Деснянського району, чия дружина загинула, розповів Суспільному, щолюди прибігли вночі до укриття, але їм ніхто не відчинив.</text:p>
      <text:p text:style-name="P4">
1 червня було затримано трьох посадовців та охоронця медзакладу.</text:p>
      <text:p text:style-name="P4">
Source: <text:a xlink:type="simple" xlink:href="https://www.ukrinform.ua/rubric-kyiv/3717633-sprava-pro-zacinene-ukritta-trom-posadovcam-ta-ohoroncu-likarni-ogolosili-pidozru.html" text:style-name="Internet_20_link" text:visited-style-name="Visited_20_Internet_20_Link">
https://www.ukrinform.ua/rubric-kyiv/3717633-sprava-pro-zacinene-ukritta-trom-posadovcam-ta-ohoroncu-likarni-ogolosili-pidozru.html</text:a>
</text:p>
      <!--NEWS-->
      <text:h text:style-name="P10" text:outline-level="1">
<text:span text:style-name="T4">
В Егейському морі зіткнулися два кораблі</text:span>
</text:h>
      <text:p text:style-name="P4">
Authors: Ukrinform (Person)</text:p>
      <text:p text:style-name="P4">
Publisher: Укринформ (Organization)</text:p>
      <text:p text:style-name="P4">
Published Time: 2023-06-02T21:12:00+03:00</text:p>
      <text:p text:style-name="P4">
Modified Time: 2023-06-02T21:12:00+03:00</text:p>
      <text:p text:style-name="P4">
Description: В Егейському морі, біля берегів острова Хіоса, зіткнулися два кораблі: порожній суховантаж ANT під прапором Вануату та судно POTENTIA під прапором Сінгапуру. — Укрінформ.</text:p>
      <text:p text:style-name="P4">
Images: ['<text:a xlink:type="simple" xlink:href="https://static.ukrinform.com/photos/2023_06/thumb_files/630_360_1685729418-437.jpg" text:style-name="Internet_20_link" text:visited-style-name="Visited_20_Internet_20_Link">
630_360_16857...</text:a>
']</text:p>
      <text:p text:style-name="P4">
Tags: ['Туреччина', 'Егейське море']</text:p>
      <text:p text:style-name="P4">
Type: Article</text:p>
      <!--METADATA-->
      <text:p text:style-name="P4">
<draw:frame draw:style-name="fr1" draw:name="Image201" text:anchor-type="as-char" svg:width="6.9236in" svg:height="3.956343in" draw:z-index="0">
<draw:image xlink:href="../Images/yкринформ/2023-06-02T21-12-00-03-00/630_360_1685729418-437.jpg" xlink:type="simple" xlink:show="embed" xlink:actuate="onLoad" draw:mime-type="image/jpeg"/>
</draw:frame>
 ВЕгейському морі, біля берегів острова Хіоса, зіткнулися два кораблі: порожнійсуховантаж ANT під прапором Вануату та судно POTENTIA під прапором Сінгапуру.</text:p>
      <text:p text:style-name="P4">
Про це повідомляє Укрінформ із посиланням на <text:a xlink:type="simple" xlink:href="https://www.trthaber.com/haber/dunya/sakiz-adasi-aciklarinda-13-turk-personelli-gemi-kaza-yapti-772102.html" text:style-name="Internet_20_link" text:visited-style-name="Visited_20_Internet_20_Link">
 TRT Haber</text:a>
 .</text:p>
      <text:p text:style-name="P4">
“На відстані 9 миль на північний захід від Хіоса порожнє судно ANT, яке йшлопід прапором Вануату, належить Туреччині та на борту якого перебувало 13турецьких моряків, зіткнулося із судном POTENTIA під прапором Сінгапуру.Внаслідок зіткнення у трюм суховантажу ANT потрапила вода”, - йдеться уповідомленні.</text:p>
      <text:p text:style-name="P4">
<text:span text:style-name="T4">
Читайте також:</text:span>
 <text:a xlink:type="simple" xlink:href="https://www.ukrinform.ua/rubric-world/3710901-u-kolumbii-znajsli-cotiroh-ditej-aki-zablukali-v-dzunglah-pisla-aviakatastrofi.html" text:style-name="Internet_20_link" text:visited-style-name="Visited_20_Internet_20_Link">
 У Колумбії знайшли чотирьох дітей, які заблукали вджунглях після авіакатастрофи </text:a>
</text:p>
      <text:p text:style-name="P4">
В район події прибули морські рятувальні підрозділи командування ВМС Туреччиниі командування берегової охорони. Роботи проводяться під координацієюголовного пошуково-рятувального координаційного центру.</text:p>
      <text:p text:style-name="P4">
Як повідомляв Укрінформ, у Китаї внаслідок аварії глибоководногориболовецького судна в центральній частині Індійського океану 39 осіб зниклибезвісти.</text:p>
      <text:p text:style-name="P4">
Source: <text:a xlink:type="simple" xlink:href="https://www.ukrinform.ua/rubric-world/3717634-v-egejskomu-mori-zitknulisa-dva-korabli.html" text:style-name="Internet_20_link" text:visited-style-name="Visited_20_Internet_20_Link">
https://www.ukrinform.ua/rubric-world/3717634-v-egejskomu-mori-zitknulisa-dva-korabli.html</text:a>
</text:p>
      <!--NEWS-->
      <text:h text:style-name="P10" text:outline-level="1">
<text:span text:style-name="T4">
Штати задоволені тим, як Україна забезпечена перед контрнаступом – Білий дім</text:span>
</text:h>
      <text:p text:style-name="P4">
Authors: Ukrinform (Person)</text:p>
      <text:p text:style-name="P4">
Publisher: Укринформ (Organization)</text:p>
      <text:p text:style-name="P4">
Published Time: 2023-06-02T21:17:43+03:00</text:p>
      <text:p text:style-name="P4">
Modified Time: 2023-06-02T21:17:43+03:00</text:p>
      <text:p text:style-name="P4">
Description: В адміністрації США вважають, що разом із союзниками й партнерами добре забезпечили Україну військовою допомогою для проведення контрнаступу. — Укрінформ.</text:p>
      <text:p text:style-name="P4">
Images: ['<text:a xlink:type="simple" xlink:href="https://static.ukrinform.com/photos/2023_04/thumb_files/630_360_1682353687-875.jpg" text:style-name="Internet_20_link" text:visited-style-name="Visited_20_Internet_20_Link">
630_360_16823...</text:a>
']</text:p>
      <text:p text:style-name="P4">
Tags: ['США', 'Білий дім', 'Війна з Росією']</text:p>
      <text:p text:style-name="P4">
Type: Article</text:p>
      <!--METADATA-->
      <text:p text:style-name="P4">
<draw:frame draw:style-name="fr1" draw:name="Image202" text:anchor-type="as-char" svg:width="6.9236in" svg:height="3.956343in" draw:z-index="0">
<draw:image xlink:href="../Images/yкринформ/2023-06-02T21-17-43-03-00/630_360_1682353687-875.jpg" xlink:type="simple" xlink:show="embed" xlink:actuate="onLoad" draw:mime-type="image/jpeg"/>
</draw:frame>
 Вадміністрації США вважають, що разом із союзниками й партнерами добрезабезпечили Україну військовою допомогою для проведення контрнаступу.</text:p>
      <text:p text:style-name="P4">
З відповідною заявою виступив у п’ятницю під час онлайн-брифінгу координаторРади нацбезпеки Білого дому Джон Кірбі, передає власний кореспондентУкрінформу.</text:p>
      <text:p text:style-name="P4">
«Передусім, ми дуже задоволені, що покрили потреби України для проведення їїконтрнаступу станом зараз. Коли вони почнуть (наступ – ред.), це залежить відних, але ми впевнені, що зробили все можливе, і коли я кажу «ми», я маю наувазі не лише США, але й наших союзників і партнерів»,- підкреслив представникадміністрації.</text:p>
      <text:p text:style-name="P4">
<text:span text:style-name="T4">
Читайте також:</text:span>
 <text:a xlink:type="simple" xlink:href="https://www.ukrinform.ua/rubric-ato/3717610-ssa-proti-pripinenna-vognu-v-ukraini-bo-ce-dast-perepocinok-rosianam-bilij-dim.html" text:style-name="Internet_20_link" text:visited-style-name="Visited_20_Internet_20_Link">
 США проти припинення вогню в Україні, бо це дастьперепочинок росіянам – Білий дім </text:a>
</text:p>
      <text:p text:style-name="P4">
За його словами, йдеться не лише про надання українцям систем ППО, що наразі єнайактуальнішою потребою, але й про забезпечення бронетехнікою, артилерією,боєприпасами, а також проведенням навчань.</text:p>
      <text:p text:style-name="P4">
Він наголосив, що у міру продовження операцій ЗСУ та звільнення територій,українським силам знадобиться поповнення боєприпасів і техніки.</text:p>
      <text:p text:style-name="P4">
«Бойові дії – річ динамічна, і маємо бути певними, що ми також «динамічно»готові підтримувати їх надалі. Отже, ми багато чого зробили й готовіпродовжувати багато чого робити впродовж наступних днів і місяців», -підкреслив Кірбі.</text:p>
      <text:p text:style-name="P4">
<text:span text:style-name="T4">
Читайте також:</text:span>
 <text:a xlink:type="simple" xlink:href="https://www.ukrinform.ua/rubric-world/3716744-ssa-pragnut-uniknuti-tretoi-svitovoi-vijni-bilij-dim.html" text:style-name="Internet_20_link" text:visited-style-name="Visited_20_Internet_20_Link">
 США прагнуть уникнути Третьої світової війни - Білий дім</text:a>
</text:p>
      <text:p text:style-name="P4">
Як повідомляв Укрінформ, у середу адміністрація США оголосила про виділення39-го пакету оборонної допомоги Україні за президентськими повноваженнями(presidential drawdown – ред.). До нього увійшли понад півтора десятканайменувань озброєнь і боєприпасів, які мають бути негайно відправлені вУкраїну.</text:p>
      <text:p text:style-name="P4">
Source: <text:a xlink:type="simple" xlink:href="https://www.ukrinform.ua/rubric-ato/3717636-stati-zadovoleni-tim-ak-ukraina-zabezpecena-pered-kontrnastupom-bilij-dim.html" text:style-name="Internet_20_link" text:visited-style-name="Visited_20_Internet_20_Link">
https://www.ukrinform.ua/rubric-ato/3717636-stati-zadovoleni-tim-ak-ukraina-zabezpecena-pered-kontrnastupom-bilij-dim.html</text:a>
</text:p>
      <!--NEWS-->
      <text:h text:style-name="P10" text:outline-level="1">
<text:span text:style-name="T4">
Зеленський відзначив бійців двох бригад та чотирьох прикордонних загонів</text:span>
</text:h>
      <text:p text:style-name="P4">
Authors: Ukrinform (Person)</text:p>
      <text:p text:style-name="P4">
Publisher: Укринформ (Organization)</text:p>
      <text:p text:style-name="P4">
Published Time: 2023-06-02T21:22:00+03:00</text:p>
      <text:p text:style-name="P4">
Modified Time: 2023-06-02T21:22:00+03:00</text:p>
      <text:p text:style-name="P4">
Description: Президент України відзначив бійців 92-ї та 110-ї окремих механізованих бригад, а також прикордонників за знищення окупантів і протидію «шахедам». — Укрінформ.</text:p>
      <text:p text:style-name="P4">
Images: ['<text:a xlink:type="simple" xlink:href="https://static.ukrinform.com/photos/2022_05/thumb_files/630_360_1652263772-452.jpeg" text:style-name="Internet_20_link" text:visited-style-name="Visited_20_Internet_20_Link">
630_360_16522...</text:a>
']</text:p>
      <text:p text:style-name="P4">
Tags: ['Прикордонники', 'ЗСУ', 'Зеленський', 'Війна з Росією']</text:p>
      <text:p text:style-name="P4">
Type: Article</text:p>
      <!--METADATA-->
      <text:p text:style-name="P4">
<draw:frame draw:style-name="fr1" draw:name="Image203" text:anchor-type="as-char" svg:width="6.9236in" svg:height="3.956343in" draw:z-index="0">
<draw:image xlink:href="../Images/yкринформ/2023-06-02T21-22-00-03-00/630_360_1652263772-452.jpeg" xlink:type="simple" xlink:show="embed" xlink:actuate="onLoad" draw:mime-type="image/jpeg"/>
</draw:frame>
 ПрезидентУкраїни відзначив бійців 92-ї та 110-ї окремих механізованих бригад, а такожприкордонників за знищення окупантів і протидію «шахедам».</text:p>
      <text:p text:style-name="P4">
Як передає Укрінформ, про це Володимир Зеленський сказав під час традиційного<text:a xlink:type="simple" xlink:href="https://www.youtube.com/watch" text:style-name="Internet_20_link" text:visited-style-name="Visited_20_Internet_20_Link">
 відеозвернення </text:a>
 .</text:p>
      <text:p text:style-name="P4">
«Особливо хочу відзначити сьогодні 92-гу окрему механізовану бригаду – усіхвоїнів цієї бригади, які надзвичайно стійко захищають Сватівський напрямок тавдало відбивають ворожі атаки, рухаючись уперед. Дякую вам, воїни! Авдіївськийнапрямок… 110-та окрема механізована бригада – дякую вам, воїни, за вашухоробрість та ваше вміння потужно знищувати окупантів», - наголосив Президент.</text:p>
      <text:p text:style-name="P4">
_Відео:<text:a xlink:type="simple" xlink:href="https://www.facebook.com/president.gov.ua" text:style-name="Internet_20_link" text:visited-style-name="Visited_20_Internet_20_Link">
 Офіс Президента </text:a>
 _</text:p>
      <text:p text:style-name="P4">
Крім того, глава держави відзначив бійців Львівського, Донецького,Житомирського прикордонних загонів, які з честю захищають державу на передовійразом з усіма Силами <text:a xlink:type="simple" xlink:href="https://www.ukrinform.ua/tag-oborona" text:style-name="Internet_20_link" text:visited-style-name="Visited_20_Internet_20_Link">
 оборони </text:a>
 табезпеки. Також він подякував бійцям Чернігівського прикордонного загону, якіактивно протидіють «шахедам».</text:p>
      <text:p text:style-name="P4">
<text:span text:style-name="T4">
Читайте також:</text:span>
 <text:a xlink:type="simple" xlink:href="https://www.ukrinform.ua/rubric-ato/3717266-vorog-unoci-vipustiv-po-ukraini-15-raket-i-18-sahediv-usi-zniseni.html" text:style-name="Internet_20_link" text:visited-style-name="Visited_20_Internet_20_Link">
 Ворог уночі випустив по Україні 15 ракет і 18 « <text:span text:style-name="T4">
шахед</text:span>
ів» - усі знищені </text:a>
</text:p>
      <text:p text:style-name="P4">
Як повідомляв Укрінформ, Сили оборони України за добу відбили на сході 15атак, вісім із них - у районі міста Мар'їнка Донецької області.</text:p>
      <text:p text:style-name="P4">
<text:span text:style-name="T5">
Фото: ОП</text:span>
</text:p>
      <text:p text:style-name="P4">
Source: <text:a xlink:type="simple" xlink:href="https://www.ukrinform.ua/rubric-ato/3717637-zelenskij-vidznaciv-bijciv-dvoh-brigad-ta-cotiroh-prikordonnih-zagoniv.html" text:style-name="Internet_20_link" text:visited-style-name="Visited_20_Internet_20_Link">
https://www.ukrinform.ua/rubric-ato/3717637-zelenskij-vidznaciv-bijciv-dvoh-brigad-ta-cotiroh-prikordonnih-zagoniv.html</text:a>
</text:p>
      <!--NEWS-->
      <text:h text:style-name="P10" text:outline-level="1">
<text:span text:style-name="T4">
У Києві стартував 20-й Міжнародний кінофестиваль Docudays UA</text:span>
</text:h>
      <text:p text:style-name="P4">
Authors: Ukrinform (Person)</text:p>
      <text:p text:style-name="P4">
Publisher: Укринформ (Organization)</text:p>
      <text:p text:style-name="P4">
Published Time: 2023-06-02T21:31:00+03:00</text:p>
      <text:p text:style-name="P4">
Modified Time: 2023-06-02T21:31:00+03:00</text:p>
      <text:p text:style-name="P4">
Description: У Києві відбулася церемонія відкриття ювілейного 20-го Міжнародного фестивалю документального кіно про права людини Docudays UA. — Укрінформ.</text:p>
      <text:p text:style-name="P4">
Images: ['<text:a xlink:type="simple" xlink:href="https://static.ukrinform.com/photos/2019_03/thumb_files/630_360_1553618292-301.jpg" text:style-name="Internet_20_link" text:visited-style-name="Visited_20_Internet_20_Link">
630_360_15536...</text:a>
']</text:p>
      <text:p text:style-name="P4">
Tags: ['Кіно', 'Кінофестиваль Docudays', 'Права людини', 'Київ']</text:p>
      <text:p text:style-name="P4">
Type: Article</text:p>
      <!--METADATA-->
      <text:p text:style-name="P4">
<draw:frame draw:style-name="fr1" draw:name="Image204" text:anchor-type="as-char" svg:width="6.9236in" svg:height="3.956343in" draw:z-index="0">
<draw:image xlink:href="../Images/yкринформ/2023-06-02T21-31-00-03-00/630_360_1553618292-301.jpg" xlink:type="simple" xlink:show="embed" xlink:actuate="onLoad" draw:mime-type="image/jpeg"/>
</draw:frame>
 У Києвівідбулася церемонія відкриття ювілейного 20-го Міжнародного фестивалюдокументального кіно про права людини Docudays UA.</text:p>
      <text:p text:style-name="P4">
Як повідомляє кореспондент Укрінформу, церемонія відбулася в кінотеатрі«Жовтень».</text:p>
      <text:p text:style-name="P4">
Програму фестивалю представили ведучі Ангеліна Карякіна та Максим Щербина Йоготемою став образ майбутнього.</text:p>
      <text:p text:style-name="P4">
Церемонія супроводжувалася синхронним перекладом на англійську та жестовумови. Трансляцію можна переглянути в соцмережах Docudays UA та «СуспільнеКультура».</text:p>
      <text:p text:style-name="P4">
Цьогоріч Docudays UA зібрав 53 фільми із 27 країн. У програмі також 28українських стрічок, серед них 14 повнометражних.</text:p>
      <text:p text:style-name="P4">
Відкрили фестиваль стрічкою режисерки Аліси Коваленко «Ми не згаснемо» проісторію дорослішання підлітків на сході України на тлі війни та надзвичайноїподорожі до вершин Гімалайських гір.</text:p>
      <text:p text:style-name="P4">
<text:span text:style-name="T4">
Читайте також:</text:span>
 <text:a xlink:type="simple" xlink:href="https://www.ukrinform.ua/rubric-culture/3713483-u-kisinevi-projde-festival-ukrainskogo-kino.html" text:style-name="Internet_20_link" text:visited-style-name="Visited_20_Internet_20_Link">
 У Кишиневі пройде фестиваль українського кіно</text:a>
</text:p>
      <text:p text:style-name="P4">
Основні покази відбудуться 2-8 червня у кінотеатрах «Жовтень» та KINO42, атакож в онлайн-кінотеатрі DOCUSPACE. Ексклюзивно після закриття <text:a xlink:type="simple" xlink:href="https://www.ukrinform.ua/tag-festival" text:style-name="Internet_20_link" text:visited-style-name="Visited_20_Internet_20_Link">
 фестивалю</text:a>
 відбудуться три глядацькі дні: 9–11червня повторно покажуть стрічки-переможниці конкурсних програм та фестивальніхіти.</text:p>
      <text:p text:style-name="P4">
Квитки на покази коштують 60 гривень зранку та 120 - увечері. Військові можутьвідвідувати сеанси безплатно. На випадок повітряної тривоги у кінотеатріфункціонує укриття.</text:p>
      <text:p text:style-name="P4">
Source: <text:a xlink:type="simple" xlink:href="https://www.ukrinform.ua/rubric-culture/3717638-u-kievi-startuvav-20j-miznarodnij-kinofestival-docudays-ua.html" text:style-name="Internet_20_link" text:visited-style-name="Visited_20_Internet_20_Link">
https://www.ukrinform.ua/rubric-culture/3717638-u-kievi-startuvav-20j-miznarodnij-kinofestival-docudays-ua.html</text:a>
</text:p>
      <!--NEWS-->
      <text:h text:style-name="P10" text:outline-level="1">
<text:span text:style-name="T4">
Жіноча збірна України – друга на етапі Гран-прі Європи зі стрільби з лука</text:span>
</text:h>
      <text:p text:style-name="P4">
Authors: Ukrinform (Person)</text:p>
      <text:p text:style-name="P4">
Publisher: Укринформ (Organization)</text:p>
      <text:p text:style-name="P4">
Published Time: 2023-06-02T21:33:59+03:00</text:p>
      <text:p text:style-name="P4">
Modified Time: 2023-06-02T21:33:59+03:00</text:p>
      <text:p text:style-name="P4">
Description: На заключному тайбрейку українки одним пострілом програли трійці з Іспанії. — Укрінформ.</text:p>
      <text:p text:style-name="P4">
Images: ['<text:a xlink:type="simple" xlink:href="https://static.ukrinform.com/photos/2023_06/thumb_files/630_360_1685730777-514.jpg" text:style-name="Internet_20_link" text:visited-style-name="Visited_20_Internet_20_Link">
630_360_16857...</text:a>
']</text:p>
      <text:p text:style-name="P4">
Tags: ['стрільба з лука']</text:p>
      <text:p text:style-name="P4">
Type: Article</text:p>
      <!--METADATA-->
      <text:p text:style-name="P4">
<draw:frame draw:style-name="fr1" draw:name="Image205" text:anchor-type="as-char" svg:width="6.9236in" svg:height="3.956343in" draw:z-index="0">
<draw:image xlink:href="../Images/yкринформ/2023-06-02T21-33-59-03-00/630_360_1685730777-514.jpg" xlink:type="simple" xlink:show="embed" xlink:actuate="onLoad" draw:mime-type="image/jpeg"/>
</draw:frame>
 Назаключному тайбрейку українки одним пострілом програли трійці з Іспанії.</text:p>
      <text:p text:style-name="P4">
Збірна України здобула першу нагороду на другому етапі Гран-прі Європи зістрільби з лука – «срібло» командних змагань виборола жіноча команда золімпійського лука, передає Укрінформ.</text:p>
      <text:p text:style-name="P4">
Тріо українок Соломії Гнип, Вероніки Марченко та Анастасії Павлової успішнорозпочали змагання у кваліфікації, де посіли перше місце — 1879 бали.</text:p>
      <text:p text:style-name="P4">
«Синьо-жовті» напряму потрапили до 1/4-ї, оминаючи перший раунд, де з рахунком6:0 випередили команду Грузії. У півфіналі українки змагалися з Грецією,восьмою найкращою командою першої частини Гран-прі. Результат протистояннязнову визначили три сети на користь Гнип, Марченко та Павлової — 6:0.</text:p>
      <text:p text:style-name="P4">
До фіналу з українками вийшла іспанська трійка Елії Каналес, Лейре ФернандесІнфанте та Іраті Унамунсаги Альтуни, срібними призерками першого етапу Гран-прі.</text:p>
      <text:p text:style-name="P4">
Україна вийшла вперед після першого сету — 55:54, але програла два наступних:53:55 та 56:58. Зрівнявши рахунок у четвертому сеті (54:53), українки перевелипротистояння на тайбрейк. У вирішальній перестрілці командам належало зробитипо три додаткових постріли. За рівного рахунку все вирішило друге влучанняіспанок у «десятку», в той час як українки всі поцілили у «дев'ятки».</text:p>
      <text:p text:style-name="P4">
<text:span text:style-name="T4">
Читайте також:</text:span>
 <text:a xlink:type="simple" xlink:href="https://www.ukrinform.ua/rubric-sports/3717611-ukrainu-na-evropejskih-igrah2023-predstavlatimut-263-sportsmeni.html" text:style-name="Internet_20_link" text:visited-style-name="Visited_20_Internet_20_Link">
 Україну на Європейських іграх-2023 представлятимуть 263спортсмени </text:a>
</text:p>
      <text:p text:style-name="P4">
Як повідомляв Укрінформ, другий етап Гран-прі в Умазі триватиме до 4 червня.</text:p>
      <text:p text:style-name="P4">
Фото Олега Осипенка</text:p>
      <text:p text:style-name="P4">
Source: <text:a xlink:type="simple" xlink:href="https://www.ukrinform.ua/rubric-sports/3717639-zinoca-zbirna-ukraini-druga-na-etapi-granpri-evropi-zi-strilbi-z-luka.html" text:style-name="Internet_20_link" text:visited-style-name="Visited_20_Internet_20_Link">
https://www.ukrinform.ua/rubric-sports/3717639-zinoca-zbirna-ukraini-druga-na-etapi-granpri-evropi-zi-strilbi-z-luka.html</text:a>
</text:p>
      <!--NEWS-->
      <text:h text:style-name="P10" text:outline-level="1">
<text:span text:style-name="T4">
Рішення щодо експорту аміаку з РФ має відповідати інтересам України - Данілов</text:span>
</text:h>
      <text:p text:style-name="P4">
Authors: Ukrinform (Person)</text:p>
      <text:p text:style-name="P4">
Publisher: Укринформ (Organization)</text:p>
      <text:p text:style-name="P4">
Published Time: 2023-06-02T21:42:56+03:00</text:p>
      <text:p text:style-name="P4">
Modified Time: 2023-06-02T21:42:56+03:00</text:p>
      <text:p text:style-name="P4">
Description: Рішення щодо можливості відновлення експорту аміаку з РФ ухвалюватиметься тільки з точки зору національної безпеки України і нашого національного інтересу. — Укрінформ.</text:p>
      <text:p text:style-name="P4">
Images: ['<text:a xlink:type="simple" xlink:href="https://static.ukrinform.com/photos/2023_03/thumb_files/630_360_1677827515-830.jpg" text:style-name="Internet_20_link" text:visited-style-name="Visited_20_Internet_20_Link">
630_360_16778...</text:a>
']</text:p>
      <text:p text:style-name="P4">
Tags: ['РНБО', 'Аміак', 'Данілов', 'Єдині новини']</text:p>
      <text:p text:style-name="P4">
Type: Article</text:p>
      <!--METADATA-->
      <text:p text:style-name="P4">
<draw:frame draw:style-name="fr1" draw:name="Image206" text:anchor-type="as-char" svg:width="6.9236in" svg:height="3.956343in" draw:z-index="0">
<draw:image xlink:href="../Images/yкринформ/2023-06-02T21-42-56-03-00/630_360_1677827515-830.jpg" xlink:type="simple" xlink:show="embed" xlink:actuate="onLoad" draw:mime-type="image/jpeg"/>
</draw:frame>
 Рішеннящодо можливості відновлення експорту аміаку з РФ ухвалюватиметься тільки зточки зору національної безпеки України і нашого національного інтересу.</text:p>
      <text:p text:style-name="P4">
Як передає Укрінформ, про це в ефірі загальнонаціонального телемарафону «Єдиніновини» повідомив секретар РНБО України Олексій Данілов, коментуючи питаннядозволу на відновлення експорту аміаку з РФ.</text:p>
      <text:p text:style-name="P4">
«Це дуже непросте питання. Російська Федерація шантажує світ, шантажує самедобривами. На превеликий жаль, у неї та Білорусі є певна монополія на певнівиди добрива. І питання вкрай складне. Єдине я можу сказати, що якщо будутьумови гарантовані для нашої країни країнами-партнерами, питання можерозглядатися і не значить, що ми на це питання маємо давати згоду. Іншепитання – ми не маємо з вами права підтримувати країну-терориста, щоб воназаробляла, користуючись нашою інфраструктурою, нашою територією. Але ще разнаголошую – це дуже непросте питання, тому що питання те, що стосується вивозузерна, яке мільйонами тон на сьогодні накопичилося і є на території нашоїкраїни, для нас це так само питання нашої національної безпеки, тому що цегроші, які треба повертати до наших військових, виплачувати зарплату,закуповувати зброю», - заявив Данілов.</text:p>
      <text:p text:style-name="P4">
<text:span text:style-name="T4">
Читайте також:</text:span>
 <text:a xlink:type="simple" xlink:href="https://www.ukrinform.ua/rubric-polytics/3717456-danilov-prokomentuvav-vistup-rosijskou-deputata-buzanskogo-na-tb.html" text:style-name="Internet_20_link" text:visited-style-name="Visited_20_Internet_20_Link">
 <text:span text:style-name="T4">
Данілов</text:span>
 прокоментував виступ російською депутатаБужанського на ТБ </text:a>
</text:p>
      <text:p text:style-name="P4">
Разом з тим він запевнив, що всі рішення будуть ухвалюватися виключно ізврахуванням національних інтересів України.</text:p>
      <text:p text:style-name="P4">
«Якщо навіть буде ухвалюватися якесь рішення, обов’язково буде тільки з точкизору нашої національної безпеки і нашого національного інтересу», - наголосивсекретар РНБО.</text:p>
      <text:p text:style-name="P4">
Як повідомляв Укрінформ, 27 травня Україна звинуватила Росію в тому, що тафактично викреслила порт «Південний» з Чорноморської угоди. РФ зі свого бокускаржиться, що не може експортувати аміак трубопроводом до порту «Південний»відповідно до домовленостей з Туреччиною та ООН. В ООН підтвердили, що експортдобрив, у тому числі аміаку, «поки що» не здійснювався.</text:p>
      <text:p text:style-name="P4">
Source: <text:a xlink:type="simple" xlink:href="https://www.ukrinform.ua/rubric-economy/3717641-risenna-sodo-eksportu-amiaku-z-rf-mae-vidpovidati-interesam-ukraini-danilov.html" text:style-name="Internet_20_link" text:visited-style-name="Visited_20_Internet_20_Link">
https://www.ukrinform.ua/rubric-economy/3717641-risenna-sodo-eksportu-amiaku-z-rf-mae-vidpovidati-interesam-ukraini-danilov.html</text:a>
</text:p>
      <!--NEWS-->
      <text:h text:style-name="P10" text:outline-level="1">
<text:span text:style-name="T4">
США не втягуватимуться в ядерну гонитву з Росією та Китаєм - радник Байдена</text:span>
</text:h>
      <text:p text:style-name="P4">
Authors: Ukrinform (Person)</text:p>
      <text:p text:style-name="P4">
Publisher: Укринформ (Organization)</text:p>
      <text:p text:style-name="P4">
Published Time: 2023-06-02T21:50:00+03:00</text:p>
      <text:p text:style-name="P4">
Modified Time: 2023-06-02T21:50:00+03:00</text:p>
      <text:p text:style-name="P4">
Description: Сполучені Штати не розширюватимуть власний ядерний арсенал для протистояння ядерній загрозі з боку Росії та Китаю. — Укрінформ.</text:p>
      <text:p text:style-name="P4">
Images: ['<text:a xlink:type="simple" xlink:href="https://static.ukrinform.com/photos/2022_02/thumb_files/630_360_1644169650-867.jpg" text:style-name="Internet_20_link" text:visited-style-name="Visited_20_Internet_20_Link">
630_360_16441...</text:a>
']</text:p>
      <text:p text:style-name="P4">
Tags: ['Китай', 'США', 'Ядерна зброя', 'Росія']</text:p>
      <text:p text:style-name="P4">
Type: Article</text:p>
      <!--METADATA-->
      <text:p text:style-name="P4">
<draw:frame draw:style-name="fr1" draw:name="Image207" text:anchor-type="as-char" svg:width="6.9236in" svg:height="3.956343in" draw:z-index="0">
<draw:image xlink:href="../Images/yкринформ/2023-06-02T21-50-00-03-00/630_360_1644169650-867.jpg" xlink:type="simple" xlink:show="embed" xlink:actuate="onLoad" draw:mime-type="image/jpeg"/>
</draw:frame>
 СполученіШтати не розширюватимуть власний ядерний арсенал для протистояння ядернійзагрозі з боку Росії та Китаю.</text:p>
      <text:p text:style-name="P4">
Як передає Укрінформ із посиланням на <text:a xlink:type="simple" xlink:href="http://thehill.com/policy/international/4032050-us-wont-be-pulled-into-nuclear-arms-race-with-russia-china-sullivan/" text:style-name="Internet_20_link" text:visited-style-name="Visited_20_Internet_20_Link">
 The Hill</text:a>
 , про це радник президента СШАз питань національної безпеки Джейк Салліван заявив у Вашингтоні на щорічнійконференції Асоціації з контролю над озброєннями.</text:p>
      <text:p text:style-name="P4">
«Сполученим Штатам не потрібно збільшувати ядерні сили й перевершувати нашихядерних конкурентів, аби успішно їх стримувати, – сказав він. – Ми вже цепроходили й засвоїли цей урок». Натомість адміністрація США зосередиться наінвестуванні в «передові неядерні можливості», такі як гіперзвукові ракети зізвичайним озброєнням, що можуть досягати «добре захищених, високоціннихцілей», пояснив Салліван.</text:p>
      <text:p text:style-name="P4">
«Ефективне стримування означає, що в нас є кращий підхід», а не гонитва забільшою кількістю, зазначив він.</text:p>
      <text:p text:style-name="P4">
<text:span text:style-name="T4">
Читайте також:</text:span>
 <text:a xlink:type="simple" xlink:href="https://www.ukrinform.ua/rubric-world/3717250-stati-ogolosili-pro-zahodi-u-vidpovid-na-vidmovu-rosii-vikonuvati-snoiii.html" text:style-name="Internet_20_link" text:visited-style-name="Visited_20_Internet_20_Link">
 Штати оголосили про заходи у відповідь на відмову Росіївиконувати <text:span text:style-name="T4">
СНО</text:span>
 -ІІІ </text:a>
</text:p>
      <text:p text:style-name="P4">
Салліван закликав Москву і Пекін розпочати переговори про контроль надозброєннями, незважаючи на напруженість у відносинах. Він розкритикував РФ зате, що вона «завдає ударів по ядерній системі після холодної війни», а такожзвинуватив китайський уряд у нездатності продемонструвати будь-яку відкритістьу спілкуванні з питань контролю над озброєннями.</text:p>
      <text:p text:style-name="P4">
Як відомо, ядерні арсенали США і Росії близькі за розмірами й налічують понад5000 одиниць зброї у кожної з країн (хоча РФ, за оцінками, має дещо більшізапаси). Китай має близько 400 одиниць ядерної зброї, але планує нароститиарсенал до 1500 боєголовок.</text:p>
      <text:p text:style-name="P4">
<text:span text:style-name="T4">
Читайте також:</text:span>
 <text:a xlink:type="simple" xlink:href="https://www.ukrinform.ua/rubric-world/3711759-lideri-g7-zasudili-aderni-pogrozi-rosii-ta-zaklikali-svit-do-rozzbroenna.html" text:style-name="Internet_20_link" text:visited-style-name="Visited_20_Internet_20_Link">
 Лідери G7 засудили ядерні погрози Росії та закликали світдо роззброєння </text:a>
</text:p>
      <text:p text:style-name="P4">
Президент Росії Володимир Путін призупинив участь РФ у новому Договорі про СНОзі США. Договір установлював ключові обмеження на американські та російськіядерні озброєння і дозволяв обом сторонам отримувати інформацію щодо запасіводне в одного.</text:p>
      <text:p text:style-name="P4">
Source: <text:a xlink:type="simple" xlink:href="https://www.ukrinform.ua/rubric-world/3717642-ssa-ne-vtaguvatimutsa-v-adernu-gonitvu-z-rosieu-ta-kitaem-radnik-bajdena.html" text:style-name="Internet_20_link" text:visited-style-name="Visited_20_Internet_20_Link">
https://www.ukrinform.ua/rubric-world/3717642-ssa-ne-vtaguvatimutsa-v-adernu-gonitvu-z-rosieu-ta-kitaem-radnik-bajdena.html</text:a>
</text:p>
      <!--NEWS-->
      <text:h text:style-name="P10" text:outline-level="1">
<text:span text:style-name="T4">
Зеленський відзначив нагородами 263 військовослужбовців</text:span>
</text:h>
      <text:p text:style-name="P4">
Authors: Ukrinform (Person)</text:p>
      <text:p text:style-name="P4">
Publisher: Укринформ (Organization)</text:p>
      <text:p text:style-name="P4">
Published Time: 2023-06-02T21:59:00+03:00</text:p>
      <text:p text:style-name="P4">
Modified Time: 2023-06-02T21:59:00+03:00</text:p>
      <text:p text:style-name="P4">
Description: Президент України Володимир Зеленський відзначив державними нагородами 263 військовослужбовців, з них - 211 посмертно. — Укрінформ.</text:p>
      <text:p text:style-name="P4">
Images: ['<text:a xlink:type="simple" xlink:href="https://static.ukrinform.com/photos/2022_09/thumb_files/630_360_1664353648-814.jpeg" text:style-name="Internet_20_link" text:visited-style-name="Visited_20_Internet_20_Link">
630_360_16643...</text:a>
']</text:p>
      <text:p text:style-name="P4">
Tags: ['Нагорода', 'Зеленський', 'Війна з Росією']</text:p>
      <text:p text:style-name="P4">
Type: Article</text:p>
      <!--METADATA-->
      <text:p text:style-name="P4">
<draw:frame draw:style-name="fr1" draw:name="Image208" text:anchor-type="as-char" svg:width="6.9236in" svg:height="3.956343in" draw:z-index="0">
<draw:image xlink:href="../Images/yкринформ/2023-06-02T21-59-00-03-00/630_360_1664353648-814.jpeg" xlink:type="simple" xlink:show="embed" xlink:actuate="onLoad" draw:mime-type="image/jpeg"/>
</draw:frame>
 ПрезидентУкраїни Володимир Зеленський відзначив державними нагородами 263військовослужбовців, з них - 211 посмертно.</text:p>
      <text:p text:style-name="P4">
Як передає Укрінформ, відповідні укази <text:a xlink:type="simple" xlink:href="https://www.president.gov.ua/documents/3132023-46957" text:style-name="Internet_20_link" text:visited-style-name="Visited_20_Internet_20_Link">
 №313/2023</text:a>
 , <text:a xlink:type="simple" xlink:href="https://www.president.gov.ua/documents/3142023-46961" text:style-name="Internet_20_link" text:visited-style-name="Visited_20_Internet_20_Link">
 №314/202</text:a>
 3 та <text:a xlink:type="simple" xlink:href="https://www.president.gov.ua/documents/3152023-46953" text:style-name="Internet_20_link" text:visited-style-name="Visited_20_Internet_20_Link">
 №315/2023</text:a>
 опубліковані на сайтіглави держави.</text:p>
      <text:p text:style-name="P4">
Нагороди призначені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text:span text:style-name="T4">
Читайте також:</text:span>
 <text:a xlink:type="simple" xlink:href="https://www.ukrinform.ua/rubric-ato/3716470-zelenskij-posmertno-nagorodiv-121-oboronca-ukraini.html" text:style-name="Internet_20_link" text:visited-style-name="Visited_20_Internet_20_Link">
 Зеленський посмертно <text:span text:style-name="T4">
нагород</text:span>
 ив 121 оборонця України</text:a>
</text:p>
      <text:p text:style-name="P4">
Орденом Богдана Хмельницького ІІІ ступеня нагороджено 18 військовослужбовців,орденом Богдана Хмельницького ІІ ступеня - трьох.</text:p>
      <text:p text:style-name="P4">
Орденом “За мужність” ІІ ступеня відзначено чотирьох захисників, а орденом “Замужність” ІІІ ступеня нагороджено 207 військових.</text:p>
      <text:p text:style-name="P4">
Медаллю “Захиснику Вітчизни” 23 відзначено оборонців, а медаллю “За військовуслужбу Україні” 8 українських захисників.</text:p>
      <text:p text:style-name="P4">
Як повідомляв Укрінформ, 2 червня Президент України Володимир Зеленськийвідзначив бійців 92-ї та 110-ї окремих механізованих бригад, а такожприкордонників за знищення росіян і протидію “шахедам”.</text:p>
      <text:p text:style-name="P4">
Source: <text:a xlink:type="simple" xlink:href="https://www.ukrinform.ua/rubric-ato/3717644-zelenskij-vidznaciv-nagorodami-263-vijskovosluzbovciv.html" text:style-name="Internet_20_link" text:visited-style-name="Visited_20_Internet_20_Link">
https://www.ukrinform.ua/rubric-ato/3717644-zelenskij-vidznaciv-nagorodami-263-vijskovosluzbovciv.html</text:a>
</text:p>
      <!--NEWS-->
      <text:h text:style-name="P10" text:outline-level="1">
<text:span text:style-name="T4">
Джокович обіграв Давидович-Фокіну у третьому колі «Ролан Гаррос»</text:span>
</text:h>
      <text:p text:style-name="P4">
Authors: Ukrinform (Person)</text:p>
      <text:p text:style-name="P4">
Publisher: Укринформ (Organization)</text:p>
      <text:p text:style-name="P4">
Published Time: 2023-06-02T22:10:43+03:00</text:p>
      <text:p text:style-name="P4">
Modified Time: 2023-06-02T22:10:43+03:00</text:p>
      <text:p text:style-name="P4">
Description: Матч тривав 3 години 36 хвилин. — Укрінформ.</text:p>
      <text:p text:style-name="P4">
Images: ['<text:a xlink:type="simple" xlink:href="https://static.ukrinform.com/photos/2023_06/thumb_files/630_360_1685732983-803.jpg" text:style-name="Internet_20_link" text:visited-style-name="Visited_20_Internet_20_Link">
630_360_16857...</text:a>
']</text:p>
      <text:p text:style-name="P4">
Tags: ['Теніс', 'Новак Джокович']</text:p>
      <text:p text:style-name="P4">
Type: Article</text:p>
      <!--METADATA-->
      <text:p text:style-name="P4">
<draw:frame draw:style-name="fr1" draw:name="Image209" text:anchor-type="as-char" svg:width="6.9236in" svg:height="3.956343in" draw:z-index="0">
<draw:image xlink:href="../Images/yкринформ/2023-06-02T22-10-43-03-00/630_360_1685732983-803.jpg" xlink:type="simple" xlink:show="embed" xlink:actuate="onLoad" draw:mime-type="image/jpeg"/>
</draw:frame>
 Матчтривав 3 години 36 хвилин.</text:p>
      <text:p text:style-name="P4">
Третя ракетка світу серб Новак Джокович вийшов у наступну стадію «РоланГаррос» - 2023, передає Укрінформ.</text:p>
      <text:p text:style-name="P4">
У третьому колі серб обіграв представника Іспанії Алехандро Давидович-Фокіна(34-й у рейтингу ATP) - 7:6 (7:4), 7:6 (7:5), 6:2.</text:p>
      <text:p text:style-name="P4">
Тривалість матчу становила 3 години 36 хвилин. Джокович один раз подавнавиліт, припустився шести подвійних помилок і реалізував 6 брейк-пойнтів з 15зароблених. На рахунку його суперника три ейси, дві подвійні помилки та 5реалізованих брейк-пойнтів із 8.</text:p>
      <text:p text:style-name="P4">
У наступному раунді Відкритого чемпіонату Франції Новак Джокович зустрінетьсяз переможцем протистояння Хуан-Пабло Варільяс (Перу) – Хуберт Хуркач (Польща).</text:p>
      <text:p text:style-name="P4">
<text:span text:style-name="T4">
Читайте також:</text:span>
 <text:a xlink:type="simple" xlink:href="https://www.ukrinform.ua/rubric-sports/3717322-upate-v-istorii-dvi-ukrainki-vistuplat-u-tretomu-koli-rolan-garros.html" text:style-name="Internet_20_link" text:visited-style-name="Visited_20_Internet_20_Link">
 Уп'яте в історії дві українки виступлять у третьому колі«Ролан Гаррос» </text:a>
</text:p>
      <text:p text:style-name="P4">
Як повідомляв Укрінформ, завтра, 3 червня Леся Цуренко зіграє проти Б’янкиАндреєску з Канади у третьому раунді турніру.</text:p>
      <text:p text:style-name="P4">
Фото: Getty Image</text:p>
      <text:p text:style-name="P4">
Source: <text:a xlink:type="simple" xlink:href="https://www.ukrinform.ua/rubric-sports/3717646-dzokovic-obigrav-davidovicfokinu-u-tretomu-koli-rolan-garros.html" text:style-name="Internet_20_link" text:visited-style-name="Visited_20_Internet_20_Link">
https://www.ukrinform.ua/rubric-sports/3717646-dzokovic-obigrav-davidovicfokinu-u-tretomu-koli-rolan-garros.html</text:a>
</text:p>
      <!--NEWS-->
      <text:h text:style-name="P10" text:outline-level="1">
<text:span text:style-name="T4">
На Запоріжжі вибухнула автівка із загарбниками</text:span>
</text:h>
      <text:p text:style-name="P4">
Authors: Ukrinform (Person)</text:p>
      <text:p text:style-name="P4">
Publisher: Укринформ (Organization)</text:p>
      <text:p text:style-name="P4">
Published Time: 2023-06-02T22:14:00+03:00</text:p>
      <text:p text:style-name="P4">
Modified Time: 2023-06-02T22:14:00+03:00</text:p>
      <text:p text:style-name="P4">
Description: У тимчасово захопленій Михайлівці Запорізької області злетів у повітря автомобіль із загарбниками.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Автомобіль', 'Вибух', 'Колаборант', 'Запоріжжя', 'Війна з Росією']</text:p>
      <text:p text:style-name="P4">
Type: Article</text:p>
      <!--METADATA-->
      <text:p text:style-name="P4">
<draw:frame draw:style-name="fr1" draw:name="Image210" text:anchor-type="as-char" svg:width="6.9236in" svg:height="3.956343in" draw:z-index="0">
<draw:image xlink:href="../Images/yкринформ/2023-06-02T22-14-00-03-00/630_360_1669987737-966.jpg" xlink:type="simple" xlink:show="embed" xlink:actuate="onLoad" draw:mime-type="image/jpeg"/>
</draw:frame>
 Утимчасово захопленій Михайлівці Запорізької області злетів у повітряавтомобіль із загарбниками.</text:p>
      <text:p text:style-name="P4">
Про це в <text:a xlink:type="simple" xlink:href="http://t.me/ivan_fedorov_melitopol/2143" text:style-name="Internet_20_link" text:visited-style-name="Visited_20_Internet_20_Link">
 Телеграмі </text:a>
 повідомляєміський голова Мелітополя Іван Федоров, передає Укрінформ.</text:p>
      <text:p text:style-name="P4">
«Колаборантам і окупантам Михайлівки точно не до спокійного вечора п’ятниці.Збиралися відпочити у місцевому кафе, натомість трохи не дістались - авто зчотирма прихильниками Кремля злетіло в повітря прямо біля пункту призначення»,- йдеться в дописі.</text:p>
      <text:p text:style-name="P4">
За попередньою інформацією один з тих, хто перебував в <text:a xlink:type="simple" xlink:href="https://www.ukrinform.ua/tag-avtomobil" text:style-name="Internet_20_link" text:visited-style-name="Visited_20_Internet_20_Link">
 автівці</text:a>
 - місцевий бізнесмен на прізвищеДидоводюк, власник кафе «Гетьман», який годував окупантів.</text:p>
      <text:p text:style-name="P4">
<text:span text:style-name="T4">
Читайте також:</text:span>
 <text:a xlink:type="simple" xlink:href="https://www.ukrinform.ua/rubric-regions/3717338-u-rajoni-olenivki-zagarbniki-pidirvalis-na-fugasi-troe-zagiblih.html" text:style-name="Internet_20_link" text:visited-style-name="Visited_20_Internet_20_Link">
 Загарбники <text:span text:style-name="T4">
підірвали</text:span>
 сь на фугасі в районі Оленівки,троє загиблих </text:a>
</text:p>
      <text:p text:style-name="P4">
Інформації про загиблих чи постраждалих поки що немає</text:p>
      <text:p text:style-name="P4">
Як повідомлялося, сьогодні стався вибух у морському порту Бердянська.</text:p>
      <text:p text:style-name="P4">
<text:span text:style-name="T5">
Фото ілюстративне</text:span>
</text:p>
      <text:p text:style-name="P4">
Source: <text:a xlink:type="simple" xlink:href="https://www.ukrinform.ua/rubric-ato/3717645-na-zaporizzi-vibuhnula-avtivka-iz-zagarbnikami.html" text:style-name="Internet_20_link" text:visited-style-name="Visited_20_Internet_20_Link">
https://www.ukrinform.ua/rubric-ato/3717645-na-zaporizzi-vibuhnula-avtivka-iz-zagarbnikami.html</text:a>
</text:p>
      <!--NEWS-->
      <text:h text:style-name="P10" text:outline-level="1">
<text:span text:style-name="T4">
Збірна України з боротьби здобула дві «золоті» медалі на турнірі у Киргизстані</text:span>
</text:h>
      <text:p text:style-name="P4">
Authors: Ukrinform (Person)</text:p>
      <text:p text:style-name="P4">
Publisher: Укринформ (Organization)</text:p>
      <text:p text:style-name="P4">
Published Time: 2023-06-02T22:18:00+03:00</text:p>
      <text:p text:style-name="P4">
Modified Time: 2023-06-02T22:18:00+03:00</text:p>
      <text:p text:style-name="P4">
Description: Перші медалі збірної України у Бішкеку. — Укрінформ.</text:p>
      <text:p text:style-name="P4">
Images: ['<text:a xlink:type="simple" xlink:href="https://static.ukrinform.com/photos/2023_06/thumb_files/630_360_1685733403-144.jpg" text:style-name="Internet_20_link" text:visited-style-name="Visited_20_Internet_20_Link">
630_360_16857...</text:a>
']</text:p>
      <text:p text:style-name="P4">
Tags: ['вільна боротьба']</text:p>
      <text:p text:style-name="P4">
Type: Article</text:p>
      <!--METADATA-->
      <text:p text:style-name="P4">
<draw:frame draw:style-name="fr1" draw:name="Image211" text:anchor-type="as-char" svg:width="6.9236in" svg:height="3.956343in" draw:z-index="0">
<draw:image xlink:href="../Images/yкринформ/2023-06-02T22-18-00-03-00/630_360_1685733403-144.jpg" xlink:type="simple" xlink:show="embed" xlink:actuate="onLoad" draw:mime-type="image/jpeg"/>
</draw:frame>
 Першімедалі збірної України у Бішкеку.</text:p>
      <text:p text:style-name="P4">
Українки Грушина-Акобія та Прокопевнюк стали чемпіонками рейтингового турнірув Киргизстані, <text:a xlink:type="simple" xlink:href="https://ukrwrestling.com.ua/blog/2023/06/02/alina-hrushyna-ta-ilona-prokopevniuk-chempionky-reytynhovoho-turniru-v-bishkeku/" text:style-name="Internet_20_link" text:visited-style-name="Visited_20_Internet_20_Link">
 повідомляє</text:a>
 пресслужба асоціаціїспортивної боротьби України, передає Укрінформ.</text:p>
      <text:p text:style-name="P4">
Аліна Грушина-Акобія стала переможницею змагань у ваговій категорії до 57 кг.Ілона Прокопевнюк виграла «золото» у ваговій категорії до 62 кг.</text:p>
      <text:p text:style-name="P4">
 Турнір у Бішкекузавершиться 4 червня. Жіночу збірну України на змаганнях представляють 12спортсменок.</text:p>
      <text:p text:style-name="P4">
<text:span text:style-name="T4">
Читайте також:</text:span>
 <text:a xlink:type="simple" xlink:href="https://www.ukrinform.ua/rubric-sports/3717198-ucnivska-zbirna-ukraini-zdobula-216-nagorod-na-persih-evroigrah-z-edinoborstv.html" text:style-name="Internet_20_link" text:visited-style-name="Visited_20_Internet_20_Link">
 Учнівська збірна України здобула 216 нагород на першихЄвроіграх з єдиноборств </text:a>
</text:p>
      <text:p text:style-name="P4">
Як повідомляв Укрінформ, у квітні Грушина-Акобія стала чемпіонкою Європи.</text:p>
      <text:p text:style-name="P4">
Фото: ukrwrestling.com.ua</text:p>
      <text:p text:style-name="P4">
Source: <text:a xlink:type="simple" xlink:href="https://www.ukrinform.ua/rubric-sports/3717647-zbirna-ukraini-z-borotbi-zdobula-dvi-zoloti-medali-na-turniri-u-kirgizstani.html" text:style-name="Internet_20_link" text:visited-style-name="Visited_20_Internet_20_Link">
https://www.ukrinform.ua/rubric-sports/3717647-zbirna-ukraini-z-borotbi-zdobula-dvi-zoloti-medali-na-turniri-u-kirgizstani.html</text:a>
</text:p>
      <!--NEWS-->
      <text:h text:style-name="P10" text:outline-level="1">
<text:span text:style-name="T4">
У Чорному морі три російські ракетоносії із 24 «Калібрами»</text:span>
</text:h>
      <text:p text:style-name="P4">
Authors: Ukrinform (Person)</text:p>
      <text:p text:style-name="P4">
Publisher: Укринформ (Organization)</text:p>
      <text:p text:style-name="P4">
Published Time: 2023-06-02T22:27:00+03:00</text:p>
      <text:p text:style-name="P4">
Modified Time: 2023-06-02T22:27:00+03:00</text:p>
      <text:p text:style-name="P4">
Description: Російська Федерація здійснила ротацію ракетоносіїв у Чорному морі, вивівши на чергування три надводних судна. — Укрінформ.</text:p>
      <text:p text:style-name="P4">
Images: ['<text:a xlink:type="simple" xlink:href="https://static.ukrinform.com/photos/2017_11/thumb_files/630_360_1509493085-3383.jpg" text:style-name="Internet_20_link" text:visited-style-name="Visited_20_Internet_20_Link">
630_360_15094...</text:a>
']</text:p>
      <text:p text:style-name="P4">
Tags: ['Ракета', ' Чорне море', 'Війна з Росією']</text:p>
      <text:p text:style-name="P4">
Type: Article</text:p>
      <!--METADATA-->
      <text:p text:style-name="P4">
<draw:frame draw:style-name="fr1" draw:name="Image213" text:anchor-type="as-char" svg:width="6.9236in" svg:height="3.956343in" draw:z-index="0">
<draw:image xlink:href="../Images/yкринформ/2023-06-02T22-27-00-03-00/630_360_1509493085-3383.jpg" xlink:type="simple" xlink:show="embed" xlink:actuate="onLoad" draw:mime-type="image/jpeg"/>
</draw:frame>
 РосійськаФедерація здійснила ротацію ракетоносіїв у Чорному морі, вивівши на чергуваннятри надводних судна.</text:p>
      <text:p text:style-name="P4">
Як передає Укрінформ, про це Оперативне командування “Південь” у <text:a xlink:type="simple" xlink:href="https://www.facebook.com/OperationalCommandSouth/posts/pfbid0s2DfQqoewBCY7Um1ELF8DaCsiTaw8ZgnUj4cdd9BAfjGRyq5DQ1Jm7bXtL9tMfjPl" text:style-name="Internet_20_link" text:visited-style-name="Visited_20_Internet_20_Link">
 Фейсбуці</text:a>
.</text:p>
      <text:p text:style-name="P4">
“В Чорному морі ворог здійснив ротацію ракетоносіїв - підводні заведено впункти базування, на чергування виведені три надводних. Загальний залп"Калібрів" залишається на позначці 24”, - ідеться в повідомленні.</text:p>
      <text:p text:style-name="P4">
<text:span text:style-name="T4">
Читайте також:</text:span>
 <text:a xlink:type="simple" xlink:href="https://www.ukrinform.ua/rubric-ato/3717340-cerevatij-nazvav-kilkist-vtrat-aki-rosia-ponesla-pri-sprobah-zahopiti-bahmut.html" text:style-name="Internet_20_link" text:visited-style-name="Visited_20_Internet_20_Link">
 Череватий назвав кількість втрат, які Росія понесла приспробах захопити Бахмут </text:a>
</text:p>
      <text:p text:style-name="P4">
В ОК “Південь” попереджають, що рівень ракетної загрози є надзвичайно високим.</text:p>
      <text:p text:style-name="P4">
Як повідомляв Укрінформ, 1 червня Російська Федерація збільшила до чотирьохкількість ракетоносіїв у Чорному морі, вивівши на бойове чергування фрегат"Адмірал Ессен".</text:p>
      <text:p text:style-name="P4">
Source: <text:a xlink:type="simple" xlink:href="https://www.ukrinform.ua/rubric-ato/3717650-u-cornomu-mori-tri-rosijski-raketonosii-iz-16-kalibrami.html" text:style-name="Internet_20_link" text:visited-style-name="Visited_20_Internet_20_Link">
https://www.ukrinform.ua/rubric-ato/3717650-u-cornomu-mori-tri-rosijski-raketonosii-iz-16-kalibrami.html</text:a>
</text:p>
      <!--NEWS-->
      <text:h text:style-name="P10" text:outline-level="1">
<text:span text:style-name="T4">
Українські захисники у полоні втрачали до 60 кілограмів ваги - Єрмак</text:span>
</text:h>
      <text:p text:style-name="P4">
Authors: Ukrinform (Person)</text:p>
      <text:p text:style-name="P4">
Publisher: Укринформ (Organization)</text:p>
      <text:p text:style-name="P4">
Published Time: 2023-06-02T22:37:00+03:00</text:p>
      <text:p text:style-name="P4">
Modified Time: 2023-06-02T22:37:00+03:00</text:p>
      <text:p text:style-name="P4">
Description: Траплялися випадки, коли в російському полоні українські воїни, яких вже вдалося повернути у рамках обмінів, втрачали до 60 кг ваги. — Укрінформ.</text:p>
      <text:p text:style-name="P4">
Images: ['<text:a xlink:type="simple" xlink:href="https://static.ukrinform.com/photos/2022_09/thumb_files/630_360_1663869199-8409.jpeg" text:style-name="Internet_20_link" text:visited-style-name="Visited_20_Internet_20_Link">
630_360_16638...</text:a>
']</text:p>
      <text:p text:style-name="P4">
Tags: ['Полонені', 'Єрмак', 'Війна з Росією']</text:p>
      <text:p text:style-name="P4">
Type: Article</text:p>
      <!--METADATA-->
      <text:p text:style-name="P4">
<draw:frame draw:style-name="fr1" draw:name="Image214" text:anchor-type="as-char" svg:width="6.9236in" svg:height="3.956343in" draw:z-index="0">
<draw:image xlink:href="../Images/yкринформ/2023-06-02T22-37-00-03-00/630_360_1663869199-8409.jpeg" xlink:type="simple" xlink:show="embed" xlink:actuate="onLoad" draw:mime-type="image/jpeg"/>
</draw:frame>
Траплялися випадки, коли в російському полоні українські воїни, яких вжевдалося повернути у рамках обмінів, втрачали до 60 кг ваги.</text:p>
      <text:p text:style-name="P4">
Про це керівник ОП Андрій Єрмак розповів у проєкті Дмитра Комарова «Рік. Закадром. Офіс Президента», повідомляє Укрінформ.</text:p>
      <text:p text:style-name="P4">
«Ви були особисто на одному з обмінів і тому бачили, у якому станіповертаються наші герої… Декілька разів були люди, які втратили там до 60 кг,мінімально це було 30 кг. Вони (росіяни – ред.) навіть повертали ввечері,думаючи, що ми, може б, не побачили у якому стані», - сказав Єрмак.</text:p>
      <text:p text:style-name="P4">
Він підкреслив, що для України пріоритетним є обмін полонених «всіх на всіх»,проте наразі реалії такі, що зробити це буде дуже непросто.</text:p>
      <text:p text:style-name="P4">
Водночас очільник ОП висловив розчарування роботою Міжнародного КомітетуЧервоного Хреста.</text:p>
      <text:p text:style-name="P4">
<text:span text:style-name="T4">
Читайте також:</text:span>
 <text:a xlink:type="simple" xlink:href="https://www.ukrinform.ua/rubric-polytics/3714160-rosia-mae-nadati-cervonomu-hrestu-dostup-do-vsih-ukrainskih-vazniv-es.html" text:style-name="Internet_20_link" text:visited-style-name="Visited_20_Internet_20_Link">
 Росія має надати Червоному Хресту доступ до всіхукраїнських в’язнів – ЄС </text:a>
</text:p>
      <text:p text:style-name="P4">
«Жодним чином жодного разу вони (представники МКЧХ – ред.) не потрапили дожодного нашого <text:a xlink:type="simple" xlink:href="https://www.ukrinform.ua/tag-poloneni" text:style-name="Internet_20_link" text:visited-style-name="Visited_20_Internet_20_Link">
 полоненого </text:a>
 . Вонинам розповідають, що не можуть потрапити, тому що росіяни не дають дозволу.Навіть не вибираючи висловів, я спитав, а якби це було під час Другої світовоївійни, і ви у Гітлера питаєте, що ви не можете потрапити до Освенцима, що б вимені відповіли?! Вони туплять очі, мовчать, починають розповідати про мандатиі таке інше», - поділився Єрмак.</text:p>
      <text:p text:style-name="P4">
При цьому він зауважив, що «Оленівка» та інші місця утримання росіянамиукраїнських полонених є абсолютними концтаборами.</text:p>
      <text:p text:style-name="P4">
Як повідомлялося, за деякими оцінками, <text:a xlink:type="simple" xlink:href="http://www.ukrinform.ua/rubric-society/3716557-rf-utrimue-na-svoij-teritorii-ponad-27-tisac-civilnih-zarucnikiv.html" text:style-name="Internet_20_link" text:visited-style-name="Visited_20_Internet_20_Link">
 Росія утримує на своїй території</text:a>
 понад 27 тисяч цивільнихгромадян України.</text:p>
      <text:p text:style-name="P4">
<text:span text:style-name="T5">
Фото: СБУ</text:span>
</text:p>
      <text:p text:style-name="P4">
Source: <text:a xlink:type="simple" xlink:href="https://www.ukrinform.ua/rubric-ato/3717653-u-poloni-ukrainski-zahisniki-vtracali-do-60-kilogramiv-vagi-ermak.html" text:style-name="Internet_20_link" text:visited-style-name="Visited_20_Internet_20_Link">
https://www.ukrinform.ua/rubric-ato/3717653-u-poloni-ukrainski-zahisniki-vtracali-do-60-kilogramiv-vagi-ermak.html</text:a>
</text:p>
      <!--NEWS-->
      <text:h text:style-name="P10" text:outline-level="1">
<text:span text:style-name="T4">
Ткачук – п’ята в бігу на 400 м з бар’єрами на етапі «Діамантової ліги» в Італії</text:span>
</text:h>
      <text:p text:style-name="P4">
Authors: Ukrinform (Person)</text:p>
      <text:p text:style-name="P4">
Publisher: Укринформ (Organization)</text:p>
      <text:p text:style-name="P4">
Published Time: 2023-06-02T22:43:00+03:00</text:p>
      <text:p text:style-name="P4">
Modified Time: 2023-06-02T22:43:00+03:00</text:p>
      <text:p text:style-name="P4">
Description: Анна Рижикова фінішувала восьмою.   — Укрінформ.</text:p>
      <text:p text:style-name="P4">
Images: ['<text:a xlink:type="simple" xlink:href="https://static.ukrinform.com/photos/2023_06/thumb_files/630_360_1685734861-513.jpg" text:style-name="Internet_20_link" text:visited-style-name="Visited_20_Internet_20_Link">
630_360_16857...</text:a>
']</text:p>
      <text:p text:style-name="P4">
Tags: ['Легка атлетика']</text:p>
      <text:p text:style-name="P4">
Type: Article</text:p>
      <!--METADATA-->
      <text:p text:style-name="P4">
<draw:frame draw:style-name="fr1" draw:name="Image215" text:anchor-type="as-char" svg:width="6.9236in" svg:height="3.956343in" draw:z-index="0">
<draw:image xlink:href="../Images/yкринформ/2023-06-02T22-43-00-03-00/630_360_1685734861-513.jpg" xlink:type="simple" xlink:show="embed" xlink:actuate="onLoad" draw:mime-type="image/jpeg"/>
</draw:frame>
 АннаРижикова фінішувала восьмою.</text:p>
      <text:p text:style-name="P4">
Українські легкоатлетки Вікторія Ткачук та Анна Рижикова виступили на третьомуетапі «Діамантової ліги» в Римі та Флоренції, Італія, передає Укрінформ.</text:p>
      <text:p text:style-name="P4">
У бігу на 400 м з бар’єрами Ткачук показала 5-й результат. Вона подолаладистанцію за 54,71 с.</text:p>
      <text:p text:style-name="P4">
Рижикова фінішувала останньою з результатом 55,99.</text:p>
      <text:p text:style-name="P4">
<text:span text:style-name="T4">
Читайте також:</text:span>
 <text:a xlink:type="simple" xlink:href="https://www.ukrinform.ua/rubric-sports/3717611-ukrainu-na-evropejskih-igrah2023-predstavlatimut-263-sportsmeni.html" text:style-name="Internet_20_link" text:visited-style-name="Visited_20_Internet_20_Link">
 Україну на Європейських іграх-2023 представлятимуть 263спортсмени </text:a>
</text:p>
      <text:p text:style-name="P4">
Перемогу здобула представниця Нідерландів Фемке Бол.</text:p>
      <text:p text:style-name="P4">
Фото: Getty Image</text:p>
      <text:p text:style-name="P4">
Source: <text:a xlink:type="simple" xlink:href="https://www.ukrinform.ua/rubric-sports/3717654-tkacuk-pata-v-bigu-na-400-m-z-barerami-na-etapi-diamantovoi-ligi-v-italii.html" text:style-name="Internet_20_link" text:visited-style-name="Visited_20_Internet_20_Link">
https://www.ukrinform.ua/rubric-sports/3717654-tkacuk-pata-v-bigu-na-400-m-z-barerami-na-etapi-diamantovoi-ligi-v-italii.html</text:a>
</text:p>
      <!--NEWS-->
      <text:h text:style-name="P10" text:outline-level="1">
<text:span text:style-name="T4">
У Києві та низці областей - повітряна тривога</text:span>
</text:h>
      <text:p text:style-name="P4">
Authors: Ukrinform (Person)</text:p>
      <text:p text:style-name="P4">
Publisher: Укринформ (Organization)</text:p>
      <text:p text:style-name="P4">
Published Time: 2023-06-02T22:48:00+03:00</text:p>
      <text:p text:style-name="P4">
Modified Time: 2023-06-02T22:48:00+03:00</text:p>
      <text:p text:style-name="P4">
Description: У столиці та низці областей оголошено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Київ', 'Війна з Росією', 'Повітряна тривога']</text:p>
      <text:p text:style-name="P4">
Type: Article</text:p>
      <!--METADATA-->
      <text:p text:style-name="P4">
<draw:frame draw:style-name="fr1" draw:name="Image216" text:anchor-type="as-char" svg:width="6.9236in" svg:height="3.956343in" draw:z-index="0">
<draw:image xlink:href="../Images/yкринформ/2023-06-02T22-48-00-03-00/630_360_1645871571-868.jpg" xlink:type="simple" xlink:show="embed" xlink:actuate="onLoad" draw:mime-type="image/jpeg"/>
</draw:frame>
 У столиціта низці областей оголошено повітряну тривогу.</text:p>
      <text:p text:style-name="P4">
Про це повідомляє Укрінформ із посиланням на <text:a xlink:type="simple" xlink:href="https://alerts.in.ua/" text:style-name="Internet_20_link" text:visited-style-name="Visited_20_Internet_20_Link">
 мапу </text:a>
повітряних тривог.</text:p>
      <text:p text:style-name="P4">
Тривогу оголошено в центральних і північних областях, а також у Києві та наЗапоріжжі.</text:p>
      <text:p text:style-name="P4">
Source: <text:a xlink:type="simple" xlink:href="https://www.ukrinform.ua/rubric-ato/3717655-u-kievi-ta-nizci-oblastej-povitrana-trivoga.html" text:style-name="Internet_20_link" text:visited-style-name="Visited_20_Internet_20_Link">
https://www.ukrinform.ua/rubric-ato/3717655-u-kievi-ta-nizci-oblastej-povitrana-trivoga.html</text:a>
</text:p>
      <!--NEWS-->
      <text:h text:style-name="P10" text:outline-level="1">
<text:span text:style-name="T4">
Український футболіст Жидков загинув на війні з Росією</text:span>
</text:h>
      <text:p text:style-name="P4">
Authors: Ukrinform (Person)</text:p>
      <text:p text:style-name="P4">
Publisher: Укринформ (Organization)</text:p>
      <text:p text:style-name="P4">
Published Time: 2023-06-02T22:53:02+03:00</text:p>
      <text:p text:style-name="P4">
Modified Time: 2023-06-02T22:53:02+03:00</text:p>
      <text:p text:style-name="P4">
Description: Микола Жидков виступав за клуб «Венгжанка» — Укрінформ.</text:p>
      <text:p text:style-name="P4">
Images: ['<text:a xlink:type="simple" xlink:href="https://static.ukrinform.com/photos/2023_06/thumb_files/630_360_1685735428-491.jpg" text:style-name="Internet_20_link" text:visited-style-name="Visited_20_Internet_20_Link">
630_360_16857...</text:a>
']</text:p>
      <text:p text:style-name="P4">
Tags: ['Футбол', 'Війна з Росією']</text:p>
      <text:p text:style-name="P4">
Type: Article</text:p>
      <!--METADATA-->
      <text:p text:style-name="P4">
<draw:frame draw:style-name="fr1" draw:name="Image217" text:anchor-type="as-char" svg:width="6.9236in" svg:height="3.956343in" draw:z-index="0">
<draw:image xlink:href="../Images/yкринформ/2023-06-02T22-53-02-03-00/630_360_1685735428-491.jpg" xlink:type="simple" xlink:show="embed" xlink:actuate="onLoad" draw:mime-type="image/jpeg"/>
</draw:frame>
 МиколаЖидков виступав за клуб «Венгжанка»</text:p>
      <text:p text:style-name="P4">
Колишній футболіст ФК «Венґжанка» Микола Жидков загинув на війні, <text:a xlink:type="simple" xlink:href="https://www.facebook.com/Wegrzcanka/posts/pfbid0NhvCEMjuxHtWA97x3fkn1YE7xvJ2JMJe8FHgZZiWEadYV3DXx78yAjnHGj4WGrABl" text:style-name="Internet_20_link" text:visited-style-name="Visited_20_Internet_20_Link">
 повідомляє</text:a>
сторінка клубу у Фейсбуці, передає Укрінформ.</text:p>
      <text:p text:style-name="P4">
З 2020 до 2022 року він виступав за польський клуб з 7-ї ліги «Венгжанка».Восени 2022 року він повернувся до України і вступив до лав ЗСУ.</text:p>
      <text:p text:style-name="P4">
</text:p>
      <text:p text:style-name="P4">
«Ми отримали дуже сумну новину. На війні за нашим східним кордоном загинувгравець клубу, який восени минулого року повернувся до України, щоб захиститисвою родину, друзів та Батьківщину від російської агресії.</text:p>
      <text:p text:style-name="P4">
Микола Жидков був дуже приємним, ввічливим та чуйним хлопцем. Не було людини,який би знав його і не співчував би йому. Вийшовши на поле, він до останньогоподиху боровся за перемогу своєї команди, а коли справа дійшла до боротьби засвободу своєї країни, він пожертвував тим, що могла мати людина в такому юномувіці – пожертвував власним життям.</text:p>
      <text:p text:style-name="P4">
Тебе не вистачатиме, наш друг, ніколи не забудемо», – йдеться у повідомленніклубу.</text:p>
      <text:p text:style-name="P4">
Жидкову було 22 роки.</text:p>
      <text:p text:style-name="P4">
Фото: facebook.com/Wegrzcanka</text:p>
      <text:p text:style-name="P4">
Source: <text:a xlink:type="simple" xlink:href="https://www.ukrinform.ua/rubric-sports/3717657-ukrainskij-futbolist-zidkov-zaginuv-na-vijni-z-rosieu.html" text:style-name="Internet_20_link" text:visited-style-name="Visited_20_Internet_20_Link">
https://www.ukrinform.ua/rubric-sports/3717657-ukrainskij-futbolist-zidkov-zaginuv-na-vijni-z-rosieu.html</text:a>
</text:p>
      <!--NEWS-->
      <text:h text:style-name="P10" text:outline-level="1">
<text:span text:style-name="T4">
Єрмак прокоментував звинувачення у нібито співпраці з ФСБ</text:span>
</text:h>
      <text:p text:style-name="P4">
Authors: Ukrinform (Person)</text:p>
      <text:p text:style-name="P4">
Publisher: Укринформ (Organization)</text:p>
      <text:p text:style-name="P4">
Published Time: 2023-06-02T22:57:00+03:00</text:p>
      <text:p text:style-name="P4">
Modified Time: 2023-06-02T22:57:00+03:00</text:p>
      <text:p text:style-name="P4">
Description: Перші повідомлення про начебто співпрацю керівника Офісу Президента з ворогом з’явились в анонімних Телеграм каналах, які веде ФСБ. — Укрінформ.</text:p>
      <text:p text:style-name="P4">
Images: ['<text:a xlink:type="simple" xlink:href="https://static.ukrinform.com/photos/2022_11/thumb_files/630_360_1669798236-525.jpeg" text:style-name="Internet_20_link" text:visited-style-name="Visited_20_Internet_20_Link">
630_360_16697...</text:a>
']</text:p>
      <text:p text:style-name="P4">
Tags: ['ФСБ РФ', 'Росія', 'Єрмак']</text:p>
      <text:p text:style-name="P4">
Type: Article</text:p>
      <!--METADATA-->
      <text:p text:style-name="P4">
<draw:frame draw:style-name="fr1" draw:name="Image219" text:anchor-type="as-char" svg:width="6.9236in" svg:height="3.956343in" draw:z-index="0">
<draw:image xlink:href="../Images/yкринформ/2023-06-02T22-57-00-03-00/630_360_1669798236-525.jpeg" xlink:type="simple" xlink:show="embed" xlink:actuate="onLoad" draw:mime-type="image/jpeg"/>
</draw:frame>
 Першіповідомлення про начебто співпрацю керівника Офісу Президента з ворогомз’явились в анонімних Телеграм каналах, які веде ФСБ.</text:p>
      <text:p text:style-name="P4">
Про це зазначив керівник ОП Андрій Єрмак у проєкті Дмитра Комарова «Рік. Закадром. Офіс Президента», повідомляє Укрінформ.</text:p>
      <text:p text:style-name="P4">
«Я завжди за пряму розмову, і якщо брати мову фактів, вперше натякання на«агент Росії», «ФСБ», вони з’явились під час моєї роботи, де я представлявУкраїну в Нормандському форматі. Я був дуже важкий для них перемовник. Ісьогодні вже наше СБУ про це говорить, що вперше ця інформація, яку, на жаль,потім підхопили і деякі українські політики, це в першу чергу виникли ванонімних Телеграм-каналах, які, як сьогодні доводить наше СБУ і розвідка,вони ведуться російським ФСБ. Навіть мені смішно про це чути, тому що рівеньлюдей, з якими я спілкуюсь сьогодні - і з керівниками розвідок наших партнерівамериканців, британців, - і як ви розумієте, якби до мене у цих людей було хочотаке запитання, то безумовно все було б по-іншому», - заявив Єрмак.</text:p>
      <text:p text:style-name="P4">
<text:span text:style-name="T4">
Читайте також:</text:span>
 <text:a xlink:type="simple" xlink:href="https://www.ukrinform.ua/rubric-ato/3717653-u-poloni-ukrainski-zahisniki-vtracali-do-60-kilogramiv-vagi-ermak.html" text:style-name="Internet_20_link" text:visited-style-name="Visited_20_Internet_20_Link">
 Українські захисники у полоні втрачали до 60 кілограмівваги - <text:span text:style-name="T4">
Єрмак</text:span>
 </text:a>
</text:p>
      <text:p text:style-name="P4">
Він відзначив, що багато чуток і фейків розповсюджується про нього та йогородину, однак потрібно аналізувати і пам’ятати про російську пропаганду, якапрацює нонстоп.</text:p>
      <text:p text:style-name="P4">
«Треба завжди аналізувати, порівнювати, тому що ми живемо в інформаційномуполі, коли гігантська машина російської пропаганди працює нон-стоп. Вонапрацює не тільки на Україну, вона працює на увесь світ. І сьогодні воназакидає якісь моменти кожного дня, щоб ми боялися, щоб ми перестали вірити,щоб нас посварити з партнерами, але кожного разу треба самим робити висновки»,- закликав Єрмак.</text:p>
      <text:p text:style-name="P4">
<text:span text:style-name="T4">
Читайте також:</text:span>
 <text:a xlink:type="simple" xlink:href="https://www.ukrinform.ua/rubric-ato/3717528-koalicia-vinisuvaciv-nalicue-uze-visim-krain-ermak.html" text:style-name="Internet_20_link" text:visited-style-name="Visited_20_Internet_20_Link">
 Коаліція винищувачів налічує уже вісім країн – <text:span text:style-name="T4">
Єрмак</text:span>
</text:a>
</text:p>
      <text:p text:style-name="P4">
Як повідомляв Укрінформ, 25 травня керівник Офісу Президента Андрій Єрмакпровів телефонну розмову з колишнім генсеком НАТО Андерсом Фогом Расмуссеном,який є співкоординатором Міжнародної експертної групи з розробки рекомендаційщодо безпекових гарантій для України.</text:p>
      <text:p text:style-name="P4">
Фото: ОП</text:p>
      <text:p text:style-name="P4">
Source: <text:a xlink:type="simple" xlink:href="https://www.ukrinform.ua/rubric-polytics/3717659-ermak-prokomentuvav-zvinuvacenna-u-nibito-spivpraci-z-fsb.html" text:style-name="Internet_20_link" text:visited-style-name="Visited_20_Internet_20_Link">
https://www.ukrinform.ua/rubric-polytics/3717659-ermak-prokomentuvav-zvinuvacenna-u-nibito-spivpraci-z-fsb.html</text:a>
</text:p>
      <!--NEWS-->
      <text:h text:style-name="P10" text:outline-level="1">
<text:span text:style-name="T4">
США готові підтримати дипломатичні зусилля України для завершення війни - Білий дім</text:span>
</text:h>
      <text:p text:style-name="P4">
Authors: Ukrinform (Person)</text:p>
      <text:p text:style-name="P4">
Publisher: Укринформ (Organization)</text:p>
      <text:p text:style-name="P4">
Published Time: 2023-06-02T23:03:00+03:00</text:p>
      <text:p text:style-name="P4">
Modified Time: 2023-06-02T23:03:00+03:00</text:p>
      <text:p text:style-name="P4">
Description: Україна може розраховувати на підтримку Сполучених Штатів, щоб досягти успіху в переговорному процесі з РФ з метою остаточного завершення війни, розв’язаної кремлівським режимом. — Укрінформ.</text:p>
      <text:p text:style-name="P4">
Images: ['<text:a xlink:type="simple" xlink:href="https://static.ukrinform.com/photos/2016_08/thumb_files/630_360_1472621188-8020.jpg" text:style-name="Internet_20_link" text:visited-style-name="Visited_20_Internet_20_Link">
630_360_14726...</text:a>
']</text:p>
      <text:p text:style-name="P4">
Tags: ['Переговори', 'США', 'Україна', 'Білий дім', 'Війна з Росією']</text:p>
      <text:p text:style-name="P4">
Type: Article</text:p>
      <!--METADATA-->
      <text:p text:style-name="P4">
<draw:frame draw:style-name="fr1" draw:name="Image220" text:anchor-type="as-char" svg:width="6.9236in" svg:height="3.956343in" draw:z-index="0">
<draw:image xlink:href="../Images/yкринформ/2023-06-02T23-03-00-03-00/630_360_1472621188-8020.jpg" xlink:type="simple" xlink:show="embed" xlink:actuate="onLoad" draw:mime-type="image/jpeg"/>
</draw:frame>
 Українаможе розраховувати на підтримку Сполучених Штатів, щоб досягти успіху впереговорному процесі з РФ з метою остаточного завершення війни, розв’язаноїкремлівським режимом.</text:p>
      <text:p text:style-name="P4">
Про це заявив під час онлайн-брифінгу координатор Ради національної безпекиДжон Кірбі, передає власний кореспондент Укрінформу.</text:p>
      <text:p text:style-name="P4">
«Ми всі хочемо, щоб війна скінчилася. І ми всі розуміємо, що простимвиведенням російських військ це не закінчиться. Ми, звісно, хочемо підтриматийого (Президента Зеленського – ред.) зусилля на шляху досягнення того, щоназивається справедливим миром», - сказав представник адміністрації <text:a xlink:type="simple" xlink:href="https://www.ukrinform.ua/tag-ssa" text:style-name="Internet_20_link" text:visited-style-name="Visited_20_Internet_20_Link">
 США</text:a>
 .</text:p>
      <text:p text:style-name="P4">
За його словами, Сполучені Штати хочуть, щоб - коли настане час дляпереговорів - дипломатія могла забезпечити міцний і справедливий мир.</text:p>
      <text:p text:style-name="P4">
<text:span text:style-name="T4">
Читайте також:</text:span>
 <text:a xlink:type="simple" xlink:href="https://www.ukrinform.ua/rubric-polytics/3716751-ssa-zoseredzeni-na-realizacii-ukrainskoi-formuli-miru-bilij-dim.html" text:style-name="Internet_20_link" text:visited-style-name="Visited_20_Internet_20_Link">
 США зосереджені на реалізації української Формули миру –Білий дім </text:a>
</text:p>
      <text:p text:style-name="P4">
«Ми хочемо переконатися, що Зеленський зможе досягти успіху і в цьому. І вінне матиме кращого друга, ніж Сполучені Штати, коли справа стосується будь-якоїпідтримки, яка йому потрібна для продовження дипломатичного шляху», -наголосив представник Білого дому.</text:p>
      <text:p text:style-name="P4">
Як повідомляв Укрінформ, адміністрація президента Байдена неодноразовопідтверджувала послідовну позицію щодо підтримки України стільки, скількизнадобиться.</text:p>
      <text:p text:style-name="P4">
Source: <text:a xlink:type="simple" xlink:href="https://www.ukrinform.ua/rubric-polytics/3717648-ssa-gotovi-pidtrimati-diplomaticni-zusilla-ukraini-dla-zaversenna-vijni-bilij-dim.html" text:style-name="Internet_20_link" text:visited-style-name="Visited_20_Internet_20_Link">
https://www.ukrinform.ua/rubric-polytics/3717648-ssa-gotovi-pidtrimati-diplomaticni-zusilla-ukraini-dla-zaversenna-vijni-bilij-dim.html</text:a>
</text:p>
      <!--NEWS-->
      <text:h text:style-name="P10" text:outline-level="1">
<text:span text:style-name="T4">
Україна буде в НАТО і Євросоюзі набагато раніше, ніж усі вважають - керівник ОП</text:span>
</text:h>
      <text:p text:style-name="P4">
Authors: Ukrinform (Person)</text:p>
      <text:p text:style-name="P4">
Publisher: Укринформ (Organization)</text:p>
      <text:p text:style-name="P4">
Published Time: 2023-06-02T23:09:00+03:00</text:p>
      <text:p text:style-name="P4">
Modified Time: 2023-06-02T23:09:00+03:00</text:p>
      <text:p text:style-name="P4">
Description: Керівник Офісу Президент України переконаний, що Україна вступить до НАТО і Євросоюзу набагато раніше, ніж всі вважають. — Укрінформ.</text:p>
      <text:p text:style-name="P4">
Images: ['<text:a xlink:type="simple" xlink:href="https://static.ukrinform.com/photos/2022_12/thumb_files/630_360_1670005217-138.jpg" text:style-name="Internet_20_link" text:visited-style-name="Visited_20_Internet_20_Link">
630_360_16700...</text:a>
']</text:p>
      <text:p text:style-name="P4">
Tags: ['Євроінтеграція', 'Євросоюз', 'НАТО', 'Єрмак']</text:p>
      <text:p text:style-name="P4">
Type: Article</text:p>
      <!--METADATA-->
      <text:p text:style-name="P4">
<draw:frame draw:style-name="fr1" draw:name="Image221" text:anchor-type="as-char" svg:width="6.9236in" svg:height="3.956343in" draw:z-index="0">
<draw:image xlink:href="../Images/yкринформ/2023-06-02T23-09-00-03-00/630_360_1670005217-138.jpg" xlink:type="simple" xlink:show="embed" xlink:actuate="onLoad" draw:mime-type="image/jpeg"/>
</draw:frame>
 КерівникОфісу Президент України переконаний, що Україна вступить до НАТО і Євросоюзунабагато раніше, ніж всі вважають.</text:p>
      <text:p text:style-name="P4">
Таку думку Андрій Єрмак висловив в інтерв’ю Дмитру Комарову у проєкті «Рік. Закадром. Офіс Президента», повідомляє Укрінформ.</text:p>
      <text:p text:style-name="P4">
Відповідаючи на запитання, коли Україна буде в НАТО і ЄС, він сказав: «Я думаюнабагато раніше, ніж всі вважають. Ми повинні абсолютно з новою філософієюбудувати наші відносини. 30 років ніхто не займався Латинською Америкою, ніхтоне займався, як треба займатися, Африкою, ніхто не займався Азією. Президентпоставив завдання, ми його виконуємо - зробити те, що не робилосядесятиліттями, зробити за місяць».</text:p>
      <text:p text:style-name="P4">
<text:span text:style-name="T4">
Читайте також:</text:span>
 <text:a xlink:type="simple" xlink:href="https://www.ukrinform.ua/rubric-polytics/3715245-golovnou-garantieu-dla-ukraini-mae-stati-clenstvo-u-nato-ermak.html" text:style-name="Internet_20_link" text:visited-style-name="Visited_20_Internet_20_Link">
 Головною гарантією для України має стати членство у НАТО– <text:span text:style-name="T4">
Єрмак</text:span>
 </text:a>
</text:p>
      <text:p text:style-name="P4">
За словами <text:a xlink:type="simple" xlink:href="https://www.ukrinform.ua/tag-ermak" text:style-name="Internet_20_link" text:visited-style-name="Visited_20_Internet_20_Link">
 Єрмака </text:a>
 , все це питаннячасу, якого в нас немає. «Тому ми робимо сьогодні і зараз, і тому у насбезпрецедентні сьогодні стосунки з арабським світом, у нас сьогодні вжебудуються гарні відносили з Латинською Америкою, яка дуже довго історично булапроросійська, ми будуємо відносили з Африкою», - зазначив Єрмак.</text:p>
      <text:p text:style-name="P4">
Як повідомляв Укрінформ, Володимир Зеленський на саміті Європейськоїполітичної спільноти у Кишиневі заявив, що на липневому саміті НАТО у Вільнюсімає бути прийнято рішення про чітке запрошення України до Альянсу та наданняїй безпекових гарантій на шляху до цього членства.</text:p>
      <text:p text:style-name="P4">
Source: <text:a xlink:type="simple" xlink:href="https://www.ukrinform.ua/rubric-polytics/3717660-ukraina-bude-v-nato-i-evrosouzi-nabagato-ranise-niz-usi-vvazaut-kerivnik-op.html" text:style-name="Internet_20_link" text:visited-style-name="Visited_20_Internet_20_Link">
https://www.ukrinform.ua/rubric-polytics/3717660-ukraina-bude-v-nato-i-evrosouzi-nabagato-ranise-niz-usi-vvazaut-kerivnik-op.html</text:a>
</text:p>
      <!--NEWS-->
      <text:h text:style-name="P10" text:outline-level="1">
<text:span text:style-name="T4">
Бех-Романчук здобула «бронзу» на етапі «Діамантової ліги» в Італії</text:span>
</text:h>
      <text:p text:style-name="P4">
Authors: Ukrinform (Person)</text:p>
      <text:p text:style-name="P4">
Publisher: Укринформ (Organization)</text:p>
      <text:p text:style-name="P4">
Published Time: 2023-06-02T23:14:00+03:00</text:p>
      <text:p text:style-name="P4">
Modified Time: 2023-06-02T23:14:00+03:00</text:p>
      <text:p text:style-name="P4">
Description: Українка - третя у стрибках в довжину. — Укрінформ.</text:p>
      <text:p text:style-name="P4">
Images: ['<text:a xlink:type="simple" xlink:href="https://static.ukrinform.com/photos/2023_06/thumb_files/630_360_1685736734-296.jpg" text:style-name="Internet_20_link" text:visited-style-name="Visited_20_Internet_20_Link">
630_360_16857...</text:a>
']</text:p>
      <text:p text:style-name="P4">
Tags: ['Легка атлетика', 'Марина Бех-Романчук']</text:p>
      <text:p text:style-name="P4">
Type: Article</text:p>
      <!--METADATA-->
      <text:p text:style-name="P4">
<draw:frame draw:style-name="fr1" draw:name="Image222" text:anchor-type="as-char" svg:width="6.9236in" svg:height="3.956343in" draw:z-index="0">
<draw:image xlink:href="../Images/yкринформ/2023-06-02T23-14-00-03-00/630_360_1685736734-296.jpg" xlink:type="simple" xlink:show="embed" xlink:actuate="onLoad" draw:mime-type="image/jpeg"/>
</draw:frame>
 Українка -третя у стрибках в довжину.</text:p>
      <text:p text:style-name="P4">
Марина Бех-Романчук здобула «бронзу» у стрибках в довжину на етапі«Діамантової ліги» у Флоренції, передає Укрінформ.</text:p>
      <text:p text:style-name="P4">
У своїй найкращій спробі українка стрибнула на 6.59 м, що стало найкращимрезультатом українки у цьому сезоні.</text:p>
      <text:p text:style-name="P4">
Перемогу з результатом 6.79 м здобула італійка Ларісса Япічіно. «Срібло» - вамериканки Тари Девіс-Вудголл (6.74 м).</text:p>
      <text:p text:style-name="P4">
<text:span text:style-name="T4">
Читайте також:</text:span>
 <text:a xlink:type="simple" xlink:href="https://www.ukrinform.ua/rubric-sports/3717654-tkacuk-pata-v-bigu-na-400-m-z-barerami-na-etapi-diamantovoi-ligi-v-italii.html" text:style-name="Internet_20_link" text:visited-style-name="Visited_20_Internet_20_Link">
 <text:span text:style-name="T4">
Ткачук</text:span>
 – п’ята в бігу на 400 м з бар’єрами на етапі«Діамантової ліги» в Італії </text:a>
</text:p>
      <text:p text:style-name="P4">
Як повідомляв Укрінформ, Вікторія Ткачук фінішувала п’ятою в бігу з бар’єрамина 400м на етапі «Діамантової ліги».</text:p>
      <text:p text:style-name="P4">
Фото: Getty Images</text:p>
      <text:p text:style-name="P4">
Source: <text:a xlink:type="simple" xlink:href="https://www.ukrinform.ua/rubric-sports/3717663-behromancuk-zdobula-bronzu-na-etapi-diamantovoi-ligi-v-italii.html" text:style-name="Internet_20_link" text:visited-style-name="Visited_20_Internet_20_Link">
https://www.ukrinform.ua/rubric-sports/3717663-behromancuk-zdobula-bronzu-na-etapi-diamantovoi-ligi-v-italii.html</text:a>
</text:p>
      <!--NEWS-->
      <text:h text:style-name="P10" text:outline-level="1">
<text:span text:style-name="T4">
Залізнична аварія в Індії: пів сотні загиблих, понад 300 поранених</text:span>
</text:h>
      <text:p text:style-name="P4">
Authors: Ukrinform (Person)</text:p>
      <text:p text:style-name="P4">
Publisher: Укринформ (Organization)</text:p>
      <text:p text:style-name="P4">
Published Time: 2023-06-02T23:18:00+03:00</text:p>
      <text:p text:style-name="P4">
Modified Time: 2023-06-02T23:18:00+03:00</text:p>
      <text:p text:style-name="P4">
Description: Близько 50 осіб вважаються загиблими й сотні поранено внаслідок зіткнення трьох потягів у Індії, що сталося у п'ятницю ввечері. — Укрінформ.</text:p>
      <text:p text:style-name="P4">
Images: ['<text:a xlink:type="simple" xlink:href="https://static.ukrinform.com/photos/2023_06/thumb_files/630_360_1685737157-161.jpg" text:style-name="Internet_20_link" text:visited-style-name="Visited_20_Internet_20_Link">
630_360_16857...</text:a>
']</text:p>
      <text:p text:style-name="P4">
Tags: ['Аварія', 'Індія', 'Потяг']</text:p>
      <text:p text:style-name="P4">
Type: Article</text:p>
      <!--METADATA-->
      <text:p text:style-name="P4">
<draw:frame draw:style-name="fr1" draw:name="Image223" text:anchor-type="as-char" svg:width="6.9236in" svg:height="3.956343in" draw:z-index="0">
<draw:image xlink:href="../Images/yкринформ/2023-06-02T23-18-00-03-00/630_360_1685737157-161.jpg" xlink:type="simple" xlink:show="embed" xlink:actuate="onLoad" draw:mime-type="image/jpeg"/>
</draw:frame>
 Близько 50осіб вважаються загиблими й сотні поранено внаслідок зіткнення трьох потягів уІндії, що сталося у п'ятницю ввечері.</text:p>
      <text:p text:style-name="P4">
Як передає Укрінформ з посиланням на <text:a xlink:type="simple" xlink:href="https://edition.cnn.com/2023/06/02/asia/india-train-crash-odisha-intl/index.html" text:style-name="Internet_20_link" text:visited-style-name="Visited_20_Internet_20_Link">
 CNN</text:a>
 , два пасажирські потяги й один товарний зіткнулися в містіБаласор у штаті Одіша.</text:p>
      <text:p text:style-name="P4">
Загинуло близько 50 осіб, кількість поранених перевищує 300.</text:p>
      <text:p text:style-name="P4">
<text:span text:style-name="T4">
Читайте також:</text:span>
 <text:a xlink:type="simple" xlink:href="https://www.ukrinform.ua/rubric-world/3715503-avaria-turisticnogo-covna-v-italii-kilkist-zertv-zrosla-do-cotiroh.html" text:style-name="Internet_20_link" text:visited-style-name="Visited_20_Internet_20_Link">
 <text:span text:style-name="T4">
Аварія</text:span>
 туристичного човна в Італії: кількість жертвзросла до чотирьох </text:a>
</text:p>
      <text:p text:style-name="P4">
На місці катастрофи працюють рятувальники, півсотні карет швидкої допомоги такілька пожежних підрозділів.</text:p>
      <text:p text:style-name="Quotations">

<text:p text:style-name="P4">
<text:a xlink:type="simple" xlink:href="https://twitter.com/hashtag/CoromandelExpress" text:style-name="Internet_20_link" text:visited-style-name="Visited_20_Internet_20_Link">
 #CoromandelExpress&gt;
 </text:a>
&gt;
 derails near Bahanaga station in Balasore, <text:a xlink:type="simple" xlink:href="https://twitter.com/hashtag/Odisha" text:style-name="Internet_20_link" text:visited-style-name="Visited_20_Internet_20_Link">
 #Odisha&gt;
 </text:a>
 . Several&gt;
 coaches are reported to have derailed: CPRO Southern Railway. (ANI) <text:a xlink:type="simple" xlink:href="https://t.co/2Zakb07gQq" text:style-name="Internet_20_link" text:visited-style-name="Visited_20_Internet_20_Link">
&gt;
 pic.twitter.com/2Zakb07gQq </text:a>
&gt;
&gt;
 — TOI Bhubaneswar (@TOIBhubaneswar) <text:a xlink:type="simple" xlink:href="https://twitter.com/TOIBhubaneswar/status/1664645421673721857" text:style-name="Internet_20_link" text:visited-style-name="Visited_20_Internet_20_Link">
 June 2, 2023&gt;
 </text:a>
</text:p>

</text:p>
      <text:p text:style-name="P4">
Один з потягів, що потрапив у аварію, – експрес, що курсує через східнеузбережжя Індії між столицею Західної Бенгалії Калькуттою і південним містомЧеннай.</text:p>
      <text:p text:style-name="Quotations">

<text:p text:style-name="P4">
Visuals from the site near Bahanaga Railway Station in Balasore, where the&gt;
 train accident happened earlier today. <text:a xlink:type="simple" xlink:href="https://t.co/9kjBZDwJzO" text:style-name="Internet_20_link" text:visited-style-name="Visited_20_Internet_20_Link">
 pic.twitter.com/9kjBZDwJzO&gt;
 </text:a>
&gt;
&gt;
 — Press Trust of India (@PTI_News) <text:a xlink:type="simple" xlink:href="https://twitter.com/PTI_News/status/1664690654944047104" text:style-name="Internet_20_link" text:visited-style-name="Visited_20_Internet_20_Link">
 June 2, 2023&gt;
 </text:a>
</text:p>

</text:p>
      <text:p text:style-name="P4">
Зазначається, що розгалужена залізнична мережа Індії страждає від старіння тапоганого технічного обслуговування – факторів, які часто стають причиноюаварій.</text:p>
      <text:p text:style-name="P4">
<text:span text:style-name="T4">
Читайте також:</text:span>
 <text:a xlink:type="simple" xlink:href="https://www.ukrinform.ua/rubric-world/3716327-v-indii-avtobus-zirvavsa-v-uselinu-10-zagiblih.html" text:style-name="Internet_20_link" text:visited-style-name="Visited_20_Internet_20_Link">
 В Індії автобус зірвався в ущелину: 10 загиблих</text:a>
</text:p>
      <text:p text:style-name="P4">
У 2021 році в майже 18 тис. інцидентів на залізниці по всій країні загинулоблизько 16,5 тис. осіб. Більшість (67,7%) випадків стосується падіння зпотягів та потрапляння людей під колеса поїздів.</text:p>
      <text:p text:style-name="P4">
Одна з найбільших аварій останніх років сталася на півночі штату Уттар-Прадешв листопаді 2016 року, коли загинуло понад 140 осіб внаслідок сходження потягаз рейок.</text:p>
      <text:p text:style-name="P4">
Фото: ANI</text:p>
      <text:p text:style-name="P4">
Source: <text:a xlink:type="simple" xlink:href="https://www.ukrinform.ua/rubric-world/3717664-zaliznicna-avaria-v-indii-pivsotni-zagiblih-ponad-300-poranenih.html" text:style-name="Internet_20_link" text:visited-style-name="Visited_20_Internet_20_Link">
https://www.ukrinform.ua/rubric-world/3717664-zaliznicna-avaria-v-indii-pivsotni-zagiblih-ponad-300-poranenih.html</text:a>
</text:p>
      <!--NEWS-->
      <text:h text:style-name="P10" text:outline-level="1">
<text:span text:style-name="T4">
Єрмак: Я ніколи не планував іти у президенти</text:span>
</text:h>
      <text:p text:style-name="P4">
Authors: Ukrinform (Person)</text:p>
      <text:p text:style-name="P4">
Publisher: Укринформ (Organization)</text:p>
      <text:p text:style-name="P4">
Published Time: 2023-06-02T23:28:00+03:00</text:p>
      <text:p text:style-name="P4">
Modified Time: 2023-06-02T23:28:00+03:00</text:p>
      <text:p text:style-name="P4">
Description: Керівник ОП Андрій Єрмак заявив, що не планує балотуватися на посаду Президента України. — Укрінформ.</text:p>
      <text:p text:style-name="P4">
Images: ['<text:a xlink:type="simple" xlink:href="https://static.ukrinform.com/photos/2023_01/thumb_files/630_360_1674842334-682.jpeg" text:style-name="Internet_20_link" text:visited-style-name="Visited_20_Internet_20_Link">
630_360_16748...</text:a>
']</text:p>
      <text:p text:style-name="P4">
Tags: ['Президент', 'Україна', 'Єрмак']</text:p>
      <text:p text:style-name="P4">
Type: Article</text:p>
      <!--METADATA-->
      <text:p text:style-name="P4">
<draw:frame draw:style-name="fr1" draw:name="Image224" text:anchor-type="as-char" svg:width="6.9236in" svg:height="3.956343in" draw:z-index="0">
<draw:image xlink:href="../Images/yкринформ/2023-06-02T23-28-00-03-00/630_360_1674842334-682.jpeg" xlink:type="simple" xlink:show="embed" xlink:actuate="onLoad" draw:mime-type="image/jpeg"/>
</draw:frame>
 КерівникОП Андрій Єрмак заявив, що не планує балотуватися на посаду ПрезидентаУкраїни.</text:p>
      <text:p text:style-name="P4">
Як повідомляє Укрінформ, про це він сказав у телепроєкті Дмитра Комарова «Рік.За кадром. Офіс Президента», коментуючи відповідне запитання.</text:p>
      <text:p text:style-name="P4">
«Ні, я не планую йти у президенти - і ніколи не планував. Я вважаю, що у наснайкращий Президент за всі роки незалежності України. І я пишаюсь, що я працююз цим Президентом. Я ще раз повторю, що я прийшов з цим президентом, і з цимпрезидентом піду», - зазначив <text:a xlink:type="simple" xlink:href="https://www.ukrinform.ua/tag-ermak" text:style-name="Internet_20_link" text:visited-style-name="Visited_20_Internet_20_Link">
 Єрмак </text:a>
 .</text:p>
      <text:p text:style-name="P4">
<text:span text:style-name="T4">
Читайте також:</text:span>
 <text:a xlink:type="simple" xlink:href="https://www.ukrinform.ua/rubric-polytics/3717659-ermak-prokomentuvav-zvinuvacenna-u-nibito-spivpraci-z-fsb.html" text:style-name="Internet_20_link" text:visited-style-name="Visited_20_Internet_20_Link">
 <text:span text:style-name="T4">
Єрмак</text:span>
 прокоментував звинувачення у нібито співпраці зФСБ </text:a>
</text:p>
      <text:p text:style-name="P4">
Як повідомляв Укрінформ, 11 лютого 2020 року Володимир Зеленський призначивАндрія Єрмака на посаду керівника Офісу Президента України.</text:p>
      <text:p text:style-name="P4">
<text:span text:style-name="T5">
Фото: ОП</text:span>
</text:p>
      <text:p text:style-name="P4">
Source: <text:a xlink:type="simple" xlink:href="https://www.ukrinform.ua/rubric-polytics/3717665-ermak-a-nikoli-ne-planuvav-iti-u-prezidenti.html" text:style-name="Internet_20_link" text:visited-style-name="Visited_20_Internet_20_Link">
https://www.ukrinform.ua/rubric-polytics/3717665-ermak-a-nikoli-ne-planuvav-iti-u-prezidenti.html</text:a>
</text:p>
      <!--NEWS-->
      <text:h text:style-name="P10" text:outline-level="1">
<text:span text:style-name="T4">
Серед масового поховання в Ізюмі залишаються неідентифікованими 66 тіл</text:span>
</text:h>
      <text:p text:style-name="P4">
Authors: Ukrinform (Person)</text:p>
      <text:p text:style-name="P4">
Publisher: Укринформ (Organization)</text:p>
      <text:p text:style-name="P4">
Published Time: 2023-06-02T23:43:00+03:00</text:p>
      <text:p text:style-name="P4">
Modified Time: 2023-06-02T23:43:00+03:00</text:p>
      <text:p text:style-name="P4">
Description: З масового поховання в Ізюмі на Харківщині залишаються неідентифікованими 66 тіл. — Укрінформ.</text:p>
      <text:p text:style-name="P4">
Images: ['<text:a xlink:type="simple" xlink:href="https://static.ukrinform.com/photos/2022_09/thumb_files/630_360_1663663916-795.jpg" text:style-name="Internet_20_link" text:visited-style-name="Visited_20_Internet_20_Link">
630_360_16636...</text:a>
']</text:p>
      <text:p text:style-name="P4">
Tags: ['Поліція', 'Харківщина', 'Ізюм']</text:p>
      <text:p text:style-name="P4">
Type: Article</text:p>
      <!--METADATA-->
      <text:p text:style-name="P4">
<draw:frame draw:style-name="fr1" draw:name="Image225" text:anchor-type="as-char" svg:width="6.9236in" svg:height="3.956343in" draw:z-index="0">
<draw:image xlink:href="../Images/yкринформ/2023-06-02T23-43-00-03-00/630_360_1663663916-795.jpg" xlink:type="simple" xlink:show="embed" xlink:actuate="onLoad" draw:mime-type="image/jpeg"/>
</draw:frame>
 З масовогопоховання в Ізюмі на Харківщині залишаються неідентифікованими 66 тіл.</text:p>
      <text:p text:style-name="P4">
Про це повідомив у <text:a xlink:type="simple" xlink:href="https://t.me/police_kh_region/17978" text:style-name="Internet_20_link" text:visited-style-name="Visited_20_Internet_20_Link">
 Телеграмі </text:a>
 відділкомунікації ГУ Нацполіції в Харківській області, передає Укрінформ.</text:p>
      <text:p text:style-name="P4">
«На теперішній час з місця масового поховання в Ізюмі вилучено 449 тіл,ідентифікована переважна більшість осіб, залишаються неідентифікованими 66осіб», - розповіла заступниця начальника відділу розслідування злочинів,скоєних проти життя та здоров'я особи, Слідчого управління ГУНП в Харківськійобласті Оксана Олійник.</text:p>
      <text:p text:style-name="P4">
<text:span text:style-name="T4">
Читайте також:</text:span>
 <text:a xlink:type="simple" xlink:href="https://www.ukrinform.ua/rubric-regions/3711203-sbu-vikrila-klirika-upc-mp-akij-dopomagav-zagarbnikam-v-izumi.html" text:style-name="Internet_20_link" text:visited-style-name="Visited_20_Internet_20_Link">
 СБУ викрила клірика УПЦ МП, який допомагав загарбникам в<text:span text:style-name="T4">
Ізюм</text:span>
 і </text:a>
</text:p>
      <text:p text:style-name="P4">
Вона зазначила, що процес ідентифікації може бути прискорений, якщо всі родичізагиблих звернуться до поліції. Зокрема, 1 червня після відповідних звернень умісті знову працювала пересувна ДНК-лабораторія, зразки здали 12 громадян.</text:p>
      <text:p text:style-name="P4">
Як повідомляв Укрінформ, після звільнення Ізюма у вересні 2022 рокуправоохоронці виявили в лісі масове поховання. З нього вилучили 449 тілцивільних осіб, у тому числі сімох дітей. Зокрема, експертизами ДНКпідтверджено, що в масовому похованні було тіло дитячого письменникаВолодимира Вакуленка, якого загарбники застрелили. Також 28 грудня сталовідомо, що керівник ізюмського осередку «Пласту» Олег Єфіменко теж бувпохований у лісі. Експерти підтвердили, що чоловіка катували.</text:p>
      <text:p text:style-name="P4">
Source: <text:a xlink:type="simple" xlink:href="https://www.ukrinform.ua/rubric-regions/3717592-sered-masovogo-pohovanna-v-izumi-zalisautsa-neidentifikovanimi-66-til.html" text:style-name="Internet_20_link" text:visited-style-name="Visited_20_Internet_20_Link">
https://www.ukrinform.ua/rubric-regions/3717592-sered-masovogo-pohovanna-v-izumi-zalisautsa-neidentifikovanimi-66-til.html</text:a>
</text:p>
      <!--NEWS-->
      <text:h text:style-name="P10" text:outline-level="1">
<text:span text:style-name="T4">
Керівник ОП розповів про день, коли з полону вдалося повернути командирів з «Азовсталі»</text:span>
</text:h>
      <text:p text:style-name="P4">
Authors: Ukrinform (Person)</text:p>
      <text:p text:style-name="P4">
Publisher: Укринформ (Organization)</text:p>
      <text:p text:style-name="P4">
Published Time: 2023-06-02T23:59:00+03:00</text:p>
      <text:p text:style-name="P4">
Modified Time: 2023-06-02T23:59:00+03:00</text:p>
      <text:p text:style-name="P4">
Description: Обмін, коли вдалося повернути з російського полону п’ятьох командирів «Азову» у вересні минулого року, був знаковим і дуже важким, координувалась робота з іноземними партнерами і були затримки. — Укрінформ.</text:p>
      <text:p text:style-name="P4">
Images: ['<text:a xlink:type="simple" xlink:href="https://static.ukrinform.com/photos/2022_03/thumb_files/630_360_1647539615-731.jpeg" text:style-name="Internet_20_link" text:visited-style-name="Visited_20_Internet_20_Link">
630_360_16475...</text:a>
']</text:p>
      <text:p text:style-name="P4">
Tags: ['Азов', 'Обмін', 'Єрмак', 'Офіс Президента']</text:p>
      <text:p text:style-name="P4">
Type: Article</text:p>
      <!--METADATA-->
      <text:p text:style-name="P4">
<draw:frame draw:style-name="fr1" draw:name="Image226" text:anchor-type="as-char" svg:width="6.9236in" svg:height="3.956343in" draw:z-index="0">
<draw:image xlink:href="../Images/yкринформ/2023-06-02T23-59-00-03-00/630_360_1647539615-731.jpeg" xlink:type="simple" xlink:show="embed" xlink:actuate="onLoad" draw:mime-type="image/jpeg"/>
</draw:frame>
 Обмін,коли вдалося повернути з російського полону п’ятьох командирів «Азову» увересні минулого року, був знаковим і дуже важким, координувалась робота зіноземними партнерами і були затримки.</text:p>
      <text:p text:style-name="P4">
Про це розповів керівник ОП Андрій Єрмак у проєкті Дмитра Комарова «Рік. Закадром. Офіс Президента», повідомляє Укрінформ.</text:p>
      <text:p text:style-name="P4">
«Якщо говорити про той обмін, він дійсно був дуже знаковий і дуже важкий. Томущо треба було скоординувати наших турецьких партнерів, домовитися про цюформулу, що вони нам гарантують повністю їх (українських командирів –ред.)безпеку, що ніяких провокацій не буде відбуватися. Це я робив напряму зкерівником їхньої розвідки. Тут був на зв’язку з Малюком (головою СБУ), Усовим(заступник начальника ГУР – ред.). У Туреччині знаходився Денис Монастирський(загиблий глава МВС – ред.), Буданов (начальник ГУР – ред.), в Ер-Ріядізнаходився Умеров і співробітники СБУ знаходилися в Польщі», - зазначив Єрмак.</text:p>
      <text:p text:style-name="P4">
<text:span text:style-name="T4">
Читайте також:</text:span>
 <text:a xlink:type="simple" xlink:href="https://www.ukrinform.ua/rubric-polytics/3717665-ermak-a-nikoli-ne-planuvav-iti-u-prezidenti.html" text:style-name="Internet_20_link" text:visited-style-name="Visited_20_Internet_20_Link">
 <text:span text:style-name="T4">
Єрмак</text:span>
 : Я ніколи не планував іти у президенти</text:a>
</text:p>
      <text:p text:style-name="P4">
За його словами, день почався близько шостої ранку, однак все пішло дещо не запланом, була затримка.</text:p>
      <text:p text:style-name="P4">
Так, керівник ОП зауважив, що перша частина обміну, яка проходила наукраїнській території, повинна була реалізуватися в обід, а відбулася о сьомійвечора.</text:p>
      <text:p text:style-name="P4">
«Малюк, Усов приїхали на місце і п’ять годин жодного зв’язку не було, ніхто нез’являвся, водночас відомий політик (Віктор Медведчук – ред.) знаходився влітаку в Польщі. Була домовленість що будь-який рух відбувається тільки колими отримаємо підтвердження, що наших хлопців (командирів «Азову») забрали вТуреччині. Коли прилетів російський літак і сів в Анкарі, вони нікого недопускали. Безумовно, знаючи, із ким ми маємо справу, я попросив Кирила(Буданова – ред.), він під’їхав, вивели наших хлопців, обличчя закриті,відкрили їх, він мені всіх сфотографував і ми були упевнені, що це вони», -поділився спогадами Єрмак.</text:p>
      <text:p text:style-name="P4">
<text:span text:style-name="T4">
Читайте також:</text:span>
 <text:a xlink:type="simple" xlink:href="https://www.ukrinform.ua/rubric-ato/3717653-u-poloni-ukrainski-zahisniki-vtracali-do-60-kilogramiv-vagi-ermak.html" text:style-name="Internet_20_link" text:visited-style-name="Visited_20_Internet_20_Link">
 Українські захисники у полоні втрачали до 60 кілограмівваги - <text:span text:style-name="T4">
Єрмак</text:span>
 </text:a>
</text:p>
      <text:p text:style-name="P4">
Він додав, що такі заходи були недаремні, оскільки пізніше з’ясувалося, щозатримка була зумовлена тим, що полонених командирів росіяни звозили з різнихмісць і з одним з наших воїнів «застрягли на якомусь пункті».</text:p>
      <text:p text:style-name="P4">
Керівник Офісу глави держави запевнив, що Україна зробить все, аби не порушитидомовленості та не поставити під загрозу можливості обмінювати інших полоненихросіянами українських військових, але повернути командирів «Азову».</text:p>
      <text:p text:style-name="P4">
Як повідомлялося, 21 вересня 2022 року в результаті обміну вдалося повернути зросійського полону понад 200 українських захисників, а також 10 іноземців.Були звільнені, зокрема,п'ять командирів «Азову», однак за домовленостями вониперебуватимуть до кінця війни у Туреччині.</text:p>
      <text:p text:style-name="P4">
Російській стороні тоді повернули підозрюваного у державній зраді народногодепутата Віктора Медведчука та ще 55 російських військових.</text:p>
      <text:p text:style-name="P4">
Фото: ОП</text:p>
      <text:p text:style-name="P4">
Source: <text:a xlink:type="simple" xlink:href="https://www.ukrinform.ua/rubric-ato/3717666-kerivnik-op-rozpoviv-pro-den-koli-z-polonu-vdalosa-povernuti-komandiriv-z-azovstali.html" text:style-name="Internet_20_link" text:visited-style-name="Visited_20_Internet_20_Link">
https://www.ukrinform.ua/rubric-ato/3717666-kerivnik-op-rozpoviv-pro-den-koli-z-polonu-vdalosa-povernuti-komandiriv-z-azovstali.html</text:a>
</text:p>
      <!--NEWS-->
      <text:h text:style-name="P10" text:outline-level="1">
<text:span text:style-name="T4">
У Києві відбудеться благодійний забіг пам’яті Олексія Чубашева</text:span>
</text:h>
      <text:p text:style-name="P4">
Author: ['АРМІЯINFORM']</text:p>
      <text:p text:style-name="P4">
Time: 2023-06-02T34:00:00-04:00</text:p>
      <text:p text:style-name="P4">
Description: 11 червня у Києві відбудеться благодійний забіг у пам’ять про Рекрута ― полеглого у б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chubashev.jpeg" text:style-name="Internet_20_link" text:visited-style-name="Visited_20_Internet_20_Link">
chubashev.jpeg</text:a>
']</text:p>
      <text:p text:style-name="P4">
Tags: ['STOPRUSSIA', 'АГРЕСІЯ РФ', 'ВТОРГНЕННЯ РФ', 'ГУР МО УКРАЇНИ', 'ОЛЕКСІЙ ЧУБАШЕВ']</text:p>
      <text:p text:style-name="P4">
Category: News</text:p>
      <!--METADATA-->
      <text:p text:style-name="P4">
<draw:frame draw:style-name="fr1" draw:name="Image227" text:anchor-type="as-char" svg:width="6.9236in" svg:height="6.9236in" draw:z-index="0">
<draw:image xlink:href="../Images/AРМІЯINFORM/2023-06-02T34-00-00-04-00/chubashev.jpeg" xlink:type="simple" xlink:show="embed" xlink:actuate="onLoad" draw:mime-type="image/jpeg"/>
</draw:frame>
</text:p>
      <text:p text:style-name="P4">
11 червня у Києві відбудеться благодійний забіг у пам’ять про Рекрута ―полеглого у бою майора ГУР МО України Олексія Чубашева.</text:p>
      <text:p text:style-name="P4">
Про це <text:a xlink:type="simple" xlink:href="https://gur.gov.ua/content/11-chervnia-u-kyievi-vidbudetsia-blahodiinyi-zabih.html" text:style-name="Internet_20_link" text:visited-style-name="Visited_20_Internet_20_Link">
повідомляє</text:a>
 Головне управління розвідки Міністерстваоборони України.</text:p>
      <text:p text:style-name="P4">
«Рекрут був мотиватором для багатьох українських хлопців, які стали Воїнами зайого прикладом ― Олексій Чубашев пройшов шлях від журналіста до командираспецпідрозділу», — йдеться в повідомленні.</text:p>
      <text:p text:style-name="P4">
Забіг розпочнеться <text:span text:style-name="T4">
11 червня о 17:00 у парку «Перемога»</text:span>
 (м. Київ, вул.Жмаченка).</text:p>
      <text:p text:style-name="P4">
Організовують захід благодійна організація Varta та реабілітаційний центрSuperhumans. Зібрані кошти організатори спрямують на реабілітацію ветеранів уцентрі Superhumans.</text:p>
      <text:p text:style-name="P4">
Для участі в заході необхідно зареєструватись<text:a xlink:type="simple" xlink:href="https://docs.google.com/forms/d/e/1FAIpQLSczEuLdUzu67NyInFlkq2VOt1YkQ_djaVvZBYRppEvSO5bPsA/viewform" text:style-name="Internet_20_link" text:visited-style-name="Visited_20_Internet_20_Link">
 за цим посиланням.</text:a>
</text:p>
      <text:p text:style-name="P4">
Source: <text:a xlink:type="simple" xlink:href="https://armyinform.com.ua/2023/06/02/u-kyyevi-vidbudetsya-blagodijnyj-zabig-pamyati-oleksiya-chubasheva/" text:style-name="Internet_20_link" text:visited-style-name="Visited_20_Internet_20_Link">
https://armyinform.com.ua/2023/06/02/u-kyyevi-vidbudetsya-blagodijnyj-zabig-pamyati-oleksiya-chubasheva/</text:a>
</text:p>
      <!--NEWS-->
      <text:h text:style-name="P10" text:outline-level="1">
<text:span text:style-name="T4">
Україна яскравий приклад того, які результати дають стандарти НАТО — Ганна Маляр</text:span>
</text:h>
      <text:p text:style-name="P4">
Author: ['Валентина Вілюра']</text:p>
      <text:p text:style-name="P4">
Time: 2023-06-02T35:00:00-04:00</text:p>
      <text:p text:style-name="P4">
Description: Про це заступник Міністра оборони України Ганна Маляр розповіла в ефірі телевіз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alyar-ganna-1.jpg" text:style-name="Internet_20_link" text:visited-style-name="Visited_20_Internet_20_Link">
malyar-ganna-1.jpg</text:a>
']</text:p>
      <text:p text:style-name="P4">
Tags: ['STOPRUSSIA', 'АГРЕСІЯ РФ', 'ГАННА МАЛЯР']</text:p>
      <text:p text:style-name="P4">
Category: News</text:p>
      <!--METADATA-->
      <text:p text:style-name="P4">
<draw:frame draw:style-name="fr1" draw:name="Image228" text:anchor-type="as-char" svg:width="6.9236in" svg:height="5.532059in" draw:z-index="0">
<draw:image xlink:href="../Images/AРМІЯINFORM/2023-06-02T35-00-00-04-00/malyar-ganna-1.jpg" xlink:type="simple" xlink:show="embed" xlink:actuate="onLoad" draw:mime-type="image/jpeg"/>
</draw:frame>
</text:p>
      <text:p text:style-name="P4">
Про це заступник Міністра оборони України Ганна Маляр розповіла в ефірітелевізійного марафону «Єдині новини».</text:p>
      <text:p text:style-name="P4">
Ганна Маляр розповіла, що на конференції Defence24 Day 2023, що відбулася уПольщі 24 травня обговорили перспективи вступу України в НАТО. Країни-члениАльянсу вважають, що Україна як ніхто заслуговує сьогодні бути в НАТО.</text:p>
      <text:p text:style-name="P4">
— Наша країна по суті найдосвідченіша, ми прямо зараз воюємо і є яскравимприклад того, які результати дають стандарти НАТО. Нагадаю, що ЗСУ виконаличимало вимог стандартів НАТО. Зараз це дуже добре видно з підготовки нашихвійськових, — зазначила Ганна Маляр.</text:p>
      <text:p text:style-name="P4">
Крім того, вона розповіла, що світова спільнота захоплюється Україною, а наконференції обговорювали наш досвід і, що для Альянсу цей досвід буденадзвичайно корисним.</text:p>
      <text:p text:style-name="P4">
Також вона додала, що країни Заходу зараз транслюють позицію, що вони будутьнас підтримувати до самої перемоги й у цьому немає сумнівів.</text:p>
      <text:p text:style-name="P4">
— Варто сказати, що навіть в емоційному сенсі ця підтримка дуже відчуваєтьсяабсолютно на всіх рівнях, — підсумувала Ганна Маляр.</text:p>
      <text:p text:style-name="P4">
Source: <text:a xlink:type="simple" xlink:href="https://armyinform.com.ua/2023/06/02/ukrayina-yaskravyj-pryklad-togo-yaki-rezultaty-dayut-standarty-nato-ganna-malyar/" text:style-name="Internet_20_link" text:visited-style-name="Visited_20_Internet_20_Link">
https://armyinform.com.ua/2023/06/02/ukrayina-yaskravyj-pryklad-togo-yaki-rezultaty-dayut-standarty-nato-ganna-malyar/</text:a>
</text:p>
      <!--NEWS-->
      <text:h text:style-name="P10" text:outline-level="1">
<text:span text:style-name="T4">
росія знову безпідставно заблокувала роботу зернового коридору</text:span>
</text:h>
      <text:p text:style-name="P4">
Author: ['АРМІЯINFORM']</text:p>
      <text:p text:style-name="P4">
Time: 2023-06-02T36:00:00-04:00</text:p>
      <text:p text:style-name="P4">
Description: Спільний координаційний центр (СКЦ) в Стамбулі оголосив про неможливість скла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40ebb190bd8-zerno_pshenitsi15_1200x1200-e1685633693776.webp" text:style-name="Internet_20_link" text:visited-style-name="Visited_20_Internet_20_Link">
6440ebb190bd8-zerno_pshenitsi15_1200x1200-e1685633693776.webp</text:a>
', '<text:a xlink:type="simple" xlink:href="https://armyinform.com.ua/wp-content/uploads/2023/06/349927342_918929472499085_6564547853217111677_n.jpg" text:style-name="Internet_20_link" text:visited-style-name="Visited_20_Internet_20_Link">
349927342_918929472499085_6564547853217111677_n.jpg</text:a>
']</text:p>
      <text:p text:style-name="P4">
Tags: ['STOPRUSSIA']</text:p>
      <text:p text:style-name="P4">
Category: News</text:p>
      <!--METADATA-->
      <text:p text:style-name="P4">
<draw:frame draw:style-name="fr1" draw:name="Image229" text:anchor-type="as-char" svg:width="6.9236in" svg:height="5.210009in" draw:z-index="0">
<draw:image xlink:href="../ConvertedIMGs/AРМІЯINFORM/2023-06-02T36-00-00-04-00/6440ebb190bd8-zerno_pshenitsi15_1200x1200-e1685633693776.png" xlink:type="simple" xlink:show="embed" xlink:actuate="onLoad" draw:mime-type="image/png"/>
</draw:frame>
Ілюстративне фото</text:p>
      <text:p text:style-name="P4">
Спільний координаційний центр (СКЦ) в Стамбулі оголосив про неможливістьскладання інспекційного плану на 1 червня через чергову безпідставну відмовуросійської делегації реєструвати вхідний флот до участі в Ініціативі.</text:p>
      <text:p text:style-name="P4">
Про це<text:a xlink:type="simple" xlink:href="https://www.facebook.com/photo/" text:style-name="Internet_20_link" text:visited-style-name="Visited_20_Internet_20_Link">
повідомляє</text:a>
Міністерство розвитку громад, територій та інфраструктури України.</text:p>
      <text:p text:style-name="P4">
Так, впродовж двох днів, 30 та 31 травня, росія без пояснень зареєструвала дляінспекції лише 1 вхідне судно на порт «Чорноморськ», в той час коли іншісторони СКЦ підтвердили до участі в Чорноморській Ініціативі 10 суден на трипорти. Деструктивна позиція росії та відсутність зареєстрованих суден наінспекцію унеможливлює складання інспекційного плану на сьогодні, про що всісторони були повідомлені Секретаріатом СКЦ.</text:p>
      <text:p text:style-name="P4">
В черзі на інспекцію в територіальних водах Туреччини очікують 50 суден, наякі має бути завантажено 2,4 мільйона тонн продовольства для світу. Це майжевдвічі більший обсяг, ніж було експортовано в травні. Деякі судна очікуютьінспекції СКЦ понад 3 місяці. Це понад 1 мільярд доларів збитків, якіпозначаються на кінцевій вартості продовольства для світу. Таким чином росія вчерговий раз знайшла спосіб обмежити світ в їжі. Блокування реєстрації новоговхідного флоту, як і блокування найбільшого порту «Південний», є грубимпорушенням умов Зернової ініціативи, під якою підписалась і країна-агресор.</text:p>
      <text:p text:style-name="P4">
<draw:frame draw:style-name="fr1" draw:name="Image230" text:anchor-type="as-char" svg:width="6.9236in" svg:height="4.615733in" draw:z-index="0">
<draw:image xlink:href="../Images/AРМІЯINFORM/2023-06-02T36-00-00-04-00/349927342_918929472499085_6564547853217111677_n.jpg" xlink:type="simple" xlink:show="embed" xlink:actuate="onLoad" draw:mime-type="image/jpeg"/>
</draw:frame>
</text:p>
      <text:p text:style-name="P4">
Українська делегація направила лист до Секретаріату СКЦ з вимогою відновитиповноцінну роботу в складі 3 інспекційних команд та 9 інспекцій на день, яктого вимагають процедури СКЦ. Українські інспектори наразі перебувають в СКЦта готові негайно приступити до роботи в разі відновлення реєстрації суден.</text:p>
      <text:p text:style-name="P4">
Сподіваємося, що партнери по Ініціативі все ж таки знайдуть рішення таприпинять цей шантаж росії всього світу. Адже значення Зернової Ініціативи вжедоведено світовим продовольчим ринком і світ не має мовчати.</text:p>
      <text:p text:style-name="P4">
Нагадаємо, що за 10 місяців роботи Зернової Ініціативи експортовано понад 30,5мільйона тонн продукції українських аграріїв. Сім місяців продовжуєтьсясаботаж та гальмування роботи з боку російської делегації в СКЦ, в результатіякого світ недоотримав мінімум 20 мільйона тонн продовольства.</text:p>
      <text:p text:style-name="P4">
Source: <text:a xlink:type="simple" xlink:href="https://armyinform.com.ua/2023/06/02/rosiya-znovu-bezpidstavno-zablokuvala-robotu-zernovogo-korydoru/" text:style-name="Internet_20_link" text:visited-style-name="Visited_20_Internet_20_Link">
https://armyinform.com.ua/2023/06/02/rosiya-znovu-bezpidstavno-zablokuvala-robotu-zernovogo-korydoru/</text:a>
</text:p>
      <!--NEWS-->
      <text:h text:style-name="P10" text:outline-level="1">
<text:span text:style-name="T4">
Європарламент схвалив збільшення виробництва боєприпасів для України</text:span>
</text:h>
      <text:p text:style-name="P4">
Author: ['АРМІЯINFORM']</text:p>
      <text:p text:style-name="P4">
Time: 2023-06-02T37:00:00-04:00</text:p>
      <text:p text:style-name="P4">
Description: Депутати Європейського парламенту схвалили Акт із підтримки виробництва боєприпас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da8e7dcb8c3d79a7c6a6cb01c2843f3.jpeg" text:style-name="Internet_20_link" text:visited-style-name="Visited_20_Internet_20_Link">
bda8e7dcb8c3d79a7c6a6cb01c2843f3.jpeg</text:a>
']</text:p>
      <text:p text:style-name="P4">
Tags: ['STOPRUSSIA', 'АГРЕСІЯ РФ']</text:p>
      <text:p text:style-name="P4">
Category: News</text:p>
      <!--METADATA-->
      <text:p text:style-name="P4">
<draw:frame draw:style-name="fr1" draw:name="Image231" text:anchor-type="as-char" svg:width="6.9236in" svg:height="3.63489in" draw:z-index="0">
<draw:image xlink:href="../Images/AРМІЯINFORM/2023-06-02T37-00-00-04-00/bda8e7dcb8c3d79a7c6a6cb01c2843f3.jpeg" xlink:type="simple" xlink:show="embed" xlink:actuate="onLoad" draw:mime-type="image/jpeg"/>
</draw:frame>
 Ілюстративнефото</text:p>
      <text:p text:style-name="P4">
Депутати Європейського парламенту схвалили Акт із підтримки виробництвабоєприпасів (ASAP), який допоможе наростити спроможності оборонноїпромисловості, зокрема для постачання Україні боєприпасів.</text:p>
      <text:p text:style-name="P4">
Про це повідомляє <text:a xlink:type="simple" xlink:href="https://www.europarl.europa.eu/news/en/press-room/20230524IPR91909/meps-endorse-plan-to-provide-more-ammunition-for-ukraine" text:style-name="Internet_20_link" text:visited-style-name="Visited_20_Internet_20_Link">
пресслужба</text:a>
 Європарламенту.</text:p>
      <text:p text:style-name="P4">
Також зазначається, що документ підтримали 446 депутатів, проти були 67, ще112 утрималися.</text:p>
      <text:p text:style-name="P4">
«Сьогоднішнє рішення знаменує собою значний крок уперед для безпеки та оборонинашого Союзу, і особливо в непохитній підтримці України перед лицем російськоїагресії. Цей документ зміцнить нашу здатність реагувати на безпекові виклики.Це перемога Європи та нашої колективної безпеки. Зараз парламент готовий вестипереговори з Радою, і ми сподіваємося досягти угоди якнайшвидше», — заявивкерівник переговорної групи ЄП Крістіан Бушой.</text:p>
      <text:p text:style-name="P4">
Тепер депутати розпочнуть переговори з Радою ЄС з метою досягнення політичноїдомовленості, після чого Європарламент проведе голосування в липні.</text:p>
      <text:p text:style-name="P4">
Source: <text:a xlink:type="simple" xlink:href="https://armyinform.com.ua/2023/06/02/yevroparlament-shvalyv-zbilshennya-vyrobnycztva-boyeprypasiv-dlya-ukrayiny/" text:style-name="Internet_20_link" text:visited-style-name="Visited_20_Internet_20_Link">
https://armyinform.com.ua/2023/06/02/yevroparlament-shvalyv-zbilshennya-vyrobnycztva-boyeprypasiv-dlya-ukrayiny/</text:a>
</text:p>
      <!--NEWS-->
      <text:h text:style-name="P10" text:outline-level="1">
<text:span text:style-name="T4">
Черговий ворожий обстріл Херсонщини — розпочато розслідування</text:span>
</text:h>
      <text:p text:style-name="P4">
Author: ['АРМІЯINFORM']</text:p>
      <text:p text:style-name="P4">
Time: 2023-06-02T38:00:00-04:00</text:p>
      <text:p text:style-name="P4">
Description: За процесуального керівництва Херсонської та Бериславської окружних прокуратур розпоча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1_17-04-14.jpg" text:style-name="Internet_20_link" text:visited-style-name="Visited_20_Internet_20_Link">
photo_2023-06-01_17-04-14.jpg</text:a>
']</text:p>
      <text:p text:style-name="P4">
Tags: ['STOPRUSSIA', 'АГРЕСІЯ РФ']</text:p>
      <text:p text:style-name="P4">
Category: News</text:p>
      <!--METADATA-->
      <text:p text:style-name="P4">
<draw:frame draw:style-name="fr1" draw:name="Image232" text:anchor-type="as-char" svg:width="6.9236in" svg:height="5.207431in" draw:z-index="0">
<draw:image xlink:href="../Images/AРМІЯINFORM/2023-06-02T38-00-00-04-00/photo_2023-06-01_17-04-14.jpg" xlink:type="simple" xlink:show="embed" xlink:actuate="onLoad" draw:mime-type="image/jpeg"/>
</draw:frame>
</text:p>
      <text:p text:style-name="P4">
За процесуального керівництва Херсонської та Бериславської окружних прокуратуррозпочато досудове розслідування у кримінальних провадженнях за фактомпорушення законів та звичаїв війни (ч. 1 ст. 438 КК України).</text:p>
      <text:p text:style-name="P4">
Про це y Telegram <text:a xlink:type="simple" xlink:href="https://t.me/pgo_gov_ua" text:style-name="Internet_20_link" text:visited-style-name="Visited_20_Internet_20_Link">
повідомляє</text:a>
 Офіс Генеральногопрокурора.</text:p>
      <text:p text:style-name="P4">
«За даними слідства, 1 червня 2023 року російські військові вчергове атакувалимісто Херсон та населені пункти області. Внаслідок обстрілів у Херсонському таБериславському районах постраждало близько 15 осіб. Дані уточнюються.Пошкоджено житлові будинки, господарські споруди, магазин», — йдеться вповідомленні.</text:p>
      <text:p text:style-name="P4">
Прокурори спільно зі слідчими проводять першочергові заходи для фіксуваннязлочину, вчиненого армією рф.</text:p>
      <text:p text:style-name="P4">
Source: <text:a xlink:type="simple" xlink:href="https://armyinform.com.ua/2023/06/02/chergovyj-vorozhyj-obstril-hersonshhyny-rozpochato-rozsliduvannya/" text:style-name="Internet_20_link" text:visited-style-name="Visited_20_Internet_20_Link">
https://armyinform.com.ua/2023/06/02/chergovyj-vorozhyj-obstril-hersonshhyny-rozpochato-rozsliduvannya/</text:a>
</text:p>
      <!--NEWS-->
      <text:h text:style-name="P10" text:outline-level="1">
<text:span text:style-name="T4">
Військовослужбовець рф про ситуацію біля Лиману та Кремінної — перехоплення ГУР</text:span>
</text:h>
      <text:p text:style-name="P4">
Author: ['АРМІЯINFORM']</text:p>
      <text:p text:style-name="P4">
Time: 2023-06-02T39:00:00-04:00</text:p>
      <text:p text:style-name="P4">
Description: Військовослужбовець рф про ситуацію біля Лиману та Кремінної: окупант розповідає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gur-perehoplennya.jpg" text:style-name="Internet_20_link" text:visited-style-name="Visited_20_Internet_20_Link">
gur-perehoplennya.jpg</text:a>
']</text:p>
      <text:p text:style-name="P4">
Tags: ['STOPRUSSIA', 'ГУР МО УКРАЇНИ']</text:p>
      <text:p text:style-name="P4">
Category: News</text:p>
      <!--METADATA-->
      <text:p text:style-name="P4">
<draw:frame draw:style-name="fr1" draw:name="Image233" text:anchor-type="as-char" svg:width="6.9236in" svg:height="4.615733in" draw:z-index="0">
<draw:image xlink:href="../Images/AРМІЯINFORM/2023-06-02T39-00-00-04-00/gur-perehoplennya.jpg" xlink:type="simple" xlink:show="embed" xlink:actuate="onLoad" draw:mime-type="image/jpeg"/>
</draw:frame>
 Ілюстративне фото</text:p>
      <text:p text:style-name="P4">
Військовослужбовець рф про ситуацію біля Лиману та Кремінної: окупантрозповідає про втрати особового складу, за яких із 90 осіб після штурму живимилишилися 6.</text:p>
      <text:p text:style-name="P4">
Телефону розмову <text:a xlink:type="simple" xlink:href="https://t.me/DIUkraine" text:style-name="Internet_20_link" text:visited-style-name="Visited_20_Internet_20_Link">
опублікувало</text:a>
 Головне управліннярозвідки Міністерства оборони України.</text:p>
      <ul>
        <li>
«здесь и командиры ещё тупорылые, ему тут объясняешь, а он, бл<text:span text:style-name="T5">
, ему пох</text:span>
й, идите»;  * «по новостям-то всё показывают, говорят, что всё красиво и пушисто»;  * «это не скоро закончится, тут просто п<text:span text:style-name="T5">
здец, не та война»;  * «пацаны все, которые в Чечне были, говорят </text:span>
бать-<text:span text:style-name="T5">
бать,куда мы попали нах</text:span>
й»;  * «сверху летят, нах<text:span text:style-name="T5">
й, птички </text:span>
баные, скидывают воки-х*еки».</li>
      </ul>
      <text:p text:style-name="P4">
За кожен воєнний злочин, здійснений проти України, буде справедлива відплата.</text:p>
      <text:p text:style-name="P4">
Source: <text:a xlink:type="simple" xlink:href="https://armyinform.com.ua/2023/06/02/vijskovosluzhbovecz-rf-pro-sytuacziyu-bilya-lymanu-ta-kreminnoyi-perehoplennya-gur/" text:style-name="Internet_20_link" text:visited-style-name="Visited_20_Internet_20_Link">
https://armyinform.com.ua/2023/06/02/vijskovosluzhbovecz-rf-pro-sytuacziyu-bilya-lymanu-ta-kreminnoyi-perehoplennya-gur/</text:a>
</text:p>
      <!--NEWS-->
      <text:h text:style-name="P10" text:outline-level="1">
<text:span text:style-name="T4">
СБУ ліквідувала тіньову схему продажу українських товарів для військової промисловості країни-агресора</text:span>
</text:h>
      <text:p text:style-name="P4">
Author: ['АРМІЯINFORM']</text:p>
      <text:p text:style-name="P4">
Time: 2023-06-02T40:00:00-04:00</text:p>
      <text:p text:style-name="P4">
Description: СБУ викрила підприємців на Сумщині, які продавали товари для військової промислов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1_17-27-47.jpg" text:style-name="Internet_20_link" text:visited-style-name="Visited_20_Internet_20_Link">
photo_2023-06-01_17-27-47.jpg</text:a>
']</text:p>
      <text:p text:style-name="P4">
Tags: ['STOPRUSSIA', 'АГРЕСІЯ РФ', 'ВТОРГНЕННЯ РФ']</text:p>
      <text:p text:style-name="P4">
Category: News</text:p>
      <!--METADATA-->
      <text:p text:style-name="P4">
<draw:frame draw:style-name="fr1" draw:name="Image234" text:anchor-type="as-char" svg:width="6.9236in" svg:height="4.615733in" draw:z-index="0">
<draw:image xlink:href="../Images/AРМІЯINFORM/2023-06-02T40-00-00-04-00/photo_2023-06-01_17-27-47.jpg" xlink:type="simple" xlink:show="embed" xlink:actuate="onLoad" draw:mime-type="image/jpeg"/>
</draw:frame>
</text:p>
      <text:p text:style-name="P4">
СБУ викрила підприємців на Сумщині, які продавали товари для військовоїпромисловості в рф. Оборудку організував мешканець Сумщини — власник місцевогопідприємства з виробництва електротехнічного обладнання для різних видівтранспорту. Його спільник — колишній бізнес-партнер, який проживав у Києві табув зареєстрований як внутрішній переселенець з Луганська.</text:p>
      <text:p text:style-name="P4">
«Зловмисники налагодили серійне виробництво стартерів на дизельні двигуни дляросійської залізниці. Готову продукцію ділки невеликими партіями перевозили дорф в обхід контрольно-пропускних пунктів на державному кордоні. На територіїкраїни-агресора зловмисників зустрічали їхні російські партнери, якірозраховувались за товар і переправляли його підприємствам „росзалізниці“,зокрема у тимчасово окупованому Криму. „Звичайна“ вартість одного агрегатустановила 850 дол. Втім, організатори „схеми“ продавали його росіянам завдвічі вищою ціною, оскільки в рф існує гостра нестача відповіднихкомплектуючих через санкції», — йдеться в повідомленні.</text:p>
      <text:p text:style-name="P4">
Надалі ворог використовував придбані запчастини для ремонту локомотивів, якимиздійснювали перекидання російських військ з українського півострова напівденний фронт.</text:p>
      <text:p text:style-name="P4">
Співробітники СБУ затримали обох фігурантів на спробі переправлення до рфнової партії стартерів у кількості 50 одиниць.</text:p>
      <text:p text:style-name="P4">
Під час обшуків на виробництві та за адресами проживання затриманих виявлено:</text:p>
      <ul>
        <li>
мобільні телефони, комп’ютери, фінансово-господарську і технічну документацію із доказами злочинної діяльності;  * гранату Ф-1 із запалом.</li>
      </ul>
      <text:p text:style-name="P4">
Наразі слідчі Служби безпеки повідомили їм про підозру за ч. 2 ст. 28 та ч. 1ст. 111-2 Кримінального кодексу України (пособництво державі-агресору, вчиненеза попередньою змовою групою осіб).</text:p>
      <text:p text:style-name="P4">
Обидва фігуранта — під вартою. Триває розслідування для встановлення всіхобставин злочину та притягнення винних до відповідальності.</text:p>
      <text:p text:style-name="P4">
Зловмисникам загрожує до 12 років тюрми.</text:p>
      <text:p text:style-name="P4">
Джерело: <text:a xlink:type="simple" xlink:href="https://t.me/SBUkr" text:style-name="Internet_20_link" text:visited-style-name="Visited_20_Internet_20_Link">
Служба безпеки України</text:a>
</text:p>
      <text:p text:style-name="P4">
Source: <text:a xlink:type="simple" xlink:href="https://armyinform.com.ua/2023/06/02/sbu-likviduvala-tinovu-shemu-prodazhu-ukrayinskyh-tovariv-dlya-vijskovoyi-promyslovosti-krayiny-agresora/" text:style-name="Internet_20_link" text:visited-style-name="Visited_20_Internet_20_Link">
https://armyinform.com.ua/2023/06/02/sbu-likviduvala-tinovu-shemu-prodazhu-ukrayinskyh-tovariv-dlya-vijskovoyi-promyslovosti-krayiny-agresora/</text:a>
</text:p>
      <!--NEWS-->
      <text:h text:style-name="P10" text:outline-level="1">
<text:span text:style-name="T4">
Мінцифри та Nokia працюватимуть над відновленням інтернет-зв’язку у прифронтових містах</text:span>
</text:h>
      <text:p text:style-name="P4">
Author: ['АРМІЯINFORM']</text:p>
      <text:p text:style-name="P4">
Time: 2023-06-02T41:00:00-04:00</text:p>
      <text:p text:style-name="P4">
Description: Команда Міністерства цифрової трансформації за підтримки Nokia запускає пілотний проєк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vvvyazok.jpeg" text:style-name="Internet_20_link" text:visited-style-name="Visited_20_Internet_20_Link">
zvvvyazok.jpeg</text:a>
']</text:p>
      <text:p text:style-name="P4">
Tags: ['STOPRUSSIA', 'АГРЕСІЯ РФ', 'ВТОРГНЕННЯ РФ', 'МІНЦИФРА']</text:p>
      <text:p text:style-name="P4">
Category: News</text:p>
      <!--METADATA-->
      <text:p text:style-name="P4">
<draw:frame draw:style-name="fr1" draw:name="Image235" text:anchor-type="as-char" svg:width="6.9236in" svg:height="3.894525in" draw:z-index="0">
<draw:image xlink:href="../Images/AРМІЯINFORM/2023-06-02T41-00-00-04-00/zvvvyazok.jpeg" xlink:type="simple" xlink:show="embed" xlink:actuate="onLoad" draw:mime-type="image/jpeg"/>
</draw:frame>
</text:p>
      <text:p text:style-name="P4">
Команда Міністерства цифрової трансформації за підтримки Nokia запускаєпілотний проєкт з модернізації інтернет-мереж в Україні.</text:p>
      <text:p text:style-name="P4">
Про це <text:a xlink:type="simple" xlink:href="https://thedigital.gov.ua/news/suchasniy-ta-stiykiy-do-obstriliv-zvyazok-mintsifra-i-nokia-pratsyuvatimut-nad-vidnovlennyam-internet-merezh-u-prifrontovikh-mistakh" text:style-name="Internet_20_link" text:visited-style-name="Visited_20_Internet_20_Link">
повідомляє</text:a>
 пресслужба Міністерства цифровоїтрансформації.</text:p>
      <text:p text:style-name="P4">
«У воєнний час зв’язок та інтернет — технологічна перевага над ворогом. Одне знаших пріоритетних завдань — забезпечити понад 1 млн українців — мешканцівприфронтових населених пунктів швидкісним інтернетом, що не залежить відсвітла та є стійким до регулярних обстрілів. Вдячний Nokia, що першимивідгукнулися та долучилися до проєкту з відновлення телеком-мереж. Компаніяготова забезпечити найсучасніше обладнання для фіксованого доступу доінтернету та мобільного зв’язку», — сказав віцепрем’єр-міністр з інновацій,розвитку освіти, науки та технологій — міністр цифрової трансформації МихайлоФедоров.</text:p>
      <text:p text:style-name="P4">
Зазначається, що у межах проєкту буде оновлено телеком-обладнання ізабезпечено перехід на енергонезалежні<text:a xlink:type="simple" xlink:href="https://www.ukrinform.ua/tag-internet" text:style-name="Internet_20_link" text:visited-style-name="Visited_20_Internet_20_Link">
інтернет</text:a>
-мережі.</text:p>
      <text:p text:style-name="P4">
«Вони більш захищені та стійкі до обстрілів і знеструмлень. Це дозволитьукраїнцям бути на зв’язку навіть за критичних умов, а провайдерам не наражатипрацівників на небезпеку», — підкреслили в Мінцифри.</text:p>
      <text:p text:style-name="P4">
У міністерстві додали, що 20% території України були під окупацією іпотребують повного відновлення зруйнованої цифрової інфраструктури, тому напершому етапі проєкту буде проведено оцінку та аналіз руйнувань. Далі —проєктування модернізованих мереж, будівництво та оновлення обладнання.</text:p>
      <text:p text:style-name="P4">
Для запуску пілотного проєкту розглядається 6 населених пунктів у Херсонській,Харківській, Київській, Сумській та Чернігівській областях. Перша область, уякій планується розгортати проєкт — Херсонська.</text:p>
      <text:p text:style-name="P4">
«Після пілотного запуску в кількох населених пунктах плануємо масштабуватиініціативу. Щоб український зв’язок був більш стійким та енергонезалежним», —додали в Мінцифри.</text:p>
      <text:p text:style-name="P4">
Source: <text:a xlink:type="simple" xlink:href="https://armyinform.com.ua/2023/06/02/minczyfry-ta-nokia-praczyuvatymut-nad-vidnovlennyam-internet-zvyazku-u-pryfrontovyh-mistah/" text:style-name="Internet_20_link" text:visited-style-name="Visited_20_Internet_20_Link">
https://armyinform.com.ua/2023/06/02/minczyfry-ta-nokia-praczyuvatymut-nad-vidnovlennyam-internet-zvyazku-u-pryfrontovyh-mistah/</text:a>
</text:p>
      <!--NEWS-->
      <text:h text:style-name="P10" text:outline-level="1">
<text:span text:style-name="T4">
Захисники України протягом доби відбили 25 ворожих атак</text:span>
</text:h>
      <text:p text:style-name="P4">
Author: ['АРМІЯINFORM']</text:p>
      <text:p text:style-name="P4">
Time: 2023-06-02T42:00:00-04:00</text:p>
      <text:p text:style-name="P4">
Description: Противник продовжує зосереджувати основні зусилля на спробах повної окуп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foto_8_zsu.jpg" text:style-name="Internet_20_link" text:visited-style-name="Visited_20_Internet_20_Link">
foto_8_zsu.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236" text:anchor-type="as-char" svg:width="6.9236in" svg:height="4.615733in" draw:z-index="0">
<draw:image xlink:href="../Images/AРМІЯINFORM/2023-06-02T42-00-00-04-00/foto_8_zsu.jpg" xlink:type="simple" xlink:show="embed" xlink:actuate="onLoad" draw:mime-type="image/jpeg"/>
</draw:frame>
Ілюстративне фото <text:span text:style-name="T4">
🔥 Ситуація щодо російського вторгнення</text:span>
</text:p>
      <text:p text:style-name="P4">
Противник продовжує зосереджувати основні зусилля на спробах повної окупаціїЛуганської та Донецької областей. Протягом минулої доби підрозділи сил оборонивідбили 25 ворожих атак.</text:p>
      <text:p text:style-name="P4">
Про це у Facebook<text:a xlink:type="simple" xlink:href="https://www.facebook.com/GeneralStaff.ua/posts/pfbid0fW55yghPLGZnk1ojwt27KfijojCMTCHfTw9eZ1rW27n8fdrGjnmk5hkkDzxkvGskl" text:style-name="Internet_20_link" text:visited-style-name="Visited_20_Internet_20_Link">
повідомляє</text:a>
Генеральний штаб ЗСУ.</text:p>
      <text:p text:style-name="P4">
«На Лиманському напрямку протягом минулої доби противник вів безуспішнінаступальні дії в районі Білогорівки Луганської області та Спірного наДонеччині. А на Мар’їнському — наші захисники відбили усі атаки противника врайоні міста Мар’їнка», — йдеться у повідомленні.</text:p>
      <text:p text:style-name="P4">
Source: <text:a xlink:type="simple" xlink:href="https://armyinform.com.ua/2023/06/02/zahysnyky-ukrayiny-protyagom-doby-vidbyly-25-vorozhyh-atak/" text:style-name="Internet_20_link" text:visited-style-name="Visited_20_Internet_20_Link">
https://armyinform.com.ua/2023/06/02/zahysnyky-ukrayiny-protyagom-doby-vidbyly-25-vorozhyh-atak/</text:a>
</text:p>
      <!--NEWS-->
      <text:h text:style-name="P10" text:outline-level="1">
<text:span text:style-name="T4">
Вночі сили ППО знищили 15 ракет і 18 Shahed противника</text:span>
</text:h>
      <text:p text:style-name="P4">
Author: ['АРМІЯINFORM']</text:p>
      <text:p text:style-name="P4">
Time: 2023-06-02T43:00:00-04:00</text:p>
      <text:p text:style-name="P4">
Description: Цієї ночі, за попередніми даними, російські агресори застосували для 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po_1.jpg" text:style-name="Internet_20_link" text:visited-style-name="Visited_20_Internet_20_Link">
ppo_1.jpg</text:a>
']</text:p>
      <text:p text:style-name="P4">
Tags: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237" text:anchor-type="as-char" svg:width="6.9236in" svg:height="4.32148in" draw:z-index="0">
<draw:image xlink:href="../Images/AРМІЯINFORM/2023-06-02T43-00-00-04-00/ppo_1.jpg" xlink:type="simple" xlink:show="embed" xlink:actuate="onLoad" draw:mime-type="image/jpeg"/>
</draw:frame>
 <text:span text:style-name="T4">
🔥Ситуація щодо російського вторгнення</text:span>
</text:p>
      <text:p text:style-name="P4">
Цієї ночі, за попередніми даними, російські агресори застосували для ударів поУкраїні 15 крилатих ракет та 18 іранських дронів-камікадзе «Shahed» — усі ціповітряні цілі були знищені.</text:p>
      <text:p text:style-name="P4">
Про це у Facebook<text:a xlink:type="simple" xlink:href="https://www.facebook.com/GeneralStaff.ua/posts/pfbid0fW55yghPLGZnk1ojwt27KfijojCMTCHfTw9eZ1rW27n8fdrGjnmk5hkkDzxkvGskl" text:style-name="Internet_20_link" text:visited-style-name="Visited_20_Internet_20_Link">
повідомляє</text:a>
Генеральний штаб ЗСУ.</text:p>
      <text:p text:style-name="P4">
«російська федерація, зазнаючи великих втрат, продовжує застосовувати тактикутерору, намагаючись залякати населення України. Попередньо. Цієї ночі ворогзадіяв для ударів 15 крилатих ракет (тип уточнюється) та 18 іранських ударнихБПЛА „Shahed“ — усі ці повітряні цілі були знищені нашими захисниками.Інформація уточнюється», — йдеться в повідомленні.</text:p>
      <text:p text:style-name="P4">
Source: <text:a xlink:type="simple" xlink:href="https://armyinform.com.ua/2023/06/02/vnochi-syly-ppo-znyshhyly-15-raket-i-18-shahed-protyvnyka/" text:style-name="Internet_20_link" text:visited-style-name="Visited_20_Internet_20_Link">
https://armyinform.com.ua/2023/06/02/vnochi-syly-ppo-znyshhyly-15-raket-i-18-shahed-protyvnyka/</text:a>
</text:p>
      <!--NEWS-->
      <text:h text:style-name="P10" text:outline-level="1">
<text:span text:style-name="T4">
На Херсонщині окупанти погрожують припинити електропостачання українцям без російських документів</text:span>
</text:h>
      <text:p text:style-name="P4">
Author: ['АРМІЯINFORM']</text:p>
      <text:p text:style-name="P4">
Time: 2023-06-02T44:00:00-04:00</text:p>
      <text:p text:style-name="P4">
Description: російські окупанти продовжують примусову паспортизацію населення на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okupanty.jpg" text:style-name="Internet_20_link" text:visited-style-name="Visited_20_Internet_20_Link">
okupanty.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238" text:anchor-type="as-char" svg:width="6.9236in" svg:height="4.233287in" draw:z-index="0">
<draw:image xlink:href="../Images/AРМІЯINFORM/2023-06-02T44-00-00-04-00/okupanty.jpg" xlink:type="simple" xlink:show="embed" xlink:actuate="onLoad" draw:mime-type="image/jpeg"/>
</draw:frame>
Ілюстративне фото <text:span text:style-name="T4">
🔥 Ситуація щодо російського вторгнення</text:span>
</text:p>
      <text:p text:style-name="P4">
російські окупанти продовжують примусову паспортизацію населення на тимчасовозахоплених територіях Херсонської області. Зокрема російська окупаційнаадміністрація визначила 1 вересня цього року кінцевим терміном отриманняпаспорта громадянина російської федерації з обов’язковою письмовою відмовоювід українського паспорта. Також місцеві енергетичні компанії повідомляють прообов’язкове перепідписання нових договорів на постачання електроенергії тількипри наявності російського паспорта.</text:p>
      <text:p text:style-name="P4">
Про це у Facebook<text:a xlink:type="simple" xlink:href="https://www.facebook.com/GeneralStaff.ua/posts/pfbid0fW55yghPLGZnk1ojwt27KfijojCMTCHfTw9eZ1rW27n8fdrGjnmk5hkkDzxkvGskl" text:style-name="Internet_20_link" text:visited-style-name="Visited_20_Internet_20_Link">
повідомляє</text:a>
Генеральний штаб ЗСУ.</text:p>
      <text:p text:style-name="P4">
«Усім українським громадянам, які відмовляться від отримання російськихдокументів, погрожують припиненням постачання електроенергії, депортацією,конфіскацією майна та примусовим виселенням із власних осель», — йдеться вповідомленні.</text:p>
      <text:p text:style-name="P4">
Source: <text:a xlink:type="simple" xlink:href="https://armyinform.com.ua/2023/06/02/na-hersonshhyni-okupanty-pogrozhuyut-prypynyty-elektropostachannya-ukrayinczyam-bez-rosijskyh-dokumentiv/" text:style-name="Internet_20_link" text:visited-style-name="Visited_20_Internet_20_Link">
https://armyinform.com.ua/2023/06/02/na-hersonshhyni-okupanty-pogrozhuyut-prypynyty-elektropostachannya-ukrayinczyam-bez-rosijskyh-dokumentiv/</text:a>
</text:p>
      <!--NEWS-->
      <text:h text:style-name="P10" text:outline-level="1">
<text:span text:style-name="T4">
Наші артилеристи минулої доби вразили пункт управління та 5 артилерійських підрозділів рашистів</text:span>
</text:h>
      <text:p text:style-name="P4">
Author: ['АРМІЯINFORM']</text:p>
      <text:p text:style-name="P4">
Time: 2023-06-02T45:00:00-04:00</text:p>
      <text:p text:style-name="P4">
Description: Авіація сил оборони за минулу добу завдала 9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morska-pihota-artylerysty.jpg" text:style-name="Internet_20_link" text:visited-style-name="Visited_20_Internet_20_Link">
morska-pihota-artylerysty.jpg</text:a>
']</text:p>
      <text:p text:style-name="P4">
Tags: ['STOPRUSSIA', 'АГРЕСІЯ РФ', 'ВІЙНА', 'ВТОРГНЕННЯ РФ', 'ГШ ЗСУ', 'ОПЕРАТИВНА ІНФОРМАЦІЯ', 'РАНКОВЕ ЗВЕДЕННЯ']</text:p>
      <text:p text:style-name="P4">
Category: News</text:p>
      <!--METADATA-->
      <text:p text:style-name="P4">
<draw:frame draw:style-name="fr1" draw:name="Image239" text:anchor-type="as-char" svg:width="6.9236in" svg:height="4.615733in" draw:z-index="0">
<draw:image xlink:href="../Images/AРМІЯINFORM/2023-06-02T45-00-00-04-00/morska-pihota-artylerysty.jpg" xlink:type="simple" xlink:show="embed" xlink:actuate="onLoad" draw:mime-type="image/jpeg"/>
</draw:frame>
 Фото: Командування морської піхоти / Фейсбук <text:span text:style-name="T4">
🔥 Ситуаціящодо російського вторгнення</text:span>
</text:p>
      <text:p text:style-name="P4">
Авіація сил оборони за минулу добу завдала 9 ударів по районах зосередженняособового складу та військової техніки, а також 4 — по зенітно-ракетнихкомплексах противника.</text:p>
      <text:p text:style-name="P4">
Про це у Facebook<text:a xlink:type="simple" xlink:href="https://www.facebook.com/GeneralStaff.ua/posts/pfbid0fW55yghPLGZnk1ojwt27KfijojCMTCHfTw9eZ1rW27n8fdrGjnmk5hkkDzxkvGskl" text:style-name="Internet_20_link" text:visited-style-name="Visited_20_Internet_20_Link">
повідомляє</text:a>
Генеральний штаб ЗСУ.</text:p>
      <text:p text:style-name="P4">
Нашими захисниками було знищено 2 ворожих ударних БПЛА типу «Ланцет» та 1розвідувальний БПЛА типу «Орлан-10». Підрозділи ракетних військ і артилеріїпротягом минулої доби уразили 1 пункт управління, 1 зенітно-ракетний комплекс,5 артилерійських підрозділів на вогневих позиціях, 9 районів зосередженняозброєння та військової техніки противника.</text:p>
      <text:p text:style-name="P4">
Source: <text:a xlink:type="simple" xlink:href="https://armyinform.com.ua/2023/06/02/nashi-artylerysty-mynuloyi-doby-vrazyly-punkt-upravlinnya-ta-5-artylerijskyh-pidrozdiliv-rashystiv/" text:style-name="Internet_20_link" text:visited-style-name="Visited_20_Internet_20_Link">
https://armyinform.com.ua/2023/06/02/nashi-artylerysty-mynuloyi-doby-vrazyly-punkt-upravlinnya-ta-5-artylerijskyh-pidrozdiliv-rashystiv/</text:a>
</text:p>
      <!--NEWS-->
      <text:h text:style-name="P10" text:outline-level="1">
<text:span text:style-name="T4">
Сили оборони за добу ліквідували понад 500 окупантів, знищили 15 танків, 27 артсистем і 12 ББМ</text:span>
</text:h>
      <text:p text:style-name="P4">
Author: ['АРМІЯINFORM']</text:p>
      <text:p text:style-name="P4">
Time: 2023-06-02T46:00:00-04:00</text:p>
      <text:p text:style-name="P4">
Description: Загальні бойові втрати противника з 24.02.22 по 02.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2e32ef8-acdf-48f3-a9be-080331cb7464-scaled.jpg" text:style-name="Internet_20_link" text:visited-style-name="Visited_20_Internet_20_Link">
52e32ef8-acdf-48f3-a9be-080331cb7464-scaled.jpg</text:a>
']</text:p>
      <text:p text:style-name="P4">
Tags: ['STOPRUSSIA', 'АГРЕСІЯ РФ', 'ВТОРГНЕННЯ РФ', 'ВТРАТИ ВОРОГА']</text:p>
      <text:p text:style-name="P4">
Category: News</text:p>
      <!--METADATA-->
      <text:p text:style-name="P4">
<draw:frame draw:style-name="fr1" draw:name="Image240" text:anchor-type="as-char" svg:width="6.9236in" svg:height="6.975527in" draw:z-index="0">
<draw:image xlink:href="../Images/AРМІЯINFORM/2023-06-02T46-00-00-04-00/52e32ef8-acdf-48f3-a9be-080331cb7464-scaled.jpg" xlink:type="simple" xlink:show="embed" xlink:actuate="onLoad" draw:mime-type="image/jpeg"/>
</draw:frame>
</text:p>
      <text:p text:style-name="P4">
Загальні бойові втрати противника з 24.02.22 по 02.06.23 орієнтовностановлять:</text:p>
      <ul>
        <li>
<text:span text:style-name="T4">
особового складу ‒</text:span>
 208910 (+540) осіб ліквідовано  * <text:span text:style-name="T4">
танків ‒</text:span>
 3819 (+15)  * <text:span text:style-name="T4">
бойових броньованих машин ‒</text:span>
 7490 (+12)  * <text:span text:style-name="T4">
артилерійських систем ‒</text:span>
 3501 (+27)  * <text:span text:style-name="T4">
РСЗВ ‒</text:span>
 575 (0)  * <text:span text:style-name="T4">
засоби ППО ‒</text:span>
 335 (+2)  * <text:span text:style-name="T4">
літаків ‒</text:span>
 313 (0)  * <text:span text:style-name="T4">
гелікоптерів ‒</text:span>
 298 (0)  * <text:span text:style-name="T4">
БПЛА оперативно-тактичного рівня ‒</text:span>
 3137 (+6)  * <text:span text:style-name="T4">
крилаті ракети ‒</text:span>
 1117 (+10)  * <text:span text:style-name="T4">
кораблі / катери ‒</text:span>
 18 (0)  * <text:span text:style-name="T4">
автомобільної техніки та автоцистерн ‒</text:span>
 6267 (+28)  * <text:span text:style-name="T4">
спеціальна техніка ‒</text:span>
 465 (+7)</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2.06.23.</text:p>
      <text:p text:style-name="P4">
Source: <text:a xlink:type="simple" xlink:href="https://armyinform.com.ua/2023/06/02/syly-oborony-za-dobu-likviduvaly-ponad-500-okupantiv-znyshhyly-15-tankiv-27-artsystem-i-12-bbm/" text:style-name="Internet_20_link" text:visited-style-name="Visited_20_Internet_20_Link">
https://armyinform.com.ua/2023/06/02/syly-oborony-za-dobu-likviduvaly-ponad-500-okupantiv-znyshhyly-15-tankiv-27-artsystem-i-12-bbm/</text:a>
</text:p>
      <!--NEWS-->
      <text:h text:style-name="P10" text:outline-level="1">
<text:span text:style-name="T4">
Будуємо гнучку модель підготовки в умовах воєнних дій високої інтенсивності — Олександр Павлюк</text:span>
</text:h>
      <text:p text:style-name="P4">
Author: ['АРМІЯINFORM']</text:p>
      <text:p text:style-name="P4">
Time: 2023-06-02T47:00:00-04:00</text:p>
      <text:p text:style-name="P4">
Description: Пріоритетні напрями розвитку військової освіти з урахуванням потреб Сил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7b87535335b03d05944a71a9d87da8f2c722565.jpg" text:style-name="Internet_20_link" text:visited-style-name="Visited_20_Internet_20_Link">
37b87535335b03d05944a71a9d87da8f2c722565.jpg</text:a>
', '<text:a xlink:type="simple" xlink:href="https://armyinform.com.ua/wp-content/uploads/2023/06/adb9abb54765801db48be3cccdc791c07f8c6bc3-150x150.jpg" text:style-name="Internet_20_link" text:visited-style-name="Visited_20_Internet_20_Link">
adb9abb54765801db48be3cccdc791c07f8c6bc3-150x150.jpg</text:a>
', '<text:a xlink:type="simple" xlink:href="https://armyinform.com.ua/wp-content/uploads/2023/06/6f942a1f0d7eaffff4da29bb625b00d357e9a850-150x150.jpg" text:style-name="Internet_20_link" text:visited-style-name="Visited_20_Internet_20_Link">
6f942a1f0d7eaffff4da29bb625b00d357e9a850-150x150.jpg</text:a>
', '<text:a xlink:type="simple" xlink:href="https://armyinform.com.ua/wp-content/uploads/2023/06/c4ece7715c23710e571eaf40b7aaa6a35db8dcf3-150x150.jpg" text:style-name="Internet_20_link" text:visited-style-name="Visited_20_Internet_20_Link">
c4ece7715c23710e571eaf40b7aaa6a35db8dcf3-150x150.jpg</text:a>
']</text:p>
      <text:p text:style-name="P4">
Tags: ['ОЛЕКСАНДР ПАВЛЮК', 'СТАНДАРТИ НАТО']</text:p>
      <text:p text:style-name="P4">
Category: News</text:p>
      <!--METADATA-->
      <text:p text:style-name="P4">
<draw:frame draw:style-name="fr1" draw:name="Image241" text:anchor-type="as-char" svg:width="6.9236in" svg:height="4.608521in" draw:z-index="0">
<draw:image xlink:href="../Images/AРМІЯINFORM/2023-06-02T47-00-00-04-00/37b87535335b03d05944a71a9d87da8f2c722565.jpg" xlink:type="simple" xlink:show="embed" xlink:actuate="onLoad" draw:mime-type="image/jpeg"/>
</draw:frame>
</text:p>
      <text:p text:style-name="P4">
Пріоритетні напрями розвитку військової освіти з урахуванням потреб Силоборони України та курсу на інтеграцію до систем підготовки за стандартамиНАТО обговорили представники Міноборони та Генерального штабу ЗСУ в ходіспільної наради під головуванням першого заступника Міністра оборони Українигенерал-лейтенанта Олександра Павлюка.</text:p>
      <text:p text:style-name="P4">
Під час наради учасники обмінялись думками та баченням щодо підготовкивійськових фахівців в умовах збройної агресії російської федерації. ЗаступникМіністра оборони України генерал-лейтенант Олександр Павлюк зауважив, що вумовах широкомасштабного російського вторгнення, трансформаційні процеси увійськово-освітній сфері набули ще більшої актуальності. А якісні зміни впитаннях підготовки українських військовослужбовців відображаються успіхами наполі бою.</text:p>
      <text:p text:style-name="P4">
«Сучасна модель військової освіти в Україні як нормативно, так і практичнонаближається до критеріїв Північноатлантичного альянсу. І ми вже рухаємосянавіть далі — шляхом гнучкої моделі підготовки, що відповідає потребам Силоборони в умовах воєнних дій високої інтенсивності. Бойовий досвід детальновивчаємо та систематизуємо, адже він становить цінність не лише для нашихвійськових навчальних закладів, але й партнерів з НАТО», — зазначив генерал-лейтенант Олександр Павлюк.</text:p>
      <text:p text:style-name="P4">
<text:a xlink:type="simple" xlink:href="https://armyinform.com.ua/wp-content/uploads/2023/06/adb9abb54765801db48be3cccdc791c07f8c6bc3.jpg" text:style-name="Internet_20_link" text:visited-style-name="Visited_20_Internet_20_Link">
<draw:frame draw:style-name="fr1" draw:name="Image242" text:anchor-type="as-char" svg:width="6.9236in" svg:height="6.9236in" draw:z-index="0">
<draw:image xlink:href="../Images/AРМІЯINFORM/2023-06-02T47-00-00-04-00/adb9abb54765801db48be3cccdc791c07f8c6bc3-150x150.jpg" xlink:type="simple" xlink:show="embed" xlink:actuate="onLoad" draw:mime-type="image/jpeg"/>
</draw:frame>
</text:a>
</text:p>
      <text:p text:style-name="P4">
<text:a xlink:type="simple" xlink:href="https://armyinform.com.ua/wp-content/uploads/2023/06/6f942a1f0d7eaffff4da29bb625b00d357e9a850.jpg" text:style-name="Internet_20_link" text:visited-style-name="Visited_20_Internet_20_Link">
<draw:frame draw:style-name="fr1" draw:name="Image243" text:anchor-type="as-char" svg:width="6.9236in" svg:height="6.9236in" draw:z-index="0">
<draw:image xlink:href="../Images/AРМІЯINFORM/2023-06-02T47-00-00-04-00/6f942a1f0d7eaffff4da29bb625b00d357e9a850-150x150.jpg" xlink:type="simple" xlink:show="embed" xlink:actuate="onLoad" draw:mime-type="image/jpeg"/>
</draw:frame>
</text:a>
</text:p>
      <text:p text:style-name="P4">
<text:a xlink:type="simple" xlink:href="https://armyinform.com.ua/wp-content/uploads/2023/06/c4ece7715c23710e571eaf40b7aaa6a35db8dcf3.jpg" text:style-name="Internet_20_link" text:visited-style-name="Visited_20_Internet_20_Link">
<draw:frame draw:style-name="fr1" draw:name="Image244" text:anchor-type="as-char" svg:width="6.9236in" svg:height="6.9236in" draw:z-index="0">
<draw:image xlink:href="../Images/AРМІЯINFORM/2023-06-02T47-00-00-04-00/c4ece7715c23710e571eaf40b7aaa6a35db8dcf3-150x150.jpg" xlink:type="simple" xlink:show="embed" xlink:actuate="onLoad" draw:mime-type="image/jpeg"/>
</draw:frame>
</text:a>
</text:p>
      <text:p text:style-name="P4">
Участь у нараді взяли перший заступник Головнокомандувача ЗС України генерал-лейтенант Євген Мойсюк, начальник Департаменту військової освіти і наукиМіноборони України Володимир Мірненко, начальник Департаменту кадровоїполітики МО України Олег Яцино, Головний інспектор МО України контр-адміралДмитро Таран, начальник Національного університету оборони України ім. ІванаЧерняховського генерал-полковник Михайло Коваль, начальник Головногоуправління доктрин та підготовки ЗС України генерал-майор Олексій Таран,начальник Центрального управління військової освіти ГШ ЗС України полковникОлександр Вербовенко, керівники закладів вищої військової освіти тапредставники кадрових органів.</text:p>
      <text:p text:style-name="P4">
<text:span text:style-name="T4">
Джерело:</text:span>
 <text:span text:style-name="T5">
<text:a xlink:type="simple" xlink:href="https://www.mil.gov.ua/news/2023/06/01/buduemo-gnuchku-model-pidgotovki-v-umovah-voennih-dij-visokoi-intensivnosti-oleksandr-pavlyuk/" text:style-name="Internet_20_link" text:visited-style-name="Visited_20_Internet_20_Link">
Міністерство оборониУкраїни</text:a>
</text:span>
</text:p>
      <text:p text:style-name="P4">
Source: <text:a xlink:type="simple" xlink:href="https://armyinform.com.ua/2023/06/02/buduyemo-gnuchku-model-pidgotovky-v-umovah-voyennyh-dij-vysokoyi-intensyvnosti-oleksandr-pavlyuk/" text:style-name="Internet_20_link" text:visited-style-name="Visited_20_Internet_20_Link">
https://armyinform.com.ua/2023/06/02/buduyemo-gnuchku-model-pidgotovky-v-umovah-voyennyh-dij-vysokoyi-intensyvnosti-oleksandr-pavlyuk/</text:a>
</text:p>
      <!--NEWS-->
      <text:h text:style-name="P10" text:outline-level="1">
<text:span text:style-name="T4">
«Епіцентром нічної атаки знову стала столиця» — Юрій Ігнат</text:span>
</text:h>
      <text:p text:style-name="P4">
Author: ['Анастасія Олехнович']</text:p>
      <text:p text:style-name="P4">
Time: 2023-06-02T48:00:00-04:00</text:p>
      <text:p text:style-name="P4">
Description: російські війська в ніч на 2 червня здійснили черговий удар по Україні, застосувавш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rechnyk-ps-zsu-yurij-ignat.jpg" text:style-name="Internet_20_link" text:visited-style-name="Visited_20_Internet_20_Link">
rechnyk-ps-zsu-yurij-ignat.jpg</text:a>
']</text:p>
      <text:p text:style-name="P4">
Tags: ['ВТОРГНЕННЯ РФ', 'ЄДИНІ НОВИНИ', 'РАКЕТНІ АТАКИ РФ', 'ЮРІЙ ІГНАТ']</text:p>
      <text:p text:style-name="P4">
Category: News</text:p>
      <!--METADATA-->
      <text:p text:style-name="P4">
<draw:frame draw:style-name="fr1" draw:name="Image245" text:anchor-type="as-char" svg:width="6.9236in" svg:height="4.612849in" draw:z-index="0">
<draw:image xlink:href="../Images/AРМІЯINFORM/2023-06-02T48-00-00-04-00/rechnyk-ps-zsu-yurij-ignat.jpg" xlink:type="simple" xlink:show="embed" xlink:actuate="onLoad" draw:mime-type="image/jpeg"/>
</draw:frame>
 Речник Командування Повітряних Сил Збройних Сил України полковникЮрій Ігнат. Ілюстративне фото</text:p>
      <text:p text:style-name="P4">
російські війська в ніч на 2 червня здійснили черговий удар по Україні,застосувавши крилаті ракети й безпілотники. Епіцентром нічної атаки зновустала наша столиця. За останні шість днів це вже шостий удар по Києву. Про цев ефірі телемарафону «Єдині новини» повідомив речник Повітряних Сил ЗСУполковник Юрій Ігнат.</text:p>
      <text:p text:style-name="P4">
— За попередньою інформацією, всі цілі було збито, ми відпрацювали успішно, —зазначив Юрій Ігнат. — Атака була комбінованою. Наразі інформацію щодокількості ракет і дронів уточнюємо. Попередньо мова йде про 15 ракет та 21БПЛА. Пуски ракет були здійснені зі стратегічних бомбардувальників Ту-95МС зрайону Каспію, дрони летіли з півдня. Очевидно, що назвати підхід росіян доповітряних атак системним неможливо, вони намагаються діяти нетипово,атакувати в час, коли, на їхню думку, ми цього не очікуємо. Завдяки новимсистемам ППО ми збиваємо навіть ракети, що летять по балістичній траєкторії.Проте вчергове наголошую, що в разі оголошення повітряної тривоги потрібноякнайшвидше подбати про свою безпеку, — зазначив речник.</text:p>
      <text:p text:style-name="P4">
Source: <text:a xlink:type="simple" xlink:href="https://armyinform.com.ua/2023/06/02/epiczentrom-nichnoyi-ataky-znovu-stala-stolyczya-yurij-ignat/" text:style-name="Internet_20_link" text:visited-style-name="Visited_20_Internet_20_Link">
https://armyinform.com.ua/2023/06/02/epiczentrom-nichnoyi-ataky-znovu-stala-stolyczya-yurij-ignat/</text:a>
</text:p>
      <!--NEWS-->
      <text:h text:style-name="P10" text:outline-level="1">
<text:span text:style-name="T4">
В Україні хвилина мовчання</text:span>
</text:h>
      <text:p text:style-name="P4">
Author: ['АРМІЯINFORM']</text:p>
      <text:p text:style-name="P4">
Time: 2023-06-02T49: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6" text:anchor-type="as-char" svg:width="6.9236in" svg:height="3.895992in" draw:z-index="0">
<draw:image xlink:href="../Images/AРМІЯINFORM/2023-06-02T49-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02/v-ukrayini-hvylyna-movchannya/" text:style-name="Internet_20_link" text:visited-style-name="Visited_20_Internet_20_Link">
https://armyinform.com.ua/2023/06/02/v-ukrayini-hvylyna-movchannya/</text:a>
</text:p>
      <!--NEWS-->
      <text:h text:style-name="P10" text:outline-level="1">
<text:span text:style-name="T4">
Ворогу в його повітряних атаках не допомагають аніякі хитрощі — Наталія Гуменюк</text:span>
</text:h>
      <text:p text:style-name="P4">
Author: ['Анастасія Олехнович']</text:p>
      <text:p text:style-name="P4">
Time: 2023-06-02T50:00:00-04:00</text:p>
      <text:p text:style-name="P4">
Description: Як наголосила під час телевізійного марафону начальник об’єднаного координац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taka-droniv-1.jpg" text:style-name="Internet_20_link" text:visited-style-name="Visited_20_Internet_20_Link">
ataka-droniv-1.jpg</text:a>
']</text:p>
      <text:p text:style-name="P4">
Tags: ['АТАКИ ВОРОГА', 'ВТОРГНЕННЯ РФ', 'НАТАЛІЯ ГУМЕНЮК']</text:p>
      <text:p text:style-name="P4">
Category: News</text:p>
      <!--METADATA-->
      <text:p text:style-name="P4">
<draw:frame draw:style-name="fr1" draw:name="Image247" text:anchor-type="as-char" svg:width="6.9236in" svg:height="3.894525in" draw:z-index="0">
<draw:image xlink:href="../Images/AРМІЯINFORM/2023-06-02T50-00-00-04-00/ataka-droniv-1.jpg" xlink:type="simple" xlink:show="embed" xlink:actuate="onLoad" draw:mime-type="image/jpeg"/>
</draw:frame>
БПЛА типу «шахед». Ілюстративне фото</text:p>
      <text:p text:style-name="P4">
Як наголосила під час телевізійного марафону начальник об’єднаногокоординаційного пресцентру Сил оборони півдня України капітан 1 рангу НаталіяГуменюк, ніч на Одещині під час повітряної атаки України, як порівняти зКиєвом, пройшла спокійніше. Водночас сили оборони півдня також активнопрацювали.</text:p>
      <text:p text:style-name="P4">
— Ворог намагається обходити нашу зону відповідальності під час повітрянихатак, проте це йому допомагає не завжди. Запускаючи дрони з південногонапрямку, вони спрямовують їх тимчасово окупованими територіями, ховаючилітальні апарати за зморшками місцевості чи іншими її особливостями,використовуючи річища річок. Проте в ніч на 2 червня одна повітряна ціль, асаме ударний безпілотник, була збита над Миколаївщиною.</text:p>
      <text:p text:style-name="P4">
Source: <text:a xlink:type="simple" xlink:href="https://armyinform.com.ua/2023/06/02/vorogu-v-jogo-povitryanyh-atakah-ne-dopomagayut-aniyaki-hytroshhi-nataliya-gumenyuk/" text:style-name="Internet_20_link" text:visited-style-name="Visited_20_Internet_20_Link">
https://armyinform.com.ua/2023/06/02/vorogu-v-jogo-povitryanyh-atakah-ne-dopomagayut-aniyaki-hytroshhi-nataliya-gumenyuk/</text:a>
</text:p>
      <!--NEWS-->
      <text:h text:style-name="P10" text:outline-level="1">
<text:span text:style-name="T4">
Ворог уночі випустив по Україні 15 ракет і 21 БПЛА Shahed — усі знищені</text:span>
</text:h>
      <text:p text:style-name="P4">
Author: ['АРМІЯINFORM']</text:p>
      <text:p text:style-name="P4">
Time: 2023-06-02T51:00:00-04:00</text:p>
      <text:p text:style-name="P4">
Description: У ніч на 2 червня сили та засоби протиповітряної оборони Повітряних Сил у взаємодії з ПП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bez-imeni-29.jpg" text:style-name="Internet_20_link" text:visited-style-name="Visited_20_Internet_20_Link">
bez-imeni-29.jpg</text:a>
']</text:p>
      <text:p text:style-name="P4">
Tags: ['АТАКА ДРОНІВ', 'ППО ЗСУ', 'РОСІЙСЬКА РАКЕТНА АТАКА']</text:p>
      <text:p text:style-name="P4">
Category: News</text:p>
      <!--METADATA-->
      <text:p text:style-name="P4">
<draw:frame draw:style-name="fr1" draw:name="Image248" text:anchor-type="as-char" svg:width="6.9236in" svg:height="4.438546in" draw:z-index="0">
<draw:image xlink:href="../Images/AРМІЯINFORM/2023-06-02T51-00-00-04-00/bez-imeni-29.jpg" xlink:type="simple" xlink:show="embed" xlink:actuate="onLoad" draw:mime-type="image/jpeg"/>
</draw:frame>
</text:p>
      <text:p text:style-name="P4">
У ніч на 2 червня сили та засоби протиповітряної оборони Повітряних Сил увзаємодії з ППО складових Сил оборони України знищили усі 15 крилатих ракет та21 дрон-камікадзе Shahed-136/131, які росія випустила по Україні.</text:p>
      <text:p text:style-name="P4">
Про це <text:a xlink:type="simple" xlink:href="https://t.me/CinCAFU/509" text:style-name="Internet_20_link" text:visited-style-name="Visited_20_Internet_20_Link">
повідомляє</text:a>
 Головнокомандувач ЗСУ генералВалій Залужний у Телеграмі.</text:p>
      <text:p text:style-name="P4">
« <text:span text:style-name="T4">
Близько 23:00</text:span>
 у ніч на 2 червня противник атакував Київ дронами-камікадзе Shahed-136/131. Заходили з південного напрямку, використовуючирельєф місцевості та русло річки Дніпро.</text:p>
      <text:p text:style-name="P4">
<text:span text:style-name="T4">
Близько 03:00</text:span>
 години крилаті ракети Х-101/Х-555, випущені стратегічнимибомбардувальниками Ту-95мс з Каспію, уже були в повітряному просторі України.Заходили з північного напрямку, атакуючи Київ, маневрували, намагаючись ввестив оману нашу протиповітряну оборону», — йдеться у повідомленні.</text:p>
      <text:p text:style-name="P4">
Source: <text:a xlink:type="simple" xlink:href="https://armyinform.com.ua/2023/06/02/vorog-unochi-vypustyv-po-ukrayini-15-raket-i-21-bpla-shahed-usi-znyshheni/" text:style-name="Internet_20_link" text:visited-style-name="Visited_20_Internet_20_Link">
https://armyinform.com.ua/2023/06/02/vorog-unochi-vypustyv-po-ukrayini-15-raket-i-21-bpla-shahed-usi-znyshheni/</text:a>
</text:p>
      <!--NEWS-->
      <text:h text:style-name="P10" text:outline-level="1">
<text:span text:style-name="T4">
Сформовано план навчання українських пілотів на літаках F-16 — прем’єр-міністр Польщі</text:span>
</text:h>
      <text:p text:style-name="P4">
Author: ['АРМІЯINFORM']</text:p>
      <text:p text:style-name="P4">
Time: 2023-06-02T52:00:00-04:00</text:p>
      <text:p text:style-name="P4">
Description: У Польщі склали план навчання українських пілотів на винищувачах F-16.    Про це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oraveczkyj.jpg" text:style-name="Internet_20_link" text:visited-style-name="Visited_20_Internet_20_Link">
moraveczkyj.jpg</text:a>
']</text:p>
      <text:p text:style-name="P4">
Tags: ['STOPRUSSIA', 'ВИНИЩУВАЧІ F-16', 'ДОПОМОГА ПАРТНЕРІВ', 'МАТЕУШ МОРАВЕЦЬКИЙ', 'НАВЧАННЯ ТА ТРЕНУВАННЯ', 'СВІТ ПІДТРИМУЄ УКРАЇНУ']</text:p>
      <text:p text:style-name="P4">
Category: News</text:p>
      <!--METADATA-->
      <text:p text:style-name="P4">
<draw:frame draw:style-name="fr1" draw:name="Image249" text:anchor-type="as-char" svg:width="6.9236in" svg:height="3.894525in" draw:z-index="0">
<draw:image xlink:href="../Images/AРМІЯINFORM/2023-06-02T52-00-00-04-00/moraveczkyj.jpg" xlink:type="simple" xlink:show="embed" xlink:actuate="onLoad" draw:mime-type="image/jpeg"/>
</draw:frame>
</text:p>
      <text:p text:style-name="P4">
У Польщі склали план навчання українських пілотів на винищувачах F-16.</text:p>
      <text:p text:style-name="P4">
Про це на саміті Європейської політичної спільноти у Молдові<text:a xlink:type="simple" xlink:href="https://twitter.com/PremierRP/status/1664292068665991169" text:style-name="Internet_20_link" text:visited-style-name="Visited_20_Internet_20_Link">
повідомив</text:a>
 прем’єр-міністр Польщі Матеуш Моравецький.</text:p>
      <text:p text:style-name="P4">
«Взяв участь у розмові кількох прем'єр-міністрів з Президентом УкраїниВолодимиром Зеленським про навчання українських пілотів управляти винищувачамиF-16. Ми визначили графік цих навчань, і Польща допоможе Україні підготуватипілотів», — сказав Матеуш Моравецький.</text:p>
      <text:p text:style-name="P4">
Раніше у Держдепі США<text:a xlink:type="simple" xlink:href="https://armyinform.com.ua/2023/05/23/peredacha-vynyshhuvachiv-f-16-ukrayini-ta-pidgotovka-ukrayinskyh-pilotiv-ye-priorytetom-dlya-ssha-derzhdep/" text:style-name="Internet_20_link" text:visited-style-name="Visited_20_Internet_20_Link">
наголосили</text:a>
 на високому пріоритеті в передачі винищувачів F-16Україні та підготовці українських пілотів.</text:p>
      <text:p text:style-name="P4">
Нагадаємо, Президент України Володимир Зеленський у Кишиневі<text:a xlink:type="simple" xlink:href="https://armyinform.com.ua/2023/06/01/rozvyvayemo-koalicziyu-vynyshhuvachiv-ta-proponuyemo-koalicziyu-patriot-prezydent-perebuvaye-z-vizytom-u-moldovi/" text:style-name="Internet_20_link" text:visited-style-name="Visited_20_Internet_20_Link">
заявив</text:a>
, що разом із партнерами розвиває коаліцію винищувачів.</text:p>
      <text:p text:style-name="P4">
Source: <text:a xlink:type="simple" xlink:href="https://armyinform.com.ua/2023/06/02/sformovano-plan-navchannya-ukrayinskyh-pilotiv-na-litakah-f-16-premyer-ministr-polshhi/" text:style-name="Internet_20_link" text:visited-style-name="Visited_20_Internet_20_Link">
https://armyinform.com.ua/2023/06/02/sformovano-plan-navchannya-ukrayinskyh-pilotiv-na-litakah-f-16-premyer-ministr-polshhi/</text:a>
</text:p>
      <!--NEWS-->
      <text:h text:style-name="P10" text:outline-level="1">
<text:span text:style-name="T4">
«Думка військових щодо відвідин усіх пляжів незмінна — це небезпечно» — Наталія Гуменюк</text:span>
</text:h>
      <text:p text:style-name="P4">
Author: ['Анастасія Олехнович']</text:p>
      <text:p text:style-name="P4">
Time: 2023-06-02T53:00:00-04:00</text:p>
      <text:p text:style-name="P4">
Description: В Одесі розглядається можливість відкриття частини пляжів для купального сезону. В ефі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0dfc5-0b10216.jpg" text:style-name="Internet_20_link" text:visited-style-name="Visited_20_Internet_20_Link">
340dfc5-0b10216.jpg</text:a>
']</text:p>
      <text:p text:style-name="P4">
Tags: ['НАТАЛІЯ ГУМЕНЮК']</text:p>
      <text:p text:style-name="P4">
Category: News</text:p>
      <!--METADATA-->
      <text:p text:style-name="P4">
<draw:frame draw:style-name="fr1" draw:name="Image250" text:anchor-type="as-char" svg:width="6.9236in" svg:height="3.883237in" draw:z-index="0">
<draw:image xlink:href="../Images/AРМІЯINFORM/2023-06-02T53-00-00-04-00/340dfc5-0b10216.jpg" xlink:type="simple" xlink:show="embed" xlink:actuate="onLoad" draw:mime-type="image/jpeg"/>
</draw:frame>
</text:p>
      <text:p text:style-name="P4">
В Одесі розглядається можливість відкриття частини пляжів для купальногосезону. В ефірі телемарафону «Єдині новини» начальник об’єднаногокоординаційного пресцентру Сил оборони півдня України капітан 1 рангу НаталіяГуменюк прокоментувала це питання, зазначивши, що узбережжя залишається зоноюоборони, а відповідно й зоною небезпеки.</text:p>
      <text:p text:style-name="P4">
— Зрозуміло, що люди потребують відпочинку, але це має відбуватися лише заумови виконання певних безпекових вимог. Думка військових щодо можливоговідкриття пляжів незмінна: це дуже небезпечно.</text:p>
      <text:p text:style-name="P4">
Source: <text:a xlink:type="simple" xlink:href="https://armyinform.com.ua/2023/06/02/dumka-vijskovyh-shhodo-vidvidyn-usih-plyazhiv-nezminna-cze-nebezpechno-nataliya-gumenyuk/" text:style-name="Internet_20_link" text:visited-style-name="Visited_20_Internet_20_Link">
https://armyinform.com.ua/2023/06/02/dumka-vijskovyh-shhodo-vidvidyn-usih-plyazhiv-nezminna-cze-nebezpechno-nataliya-gumenyuk/</text:a>
</text:p>
      <!--NEWS-->
      <text:h text:style-name="P10" text:outline-level="1">
<text:span text:style-name="T4">
Ворог ударив по Херсонщині авіабомбами, аби звинуватити в цьому українських військових</text:span>
</text:h>
      <text:p text:style-name="P4">
Author: ['АРМІЯINFORM']</text:p>
      <text:p text:style-name="P4">
Time: 2023-06-02T54:00:00-04:00</text:p>
      <text:p text:style-name="P4">
Description: Учора окупанти атакували авіабомбами Херсонщину. Одна з них впала в районі школи в Нов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herson-2.jpg" text:style-name="Internet_20_link" text:visited-style-name="Visited_20_Internet_20_Link">
herson-2.jpg</text:a>
']</text:p>
      <text:p text:style-name="P4">
Tags: ['ВТОРГНЕННЯ РФ', 'ЄДИНІ НОВИНИ', 'НАТАЛІЯ ГУМЕНЮК', 'ХЕРСОНЩИНА']</text:p>
      <text:p text:style-name="P4">
Category: News</text:p>
      <!--METADATA-->
      <text:p text:style-name="P4">
<draw:frame draw:style-name="fr1" draw:name="Image251" text:anchor-type="as-char" svg:width="6.9236in" svg:height="3.829799in" draw:z-index="0">
<draw:image xlink:href="../Images/AРМІЯINFORM/2023-06-02T54-00-00-04-00/herson-2.jpg" xlink:type="simple" xlink:show="embed" xlink:actuate="onLoad" draw:mime-type="image/jpeg"/>
</draw:frame>
 Фотоілюстративне</text:p>
      <text:p text:style-name="P4">
Учора окупанти атакували авіабомбами Херсонщину. Одна з них впала в районішколи в Новій Каховці. Рашисти відразу почали звинувачувати в цьому українськівійська. Про це в ефірі телемарафону «Єдині новини» повідомила начальникоб’єднаного координаційного пресцентру Сил оборони півдня України капітан 1рангу Наталія Гуменюк.</text:p>
      <text:p text:style-name="P4">
— Ворог активно розганяє інформацію, що це саме ми бомбили школу, намагаючисьу такий спосіб налаштувати місцеве населення проти українських військових, —зауважила Наталія Гуменюк. — Але люди на Херсонщині добре знають, хто і звідкиб’є, й точно не бажають залишатися з «русскім міром».</text:p>
      <text:p text:style-name="P4">
<text:span text:style-name="T5">
Підготувала Анастасія Олехнович</text:span>
</text:p>
      <text:p text:style-name="P4">
Source: <text:a xlink:type="simple" xlink:href="https://armyinform.com.ua/2023/06/02/vorog-udaryv-po-hersonshhyni-aviabombamy-aby-zvynuvatyty-v-czomu-ukrayinskyh-vijskovyh-nataliya-gumenyuk/" text:style-name="Internet_20_link" text:visited-style-name="Visited_20_Internet_20_Link">
https://armyinform.com.ua/2023/06/02/vorog-udaryv-po-hersonshhyni-aviabombamy-aby-zvynuvatyty-v-czomu-ukrayinskyh-vijskovyh-nataliya-gumenyuk/</text:a>
</text:p>
      <!--NEWS-->
      <text:h text:style-name="P10" text:outline-level="1">
<text:span text:style-name="T4">
На Прикарпатті презентували книгу про сто років боротьби українців із росіянами</text:span>
</text:h>
      <text:p text:style-name="P4">
Author: ['Тарас Грень']</text:p>
      <text:p text:style-name="P4">
Time: 2023-06-02T55:00:00-04:00</text:p>
      <text:p text:style-name="P4">
Description: На Прикарпатті презентовано книгу «Для тебе живемо, Україно» про боротьбу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n-1-e1685689600366.jpg" text:style-name="Internet_20_link" text:visited-style-name="Visited_20_Internet_20_Link">
kn-1-e1685689600366.jpg</text:a>
', '<text:a xlink:type="simple" xlink:href="https://armyinform.com.ua/wp-content/uploads/2023/06/kn-2-e1685689624873.jpg" text:style-name="Internet_20_link" text:visited-style-name="Visited_20_Internet_20_Link">
kn-2-e1685689624873.jpg</text:a>
']</text:p>
      <text:p text:style-name="P4">
Tags: []</text:p>
      <text:p text:style-name="P4">
Category: News</text:p>
      <!--METADATA-->
      <text:p text:style-name="P4">
<draw:frame draw:style-name="fr1" draw:name="Image252" text:anchor-type="as-char" svg:width="6.9236in" svg:height="4.759975in" draw:z-index="0">
<draw:image xlink:href="../Images/AРМІЯINFORM/2023-06-02T55-00-00-04-00/kn-1-e1685689600366.jpg" xlink:type="simple" xlink:show="embed" xlink:actuate="onLoad" draw:mime-type="image/jpeg"/>
</draw:frame>
</text:p>
      <text:p text:style-name="P4">
На Прикарпатті презентовано книгу «Для тебе живемо, Україно» про боротьбуУкраїни з російськими загарбниками. Книгу її автор присвятив пам’ятікулеметника розвідроти десятої окремої гірсько-штурмової бригади «Едельвейс»Богдана Круглика (позивний «Гуцул»), який загинув у бою з московськимиокупантами 16 березня 2022 року.</text:p>
      <text:p text:style-name="P4">
У виданні розповідається про героїчну звитягу всіх борців за волю України,повстанців Печеніжинського куща теренової сітки підпілля ОУН, яких вдалосяідентифікувати, інші історичні події. Автор книги — Андрій Мацьків, діючийофіцер Збройних Сил України, історик і дослідник світлин УПА.</text:p>
      <text:p text:style-name="P4">
<draw:frame draw:style-name="fr1" draw:name="Image253" text:anchor-type="as-char" svg:width="6.9236in" svg:height="4.911429in" draw:z-index="0">
<draw:image xlink:href="../Images/AРМІЯINFORM/2023-06-02T55-00-00-04-00/kn-2-e1685689624873.jpg" xlink:type="simple" xlink:show="embed" xlink:actuate="onLoad" draw:mime-type="image/jpeg"/>
</draw:frame>
</text:p>
      <text:p text:style-name="P4">
Відомий громадський і політичний діяч Прикарпаття Василь Гуменюк напрезентації зазначив, що книга є фундаментальним дослідження, яке писалосьбагато років. У книзі добре простежується тяглість поколінь захисників, які йсто років тому зі зброєю в руках відстоювали свободу й незалежність України,боронили її від російських загарбників. Ця книга буде у вільному доступі уфондах бібліотек. Видання зацікавить як істориків, так і широке коло читачів.</text:p>
      <text:p text:style-name="P4">
<text:span text:style-name="T5">
Фото Світлани Якубенко</text:span>
</text:p>
      <text:p text:style-name="P4">
Source: <text:a xlink:type="simple" xlink:href="https://armyinform.com.ua/2023/06/02/na-prykarpatti-prezentuvaly-knygu-pro-sto-rokiv-borotby-ukrayincziv-iz-rosiyanamy/" text:style-name="Internet_20_link" text:visited-style-name="Visited_20_Internet_20_Link">
https://armyinform.com.ua/2023/06/02/na-prykarpatti-prezentuvaly-knygu-pro-sto-rokiv-borotby-ukrayincziv-iz-rosiyanamy/</text:a>
</text:p>
      <!--NEWS-->
      <text:h text:style-name="P10" text:outline-level="1">
<text:span text:style-name="T4">
У Фінляндії за 100 км від кордону з рф завершилися навчання сил НАТО і Швеції</text:span>
</text:h>
      <text:p text:style-name="P4">
Author: ['АРМІЯINFORM']</text:p>
      <text:p text:style-name="P4">
Time: 2023-06-02T56:00:00-04:00</text:p>
      <text:p text:style-name="P4">
Description: Сьогодні, 2 червня, на полігоні Роваярві у Фінляндії завершуються військові на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0776182_600944865148487_8145702818833621896_n.jpg" text:style-name="Internet_20_link" text:visited-style-name="Visited_20_Internet_20_Link">
350776182_600944865148487_8145702818833621896_n.jpg</text:a>
', '<text:a xlink:type="simple" xlink:href="https://armyinform.com.ua/wp-content/uploads/2023/06/347234372_216723447884559_956241069041286994_n-150x150.jpg" text:style-name="Internet_20_link" text:visited-style-name="Visited_20_Internet_20_Link">
347234372_216723447884559_956241069041286994_n-150x150.jpg</text:a>
', '<text:a xlink:type="simple" xlink:href="https://armyinform.com.ua/wp-content/uploads/2023/06/350632062_777381420745479_7491858251439785678_n-150x150.jpg" text:style-name="Internet_20_link" text:visited-style-name="Visited_20_Internet_20_Link">
350632062_777381420745479_7491858251439785678_n-150x150.jpg</text:a>
', '<text:a xlink:type="simple" xlink:href="https://armyinform.com.ua/wp-content/uploads/2023/06/350648568_774694047488507_7419490166645487151_n-150x150.jpg" text:style-name="Internet_20_link" text:visited-style-name="Visited_20_Internet_20_Link">
350648568_774694047488507_7419490166645487151_n-150x150.jpg</text:a>
', '<text:a xlink:type="simple" xlink:href="https://armyinform.com.ua/wp-content/uploads/2023/06/350647738_602724428589926_2114264777309287387_n-150x150.jpg" text:style-name="Internet_20_link" text:visited-style-name="Visited_20_Internet_20_Link">
350647738_602724428589926_2114264777309287387_n-150x150.jpg</text:a>
', '<text:a xlink:type="simple" xlink:href="https://armyinform.com.ua/wp-content/uploads/2023/06/350794465_267870272467353_5415322855677262144_n-150x150.jpg" text:style-name="Internet_20_link" text:visited-style-name="Visited_20_Internet_20_Link">
350794465_267870272467353_5415322855677262144_n-150x150.jpg</text:a>
']</text:p>
      <text:p text:style-name="P4">
Tags: ['NORTHERN FOREST 23', 'НАТО', 'ФІНЛЯНДІЯ']</text:p>
      <text:p text:style-name="P4">
Category: News</text:p>
      <!--METADATA-->
      <text:p text:style-name="P4">
<draw:frame draw:style-name="fr1" draw:name="Image254" text:anchor-type="as-char" svg:width="6.9236in" svg:height="3.894525in" draw:z-index="0">
<draw:image xlink:href="../Images/AРМІЯINFORM/2023-06-02T56-00-00-04-00/350776182_600944865148487_8145702818833621896_n.jpg" xlink:type="simple" xlink:show="embed" xlink:actuate="onLoad" draw:mime-type="image/jpeg"/>
</draw:frame>
</text:p>
      <text:p text:style-name="P4">
Сьогодні, 2 червня, на полігоні Роваярві у Фінляндії завершуються військовінавчання Northern Forest 23. На них Збройні сили Фінляндії відпрацювалиспільну вогневу та бойову дію з силами Північноатлантичного альянсу та Швеції,а також здатність надавати та отримувати міжнародну допомогу.</text:p>
      <text:p text:style-name="P4">
Про це <text:a xlink:type="simple" xlink:href="https://maavoimat.fi/-/northern-forest-23-taisteluharjoitus-rovajarvella-paattyy-perjantaina" text:style-name="Internet_20_link" text:visited-style-name="Visited_20_Internet_20_Link">
повідомляє</text:a>
пресслужба Міністерства оборони країни.</text:p>
      <text:p text:style-name="P4">
Загальна чисельність учасників навчань<text:a xlink:type="simple" xlink:href="https://maavoimat.fi/en/lightning-strike-23-and-northern-forest-23" text:style-name="Internet_20_link" text:visited-style-name="Visited_20_Internet_20_Link">
становила</text:a>
до 8000 військовослужбовців, з яких майже 1100 — складали міжнародні військаіз США, Великої Британії, Швеції та Норвегії.</text:p>
      <text:p text:style-name="P4">
<text:a xlink:type="simple" xlink:href="https://armyinform.com.ua/wp-content/uploads/2023/06/347234372_216723447884559_956241069041286994_n.jpg" text:style-name="Internet_20_link" text:visited-style-name="Visited_20_Internet_20_Link">
<draw:frame draw:style-name="fr1" draw:name="Image255" text:anchor-type="as-char" svg:width="6.9236in" svg:height="6.9236in" draw:z-index="0">
<draw:image xlink:href="../Images/AРМІЯINFORM/2023-06-02T56-00-00-04-00/347234372_216723447884559_956241069041286994_n-150x150.jpg" xlink:type="simple" xlink:show="embed" xlink:actuate="onLoad" draw:mime-type="image/jpeg"/>
</draw:frame>
</text:a>
</text:p>
      <text:p text:style-name="P4">
<text:a xlink:type="simple" xlink:href="https://armyinform.com.ua/wp-content/uploads/2023/06/350632062_777381420745479_7491858251439785678_n.jpg" text:style-name="Internet_20_link" text:visited-style-name="Visited_20_Internet_20_Link">
<draw:frame draw:style-name="fr1" draw:name="Image256" text:anchor-type="as-char" svg:width="6.9236in" svg:height="6.9236in" draw:z-index="0">
<draw:image xlink:href="../Images/AРМІЯINFORM/2023-06-02T56-00-00-04-00/350632062_777381420745479_7491858251439785678_n-150x150.jpg" xlink:type="simple" xlink:show="embed" xlink:actuate="onLoad" draw:mime-type="image/jpeg"/>
</draw:frame>
</text:a>
</text:p>
      <text:p text:style-name="P4">
<text:a xlink:type="simple" xlink:href="https://armyinform.com.ua/wp-content/uploads/2023/06/350648568_774694047488507_7419490166645487151_n.jpg" text:style-name="Internet_20_link" text:visited-style-name="Visited_20_Internet_20_Link">
<draw:frame draw:style-name="fr1" draw:name="Image257" text:anchor-type="as-char" svg:width="6.9236in" svg:height="6.9236in" draw:z-index="0">
<draw:image xlink:href="../Images/AРМІЯINFORM/2023-06-02T56-00-00-04-00/350648568_774694047488507_7419490166645487151_n-150x150.jpg" xlink:type="simple" xlink:show="embed" xlink:actuate="onLoad" draw:mime-type="image/jpeg"/>
</draw:frame>
</text:a>
</text:p>
      <text:p text:style-name="P4">
<text:a xlink:type="simple" xlink:href="https://armyinform.com.ua/wp-content/uploads/2023/06/350647738_602724428589926_2114264777309287387_n.jpg" text:style-name="Internet_20_link" text:visited-style-name="Visited_20_Internet_20_Link">
<draw:frame draw:style-name="fr1" draw:name="Image258" text:anchor-type="as-char" svg:width="6.9236in" svg:height="6.9236in" draw:z-index="0">
<draw:image xlink:href="../Images/AРМІЯINFORM/2023-06-02T56-00-00-04-00/350647738_602724428589926_2114264777309287387_n-150x150.jpg" xlink:type="simple" xlink:show="embed" xlink:actuate="onLoad" draw:mime-type="image/jpeg"/>
</draw:frame>
</text:a>
</text:p>
      <text:p text:style-name="P4">
<text:a xlink:type="simple" xlink:href="https://armyinform.com.ua/wp-content/uploads/2023/06/350794465_267870272467353_5415322855677262144_n.jpg" text:style-name="Internet_20_link" text:visited-style-name="Visited_20_Internet_20_Link">
<draw:frame draw:style-name="fr1" draw:name="Image259" text:anchor-type="as-char" svg:width="6.9236in" svg:height="6.9236in" draw:z-index="0">
<draw:image xlink:href="../Images/AРМІЯINFORM/2023-06-02T56-00-00-04-00/350794465_267870272467353_5415322855677262144_n-150x150.jpg" xlink:type="simple" xlink:show="embed" xlink:actuate="onLoad" draw:mime-type="image/jpeg"/>
</draw:frame>
</text:a>
</text:p>
      <text:p text:style-name="P4">
На озброєнні міжнародних сил були, зокрема, бойові машини піхоти Warrior(Великої Британія), системи залпового вогню РСЗВ (США та Великої Британія) табойові машини піхоти <text:a xlink:type="simple" xlink:href="https://armyinform.com.ua/2023/05/31/shho-vidomo-pro-shvedski-bmp-cv-90/" text:style-name="Internet_20_link" text:visited-style-name="Visited_20_Internet_20_Link">
CV90</text:a>
 (Швеція та Норвегія).</text:p>
      <text:p text:style-name="P4">
Нагадаємо, що Фінляндія, Норвегія та Швеція 29 травня<text:a xlink:type="simple" xlink:href="https://armyinform.com.ua/2023/05/26/finlyandiya-zi-shvecziyeyu-ta-soyuznykamy-rozpochynaye-navchannya-arctic-challenge/" text:style-name="Internet_20_link" text:visited-style-name="Visited_20_Internet_20_Link">
розпочали</text:a>
 багатонаціональнінавчання Arctic Challenge-2023.</text:p>
      <text:p text:style-name="P4">
Source: <text:a xlink:type="simple" xlink:href="https://armyinform.com.ua/2023/06/02/u-finlyandiyi-za-100-km-vid-kordonu-z-rf-zavershylysya-navchannya-syl-nato-i-shvecziyi/" text:style-name="Internet_20_link" text:visited-style-name="Visited_20_Internet_20_Link">
https://armyinform.com.ua/2023/06/02/u-finlyandiyi-za-100-km-vid-kordonu-z-rf-zavershylysya-navchannya-syl-nato-i-shvecziyi/</text:a>
</text:p>
      <!--NEWS-->
      <text:h text:style-name="P10" text:outline-level="1">
<text:span text:style-name="T4">
За добу рятувальники майже 200 разів виїжджали на ліквідацію наслідків ворожих обстрілів</text:span>
</text:h>
      <text:p text:style-name="P4">
Author: ['АРМІЯINFORM']</text:p>
      <text:p text:style-name="P4">
Time: 2023-06-02T57:00:00-04:00</text:p>
      <text:p text:style-name="P4">
Description: Протягом минулої доби, 1 чер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60" text:anchor-type="as-char" svg:width="6.9236in" svg:height="4.635046in" draw:z-index="0">
<draw:image xlink:href="../Images/AРМІЯINFORM/2023-06-02T57-00-00-04-00/pozhezha-1.jpg" xlink:type="simple" xlink:show="embed" xlink:actuate="onLoad" draw:mime-type="image/jpeg"/>
</draw:frame>
Ілюстративне фото</text:p>
      <text:p text:style-name="P4">
Протягом минулої доби, <text:span text:style-name="T4">
1 червня,</text:span>
 підрозділи Державної служби України знадзвичайних ситуацій <text:span text:style-name="T4">
здійснили 198 виїздів</text:span>
 на ліквідацію наслідківобстрілів окупантами населених пунктів та об’єктів інфраструктури. Ліквідовано19 пожеж. Надано психологічну допомогу 147 особам.</text:p>
      <text:p text:style-name="P4">
Про це йдеться у <text:a xlink:type="simple" xlink:href="https://dsns.gov.ua/uk/news/nadzvicaini-podiyi/operativna-informaciia-dsns-shhodo-naslidkiv-vedennia-boiovix-dii-rosiiskoiu-federacijeiu-175"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7 430 виїздів на ліквідацію наслідків обстрілів, ліквідовано 14 764 пожежі,врятовано 4 098 осіб, надано психологічну допомогу 216 051 особі.</text:p>
      <text:p text:style-name="P4">
Source: <text:a xlink:type="simple" xlink:href="https://armyinform.com.ua/2023/06/02/za-dobu-ryatuvalnyky-majzhe-200-raziv-vyyizhdzhaly-na-likvidacziyu-naslidkiv-vorozhyh-obstriliv-10/" text:style-name="Internet_20_link" text:visited-style-name="Visited_20_Internet_20_Link">
https://armyinform.com.ua/2023/06/02/za-dobu-ryatuvalnyky-majzhe-200-raziv-vyyizhdzhaly-na-likvidacziyu-naslidkiv-vorozhyh-obstriliv-10/</text:a>
</text:p>
      <!--NEWS-->
      <text:h text:style-name="P10" text:outline-level="1">
<text:span text:style-name="T4">
У Бахмуті ми досягли найголовнішого, виснаживши ворога — Сергій Череватий</text:span>
</text:h>
      <text:p text:style-name="P4">
Author: ['Анастасія Олехнович']</text:p>
      <text:p text:style-name="P4">
Time: 2023-06-02T58:00:00-04:00</text:p>
      <text:p text:style-name="P4">
Description: Упродовж останньої доби на Бахмутському напрямку прямих боєзіткнень не було. Про це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50495_296231526.jpg" text:style-name="Internet_20_link" text:visited-style-name="Visited_20_Internet_20_Link">
250495_296231526.jpg</text:a>
']</text:p>
      <text:p text:style-name="P4">
Tags: ['STOPRUSSIA', 'АГРЕСІЯ РФ', 'БАХМУТСЬКИЙ НАПРЯМОК', 'СЕРГІЙ ЧЕРЕВАТИЙ']</text:p>
      <text:p text:style-name="P4">
Category: News</text:p>
      <!--METADATA-->
      <text:p text:style-name="P4">
<draw:frame draw:style-name="fr1" draw:name="Image261" text:anchor-type="as-char" svg:width="6.9236in" svg:height="4.615733in" draw:z-index="0">
<draw:image xlink:href="../Images/AРМІЯINFORM/2023-06-02T58-00-00-04-00/250495_296231526.jpg" xlink:type="simple" xlink:show="embed" xlink:actuate="onLoad" draw:mime-type="image/jpeg"/>
</draw:frame>
</text:p>
      <text:p text:style-name="P4">
Упродовж останньої доби на Бахмутському напрямку прямих боєзіткнень не було.Про це в ефірі телемарафону «Єдині новини» повідомив речник Східногоугруповання військ ЗСУ полковник Сергій Череватий.</text:p>
      <text:p text:style-name="P4">
— Але ротаційні заходи ворог прикриває артилерійським вогнем. За добуросійська війська 452 рази накрили українські позиції різними типами йкалібрами артилерійських снарядів та здійснили шість авіанальотів. Своєючергою ми також завдаємо потужних ударів, не даючи ворогу спокійно провестиротацію. За добу знищено більше як сотню окупантів, — наголосив СергійЧереватий. — У Бахмуті ми досягли головного — виснажили ворога, значно знизилийого бойовий потенціал. Війська, що зараз заходять замість «вагнера», знають,що було з їхніми попередниками й, м’яко кажучи, не надто рвуться в бій.</text:p>
      <text:p text:style-name="P4">
Сергій Череватий додав, що на Лимано-Куп'янському напрямку ворогактивізувався. Тут за добу відбулось 11 боєзіткнень. Завдяки грамотнійпобудові української оборони всі атаки окупантів були безрезультатними й ворогзазнав втрат.</text:p>
      <text:p text:style-name="P4">
Source: <text:a xlink:type="simple" xlink:href="https://armyinform.com.ua/2023/06/02/u-bahmuti-my-dosyagly-najgolovnishogo-vysnazhyvshy-voroga-sergij-cherevatyj/" text:style-name="Internet_20_link" text:visited-style-name="Visited_20_Internet_20_Link">
https://armyinform.com.ua/2023/06/02/u-bahmuti-my-dosyagly-najgolovnishogo-vysnazhyvshy-voroga-sergij-cherevatyj/</text:a>
</text:p>
      <!--NEWS-->
      <text:h text:style-name="P10" text:outline-level="1">
<text:span text:style-name="T4">
Міністр оборони Литви: путіну щоразу доповідають, що в Україні знищено всі ЗРК Patriot, однак правда — інша</text:span>
</text:h>
      <text:p text:style-name="P4">
Author: ['АРМІЯINFORM']</text:p>
      <text:p text:style-name="P4">
Time: 2023-06-02T59:00:00-04:00</text:p>
      <text:p text:style-name="P4">
Description: рф, обстрілюючи Україну, марно намагається вистежити розташування протиракет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atriot-2.jpg" text:style-name="Internet_20_link" text:visited-style-name="Visited_20_Internet_20_Link">
patriot-2.jpg</text:a>
']</text:p>
      <text:p text:style-name="P4">
Tags: ['STOPRUSSIA', 'АГРЕСІЯ РФ', 'АРВІДАС АНУШАУСКАС', 'МІНІСТР ОБОРОНИ ЛИТВИ', 'ПАТРІОТ']</text:p>
      <text:p text:style-name="P4">
Category: News</text:p>
      <!--METADATA-->
      <text:p text:style-name="P4">
<draw:frame draw:style-name="fr1" draw:name="Image262" text:anchor-type="as-char" svg:width="6.9236in" svg:height="3.894525in" draw:z-index="0">
<draw:image xlink:href="../Images/AРМІЯINFORM/2023-06-02T59-00-00-04-00/patriot-2.jpg" xlink:type="simple" xlink:show="embed" xlink:actuate="onLoad" draw:mime-type="image/jpeg"/>
</draw:frame>
</text:p>
      <text:p text:style-name="P4">
рф, обстрілюючи Україну, марно намагається вистежити розташуванняпротиракетних комплексів Patriot.</text:p>
      <text:p text:style-name="P4">
Про це<text:a xlink:type="simple" xlink:href="https://twitter.com/a_anusauskas/status/1664473434506555395" text:style-name="Internet_20_link" text:visited-style-name="Visited_20_Internet_20_Link">
повідомив</text:a>
міністр оборони Литви Арвідас Анушаускас.</text:p>
      <text:p text:style-name="P4">
«росія, як і раніше, щоночі намагається вистежити протиракетні комплексиPatriot. Однак, без удачі. Офіційна версія вже лежить у путіна на столі: всібатареї Patriot знищені. Та ніхто не наважується сказати йому правду», —наголосив Арвідас Анушаускас.</text:p>
      <text:p text:style-name="P4">
Раніше речник Командування Повітряних Сил ЗС України полковник Юрій Ігнат<text:a xlink:type="simple" xlink:href="https://armyinform.com.ua/2023/05/17/yurij-ignat-rozpoviv-pro-unikalni-tth-ta-zhyvuchist-zrk-patriot/" text:style-name="Internet_20_link" text:visited-style-name="Visited_20_Internet_20_Link">
заявив</text:a>
, що знищити зенітно-ракетний комплексPatriot якимось, до прикладу, «Кинджалом» просто неможливо.</text:p>
      <text:p text:style-name="P4">
Source: <text:a xlink:type="simple" xlink:href="https://armyinform.com.ua/2023/06/02/ministr-oborony-lytvy-putinu-shhorazu-dopovidayut-shho-v-ukrayini-znyshheno-vsi-zrk-patriot-odnak-pravda-insha/" text:style-name="Internet_20_link" text:visited-style-name="Visited_20_Internet_20_Link">
https://armyinform.com.ua/2023/06/02/ministr-oborony-lytvy-putinu-shhorazu-dopovidayut-shho-v-ukrayini-znyshheno-vsi-zrk-patriot-odnak-pravda-insha/</text:a>
</text:p>
      <!--NEWS-->
      <text:h text:style-name="P10" text:outline-level="1">
<text:span text:style-name="T4">
Суперкубок FPV: Представники Сил оборони вибрали 3 найпотужніші українські БПЛА</text:span>
</text:h>
      <text:p text:style-name="P4">
Author: ['АРМІЯINFORM']</text:p>
      <text:p text:style-name="P4">
Time: 2023-06-02T60:00:00-04:00</text:p>
      <text:p text:style-name="P4">
Description: В Україні відбувся Суперкубок FPV від Армії дронів, в якому взяли участь 14 вироб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0e93ee0-cfb0-4117-8765-eeba51aeb8f6.jpg" text:style-name="Internet_20_link" text:visited-style-name="Visited_20_Internet_20_Link">
80e93ee0-cfb0-4117-8765-eeba51aeb8f6.jpg</text:a>
', '<text:a xlink:type="simple" xlink:href="https://armyinform.com.ua/wp-content/uploads/2023/06/821be3d8-52a3-4f0e-9adf-840ab7375bd7-150x150.jpg" text:style-name="Internet_20_link" text:visited-style-name="Visited_20_Internet_20_Link">
821be3d8-52a3-4f0e-9adf-840ab7375bd7-150x150.jpg</text:a>
', '<text:a xlink:type="simple" xlink:href="https://armyinform.com.ua/wp-content/uploads/2023/06/a9153b8d-bccf-4fa5-b422-8aa81fe6b20c-150x150.jpg" text:style-name="Internet_20_link" text:visited-style-name="Visited_20_Internet_20_Link">
a9153b8d-bccf-4fa5-b422-8aa81fe6b20c-150x150.jpg</text:a>
', '<text:a xlink:type="simple" xlink:href="https://armyinform.com.ua/wp-content/uploads/2023/06/bced7663-c6f8-4a7b-bbab-fac37eeb3976-150x150.jpg" text:style-name="Internet_20_link" text:visited-style-name="Visited_20_Internet_20_Link">
bced7663-c6f8-4a7b-bbab-fac37eeb3976-150x150.jpg</text:a>
', '<text:a xlink:type="simple" xlink:href="https://armyinform.com.ua/wp-content/uploads/2023/06/c56f7f7b-2a74-472e-8914-39b126efca38-150x150.jpg" text:style-name="Internet_20_link" text:visited-style-name="Visited_20_Internet_20_Link">
c56f7f7b-2a74-472e-8914-39b126efca38-150x150.jpg</text:a>
']</text:p>
      <text:p text:style-name="P4">
Tags: ['FPV-ДРОНИ', 'АРМІЯ ДРОНІВ', 'БПЛА', 'МИХАЙЛО ФЕДОРОВ', 'СУПЕРКУБОК FPV']</text:p>
      <text:p text:style-name="P4">
Category: News</text:p>
      <!--METADATA-->
      <text:p text:style-name="P4">
<draw:frame draw:style-name="fr1" draw:name="Image263" text:anchor-type="as-char" svg:width="6.9236in" svg:height="4.61393in" draw:z-index="0">
<draw:image xlink:href="../Images/AРМІЯINFORM/2023-06-02T60-00-00-04-00/80e93ee0-cfb0-4117-8765-eeba51aeb8f6.jpg" xlink:type="simple" xlink:show="embed" xlink:actuate="onLoad" draw:mime-type="image/jpeg"/>
</draw:frame>
</text:p>
      <text:p text:style-name="P4">
В Україні відбувся Суперкубок FPV від Армії дронів, в якому взяли участь 14виробників БПЛА. 18 FPV-дронів показали свої можливості представникам Силоборони України. Бойові пілоти та інструктори шкіл вибрали 3 найпотужнішібезпілотники українського виробництва.</text:p>
      <text:p text:style-name="P4">
Про це <text:a xlink:type="simple" xlink:href="https://t.me/zedigital/3206" text:style-name="Internet_20_link" text:visited-style-name="Visited_20_Internet_20_Link">
повідомляє</text:a>
 віцепрем’єр-міністр зінновацій, розвитку освіти, науки та технологій — міністр цифровоїтрансформації Михайло Федоров у телеграм-каналі.</text:p>
      <text:p text:style-name="P4">
Обрані БПЛА найкраще впоралися із завданнями — від швидкості розгортання доякості знищення цілей та роботи в умовах РЕБ. Це допоможе розробникамзаконтрактувати «пташок» до війська.</text:p>
      <text:p text:style-name="P4">
<text:a xlink:type="simple" xlink:href="https://armyinform.com.ua/wp-content/uploads/2023/06/821be3d8-52a3-4f0e-9adf-840ab7375bd7.jpg" text:style-name="Internet_20_link" text:visited-style-name="Visited_20_Internet_20_Link">
<draw:frame draw:style-name="fr1" draw:name="Image264" text:anchor-type="as-char" svg:width="6.9236in" svg:height="6.9236in" draw:z-index="0">
<draw:image xlink:href="../Images/AРМІЯINFORM/2023-06-02T60-00-00-04-00/821be3d8-52a3-4f0e-9adf-840ab7375bd7-150x150.jpg" xlink:type="simple" xlink:show="embed" xlink:actuate="onLoad" draw:mime-type="image/jpeg"/>
</draw:frame>
</text:a>
</text:p>
      <text:p text:style-name="P4">
<text:a xlink:type="simple" xlink:href="https://armyinform.com.ua/wp-content/uploads/2023/06/a9153b8d-bccf-4fa5-b422-8aa81fe6b20c.jpg" text:style-name="Internet_20_link" text:visited-style-name="Visited_20_Internet_20_Link">
<draw:frame draw:style-name="fr1" draw:name="Image265" text:anchor-type="as-char" svg:width="6.9236in" svg:height="6.9236in" draw:z-index="0">
<draw:image xlink:href="../Images/AРМІЯINFORM/2023-06-02T60-00-00-04-00/a9153b8d-bccf-4fa5-b422-8aa81fe6b20c-150x150.jpg" xlink:type="simple" xlink:show="embed" xlink:actuate="onLoad" draw:mime-type="image/jpeg"/>
</draw:frame>
</text:a>
</text:p>
      <text:p text:style-name="P4">
<text:a xlink:type="simple" xlink:href="https://armyinform.com.ua/wp-content/uploads/2023/06/bced7663-c6f8-4a7b-bbab-fac37eeb3976.jpg" text:style-name="Internet_20_link" text:visited-style-name="Visited_20_Internet_20_Link">
<draw:frame draw:style-name="fr1" draw:name="Image266" text:anchor-type="as-char" svg:width="6.9236in" svg:height="6.9236in" draw:z-index="0">
<draw:image xlink:href="../Images/AРМІЯINFORM/2023-06-02T60-00-00-04-00/bced7663-c6f8-4a7b-bbab-fac37eeb3976-150x150.jpg" xlink:type="simple" xlink:show="embed" xlink:actuate="onLoad" draw:mime-type="image/jpeg"/>
</draw:frame>
</text:a>
</text:p>
      <text:p text:style-name="P4">
<text:a xlink:type="simple" xlink:href="https://armyinform.com.ua/wp-content/uploads/2023/06/c56f7f7b-2a74-472e-8914-39b126efca38.jpg" text:style-name="Internet_20_link" text:visited-style-name="Visited_20_Internet_20_Link">
<draw:frame draw:style-name="fr1" draw:name="Image267" text:anchor-type="as-char" svg:width="6.9236in" svg:height="6.9236in" draw:z-index="0">
<draw:image xlink:href="../Images/AРМІЯINFORM/2023-06-02T60-00-00-04-00/c56f7f7b-2a74-472e-8914-39b126efca38-150x150.jpg" xlink:type="simple" xlink:show="embed" xlink:actuate="onLoad" draw:mime-type="image/jpeg"/>
</draw:frame>
</text:a>
</text:p>
      <text:p text:style-name="P4">
Саме <text:span text:style-name="T4">
FPV-дрони</text:span>
 — конкурентна перевага над ворогом. Швидкі та маневрені,здатні зі снайперською точністю влучати в ціль. Вже є багато кейсів, коли нашдрон за кілька сотень доларів знищує російської техніки на мільйони.</text:p>
      <text:p text:style-name="P4">
«Від самого старту Армії дронів працюємо з розробниками БПЛА 24/7. Робимо все,щоб українські дрони якомога швидше контрактувалися, отримували допуск доексплуатації та посилювали наших воїнів уже зараз», — зазначили організатори.</text:p>
      <text:p text:style-name="P4">
Source: <text:a xlink:type="simple" xlink:href="https://armyinform.com.ua/2023/06/02/superkubok-fpv-predstavnyky-syl-oborony-vybraly-3-najpotuzhnishi-ukrayinski-bpla/" text:style-name="Internet_20_link" text:visited-style-name="Visited_20_Internet_20_Link">
https://armyinform.com.ua/2023/06/02/superkubok-fpv-predstavnyky-syl-oborony-vybraly-3-najpotuzhnishi-ukrayinski-bpla/</text:a>
</text:p>
      <!--NEWS-->
      <text:h text:style-name="P10" text:outline-level="1">
<text:span text:style-name="T4">
Данія, Бельгія, Британія та Нідерланди якнайшвидше розпочнуть навчання українських пілотів на F-16</text:span>
</text:h>
      <text:p text:style-name="P4">
Author: ['АРМІЯINFORM']</text:p>
      <text:p text:style-name="P4">
Time: 2023-06-02T61:00:00-04:00</text:p>
      <text:p text:style-name="P4">
Description: Разом із Данією, Бельгією та Великою Британією Нідерланди якнайшвидше розпочнуть на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ryutte.jpg" text:style-name="Internet_20_link" text:visited-style-name="Visited_20_Internet_20_Link">
ryutte.jpg</text:a>
']</text:p>
      <text:p text:style-name="P4">
Tags: ['F-16', 'МАРК РЮТТЕ', 'НАВЧАННЯ ПІЛОТІВ', 'НІДЕРЛАНДИ']</text:p>
      <text:p text:style-name="P4">
Category: News</text:p>
      <!--METADATA-->
      <text:p text:style-name="P4">
<draw:frame draw:style-name="fr1" draw:name="Image268" text:anchor-type="as-char" svg:width="6.9236in" svg:height="3.894525in" draw:z-index="0">
<draw:image xlink:href="../Images/AРМІЯINFORM/2023-06-02T61-00-00-04-00/ryutte.jpg" xlink:type="simple" xlink:show="embed" xlink:actuate="onLoad" draw:mime-type="image/jpeg"/>
</draw:frame>
</text:p>
      <text:p text:style-name="P4">
Разом із Данією, Бельгією та Великою Британією Нідерланди якнайшвидшерозпочнуть навчання українських пілотів на винищувачах F-16.</text:p>
      <text:p text:style-name="P4">
Про це на саміті Європейської політичної спільноти у Молдові<text:a xlink:type="simple" xlink:href="https://twitter.com/MinPres/status/1664286876881268738" text:style-name="Internet_20_link" text:visited-style-name="Visited_20_Internet_20_Link">
заявив</text:a>
 прем’єр-міністр Нідерландів Марк Рютте.</text:p>
      <text:p text:style-name="P4">
«Це важливий крок для того, щоб Україна могла захистити себе. Ми зібралися тутіз лідерами країн, які входять до коаліції винищувачів за Україну. Я закликавінші присутні країни приєднатися до коаліції. Україна повинна виграти цювійну», — наголосив Марк Рютте.</text:p>
      <text:p text:style-name="P4">
Він додав, що зустріч Європейського політичного співтовариства в Молдовіпрояснила одне: європейські країни — всі разом.</text:p>
      <text:p text:style-name="P4">
«Мій головний меседж європейським колегам полягав у тому, що, перш за все, миповинні підтримувати Україну, як можемо. Наприклад, шляхом створенняміжнародної коаліції винищувачів для посилення спроможності ПС України», —<text:a xlink:type="simple" xlink:href="https://twitter.com/MinPres/status/1664291834942615552" text:style-name="Internet_20_link" text:visited-style-name="Visited_20_Internet_20_Link">
сказав</text:a>
 Марк Рютте.</text:p>
      <text:p text:style-name="P4">
Нагадаємо, на саміті Європейської політичної спільноти у Кишиневі прем’єр-міністр Польщі Матеуш Моравецький<text:a xlink:type="simple" xlink:href="https://armyinform.com.ua/2023/06/02/sformovano-plan-navchannya-ukrayinskyh-pilotiv-na-litakah-f-16-premyer-ministr-polshhi/" text:style-name="Internet_20_link" text:visited-style-name="Visited_20_Internet_20_Link">
повідомив</text:a>
, що вжесформовано план навчання українських пілотів на літаках F-16.</text:p>
      <text:p text:style-name="P4">
Source: <text:a xlink:type="simple" xlink:href="https://armyinform.com.ua/2023/06/02/daniya-belgiya-brytaniya-ta-niderlandy-yaknajshvydshe-rozpochnut-navchannya-ukrayinskyh-pilotiv-na-f-16/" text:style-name="Internet_20_link" text:visited-style-name="Visited_20_Internet_20_Link">
https://armyinform.com.ua/2023/06/02/daniya-belgiya-brytaniya-ta-niderlandy-yaknajshvydshe-rozpochnut-navchannya-ukrayinskyh-pilotiv-na-f-16/</text:a>
</text:p>
      <!--NEWS-->
      <text:h text:style-name="P10" text:outline-level="1">
<text:span text:style-name="T4">
Зафіксовано 85 приходів: росіяни знову обстріляли прикордоння Сумщини й Чернігівщини</text:span>
</text:h>
      <text:p text:style-name="P4">
Author: ['АРМІЯINFORM']</text:p>
      <text:p text:style-name="P4">
Time: 2023-06-02T62:00:00-04:00</text:p>
      <text:p text:style-name="P4">
Description: російські війська від початку доби 2 червня ще п'ять разів обстріляли прикордо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0499-1_large-1.jpg" text:style-name="Internet_20_link" text:visited-style-name="Visited_20_Internet_20_Link">
160499-1_large-1.jpg</text:a>
']</text:p>
      <text:p text:style-name="P4">
Tags: ['STOPRUSSIA', 'АГРЕСІЯ РФ', 'ВОРОЖІ ОБСТРІЛИ', 'ВТОРГНЕННЯ РФ', 'ОК «ПІВНІЧ»']</text:p>
      <text:p text:style-name="P4">
Category: News</text:p>
      <!--METADATA-->
      <text:p text:style-name="P4">
<draw:frame draw:style-name="fr1" draw:name="Image269" text:anchor-type="as-char" svg:width="6.9236in" svg:height="4.615733in" draw:z-index="0">
<draw:image xlink:href="../Images/AРМІЯINFORM/2023-06-02T62-00-00-04-00/160499-1_large-1.jpg" xlink:type="simple" xlink:show="embed" xlink:actuate="onLoad" draw:mime-type="image/jpeg"/>
</draw:frame>
</text:p>
      <text:p text:style-name="P4">
російські війська від початку доби 2 червня ще п'ять разів обстрілялиприкордонні території Чернігівської та Сумської областей.</text:p>
      <text:p text:style-name="P4">
Про це Оперативне командування «Північ» повідомляє у<text:a xlink:type="simple" xlink:href="https://t.me/ok_pivnich1/2969" text:style-name="Internet_20_link" text:visited-style-name="Visited_20_Internet_20_Link">
Телеграмі.</text:a>
</text:p>
      <ul>
        <li>
З 00:00 до 00:10 зафіксовано 5 приходів, ймовірно зі ствольної артилерії, в районі н.п. Ромашкове.  * З 23:39 до 23:45 зафіксовано 3 приходи, ймовірно 120 мм міномет, в районі н.п. Нововасилівка.  * З 08:10 до 09:00 зафіксовано 15 приходів, ймовірно зі ствольної артилерії, в районі н.п. Леонівка.  * З 09:18 до 09:58 зафіксовано 22 приходи, ймовірно з міномету 120 мм, в районі н.п. Нововасилівка.  * З 08:15 до 09:00 зафіксовано 40 приходів, ймовірно із міномету 120 калібру, по н.п. Янжулівка.</li>
      </ul>
      <text:p text:style-name="P4">
Про втрати серед місцевого населення інформація не надходила, обстріломпошкоджено будівлю сільської ради.</text:p>
      <text:p text:style-name="P4">
Source: <text:a xlink:type="simple" xlink:href="https://armyinform.com.ua/2023/06/02/zafiksovano-85-pryhodiv-rosiyany-znovu-obstrilyaly-prykordonnya-sumshhyny-j-chernigivshhyny/" text:style-name="Internet_20_link" text:visited-style-name="Visited_20_Internet_20_Link">
https://armyinform.com.ua/2023/06/02/zafiksovano-85-pryhodiv-rosiyany-znovu-obstrilyaly-prykordonnya-sumshhyny-j-chernigivshhyny/</text:a>
</text:p>
      <!--NEWS-->
      <text:h text:style-name="P10" text:outline-level="1">
<text:span text:style-name="T4">
Інтерактивна онлайн-мапа виконання гуманітарного розмінування оновлюється регулярно</text:span>
</text:h>
      <text:p text:style-name="P4">
Author: ['АРМІЯINFORM']</text:p>
      <text:p text:style-name="P4">
Time: 2023-06-02T63:00:00-04:00</text:p>
      <text:p text:style-name="P4">
Description: Інтерактивна мапа, на якій в онлайн-режимі можна спостерігати за виконанням заходів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18418670_175297575182524_2192926517176880160_n-e1685695947101.png" text:style-name="Internet_20_link" text:visited-style-name="Visited_20_Internet_20_Link">
318418670_175297575182524_2192926517176880160_n-e1685695947101.png</text:a>
']</text:p>
      <text:p text:style-name="P4">
Tags: ['ІНТЕРАКТИВНА МАПА', 'МОУ', 'ЦЕНТР ПРОТИМІННОЇ ДІЯЛЬНОСТІ']</text:p>
      <text:p text:style-name="P4">
Category: News</text:p>
      <!--METADATA-->
      <text:p text:style-name="P4">
<draw:frame draw:style-name="fr1" draw:name="Image270" text:anchor-type="as-char" svg:width="6.9236in" svg:height="3.755726in" draw:z-index="0">
<draw:image xlink:href="../Images/AРМІЯINFORM/2023-06-02T63-00-00-04-00/318418670_175297575182524_2192926517176880160_n-e1685695947101.png" xlink:type="simple" xlink:show="embed" xlink:actuate="onLoad" draw:mime-type="image/png"/>
</draw:frame>
</text:p>
      <text:p text:style-name="P4">
<text:a xlink:type="simple" xlink:href="https://cutt.ly/gwwrPfOz" text:style-name="Internet_20_link" text:visited-style-name="Visited_20_Internet_20_Link">
Інтерактивна мапа</text:a>
, на якій в онлайн-режимі можнаспостерігати за виконанням заходів з гуманітарного розмінування, оновлюєтьсясистематично.</text:p>
      <text:p text:style-name="P4">
Про це <text:a xlink:type="simple" xlink:href="https://t.me/ministry_of_defense_ua/7647" text:style-name="Internet_20_link" text:visited-style-name="Visited_20_Internet_20_Link">
повідомила</text:a>
 пресслужбаМіністерства оборони України.</text:p>
      <text:p text:style-name="P4">
«У режимі онлайн ви можете стежити за інформацією про українські території, депроводиться гуманітарне розмінування, стан справ конкретно у вашому регіоні»,— йдеться у повідомленні українського оборонного відомства.</text:p>
      <text:p text:style-name="P4">
Карта оновлюється <text:a xlink:type="simple" xlink:href="https://armyinform.com.ua/2023/01/11/interaktyvna-mapa-potenczijnoyi-minnoyi-nebezpeky/" text:style-name="Internet_20_link" text:visited-style-name="Visited_20_Internet_20_Link">
Центром протимінноїдіяльності</text:a>
 під координацією Секретаріату Нацоргану зпитань протимінної діяльності, головою якого є Міністр оборони.</text:p>
      <text:p text:style-name="P4">
Міноборони вкотре наголошує на дотриманні правил поведінки звибухонебезпечними предметами.</text:p>
      <text:p text:style-name="P4">
Source: <text:a xlink:type="simple" xlink:href="https://armyinform.com.ua/2023/06/02/interaktyvna-onlajn-mapa-vykonannya-gumanitarnogo-rozminuvannya-onovlyuyetsya-regulyarno/" text:style-name="Internet_20_link" text:visited-style-name="Visited_20_Internet_20_Link">
https://armyinform.com.ua/2023/06/02/interaktyvna-onlajn-mapa-vykonannya-gumanitarnogo-rozminuvannya-onovlyuyetsya-regulyarno/</text:a>
</text:p>
      <!--NEWS-->
      <text:h text:style-name="P10" text:outline-level="1">
<text:span text:style-name="T4">
Налаштований на тісну співпрацю — Президент України привітав нового голову Генасамблеї ООН</text:span>
</text:h>
      <text:p text:style-name="P4">
Author: ['АРМІЯINFORM']</text:p>
      <text:p text:style-name="P4">
Time: 2023-06-02T64:00:00-04:00</text:p>
      <text:p text:style-name="P4">
Description: Президент України Володимир Зеленський привітав представника Республіки Тринідад і Тоба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3_main.jpeg" text:style-name="Internet_20_link" text:visited-style-name="Visited_20_Internet_20_Link">
73_main.jpeg</text:a>
']</text:p>
      <text:p text:style-name="P4">
Tags: ['ВІЙНА', 'ВОЛОДИМИР ЗЕЛЕНСЬКИЙ', 'ГЕНАСАМБЛЕЯ ООН', 'ПРЕЗИДЕНТ УКРАЇНИ']</text:p>
      <text:p text:style-name="P4">
Category: News</text:p>
      <!--METADATA-->
      <text:p text:style-name="P4">
<draw:frame draw:style-name="fr1" draw:name="Image271" text:anchor-type="as-char" svg:width="6.9236in" svg:height="4.395937in" draw:z-index="0">
<draw:image xlink:href="../Images/AРМІЯINFORM/2023-06-02T64-00-00-04-00/73_main.jpeg" xlink:type="simple" xlink:show="embed" xlink:actuate="onLoad" draw:mime-type="image/jpeg"/>
</draw:frame>
</text:p>
      <text:p text:style-name="P4">
Президент України Володимир Зеленський привітав представника РеспублікиТринідад і Тобаго Денніса Френсіса з обранням на посаду голови 78-ї сесіїГенеральної Асамблеї ООН.</text:p>
      <text:p text:style-name="P4">
Про це <text:a xlink:type="simple" xlink:href="https://twitter.com/ZelenskyyUa/status/1664512742420627461" text:style-name="Internet_20_link" text:visited-style-name="Visited_20_Internet_20_Link">
йдеться</text:a>
 уйого Twitter.</text:p>
      <text:p text:style-name="P4">
«Поділяємо пріоритети щодо неухильного дотримання принципів і цінностейСтатуту ООН, реформування Ради Безпеки, забезпечення прав людини, припиненняголоду. Ці цілі повністю відповідають українській <text:a xlink:type="simple" xlink:href="https://armyinform.com.ua/2023/02/24/yak-formula-myru-prezydenta-ukrayiny-stala-fundamentom-rezolyucziyi-genasambleyi-oon/" text:style-name="Internet_20_link" text:visited-style-name="Visited_20_Internet_20_Link">
Формулімиру</text:a>
. Налаштовані натісну співпрацю з новим головою Генеральної Асамблеї ООН, щоб наступна сесіяГенасамблеї стала сесією миру для України, Європи та світу», — йдеться удописі глави держави.</text:p>
      <text:p text:style-name="P4">
Раніше повідомлялося, що Генасамблея ООН<text:a xlink:type="simple" xlink:href="https://armyinform.com.ua/2023/02/24/genasambleya-oon-pidtrymala-rezolyucziyu-shhodo-myru-v-ukrayini/" text:style-name="Internet_20_link" text:visited-style-name="Visited_20_Internet_20_Link">
підтримала</text:a>
 резолюцію щодо миру в Україні.</text:p>
      <text:p text:style-name="P4">
Source: <text:a xlink:type="simple" xlink:href="https://armyinform.com.ua/2023/06/02/nalashtovanyj-na-tisnu-spivpraczyu-prezydent-ukrayiny-pryvitav-novogo-golovu-genasambleyi-oon/" text:style-name="Internet_20_link" text:visited-style-name="Visited_20_Internet_20_Link">
https://armyinform.com.ua/2023/06/02/nalashtovanyj-na-tisnu-spivpraczyu-prezydent-ukrayiny-pryvitav-novogo-golovu-genasambleyi-oon/</text:a>
</text:p>
      <!--NEWS-->
      <text:h text:style-name="P10" text:outline-level="1">
<text:span text:style-name="T4">
За добу піротехніки ДСНС знешкодили понад 600 вибухонебезпечних предметів, зокрема 7 авіабомб</text:span>
</text:h>
      <text:p text:style-name="P4">
Author: ['АРМІЯINFORM']</text:p>
      <text:p text:style-name="P4">
Time: 2023-06-02T65:00:00-04:00</text:p>
      <text:p text:style-name="P4">
Description: Протягом минулої доби, 1 чер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ebezpechno-miny.jpg" text:style-name="Internet_20_link" text:visited-style-name="Visited_20_Internet_20_Link">
nebezpechno-miny.jpg</text:a>
']</text:p>
      <text:p text:style-name="P4">
Tags: ['STOPRUSSIA', 'АГРЕСІЯ РФ', 'ВІЙНА', 'ВТОРГНЕННЯ РФ', 'ДСНС УКРАЇНИ', 'РОЗМІНУВАННЯ']</text:p>
      <text:p text:style-name="P4">
Category: News</text:p>
      <!--METADATA-->
      <text:p text:style-name="P4">
<draw:frame draw:style-name="fr1" draw:name="Image272" text:anchor-type="as-char" svg:width="6.9236in" svg:height="4.619339in" draw:z-index="0">
<draw:image xlink:href="../Images/AРМІЯINFORM/2023-06-02T65-00-00-04-00/nebezpechno-miny.jpg" xlink:type="simple" xlink:show="embed" xlink:actuate="onLoad" draw:mime-type="image/jpeg"/>
</draw:frame>
«Небезпечно. Міни». Ілюстративне фото</text:p>
      <text:p text:style-name="P4">
Протягом минулої доби, <text:span text:style-name="T4">
1 червня</text:span>
 , піротехнічні підрозділи Державної службиУкраїни з надзвичайних ситуацій <text:span text:style-name="T4">
160 разів</text:span>
 залучалися до виконання завданьз розмінування.</text:p>
      <text:p text:style-name="P4">
Про це <text:span text:style-name="T5">
<text:a xlink:type="simple" xlink:href="https://dsns.gov.ua/uk/news/nadzvicaini-podiyi/operativna-informaciia-shhodo-roboti-pirotexnicnix-pidrozdiliv-dsns-ukrayini-61"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677вибухонебезпечних</text:span>
 <text:span text:style-name="T4">
предметів,</text:span>
 зокрема <text:span text:style-name="T4">
7 авіаційних бомб.</text:span>
 Обстежено(очищено) територію площею <text:span text:style-name="T4">
279 гектарів</text:span>
.</text:p>
      <text:p text:style-name="P4">
Найчастіше піротехнічні підрозділи працювали: на Харківщині 18 733 разів,Київщині — 7848, Донеччині — 5567, Миколаївщині — 5 045, Херсонщині — 5261,Чернігівщині — 4659, Сумщині — 2114, Черкащині — 1111.</text:p>
      <text:p text:style-name="P4">
Довідково: Всього від початку широкомасштабної агресії російської федерації натериторії України знешкоджено 395 426 од. вибухонебезпечних предметів та 2 891кг вибухової речовини, у тому числі 2965 од. авіаційних бомб. Обстеженотериторію площею близько 88 081 гектарів.</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6/02/za-dobu-pirotehniky-dsns-zneshkodyly-ponad-600-vybuhonebezpechnyh-predmetiv-zokrema-7-aviabomb/" text:style-name="Internet_20_link" text:visited-style-name="Visited_20_Internet_20_Link">
https://armyinform.com.ua/2023/06/02/za-dobu-pirotehniky-dsns-zneshkodyly-ponad-600-vybuhonebezpechnyh-predmetiv-zokrema-7-aviabomb/</text:a>
</text:p>
      <!--NEWS-->
      <text:h text:style-name="P10" text:outline-level="1">
<text:span text:style-name="T4">
Армія рф за добу атакувала десять областей України</text:span>
</text:h>
      <text:p text:style-name="P4">
Author: ['АРМІЯINFORM']</text:p>
      <text:p text:style-name="P4">
Time: 2023-06-02T66:00:00-04:00</text:p>
      <text:p text:style-name="P4">
Description: Протягом минулої доби російські війська здійснили атаки на 10 областей України.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63108846605158180_y-1.jpg" text:style-name="Internet_20_link" text:visited-style-name="Visited_20_Internet_20_Link">
photo_5463108846605158180_y-1.jpg</text:a>
']</text:p>
      <text:p text:style-name="P4">
Tags: ['АТАКА ВОРОГА', 'ВІЙНА', 'ОБСТРІЛИ РФ']</text:p>
      <text:p text:style-name="P4">
Category: News</text:p>
      <!--METADATA-->
      <text:p text:style-name="P4">
<draw:frame draw:style-name="fr1" draw:name="Image273" text:anchor-type="as-char" svg:width="6.9236in" svg:height="4.641019in" draw:z-index="0">
<draw:image xlink:href="../Images/AРМІЯINFORM/2023-06-02T66-00-00-04-00/photo_5463108846605158180_y-1.jpg" xlink:type="simple" xlink:show="embed" xlink:actuate="onLoad" draw:mime-type="image/jpeg"/>
</draw:frame>
</text:p>
      <text:p text:style-name="P4">
Протягом минулої доби російські війська здійснили атаки на 10 областейУкраїни.</text:p>
      <text:p text:style-name="P4">
Про це <text:a xlink:type="simple" xlink:href="https://t.me/militarymediacenter/2112" text:style-name="Internet_20_link" text:visited-style-name="Visited_20_Internet_20_Link">
повідомляє</text:a>
 Military MediaCenter.</text:p>
      <text:p text:style-name="P4">
«Із різних видів озброєння (міномети, танки, артилерія, РСЗВ, ЗРК, БПЛА,стратегічна та тактична авіація) були обстріляні 160 населених пунктів та 93об’єкта інфраструктури», — йдеться у повідомленні.</text:p>
      <text:p text:style-name="P4">
За попередньою інформацією, є загиблі та поранені серед цивільного населення,кількість жертв уточнюється.</text:p>
      <text:p text:style-name="P4">
Source: <text:a xlink:type="simple" xlink:href="https://armyinform.com.ua/2023/06/02/armiya-rf-za-dobu-atakuvala-desyat-oblastej-ukrayiny/" text:style-name="Internet_20_link" text:visited-style-name="Visited_20_Internet_20_Link">
https://armyinform.com.ua/2023/06/02/armiya-rf-za-dobu-atakuvala-desyat-oblastej-ukrayiny/</text:a>
</text:p>
      <!--NEWS-->
      <text:h text:style-name="P10" text:outline-level="1">
<text:span text:style-name="T4">
Офіс Генпрокурора України: задокументовано майже 91 тисячу воєнних злочинів</text:span>
</text:h>
      <text:p text:style-name="P4">
Author: ['АРМІЯINFORM']</text:p>
      <text:p text:style-name="P4">
Time: 2023-06-02T67: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warcrime-02062023ua.jpg" text:style-name="Internet_20_link" text:visited-style-name="Visited_20_Internet_20_Link">
warcrime-02062023ua.jpg</text:a>
', '<text:a xlink:type="simple" xlink:href="https://armyinform.com.ua/wp-content/uploads/2023/06/warcrime-02062023en.jpg" text:style-name="Internet_20_link" text:visited-style-name="Visited_20_Internet_20_Link">
warcrime-02062023en.jpg</text:a>
']</text:p>
      <text:p text:style-name="P4">
Tags: ['ВОЄННІ ЗЛОЧИНИ', 'ОФІС ГЕНЕРАЛЬНОГО ПРОКУРОРА УКРАЇНИ']</text:p>
      <text:p text:style-name="P4">
Category: News</text:p>
      <!--METADATA-->
      <text:p text:style-name="P4">
<draw:frame draw:style-name="fr1" draw:name="Image274" text:anchor-type="as-char" svg:width="6.9236in" svg:height="4.448413in" draw:z-index="0">
<draw:image xlink:href="../Images/AРМІЯINFORM/2023-06-02T67-00-00-04-00/warcrime-0206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2</text:span>
 <text:span text:style-name="T4">
червня</text:span>
 зареєстровано:</text:p>
      <ul>
        <li>
90 835 воєнних злочинів,  * 17 295 злочинів проти національної безпеки України.</li>
      </ul>
      <text:p text:style-name="P4">
Крім того, за офіційними даними ювенальних прокурорів, <text:span text:style-name="T4">
1476 дітейпостраждали</text:span>
 внаслідок агресії рф, з них:</text:p>
      <ul>
        <li>
484 — дитини загинули,  * 992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75" text:anchor-type="as-char" svg:width="6.9236in" svg:height="4.448413in" draw:z-index="0">
<draw:image xlink:href="../Images/AРМІЯINFORM/2023-06-02T67-00-00-04-00/warcrime-02062023en.jpg" xlink:type="simple" xlink:show="embed" xlink:actuate="onLoad" draw:mime-type="image/jpeg"/>
</draw:frame>
</text:p>
      <text:p text:style-name="P4">
Source: <text:a xlink:type="simple" xlink:href="https://armyinform.com.ua/2023/06/02/ofis-genprokurora-ukrayiny-zadokumentovano-majzhe-91-tysyachu-voyennyh-zlochyniv/" text:style-name="Internet_20_link" text:visited-style-name="Visited_20_Internet_20_Link">
https://armyinform.com.ua/2023/06/02/ofis-genprokurora-ukrayiny-zadokumentovano-majzhe-91-tysyachu-voyennyh-zlochyniv/</text:a>
</text:p>
      <!--NEWS-->
      <text:h text:style-name="P10" text:outline-level="1">
<text:span text:style-name="T4">
Армієць Ілля Ковтун — претендент на звання найкращого гімнаста року в Європі</text:span>
</text:h>
      <text:p text:style-name="P4">
Author: ['АРМІЯINFORM']</text:p>
      <text:p text:style-name="P4">
Time: 2023-06-02T68:00:00-04:00</text:p>
      <text:p text:style-name="P4">
Description: Європейська федерація гімнастики оголосила список претендентів на звання найкращ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85544026-556.jpg" text:style-name="Internet_20_link" text:visited-style-name="Visited_20_Internet_20_Link">
630_360_1685544026-556.jpg</text:a>
']</text:p>
      <text:p text:style-name="P4">
Tags: ['АРМІЙСЬКИЙ СПОРТ', 'ІЛЛЯ КОВТУН', 'СПОРТИВНА ГІМНАСТИКА']</text:p>
      <text:p text:style-name="P4">
Category: News</text:p>
      <!--METADATA-->
      <text:p text:style-name="P4">
<draw:frame draw:style-name="fr1" draw:name="Image276" text:anchor-type="as-char" svg:width="6.9236in" svg:height="3.956343in" draw:z-index="0">
<draw:image xlink:href="../Images/AРМІЯINFORM/2023-06-02T68-00-00-04-00/630_360_1685544026-556.jpg" xlink:type="simple" xlink:show="embed" xlink:actuate="onLoad" draw:mime-type="image/jpeg"/>
</draw:frame>
</text:p>
      <text:p text:style-name="P4">
Європейська федерація гімнастики оголосила <text:a xlink:type="simple" xlink:href="https://take.quiz-maker.com/Q7KBCWW5F" text:style-name="Internet_20_link" text:visited-style-name="Visited_20_Internet_20_Link">
список</text:a>
 претендентів на звання найкращих гімнастів татренерів року в Європі.</text:p>
      <text:p text:style-name="P4">
Про це<text:a xlink:type="simple" xlink:href="https://www.facebook.com/CSKA1992/posts/pfbid02TDh8UTfL9Gmev4jsMXyTuJ7SDSjK39XgcpJ5yoBGwnKQ6zRxoyNbaX4pkiJhXZ66l" text:style-name="Internet_20_link" text:visited-style-name="Visited_20_Internet_20_Link">
інформує</text:a>
пресслужба ЦСК ЗС України.</text:p>
      <text:p text:style-name="P4">
Армієць Ілля Ковтун увійшов до списку номінантів на звання найкращого гімнастасеред чоловіків.</text:p>
      <text:p text:style-name="P4">
«Наш спортсмен у 2022 році здобув «срібло» на чемпіонаті Європи на паралельнихбрусах, а також став переможцем Кубку світу на брусах (виграв усі чотириетапи)», — йдеться у повідомленні.</text:p>
      <text:p text:style-name="P4">
Голосування триватиме до 14 червня.</text:p>
      <text:p text:style-name="P4">
Source: <text:a xlink:type="simple" xlink:href="https://armyinform.com.ua/2023/06/02/armiyecz-illya-kovtun-pretenduye-na-zvannya-najkrashhogo-gimnasta-roku-v-yevropi/" text:style-name="Internet_20_link" text:visited-style-name="Visited_20_Internet_20_Link">
https://armyinform.com.ua/2023/06/02/armiyecz-illya-kovtun-pretenduye-na-zvannya-najkrashhogo-gimnasta-roku-v-yevropi/</text:a>
</text:p>
      <!--NEWS-->
      <text:h text:style-name="P10" text:outline-level="1">
<text:span text:style-name="T4">
Ракетні атаки росіян на Київ стали для них іміджевим ляпасом — Петро Черник</text:span>
</text:h>
      <text:p text:style-name="P4">
Author: ['Анастасія Олехнович']</text:p>
      <text:p text:style-name="P4">
Time: 2023-06-02T69:00:00-04:00</text:p>
      <text:p text:style-name="P4">
Description: росіяни у травні ледь не кожну ніч намагались пробити протиповітряну оборону Києва.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atriot-2.jpg" text:style-name="Internet_20_link" text:visited-style-name="Visited_20_Internet_20_Link">
patriot-2.jpg</text:a>
']</text:p>
      <text:p text:style-name="P4">
Tags: ['ПЕТРО ЧЕРНИК']</text:p>
      <text:p text:style-name="P4">
Category: News</text:p>
      <!--METADATA-->
      <text:p text:style-name="P4">
<draw:frame draw:style-name="fr1" draw:name="Image277" text:anchor-type="as-char" svg:width="6.9236in" svg:height="3.894525in" draw:z-index="0">
<draw:image xlink:href="../Images/AРМІЯINFORM/2023-06-02T69-00-00-04-00/patriot-2.jpg" xlink:type="simple" xlink:show="embed" xlink:actuate="onLoad" draw:mime-type="image/jpeg"/>
</draw:frame>
</text:p>
      <text:p text:style-name="P4">
росіяни у травні ледь не кожну ніч намагались пробити протиповітряну оборонуКиєва. З появою комплексів Patriot виникла ідея фікс знищити їх івідзвітувати, що американська система — безсила проти ракет типу «Іскандер-М»чи «Кинджал». А вийшло навпаки. Про це у прямому ефірі телемарафону «Єдиніновини» розповів військовий експерт полковник Петро Черник.</text:p>
      <text:p text:style-name="P4">
— Вони програли у протиборстві «Кинджал – Patriot» із рахунком 6:0, не вдалосьдосягнути успіху і ракетами типу «Іскандер-М». Насправді атаки росіян на Київстали для них серйозним іміджевим ляпасом, — зауважив Петро Черник. — Нагадаю,що росія і досі залишається другим у світі виробником зброї. Тож їх покупцімають серйозно задуматись, а чи спроможні росіяни виготовляти дійсноконкурентоспроможну зброю…</text:p>
      <text:p text:style-name="P4">
Source: <text:a xlink:type="simple" xlink:href="https://armyinform.com.ua/2023/06/02/raketni-ataky-rosiyan-na-kyyiv-staly-dlya-nyh-imidzhevym-lyapasom-petro-chernyk/" text:style-name="Internet_20_link" text:visited-style-name="Visited_20_Internet_20_Link">
https://armyinform.com.ua/2023/06/02/raketni-ataky-rosiyan-na-kyyiv-staly-dlya-nyh-imidzhevym-lyapasom-petro-chernyk/</text:a>
</text:p>
      <!--NEWS-->
      <text:h text:style-name="P10" text:outline-level="1">
<text:span text:style-name="T4">
Руслан Стефанчук закликав голів парламентів НАТО підтримати євроатлантичне майбутнє України</text:span>
</text:h>
      <text:p text:style-name="P4">
Author: ['АРМІЯINFORM']</text:p>
      <text:p text:style-name="P4">
Time: 2023-06-02T70:00:00-04:00</text:p>
      <text:p text:style-name="P4">
Description: Голова Верховної Ради України Руслан Стефанчук на Саміті голів парламентів країн НА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0957742_948821063013143_1240842824482657578_n-1.jpg" text:style-name="Internet_20_link" text:visited-style-name="Visited_20_Internet_20_Link">
350957742_948821063013143_1240842824482657578_n-1.jpg</text:a>
']</text:p>
      <text:p text:style-name="P4">
Tags: ['ВСТУП ДО НАТО', 'НАТО', 'РУСЛАН СТЕФАНЧУК']</text:p>
      <text:p text:style-name="P4">
Category: News</text:p>
      <!--METADATA-->
      <text:p text:style-name="P4">
<draw:frame draw:style-name="fr1" draw:name="Image278" text:anchor-type="as-char" svg:width="6.9236in" svg:height="4.615733in" draw:z-index="0">
<draw:image xlink:href="../Images/AРМІЯINFORM/2023-06-02T70-00-00-04-00/350957742_948821063013143_1240842824482657578_n-1.jpg" xlink:type="simple" xlink:show="embed" xlink:actuate="onLoad" draw:mime-type="image/jpeg"/>
</draw:frame>
</text:p>
      <text:p text:style-name="P4">
Голова Верховної Ради України Руслан Стефанчук на Саміті голів парламентівкраїн НАТО закликав підтримати євроатлантичне майбутнє України.</text:p>
      <text:p text:style-name="P4">
Про це<text:a xlink:type="simple" xlink:href="https://www.facebook.com/stefanchuk.official/posts/pfbid032pmMPUR6kvG5zs7qd4YtMKuvD2B2VBw5r2qrScwmrQ6FkdBiEZwoH1cqpjfxY5BAl" text:style-name="Internet_20_link" text:visited-style-name="Visited_20_Internet_20_Link">
йдеться</text:a>
на фейсбук-сторінці голови парламенту.</text:p>
      <text:p text:style-name="P4">
«Радий бути серед друзів України. Сьогодні у Вільнюсі стартував Саміт голівпарламентів країн НАТО. Тут делегації парламентів країн НАТО, ПрезиденткаПарламентської Асамблеї НАТО, представники НАТО», — написав він.</text:p>
      <text:p text:style-name="P4">
Руслан Стефанчук наголосив, що це — важлива дискусія на парламентському рівні,яка передує Вільнюському саміту НАТО.</text:p>
      <text:p text:style-name="P4">
«Саме парламенти можуть дати чіткий сигнал щодо членства України в НАТО передСамітом у липні. Ряд парламентів прийняв такі заяви!» — наголосив він.</text:p>
      <text:p text:style-name="P4">
Як повідомлялося, <text:a xlink:type="simple" xlink:href="https://armyinform.com.ua/2023/06/01/senat-chehiyi-uhvalyv-rezolyucziyu-shhodo-yaknajshvydshogo-vstupu-ukrayiny-do-nato/" text:style-name="Internet_20_link" text:visited-style-name="Visited_20_Internet_20_Link">
Чехія</text:a>
 і<text:a xlink:type="simple" xlink:href="https://armyinform.com.ua/2023/06/01/latviya-pidtrymala-pryshvydshenyj-vstup-ukrayiny-v-nato/" text:style-name="Internet_20_link" text:visited-style-name="Visited_20_Internet_20_Link">
Латвія</text:a>
 підтримали пришвидшений вступ України вНАТО.</text:p>
      <text:p text:style-name="P4">
Source: <text:a xlink:type="simple" xlink:href="https://armyinform.com.ua/2023/06/02/golova-parlamentu-zaklykav-goliv-parlamentiv-nato-pidtrymaty-yevroatlantychne-majbutnye-ukrayiny/" text:style-name="Internet_20_link" text:visited-style-name="Visited_20_Internet_20_Link">
https://armyinform.com.ua/2023/06/02/golova-parlamentu-zaklykav-goliv-parlamentiv-nato-pidtrymaty-yevroatlantychne-majbutnye-ukrayiny/</text:a>
</text:p>
      <!--NEWS-->
      <text:h text:style-name="P10" text:outline-level="1">
<text:span text:style-name="T4">
Стан ППО, фронт та ревізія бомбосховищ: Президент провів Ставку Головнокомандувача</text:span>
</text:h>
      <text:p text:style-name="P4">
Author: ['АРМІЯINFORM']</text:p>
      <text:p text:style-name="P4">
Time: 2023-06-02T71:00:00-04:00</text:p>
      <text:p text:style-name="P4">
Description: Президент України Володимир Зеленський провів засідання Ставки Верх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6eba69cb2193eb22a2ce7ebb1d0d9a6_1656498573_extra_large.jpeg" text:style-name="Internet_20_link" text:visited-style-name="Visited_20_Internet_20_Link">
a6eba69cb2193eb22a2ce7ebb1d0d9a6_1656498573_extra_large.jpeg</text:a>
']</text:p>
      <text:p text:style-name="P4">
Tags: ['ВОЛОДИМИР ЗЕЛЕНСЬКИЙ', 'ПРЕЗИДЕНТ УКРАЇНИ', 'СТАВКА ВЕРХОВНОГО ГОЛОВНОКОМАНДУВАЧА']</text:p>
      <text:p text:style-name="P4">
Category: News</text:p>
      <!--METADATA-->
      <text:p text:style-name="P4">
<draw:frame draw:style-name="fr1" draw:name="Image279" text:anchor-type="as-char" svg:width="6.9236in" svg:height="4.617948in" draw:z-index="0">
<draw:image xlink:href="../Images/AРМІЯINFORM/2023-06-02T71-00-00-04-00/a6eba69cb2193eb22a2ce7ebb1d0d9a6_1656498573_extra_large.jpeg" xlink:type="simple" xlink:show="embed" xlink:actuate="onLoad" draw:mime-type="image/jpeg"/>
</draw:frame>
</text:p>
      <text:p text:style-name="P4">
Президент України Володимир Зеленський провів засідання Ставки ВерховногоГоловнокомандувача, під час якої учасники обговорили низку питань.</text:p>
      <text:p text:style-name="P4">
Про це глава держави <text:a xlink:type="simple" xlink:href="https://t.me/V_Zelenskiy_official/4747" text:style-name="Internet_20_link" text:visited-style-name="Visited_20_Internet_20_Link">
повідомив</text:a>
 усвоєму Телеграмі.</text:p>
      <text:p text:style-name="P4">
«Жорстка реакція учасників засідання на загибель людей біля зачиненогобомбосховища. Доручив члену Cтавки, міністру Камишіну, провести повну ревізіювсіх захисних споруд Києва. Звіт — за десять днів. Іншому члену Ставки,міністру Клименку, — те саме по Україні», — йдеться у повідомленні.</text:p>
      <text:p text:style-name="P4">
На Ставці також обговорили комплексний розгляд стану нашої ППО.</text:p>
      <text:p text:style-name="P4">
«Її потреби для відбиття загроз із землі, з моря, з повітря. Шляхивдосконалення з урахуванням наявних ресурсів, надходжень від партнерів тавласного виробництва», — написав Володимир  Зеленський.</text:p>
      <text:p text:style-name="P4">
Крім того, члени Ставки розглянули ситуацію на фронті.</text:p>
      <text:p text:style-name="P4">
Президент України заслухав доповідь розвідки щодо країн, які допомагають рф непросто обходити санкції, а й нарощувати виробництво ракет та дронів в умовахвійни.</text:p>
      <text:p text:style-name="P4">
«Готуємо відповідні рішення», — наголосив він.</text:p>
      <text:p text:style-name="P4">
Source: <text:a xlink:type="simple" xlink:href="https://armyinform.com.ua/2023/06/02/stan-ppo-front-ta-reviziya-bomboshovyshh-prezydent-proviv-stavku-golovnokomanduvacha/" text:style-name="Internet_20_link" text:visited-style-name="Visited_20_Internet_20_Link">
https://armyinform.com.ua/2023/06/02/stan-ppo-front-ta-reviziya-bomboshovyshh-prezydent-proviv-stavku-golovnokomanduvacha/</text:a>
</text:p>
      <!--NEWS-->
      <text:h text:style-name="P10" text:outline-level="1">
<text:span text:style-name="T4">
Сили оборони України загалом знищили й пошкодили 22 військові кораблі рф</text:span>
</text:h>
      <text:p text:style-name="P4">
Author: ['АРМІЯINFORM']</text:p>
      <text:p text:style-name="P4">
Time: 2023-06-02T72:00:00-04:00</text:p>
      <text:p text:style-name="P4">
Description: Безумовним «лідером» у цьому списку є колишній флагман «велікого» чорноморського флоту рф...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creenshot_2-16.jpg" text:style-name="Internet_20_link" text:visited-style-name="Visited_20_Internet_20_Link">
screenshot_2-16.jpg</text:a>
']</text:p>
      <text:p text:style-name="P4">
Tags: ['ВОРОЖІ КОРАБЛІ', 'ВТРАТИ ВОРОГА', 'ЗНИЩЕНА ТЕХНІКА']</text:p>
      <text:p text:style-name="P4">
Category: News</text:p>
      <!--METADATA-->
      <text:p text:style-name="P4">
<draw:frame draw:style-name="fr1" draw:name="Image280" text:anchor-type="as-char" svg:width="6.9236in" svg:height="3.086772in" draw:z-index="0">
<draw:image xlink:href="../Images/AРМІЯINFORM/2023-06-02T72-00-00-04-00/screenshot_2-16.jpg" xlink:type="simple" xlink:show="embed" xlink:actuate="onLoad" draw:mime-type="image/jpeg"/>
</draw:frame>
</text:p>
      <text:p text:style-name="P4">
Безумовним «лідером» у цьому списку є колишній флагман «велікого»чорноморського флоту рф «москва», що стало справжнім шоком не тільки длявійськового керівництва кремля, а й для усього народонаселення московії.</text:p>
      <text:p text:style-name="P4">
Повна втрата ще 17-ти бойових суден протягом 2022-2023 років, та виведення зладу на довгий строк ще чотирьох й одного на 10 діб змусило російський флоттриматися у Чорному морі подалі від нашого узбережжя, звідки ЗС України здатніїх вразити наявною далекобійною зброєю.</text:p>
      <text:p text:style-name="P4">
АрміяInform деталізувала ці дані в інфографіці.</text:p>
      <text:p text:style-name="P4">
Source: <text:a xlink:type="simple" xlink:href="https://armyinform.com.ua/2023/06/02/syly-obrony-ukrayiny-zagalom-znyshhyly-j-poshkodyly-22-vijskovi-korabli-rf/" text:style-name="Internet_20_link" text:visited-style-name="Visited_20_Internet_20_Link">
https://armyinform.com.ua/2023/06/02/syly-obrony-ukrayiny-zagalom-znyshhyly-j-poshkodyly-22-vijskovi-korabli-rf/</text:a>
</text:p>
      <!--NEWS-->
      <text:h text:style-name="P10" text:outline-level="1">
<text:span text:style-name="T4">
ГУР: Кіднепінг — державна політика країни-окупанта</text:span>
</text:h>
      <text:p text:style-name="P4">
Author: ['АРМІЯINFORM']</text:p>
      <text:p text:style-name="P4">
Time: 2023-06-02T73:00:00-04:00</text:p>
      <text:p text:style-name="P4">
Description: Для окупаційних військ росії діти України стали фактично військовим трофеєм. Кіднепінг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02-1.jpg" text:style-name="Internet_20_link" text:visited-style-name="Visited_20_Internet_20_Link">
20230602-1.jpg</text:a>
']</text:p>
      <text:p text:style-name="P4">
Tags: ['ГУР МОУ', 'ДЕПОРТАЦІЯ УКРАЇНСЬКИХ ДІТЕЙ']</text:p>
      <text:p text:style-name="P4">
Category: News</text:p>
      <!--METADATA-->
      <text:p text:style-name="P4">
<draw:frame draw:style-name="fr1" draw:name="Image281" text:anchor-type="as-char" svg:width="6.9236in" svg:height="3.894525in" draw:z-index="0">
<draw:image xlink:href="../Images/AРМІЯINFORM/2023-06-02T73-00-00-04-00/20230602-1.jpg" xlink:type="simple" xlink:show="embed" xlink:actuate="onLoad" draw:mime-type="image/jpeg"/>
</draw:frame>
</text:p>
      <text:p text:style-name="P4">
Для окупаційних військ росії діти України стали фактично військовим трофеєм.Кіднепінг та депортація неповнолітніх громадян України стоїть у перелікутяжких вчинених державою-агресором злочинів.</text:p>
      <text:p text:style-name="P4">
Про це <text:a xlink:type="simple" xlink:href="https://gur.gov.ua/content/kidnepinh-derzhavna-polityka-krainy-okupanta.html" text:style-name="Internet_20_link" text:visited-style-name="Visited_20_Internet_20_Link">
повідомляє</text:a>
 Головне управління розвідки Міністерства оборониУкраїни.</text:p>
      <text:p text:style-name="P4">
За примусове вивезення дітей з тимчасово окупованих територій України до росіїМіжнародний кримінальний суд видав ордери на арешт кремлівського диктаторавладіміра путіна та так званої уповноваженої з прав дитини в росії маріїльвової-бєлової.</text:p>
      <text:p text:style-name="P4">
Аби приховати свої тяжкі воєнні злочини, московити активно використовують темудітей для ведення інформаційної війни.</text:p>
      <text:p text:style-name="P4">
Фахівці Центру протидії дезінформації РНБО України дослідили вектори й цілітаких ворожих кампаній та<text:a xlink:type="simple" xlink:href="https://www.rnbo.gov.ua/files/2023/%D0%90%D0%BD%D0%B0%D0%BB%D1%96%D1%82%D0%B8%D1%87%D0%BD%D0%B5_%D0%B4%D0%BE%D1%81%D0%BB%D1%96%D0%B4%D0%B6%D0%B5%D0%BD%D0%BD%D1%8F_%C2%AB%D0%9F%D1%80%D0%B8%D0%BC%D1%83%D1%81%D0%BE%D0%B2%D0%B0_%D0%B4%D0%B5%D0%BF%D0%BE%D1%80%D1%82%D0%B0%D1%86%D1%96%D1%8F_%D1%82%D0%B0_%D0%B2%D0%B8%D0%BA%D1%80%D0%B0%D0%B4%D0%B5%D0%BD%D0%BD%D1%8F_%D1%83%D0%BA%D1%80%D0%B0%D1%96%CC%88%D0%BD%D1%81%D1%8C%D0%BA%D0%B8%D1%85.pdf" text:style-name="Internet_20_link" text:visited-style-name="Visited_20_Internet_20_Link">
презентували</text:a>
результати об’ємного аналізу понад 40 тисяч повідомлень у соціальних мережах,а також моніторингу українських, російських та інших іноземних ЗМІ у період злютого 2022 по травень 2023 року.</text:p>
      <text:p text:style-name="P4">
Відповідно до результатів вказаного дослідження ЦПД, ворог зосереджуєпропагандистські зусилля на просуванні трьох основних наративів, а саме:</text:p>
      <ul>
        <li>
«Рай» для дітей — це росія»;  * «Україні байдуже на власних дітей»;  * «Захід використовує дітей у власних цілях».</li>
      </ul>
      <text:p text:style-name="P4">
Дезінформаційні кампанії з використанням теми депортованих українських дітейнацілені на:</text:p>
      <ol>
        <li>
демонізацію Сил безпеки та оборони України;  2. дискредитацію військово-політичне керівництво України;  3. створення негативного уявлення про Україну у світової спільноти.</li>
      </ol>
      <text:p text:style-name="P4">
Для досягнення своїх цілей росія застосовує широкий набір інструментів дляпоширення пропаганди, використовуючи зокрема свої дипломатичні представництва.</text:p>
      <text:p text:style-name="P4">
Головне управління розвідки Міністерства оборони України нагадує, що коженвчинений росіянами воєнний злочин не залишиться без справедливого покарання.</text:p>
      <text:p text:style-name="P4">
Source: <text:a xlink:type="simple" xlink:href="https://armyinform.com.ua/2023/06/02/gur-kidneping-derzhavna-polityka-krayiny-okupanta/" text:style-name="Internet_20_link" text:visited-style-name="Visited_20_Internet_20_Link">
https://armyinform.com.ua/2023/06/02/gur-kidneping-derzhavna-polityka-krayiny-okupanta/</text:a>
</text:p>
      <!--NEWS-->
      <text:h text:style-name="P10" text:outline-level="1">
<text:span text:style-name="T4">
У Чорному морі перебуває три ракетоносії з 20 «Калібрами»</text:span>
</text:h>
      <text:p text:style-name="P4">
Author: ['АРМІЯINFORM']</text:p>
      <text:p text:style-name="P4">
Time: 2023-06-02T74:00:00-04:00</text:p>
      <text:p text:style-name="P4">
Description: Станом на 2 червня у Чорному морі на бойовому чергуванні перебувають сім ворож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РАКЕТИ «КАЛІБР»', 'ЧОРНЕ МОРЕ']</text:p>
      <text:p text:style-name="P4">
Category: News</text:p>
      <!--METADATA-->
      <text:p text:style-name="P4">
<draw:frame draw:style-name="fr1" draw:name="Image282" text:anchor-type="as-char" svg:width="6.9236in" svg:height="4.615733in" draw:z-index="0">
<draw:image xlink:href="../Images/AРМІЯINFORM/2023-06-02T74-00-00-04-00/raketa-kalibr-pusk-chorne-more.jpg" xlink:type="simple" xlink:show="embed" xlink:actuate="onLoad" draw:mime-type="image/jpeg"/>
</draw:frame>
 Ілюстративне фото</text:p>
      <text:p text:style-name="P4">
Станом на 2 червня у Чорному морі на бойовому чергуванні перебувають сімворожих кораблів, серед яких три носії крилатих ракет «Калібр», загальний залпдо 20 ракет.</text:p>
      <text:p text:style-name="P4">
Про це <text:a xlink:type="simple" xlink:href="https://fb.watch/kVvpQQSA2h/" text:style-name="Internet_20_link" text:visited-style-name="Visited_20_Internet_20_Link">
повідомляє</text:a>
 Командування Військово-Морських Сил ЗС України.</text:p>
      <text:p text:style-name="P4">
В Азовському морі — один ворожий корабель.</text:p>
      <text:p text:style-name="P4">
У Середземному морі на бойовому чергуванні перебувають до семи ворожихкораблі, з них один носій крилатих ракет «Калібр», загальний залп до чотирьохракет.</text:p>
      <text:p text:style-name="P4">
Source: <text:a xlink:type="simple" xlink:href="https://armyinform.com.ua/2023/06/02/u-chornomu-mori-perebuvaye-try-raketonosiyi-z-20-kalibramy/" text:style-name="Internet_20_link" text:visited-style-name="Visited_20_Internet_20_Link">
https://armyinform.com.ua/2023/06/02/u-chornomu-mori-perebuvaye-try-raketonosiyi-z-20-kalibramy/</text:a>
</text:p>
      <!--NEWS-->
      <text:h text:style-name="P10" text:outline-level="1">
<text:span text:style-name="T4">
89 спортсменів ЗСУ представлять Україну на ІІІ Європейських Іграх</text:span>
</text:h>
      <text:p text:style-name="P4">
Author: ['АРМІЯINFORM']</text:p>
      <text:p text:style-name="P4">
Time: 2023-06-02T75:00:00-04:00</text:p>
      <text:p text:style-name="P4">
Description: 89 спортсменів ЗСУ представлятимуть Україну на ІІІ Європейських Іграх-2023,...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148593_905675960730975_2994925994213172542_n.jpg" text:style-name="Internet_20_link" text:visited-style-name="Visited_20_Internet_20_Link">
351148593_905675960730975_2994925994213172542_n.jpg</text:a>
']</text:p>
      <text:p text:style-name="P4">
Tags: ['АРМІЙСЬКИЙ СПОРТ', 'ЦСК ЗСУ']</text:p>
      <text:p text:style-name="P4">
Category: News</text:p>
      <!--METADATA-->
      <text:p text:style-name="P4">
<draw:frame draw:style-name="fr1" draw:name="Image283" text:anchor-type="as-char" svg:width="6.9236in" svg:height="3.63489in" draw:z-index="0">
<draw:image xlink:href="../Images/AРМІЯINFORM/2023-06-02T75-00-00-04-00/351148593_905675960730975_2994925994213172542_n.jpg" xlink:type="simple" xlink:show="embed" xlink:actuate="onLoad" draw:mime-type="image/jpeg"/>
</draw:frame>
</text:p>
      <text:p text:style-name="P4">
89 спортсменів ЗСУ представлятимуть Україну на ІІІ Європейських Іграх-2023, щовідбуватимуться з 21 червня по 2 липня в Кракові-Малопольська.</text:p>
      <text:p text:style-name="P4">
Про це<text:a xlink:type="simple" xlink:href="https://www.facebook.com/CSKA1992/posts/pfbid0HWH9VMXHxQvRmXS54iKARtVQDDsZyExJ3q4BDUFBHwfoAMmpZRdSwc7WfQjk4bWWl" text:style-name="Internet_20_link" text:visited-style-name="Visited_20_Internet_20_Link">
повідомляє</text:a>
Центральний спортивний клуб ЗСУ.</text:p>
      <text:p text:style-name="P4">
До складу збірної увійшли такі армійці, як Ольга Харлан, Людмила Лузан,Ярослава Магучіх, Артур Фельфнер, Анна Рижикова, Вікторія Ткачук й інші.</text:p>
      <text:p text:style-name="P4">
Зазначимо, що спортсмени змагатимуться у 15 видах спорту, зокрема бокс,велоспорт, веслування, дзюдо, стрільба з лука, стрільба кульова, фехтування,тріатлон, таеквондо, сучасне п'ятибортсво, стрільба стендова, скелелазіння,легка атлетика, карате.</text:p>
      <text:p text:style-name="P4">
Source: <text:a xlink:type="simple" xlink:href="https://armyinform.com.ua/2023/06/02/89-sportsmeniv-zsu-predstavlyat-ukrayinu-na-iii-yevropejskyh-igrah/" text:style-name="Internet_20_link" text:visited-style-name="Visited_20_Internet_20_Link">
https://armyinform.com.ua/2023/06/02/89-sportsmeniv-zsu-predstavlyat-ukrayinu-na-iii-yevropejskyh-igrah/</text:a>
</text:p>
      <!--NEWS-->
      <text:h text:style-name="P10" text:outline-level="1">
<text:span text:style-name="T4">
Нерядова арттерапія для військових: у Києві провели унікальну акцію</text:span>
</text:h>
      <text:p text:style-name="P4">
Author: ['Тетяна Головатюк']</text:p>
      <text:p text:style-name="P4">
Time: 2023-06-02T76:00:00-04:00</text:p>
      <text:p text:style-name="P4">
Description: В одному з лікувальних закладів Києва для особового складу ЗСУ провели акцію арттерап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1-1.jpg" text:style-name="Internet_20_link" text:visited-style-name="Visited_20_Internet_20_Link">
golovna-1-1.jpg</text:a>
', '<text:a xlink:type="simple" xlink:href="https://armyinform.com.ua/wp-content/uploads/2023/06/foto-1-1-150x150.jpg" text:style-name="Internet_20_link" text:visited-style-name="Visited_20_Internet_20_Link">
foto-1-1-150x150.jpg</text:a>
', '<text:a xlink:type="simple" xlink:href="https://armyinform.com.ua/wp-content/uploads/2023/06/foto-2-1-150x150.jpg" text:style-name="Internet_20_link" text:visited-style-name="Visited_20_Internet_20_Link">
foto-2-1-150x150.jpg</text:a>
', '<text:a xlink:type="simple" xlink:href="https://armyinform.com.ua/wp-content/uploads/2023/06/foto-3-1-150x150.jpg" text:style-name="Internet_20_link" text:visited-style-name="Visited_20_Internet_20_Link">
foto-3-1-150x150.jpg</text:a>
', '<text:a xlink:type="simple" xlink:href="https://armyinform.com.ua/wp-content/uploads/2023/06/foto-4-1-150x150.jpg" text:style-name="Internet_20_link" text:visited-style-name="Visited_20_Internet_20_Link">
foto-4-1-150x150.jpg</text:a>
', '<text:a xlink:type="simple" xlink:href="https://armyinform.com.ua/wp-content/uploads/2023/06/foto-5-1-150x150.jpg" text:style-name="Internet_20_link" text:visited-style-name="Visited_20_Internet_20_Link">
foto-5-1-150x150.jpg</text:a>
', '<text:a xlink:type="simple" xlink:href="https://armyinform.com.ua/wp-content/uploads/2023/06/foto-6-150x150.jpg" text:style-name="Internet_20_link" text:visited-style-name="Visited_20_Internet_20_Link">
foto-6-150x150.jpg</text:a>
', '<text:a xlink:type="simple" xlink:href="https://armyinform.com.ua/wp-content/uploads/2023/06/foto-7-150x150.jpg" text:style-name="Internet_20_link" text:visited-style-name="Visited_20_Internet_20_Link">
foto-7-150x150.jpg</text:a>
', '<text:a xlink:type="simple" xlink:href="https://armyinform.com.ua/wp-content/uploads/2023/06/foto-8-150x150.jpg" text:style-name="Internet_20_link" text:visited-style-name="Visited_20_Internet_20_Link">
foto-8-150x150.jpg</text:a>
', '<text:a xlink:type="simple" xlink:href="https://armyinform.com.ua/wp-content/uploads/2023/06/foto-9.jpg" text:style-name="Internet_20_link" text:visited-style-name="Visited_20_Internet_20_Link">
foto-9.jpg</text:a>
']</text:p>
      <text:p text:style-name="P4">
Tags: ['ВТОРГНЕННЯ РФ', 'РЕАБІЛІТАЦІЯ']</text:p>
      <text:p text:style-name="P4">
Category: News</text:p>
      <!--METADATA-->
      <text:p text:style-name="P4">
<draw:frame draw:style-name="fr1" draw:name="Image284" text:anchor-type="as-char" svg:width="6.9236in" svg:height="4.615733in" draw:z-index="0">
<draw:image xlink:href="../Images/AРМІЯINFORM/2023-06-02T76-00-00-04-00/golovna-1-1.jpg" xlink:type="simple" xlink:show="embed" xlink:actuate="onLoad" draw:mime-type="image/jpeg"/>
</draw:frame>
</text:p>
      <text:p text:style-name="P4">
В одному з лікувальних закладів Києва для особового складу ЗСУ провели акціюарттерапії «Малюємо разом». Організаторами події стали Національна спілкахудожників України та Департамент гуманітарного забезпечення МОУ. Такийсвоєрідний та нестандартний спосіб лікування для військових у медичномузакладі застосували вперше.</text:p>
      <text:p text:style-name="P4">
— Арттерапія в цьому випадку унікальна тим, що художник та воїн у симбіозістворюють спільний твір. Насамперед це психологічна реабілітація військових таефективна адаптація до цивільного життя за межами зони бойових дій. Бійцізможуть передати свої почуття від пережитого, а митці своєю чергою доповнятьїхні творчі вироби. Такого ще не було у нашій практиці, тому мипродовжуватимемо просувати таку техніку по всій Україні, а у цій лікарніщомісячно проводитимемо цю акцію, — розповідає організатор події, доктормистецтвознавства, професор Олексій Роготченко.</text:p>
      <text:p text:style-name="P4">
<text:a xlink:type="simple" xlink:href="https://armyinform.com.ua/wp-content/uploads/2023/06/foto-1-1.jpg" text:style-name="Internet_20_link" text:visited-style-name="Visited_20_Internet_20_Link">
<draw:frame draw:style-name="fr1" draw:name="Image285" text:anchor-type="as-char" svg:width="6.9236in" svg:height="6.9236in" draw:z-index="0">
<draw:image xlink:href="../Images/AРМІЯINFORM/2023-06-02T76-00-00-04-00/foto-1-1-150x150.jpg" xlink:type="simple" xlink:show="embed" xlink:actuate="onLoad" draw:mime-type="image/jpeg"/>
</draw:frame>
</text:a>
</text:p>
      <text:p text:style-name="P4">
<text:a xlink:type="simple" xlink:href="https://armyinform.com.ua/wp-content/uploads/2023/06/foto-2-1.jpg" text:style-name="Internet_20_link" text:visited-style-name="Visited_20_Internet_20_Link">
<draw:frame draw:style-name="fr1" draw:name="Image286" text:anchor-type="as-char" svg:width="6.9236in" svg:height="6.9236in" draw:z-index="0">
<draw:image xlink:href="../Images/AРМІЯINFORM/2023-06-02T76-00-00-04-00/foto-2-1-150x150.jpg" xlink:type="simple" xlink:show="embed" xlink:actuate="onLoad" draw:mime-type="image/jpeg"/>
</draw:frame>
</text:a>
</text:p>
      <text:p text:style-name="P4">
<text:a xlink:type="simple" xlink:href="https://armyinform.com.ua/wp-content/uploads/2023/06/foto-3-1.jpg" text:style-name="Internet_20_link" text:visited-style-name="Visited_20_Internet_20_Link">
<draw:frame draw:style-name="fr1" draw:name="Image287" text:anchor-type="as-char" svg:width="6.9236in" svg:height="6.9236in" draw:z-index="0">
<draw:image xlink:href="../Images/AРМІЯINFORM/2023-06-02T76-00-00-04-00/foto-3-1-150x150.jpg" xlink:type="simple" xlink:show="embed" xlink:actuate="onLoad" draw:mime-type="image/jpeg"/>
</draw:frame>
</text:a>
</text:p>
      <text:p text:style-name="P4">
<text:a xlink:type="simple" xlink:href="https://armyinform.com.ua/wp-content/uploads/2023/06/foto-4-1.jpg" text:style-name="Internet_20_link" text:visited-style-name="Visited_20_Internet_20_Link">
<draw:frame draw:style-name="fr1" draw:name="Image288" text:anchor-type="as-char" svg:width="6.9236in" svg:height="6.9236in" draw:z-index="0">
<draw:image xlink:href="../Images/AРМІЯINFORM/2023-06-02T76-00-00-04-00/foto-4-1-150x150.jpg" xlink:type="simple" xlink:show="embed" xlink:actuate="onLoad" draw:mime-type="image/jpeg"/>
</draw:frame>
</text:a>
</text:p>
      <text:p text:style-name="P4">
<text:a xlink:type="simple" xlink:href="https://armyinform.com.ua/wp-content/uploads/2023/06/foto-5-1.jpg" text:style-name="Internet_20_link" text:visited-style-name="Visited_20_Internet_20_Link">
<draw:frame draw:style-name="fr1" draw:name="Image289" text:anchor-type="as-char" svg:width="6.9236in" svg:height="6.9236in" draw:z-index="0">
<draw:image xlink:href="../Images/AРМІЯINFORM/2023-06-02T76-00-00-04-00/foto-5-1-150x150.jpg" xlink:type="simple" xlink:show="embed" xlink:actuate="onLoad" draw:mime-type="image/jpeg"/>
</draw:frame>
</text:a>
</text:p>
      <text:p text:style-name="P4">
<text:a xlink:type="simple" xlink:href="https://armyinform.com.ua/wp-content/uploads/2023/06/foto-6.jpg" text:style-name="Internet_20_link" text:visited-style-name="Visited_20_Internet_20_Link">
<draw:frame draw:style-name="fr1" draw:name="Image290" text:anchor-type="as-char" svg:width="6.9236in" svg:height="6.9236in" draw:z-index="0">
<draw:image xlink:href="../Images/AРМІЯINFORM/2023-06-02T76-00-00-04-00/foto-6-150x150.jpg" xlink:type="simple" xlink:show="embed" xlink:actuate="onLoad" draw:mime-type="image/jpeg"/>
</draw:frame>
</text:a>
</text:p>
      <text:p text:style-name="P4">
Сеанс арттерапії вирішили провести на свіжому повітрі та під спокійну музику.Розставленні мольберти із чистими полотнами, мелодія арфи, зелена поляна,оточена деревами — все це створювало затишок та спокій. Тематика для малюваннядля всіх була одна — показати, як ти бачиш «Світанок Перемоги».</text:p>
      <text:p text:style-name="P4">
Не довго думаючи, бійці взялись до роботи, а допомагають їм у цьомукваліфіковані художники. Всі визначилися зі своїм стилем написання: у когосьживопис, хтось обрав абстракцію, а дехто вирішив малювати пейзаж… Цікаво, щоніхто з присутніх військовослужбовців до сьогодні не пробував себе у ролімитця. А зараз вони зображають свої емоції на полотні.</text:p>
      <text:p text:style-name="P4">
<text:a xlink:type="simple" xlink:href="https://armyinform.com.ua/wp-content/uploads/2023/06/foto-7.jpg" text:style-name="Internet_20_link" text:visited-style-name="Visited_20_Internet_20_Link">
<draw:frame draw:style-name="fr1" draw:name="Image291" text:anchor-type="as-char" svg:width="6.9236in" svg:height="6.9236in" draw:z-index="0">
<draw:image xlink:href="../Images/AРМІЯINFORM/2023-06-02T76-00-00-04-00/foto-7-150x150.jpg" xlink:type="simple" xlink:show="embed" xlink:actuate="onLoad" draw:mime-type="image/jpeg"/>
</draw:frame>
</text:a>
</text:p>
      <text:p text:style-name="P4">
<text:a xlink:type="simple" xlink:href="https://armyinform.com.ua/wp-content/uploads/2023/06/foto-8.jpg" text:style-name="Internet_20_link" text:visited-style-name="Visited_20_Internet_20_Link">
<draw:frame draw:style-name="fr1" draw:name="Image292" text:anchor-type="as-char" svg:width="6.9236in" svg:height="6.9236in" draw:z-index="0">
<draw:image xlink:href="../Images/AРМІЯINFORM/2023-06-02T76-00-00-04-00/foto-8-150x150.jpg" xlink:type="simple" xlink:show="embed" xlink:actuate="onLoad" draw:mime-type="image/jpeg"/>
</draw:frame>
</text:a>
</text:p>
      <text:p text:style-name="P4">
Підтримувати бійців прибігла й чотирилапа каністерапевтка Елля. Хлопці встиглиномінувати її як «найголовнішу експертку у мистецтві». З пензликом в зубахвона оцінювала роботу кожного.</text:p>
      <text:p text:style-name="P4">
Лікар-психіатр Інна Черненко каже, що за допомогою малюнку можна визначитиемоційний стан пацієнта, але терапію варто проводити не частіше, ніж раз натиждень.</text:p>
      <text:p text:style-name="P4">
— Ця терапія дуже важлива для наших військових, тому що вона допомагаєшвидшому одужанню наших пацієнтів. Малювання розслабляє і у такий спосібрівень тривоги знижується. А, якщо бійцю сподобається результат його витворумистецтва, він зможе відчути свою цінність, — пояснює лікар.</text:p>
      <text:p text:style-name="P4">
Армійці протягом двох годин рухом пензлика вибудовували певну стратегію«перемоги», що переросло у справжній витвір мистецтва. Кожна картина по-своємуособлива, адже у ній містяться ідентифікації людини й індивідуальне сприйняттянашого довгоочікуваного тріумфу. Один із бійців зобразив корабель «ВОВА», щопалає, з натяком на вже зруйнований крейсер «москва», другий намалюваввідбудований ДАП, а ще один хлопчина відтворив свій сон, у якому він щасливийстоїть зі своєю коханою… Картини вийшли різними, але всім вдалося намалюватисвій особливий «Світанок перемоги».</text:p>
      <text:p text:style-name="P4">
<draw:frame draw:style-name="fr1" draw:name="Image293" text:anchor-type="as-char" svg:width="6.9236in" svg:height="4.615733in" draw:z-index="0">
<draw:image xlink:href="../Images/AРМІЯINFORM/2023-06-02T76-00-00-04-00/foto-9.jpg" xlink:type="simple" xlink:show="embed" xlink:actuate="onLoad" draw:mime-type="image/jpeg"/>
</draw:frame>
</text:p>
      <text:p text:style-name="P4">
— Я вражений, що у мене вийшло намалювати це, тому що я не близький ізтворчістю. Але ця картина допомогла мені відчути полегшення і позбавитисятривоги. Роботи ще багато, тому чекаю наступного сеансу, — ділиться своїмивраженнями один із бійців.</text:p>
      <text:p text:style-name="P4">
Професійні художники оцінили роботу кожного з хлопців. Дехто навітьзізнається, що не очікував такого результату від новачка. Але найголовніше, щосамим захисникам сподобався процес терапії.</text:p>
      <text:p text:style-name="P4">
<text:span text:style-name="T5">
Фото Віктора Дехтяра</text:span>
</text:p>
      <text:p text:style-name="P4">
Source: <text:a xlink:type="simple" xlink:href="https://armyinform.com.ua/2023/06/02/neryadova-artterapiya-dlya-vijskovyh-u-kyyevi-provely-unikalnu-akcziyu/" text:style-name="Internet_20_link" text:visited-style-name="Visited_20_Internet_20_Link">
https://armyinform.com.ua/2023/06/02/neryadova-artterapiya-dlya-vijskovyh-u-kyyevi-provely-unikalnu-akcziyu/</text:a>
</text:p>
      <!--NEWS-->
      <text:h text:style-name="P10" text:outline-level="1">
<text:span text:style-name="T4">
Про місцеперебування українських полонених рф інформації не надає — Координаційний штаб</text:span>
</text:h>
      <text:p text:style-name="P4">
Author: ['АРМІЯINFORM']</text:p>
      <text:p text:style-name="P4">
Time: 2023-06-02T77:00:00-04:00</text:p>
      <text:p text:style-name="P4">
Description: У Координаційному штабі відбулася онлайн-зустріч з об’єднанням родин військовослужбов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sh3.jpg" text:style-name="Internet_20_link" text:visited-style-name="Visited_20_Internet_20_Link">
ksh3.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94" text:anchor-type="as-char" svg:width="6.9236in" svg:height="4.823441in" draw:z-index="0">
<draw:image xlink:href="../Images/AРМІЯINFORM/2023-06-02T77-00-00-04-00/ksh3.jpg" xlink:type="simple" xlink:show="embed" xlink:actuate="onLoad" draw:mime-type="image/jpeg"/>
</draw:frame>
</text:p>
      <text:p text:style-name="P4">
У Координаційному штабі відбулася онлайн-зустріч з об’єднанням родинвійськовослужбовців окремої бригади охорони громадського порядку імені ПетраКалнишевського Національної гвардії України. На зустрічі з родичами полоненихта зниклих безвісти нацгвардійців були присутні представники Координаційногоштабу та Головного управління Національної гвардії України.</text:p>
      <text:p text:style-name="P4">
Про це <text:a xlink:type="simple" xlink:href="https://t.me/Koord_shtab/1158" text:style-name="Internet_20_link" text:visited-style-name="Visited_20_Internet_20_Link">
повідомляє</text:a>
 Координаційний штаб зпитань поводження з військовополоненими.</text:p>
      <text:p text:style-name="P4">
Представник штабу зауважив, що на території російської федерації та натимчасово окупованих українських територіях є різні суб’єкти, які утримуютьукраїнських військовослужбовців: з кожним із цих суб’єктів ведуться переговорищодо визволення наших бійців. Окремо триває робота й щодо повернення полоненихвійськовослужбовців зі всіх місць несвободи, де їх утримує країна-агресорка.</text:p>
      <text:p text:style-name="P4">
Щодо місцеперебування військовополонених, представник штабу зазначив, щоофіційної інформації про це росія не надає. Відповідний мандат на відвіданнямісць несвободи та спілкування з військовополоненими має місія Міжнародногокомітету Червоного Хреста, але лише з дозволу країни, яка утримує полонених.Слід зазначити, що МКЧХ не розголошує інформацію про те, доступ до яких самемісць утримання вони отримали й відвідали.</text:p>
      <text:p text:style-name="P4">
Згідно з нормами міжнародного гуманітарного права комунікаціявійськовополонених з їхніми родичами повинна бути забезпечена черезлистування. Але через те, що російська федерація не виконує взяті на себезобов’язання, жодних гарантій отримання листів нема.</text:p>
      <text:p text:style-name="P4">
Фото- й відеоматеріали, свідчення визволених з полону, відповіді на запитинезалежних адвокатів — уся ця інформація береться до уваги, вона свідчить проймовірне перебування людини в неволі. Але офіційно визнати полон повиннасторона, яка утримує військовослужбовця — міністерство оборони російськоїфедерації.</text:p>
      <text:p text:style-name="P4">
Source: <text:a xlink:type="simple" xlink:href="https://armyinform.com.ua/2023/06/02/pro-misczeznahodzhennya-ukrayinskyh-polonenyh-rf-informacziyi-ne-nadaye-koordynaczijnyj-shtab/" text:style-name="Internet_20_link" text:visited-style-name="Visited_20_Internet_20_Link">
https://armyinform.com.ua/2023/06/02/pro-misczeznahodzhennya-ukrayinskyh-polonenyh-rf-informacziyi-ne-nadaye-koordynaczijnyj-shtab/</text:a>
</text:p>
      <!--NEWS-->
      <text:h text:style-name="P10" text:outline-level="1">
<text:span text:style-name="T4">
Олексій Резніков прибув до Сінгапуру на безпековий форум «Діалог Шангрі-Ла» та провів низку зустрічей</text:span>
</text:h>
      <text:p text:style-name="P4">
Author: ['АРМІЯINFORM']</text:p>
      <text:p text:style-name="P4">
Time: 2023-06-02T78:00:00-04:00</text:p>
      <text:p text:style-name="P4">
Description: Міністр оборони України Олексій Резніков приїхав до Сінгапуру, щоб взяти участь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ms3qhwyaavrfn.jpg" text:style-name="Internet_20_link" text:visited-style-name="Visited_20_Internet_20_Link">
fxms3qhwyaavrfn.jpg</text:a>
']</text:p>
      <text:p text:style-name="P4">
Tags: ['АЗІЯ', 'МІНІСТР ОБОРОНИ УКРАЇНИ', 'ОЛЕКСІЙ РЕЗНІКОВ', 'ОФІЦІЙНО']</text:p>
      <text:p text:style-name="P4">
Category: News</text:p>
      <!--METADATA-->
      <text:p text:style-name="P4">
<draw:frame draw:style-name="fr1" draw:name="Image295" text:anchor-type="as-char" svg:width="6.9236in" svg:height="5.1927in" draw:z-index="0">
<draw:image xlink:href="../Images/AРМІЯINFORM/2023-06-02T78-00-00-04-00/fxms3qhwyaavrfn.jpg" xlink:type="simple" xlink:show="embed" xlink:actuate="onLoad" draw:mime-type="image/jpeg"/>
</draw:frame>
</text:p>
      <text:p text:style-name="P4">
Міністр оборони України Олексій Резніков приїхав до Сінгапуру, щоб взятиучасть у безпековому форумі «Діалог Шангрі-Ла» — головному оборонному самітіАзії.</text:p>
      <text:p text:style-name="P4">
Про це<text:a xlink:type="simple" xlink:href="https://twitter.com/oleksiireznikov/status/1664551627351531522" text:style-name="Internet_20_link" text:visited-style-name="Visited_20_Internet_20_Link">
йдеться</text:a>
 уйого Twitter.</text:p>
      <text:p text:style-name="P4">
«Мій перший день тут розпочався із зустрічі з міністром оборони Сінгапуру. Явдячний Сінгапуру за запрошення та за всебічну підтримку, яку вони надаютьУкраїні. Ця країна відіграє для нас важливу роль. Дуже важливо, щоб у нас буласпільна мета сприяти справедливості», — написав він.</text:p>
      <text:p text:style-name="P4">
Олексій Резніков також зустрівся з прем’єр-міністром Австралії РічардомМарлсом та міністром оборони Нової Зеландії Ендрю Літтлом.</text:p>
      <text:p text:style-name="P4">
«Україна відчуває потужну підтримку Австралії та Нової Зеландії», — підкреслиміністр оборони.</text:p>
      <text:p text:style-name="P4">
Очільник оборонного відомства України подякував послу США в СінгапуріДжонатану Каплану за підтримку американського народу. Також зустрівся зДжеймсом Крабтрі, виконавчим директором саміту та подякував йому заорганізацію цього важливого заходу.</text:p>
      <text:p text:style-name="P4">
«Головне, до чого на всіх зустрічах домовляються, — верховенство права маєпревалювати над верховенством сили. Україна повинна виграти цю війну, якурозпочала росія. Нехай буде так», — резюмував він.</text:p>
      <text:p text:style-name="P4">
Нагадаємо, у Сінгапурі <text:a xlink:type="simple" xlink:href="https://www.iiss.org/events/shangri-la-dialogue/shangri-la-dialogue-2023/" text:style-name="Internet_20_link" text:visited-style-name="Visited_20_Internet_20_Link">
розпочався</text:a>
 масштабний безпековий форум «ДіалогШангрі-Ла», який триватиме 2-4 червня. За даними організаторів, у форумівізьмуть участь понад 600 осіб 49 держав світу.</text:p>
      <text:p text:style-name="P4">
Source: <text:a xlink:type="simple" xlink:href="https://armyinform.com.ua/2023/06/02/oleksij-reznikov-prybuv-do-singapuru-na-bezpekovyj-forum-dialog-shangri-la-ta-proviv-nyzku-zustrichej/" text:style-name="Internet_20_link" text:visited-style-name="Visited_20_Internet_20_Link">
https://armyinform.com.ua/2023/06/02/oleksij-reznikov-prybuv-do-singapuru-na-bezpekovyj-forum-dialog-shangri-la-ta-proviv-nyzku-zustrichej/</text:a>
</text:p>
      <!--NEWS-->
      <text:h text:style-name="P10" text:outline-level="1">
<text:span text:style-name="T4">
Українські військові взяли участь в Invictus Heroes Half Marathon</text:span>
</text:h>
      <text:p text:style-name="P4">
Author: ['Володимир Загребельний']</text:p>
      <text:p text:style-name="P4">
Time: 2023-06-02T79:00:00-04:00</text:p>
      <text:p text:style-name="P4">
Description: Українські військові взяли участь у півмарафоні нескорених Героїв (Invictus Heroes Half...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nvictus-heroes-half-marathon-golovna.jpg" text:style-name="Internet_20_link" text:visited-style-name="Visited_20_Internet_20_Link">
invictus-heroes-half-marathon-golovna.jpg</text:a>
', '<text:a xlink:type="simple" xlink:href="https://armyinform.com.ua/wp-content/uploads/2023/06/invictus-heroes-half-marathon-01-150x150.jpg" text:style-name="Internet_20_link" text:visited-style-name="Visited_20_Internet_20_Link">
invictus-heroes-half-marathon-01-150x150.jpg</text:a>
', '<text:a xlink:type="simple" xlink:href="https://armyinform.com.ua/wp-content/uploads/2023/06/invictus-heroes-half-marathon-02-150x150.jpg" text:style-name="Internet_20_link" text:visited-style-name="Visited_20_Internet_20_Link">
invictus-heroes-half-marathon-02-150x150.jpg</text:a>
', '<text:a xlink:type="simple" xlink:href="https://armyinform.com.ua/wp-content/uploads/2023/06/invictus-heroes-half-marathon-03-150x150.jpg" text:style-name="Internet_20_link" text:visited-style-name="Visited_20_Internet_20_Link">
invictus-heroes-half-marathon-03-150x150.jpg</text:a>
', '<text:a xlink:type="simple" xlink:href="https://armyinform.com.ua/wp-content/uploads/2023/06/invictus-heroes-half-marathon-04-150x150.jpg" text:style-name="Internet_20_link" text:visited-style-name="Visited_20_Internet_20_Link">
invictus-heroes-half-marathon-04-150x150.jpg</text:a>
', '<text:a xlink:type="simple" xlink:href="https://armyinform.com.ua/wp-content/uploads/2023/06/invictus-heroes-half-marathon-06-150x150.jpg" text:style-name="Internet_20_link" text:visited-style-name="Visited_20_Internet_20_Link">
invictus-heroes-half-marathon-06-150x150.jpg</text:a>
', '<text:a xlink:type="simple" xlink:href="https://armyinform.com.ua/wp-content/uploads/2023/06/invictus-heroes-half-marathon-05-150x150.jpg" text:style-name="Internet_20_link" text:visited-style-name="Visited_20_Internet_20_Link">
invictus-heroes-half-marathon-05-150x150.jpg</text:a>
']</text:p>
      <text:p text:style-name="P4">
Tags: ['INVICTUS GAMES', 'РЕАБІЛІТАЦІЯ']</text:p>
      <text:p text:style-name="P4">
Category: News</text:p>
      <!--METADATA-->
      <text:p text:style-name="P4">
<draw:frame draw:style-name="fr1" draw:name="Image296" text:anchor-type="as-char" svg:width="6.9236in" svg:height="5.1927in" draw:z-index="0">
<draw:image xlink:href="../Images/AРМІЯINFORM/2023-06-02T79-00-00-04-00/invictus-heroes-half-marathon-golovna.jpg" xlink:type="simple" xlink:show="embed" xlink:actuate="onLoad" draw:mime-type="image/jpeg"/>
</draw:frame>
</text:p>
      <text:p text:style-name="P4">
Українські військові взяли участь у півмарафоні нескорених Героїв (InvictusHeroes Half Marathon), що відбувся у румунському місті Бистриця.</text:p>
      <text:p text:style-name="P4">
Захід організовано Invictus Romania у партнерстві з мерією Бистриці та 81-юмеханізованою бригадою «Генерала Григоре» сухопутних військ збройних силРумунії.</text:p>
      <text:p text:style-name="P4">
На дистанцію вийшло понад пів тисячі учасників з-понад десяти країн світу.Зокрема, зі США, Франції та Нідерландів. У складі української збірної булипредставники ЗС України та Міністерства внутрішніх справ.</text:p>
      <text:p text:style-name="P4">
Півмарафон — це шосейна бігова легкоатлетична дисципліна на дистанції довжиноювдвічі коротшою, ніж марафонська — 21 097,5 метра</text:p>
      <text:p text:style-name="P4">
<text:a xlink:type="simple" xlink:href="https://armyinform.com.ua/wp-content/uploads/2023/06/invictus-heroes-half-marathon-01.jpg" text:style-name="Internet_20_link" text:visited-style-name="Visited_20_Internet_20_Link">
<draw:frame draw:style-name="fr1" draw:name="Image297" text:anchor-type="as-char" svg:width="6.9236in" svg:height="6.9236in" draw:z-index="0">
<draw:image xlink:href="../Images/AРМІЯINFORM/2023-06-02T79-00-00-04-00/invictus-heroes-half-marathon-01-150x150.jpg" xlink:type="simple" xlink:show="embed" xlink:actuate="onLoad" draw:mime-type="image/jpeg"/>
</draw:frame>
</text:a>
</text:p>
      <text:p text:style-name="P4">
<text:a xlink:type="simple" xlink:href="https://armyinform.com.ua/wp-content/uploads/2023/06/invictus-heroes-half-marathon-02.jpg" text:style-name="Internet_20_link" text:visited-style-name="Visited_20_Internet_20_Link">
<draw:frame draw:style-name="fr1" draw:name="Image298" text:anchor-type="as-char" svg:width="6.9236in" svg:height="6.9236in" draw:z-index="0">
<draw:image xlink:href="../Images/AРМІЯINFORM/2023-06-02T79-00-00-04-00/invictus-heroes-half-marathon-02-150x150.jpg" xlink:type="simple" xlink:show="embed" xlink:actuate="onLoad" draw:mime-type="image/jpeg"/>
</draw:frame>
</text:a>
</text:p>
      <text:p text:style-name="P4">
<text:a xlink:type="simple" xlink:href="https://armyinform.com.ua/wp-content/uploads/2023/06/invictus-heroes-half-marathon-03.jpg" text:style-name="Internet_20_link" text:visited-style-name="Visited_20_Internet_20_Link">
<draw:frame draw:style-name="fr1" draw:name="Image299" text:anchor-type="as-char" svg:width="6.9236in" svg:height="6.9236in" draw:z-index="0">
<draw:image xlink:href="../Images/AРМІЯINFORM/2023-06-02T79-00-00-04-00/invictus-heroes-half-marathon-03-150x150.jpg" xlink:type="simple" xlink:show="embed" xlink:actuate="onLoad" draw:mime-type="image/jpeg"/>
</draw:frame>
</text:a>
</text:p>
      <text:p text:style-name="P4">
<text:a xlink:type="simple" xlink:href="https://armyinform.com.ua/wp-content/uploads/2023/06/invictus-heroes-half-marathon-04.jpg" text:style-name="Internet_20_link" text:visited-style-name="Visited_20_Internet_20_Link">
<draw:frame draw:style-name="fr1" draw:name="Image300" text:anchor-type="as-char" svg:width="6.9236in" svg:height="6.9236in" draw:z-index="0">
<draw:image xlink:href="../Images/AРМІЯINFORM/2023-06-02T79-00-00-04-00/invictus-heroes-half-marathon-04-150x150.jpg" xlink:type="simple" xlink:show="embed" xlink:actuate="onLoad" draw:mime-type="image/jpeg"/>
</draw:frame>
</text:a>
</text:p>
      <text:p text:style-name="P4">
— Півмарафон нескорених Героїв вперше відбувався у румунській Бистриці, —розповіла в ексклюзивному коментарі для АрміяInform Світлана Судак,комунікаційний менеджер «Ігор Нескорених» в Україні. — Варто зазначити, щоорганізатори зробили все, щоб захід відбувся на високому рівні.</text:p>
      <text:p text:style-name="P4">
Наші представники взяли участь у двох дисциплінах: індивідуальному півмарафоніта естафеті. І хоча наші хлопці до участі у цих змаганнях не були знайомі міжсобою, справжня українська єдність, побратимство і відчуття плеча, якедемонструють на фронті, тут проявилися теж. Усіх вразило, як вони, завершившисвої забіги, повернулися на трасу, аби підтримати одного з членів команди, таподолали дистанцію разом із ним. Це українці. Ми — нескорені.</text:p>
      <text:p text:style-name="P4">
<text:a xlink:type="simple" xlink:href="https://armyinform.com.ua/wp-content/uploads/2023/06/invictus-heroes-half-marathon-06.jpg" text:style-name="Internet_20_link" text:visited-style-name="Visited_20_Internet_20_Link">
<draw:frame draw:style-name="fr1" draw:name="Image301" text:anchor-type="as-char" svg:width="6.9236in" svg:height="6.9236in" draw:z-index="0">
<draw:image xlink:href="../Images/AРМІЯINFORM/2023-06-02T79-00-00-04-00/invictus-heroes-half-marathon-06-150x150.jpg" xlink:type="simple" xlink:show="embed" xlink:actuate="onLoad" draw:mime-type="image/jpeg"/>
</draw:frame>
</text:a>
</text:p>
      <text:p text:style-name="P4">
<text:a xlink:type="simple" xlink:href="https://armyinform.com.ua/wp-content/uploads/2023/06/invictus-heroes-half-marathon-05.jpg" text:style-name="Internet_20_link" text:visited-style-name="Visited_20_Internet_20_Link">
<draw:frame draw:style-name="fr1" draw:name="Image302" text:anchor-type="as-char" svg:width="6.9236in" svg:height="6.9236in" draw:z-index="0">
<draw:image xlink:href="../Images/AРМІЯINFORM/2023-06-02T79-00-00-04-00/invictus-heroes-half-marathon-05-150x150.jpg" xlink:type="simple" xlink:show="embed" xlink:actuate="onLoad" draw:mime-type="image/jpeg"/>
</draw:frame>
</text:a>
</text:p>
      <text:p text:style-name="P4">
Кожен з учасників, хто подолав дистанцію півмарафону, отримав медаль та дипломучасника.</text:p>
      <text:p text:style-name="P4">
Окрім самого забігу, організатори провели низку інших цікавих заходів. Зокремавійськова музика Бистрицького гарнізону створила особливу атмосферу. Найменшівідвідувачі півмарафону весело проводили час в ігровій зоні. Крім того, настенді Invictus охочі мали змогу ознайомитись з історіями, що надихають,поранених військовослужбовців, які «впали», але піднялися та пішли далі.</text:p>
      <text:p text:style-name="P4">
<text:span text:style-name="T5">
Фото Invictus Games: Team Ukraine та з фотоархівів учасників забігу</text:span>
</text:p>
      <text:p text:style-name="P4">
Source: <text:a xlink:type="simple" xlink:href="https://armyinform.com.ua/2023/06/02/ukrayinski-vijskovi-vzyaly-uchast-v-invictus-heroes-half-marathon/" text:style-name="Internet_20_link" text:visited-style-name="Visited_20_Internet_20_Link">
https://armyinform.com.ua/2023/06/02/ukrayinski-vijskovi-vzyaly-uchast-v-invictus-heroes-half-marathon/</text:a>
</text:p>
      <!--NEWS-->
      <text:h text:style-name="P10" text:outline-level="1">
<text:span text:style-name="T4">
Ми надаємо Україні комплексну військову допомогу — від танків до боєприпасів і навчання — Аніта Ананд на саміті у Сінгапурі</text:span>
</text:h>
      <text:p text:style-name="P4">
Author: ['АРМІЯINFORM']</text:p>
      <text:p text:style-name="P4">
Time: 2023-06-02T80:00:00-04:00</text:p>
      <text:p text:style-name="P4">
Description: Україна отримує від Канади військову допомогу зараз, це продовжиться і у довгостроков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nymok-эkrana-476.png" text:style-name="Internet_20_link" text:visited-style-name="Visited_20_Internet_20_Link">
snymok-эkrana-476.png</text:a>
']</text:p>
      <text:p text:style-name="P4">
Tags: []</text:p>
      <text:p text:style-name="P4">
Category: News</text:p>
      <!--METADATA-->
      <text:p text:style-name="P4">
<draw:frame draw:style-name="fr1" draw:name="Image303" text:anchor-type="as-char" svg:width="6.9236in" svg:height="4.546497in" draw:z-index="0">
<draw:image xlink:href="../Images/AРМІЯINFORM/2023-06-02T80-00-00-04-00/snymok-эkrana-476.png" xlink:type="simple" xlink:show="embed" xlink:actuate="onLoad" draw:mime-type="image/png"/>
</draw:frame>
</text:p>
      <text:p text:style-name="P4">
Україна отримує від Канади військову допомогу зараз, це продовжиться і удовгостроковій перспективі.</text:p>
      <text:p text:style-name="P4">
Про це<text:a xlink:type="simple" xlink:href="https://twitter.com/AnitaAnandMP" text:style-name="Internet_20_link" text:visited-style-name="Visited_20_Internet_20_Link">
заявила</text:a>
у Твіттері міністр національної оборони Канади Аніта Ананд під час зустрічі зМіністром оборони України Олексієм Резніковим на полях Азійського самітубезпеки у Сінгапурі.</text:p>
      <text:p text:style-name="P4">
«Від танків до боєприпасів і навчання, ми надаємо Україні комплексну військовудопомогу, і будемо продовжувати. Це було моє звернення до Міністра оборониУкраїни Олексія Резнікова, коли ми зустрілися в Сінгапурі», — написала вона.</text:p>
      <text:p text:style-name="P4">
Нагадаємо, наприкінці травня міністр національної оборони Канади Аніта Ананд<text:a xlink:type="simple" xlink:href="https://armyinform.com.ua/2023/05/27/kanada-bude-poruch-shhob-pidtrymuvaty-ukrayinu-v-korotkostrokovij-i-dovgostrokovij-perspektyvi-anita-anand/" text:style-name="Internet_20_link" text:visited-style-name="Visited_20_Internet_20_Link">
оголосила</text:a>
, що Канада надає Україні 43 ракети AIM-9 із запасів Збройних силКанади, і зазначила, що ця пожертва допоможе Україні захистити своє небо передобличчям атак росії, що тривають.</text:p>
      <text:p text:style-name="P4">
Source: <text:a xlink:type="simple" xlink:href="https://armyinform.com.ua/2023/06/02/anita-anand-my-nadayemo-ukrayini-kompleksnu-vijskovu-dopomogu-vid-tankiv-do-boyeprypasiv-i-navchannya/" text:style-name="Internet_20_link" text:visited-style-name="Visited_20_Internet_20_Link">
https://armyinform.com.ua/2023/06/02/anita-anand-my-nadayemo-ukrayini-kompleksnu-vijskovu-dopomogu-vid-tankiv-do-boyeprypasiv-i-navchannya/</text:a>
</text:p>
      <!--NEWS-->
      <text:h text:style-name="P10" text:outline-level="1">
<text:span text:style-name="T4">
Понад 2 млн громадян країн світу підписали петицію про створення спецтрибуналу над путіним</text:span>
</text:h>
      <text:p text:style-name="P4">
Author: ['Володимир Поліщук']</text:p>
      <text:p text:style-name="P4">
Time: 2023-06-02T81:00:00-04:00</text:p>
      <text:p text:style-name="P4">
Description: Міжнародний кримінальний суд у Гаазі видав ордер на арешт володимира путі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8.jpg" text:style-name="Internet_20_link" text:visited-style-name="Visited_20_Internet_20_Link">
golovna-8.jpg</text:a>
', '<text:a xlink:type="simple" xlink:href="https://armyinform.com.ua/wp-content/uploads/2023/06/photo_5461020848254209757_w.jpg" text:style-name="Internet_20_link" text:visited-style-name="Visited_20_Internet_20_Link">
photo_5461020848254209757_w.jpg</text:a>
']</text:p>
      <text:p text:style-name="P4">
Tags: ['ДОПОМОГА ПАРТНЕРІВ', 'ТРИБУНАЛ НАД РФ']</text:p>
      <text:p text:style-name="P4">
Category: News</text:p>
      <!--METADATA-->
      <text:p text:style-name="P4">
<draw:frame draw:style-name="fr1" draw:name="Image304" text:anchor-type="as-char" svg:width="6.9236in" svg:height="3.894525in" draw:z-index="0">
<draw:image xlink:href="../Images/AРМІЯINFORM/2023-06-02T81-00-00-04-00/golovna-8.jpg" xlink:type="simple" xlink:show="embed" xlink:actuate="onLoad" draw:mime-type="image/jpeg"/>
</draw:frame>
</text:p>
      <text:p text:style-name="P4">
Міжнародний кримінальний суд у Гаазі видав ордер на арешт володимира путіна тауповноваженої з прав дитини при президентові рф марії львової-бєлової, котрівідповідальні за примусову депортацію українських дітей до росії.</text:p>
      <text:p text:style-name="P4">
Про алгоритм створення спеціального трибуналу над путіним, лукашенком таїхніми поплічниками за розв’язання загарбницької війни АрміяInform свого часу<text:a xlink:type="simple" xlink:href="https://armyinform.com.ua/2023/01/27/speczialnyj-trybunal-nad-putinym-i-lukashenkom-algorytm-stvorennya-mozhlyve-pokarannya/#:~:text=%D0%94%D0%BE%D0%BF%D0%BE%D0%BC%D1%96%D0%B6%D0%BD%D0%B8%D0%B9%20%D0%BE%D1%80%D0%B3%D0%B0%D0%BD%20%D0%9E%D1%80%D0%B3%D0%B0%D0%BD%D1%96%D0%B7%D0%B0%D1%86%D1%96%D1%97%20%D0%9E%D0%B1'%D1%94%D0%B4%D0%BD%D0%B0%D0%BD%D0%B8%D1%85,%D0%BF%D0%BE%2031%20%D0%B3" text:style-name="Internet_20_link" text:visited-style-name="Visited_20_Internet_20_Link">
писала</text:a>
.</text:p>
      <text:p text:style-name="P4">
Цікаво, що не лише політики багатьох країн, юристи від міжнародного права, а йзвичайні громадяни вимагають покарати винних за злочини агресії проти України.</text:p>
      <text:p text:style-name="P4">
На сайті міжнародної громадської організації AVAAZ, що просуває дії активістівз таких питань, як права людини, кліматичні зміни і релігійні конфлікти,триває збір підписів з вимогою створити Спеціальний трибунал для покараннязлочинів агресії й притягнення путіна та його поплічників до особистоївідповідальності.</text:p>
      <text:p text:style-name="P4">
«Поки матері та діти тікають від бомб і куль, путін прямо на наших очахздійснює „найвищий міжнародний злочин“ — військову агресію. Існує потужнийспосіб притягнути його до відповідальності: новий трибунал у стилі Нюрнберга,щоб переслідувати його особисто за цей жахливий вчинок», — йдеться у петиції.</text:p>
      <text:p text:style-name="P4">
«Як громадяни з усього світу ми настійно закликаємо вас притягнути путіна тайого спільників до особистої відповідальності за незаконне вторгнення вУкраїну шляхом створення нового Спеціального трибуналу для покарання злочинуагресії. Ми також закликаємо вас повністю підтримати окреме розслідуванняМіжнародного кримінального суду ймовірних воєнних злочинів і злочинів протилюдства в Україні. Без такої відповідальності ніколи не буде миру — мирозраховуємо на вас», — пишуть автори звернення.</text:p>
      <text:p text:style-name="P4">
Від 14 березня 2022 року, коли було розміщено петицію, її підписали 2 110 366людей з усього світу. Число тих, хто бажає бачити злочинців на лаві підсудних,щодня зростає.</text:p>
      <text:p text:style-name="P4">
Долучитися до цієї<text:a xlink:type="simple" xlink:href="https://secure.avaaz.org/campaign/en/prosecute_putin_loc/" text:style-name="Internet_20_link" text:visited-style-name="Visited_20_Internet_20_Link">
петиції</text:a>
можуть й усі охочі читачі нашого інформаційного агентства.</text:p>
      <text:p text:style-name="P4">
<draw:frame draw:style-name="fr1" draw:name="Image305" text:anchor-type="as-char" svg:width="6.9236in" svg:height="3.756053in" draw:z-index="0">
<draw:image xlink:href="../Images/AРМІЯINFORM/2023-06-02T81-00-00-04-00/photo_5461020848254209757_w.jpg" xlink:type="simple" xlink:show="embed" xlink:actuate="onLoad" draw:mime-type="image/jpeg"/>
</draw:frame>
  **</text:p>
      <text:p text:style-name="P4">
**</text:p>
      <text:p text:style-name="P4">
<text:span text:style-name="T4">
Нюрнберзький трибунал</text:span>
</text:p>
      <text:p text:style-name="P4">
1 листопада 1943 був підписаний Секретний протокол московської конференціїміністрів закордонних справ срср, США і Великої Британії, 18-м пунктом якогобула «Декларація про відповідальність гітлерівців за здійснювані звірства».</text:p>
      <text:p text:style-name="P4">
Міжнародний судовий процес над колишніми керівниками гітлерівської Німеччинивідбувався з 20 листопада 1945 по 1 жовтня 1946 у Міжнародному військовомутрибуналі в Нюрнберзі ( Німеччина). Усього було проведено 403 судовихслухання.</text:p>
      <text:p text:style-name="P4">
Міжнародний військовий трибунал засудив до смертної кари через повішення:Германа Герінга, Йоахіма фон Ріббентропа, Вільгельма Кейтеля, ЕрнстаКальтенбруннера, Альфреда Розенберга, Ганса Франка, Вільгельма Фріка, ЮліусШтрайхер, Фріца Заукель, Артура Зейсс-Інкварт, Мартіна Бормана (заочно) іАльфреда Йодля. До довічного ув’язнення: Рудольфа Гесса, Вальтера Функа іЕріха Редера.</text:p>
      <text:p text:style-name="P4">
<text:span text:style-name="T4">
Токійський трибунал</text:span>
</text:p>
      <text:p text:style-name="P4">
Міжнародний військовий трибунал для Далекого Сходу був утворений 19 січня 1946року в Токіо (Японія) в результаті переговорів між союзними урядами.</text:p>
      <text:p text:style-name="P4">
Суд над японськими воєнними злочинцями відбувався у Токіо з 3 травня 1946 рокупо 12 листопада 1948. Обвинувальний висновок у справі 28 головних японськихвоєнних злочинців було складено від імені США, Китаю, Великої Британії, срср,Австралії, Канади, Франції, Нової Зеландії, Нідерландів, Індії та Філіппін.</text:p>
      <text:p text:style-name="P4">
<text:span text:style-name="T4">
Міжнародний трибунал щодо Руанди</text:span>
</text:p>
      <text:p text:style-name="P4">
Допоміжний орган Організації Об’єднаних Націй, заснований для судовогопереслідування осіб, відповідальних за геноцид, вчинений на території Руанди,або ж злочини, вчинені громадянами Руанди, але на території сусідніх країн уперіод з 1 січня 1994 року по 31 грудня 1994 року.</text:p>
      <text:p text:style-name="P4">
З моменту його відкриття у 1995 році трибунал виніс обвинувальні висновки щодо93 осіб, яких він вважав відповідальними за серйозні порушення міжнародногогуманітарного права. До обвинувачених зарахували високопоставлених військовихта урядовців, політиків, бізнесменів, а також членів релігійних груп, міліціюі керівників засобів масової інформації.</text:p>
      <text:p text:style-name="P4">
<text:span text:style-name="T4">
Міжнародний трибунал із воєнних злочинів у колишній Югославії</text:span>
</text:p>
      <text:p text:style-name="P4">
12 лютого 2002 року колишній президент Югославії і Сербії Слободан Мілошевичпостав перед Гаазьким Міжнародним трибуналом з воєнних злочинів у колишнійЮгославії за звинуваченнями у злочинах проти людяності, геноциді й воєннихзлочинах, здійснених в період Боснійської і Косовської воєн. Суд тривав понадчотири роки й не завершився винесенням вироку через несподівану смертьМілошевича від інфаркту міокарда. **</text:p>
      <text:p text:style-name="P4">
**</text:p>
      <text:p text:style-name="P4">
Source: <text:a xlink:type="simple" xlink:href="https://armyinform.com.ua/2023/06/02/ponad-2-mln-gromadyan-krayin-svitu-pidpysaly-petycziyu-pro-stvorennya-specztrybunalu-nad-putinym/" text:style-name="Internet_20_link" text:visited-style-name="Visited_20_Internet_20_Link">
https://armyinform.com.ua/2023/06/02/ponad-2-mln-gromadyan-krayin-svitu-pidpysaly-petycziyu-pro-stvorennya-specztrybunalu-nad-putinym/</text:a>
</text:p>
      <!--NEWS-->
      <text:h text:style-name="P10" text:outline-level="1">
<text:span text:style-name="T4">
Олексій Резніков зустрівся з міністром оборони Сінгапуру: Продовжуємо роботу для перемоги України</text:span>
</text:h>
      <text:p text:style-name="P4">
Author: ['АРМІЯINFORM']</text:p>
      <text:p text:style-name="P4">
Time: 2023-06-02T82:00:00-04:00</text:p>
      <text:p text:style-name="P4">
Description: Міністр оборони України Олексій Резніков зустрівся з міністром оборони Сінгапуру Нг Енг...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niteuwaaehfku.jpg" text:style-name="Internet_20_link" text:visited-style-name="Visited_20_Internet_20_Link">
fxniteuwaaehfku.jpg</text:a>
']</text:p>
      <text:p text:style-name="P4">
Tags: ['АЗІЯ', 'МІНІСТР ОБОРОНИ УКРАЇНИ', 'ОЛЕКСІЙ РЕЗНІКОВ', 'ОФІЦІЙНО']</text:p>
      <text:p text:style-name="P4">
Category: News</text:p>
      <!--METADATA-->
      <text:p text:style-name="P4">
<draw:frame draw:style-name="fr1" draw:name="Image306" text:anchor-type="as-char" svg:width="6.9236in" svg:height="5.1927in" draw:z-index="0">
<draw:image xlink:href="../Images/AРМІЯINFORM/2023-06-02T82-00-00-04-00/fxniteuwaaehfku.jpg" xlink:type="simple" xlink:show="embed" xlink:actuate="onLoad" draw:mime-type="image/jpeg"/>
</draw:frame>
</text:p>
      <text:p text:style-name="P4">
Міністр оборони України Олексій Резніков зустрівся з міністром оборониСінгапуру Нг Енг Геном та подякував йому за гостинність.</text:p>
      <text:p text:style-name="P4">
Про <text:a xlink:type="simple" xlink:href="https://twitter.com/oleksiireznikov/status/1664610360249266177" text:style-name="Internet_20_link" text:visited-style-name="Visited_20_Internet_20_Link">
йдеться</text:a>
у його Twitter.</text:p>
      <text:p text:style-name="P4">
«Мій перший візит до Азіатсько-Тихоокеанського регіону. Перший, але дужеважливий. Особливо хочу подякувати міністру оборони Сінгапуру Нг Енг Гену затеплу гостинність», — написав очліьник оборонного відомства України.</text:p>
      <text:p text:style-name="P4">
Олексій Резніков зауважив, що він тут, щоб представляти Україну, продовжуючинелегку спільну роботу задля перемоги України.</text:p>
      <text:p text:style-name="P4">
«Ми повинні захистити порядок, заснований на правилах. І ми захистимо. Світлопереможе темряву», — наголосив він.</text:p>
      <text:p text:style-name="P4">
Нагадаємо, Міністр оборони України Олексій Резніков<text:a xlink:type="simple" xlink:href="https://armyinform.com.ua/2023/06/02/oleksij-reznikov-prybuv-do-singapuru-na-bezpekovyj-forum-dialog-shangri-la-ta-proviv-nyzku-zustrichej/" text:style-name="Internet_20_link" text:visited-style-name="Visited_20_Internet_20_Link">
приїхав</text:a>
до Сінгапуру, щоб взяти участь у безпековому форумі «Діалог Шангрі-Ла» —головному оборонному саміті Азії.</text:p>
      <text:p text:style-name="P4">
Source: <text:a xlink:type="simple" xlink:href="https://armyinform.com.ua/2023/06/02/oleksij-reznikov-zustrivsya-z-ministrom-oborony-singapuru-prodovzhuyemo-robotu-dlya-peremogy-ukrayiny/" text:style-name="Internet_20_link" text:visited-style-name="Visited_20_Internet_20_Link">
https://armyinform.com.ua/2023/06/02/oleksij-reznikov-zustrivsya-z-ministrom-oborony-singapuru-prodovzhuyemo-robotu-dlya-peremogy-ukrayiny/</text:a>
</text:p>
      <!--NEWS-->
      <text:h text:style-name="P10" text:outline-level="1">
<text:span text:style-name="T4">
Сили оборони за тиждень знешкодили понад 36 тисяч вибухонебезпечних предметів</text:span>
</text:h>
      <text:p text:style-name="P4">
Author: ['Володимир Загребельний']</text:p>
      <text:p text:style-name="P4">
Time: 2023-06-02T83:00:00-04:00</text:p>
      <text:p text:style-name="P4">
Description: Протягом минулого тижня підрозділи з розмінування (піротехнічні підрозділи)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minu_06_04_111.jpg" text:style-name="Internet_20_link" text:visited-style-name="Visited_20_Internet_20_Link">
minu_06_04_111.jpg</text:a>
']</text:p>
      <text:p text:style-name="P4">
Tags: ['ДЕРЖСПЕЦТРАНССЛУЖБА', 'ДСНС', 'НАЦГВАРДІЯ', 'РОЗМІНУВАННЯ']</text:p>
      <text:p text:style-name="P4">
Category: News</text:p>
      <!--METADATA-->
      <text:p text:style-name="P4">
<draw:frame draw:style-name="fr1" draw:name="Image307" text:anchor-type="as-char" svg:width="6.9236in" svg:height="3.000227in" draw:z-index="0">
<draw:image xlink:href="../Images/AРМІЯINFORM/2023-06-02T83-00-00-04-00/minu_06_04_111.jpg" xlink:type="simple" xlink:show="embed" xlink:actuate="onLoad" draw:mime-type="image/jpeg"/>
</draw:frame>
Ілюстративне фото</text:p>
      <text:p text:style-name="P4">
Протягом минулого тижня підрозділи з розмінування (піротехнічні підрозділи)Сил оборони виявили, вилучили і знешкодили <text:span text:style-name="T4">
36 890 вибухонебезпечнихпредметів</text:span>
 на деокупованих територіях України, зокрема:</text:p>
      <ul>
        <li>
Збройні Сили України — 33 008;  * Державна спеціальна служба транспорту — 1761;  * Державна служба України з надзвичайних ситуацій — 1991;  * Національна гвардія України — 130.</li>
      </ul>
      <text:p text:style-name="P4">
Про це Інформаційному агентству АрміяInform повідомили в Управлінніекологічної безпеки та протимінної діяльності Міністерства оборони України, наяке покладені функції секретаріату Національного органу з питань протимінноїдіяльності.</text:p>
      <text:p text:style-name="P4">
Розміновано (перевірено) територію площею <text:span text:style-name="T4">
4401,08 га,</text:span>
 з них: ЗС України —2938,39; ДССТ — 772,25; ДСНС — 520,05; Нацгвардія — 171,11.</text:p>
      <text:p text:style-name="P4">
Усього від початку широкомасштабної агресії російської федерації підрозділиСил оборони України виявили, вилучили та знешкодили <text:span text:style-name="T4">
475 359вибухонебезпечних предметів,</text:span>
 розміновано (перевірено) територію площею <text:span text:style-name="T4">
131462,32 га</text:span>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за номером телефону — 101 абоНаціональної поліції — 102. Неодмінно дочекайтеся приїзду фахівців та вкажітьмісце розташування підозрілої знахідки.</text:p>
      <text:p text:style-name="P4">
Source: <text:a xlink:type="simple" xlink:href="https://armyinform.com.ua/2023/06/02/syly-oborony-za-tyzhden-zneshkodyly-ponad-36-tysyach-vybuhonebezpechnyh-predmetiv/" text:style-name="Internet_20_link" text:visited-style-name="Visited_20_Internet_20_Link">
https://armyinform.com.ua/2023/06/02/syly-oborony-za-tyzhden-zneshkodyly-ponad-36-tysyach-vybuhonebezpechnyh-predmetiv/</text:a>
</text:p>
      <!--NEWS-->
      <text:h text:style-name="P10" text:outline-level="1">
<text:span text:style-name="T4">
Президенти України та Естонії обговорили створення спільних оборонних виробництв в Україні</text:span>
</text:h>
      <text:p text:style-name="P4">
Author: ['АРМІЯINFORM']</text:p>
      <text:p text:style-name="P4">
Time: 2023-06-02T84:00:00-04:00</text:p>
      <text:p text:style-name="P4">
Description: У Києві Президент України Володимир Зеленський і президент Естонії Алар Каріс обговор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axresdefault.jpg" text:style-name="Internet_20_link" text:visited-style-name="Visited_20_Internet_20_Link">
maxresdefault.jpg</text:a>
']</text:p>
      <text:p text:style-name="P4">
Tags: ['АЛАР КАРІС', 'ВОЛОДИМИР ЗЕЛЕНСЬКИЙ', 'УКРАЇНА-ЕСТОНІЯ']</text:p>
      <text:p text:style-name="P4">
Category: News</text:p>
      <!--METADATA-->
      <text:p text:style-name="P4">
<draw:frame draw:style-name="fr1" draw:name="Image308" text:anchor-type="as-char" svg:width="6.9236in" svg:height="3.894525in" draw:z-index="0">
<draw:image xlink:href="../Images/AРМІЯINFORM/2023-06-02T84-00-00-04-00/maxresdefault.jpg" xlink:type="simple" xlink:show="embed" xlink:actuate="onLoad" draw:mime-type="image/jpeg"/>
</draw:frame>
</text:p>
      <text:p text:style-name="P4">
У Києві Президент України Володимир Зеленський і президент Естонії Алар Карісобговорили створення спільних оборонних виробництв.</text:p>
      <text:p text:style-name="P4">
Про це Володимир Зеленський<text:a xlink:type="simple" xlink:href="https://www.facebook.com/zelenskiy.official/videos/219982547484991/" text:style-name="Internet_20_link" text:visited-style-name="Visited_20_Internet_20_Link">
повідомив</text:a>
у Фейсбук.</text:p>
      <text:p text:style-name="P4">
«Естонія серед тих, чия допомога нашій обороні – найшвидша і найбільша, якщоподивитися на співвідношення обсягу допомоги та ВВП країни. Дякую Естонії таособисто Алару Карісу за надану Україні допомогу. Вона дійсно важлива», —зазначив глава держави.</text:p>
      <text:p text:style-name="P4">
Він розповів, що сьогодні обговорив з колегою те, що може наблизити перемогуУкраїни та гарантувати справедливий і тривалий мир для нашої країни та всієїЄвропи.</text:p>
      <text:p text:style-name="P4">
«Обговорили те, якого посилення потребують <text:span text:style-name="T4">
санкції проти росії</text:span>
. Звичайно,ми детально обговорили <text:span text:style-name="T4">
міжнародні заходи</text:span>
 , які плануються цьогоріч,рішення, які готуються. Зокрема, <text:span text:style-name="T4">
саміт НАТО у Вільнюсі</text:span>
 – до якого ми маємопідійти з конкретним пакетом підготовлених рішень. Обговорили наші відносини зЄвросоюзом та рішення щодо <text:span text:style-name="T4">
нашої інтеграції</text:span>
 , які час ухвалити. Предметнопоспілкувалися про можливості <text:span text:style-name="T4">
створення спільних оборонних виробництв</text:span>
 вУкраїні», — повідомив Володимир Зеленський.</text:p>
      <text:p text:style-name="P4">
Він також поінформував естонського колегу про ситуацію на фронті.</text:p>
      <text:p text:style-name="P4">
«Точно можемо разом підготувати більше наших потужних кроків на фронті.Передав конкретні нагальні потреби нашої армії», — зазначив Президент.</text:p>
      <text:p text:style-name="P4">
Source: <text:a xlink:type="simple" xlink:href="https://armyinform.com.ua/2023/06/02/prezydenty-ukrayiny-ta-estoniyi-obgovoryly-stvorennya-spilnyh-oboronnyh-vyrobnycztv-v-ukrayini/" text:style-name="Internet_20_link" text:visited-style-name="Visited_20_Internet_20_Link">
https://armyinform.com.ua/2023/06/02/prezydenty-ukrayiny-ta-estoniyi-obgovoryly-stvorennya-spilnyh-oboronnyh-vyrobnycztv-v-ukrayini/</text:a>
</text:p>
      <!--NEWS-->
      <text:h text:style-name="P10" text:outline-level="1">
<text:span text:style-name="T4">
30 кораблів НАТО беруть участь у найбільших навчаннях в акваторії Балтійського моря</text:span>
</text:h>
      <text:p text:style-name="P4">
Author: ['АРМІЯINFORM']</text:p>
      <text:p text:style-name="P4">
Time: 2023-06-02T85:00:00-04:00</text:p>
      <text:p text:style-name="P4">
Description: У суботу, 3 червня, у Таллінні розпочнуться найбільші цього року навчання в Балтій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altops-1536x1023-1.jpg" text:style-name="Internet_20_link" text:visited-style-name="Visited_20_Internet_20_Link">
baltops-1536x1023-1.jpg</text:a>
']</text:p>
      <text:p text:style-name="P4">
Tags: ['BALTOPS-23', 'БАЛТІЙСЬКЕ МОРЕ', 'ЕСТОНІЯ', 'НАТО']</text:p>
      <text:p text:style-name="P4">
Category: News</text:p>
      <!--METADATA-->
      <text:p text:style-name="P4">
<draw:frame draw:style-name="fr1" draw:name="Image309" text:anchor-type="as-char" svg:width="6.9236in" svg:height="4.609964in" draw:z-index="0">
<draw:image xlink:href="../Images/AРМІЯINFORM/2023-06-02T85-00-00-04-00/baltops-1536x1023-1.jpg" xlink:type="simple" xlink:show="embed" xlink:actuate="onLoad" draw:mime-type="image/jpeg"/>
</draw:frame>
</text:p>
      <text:p text:style-name="P4">
У суботу, 3 червня, у Таллінні розпочнуться найбільші цього року навчання вБалтійському морі — Baltops 23. Понад 30 військових кораблів НАТО і майже 3700моряків беруть участь у маневрах.</text:p>
      <text:p text:style-name="P4">
Про це <text:a xlink:type="simple" xlink:href="https://mil.ee/uudised/eestisse-saabub-ule-30-nato-sojalaeva/" text:style-name="Internet_20_link" text:visited-style-name="Visited_20_Internet_20_Link">
повідомляє</text:a>
 Міністерство оборони Естонії.</text:p>
      <text:p text:style-name="P4">
«Ці навчання Baltops увійдуть в історію, оскільки досі Естонія ніколи неприймала такої кількості кораблів НАТО», – сказав командувач військово-морських сил (ВМС) Естонії Юрі Саська.</text:p>
      <text:p text:style-name="P4">
«Навчання Baltops 23 демонструють готовність союзників захищати акваторіюБалтійського моря, а також показують надзвичайну важливість проведення занятьу наших водах», — зазначив він.</text:p>
      <text:p text:style-name="P4">
Для участі в маневрах будуть представлені союзники зі США, Швеції, Польщі,Нідерландів, Італії, Німеччини, Великої Британії, Франції, Данії, Іспанії,Литви, Латвії, Фінляндії та Норвегії. Найбільший корабель зі складу учасників— флагман 6-го флоту США USS Mount Whitney (LCC 20).</text:p>
      <text:p text:style-name="P4">
У гавані Беккері-Меерузе пришвартувався корвет ВМС Франції Commandant Blaison(F793), а у старому порту Таллінна стоїть десантний корабель Королівських ВМСВеликої Британії HMS Albion (L14).</text:p>
      <text:p text:style-name="P4">
Під час навчань кораблі швартуватимуться в Таллінні в Мінній гавані, гаваняхВанасадам, Хундіпеа, Беккері-Меерузе, а також у порту Мууга.</text:p>
      <text:p text:style-name="P4">
ВМС Естонії готували ці навчання разом із союзниками і місцевими партнерамиблизько трьох років.</text:p>
      <text:p text:style-name="P4">
Кораблі вийдуть у море 4 червня, перші спільні заняття в естонській акваторіївідбудуться 5 червня.</text:p>
      <text:p text:style-name="P4">
Source: <text:a xlink:type="simple" xlink:href="https://armyinform.com.ua/2023/06/02/30-korabliv-nato-berut-uchast-u-najbilshyh-navchannyah-v-akvatoriyi-baltijskogo-morya/" text:style-name="Internet_20_link" text:visited-style-name="Visited_20_Internet_20_Link">
https://armyinform.com.ua/2023/06/02/30-korabliv-nato-berut-uchast-u-najbilshyh-navchannyah-v-akvatoriyi-baltijskogo-morya/</text:a>
</text:p>
      <!--NEWS-->
      <text:h text:style-name="P10" text:outline-level="1">
<text:span text:style-name="T4">
Австралія у липні оголосить про черговий пакет безпекової допомоги для України</text:span>
</text:h>
      <text:p text:style-name="P4">
Author: ['АРМІЯINFORM']</text:p>
      <text:p text:style-name="P4">
Time: 2023-06-02T86:00:00-04:00</text:p>
      <text:p text:style-name="P4">
Description: Ще один пакет безпекової допомоги для України уряд оголосить Австралії у липні.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n2uvpwaaao_m8-e1685716888782.jpg" text:style-name="Internet_20_link" text:visited-style-name="Visited_20_Internet_20_Link">
fxn2uvpwaaao_m8-e1685716888782.jpg</text:a>
']</text:p>
      <text:p text:style-name="P4">
Tags: ['МІНІСТР ОБОРОНИ УКРАЇНИ', 'ОЛЕКСІЙ РЕЗНІКОВ', 'ОФІЦІЙНО']</text:p>
      <text:p text:style-name="P4">
Category: News</text:p>
      <!--METADATA-->
      <text:p text:style-name="P4">
<draw:frame draw:style-name="fr1" draw:name="Image310" text:anchor-type="as-char" svg:width="6.9236in" svg:height="6.9236in" draw:z-index="0">
<draw:image xlink:href="../Images/AРМІЯINFORM/2023-06-02T86-00-00-04-00/fxn2uvpwaaao_m8-e1685716888782.jpg" xlink:type="simple" xlink:show="embed" xlink:actuate="onLoad" draw:mime-type="image/jpeg"/>
</draw:frame>
</text:p>
      <text:p text:style-name="P4">
Ще один пакет безпекової допомоги для України уряд оголосить Австралії улипні.</text:p>
      <text:p text:style-name="P4">
Про це<text:a xlink:type="simple" xlink:href="https://twitter.com/oleksiireznikov/status/1664632375135936517" text:style-name="Internet_20_link" text:visited-style-name="Visited_20_Internet_20_Link">
повідомив</text:a>
Міністр оборони України Олексій Резніков у Twitter за результатами зустрічі ізпрем’єр-міністром Австралії Річардом Марлсом.</text:p>
      <text:p text:style-name="P4">
Він також зазначив, що лідери обговорили пріоритети України щодо посиленняобороноздатності.</text:p>
      <text:p text:style-name="P4">
Олексій Резніков звернувся до австралійських колег з проханням розглянутиможливість підготовки українських пілотів, надання транспортних засобів длямедичної евакуації та засобів радіоелектронної боротьби з безпілотниками.</text:p>
      <text:p text:style-name="P4">
«Я був зворушений словами мого колеги про захоплення надзвичайною хоробрістюУкраїни, яка надихає багатьох людей. Запросив його відвідати Україну», —написав він.</text:p>
      <text:p text:style-name="P4">
Нагадаємо, Міністр оборони України Олексій Резніков<text:a xlink:type="simple" xlink:href="https://armyinform.com.ua/2023/06/02/oleksij-reznikov-prybuv-do-singapuru-na-bezpekovyj-forum-dialog-shangri-la-ta-proviv-nyzku-zustrichej/" text:style-name="Internet_20_link" text:visited-style-name="Visited_20_Internet_20_Link">
приїхав</text:a>
до Сінгапуру, щоб взяти участь у безпековому форумі «Діалог Шангрі-Ла» —головному оборонному саміті Азії.</text:p>
      <text:p text:style-name="P4">
Source: <text:a xlink:type="simple" xlink:href="https://armyinform.com.ua/2023/06/02/avstraliya-u-lypni-ogolosyt-pro-chergovyj-paket-bezpekovoyi-dopomogy-dlya-ukrayiny/" text:style-name="Internet_20_link" text:visited-style-name="Visited_20_Internet_20_Link">
https://armyinform.com.ua/2023/06/02/avstraliya-u-lypni-ogolosyt-pro-chergovyj-paket-bezpekovoyi-dopomogy-dlya-ukrayiny/</text:a>
</text:p>
      <!--NEWS-->
      <text:h text:style-name="P10" text:outline-level="1">
<text:span text:style-name="T4">
Україна хоче мати чіткі гарантії безпеки до членства в НАТО — Володимир Зеленський</text:span>
</text:h>
      <text:p text:style-name="P4">
Author: ['АРМІЯINFORM']</text:p>
      <text:p text:style-name="P4">
Time: 2023-06-02T87:00:00-04:00</text:p>
      <text:p text:style-name="P4">
Description: Президент Володимир Зеленський наголошує, що основним пріоритетом для гарант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f49ba398aec7252a248386a60308d01_1685712845_extra_large.jpeg" text:style-name="Internet_20_link" text:visited-style-name="Visited_20_Internet_20_Link">
0f49ba398aec7252a248386a60308d01_1685712845_extra_large.jpeg</text:a>
']</text:p>
      <text:p text:style-name="P4">
Tags: ['STOPRUSSIA', 'АГРЕСІЯ РФ', 'АЛАР КАРІС', 'ВОЛОДИМИР ЗЕЛЕНСЬКИЙ', 'ВТОРГНЕННЯ РФ']</text:p>
      <text:p text:style-name="P4">
Category: News</text:p>
      <!--METADATA-->
      <text:p text:style-name="P4">
<draw:frame draw:style-name="fr1" draw:name="Image311" text:anchor-type="as-char" svg:width="6.9236in" svg:height="4.613521in" draw:z-index="0">
<draw:image xlink:href="../Images/AРМІЯINFORM/2023-06-02T87-00-00-04-00/0f49ba398aec7252a248386a60308d01_1685712845_extra_large.jpeg" xlink:type="simple" xlink:show="embed" xlink:actuate="onLoad" draw:mime-type="image/jpeg"/>
</draw:frame>
</text:p>
      <text:p text:style-name="P4">
Президент Володимир Зеленський наголошує, що основним пріоритетом длягарантування безпеки нашої держави є повноправне членство в НАТО, але до йогонабуття Україна прагне отримати чіткі гарантії своєї безпеки, які були бзакріплені на папері.</text:p>
      <text:p text:style-name="P4">
Про це глава держави <text:a xlink:type="simple" xlink:href="https://www.president.gov.ua/news/ukrayina-hoche-mati-chitki-garantiyi-bezpeki-do-chlenstva-v-83369" text:style-name="Internet_20_link" text:visited-style-name="Visited_20_Internet_20_Link">
сказав</text:a>
 під час зустрічі зпредставниками ЗМІ після переговорів із Президентом Естонії Аларом Карісом уКиєві.</text:p>
      <text:p text:style-name="P4">
«Ми не шукаємо заміни НАТО, і дуже важливо, щоб це чули наші партнери. Томутак багато зустрічей у нас на найвищому рівні. Ми не шукаємо альтернативи. Якя казав: наведіть мені приклад, яка країна НАТО воює із росією, або натериторії якої країни НАТО зараз присутні російські війська? Це свідчить проте, що це найкращі гарантії безпеки для України», — зазначив глава держави.</text:p>
      <text:p text:style-name="P4">
При цьому Президент зауважив, що <text:span text:style-name="T4">
Україна не втягуватиме у війну жодну країнуАльянсу</text:span>
 , тому чудово розуміє, що не стане членом НАТО, поки триває війна зросією. «Не тому, що не хочемо, а тому, що це неможливо», — додав він.</text:p>
      <text:p text:style-name="P4">
За словами Володимира Зеленського, на сьогодні гарантіями безпеки для нашоїдержави є санкції, фінансові гарантії, зброя тощо.</text:p>
      <text:p text:style-name="P4">
«Це те, що є сьогодні не в документах, а в реальності. І якщо ми хочемо матигарантії на папері, то має бути чітко вказано, що ці гарантії безпеки діютьдля України доти, поки країна не отримає головних гарантій безпеки, а саме –членства в НАТО», — наголосив Президент.</text:p>
      <text:p text:style-name="P4">
Відповідаючи на запитання щодо ініціативи про створення коаліції «Петріотів»,про яку, зокрема, було оголошено на саміті Європейської політичної спільноти уМолдові, глава держави зазначив, що вже відбувся початковий етап їїформування.</text:p>
      <text:p text:style-name="P4">
«У нас були дуже важливі розмови щодо цього з Німеччиною, Данією,Нідерландами, ми говорили також із лідерами Європейського Союзу. Питання не втому, що кожна з цих країн може надати нам це ( <text:span text:style-name="T5">
системи ППО. – ред.</text:span>
 ). Апитання, що вони це шукатимуть. Хтось із них має змогу надати, а хтось маєінші можливості – політичні, особисті стосунки з державами, у яких євідповідні системи ППО. Хтось має фінанси, той чи інший вплив», — розповіввін.</text:p>
      <text:p text:style-name="P4">
Президент акцентував, що Україна чітко розуміє, яка кількість систем «Петріот»потрібна нам для захисту неба.</text:p>
      <text:p text:style-name="P4">
«Наше завдання — не 70-75% ураження цілей, а 100%. Так, це справді амбітнамета. Вона дуже непроста. Не лише через чергу за «Петріотами», а й за ракетамидо них», — сказав Володимир Зеленський.</text:p>
      <text:p text:style-name="P4">
Source: <text:a xlink:type="simple" xlink:href="https://armyinform.com.ua/2023/06/02/ukrayina-hoche-maty-chitki-garantiyi-bezpeky-do-chlenstva-v-nato-volodymyr-zelenskyj/" text:style-name="Internet_20_link" text:visited-style-name="Visited_20_Internet_20_Link">
https://armyinform.com.ua/2023/06/02/ukrayina-hoche-maty-chitki-garantiyi-bezpeky-do-chlenstva-v-nato-volodymyr-zelenskyj/</text:a>
</text:p>
      <!--NEWS-->
      <text:h text:style-name="P10" text:outline-level="1">
<text:span text:style-name="T4">
Олексій Резніков під час зустрічі з Анітою Ананд на саміті у Сінгапурі: Канада рада приєднатися до танкової коаліції</text:span>
</text:h>
      <text:p text:style-name="P4">
Author: ['АРМІЯINFORM']</text:p>
      <text:p text:style-name="P4">
Time: 2023-06-02T88:00:00-04:00</text:p>
      <text:p text:style-name="P4">
Description: Міністр оборони України Олексій Резніков на полях Азійського саміту безпеки у Сінгапу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n2pkowwaaqbdf.jpg" text:style-name="Internet_20_link" text:visited-style-name="Visited_20_Internet_20_Link">
fxn2pkowwaaqbdf.jpg</text:a>
']</text:p>
      <text:p text:style-name="P4">
Tags: ['АЗІЙСЬКИЙ САМІТ БЕЗПЕКИ', 'АНІТА АНАНД', 'КАНАДА', 'ОЛЕКСІЙ РЕЗНІКОВ', 'ОФІЦІЙНО']</text:p>
      <text:p text:style-name="P4">
Category: News</text:p>
      <!--METADATA-->
      <text:p text:style-name="P4">
<draw:frame draw:style-name="fr1" draw:name="Image312" text:anchor-type="as-char" svg:width="6.9236in" svg:height="5.1927in" draw:z-index="0">
<draw:image xlink:href="../Images/AРМІЯINFORM/2023-06-02T88-00-00-04-00/fxn2pkowwaaqbdf.jpg" xlink:type="simple" xlink:show="embed" xlink:actuate="onLoad" draw:mime-type="image/jpeg"/>
</draw:frame>
</text:p>
      <text:p text:style-name="P4">
Міністр оборони України Олексій Резніков на полях Азійського саміту безпеки уСінгапурі провів зустріч з міністром національної оборони Канади Анітою Ананд.</text:p>
      <text:p text:style-name="P4">
Про це йдеться у його<text:a xlink:type="simple" xlink:href="https://twitter.com/oleksiireznikov/status/1664632737301446657" text:style-name="Internet_20_link" text:visited-style-name="Visited_20_Internet_20_Link">
Twitter</text:a>
.</text:p>
      <text:p text:style-name="P4">
«Був радий зустрітися з моїм канадським колегою та другом Анітою Ананд уСінгапурі. Ми обговорили ситуацію на передовій, майбутній контрнаступ тапідготовку українських солдатів», — зазначив глава оборонного відомстваУкраїни.</text:p>
      <text:p text:style-name="P4">
Олексій Резніков зазначив, що пані Ананд ще раз запевнила, що Канадапродовжить підтримувати Україну в досягненні перемоги у цій війні і допоможе увідновленні.</text:p>
      <text:p text:style-name="P4">
«Канада рада приєднатися до танкової коаліції і натхненна нашою рішучістюзахищати себе. Кожен день нашої спільної роботи наближає перемогу», —повідомив він.</text:p>
      <text:p text:style-name="P4">
Source: <text:a xlink:type="simple" xlink:href="https://armyinform.com.ua/2023/06/02/oleksij-reznikov-pid-chas-zustrichi-z-anitoyu-anand-na-samiti-u-singapuri-kanada-rada-pryyednatysya-do-tankovoyi-koalicziyi/" text:style-name="Internet_20_link" text:visited-style-name="Visited_20_Internet_20_Link">
https://armyinform.com.ua/2023/06/02/oleksij-reznikov-pid-chas-zustrichi-z-anitoyu-anand-na-samiti-u-singapuri-kanada-rada-pryyednatysya-do-tankovoyi-koalicziyi/</text:a>
</text:p>
      <!--NEWS-->
      <text:h text:style-name="P10" text:outline-level="1">
<text:span text:style-name="T4">
Олексій Резніков і глава Пентагону в Сінгапурі: Наше партнерство міцне</text:span>
</text:h>
      <text:p text:style-name="P4">
Author: ['АРМІЯINFORM']</text:p>
      <text:p text:style-name="P4">
Time: 2023-06-02T89:00:00-04:00</text:p>
      <text:p text:style-name="P4">
Description: Міністр оборони України Олексій Резніков зустрівся з Міністром оборони США Ллойд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n3uigxoaerwgc-1.jpg" text:style-name="Internet_20_link" text:visited-style-name="Visited_20_Internet_20_Link">
fxn3uigxoaerwgc-1.jpg</text:a>
']</text:p>
      <text:p text:style-name="P4">
Tags: ['ЛЛОЙД ДЖ. ОСТІН III', 'ОЛЕКСІЙ РЕЗНІКОВ', 'ПАРТНЕРСТВО']</text:p>
      <text:p text:style-name="P4">
Category: News</text:p>
      <!--METADATA-->
      <text:p text:style-name="P4">
<draw:frame draw:style-name="fr1" draw:name="Image313" text:anchor-type="as-char" svg:width="6.9236in" svg:height="5.111246in" draw:z-index="0">
<draw:image xlink:href="../Images/AРМІЯINFORM/2023-06-02T89-00-00-04-00/fxn3uigxoaerwgc-1.jpg" xlink:type="simple" xlink:show="embed" xlink:actuate="onLoad" draw:mime-type="image/jpeg"/>
</draw:frame>
</text:p>
      <text:p text:style-name="P4">
Міністр оборони України Олексій Резніков зустрівся з Міністром оборони СШАЛлойдом Остіном на полях безпекового форуму «Діалог Шангрі-Ла».</text:p>
      <text:p text:style-name="P4">
Про це очільник оборонного відомства України<text:a xlink:type="simple" xlink:href="https://twitter.com/oleksiireznikov/status/1664633921118560261" text:style-name="Internet_20_link" text:visited-style-name="Visited_20_Internet_20_Link">
написав</text:a>
 уТвіттері.</text:p>
      <text:p text:style-name="P4">
«Я був радий зустрітися зі своїм колегою та великим другом. ПартнерствоУкраїна-США міцне. Ми продовжуватимемо працювати для забезпечення перемогиУкраїни та відновлення миру в Європі», — йдеться у його дописі.</text:p>
      <text:p text:style-name="P4">
Нагадаємо, Олексій Резніков<text:a xlink:type="simple" xlink:href="https://armyinform.com.ua/2023/06/02/oleksij-reznikov-prybuv-do-singapuru-na-bezpekovyj-forum-dialog-shangri-la-ta-proviv-nyzku-zustrichej/" text:style-name="Internet_20_link" text:visited-style-name="Visited_20_Internet_20_Link">
приїхав</text:a>
до Сінгапуру, щоб взяти участь у безпековому форумі «Діалог Шангрі-Ла» —головному оборонному саміті Азії.</text:p>
      <text:p text:style-name="P4">
Source: <text:a xlink:type="simple" xlink:href="https://armyinform.com.ua/2023/06/02/oleksij-reznikov-i-llojd-ostin-u-singapuri-partnerstvo-ukrayina-ssha-miczne/" text:style-name="Internet_20_link" text:visited-style-name="Visited_20_Internet_20_Link">
https://armyinform.com.ua/2023/06/02/oleksij-reznikov-i-llojd-ostin-u-singapuri-partnerstvo-ukrayina-ssha-miczne/</text:a>
</text:p>
      <!--NEWS-->
      <text:h text:style-name="P10" text:outline-level="1">
<text:span text:style-name="T4">
Сили оборони відбили 15 атак і знищили 17 ударних БПЛА ворога</text:span>
</text:h>
      <text:p text:style-name="P4">
Author: ['АРМІЯINFORM']</text:p>
      <text:p text:style-name="P4">
Time: 2023-06-02T90:00:00-04:00</text:p>
      <text:p text:style-name="P4">
Description: Протягом доби окупанти здійснили 15 атак, проте всі вони були відбиті підрозділ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9d5aac44d64.jpeg" text:style-name="Internet_20_link" text:visited-style-name="Visited_20_Internet_20_Link">
639d5aac44d64.jpeg</text:a>
']</text:p>
      <text:p text:style-name="P4">
Tags: ['ГЕНЕРАЛЬНИЙ ШТАБ ЗС УКРАЇНИ', 'ОПЕРАТИВНА ІНФОРМАЦІЯ']</text:p>
      <text:p text:style-name="P4">
Category: News</text:p>
      <!--METADATA-->
      <text:p text:style-name="P4">
<draw:frame draw:style-name="fr1" draw:name="Image314" text:anchor-type="as-char" svg:width="6.9236in" svg:height="4.32725in" draw:z-index="0">
<draw:image xlink:href="../Images/AРМІЯINFORM/2023-06-02T90-00-00-04-00/639d5aac44d64.jpeg" xlink:type="simple" xlink:show="embed" xlink:actuate="onLoad" draw:mime-type="image/jpeg"/>
</draw:frame>
</text:p>
      <text:p text:style-name="P4">
<text:span text:style-name="T4">
<text:span text:style-name="T5">
*🔥 Ситуація щодо російського вторгнення</text:span>
</text:span>
*</text:p>
      <text:p text:style-name="P4">
Протягом доби окупанти здійснили 15 атак, проте всі вони були відбитіпідрозділами Сил оборони.</text:p>
      <text:p text:style-name="P4">
Про це<text:a xlink:type="simple" xlink:href="https://www.facebook.com/GeneralStaff.ua/posts/pfbid02vppdmmq8yKcTMF9Ac8417HXaXigoqkmbNYcEawQZnRNi8NetrRohB1oTGtXwbvcZl" text:style-name="Internet_20_link" text:visited-style-name="Visited_20_Internet_20_Link">
йдеться</text:a>
в оперативній інформації Генерального штабу ЗСУ.</text:p>
      <text:p text:style-name="P4">
Противник продовжує зосереджувати основні зусилля на спробах повної окупаціїЛуганської та Донецької областей.</text:p>
      <text:p text:style-name="P4">
На Куп’янському напрямку протягом доби противник вів безуспішні наступальнідії поблизу Новоселівського Луганської області. На Лиманському напрямкупротягом доби противник вів безуспішні наступальні дії в районі МакіївкиЛуганської області та Спірного — Донецької.</text:p>
      <text:p text:style-name="P4">
На Бахмутському напрямку противник завдав авіаційних ударів у районах БілаГора та Часів Яр Донецької області.</text:p>
      <text:p text:style-name="P4">
На Мар’їнському напрямку цієї доби противник вів наступальні дії в районіміста Мар’їнка, проте наші захисники відбили усі 8 атак противника.</text:p>
      <text:p text:style-name="P4">
Наші захисники також знищили 15 крилатих ракет та 17 ударних БПЛА противникатипу «шахед».</text:p>
      <text:p text:style-name="P4">
Source: <text:a xlink:type="simple" xlink:href="https://armyinform.com.ua/2023/06/02/syly-oborony-vidbyly-15-atak-i-znyshhyly-17-udarnyh-bpla-voroga/" text:style-name="Internet_20_link" text:visited-style-name="Visited_20_Internet_20_Link">
https://armyinform.com.ua/2023/06/02/syly-oborony-vidbyly-15-atak-i-znyshhyly-17-udarnyh-bpla-voroga/</text:a>
</text:p>
      <!--NEWS-->
      <text:h text:style-name="P10" text:outline-level="1">
<text:span text:style-name="T4">
росія перекинула 200 курсантів для «посилення» свого західного кордону</text:span>
</text:h>
      <text:p text:style-name="P4">
Author: ['АРМІЯINFORM']</text:p>
      <text:p text:style-name="P4">
Time: 2023-06-02T91:00:00-04:00</text:p>
      <text:p text:style-name="P4">
Description: Військове керівництво російської федерації ухвалило рішення про посилення держа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creenshot_5-min-1.webp" text:style-name="Internet_20_link" text:visited-style-name="Visited_20_Internet_20_Link">
screenshot_5-min-1.webp</text:a>
']</text:p>
      <text:p text:style-name="P4">
Tags: ['ГЕНШТАБ ЗС УКРАЇНИ', 'ОПЕРАТИВНА ІНФОРМАЦІЯ']</text:p>
      <text:p text:style-name="P4">
Category: News</text:p>
      <!--METADATA-->
      <text:p text:style-name="P4">
<draw:frame draw:style-name="fr1" draw:name="Image315" text:anchor-type="as-char" svg:width="6.9236in" svg:height="3.89757in" draw:z-index="0">
<draw:image xlink:href="../ConvertedIMGs/AРМІЯINFORM/2023-06-02T91-00-00-04-00/screenshot_5-min-1.png" xlink:type="simple" xlink:show="embed" xlink:actuate="onLoad" draw:mime-type="image/png"/>
</draw:frame>
</text:p>
      <text:p text:style-name="P4">
<text:span text:style-name="T4">
<text:span text:style-name="T5">
*🔥 Ситуація щодо російського вторгнення</text:span>
</text:span>
*</text:p>
      <text:p text:style-name="P4">
Військове керівництво російської федерації ухвалило рішення про посиленнядержавного кордону курсантами вищих військових навчальних закладів.</text:p>
      <text:p text:style-name="P4">
Про це<text:a xlink:type="simple" xlink:href="https://www.facebook.com/GeneralStaff.ua/posts/pfbid02vppdmmq8yKcTMF9Ac8417HXaXigoqkmbNYcEawQZnRNi8NetrRohB1oTGtXwbvcZl" text:style-name="Internet_20_link" text:visited-style-name="Visited_20_Internet_20_Link">
йдеться</text:a>
в оперативній інформації Генерального штабу ЗСУ.</text:p>
      <text:p text:style-name="P4">
Так, 31 травня, близько 200 курсантів третього курсу, озброєних стрілецькоюзброєю та гранатометами, уже відряджено до західного кордону російськоїфедерації під приводом проходження стажування.</text:p>
      <text:p text:style-name="P4">
Source: <text:a xlink:type="simple" xlink:href="https://armyinform.com.ua/2023/06/02/rosiya-perekynula-200-kursantiv-dlya-posylennya-svogo-zahidnogo-kordonu/" text:style-name="Internet_20_link" text:visited-style-name="Visited_20_Internet_20_Link">
https://armyinform.com.ua/2023/06/02/rosiya-perekynula-200-kursantiv-dlya-posylennya-svogo-zahidnogo-kordonu/</text:a>
</text:p>
      <!--NEWS-->
      <text:h text:style-name="P10" text:outline-level="1">
<text:span text:style-name="T4">
Авіація Сил оборони за минулу добу завдала 10 ударів по окупантах</text:span>
</text:h>
      <text:p text:style-name="P4">
Author: ['АРМІЯINFORM']</text:p>
      <text:p text:style-name="P4">
Time: 2023-06-02T92:00:00-04:00</text:p>
      <text:p text:style-name="P4">
Description: Авіація Сил оборони за добу завдала вісім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3548a71972a-screenshot_4.webp" text:style-name="Internet_20_link" text:visited-style-name="Visited_20_Internet_20_Link">
643548a71972a-screenshot_4.webp</text:a>
']</text:p>
      <text:p text:style-name="P4">
Tags: ['ГЕНЕРАЛЬНИЙ ШТАБ ЗС УКРАЇНИ', 'ОБОРОНА УКРАЇНИ', 'ОПЕРАТИВНА ОБСТАНОВКА', 'ХРОНІКА ОБОРОНИ', 'ХРОНІКА ОБОРОНИ УКРАЇНИ']</text:p>
      <text:p text:style-name="P4">
Category: News</text:p>
      <!--METADATA-->
      <text:p text:style-name="P4">
<draw:frame draw:style-name="fr1" draw:name="Image316" text:anchor-type="as-char" svg:width="6.9236in" svg:height="3.836828in" draw:z-index="0">
<draw:image xlink:href="../ConvertedIMGs/AРМІЯINFORM/2023-06-02T92-00-00-04-00/643548a71972a-screenshot_4.png" xlink:type="simple" xlink:show="embed" xlink:actuate="onLoad" draw:mime-type="image/png"/>
</draw:frame>
</text:p>
      <text:p text:style-name="P4">
<text:span text:style-name="T4">
<text:span text:style-name="T5">
*🔥 Ситуація щодо російського вторгнення</text:span>
</text:span>
*</text:p>
      <text:p text:style-name="P4">
Авіація Сил оборони за добу завдала вісім ударів по районах зосередженняособового складу, а також два — по зенітно-ракетних комплексах противника.</text:p>
      <text:p text:style-name="P4">
Про це<text:a xlink:type="simple" xlink:href="https://www.facebook.com/GeneralStaff.ua/posts/pfbid02vppdmmq8yKcTMF9Ac8417HXaXigoqkmbNYcEawQZnRNi8NetrRohB1oTGtXwbvcZl" text:style-name="Internet_20_link" text:visited-style-name="Visited_20_Internet_20_Link">
йдеться</text:a>
в оперативній інформації Генерального штабу ЗСУ.</text:p>
      <text:p text:style-name="P4">
Підрозділи ракетних військ і артилерії протягом доби уразили пункт управління,два склади боєприпасів, дві станції радіоелектронної боротьби, радіолокаційнустанцію та реактивну систему залпового вогню противника.</text:p>
      <text:p text:style-name="P4">
Source: <text:a xlink:type="simple" xlink:href="https://armyinform.com.ua/2023/06/02/aviacziya-syl-oborony-za-mynulu-dobu-zavdala-10-udariv-po-okupantah/" text:style-name="Internet_20_link" text:visited-style-name="Visited_20_Internet_20_Link">
https://armyinform.com.ua/2023/06/02/aviacziya-syl-oborony-za-mynulu-dobu-zavdala-10-udariv-po-okupantah/</text:a>
</text:p>
      <!--NEWS-->
      <text:h text:style-name="P10" text:outline-level="1">
<text:span text:style-name="T4">
Олексій Данілов обговорив з делегацією «Атлантичної ради» безпекову ситуацію у регіоні</text:span>
</text:h>
      <text:p text:style-name="P4">
Author: ['АРМІЯINFORM']</text:p>
      <text:p text:style-name="P4">
Time: 2023-06-02T93:00:00-04:00</text:p>
      <text:p text:style-name="P4">
Description: Секретар Ради національної безпеки і оборони України Олексій Данілов провів зустріч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06_1.jpg" text:style-name="Internet_20_link" text:visited-style-name="Visited_20_Internet_20_Link">
01-06_1.jpg</text:a>
']</text:p>
      <text:p text:style-name="P4">
Tags: ['ОЛЕКСІЙ ДАНІЛОВ', 'СЕКРЕТАР РНБО УКРАЇНИ']</text:p>
      <text:p text:style-name="P4">
Category: News</text:p>
      <!--METADATA-->
      <text:p text:style-name="P4">
<draw:frame draw:style-name="fr1" draw:name="Image317" text:anchor-type="as-char" svg:width="6.9236in" svg:height="4.621503in" draw:z-index="0">
<draw:image xlink:href="../Images/AРМІЯINFORM/2023-06-02T93-00-00-04-00/01-06_1.jpg" xlink:type="simple" xlink:show="embed" xlink:actuate="onLoad" draw:mime-type="image/jpeg"/>
</draw:frame>
</text:p>
      <text:p text:style-name="P4">
Секретар Ради національної безпеки і оборони України Олексій Данілов провівзустріч з делегацією «Атлантичної ради», під час якої обговорили українсько-американське співробітництво та безпекову ситуацію у світі та регіоні.</text:p>
      <text:p text:style-name="P4">
Про це <text:a xlink:type="simple" xlink:href="https://www.rnbo.gov.ua/ua/Diialnist/6380.html" text:style-name="Internet_20_link" text:visited-style-name="Visited_20_Internet_20_Link">
повідомляє</text:a>
 пресслужбаРНБО.</text:p>
      <text:p text:style-name="P4">
Секретар РНБО України наголосив, що після перемоги у війні ми маємо історичнийшанс розбудувати нову державу.</text:p>
      <text:p text:style-name="P4">
«Ми обов’язково виграємо війну, і маємо так само, спільно з партнерами, непрограти у мирі. Україна довела, що є прихильником демократичного розвитку, асвобода — це головна потреба нашого народу», — зазначив він.</text:p>
      <text:p text:style-name="P4">
Олексій Данілов наголосив на важливості дієвих безпекових гарантій дляУкраїни, зокрема, вступу в НАТО.</text:p>
      <text:p text:style-name="P4">
Сторони також приділили окрему увагу питанню протидії дезінформації тадослідження загрози цифрового авторитаризму.</text:p>
      <text:p text:style-name="P4">
Американська сторона запевнила у тому, що й надалі сприятиме забезпеченнюусебічної підтримки України з боку США та реалізації євроатлантичних прагненьнашої країни.</text:p>
      <text:p text:style-name="P4">
Source: <text:a xlink:type="simple" xlink:href="https://armyinform.com.ua/2023/06/02/oleksij-danilov-obgvoryv-z-delegacziyeyu-atlantychnoyi-rady-bezpekovu-sytuacziyu-u-regioni/" text:style-name="Internet_20_link" text:visited-style-name="Visited_20_Internet_20_Link">
https://armyinform.com.ua/2023/06/02/oleksij-danilov-obgvoryv-z-delegacziyeyu-atlantychnoyi-rady-bezpekovu-sytuacziyu-u-regioni/</text:a>
</text:p>
      <!--NEWS-->
      <text:h text:style-name="P10" text:outline-level="1">
<text:span text:style-name="T4">
Руслан Стефанчук подякував президенту Литви за підтримку євроатлантичного майбутнього України</text:span>
</text:h>
      <text:p text:style-name="P4">
Author: ['АРМІЯINFORM']</text:p>
      <text:p text:style-name="P4">
Time: 2023-06-02T94:00:00-04:00</text:p>
      <text:p text:style-name="P4">
Description: Голова Верховної Ради України Руслан Стефанчук під час зустрічі із президентом Лито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124618_644824190996524_7388104692482518494_n.jpg" text:style-name="Internet_20_link" text:visited-style-name="Visited_20_Internet_20_Link">
351124618_644824190996524_7388104692482518494_n.jpg</text:a>
']</text:p>
      <text:p text:style-name="P4">
Tags: ['ГІТАНАС НАУСЄДА', 'ЛИТВА', 'РУСЛАН СТЕФАНЧУК']</text:p>
      <text:p text:style-name="P4">
Category: News</text:p>
      <!--METADATA-->
      <text:p text:style-name="P4">
<draw:frame draw:style-name="fr1" draw:name="Image318" text:anchor-type="as-char" svg:width="6.9236in" svg:height="4.823441in" draw:z-index="0">
<draw:image xlink:href="../Images/AРМІЯINFORM/2023-06-02T94-00-00-04-00/351124618_644824190996524_7388104692482518494_n.jpg" xlink:type="simple" xlink:show="embed" xlink:actuate="onLoad" draw:mime-type="image/jpeg"/>
</draw:frame>
</text:p>
      <text:p text:style-name="P4">
Голова Верховної Ради України Руслан Стефанчук під час зустрічі із президентомЛитовської Республіки Гітанасом Наусєдою подякував за підтримкуєвроатлантичного майбутнього України.</text:p>
      <text:p text:style-name="P4">
Про це він<text:a xlink:type="simple" xlink:href="https://www.facebook.com/stefanchuk.official/posts/pfbid02XDKxqZ6R4EYaBTNT8CdpsyhWrQrPn9qqATQtHPPNQZxnvQM3tEv9a66fzWobx77gl" text:style-name="Internet_20_link" text:visited-style-name="Visited_20_Internet_20_Link">
написав</text:a>
у своєму фейсбуці.</text:p>
      <text:p text:style-name="P4">
«Подякував Литві та всьому литовському народові за ту безцінну й всеосяжнупідтримку, яку відчуває Україна. Окремі слова вдячності за підтримку Литвоюєвропейського та євроатлантичного майбутнього України», — йдеться уповідомленні.</text:p>
      <text:p text:style-name="P4">
Під час розмови сторони також уваги приділили питанню притягнення рф довідповідальності.</text:p>
      <text:p text:style-name="P4">
Руслан Стефанчук також подякував Гітанасу Наусєді за підтримку якнайшвидшогостворення спеціального трибуналу щодо злочину агресії росії проти України.</text:p>
      <text:p text:style-name="P4">
«Також увага — реалізації формули миру Президента України ВолодимираЗеленського. Литва підтримує такий план України, зокрема, у напрямі«відновлення справедливості», — написав він.</text:p>
      <text:p text:style-name="P4">
Голова ВРУ зазначив, що невід’ємними складниками справедливого миру є:</text:p>
      <ul>
        <li>
притягнення рф до відповідальності;  * повернення всіх українських незаконно вивезених до рф дітей додому, в Україну;  * повернення всіх полонених до України;  * відшкодування росією всіх завданих Україні збитків.</li>
      </ul>
      <text:p text:style-name="P4">
Source: <text:a xlink:type="simple" xlink:href="https://armyinform.com.ua/2023/06/02/ruslan-stefanchuk-podyakuvav-prezydentu-lytvy-za-pidtrymku-yevroatlantychnogo-majbutnogo-ukrayiny/" text:style-name="Internet_20_link" text:visited-style-name="Visited_20_Internet_20_Link">
https://armyinform.com.ua/2023/06/02/ruslan-stefanchuk-podyakuvav-prezydentu-lytvy-za-pidtrymku-yevroatlantychnogo-majbutnogo-ukrayiny/</text:a>
</text:p>
      <!--NEWS-->
      <text:h text:style-name="P10" text:outline-level="1">
<text:span text:style-name="T4">
Глави Міноборони України та Німеччини обговорили ситуацію на фронті та співпрацю</text:span>
</text:h>
      <text:p text:style-name="P4">
Author: ['АРМІЯINFORM']</text:p>
      <text:p text:style-name="P4">
Time: 2023-06-02T95:00:00-04:00</text:p>
      <text:p text:style-name="P4">
Description: Міністр оборони України Олексій Резніков зустрівся у Сінгапурі зі своїм колегою мініс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osuytx0ae3wqn-e1685727532335.jpg" text:style-name="Internet_20_link" text:visited-style-name="Visited_20_Internet_20_Link">
fxosuytx0ae3wqn-e1685727532335.jpg</text:a>
']</text:p>
      <text:p text:style-name="P4">
Tags: ['НІМЕЧЧИНА', 'ОЛЕКСІЙ РЕЗНІКОВ', 'ОФІЦІЙНО']</text:p>
      <text:p text:style-name="P4">
Category: News</text:p>
      <!--METADATA-->
      <text:p text:style-name="P4">
<draw:frame draw:style-name="fr1" draw:name="Image319" text:anchor-type="as-char" svg:width="6.9236in" svg:height="5.631195in" draw:z-index="0">
<draw:image xlink:href="../Images/AРМІЯINFORM/2023-06-02T95-00-00-04-00/fxosuytx0ae3wqn-e1685727532335.jpg" xlink:type="simple" xlink:show="embed" xlink:actuate="onLoad" draw:mime-type="image/jpeg"/>
</draw:frame>
</text:p>
      <text:p text:style-name="P4">
Міністр оборони України Олексій Резніков зустрівся у Сінгапурі зі своїмколегою міністром оборони Німеччини Борисом Пісторіусом.</text:p>
      <text:p text:style-name="P4">
Про це<text:a xlink:type="simple" xlink:href="https://twitter.com/oleksiireznikov/status/1664551627351531522" text:style-name="Internet_20_link" text:visited-style-name="Visited_20_Internet_20_Link">
йдеться</text:a>
 уйого Твіттері.</text:p>
      <text:p text:style-name="P4">
«Безпековий форум «Діалог Шангрі-Ла» у Сінгапурі надає чудову можливістьсинхронізувати наші годинники з нашими міжнародними партнерами. Чудовопоспілкувався з моїм німецьким колегою. Ми обговорили ситуацію на полі бою танаші подальші кроки у військовій співпраці», — написав Олексій Резніков.</text:p>
      <text:p text:style-name="P4">
Міністр оборони України подякував за участь Німеччини в танковій коаліції.</text:p>
      <text:p text:style-name="P4">
«Барсам подобається наш український клімат. Дякуємо німецькому уряду та народуза непохитну підтримку!» — йдеться у повідомленні.</text:p>
      <text:p text:style-name="P4">
Нагадаємо, Олексій Резніков<text:a xlink:type="simple" xlink:href="https://armyinform.com.ua/2023/06/02/oleksij-reznikov-prybuv-do-singapuru-na-bezpekovyj-forum-dialog-shangri-la-ta-proviv-nyzku-zustrichej/" text:style-name="Internet_20_link" text:visited-style-name="Visited_20_Internet_20_Link">
приїхав</text:a>
до Сінгапуру, щоб взяти участь у безпековому форумі «Діалог Шангрі-Ла» —головному оборонному саміті Азії.</text:p>
      <text:p text:style-name="P4">
Source: <text:a xlink:type="simple" xlink:href="https://armyinform.com.ua/2023/06/02/glavy-minoborony-ukrayiny-ta-nimechchyny-obgovoryly-sytuacziyu-na-fronti-ta-spivpraczyu/" text:style-name="Internet_20_link" text:visited-style-name="Visited_20_Internet_20_Link">
https://armyinform.com.ua/2023/06/02/glavy-minoborony-ukrayiny-ta-nimechchyny-obgovoryly-sytuacziyu-na-fronti-ta-spivpraczyu/</text:a>
</text:p>
      <!--NEWS-->
      <text:h text:style-name="P10" text:outline-level="1">
<text:span text:style-name="T4">
Український повітряний щит має бути забезпечений усім необхідним — Президент України</text:span>
</text:h>
      <text:p text:style-name="P4">
Author: ['АРМІЯINFORM']</text:p>
      <text:p text:style-name="P4">
Time: 2023-06-02T96:00:00-04:00</text:p>
      <text:p text:style-name="P4">
Description: Президент України Володимир Зеленський звернувся до українців наприкінці 464 дня вій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2bd3a9739557116ae3b68e759b6b3c4_1685724623_extra_large.jpeg" text:style-name="Internet_20_link" text:visited-style-name="Visited_20_Internet_20_Link">
62bd3a9739557116ae3b68e759b6b3c4_1685724623_extra_large.jpeg</text:a>
']</text:p>
      <text:p text:style-name="P4">
Tags: ['ОФІС ПРЕЗИДЕНТА УКРАЇНИ', 'ПРЕЗИДЕНТ УКРАЇНИ']</text:p>
      <text:p text:style-name="P4">
Category: News</text:p>
      <!--METADATA-->
      <text:p text:style-name="P4">
<draw:frame draw:style-name="fr1" draw:name="Image320" text:anchor-type="as-char" svg:width="6.9236in" svg:height="4.235829in" draw:z-index="0">
<draw:image xlink:href="../Images/AРМІЯINFORM/2023-06-02T96-00-00-04-00/62bd3a9739557116ae3b68e759b6b3c4_1685724623_extra_large.jpeg" xlink:type="simple" xlink:show="embed" xlink:actuate="onLoad" draw:mime-type="image/jpeg"/>
</draw:frame>
</text:p>
      <text:p text:style-name="P4">
Президент України Володимир Зеленський звернувся до українців наприкінці 464дня війни.</text:p>
      <text:p text:style-name="P4">
Про це <text:a xlink:type="simple" xlink:href="https://www.president.gov.ua/news/ukrayinskij-povitryanij-shit-maye-buti-zabezpechenij-usim-ne-83373" text:style-name="Internet_20_link" text:visited-style-name="Visited_20_Internet_20_Link">
повідомляє</text:a>
 Офіс Президента України.</text:p>
      <text:p text:style-name="P4">
<text:span text:style-name="T4">
<text:span text:style-name="T5">
«Бажаю здоровʼя, шановні українці!</text:span>
</text:span>
</text:p>
      <text:p text:style-name="P4">
Короткий звіт за цей день. Перше — провів Ставку. Нагальні безпекові питання.Очевидна жорстка реакція на загибель людей у Києві через зачинене укриття. Єдоручення про перевірку захисних споруд у Києві та по всій країні.Відповідальні — міністри Камишін і Клименко.</text:p>
      <text:p text:style-name="P4">
На жаль, і сьогодні — після всього — кияни знову й знову публікують інформаціюпро недоступність укриттів. Не просто про зачинені укриття, а про заваренівходи в укриття, про відсутність укриттів узагалі в деяких частинах міста.Такий рівень недбалості в місті не перекрити якимись там виправданнями.</text:p>
      <text:p text:style-name="P4">
Обговорили на Ставці й усі деталі стосовно нашої ППО — її подальшого розвитку,постачання та виробництва в Україні необхідних ракет. Український повітрянийщит має бути забезпечено всім необхідним на постійній основі. Займаємосякоаліцією «Петріотів» та коаліцією сучасних винищувачів – щодня активно.</text:p>
      <text:p text:style-name="P4">
Дуже уважно – ситуація на передовій, у всіх тих точках, де зараз найжорсткіше.Не буду говорити про це детальніше – дії нашої держави, активні дії нашихвоїнів скажуть те, що потрібно. І окремо провів нараду щодо підготовки новихнаших бригад, тих, які від півночі до півдня нашої держави накопичують силу.</text:p>
      <text:p text:style-name="P4">
Другий пункт за сьогодні – провів переговори з Президентом Естонії, якийприбув у Київ. Передусім безпека – і це те, що стосується нашого захистузараз, а також те, що стосується нашої безпеки довгостроково. Естоніяпринципово допомагає нам зброєю, технікою, підтримує наш рух у НАТО, загаломрозуміє, наскільки важливо, щоб ми саме зараз і саме на нашій українськійземлі здобули перемогу над рашизмом. Це важливо для кожного народу, який єсусідом держави-терориста. Впевнений: ми дамо цю безпеку – таку необхідну, мидамо Україні, всій Європі та вільному світу перемогу над російською агресією.</text:p>
      <text:p text:style-name="P4">
Заслуговує уваги й те, що ми розвиваємо нашу співпрацю з Естонією й експортомрішень – наших цифрових рішень. Раніше саме з Естонії українці брали приклад урозвитку цифрових рішень. А зараз ми вийшли на такий рівень, коли вже на базінашої української «Дії» буде створено державний застосунок в Естонії. Те, щозручно й корисно для мільйонів українців, очевидно буде зручним і корисним дляінших народів. І це ще один компонент нашого лідерства, українськоголідерства. Ми обговорили з паном Президентом Естонії подальшу співпрацю,зокрема в цифровізації.</text:p>
      <text:p text:style-name="P4">
І, до речі, зроблю такий анонс: «Дія» допоможе розвинути державні сервіси й вінших країнах, не лише європейських – у Латинській Америці та Африці.</text:p>
      <text:p text:style-name="P4">
Третє за сьогодні з різних активностей цього дня, про що варто сказати. Провівкілька нарад, тривалих і змістовних, щодо формування нашої політики –комплексної – на перспективу. Того, що стосується подальшої трансформаціїдержави. Того, що стосується нашої участі у глобальних процесах. Як завжди,готуємо новини й рішення, які дадуть Україні та українцям ще більше міцності.</text:p>
      <text:p text:style-name="P4">
Дякую всім, хто допомагає нашій державі! Слава всім нашим воїнам! Кожному йкожній, хто зараз у бою заради України.</text:p>
      <text:p text:style-name="P4">
Особливо хочу відзначити сьогодні 92-гу окрему механізовану бригаду – усіхвоїнів цієї бригади, які надзвичайно стійко захищають Сватівський напрямок тавдало відбивають ворожі атаки, рухаючись уперед. Дякую вам, воїни!</text:p>
      <text:p text:style-name="P4">
Авдіївський напрямок… 110-та окрема механізована бригада – дякую вам, воїни,за вашу хоробрість та ваше вміння потужно знищувати окупантів. Молодці!</text:p>
      <text:p text:style-name="P4">
Відзначу прикордонників, які з честю захищають державу на передовій разом зусіма нашими силами оборони та безпеки. Львівський, Донецький, Житомирськийприкордонні загони, які б’ються на фронті. Дякую вам! А також дякую бійцямЧернігівського прикордонного загону, які активно протидіють «Шахедам».Швидкість та влучність наших воїнів критично важливі. Дякую вам, воїни, завашу швидкість і за вашу влучність!</text:p>
      <text:p text:style-name="P4">
Підписав сьогодні укази про відзначення наших воїнів державними нагородами.263 військовослужбовці Збройних Сил України.</text:p>
      <text:p text:style-name="P4">
<text:span text:style-name="T4">
<text:span text:style-name="T5">
Слава всім нашим героям!</text:span>
</text:span>
</text:p>
      <text:p text:style-name="P4">
<text:span text:style-name="T4">
<text:span text:style-name="T5">
Слава Україні!»</text:span>
</text:span>
 — йдеться у повідомленні.</text:p>
      <text:p text:style-name="P4">
Source: <text:a xlink:type="simple" xlink:href="https://armyinform.com.ua/2023/06/02/ukrayinskyj-povitryanyj-shhyt-maye-buty-zabezpechenyj-usim-neobhidnym-prezydent-ukrayiny/" text:style-name="Internet_20_link" text:visited-style-name="Visited_20_Internet_20_Link">
https://armyinform.com.ua/2023/06/02/ukrayinskyj-povitryanyj-shhyt-maye-buty-zabezpechenyj-usim-neobhidnym-prezydent-ukrayiny/</text:a>
</text:p>
      <!--NEWS-->
      <text:h text:style-name="P10" text:outline-level="1">
<text:span text:style-name="T4">
Затримано агента білоруського КДБ, який шпигував за переміщенням Сил оборони на півночі України</text:span>
</text:h>
      <text:p text:style-name="P4">
Author: ['АРМІЯINFORM']</text:p>
      <text:p text:style-name="P4">
Time: 2023-06-02T97:00:00-04:00</text:p>
      <text:p text:style-name="P4">
Description: У результаті контрдиверсійних заходів на півночі України викрито ворожого аген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c93d6525ded29db6cc6c41f0bebdfbac.jpg" text:style-name="Internet_20_link" text:visited-style-name="Visited_20_Internet_20_Link">
c93d6525ded29db6cc6c41f0bebdfbac.jpg</text:a>
']</text:p>
      <text:p text:style-name="P4">
Tags: ['АГЕНТ БІЛОРУСЬКОГО КДБ', 'РІВНЕНЩИНА', 'СБУ']</text:p>
      <text:p text:style-name="P4">
Category: News</text:p>
      <!--METADATA-->
      <text:p text:style-name="P4">
<draw:frame draw:style-name="fr1" draw:name="Image321" text:anchor-type="as-char" svg:width="6.9236in" svg:height="4.33302in" draw:z-index="0">
<draw:image xlink:href="../Images/AРМІЯINFORM/2023-06-02T97-00-00-04-00/c93d6525ded29db6cc6c41f0bebdfbac.jpg" xlink:type="simple" xlink:show="embed" xlink:actuate="onLoad" draw:mime-type="image/jpeg"/>
</draw:frame>
</text:p>
      <text:p text:style-name="P4">
У результаті контрдиверсійних заходів на півночі України викрито ворожогоагента. Інформатором виявився громадянин білорусі, який має посвідку напостійне проживання в нашій державі і тривалий час мешкає на Рівненщині.</text:p>
      <text:p text:style-name="P4">
Про це <text:a xlink:type="simple" xlink:href="https://ssu.gov.ua/novyny/sbu-zatrymala-ahenta-biloruskoho-kdb-yakyi-shpyhuvav-za-pivnichnym-kordonom-ukrainy" text:style-name="Internet_20_link" text:visited-style-name="Visited_20_Internet_20_Link">
повідомляє</text:a>
 Служба безпекиУкраїни.</text:p>
      <text:p text:style-name="P4">
На початку широкомасштабного вторгнення рф він був завербований співробітникомбілоруського КДБ та здійснював розвідувально-підривну діяльність протиУкраїни. Завданням агента був збір даних про оборону північних кордонів нашоїдержави та маршрути переміщення військової техніки.</text:p>
      <text:p text:style-name="P4">
Затримано ворожого поплічника за місцем його проживання під час черговоїспроби передачі розвідданих до рб. Встановлено, що у поле зору білоруськогоКДБ він потрапив як колишній командир підрозділу десантно-штурмових військрадянського союзу. Тоді він брав активну участь у бойових діях в Афганістані.</text:p>
      <text:p text:style-name="P4">
Для виконання розвідзавдань на Рівненщині він обходив прикордонну територію іспостерігав за переміщенням Сил оборони.</text:p>
      <text:p text:style-name="P4">
На підставі зібраних доказів затриманому повідомлено про підозру. Наразі вінперебуває під вартою. Триває розслідування для встановлення всіх обставинзлочину.</text:p>
      <text:p text:style-name="P4">
Source: <text:a xlink:type="simple" xlink:href="https://armyinform.com.ua/2023/06/02/zatrymano-agenta-biloruskogo-kdb-yakyj-shpyguvav-za-peremishhennyam-syl-oborony-na-pivnochi-ukrayiny/" text:style-name="Internet_20_link" text:visited-style-name="Visited_20_Internet_20_Link">
https://armyinform.com.ua/2023/06/02/zatrymano-agenta-biloruskogo-kdb-yakyj-shpyguvav-za-peremishhennyam-syl-oborony-na-pivnochi-ukrayiny/</text:a>
</text:p>
      <!--NEWS-->
      <text:h text:style-name="P10" text:outline-level="1">
<text:span text:style-name="T4">
15 років тюрми отримав російський агент, який шпигував за позиціями ППО та блокпостів</text:span>
</text:h>
      <text:p text:style-name="P4">
Author: ['АРМІЯINFORM']</text:p>
      <text:p text:style-name="P4">
Time: 2023-06-02T98:00:00-04:00</text:p>
      <text:p text:style-name="P4">
Description: Зібрано вичерпну доказову базу на ще одного агента фсб. Він передавав окупантам лок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106f500ce2f0bad990a15bd424dbff8.jpeg" text:style-name="Internet_20_link" text:visited-style-name="Visited_20_Internet_20_Link">
5106f500ce2f0bad990a15bd424dbff8.jpeg</text:a>
']</text:p>
      <text:p text:style-name="P4">
Tags: ['АГРЕСІЯ РФ', 'ВТОРГНЕННЯ РФ', 'КОЛАБОРАНТ', 'СБУ']</text:p>
      <text:p text:style-name="P4">
Category: News</text:p>
      <!--METADATA-->
      <text:p text:style-name="P4">
<draw:frame draw:style-name="fr1" draw:name="Image322" text:anchor-type="as-char" svg:width="6.9236in" svg:height="4.615733in" draw:z-index="0">
<draw:image xlink:href="../Images/AРМІЯINFORM/2023-06-02T98-00-00-04-00/5106f500ce2f0bad990a15bd424dbff8.jpeg" xlink:type="simple" xlink:show="embed" xlink:actuate="onLoad" draw:mime-type="image/jpeg"/>
</draw:frame>
</text:p>
      <text:p text:style-name="P4">
Зібрано вичерпну доказову базу на ще одного агента фсб. Він передававокупантам локації протиповітряної оборони та блокпостів українських захисниківна Черкащині. Суд призначив зловмиснику 15 років позбавлення волі.</text:p>
      <text:p text:style-name="P4">
Про це <text:a xlink:type="simple" xlink:href="https://ssu.gov.ua/novyny/zavdiaky-sbu-15-rokiv-tiurmy-otrymav-rosiiskyi-ahent-yakyi-shpyhuvav-za-pozytsiiamy-ppo-ta-blokpostiv-na-cherkashchyni" text:style-name="Internet_20_link" text:visited-style-name="Visited_20_Internet_20_Link">
повідомляє</text:a>
 СБУ.</text:p>
      <text:p text:style-name="P4">
Ворожим поплічником є працівник місцевої лікарні, якого фсб дистанційнозалучила до негласної співпраці у листопаді 2022 року. За вказівками агресоравін фотографував місця базування та переміщення підрозділів Сил оборони натериторії регіону. Особливу увагу звертав на бойові позиції української ППО.Також окупантів цікавили точні координати блокпостів, кількість присутніх тамвійськових, їх озброєння і техніка.</text:p>
      <text:p text:style-name="P4">
Ще одним ворожим завданням був збір інформації щодо проведення мобілізації,рівня військової підготовки та вмотивованості українських захисників.Розвідувальна інформація потрібна була російським загарбникам для підготовкисерії ракетних ударів по регіону.</text:p>
      <text:p text:style-name="P4">
Під час обшуку за місцем проживання зрадника вилучено мобільний телефон тапланшет із доказами законспірованого листування з фсб. Також було виявленопаспорт зразка колишнього срср і прокремлівську символіку.</text:p>
      <text:p text:style-name="P4">
На підставі зібраних доказів суд визнав зловмисника винним у державній зраді,вчиненій в умовах воєнного стану.</text:p>
      <text:p text:style-name="P4">
Source: <text:a xlink:type="simple" xlink:href="https://armyinform.com.ua/2023/06/02/15-rokiv-tyurmy-otrymav-rosijskyj-agent-yakyj-shpyguvav-za-pozycziyamy-ppo-ta-blokpostiv/" text:style-name="Internet_20_link" text:visited-style-name="Visited_20_Internet_20_Link">
https://armyinform.com.ua/2023/06/02/15-rokiv-tyurmy-otrymav-rosijskyj-agent-yakyj-shpyguvav-za-pozycziyamy-ppo-ta-blokpostiv/</text:a>
</text:p>
      <!--NEWS-->
      <text:h text:style-name="P10" text:outline-level="1">
<text:span text:style-name="T4">
Наявного обмінного фонду достатньо, щоб звільняти наших полонених — Координаційний штаб</text:span>
</text:h>
      <text:p text:style-name="P4">
Author: ['АРМІЯINFORM']</text:p>
      <text:p text:style-name="P4">
Time: 2023-06-02T99:00:00-04:00</text:p>
      <text:p text:style-name="P4">
Description: З ініціативи ГО «Родини полонених захисників Чорнобильської АЕС» у Координаційному штаб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ff2b9d0-6458-4c21-b04a-ae6b869a8b99.jpg" text:style-name="Internet_20_link" text:visited-style-name="Visited_20_Internet_20_Link">
4ff2b9d0-6458-4c21-b04a-ae6b869a8b99.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23" text:anchor-type="as-char" svg:width="6.9236in" svg:height="4.615733in" draw:z-index="0">
<draw:image xlink:href="../Images/AРМІЯINFORM/2023-06-02T99-00-00-04-00/4ff2b9d0-6458-4c21-b04a-ae6b869a8b99.jpg" xlink:type="simple" xlink:show="embed" xlink:actuate="onLoad" draw:mime-type="image/jpeg"/>
</draw:frame>
</text:p>
      <text:p text:style-name="P4">
З ініціативи ГО «Родини полонених захисників Чорнобильської АЕС» уКоординаційному штабі відбулася зустріч з об’єднанням родинвійськовослужбовців, які охороняли Чорнобильську атомну електростанцію. Участьу заході взяли представники Координаційного штабу та Служби безпеки України(Об’єднаного центру).</text:p>
      <text:p text:style-name="P4">
Про це <text:a xlink:type="simple" xlink:href="https://t.me/Koord_shtab/1159" text:style-name="Internet_20_link" text:visited-style-name="Visited_20_Internet_20_Link">
повідомляє</text:a>
 Координаційний штаб зпитань поводження з військовополоненими.</text:p>
      <text:p text:style-name="P4">
За словами представника Штабу, країна-агресорка офіційної інформації промісцезнаходження військовополонених не надає. Відповідний мандат навідвідування місць несвободи має Міжнародний комітет Червоного Хреста, протеінформацію про місцезнаходження полонених представники комітету нерозголошують. Також полонених можуть з різних причин переміщувати в інші місцяутримання.</text:p>
      <text:p text:style-name="P4">
Одне з ключових питань, яке було порушене під час зустрічі, стосувалосявідомостей про стан здоров’я полонених. Офіційної інформації про це від росіїнемає, проте важливі свідчення надходять, зокрема, від повернених з полонувійськовослужбовців. Як зазначив секретар Робочої групи з питань взаємодії зіЗМІ та родичами Захисників Координаційного штабу Богдан Охріменко, Женевськимиконвенціями передбачено утворення змішаних медичних комісій, метою діяльностіяких є огляд поранених та хворих військовослужбовців, а також ухвалення всіхнеобхідних рішень стосовно них.</text:p>
      <text:p text:style-name="P4">
Такі комісії повинні складатися з трьох членів, з яких двоє повинні бутигромадянами нейтральної країни, а третій призначається державою, що тримає вполоні. Кандидатури нейтральних членів комісії повинні бути схваленівідповідними сторонами конфлікту.</text:p>
      <text:p text:style-name="P4">
Пан Охріменко зауважив, що Україна дотримується всіх норм міжнародногогуманітарного права у поводженні з військовополоненими і докладає всіх зусильдля того, щоб змусити російську сторону так само виконувати взяті на себезобов’язання. Це стосується і умов утримання, і надання медичної допомоги, ідотримання прав військовополонених. Дуже важливою є також робота наміжнародному рівні, зокрема, тиск на росію через міжнародні організації.</text:p>
      <text:p text:style-name="P4">
Що стосується можливого обміну «всіх на всіх», Богдан Охріменко повідомив, щоробота над таким форматом триває.</text:p>
      <text:p text:style-name="P4">
«Переговори щодо ймовірного обміну “всіх на всіх” і обміни, які відбуваютьсязараз, — це паралельні процеси, — додав він. — На цей час наявного обмінногофонду достатньо, щоб здійснювати роботу щодо звільнення наших полонених».</text:p>
      <text:p text:style-name="P4">
Серед іншого, секретар Робочої групи з питань взаємодії зі ЗМІ та родичамизахисників закликав бути пильними й уважними, відповідаючи на повідомлення чидзвінки невідомих осіб, які пропонують чи запитують інформацію про полоненого.Така комунікація з родичами може мати різну мету: маніпуляція, дезінформація,тиск на членів сімей військовополонених або шахрайство.</text:p>
      <text:p text:style-name="P4">
Source: <text:a xlink:type="simple" xlink:href="https://armyinform.com.ua/2023/06/02/nayavnogo-obminnogo-fondu-dostatno-shhob-zvilnyaty-nashyh-polonenyh-koordynaczijnyj-shtab/" text:style-name="Internet_20_link" text:visited-style-name="Visited_20_Internet_20_Link">
https://armyinform.com.ua/2023/06/02/nayavnogo-obminnogo-fondu-dostatno-shhob-zvilnyaty-nashyh-polonenyh-koordynaczijnyj-shtab/</text:a>
</text:p>
      <!--NEWS-->
      <text:h text:style-name="P10" text:outline-level="1">
<text:span text:style-name="T4">
Перші вихідні літа будуть теплими, у суботу подекуди дощі</text:span>
</text:h>
      <text:p text:style-name="P4">
Authors: Ukrinform (Person)</text:p>
      <text:p text:style-name="P4">
Publisher: Укринформ (Organization)</text:p>
      <text:p text:style-name="P4">
Published Time: 2023-06-03T-159:49:00+03:00</text:p>
      <text:p text:style-name="P4">
Modified Time: 2023-06-03T00:49:00+03:00</text:p>
      <text:p text:style-name="P4">
Description: Погода на вихідних потішить українців комфортними умовами: буде тепло, але не спекотно, в суботу місцями пройдуть дощі, а в неділю буде малохмарно й без опадів. — Укрінформ.</text:p>
      <text:p text:style-name="P4">
Images: ['<text:a xlink:type="simple" xlink:href="https://static.ukrinform.com/photos/2020_07/thumb_files/630_360_1594358350-250.jpg" text:style-name="Internet_20_link" text:visited-style-name="Visited_20_Internet_20_Link">
630_360_15943...</text:a>
']</text:p>
      <text:p text:style-name="P4">
Tags: ['Дощ', 'Погода', 'Прогноз']</text:p>
      <text:p text:style-name="P4">
Type: Article</text:p>
      <!--METADATA-->
      <text:p text:style-name="P4">
<draw:frame draw:style-name="fr1" draw:name="Image324" text:anchor-type="as-char" svg:width="6.9236in" svg:height="3.956343in" draw:z-index="0">
<draw:image xlink:href="../Images/yкринформ/2023-06-03T-159-49-00-03-00/630_360_1594358350-250.jpg" xlink:type="simple" xlink:show="embed" xlink:actuate="onLoad" draw:mime-type="image/jpeg"/>
</draw:frame>
 Погодана вихідних потішить українців комфортними умовами: буде тепло, але неспекотно, в суботу місцями пройдуть дощі, а в неділю буде малохмарно й безопадів.</text:p>
      <text:p text:style-name="P4">
Про це Укрінформу повідомили в <text:a xlink:type="simple" xlink:href="https://ua.sinoptik.ua/" text:style-name="Internet_20_link" text:visited-style-name="Visited_20_Internet_20_Link">
 Sinoptik.ua. </text:a>
</text:p>
      <text:p text:style-name="P4">
За даними синоптиків, у суботу, 3 червня, на заході, півночі та в центрікраїни середня денна температура становитиме +19…+22 °С. У південних тасхідних регіонах повітря прогріється до +22…+24 °С.</text:p>
      <text:p text:style-name="P4">
У Черкаській, <text:a xlink:type="simple" xlink:href="https://ua.sinoptik.ua/%D0%BF%D0%BE%D0%B3%D0%BE%D0%B4%D0%B0-%D0%BF%D0%BE%D0%BB%D1%82%D0%B0%D0%B2%D0%B0" text:style-name="Internet_20_link" text:visited-style-name="Visited_20_Internet_20_Link">
 Полтавській</text:a>
і Кіровоградській областях, а також на півдні та сході пройдуть короткочаснідощі з грозами. На решті території очікується мінлива хмарність без опадів.</text:p>
      <text:p text:style-name="P4">
Кінець тижня потішить усіх українців малохмарною погодою без опадів. У неділю,4 червня, термометри в середньому покажуть +20…+23 °С. На Луганщині таДонеччині буде трохи прохолодніше – не більше +20 °С, а в південних регіонахта Запоріжжі очікується до +25 °С.</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В Україні через потепління активізуються <text:span text:style-name="T4">
гроз</text:span>
 и -синоптики </text:a>
</text:p>
      <text:p text:style-name="P4">
Новий тиждень розпочнеться з невеликих короткочасних дощів на заході тапівночі країни. В решті регіонів погода у понеділок буде хмарною, але безопадів. Середня температура повітря становитиме +22…+24 °С, на півдні – до +26°С.</text:p>
      <text:p text:style-name="P4">
Синоптики також попереджають, що 3-4 червня на Волині, у Тернопільській,Чернівецькій, Хмельницькій, Вінницькій, Рівненській, <text:a xlink:type="simple" xlink:href="https://ua.sinoptik.ua/%D0%BF%D0%BE%D0%B3%D0%BE%D0%B4%D0%B0-%D0%B6%D0%B8%D1%82%D0%BE%D0%BC%D0%B8%D1%80" text:style-name="Internet_20_link" text:visited-style-name="Visited_20_Internet_20_Link">
 Житомирській</text:a>
, Чернігівській, Одеській, Миколаївській та Херсонській областях оголошенонадзвичайний рівень пожежної небезпеки.</text:p>
      <text:p text:style-name="P4">
Source: <text:a xlink:type="simple" xlink:href="https://www.ukrinform.ua/rubric-regions/3717442-persi-vihidni-lita-budut-teplimi-u-subotu-podekudi-projdut-dosi.html" text:style-name="Internet_20_link" text:visited-style-name="Visited_20_Internet_20_Link">
https://www.ukrinform.ua/rubric-regions/3717442-persi-vihidni-lita-budut-teplimi-u-subotu-podekudi-projdut-dosi.html</text:a>
</text:p>
      <!--NEWS-->
      <text:h text:style-name="P10" text:outline-level="1">
<text:span text:style-name="T4">
Резніков обговорив з міністром оборони ФРН подальші кроки військової співпраці</text:span>
</text:h>
      <text:p text:style-name="P4">
Authors: Ukrinform (Person)</text:p>
      <text:p text:style-name="P4">
Publisher: Укринформ (Organization)</text:p>
      <text:p text:style-name="P4">
Published Time: 2023-06-03T00:16:00+03:00</text:p>
      <text:p text:style-name="P4">
Modified Time: 2023-06-03T00:16:00+03:00</text:p>
      <text:p text:style-name="P4">
Description: Під час безпекового форуму «Діалог Шангрі-Ла» в Сінгапурі міністр оборони Олексій Резніков обговорив з німецьким колегою Борисом Пісторіусом подальші кроки у військовій співпраці. — Укрінформ.</text:p>
      <text:p text:style-name="P4">
Images: ['<text:a xlink:type="simple" xlink:href="https://static.ukrinform.com/photos/2023_06/thumb_files/630_360_1685740527-669.jpg" text:style-name="Internet_20_link" text:visited-style-name="Visited_20_Internet_20_Link">
630_360_16857...</text:a>
']</text:p>
      <text:p text:style-name="P4">
Tags: ['Пісторіус', 'Резніков', 'Війна з Росією']</text:p>
      <text:p text:style-name="P4">
Type: Article</text:p>
      <!--METADATA-->
      <text:p text:style-name="P4">
<draw:frame draw:style-name="fr1" draw:name="Image325" text:anchor-type="as-char" svg:width="6.9236in" svg:height="3.956343in" draw:z-index="0">
<draw:image xlink:href="../Images/yкринформ/2023-06-03T00-16-00-03-00/630_360_1685740527-669.jpg" xlink:type="simple" xlink:show="embed" xlink:actuate="onLoad" draw:mime-type="image/jpeg"/>
</draw:frame>
 Під часбезпекового форуму «Діалог Шангрі-Ла» в Сінгапурі міністр оборони ОлексійРезніков обговорив з німецьким колегою Борисом Пісторіусом подальші кроки увійськовій співпраці.</text:p>
      <text:p text:style-name="P4">
Як передає Укрінформ, про це Резніков написав у <text:a xlink:type="simple" xlink:href="http://twitter.com/oleksiireznikov/status/1664663160740102144" text:style-name="Internet_20_link" text:visited-style-name="Visited_20_Internet_20_Link">
 Твіттері</text:a>
 .</text:p>
      <text:p text:style-name="P4">
«Діалог Шангрі-Ла» в Сінгапурі надає чудову можливість звірити годинники знашими міжнародними партнерами. Мав чудову розмову з моїм німецьким колегою,міністром оборони Борисом Пісторіусом», - зазначив він.</text:p>
      <text:p text:style-name="Quotations">

<text:p text:style-name="P4">
The IISS Shangri-La Dialogue in Singapore provides an excellent opportunity&gt;
 to synchronize our watches with our international partners.  &gt;
  Had a great conversation with my 🇩🇪 colleague Boris <text:a xlink:type="simple" xlink:href="https://twitter.com/hashtag/Pistorius" text:style-name="Internet_20_link" text:visited-style-name="Visited_20_Internet_20_Link">
 #Pistorius&gt;
 </text:a>
 <text:a xlink:type="simple" xlink:href="https://twitter.com/BMVg_Bundeswehr" text:style-name="Internet_20_link" text:visited-style-name="Visited_20_Internet_20_Link">
&gt;
 @BMVg_Bundeswehr </text:a>
&gt;
 .  &gt;
  We discussed the situation on the battlefield and our next… <text:a xlink:type="simple" xlink:href="https://t.co/NeIcmbqqGX" text:style-name="Internet_20_link" text:visited-style-name="Visited_20_Internet_20_Link">
&gt;
 pic.twitter.com/NeIcmbqqGX </text:a>
&gt;
&gt;
 — Oleksii Reznikov (@oleksiireznikov) <text:a xlink:type="simple" xlink:href="https://twitter.com/oleksiireznikov/status/1664663160740102144" text:style-name="Internet_20_link" text:visited-style-name="Visited_20_Internet_20_Link">
 June 2, 2023&gt;
 </text:a>
</text:p>

</text:p>
      <text:p text:style-name="P4">
За словами <text:a xlink:type="simple" xlink:href="https://www.ukrinform.ua/tag-reznikov" text:style-name="Internet_20_link" text:visited-style-name="Visited_20_Internet_20_Link">
 Резнікова </text:a>
 ,обговорювалася ситуація на полі бою та подальші кроки у військовомуспівробітництві.</text:p>
      <text:p text:style-name="P4">
«Вдячний за участь Німеччини в танковій коаліції – «Леопардам» подобається нашукраїнський клімат. Дякую німецькому уряду та народу за незмінну підтримку», –додав очільник МОУ.</text:p>
      <text:p text:style-name="P4">
<text:span text:style-name="T4">
Читайте також:</text:span>
 <text:a xlink:type="simple" xlink:href="https://www.ukrinform.ua/rubric-polytics/3717583-reznikov-u-singapuri-obgovoriv-iz-ministrami-oboroni-ssa-ta-kanadi-pidtrimku-ukraini.html" text:style-name="Internet_20_link" text:visited-style-name="Visited_20_Internet_20_Link">
 <text:span text:style-name="T4">
Резніков</text:span>
 у Сінгапурі обговорив із міністрами оборониСША та Канади підтримку України </text:a>
</text:p>
      <text:p text:style-name="P4">
Як повідомляв Укрінформ, у Сінгапурі 2 червня розпочався масштабний безпековийфорум «Діалог Шангрі-Ла», на якому розв’язана РФ війна проти України будеоднією з головних тем. За даними організаторів, у форумі візьмуть участь понад600 представників 49 держав. Українську делегацію Олексій Резніков.</text:p>
      <text:p text:style-name="P4">
Source: <text:a xlink:type="simple" xlink:href="https://www.ukrinform.ua/rubric-ato/3717668-reznikov-obgovoriv-z-ministrom-oboroni-frn-podalsi-kroki-vijskovoi-spivpraci.html" text:style-name="Internet_20_link" text:visited-style-name="Visited_20_Internet_20_Link">
https://www.ukrinform.ua/rubric-ato/3717668-reznikov-obgovoriv-z-ministrom-oboroni-frn-podalsi-kroki-vijskovoi-spivpraci.html</text:a>
</text:p>
      <!--NEWS-->
      <text:h text:style-name="P10" text:outline-level="1">
<text:span text:style-name="T4">
За війну проти України відповідальні 100% населення Росії - Єрмак</text:span>
</text:h>
      <text:p text:style-name="P4">
Authors: Ukrinform (Person)</text:p>
      <text:p text:style-name="P4">
Publisher: Укринформ (Organization)</text:p>
      <text:p text:style-name="P4">
Published Time: 2023-06-03T00:34:00+03:00</text:p>
      <text:p text:style-name="P4">
Modified Time: 2023-06-03T00:34:00+03:00</text:p>
      <text:p text:style-name="P4">
Description: За війну, розв’язану Росією проти України, відповідальне все населення країни-агресорки. — Укрінформ.</text:p>
      <text:p text:style-name="P4">
Images: ['<text:a xlink:type="simple" xlink:href="https://static.ukrinform.com/photos/2022_10/thumb_files/630_360_1667055046-635.jpeg" text:style-name="Internet_20_link" text:visited-style-name="Visited_20_Internet_20_Link">
630_360_16670...</text:a>
']</text:p>
      <text:p text:style-name="P4">
Tags: ['Росія', 'Єрмак', 'Війна з Росією']</text:p>
      <text:p text:style-name="P4">
Type: Article</text:p>
      <!--METADATA-->
      <text:p text:style-name="P4">
<draw:frame draw:style-name="fr1" draw:name="Image326" text:anchor-type="as-char" svg:width="6.9236in" svg:height="3.956343in" draw:z-index="0">
<draw:image xlink:href="../Images/yкринформ/2023-06-03T00-34-00-03-00/630_360_1667055046-635.jpeg" xlink:type="simple" xlink:show="embed" xlink:actuate="onLoad" draw:mime-type="image/jpeg"/>
</draw:frame>
 За війну,розв’язану Росією проти України, відповідальне все населення країни-агресорки.</text:p>
      <text:p text:style-name="P4">
Про це керівник ОП Андрій Єрмак сказав у телепроєкті Дмитра Комарова «Рік. Закадром. Офіс Президента», повідомляє Укрінформ</text:p>
      <text:p text:style-name="P4">
«Немає добрих руських, поганих руських. Сьогодні вони всі відповідальні. 100%населення Росії відповідальні за війну в Україні», - заявив він.</text:p>
      <text:p text:style-name="P4">
Керівник ОП зауважив, що є різна міра відповідальності. Є вбивці, які повинніповністю відповідати за свої <text:a xlink:type="simple" xlink:href="https://www.ukrinform.ua/tag-vijskovi-zlocini" text:style-name="Internet_20_link" text:visited-style-name="Visited_20_Internet_20_Link">
 злочини </text:a>
 . І є люди, які мовчали, але завдяки їхньому мовчанню все цесталося.</text:p>
      <text:p text:style-name="P4">
<text:span text:style-name="T4">
Читайте також:</text:span>
 <text:a xlink:type="simple" xlink:href="https://www.ukrinform.ua/rubric-kyiv/3715094-ermak-pro-nicnu-ataku-na-kiiv-voni-prograut-a-mi-peremozemo-ta-pokaraemo.html" text:style-name="Internet_20_link" text:visited-style-name="Visited_20_Internet_20_Link">
 <text:span text:style-name="T4">
Єрмак</text:span>
 - про нічну атаку на Київ: Вони програють, ами переможемо та покараємо </text:a>
</text:p>
      <text:p text:style-name="P4">
«Після 24 лютого вже не можна бути і там, і там. Світ розділився на добро ізло. Дуже важливо, щоб кожен російський солдат, який прийшов на українськуземлю, знав, що його діти, його дружина, його родина повинні бути персонаминон ґрата в цивілізованих країнах», - наголосив Єрмак.</text:p>
      <text:p text:style-name="P4">
Як повідомляв Укрінформ, Єрмак наполягає на тому, що <text:a xlink:type="simple" xlink:href="http://www.ukrinform.ua/rubric-polytics/3706639-ermak-zaklikav-zaboroniti-rosianam-vizd-do-krain-evropi.html" text:style-name="Internet_20_link" text:visited-style-name="Visited_20_Internet_20_Link">
 громадянам Росіїнеобхідно заборонити </text:a>
 відвідувати країниЄвропи.</text:p>
      <text:p text:style-name="P4">
<text:span text:style-name="T5">
Фото: ОП</text:span>
</text:p>
      <text:p text:style-name="P4">
Source: <text:a xlink:type="simple" xlink:href="https://www.ukrinform.ua/rubric-ato/3717667-za-vijnu-proti-ukraini-vidpovidalni-100-naselenna-rosii-ermak.html" text:style-name="Internet_20_link" text:visited-style-name="Visited_20_Internet_20_Link">
https://www.ukrinform.ua/rubric-ato/3717667-za-vijnu-proti-ukraini-vidpovidalni-100-naselenna-rosii-ermak.html</text:a>
</text:p>
      <!--NEWS-->
      <text:h text:style-name="P10" text:outline-level="1">
<text:span text:style-name="T4">
Перші вихідні літа будуть теплими, у суботу подекуди дощі</text:span>
</text:h>
      <text:p text:style-name="P4">
Authors: Ukrinform (Person)</text:p>
      <text:p text:style-name="P4">
Publisher: Укринформ (Organization)</text:p>
      <text:p text:style-name="P4">
Published Time: 2023-06-03T00:49:00+03:00</text:p>
      <text:p text:style-name="P4">
Modified Time: 2023-06-03T00:49:00+03:00</text:p>
      <text:p text:style-name="P4">
Description: Погода на вихідних потішить українців комфортними умовами: буде тепло, але не спекотно, в суботу місцями пройдуть дощі, а в неділю буде малохмарно й без опадів. — Укрінформ.</text:p>
      <text:p text:style-name="P4">
Images: ['<text:a xlink:type="simple" xlink:href="https://static.ukrinform.com/photos/2020_07/thumb_files/630_360_1594358350-250.jpg" text:style-name="Internet_20_link" text:visited-style-name="Visited_20_Internet_20_Link">
630_360_15943...</text:a>
']</text:p>
      <text:p text:style-name="P4">
Tags: ['Дощ', 'Погода', 'Прогноз']</text:p>
      <text:p text:style-name="P4">
Type: Article</text:p>
      <!--METADATA-->
      <text:p text:style-name="P4">
<draw:frame draw:style-name="fr1" draw:name="Image327" text:anchor-type="as-char" svg:width="6.9236in" svg:height="3.956343in" draw:z-index="0">
<draw:image xlink:href="../Images/yкринформ/2023-06-03T00-49-00-03-00/630_360_1594358350-250.jpg" xlink:type="simple" xlink:show="embed" xlink:actuate="onLoad" draw:mime-type="image/jpeg"/>
</draw:frame>
 Погода навихідних потішить українців комфортними умовами: буде тепло, але не спекотно,в суботу місцями пройдуть дощі, а в неділю буде малохмарно й без опадів.</text:p>
      <text:p text:style-name="P4">
Про це Укрінформу повідомили в <text:a xlink:type="simple" xlink:href="https://ua.sinoptik.ua/" text:style-name="Internet_20_link" text:visited-style-name="Visited_20_Internet_20_Link">
 Sinoptik.ua. </text:a>
</text:p>
      <text:p text:style-name="P4">
За даними синоптиків, у суботу, 3 червня, на заході, півночі та в центрікраїни середня денна температура становитиме +19…+22 °С. У південних тасхідних регіонах повітря прогріється до +22…+24 °С.</text:p>
      <text:p text:style-name="P4">
У Черкаській, <text:a xlink:type="simple" xlink:href="https://ua.sinoptik.ua/%D0%BF%D0%BE%D0%B3%D0%BE%D0%B4%D0%B0-%D0%BF%D0%BE%D0%BB%D1%82%D0%B0%D0%B2%D0%B0" text:style-name="Internet_20_link" text:visited-style-name="Visited_20_Internet_20_Link">
 Полтавській</text:a>
і Кіровоградській областях, а також на півдні та сході пройдуть короткочаснідощі з грозами. На решті території очікується мінлива хмарність без опадів.</text:p>
      <text:p text:style-name="P4">
Кінець тижня потішить усіх українців малохмарною погодою без опадів. У неділю,4 червня, термометри в середньому покажуть +20…+23 °С. На Луганщині таДонеччині буде трохи прохолодніше – не більше +20 °С, а в південних регіонахта Запоріжжі очікується до +25 °С.</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В Україні через потепління активізуються <text:span text:style-name="T4">
гроз</text:span>
 и -синоптики </text:a>
</text:p>
      <text:p text:style-name="P4">
Новий тиждень розпочнеться з невеликих короткочасних дощів на заході тапівночі країни. В решті регіонів погода у понеділок буде хмарною, але безопадів. Середня температура повітря становитиме +22…+24 °С, на півдні – до +26°С.</text:p>
      <text:p text:style-name="P4">
Синоптики також попереджають, що 3-4 червня на Волині, у Тернопільській,Чернівецькій, Хмельницькій, Вінницькій, Рівненській, <text:a xlink:type="simple" xlink:href="https://ua.sinoptik.ua/%D0%BF%D0%BE%D0%B3%D0%BE%D0%B4%D0%B0-%D0%B6%D0%B8%D1%82%D0%BE%D0%BC%D0%B8%D1%80" text:style-name="Internet_20_link" text:visited-style-name="Visited_20_Internet_20_Link">
 Житомирській</text:a>
, Чернігівській, Одеській, Миколаївській та Херсонській областях оголошенонадзвичайний рівень пожежної небезпеки.</text:p>
      <text:p text:style-name="P4">
Source: <text:a xlink:type="simple" xlink:href="https://www.ukrinform.ua/rubric-regions/3717442-persi-vihidni-lita-budut-teplimi-u-subotu-podekudi-projdut-dosi.html" text:style-name="Internet_20_link" text:visited-style-name="Visited_20_Internet_20_Link">
https://www.ukrinform.ua/rubric-regions/3717442-persi-vihidni-lita-budut-teplimi-u-subotu-podekudi-projdut-dosi.html</text:a>
</text:p>
      <!--NEWS-->
      <text:h text:style-name="P10" text:outline-level="1">
<text:span text:style-name="T4">
Українські військові у Великій Британії відпрацьовують метання ручних гранат</text:span>
</text:h>
      <text:p text:style-name="P4">
Author: ['АРМІЯINFORM']</text:p>
      <text:p text:style-name="P4">
Time: 2023-06-03T99:00:00-04:00</text:p>
      <text:p text:style-name="P4">
Description: У Великій Британії українські військовослужбовці під керівництвом данських інструкто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85701626-702.jpg" text:style-name="Internet_20_link" text:visited-style-name="Visited_20_Internet_20_Link">
630_360_1685701626-702.jpg</text:a>
', '<text:a xlink:type="simple" xlink:href="https://armyinform.com.ua/wp-content/uploads/2023/06/1685701627-231-150x150.jpg" text:style-name="Internet_20_link" text:visited-style-name="Visited_20_Internet_20_Link">
1685701627-231-150x150.jpg</text:a>
', '<text:a xlink:type="simple" xlink:href="https://armyinform.com.ua/wp-content/uploads/2023/06/1685701626-308-150x150.jpg" text:style-name="Internet_20_link" text:visited-style-name="Visited_20_Internet_20_Link">
1685701626-308-150x150.jpg</text:a>
', '<text:a xlink:type="simple" xlink:href="https://armyinform.com.ua/wp-content/uploads/2023/06/1685701626-997-150x150.jpg" text:style-name="Internet_20_link" text:visited-style-name="Visited_20_Internet_20_Link">
1685701626-997-150x150.jpg</text:a>
']</text:p>
      <text:p text:style-name="P4">
Tags: ['ВІЙНА', 'ВІЙСЬКОВА ПІДГОТОВКА', 'ГЕНЕРАЛЬНИЙ ШТАБ ЗС УКРАЇНИ', 'КОРОЛІВСТВО ДАНІЯ']</text:p>
      <text:p text:style-name="P4">
Category: News</text:p>
      <!--METADATA-->
      <text:p text:style-name="P4">
<draw:frame draw:style-name="fr1" draw:name="Image328" text:anchor-type="as-char" svg:width="6.9236in" svg:height="3.956343in" draw:z-index="0">
<draw:image xlink:href="../Images/AРМІЯINFORM/2023-06-03T99-00-00-04-00/630_360_1685701626-702.jpg" xlink:type="simple" xlink:show="embed" xlink:actuate="onLoad" draw:mime-type="image/jpeg"/>
</draw:frame>
</text:p>
      <text:p text:style-name="P4">
У Великій Британії українські військовослужбовці під керівництвом данськихінструкторів опановують навики з метання ручних імітаційних гранат з різнихположень.</text:p>
      <text:p text:style-name="P4">
Про це Генеральний штаб Збройних Сил України<text:a xlink:type="simple" xlink:href="https://www.facebook.com/GeneralStaff.ua/posts/pfbid02zGa4nWvEJpyR8FmAbBpw7z2goyFayTAvM7VpYDhWCADS9xxUrzoEtFgUzwnQHQTl" text:style-name="Internet_20_link" text:visited-style-name="Visited_20_Internet_20_Link">
повідомляє</text:a>
у Фейсбуці.</text:p>
      <text:p text:style-name="P4">
<text:a xlink:type="simple" xlink:href="https://armyinform.com.ua/wp-content/uploads/2023/06/1685701627-231.jpg" text:style-name="Internet_20_link" text:visited-style-name="Visited_20_Internet_20_Link">
<draw:frame draw:style-name="fr1" draw:name="Image329" text:anchor-type="as-char" svg:width="6.9236in" svg:height="6.9236in" draw:z-index="0">
<draw:image xlink:href="../Images/AРМІЯINFORM/2023-06-03T99-00-00-04-00/1685701627-231-150x150.jpg" xlink:type="simple" xlink:show="embed" xlink:actuate="onLoad" draw:mime-type="image/jpeg"/>
</draw:frame>
</text:a>
</text:p>
      <text:p text:style-name="P4">
<text:a xlink:type="simple" xlink:href="https://armyinform.com.ua/wp-content/uploads/2023/06/1685701626-308.jpg" text:style-name="Internet_20_link" text:visited-style-name="Visited_20_Internet_20_Link">
<draw:frame draw:style-name="fr1" draw:name="Image330" text:anchor-type="as-char" svg:width="6.9236in" svg:height="6.9236in" draw:z-index="0">
<draw:image xlink:href="../Images/AРМІЯINFORM/2023-06-03T99-00-00-04-00/1685701626-308-150x150.jpg" xlink:type="simple" xlink:show="embed" xlink:actuate="onLoad" draw:mime-type="image/jpeg"/>
</draw:frame>
</text:a>
</text:p>
      <text:p text:style-name="P4">
<text:a xlink:type="simple" xlink:href="https://armyinform.com.ua/wp-content/uploads/2023/06/1685701626-997.jpg" text:style-name="Internet_20_link" text:visited-style-name="Visited_20_Internet_20_Link">
<draw:frame draw:style-name="fr1" draw:name="Image331" text:anchor-type="as-char" svg:width="6.9236in" svg:height="6.9236in" draw:z-index="0">
<draw:image xlink:href="../Images/AРМІЯINFORM/2023-06-03T99-00-00-04-00/1685701626-997-150x150.jpg" xlink:type="simple" xlink:show="embed" xlink:actuate="onLoad" draw:mime-type="image/jpeg"/>
</draw:frame>
</text:a>
</text:p>
      <text:p text:style-name="P4">
У Генштабі зазначили, що ця підготовка дає змогу українським військовимопанувати бойові навички, підвищити безпеку та сили дій ЗСУ для захистуУкраїни.</text:p>
      <text:p text:style-name="P4">
«Під експертним керівництвом інструкторів з Данії новобранці ЗСУ стають більшпідготовленими до бойових умов», — йдеться у повідомленні.</text:p>
      <text:p text:style-name="P4">
Source: <text:a xlink:type="simple" xlink:href="https://armyinform.com.ua/2023/06/03/ukrayinski-vijskovi-u-velykij-brytaniyi-vidpraczovuyut-metannya-ruchnyh-granat/" text:style-name="Internet_20_link" text:visited-style-name="Visited_20_Internet_20_Link">
https://armyinform.com.ua/2023/06/03/ukrayinski-vijskovi-u-velykij-brytaniyi-vidpraczovuyut-metannya-ruchnyh-granat/</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